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1" table:style-name="ta1">
        <table:shapes>
          <draw:frame draw:z-index="0" draw:style-name="gr1" draw:text-style-name="P1" svg:width="27.037cm" svg:height="15.207cm" svg:x="12.96cm" svg:y="0.445cm">
            <draw:object draw:notify-on-update-of-ranges="LOGGER01.B1:LOGGER01.B1 LOGGER01.B2:LOGGER01.B1751 LOGGER01.C1:LOGGER01.C1 LOGGER01.C2:LOGGER01.C17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31" calcext:value-type="float">
            <text:p>1.31</text:p>
          </table:table-cell>
          <table:table-cell office:value-type="float" office:value="131.7" calcext:value-type="float">
            <text:p>131.7</text:p>
          </table:table-cell>
          <table:table-cell office:value-type="float" office:value="172.94" calcext:value-type="float">
            <text:p>172.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84" calcext:value-type="float">
            <text:p>15384</text:p>
          </table:table-cell>
          <table:table-cell table:formula="of:=[.A3]/1000/(60*60*24)" office:value-type="time" office:time-value="PT00H00M15.384S" calcext:value-type="time">
            <text:p>00:00:15</text:p>
          </table:table-cell>
          <table:table-cell office:value-type="float" office:value="1.31" calcext:value-type="float">
            <text:p>1.31</text:p>
          </table:table-cell>
          <table:table-cell office:value-type="float" office:value="131.3" calcext:value-type="float">
            <text:p>131.3</text:p>
          </table:table-cell>
          <table:table-cell office:value-type="float" office:value="171.89" calcext:value-type="float">
            <text:p>171.89</text:p>
          </table:table-cell>
          <table:table-cell office:value-type="float" office:value="0.56" calcext:value-type="float">
            <text:p>0.56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31384" calcext:value-type="float">
            <text:p>31384</text:p>
          </table:table-cell>
          <table:table-cell table:formula="of:=[.A4]/1000/(60*60*24)" office:value-type="time" office:time-value="PT00H00M31.384S" calcext:value-type="time">
            <text:p>00:00:31</text:p>
          </table:table-cell>
          <table:table-cell office:value-type="float" office:value="1.31" calcext:value-type="float">
            <text:p>1.31</text:p>
          </table:table-cell>
          <table:table-cell office:value-type="float" office:value="131.1" calcext:value-type="float">
            <text:p>131.1</text:p>
          </table:table-cell>
          <table:table-cell office:value-type="float" office:value="171.63" calcext:value-type="float">
            <text:p>171.63</text:p>
          </table:table-cell>
          <table:table-cell office:value-type="float" office:value="1.15" calcext:value-type="float">
            <text:p>1.1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47384" calcext:value-type="float">
            <text:p>47384</text:p>
          </table:table-cell>
          <table:table-cell table:formula="of:=[.A5]/1000/(60*60*24)" office:value-type="time" office:time-value="PT00H00M47.384S" calcext:value-type="time">
            <text:p>00:00:47</text:p>
          </table:table-cell>
          <table:table-cell office:value-type="float" office:value="1.31" calcext:value-type="float">
            <text:p>1.31</text:p>
          </table:table-cell>
          <table:table-cell office:value-type="float" office:value="131" calcext:value-type="float">
            <text:p>131</text:p>
          </table:table-cell>
          <table:table-cell office:value-type="float" office:value="170.97" calcext:value-type="float">
            <text:p>170.97</text:p>
          </table:table-cell>
          <table:table-cell office:value-type="float" office:value="1.73" calcext:value-type="float">
            <text:p>1.73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63384" calcext:value-type="float">
            <text:p>63384</text:p>
          </table:table-cell>
          <table:table-cell table:formula="of:=[.A6]/1000/(60*60*24)" office:value-type="time" office:time-value="PT00H01M03.384S" calcext:value-type="time">
            <text:p>00:01:03</text:p>
          </table:table-cell>
          <table:table-cell office:value-type="float" office:value="1.31" calcext:value-type="float">
            <text:p>1.31</text:p>
          </table:table-cell>
          <table:table-cell office:value-type="float" office:value="130.8" calcext:value-type="float">
            <text:p>130.8</text:p>
          </table:table-cell>
          <table:table-cell office:value-type="float" office:value="170.7" calcext:value-type="float">
            <text:p>170.7</text:p>
          </table:table-cell>
          <table:table-cell office:value-type="float" office:value="2.31" calcext:value-type="float">
            <text:p>2.31</text:p>
          </table:table-cell>
          <table:table-cell office:value-type="float" office:value="3.02" calcext:value-type="float">
            <text:p>3.02</text:p>
          </table:table-cell>
        </table:table-row>
        <table:table-row table:style-name="ro1">
          <table:table-cell office:value-type="float" office:value="79384" calcext:value-type="float">
            <text:p>79384</text:p>
          </table:table-cell>
          <table:table-cell table:formula="of:=[.A7]/1000/(60*60*24)" office:value-type="time" office:time-value="PT00H01M19.384S" calcext:value-type="time">
            <text:p>00:01:19</text:p>
          </table:table-cell>
          <table:table-cell office:value-type="float" office:value="1.3" calcext:value-type="float">
            <text:p>1.3</text:p>
          </table:table-cell>
          <table:table-cell office:value-type="float" office:value="130.7" calcext:value-type="float">
            <text:p>130.7</text:p>
          </table:table-cell>
          <table:table-cell office:value-type="float" office:value="170.05" calcext:value-type="float">
            <text:p>170.05</text:p>
          </table:table-cell>
          <table:table-cell office:value-type="float" office:value="2.89" calcext:value-type="float">
            <text:p>2.89</text:p>
          </table:table-cell>
          <table:table-cell office:value-type="float" office:value="3.78" calcext:value-type="float">
            <text:p>3.78</text:p>
          </table:table-cell>
        </table:table-row>
        <table:table-row table:style-name="ro1">
          <table:table-cell office:value-type="float" office:value="95384" calcext:value-type="float">
            <text:p>95384</text:p>
          </table:table-cell>
          <table:table-cell table:formula="of:=[.A8]/1000/(60*60*24)" office:value-type="time" office:time-value="PT00H01M35.384S" calcext:value-type="time">
            <text:p>00:01:35</text:p>
          </table:table-cell>
          <table:table-cell office:value-type="float" office:value="1.3" calcext:value-type="float">
            <text:p>1.3</text:p>
          </table:table-cell>
          <table:table-cell office:value-type="float" office:value="130.6" calcext:value-type="float">
            <text:p>130.6</text:p>
          </table:table-cell>
          <table:table-cell office:value-type="float" office:value="169.92" calcext:value-type="float">
            <text:p>169.92</text:p>
          </table:table-cell>
          <table:table-cell office:value-type="float" office:value="3.47" calcext:value-type="float">
            <text:p>3.47</text:p>
          </table:table-cell>
          <table:table-cell office:value-type="float" office:value="4.53" calcext:value-type="float">
            <text:p>4.53</text:p>
          </table:table-cell>
        </table:table-row>
        <table:table-row table:style-name="ro1">
          <table:table-cell office:value-type="float" office:value="111384" calcext:value-type="float">
            <text:p>111384</text:p>
          </table:table-cell>
          <table:table-cell table:formula="of:=[.A9]/1000/(60*60*24)" office:value-type="time" office:time-value="PT00H01M51.384S" calcext:value-type="time">
            <text:p>00:01:51</text:p>
          </table:table-cell>
          <table:table-cell office:value-type="float" office:value="1.3" calcext:value-type="float">
            <text:p>1.3</text:p>
          </table:table-cell>
          <table:table-cell office:value-type="float" office:value="130.4" calcext:value-type="float">
            <text:p>130.4</text:p>
          </table:table-cell>
          <table:table-cell office:value-type="float" office:value="169.66" calcext:value-type="float">
            <text:p>169.66</text:p>
          </table:table-cell>
          <table:table-cell office:value-type="float" office:value="4.05" calcext:value-type="float">
            <text:p>4.05</text:p>
          </table:table-cell>
          <table:table-cell office:value-type="float" office:value="5.29" calcext:value-type="float">
            <text:p>5.29</text:p>
          </table:table-cell>
        </table:table-row>
        <table:table-row table:style-name="ro1">
          <table:table-cell office:value-type="float" office:value="127384" calcext:value-type="float">
            <text:p>127384</text:p>
          </table:table-cell>
          <table:table-cell table:formula="of:=[.A10]/1000/(60*60*24)" office:value-type="time" office:time-value="PT00H02M07.384S" calcext:value-type="time">
            <text:p>00:02:07</text:p>
          </table:table-cell>
          <table:table-cell office:value-type="float" office:value="1.3" calcext:value-type="float">
            <text:p>1.3</text:p>
          </table:table-cell>
          <table:table-cell office:value-type="float" office:value="130.3" calcext:value-type="float">
            <text:p>130.3</text:p>
          </table:table-cell>
          <table:table-cell office:value-type="float" office:value="169" calcext:value-type="float">
            <text:p>169</text:p>
          </table:table-cell>
          <table:table-cell office:value-type="float" office:value="4.63" calcext:value-type="float">
            <text:p>4.63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float" office:value="143384" calcext:value-type="float">
            <text:p>143384</text:p>
          </table:table-cell>
          <table:table-cell table:formula="of:=[.A11]/1000/(60*60*24)" office:value-type="time" office:time-value="PT00H02M23.384S" calcext:value-type="time">
            <text:p>00:02:23</text:p>
          </table:table-cell>
          <table:table-cell office:value-type="float" office:value="1.3" calcext:value-type="float">
            <text:p>1.3</text:p>
          </table:table-cell>
          <table:table-cell office:value-type="float" office:value="130.2" calcext:value-type="float">
            <text:p>130.2</text:p>
          </table:table-cell>
          <table:table-cell office:value-type="float" office:value="168.87" calcext:value-type="float">
            <text:p>168.87</text:p>
          </table:table-cell>
          <table:table-cell office:value-type="float" office:value="5.21" calcext:value-type="float">
            <text:p>5.21</text:p>
          </table:table-cell>
          <table:table-cell office:value-type="float" office:value="6.79" calcext:value-type="float">
            <text:p>6.79</text:p>
          </table:table-cell>
        </table:table-row>
        <table:table-row table:style-name="ro1">
          <table:table-cell office:value-type="float" office:value="159384" calcext:value-type="float">
            <text:p>159384</text:p>
          </table:table-cell>
          <table:table-cell table:formula="of:=[.A12]/1000/(60*60*24)" office:value-type="time" office:time-value="PT00H02M39.384S" calcext:value-type="time">
            <text:p>00:02:39</text:p>
          </table:table-cell>
          <table:table-cell office:value-type="float" office:value="1.3" calcext:value-type="float">
            <text:p>1.3</text:p>
          </table:table-cell>
          <table:table-cell office:value-type="float" office:value="130.1" calcext:value-type="float">
            <text:p>130.1</text:p>
          </table:table-cell>
          <table:table-cell office:value-type="float" office:value="168.74" calcext:value-type="float">
            <text:p>168.74</text:p>
          </table:table-cell>
          <table:table-cell office:value-type="float" office:value="5.79" calcext:value-type="float">
            <text:p>5.79</text:p>
          </table:table-cell>
          <table:table-cell office:value-type="float" office:value="7.54" calcext:value-type="float">
            <text:p>7.54</text:p>
          </table:table-cell>
        </table:table-row>
        <table:table-row table:style-name="ro1">
          <table:table-cell office:value-type="float" office:value="175384" calcext:value-type="float">
            <text:p>175384</text:p>
          </table:table-cell>
          <table:table-cell table:formula="of:=[.A13]/1000/(60*60*24)" office:value-type="time" office:time-value="PT00H02M55.384S" calcext:value-type="time">
            <text:p>00:02:55</text:p>
          </table:table-cell>
          <table:table-cell office:value-type="float" office:value="1.29" calcext:value-type="float">
            <text:p>1.29</text:p>
          </table:table-cell>
          <table:table-cell office:value-type="float" office:value="130" calcext:value-type="float">
            <text:p>130</text:p>
          </table:table-cell>
          <table:table-cell office:value-type="float" office:value="168.09" calcext:value-type="float">
            <text:p>168.09</text:p>
          </table:table-cell>
          <table:table-cell office:value-type="float" office:value="6.37" calcext:value-type="float">
            <text:p>6.37</text:p>
          </table:table-cell>
          <table:table-cell office:value-type="float" office:value="8.29" calcext:value-type="float">
            <text:p>8.29</text:p>
          </table:table-cell>
        </table:table-row>
        <table:table-row table:style-name="ro1">
          <table:table-cell office:value-type="float" office:value="191384" calcext:value-type="float">
            <text:p>191384</text:p>
          </table:table-cell>
          <table:table-cell table:formula="of:=[.A14]/1000/(60*60*24)" office:value-type="time" office:time-value="PT00H03M11.384S" calcext:value-type="time">
            <text:p>00:03:11</text:p>
          </table:table-cell>
          <table:table-cell office:value-type="float" office:value="1.29" calcext:value-type="float">
            <text:p>1.29</text:p>
          </table:table-cell>
          <table:table-cell office:value-type="float" office:value="129.9" calcext:value-type="float">
            <text:p>129.9</text:p>
          </table:table-cell>
          <table:table-cell office:value-type="float" office:value="167.96" calcext:value-type="float">
            <text:p>167.96</text:p>
          </table:table-cell>
          <table:table-cell office:value-type="float" office:value="6.94" calcext:value-type="float">
            <text:p>6.94</text:p>
          </table:table-cell>
          <table:table-cell office:value-type="float" office:value="9.04" calcext:value-type="float">
            <text:p>9.04</text:p>
          </table:table-cell>
        </table:table-row>
        <table:table-row table:style-name="ro1">
          <table:table-cell office:value-type="float" office:value="207384" calcext:value-type="float">
            <text:p>207384</text:p>
          </table:table-cell>
          <table:table-cell table:formula="of:=[.A15]/1000/(60*60*24)" office:value-type="time" office:time-value="PT00H03M27.384S" calcext:value-type="time">
            <text:p>00:03:27</text:p>
          </table:table-cell>
          <table:table-cell office:value-type="float" office:value="1.29" calcext:value-type="float">
            <text:p>1.29</text:p>
          </table:table-cell>
          <table:table-cell office:value-type="float" office:value="129.8" calcext:value-type="float">
            <text:p>129.8</text:p>
          </table:table-cell>
          <table:table-cell office:value-type="float" office:value="167.83" calcext:value-type="float">
            <text:p>167.83</text:p>
          </table:table-cell>
          <table:table-cell office:value-type="float" office:value="7.52" calcext:value-type="float">
            <text:p>7.52</text:p>
          </table:table-cell>
          <table:table-cell office:value-type="float" office:value="9.78" calcext:value-type="float">
            <text:p>9.78</text:p>
          </table:table-cell>
        </table:table-row>
        <table:table-row table:style-name="ro1">
          <table:table-cell office:value-type="float" office:value="223384" calcext:value-type="float">
            <text:p>223384</text:p>
          </table:table-cell>
          <table:table-cell table:formula="of:=[.A16]/1000/(60*60*24)" office:value-type="time" office:time-value="PT00H03M43.384S" calcext:value-type="time">
            <text:p>00:03:43</text:p>
          </table:table-cell>
          <table:table-cell office:value-type="float" office:value="1.29" calcext:value-type="float">
            <text:p>1.29</text:p>
          </table:table-cell>
          <table:table-cell office:value-type="float" office:value="129.7" calcext:value-type="float">
            <text:p>129.7</text:p>
          </table:table-cell>
          <table:table-cell office:value-type="float" office:value="167.7" calcext:value-type="float">
            <text:p>167.7</text:p>
          </table:table-cell>
          <table:table-cell office:value-type="float" office:value="8.1" calcext:value-type="float">
            <text:p>8.1</text:p>
          </table:table-cell>
          <table:table-cell office:value-type="float" office:value="10.53" calcext:value-type="float">
            <text:p>10.53</text:p>
          </table:table-cell>
        </table:table-row>
        <table:table-row table:style-name="ro1">
          <table:table-cell office:value-type="float" office:value="239384" calcext:value-type="float">
            <text:p>239384</text:p>
          </table:table-cell>
          <table:table-cell table:formula="of:=[.A17]/1000/(60*60*24)" office:value-type="time" office:time-value="PT00H03M59.384S" calcext:value-type="time">
            <text:p>00:03:59</text:p>
          </table:table-cell>
          <table:table-cell office:value-type="float" office:value="1.29" calcext:value-type="float">
            <text:p>1.29</text:p>
          </table:table-cell>
          <table:table-cell office:value-type="float" office:value="129.6" calcext:value-type="float">
            <text:p>129.6</text:p>
          </table:table-cell>
          <table:table-cell office:value-type="float" office:value="167.05" calcext:value-type="float">
            <text:p>167.05</text:p>
          </table:table-cell>
          <table:table-cell office:value-type="float" office:value="8.67" calcext:value-type="float">
            <text:p>8.67</text:p>
          </table:table-cell>
          <table:table-cell office:value-type="float" office:value="11.27" calcext:value-type="float">
            <text:p>11.27</text:p>
          </table:table-cell>
        </table:table-row>
        <table:table-row table:style-name="ro1">
          <table:table-cell office:value-type="float" office:value="255384" calcext:value-type="float">
            <text:p>255384</text:p>
          </table:table-cell>
          <table:table-cell table:formula="of:=[.A18]/1000/(60*60*24)" office:value-type="time" office:time-value="PT00H04M15.384S" calcext:value-type="time">
            <text:p>00:04:15</text:p>
          </table:table-cell>
          <table:table-cell office:value-type="float" office:value="1.29" calcext:value-type="float">
            <text:p>1.29</text:p>
          </table:table-cell>
          <table:table-cell office:value-type="float" office:value="129.5" calcext:value-type="float">
            <text:p>129.5</text:p>
          </table:table-cell>
          <table:table-cell office:value-type="float" office:value="167.44" calcext:value-type="float">
            <text:p>167.44</text:p>
          </table:table-cell>
          <table:table-cell office:value-type="float" office:value="9.25" calcext:value-type="float">
            <text:p>9.25</text:p>
          </table:table-cell>
          <table:table-cell office:value-type="float" office:value="12.02" calcext:value-type="float">
            <text:p>12.02</text:p>
          </table:table-cell>
        </table:table-row>
        <table:table-row table:style-name="ro1">
          <table:table-cell office:value-type="float" office:value="271384" calcext:value-type="float">
            <text:p>271384</text:p>
          </table:table-cell>
          <table:table-cell table:formula="of:=[.A19]/1000/(60*60*24)" office:value-type="time" office:time-value="PT00H04M31.384S" calcext:value-type="time">
            <text:p>00:04:31</text:p>
          </table:table-cell>
          <table:table-cell office:value-type="float" office:value="1.29" calcext:value-type="float">
            <text:p>1.29</text:p>
          </table:table-cell>
          <table:table-cell office:value-type="float" office:value="129.4" calcext:value-type="float">
            <text:p>129.4</text:p>
          </table:table-cell>
          <table:table-cell office:value-type="float" office:value="166.79" calcext:value-type="float">
            <text:p>166.79</text:p>
          </table:table-cell>
          <table:table-cell office:value-type="float" office:value="9.82" calcext:value-type="float">
            <text:p>9.82</text:p>
          </table:table-cell>
          <table:table-cell office:value-type="float" office:value="12.76" calcext:value-type="float">
            <text:p>12.76</text:p>
          </table:table-cell>
        </table:table-row>
        <table:table-row table:style-name="ro1">
          <table:table-cell office:value-type="float" office:value="287384" calcext:value-type="float">
            <text:p>287384</text:p>
          </table:table-cell>
          <table:table-cell table:formula="of:=[.A20]/1000/(60*60*24)" office:value-type="time" office:time-value="PT00H04M47.384S" calcext:value-type="time">
            <text:p>00:04:47</text:p>
          </table:table-cell>
          <table:table-cell office:value-type="float" office:value="1.29" calcext:value-type="float">
            <text:p>1.29</text:p>
          </table:table-cell>
          <table:table-cell office:value-type="float" office:value="129.3" calcext:value-type="float">
            <text:p>129.3</text:p>
          </table:table-cell>
          <table:table-cell office:value-type="float" office:value="166.66" calcext:value-type="float">
            <text:p>166.66</text:p>
          </table:table-cell>
          <table:table-cell office:value-type="float" office:value="10.4" calcext:value-type="float">
            <text:p>10.4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303384" calcext:value-type="float">
            <text:p>303384</text:p>
          </table:table-cell>
          <table:table-cell table:formula="of:=[.A21]/1000/(60*60*24)" office:value-type="time" office:time-value="PT00H05M03.384S" calcext:value-type="time">
            <text:p>00:05:03</text:p>
          </table:table-cell>
          <table:table-cell office:value-type="float" office:value="1.29" calcext:value-type="float">
            <text:p>1.29</text:p>
          </table:table-cell>
          <table:table-cell office:value-type="float" office:value="129.3" calcext:value-type="float">
            <text:p>129.3</text:p>
          </table:table-cell>
          <table:table-cell office:value-type="float" office:value="166.66" calcext:value-type="float">
            <text:p>166.66</text:p>
          </table:table-cell>
          <table:table-cell office:value-type="float" office:value="10.97" calcext:value-type="float">
            <text:p>10.97</text:p>
          </table:table-cell>
          <table:table-cell office:value-type="float" office:value="14.24" calcext:value-type="float">
            <text:p>14.24</text:p>
          </table:table-cell>
        </table:table-row>
        <table:table-row table:style-name="ro1">
          <table:table-cell office:value-type="float" office:value="319384" calcext:value-type="float">
            <text:p>319384</text:p>
          </table:table-cell>
          <table:table-cell table:formula="of:=[.A22]/1000/(60*60*24)" office:value-type="time" office:time-value="PT00H05M19.384S" calcext:value-type="time">
            <text:p>00:05:19</text:p>
          </table:table-cell>
          <table:table-cell office:value-type="float" office:value="1.29" calcext:value-type="float">
            <text:p>1.29</text:p>
          </table:table-cell>
          <table:table-cell office:value-type="float" office:value="129.2" calcext:value-type="float">
            <text:p>129.2</text:p>
          </table:table-cell>
          <table:table-cell office:value-type="float" office:value="166.53" calcext:value-type="float">
            <text:p>166.53</text:p>
          </table:table-cell>
          <table:table-cell office:value-type="float" office:value="11.55" calcext:value-type="float">
            <text:p>11.55</text:p>
          </table:table-cell>
          <table:table-cell office:value-type="float" office:value="14.98" calcext:value-type="float">
            <text:p>14.98</text:p>
          </table:table-cell>
        </table:table-row>
        <table:table-row table:style-name="ro1">
          <table:table-cell office:value-type="float" office:value="335384" calcext:value-type="float">
            <text:p>335384</text:p>
          </table:table-cell>
          <table:table-cell table:formula="of:=[.A23]/1000/(60*60*24)" office:value-type="time" office:time-value="PT00H05M35.384S" calcext:value-type="time">
            <text:p>00:05:35</text:p>
          </table:table-cell>
          <table:table-cell office:value-type="float" office:value="1.28" calcext:value-type="float">
            <text:p>1.28</text:p>
          </table:table-cell>
          <table:table-cell office:value-type="float" office:value="129.1" calcext:value-type="float">
            <text:p>129.1</text:p>
          </table:table-cell>
          <table:table-cell office:value-type="float" office:value="165.88" calcext:value-type="float">
            <text:p>165.88</text:p>
          </table:table-cell>
          <table:table-cell office:value-type="float" office:value="12.12" calcext:value-type="float">
            <text:p>12.12</text:p>
          </table:table-cell>
          <table:table-cell office:value-type="float" office:value="15.72" calcext:value-type="float">
            <text:p>15.72</text:p>
          </table:table-cell>
        </table:table-row>
        <table:table-row table:style-name="ro1">
          <table:table-cell office:value-type="float" office:value="351384" calcext:value-type="float">
            <text:p>351384</text:p>
          </table:table-cell>
          <table:table-cell table:formula="of:=[.A24]/1000/(60*60*24)" office:value-type="time" office:time-value="PT00H05M51.384S" calcext:value-type="time">
            <text:p>00:05:51</text:p>
          </table:table-cell>
          <table:table-cell office:value-type="float" office:value="1.28" calcext:value-type="float">
            <text:p>1.28</text:p>
          </table:table-cell>
          <table:table-cell office:value-type="float" office:value="129" calcext:value-type="float">
            <text:p>129</text:p>
          </table:table-cell>
          <table:table-cell office:value-type="float" office:value="165.75" calcext:value-type="float">
            <text:p>165.75</text:p>
          </table:table-cell>
          <table:table-cell office:value-type="float" office:value="12.7" calcext:value-type="float">
            <text:p>12.7</text:p>
          </table:table-cell>
          <table:table-cell office:value-type="float" office:value="16.45" calcext:value-type="float">
            <text:p>16.45</text:p>
          </table:table-cell>
        </table:table-row>
        <table:table-row table:style-name="ro1">
          <table:table-cell office:value-type="float" office:value="367384" calcext:value-type="float">
            <text:p>367384</text:p>
          </table:table-cell>
          <table:table-cell table:formula="of:=[.A25]/1000/(60*60*24)" office:value-type="time" office:time-value="PT00H06M07.384S" calcext:value-type="time">
            <text:p>00:06:07</text:p>
          </table:table-cell>
          <table:table-cell office:value-type="float" office:value="1.28" calcext:value-type="float">
            <text:p>1.28</text:p>
          </table:table-cell>
          <table:table-cell office:value-type="float" office:value="129" calcext:value-type="float">
            <text:p>129</text:p>
          </table:table-cell>
          <table:table-cell office:value-type="float" office:value="165.75" calcext:value-type="float">
            <text:p>165.75</text:p>
          </table:table-cell>
          <table:table-cell office:value-type="float" office:value="13.27" calcext:value-type="float">
            <text:p>13.27</text:p>
          </table:table-cell>
          <table:table-cell office:value-type="float" office:value="17.19" calcext:value-type="float">
            <text:p>17.19</text:p>
          </table:table-cell>
        </table:table-row>
        <table:table-row table:style-name="ro1">
          <table:table-cell office:value-type="float" office:value="383384" calcext:value-type="float">
            <text:p>383384</text:p>
          </table:table-cell>
          <table:table-cell table:formula="of:=[.A26]/1000/(60*60*24)" office:value-type="time" office:time-value="PT00H06M23.384S" calcext:value-type="time">
            <text:p>00:06:23</text:p>
          </table:table-cell>
          <table:table-cell office:value-type="float" office:value="1.28" calcext:value-type="float">
            <text:p>1.28</text:p>
          </table:table-cell>
          <table:table-cell office:value-type="float" office:value="128.9" calcext:value-type="float">
            <text:p>128.9</text:p>
          </table:table-cell>
          <table:table-cell office:value-type="float" office:value="165.11" calcext:value-type="float">
            <text:p>165.11</text:p>
          </table:table-cell>
          <table:table-cell office:value-type="float" office:value="13.84" calcext:value-type="float">
            <text:p>13.84</text:p>
          </table:table-cell>
          <table:table-cell office:value-type="float" office:value="17.93" calcext:value-type="float">
            <text:p>17.93</text:p>
          </table:table-cell>
        </table:table-row>
        <table:table-row table:style-name="ro1">
          <table:table-cell office:value-type="float" office:value="399384" calcext:value-type="float">
            <text:p>399384</text:p>
          </table:table-cell>
          <table:table-cell table:formula="of:=[.A27]/1000/(60*60*24)" office:value-type="time" office:time-value="PT00H06M39.384S" calcext:value-type="time">
            <text:p>00:06:39</text:p>
          </table:table-cell>
          <table:table-cell office:value-type="float" office:value="1.28" calcext:value-type="float">
            <text:p>1.28</text:p>
          </table:table-cell>
          <table:table-cell office:value-type="float" office:value="128.8" calcext:value-type="float">
            <text:p>128.8</text:p>
          </table:table-cell>
          <table:table-cell office:value-type="float" office:value="164.98" calcext:value-type="float">
            <text:p>164.98</text:p>
          </table:table-cell>
          <table:table-cell office:value-type="float" office:value="14.42" calcext:value-type="float">
            <text:p>14.42</text:p>
          </table:table-cell>
          <table:table-cell office:value-type="float" office:value="18.66" calcext:value-type="float">
            <text:p>18.66</text:p>
          </table:table-cell>
        </table:table-row>
        <table:table-row table:style-name="ro1">
          <table:table-cell office:value-type="float" office:value="415384" calcext:value-type="float">
            <text:p>415384</text:p>
          </table:table-cell>
          <table:table-cell table:formula="of:=[.A28]/1000/(60*60*24)" office:value-type="time" office:time-value="PT00H06M55.384S" calcext:value-type="time">
            <text:p>00:06:55</text:p>
          </table:table-cell>
          <table:table-cell office:value-type="float" office:value="1.28" calcext:value-type="float">
            <text:p>1.28</text:p>
          </table:table-cell>
          <table:table-cell office:value-type="float" office:value="128.8" calcext:value-type="float">
            <text:p>128.8</text:p>
          </table:table-cell>
          <table:table-cell office:value-type="float" office:value="165.49" calcext:value-type="float">
            <text:p>165.49</text:p>
          </table:table-cell>
          <table:table-cell office:value-type="float" office:value="14.99" calcext:value-type="float">
            <text:p>14.99</text:p>
          </table:table-cell>
          <table:table-cell office:value-type="float" office:value="19.39" calcext:value-type="float">
            <text:p>19.39</text:p>
          </table:table-cell>
        </table:table-row>
        <table:table-row table:style-name="ro1">
          <table:table-cell office:value-type="float" office:value="431384" calcext:value-type="float">
            <text:p>431384</text:p>
          </table:table-cell>
          <table:table-cell table:formula="of:=[.A29]/1000/(60*60*24)" office:value-type="time" office:time-value="PT00H07M11.384S" calcext:value-type="time">
            <text:p>00:07:11</text:p>
          </table:table-cell>
          <table:table-cell office:value-type="float" office:value="1.28" calcext:value-type="float">
            <text:p>1.28</text:p>
          </table:table-cell>
          <table:table-cell office:value-type="float" office:value="128.7" calcext:value-type="float">
            <text:p>128.7</text:p>
          </table:table-cell>
          <table:table-cell office:value-type="float" office:value="164.85" calcext:value-type="float">
            <text:p>164.85</text:p>
          </table:table-cell>
          <table:table-cell office:value-type="float" office:value="15.56" calcext:value-type="float">
            <text:p>15.56</text:p>
          </table:table-cell>
          <table:table-cell office:value-type="float" office:value="20.13" calcext:value-type="float">
            <text:p>20.13</text:p>
          </table:table-cell>
        </table:table-row>
        <table:table-row table:style-name="ro1">
          <table:table-cell office:value-type="float" office:value="447384" calcext:value-type="float">
            <text:p>447384</text:p>
          </table:table-cell>
          <table:table-cell table:formula="of:=[.A30]/1000/(60*60*24)" office:value-type="time" office:time-value="PT00H07M27.384S" calcext:value-type="time">
            <text:p>00:07:27</text:p>
          </table:table-cell>
          <table:table-cell office:value-type="float" office:value="1.28" calcext:value-type="float">
            <text:p>1.28</text:p>
          </table:table-cell>
          <table:table-cell office:value-type="float" office:value="128.6" calcext:value-type="float">
            <text:p>128.6</text:p>
          </table:table-cell>
          <table:table-cell office:value-type="float" office:value="164.72" calcext:value-type="float">
            <text:p>164.72</text:p>
          </table:table-cell>
          <table:table-cell office:value-type="float" office:value="16.13" calcext:value-type="float">
            <text:p>16.13</text:p>
          </table:table-cell>
          <table:table-cell office:value-type="float" office:value="20.86" calcext:value-type="float">
            <text:p>20.86</text:p>
          </table:table-cell>
        </table:table-row>
        <table:table-row table:style-name="ro1">
          <table:table-cell office:value-type="float" office:value="463384" calcext:value-type="float">
            <text:p>463384</text:p>
          </table:table-cell>
          <table:table-cell table:formula="of:=[.A31]/1000/(60*60*24)" office:value-type="time" office:time-value="PT00H07M43.384S" calcext:value-type="time">
            <text:p>00:07:43</text:p>
          </table:table-cell>
          <table:table-cell office:value-type="float" office:value="1.28" calcext:value-type="float">
            <text:p>1.28</text:p>
          </table:table-cell>
          <table:table-cell office:value-type="float" office:value="128.5" calcext:value-type="float">
            <text:p>128.5</text:p>
          </table:table-cell>
          <table:table-cell office:value-type="float" office:value="164.59" calcext:value-type="float">
            <text:p>164.59</text:p>
          </table:table-cell>
          <table:table-cell office:value-type="float" office:value="16.7" calcext:value-type="float">
            <text:p>16.7</text:p>
          </table:table-cell>
          <table:table-cell office:value-type="float" office:value="21.59" calcext:value-type="float">
            <text:p>21.59</text:p>
          </table:table-cell>
        </table:table-row>
        <table:table-row table:style-name="ro1">
          <table:table-cell office:value-type="float" office:value="479384" calcext:value-type="float">
            <text:p>479384</text:p>
          </table:table-cell>
          <table:table-cell table:formula="of:=[.A32]/1000/(60*60*24)" office:value-type="time" office:time-value="PT00H07M59.384S" calcext:value-type="time">
            <text:p>00:07:59</text:p>
          </table:table-cell>
          <table:table-cell office:value-type="float" office:value="1.28" calcext:value-type="float">
            <text:p>1.28</text:p>
          </table:table-cell>
          <table:table-cell office:value-type="float" office:value="128.5" calcext:value-type="float">
            <text:p>128.5</text:p>
          </table:table-cell>
          <table:table-cell office:value-type="float" office:value="164.59" calcext:value-type="float">
            <text:p>164.59</text:p>
          </table:table-cell>
          <table:table-cell office:value-type="float" office:value="17.27" calcext:value-type="float">
            <text:p>17.27</text:p>
          </table:table-cell>
          <table:table-cell office:value-type="float" office:value="22.32" calcext:value-type="float">
            <text:p>22.32</text:p>
          </table:table-cell>
        </table:table-row>
        <table:table-row table:style-name="ro1">
          <table:table-cell office:value-type="float" office:value="495384" calcext:value-type="float">
            <text:p>495384</text:p>
          </table:table-cell>
          <table:table-cell table:formula="of:=[.A33]/1000/(60*60*24)" office:value-type="time" office:time-value="PT00H08M15.384S" calcext:value-type="time">
            <text:p>00:08:15</text:p>
          </table:table-cell>
          <table:table-cell office:value-type="float" office:value="1.28" calcext:value-type="float">
            <text:p>1.28</text:p>
          </table:table-cell>
          <table:table-cell office:value-type="float" office:value="128.4" calcext:value-type="float">
            <text:p>128.4</text:p>
          </table:table-cell>
          <table:table-cell office:value-type="float" office:value="163.95" calcext:value-type="float">
            <text:p>163.95</text:p>
          </table:table-cell>
          <table:table-cell office:value-type="float" office:value="17.85" calcext:value-type="float">
            <text:p>17.85</text:p>
          </table:table-cell>
          <table:table-cell office:value-type="float" office:value="23.05" calcext:value-type="float">
            <text:p>23.05</text:p>
          </table:table-cell>
        </table:table-row>
        <table:table-row table:style-name="ro1">
          <table:table-cell office:value-type="float" office:value="511384" calcext:value-type="float">
            <text:p>511384</text:p>
          </table:table-cell>
          <table:table-cell table:formula="of:=[.A34]/1000/(60*60*24)" office:value-type="time" office:time-value="PT00H08M31.384S" calcext:value-type="time">
            <text:p>00:08:31</text:p>
          </table:table-cell>
          <table:table-cell office:value-type="float" office:value="1.28" calcext:value-type="float">
            <text:p>1.28</text:p>
          </table:table-cell>
          <table:table-cell office:value-type="float" office:value="128.4" calcext:value-type="float">
            <text:p>128.4</text:p>
          </table:table-cell>
          <table:table-cell office:value-type="float" office:value="164.46" calcext:value-type="float">
            <text:p>164.46</text:p>
          </table:table-cell>
          <table:table-cell office:value-type="float" office:value="18.42" calcext:value-type="float">
            <text:p>18.42</text:p>
          </table:table-cell>
          <table:table-cell office:value-type="float" office:value="23.78" calcext:value-type="float">
            <text:p>23.78</text:p>
          </table:table-cell>
        </table:table-row>
        <table:table-row table:style-name="ro1">
          <table:table-cell office:value-type="float" office:value="527384" calcext:value-type="float">
            <text:p>527384</text:p>
          </table:table-cell>
          <table:table-cell table:formula="of:=[.A35]/1000/(60*60*24)" office:value-type="time" office:time-value="PT00H08M47.384S" calcext:value-type="time">
            <text:p>00:08:47</text:p>
          </table:table-cell>
          <table:table-cell office:value-type="float" office:value="1.28" calcext:value-type="float">
            <text:p>1.28</text:p>
          </table:table-cell>
          <table:table-cell office:value-type="float" office:value="128.3" calcext:value-type="float">
            <text:p>128.3</text:p>
          </table:table-cell>
          <table:table-cell office:value-type="float" office:value="164.33" calcext:value-type="float">
            <text:p>164.33</text:p>
          </table:table-cell>
          <table:table-cell office:value-type="float" office:value="18.99" calcext:value-type="float">
            <text:p>18.99</text:p>
          </table:table-cell>
          <table:table-cell office:value-type="float" office:value="24.51" calcext:value-type="float">
            <text:p>24.51</text:p>
          </table:table-cell>
        </table:table-row>
        <table:table-row table:style-name="ro1">
          <table:table-cell office:value-type="float" office:value="543384" calcext:value-type="float">
            <text:p>543384</text:p>
          </table:table-cell>
          <table:table-cell table:formula="of:=[.A36]/1000/(60*60*24)" office:value-type="time" office:time-value="PT00H09M03.384S" calcext:value-type="time">
            <text:p>00:09:03</text:p>
          </table:table-cell>
          <table:table-cell office:value-type="float" office:value="1.28" calcext:value-type="float">
            <text:p>1.28</text:p>
          </table:table-cell>
          <table:table-cell office:value-type="float" office:value="128.3" calcext:value-type="float">
            <text:p>128.3</text:p>
          </table:table-cell>
          <table:table-cell office:value-type="float" office:value="163.82" calcext:value-type="float">
            <text:p>163.82</text:p>
          </table:table-cell>
          <table:table-cell office:value-type="float" office:value="19.56" calcext:value-type="float">
            <text:p>19.56</text:p>
          </table:table-cell>
          <table:table-cell office:value-type="float" office:value="25.24" calcext:value-type="float">
            <text:p>25.24</text:p>
          </table:table-cell>
        </table:table-row>
        <table:table-row table:style-name="ro1">
          <table:table-cell office:value-type="float" office:value="559384" calcext:value-type="float">
            <text:p>559384</text:p>
          </table:table-cell>
          <table:table-cell table:formula="of:=[.A37]/1000/(60*60*24)" office:value-type="time" office:time-value="PT00H09M19.384S" calcext:value-type="time">
            <text:p>00:09:19</text:p>
          </table:table-cell>
          <table:table-cell office:value-type="float" office:value="1.28" calcext:value-type="float">
            <text:p>1.28</text:p>
          </table:table-cell>
          <table:table-cell office:value-type="float" office:value="128.2" calcext:value-type="float">
            <text:p>128.2</text:p>
          </table:table-cell>
          <table:table-cell office:value-type="float" office:value="163.69" calcext:value-type="float">
            <text:p>163.69</text:p>
          </table:table-cell>
          <table:table-cell office:value-type="float" office:value="20.13" calcext:value-type="float">
            <text:p>20.13</text:p>
          </table:table-cell>
          <table:table-cell office:value-type="float" office:value="25.97" calcext:value-type="float">
            <text:p>25.97</text:p>
          </table:table-cell>
        </table:table-row>
        <table:table-row table:style-name="ro1">
          <table:table-cell office:value-type="float" office:value="575384" calcext:value-type="float">
            <text:p>575384</text:p>
          </table:table-cell>
          <table:table-cell table:formula="of:=[.A38]/1000/(60*60*24)" office:value-type="time" office:time-value="PT00H09M35.384S" calcext:value-type="time">
            <text:p>00:09:35</text:p>
          </table:table-cell>
          <table:table-cell office:value-type="float" office:value="1.28" calcext:value-type="float">
            <text:p>1.28</text:p>
          </table:table-cell>
          <table:table-cell office:value-type="float" office:value="128.1" calcext:value-type="float">
            <text:p>128.1</text:p>
          </table:table-cell>
          <table:table-cell office:value-type="float" office:value="163.56" calcext:value-type="float">
            <text:p>163.56</text:p>
          </table:table-cell>
          <table:table-cell office:value-type="float" office:value="20.7" calcext:value-type="float">
            <text:p>20.7</text:p>
          </table:table-cell>
          <table:table-cell office:value-type="float" office:value="26.69" calcext:value-type="float">
            <text:p>26.69</text:p>
          </table:table-cell>
        </table:table-row>
        <table:table-row table:style-name="ro1">
          <table:table-cell office:value-type="float" office:value="591384" calcext:value-type="float">
            <text:p>591384</text:p>
          </table:table-cell>
          <table:table-cell table:formula="of:=[.A39]/1000/(60*60*24)" office:value-type="time" office:time-value="PT00H09M51.384S" calcext:value-type="time">
            <text:p>00:09:51</text:p>
          </table:table-cell>
          <table:table-cell office:value-type="float" office:value="1.27" calcext:value-type="float">
            <text:p>1.27</text:p>
          </table:table-cell>
          <table:table-cell office:value-type="float" office:value="128.1" calcext:value-type="float">
            <text:p>128.1</text:p>
          </table:table-cell>
          <table:table-cell office:value-type="float" office:value="163.05" calcext:value-type="float">
            <text:p>163.05</text:p>
          </table:table-cell>
          <table:table-cell office:value-type="float" office:value="21.26" calcext:value-type="float">
            <text:p>21.26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607384" calcext:value-type="float">
            <text:p>607384</text:p>
          </table:table-cell>
          <table:table-cell table:formula="of:=[.A40]/1000/(60*60*24)" office:value-type="time" office:time-value="PT00H10M07.384S" calcext:value-type="time">
            <text:p>00:10:07</text:p>
          </table:table-cell>
          <table:table-cell office:value-type="float" office:value="1.27" calcext:value-type="float">
            <text:p>1.27</text:p>
          </table:table-cell>
          <table:table-cell office:value-type="float" office:value="128" calcext:value-type="float">
            <text:p>128</text:p>
          </table:table-cell>
          <table:table-cell office:value-type="float" office:value="162.92" calcext:value-type="float">
            <text:p>162.92</text:p>
          </table:table-cell>
          <table:table-cell office:value-type="float" office:value="21.83" calcext:value-type="float">
            <text:p>21.83</text:p>
          </table:table-cell>
          <table:table-cell office:value-type="float" office:value="28.15" calcext:value-type="float">
            <text:p>28.15</text:p>
          </table:table-cell>
        </table:table-row>
        <table:table-row table:style-name="ro1">
          <table:table-cell office:value-type="float" office:value="623384" calcext:value-type="float">
            <text:p>623384</text:p>
          </table:table-cell>
          <table:table-cell table:formula="of:=[.A41]/1000/(60*60*24)" office:value-type="time" office:time-value="PT00H10M23.384S" calcext:value-type="time">
            <text:p>00:10:23</text:p>
          </table:table-cell>
          <table:table-cell office:value-type="float" office:value="1.28" calcext:value-type="float">
            <text:p>1.28</text:p>
          </table:table-cell>
          <table:table-cell office:value-type="float" office:value="127.9" calcext:value-type="float">
            <text:p>127.9</text:p>
          </table:table-cell>
          <table:table-cell office:value-type="float" office:value="163.3" calcext:value-type="float">
            <text:p>163.3</text:p>
          </table:table-cell>
          <table:table-cell office:value-type="float" office:value="22.4" calcext:value-type="float">
            <text:p>22.4</text:p>
          </table:table-cell>
          <table:table-cell office:value-type="float" office:value="28.87" calcext:value-type="float">
            <text:p>28.87</text:p>
          </table:table-cell>
        </table:table-row>
        <table:table-row table:style-name="ro1">
          <table:table-cell office:value-type="float" office:value="639383" calcext:value-type="float">
            <text:p>639383</text:p>
          </table:table-cell>
          <table:table-cell table:formula="of:=[.A42]/1000/(60*60*24)" office:value-type="time" office:time-value="PT00H10M39.383S" calcext:value-type="time">
            <text:p>00:10:39</text:p>
          </table:table-cell>
          <table:table-cell office:value-type="float" office:value="1.27" calcext:value-type="float">
            <text:p>1.27</text:p>
          </table:table-cell>
          <table:table-cell office:value-type="float" office:value="127.8" calcext:value-type="float">
            <text:p>127.8</text:p>
          </table:table-cell>
          <table:table-cell office:value-type="float" office:value="162.66" calcext:value-type="float">
            <text:p>162.66</text:p>
          </table:table-cell>
          <table:table-cell office:value-type="float" office:value="22.97" calcext:value-type="float">
            <text:p>22.97</text:p>
          </table:table-cell>
          <table:table-cell office:value-type="float" office:value="29.59" calcext:value-type="float">
            <text:p>29.59</text:p>
          </table:table-cell>
        </table:table-row>
        <table:table-row table:style-name="ro1">
          <table:table-cell office:value-type="float" office:value="655384" calcext:value-type="float">
            <text:p>655384</text:p>
          </table:table-cell>
          <table:table-cell table:formula="of:=[.A43]/1000/(60*60*24)" office:value-type="time" office:time-value="PT00H10M55.384S" calcext:value-type="time">
            <text:p>00:10:55</text:p>
          </table:table-cell>
          <table:table-cell office:value-type="float" office:value="1.27" calcext:value-type="float">
            <text:p>1.27</text:p>
          </table:table-cell>
          <table:table-cell office:value-type="float" office:value="127.9" calcext:value-type="float">
            <text:p>127.9</text:p>
          </table:table-cell>
          <table:table-cell office:value-type="float" office:value="162.79" calcext:value-type="float">
            <text:p>162.79</text:p>
          </table:table-cell>
          <table:table-cell office:value-type="float" office:value="23.54" calcext:value-type="float">
            <text:p>23.54</text:p>
          </table:table-cell>
          <table:table-cell office:value-type="float" office:value="30.32" calcext:value-type="float">
            <text:p>30.32</text:p>
          </table:table-cell>
        </table:table-row>
        <table:table-row table:style-name="ro1">
          <table:table-cell office:value-type="float" office:value="671384" calcext:value-type="float">
            <text:p>671384</text:p>
          </table:table-cell>
          <table:table-cell table:formula="of:=[.A44]/1000/(60*60*24)" office:value-type="time" office:time-value="PT00H11M11.384S" calcext:value-type="time">
            <text:p>00:11:11</text:p>
          </table:table-cell>
          <table:table-cell office:value-type="float" office:value="1.27" calcext:value-type="float">
            <text:p>1.27</text:p>
          </table:table-cell>
          <table:table-cell office:value-type="float" office:value="127.8" calcext:value-type="float">
            <text:p>127.8</text:p>
          </table:table-cell>
          <table:table-cell office:value-type="float" office:value="162.66" calcext:value-type="float">
            <text:p>162.66</text:p>
          </table:table-cell>
          <table:table-cell office:value-type="float" office:value="24.11" calcext:value-type="float">
            <text:p>24.11</text:p>
          </table:table-cell>
          <table:table-cell office:value-type="float" office:value="31.04" calcext:value-type="float">
            <text:p>31.04</text:p>
          </table:table-cell>
        </table:table-row>
        <table:table-row table:style-name="ro1">
          <table:table-cell office:value-type="float" office:value="687384" calcext:value-type="float">
            <text:p>687384</text:p>
          </table:table-cell>
          <table:table-cell table:formula="of:=[.A45]/1000/(60*60*24)" office:value-type="time" office:time-value="PT00H11M27.384S" calcext:value-type="time">
            <text:p>00:11:27</text:p>
          </table:table-cell>
          <table:table-cell office:value-type="float" office:value="1.27" calcext:value-type="float">
            <text:p>1.27</text:p>
          </table:table-cell>
          <table:table-cell office:value-type="float" office:value="127.8" calcext:value-type="float">
            <text:p>127.8</text:p>
          </table:table-cell>
          <table:table-cell office:value-type="float" office:value="162.66" calcext:value-type="float">
            <text:p>162.66</text:p>
          </table:table-cell>
          <table:table-cell office:value-type="float" office:value="24.68" calcext:value-type="float">
            <text:p>24.68</text:p>
          </table:table-cell>
          <table:table-cell office:value-type="float" office:value="31.76" calcext:value-type="float">
            <text:p>31.76</text:p>
          </table:table-cell>
        </table:table-row>
        <table:table-row table:style-name="ro1">
          <table:table-cell office:value-type="float" office:value="703384" calcext:value-type="float">
            <text:p>703384</text:p>
          </table:table-cell>
          <table:table-cell table:formula="of:=[.A46]/1000/(60*60*24)" office:value-type="time" office:time-value="PT00H11M43.384S" calcext:value-type="time">
            <text:p>00:11:43</text:p>
          </table:table-cell>
          <table:table-cell office:value-type="float" office:value="1.27" calcext:value-type="float">
            <text:p>1.27</text:p>
          </table:table-cell>
          <table:table-cell office:value-type="float" office:value="127.7" calcext:value-type="float">
            <text:p>127.7</text:p>
          </table:table-cell>
          <table:table-cell office:value-type="float" office:value="162.53" calcext:value-type="float">
            <text:p>162.53</text:p>
          </table:table-cell>
          <table:table-cell office:value-type="float" office:value="25.24" calcext:value-type="float">
            <text:p>25.24</text:p>
          </table:table-cell>
          <table:table-cell office:value-type="float" office:value="32.49" calcext:value-type="float">
            <text:p>32.49</text:p>
          </table:table-cell>
        </table:table-row>
        <table:table-row table:style-name="ro1">
          <table:table-cell office:value-type="float" office:value="719384" calcext:value-type="float">
            <text:p>719384</text:p>
          </table:table-cell>
          <table:table-cell table:formula="of:=[.A47]/1000/(60*60*24)" office:value-type="time" office:time-value="PT00H11M59.384S" calcext:value-type="time">
            <text:p>00:11:59</text:p>
          </table:table-cell>
          <table:table-cell office:value-type="float" office:value="1.27" calcext:value-type="float">
            <text:p>1.27</text:p>
          </table:table-cell>
          <table:table-cell office:value-type="float" office:value="127.6" calcext:value-type="float">
            <text:p>127.6</text:p>
          </table:table-cell>
          <table:table-cell office:value-type="float" office:value="161.9" calcext:value-type="float">
            <text:p>161.9</text:p>
          </table:table-cell>
          <table:table-cell office:value-type="float" office:value="25.81" calcext:value-type="float">
            <text:p>25.81</text:p>
          </table:table-cell>
          <table:table-cell office:value-type="float" office:value="33.21" calcext:value-type="float">
            <text:p>33.21</text:p>
          </table:table-cell>
        </table:table-row>
        <table:table-row table:style-name="ro1">
          <table:table-cell office:value-type="float" office:value="735384" calcext:value-type="float">
            <text:p>735384</text:p>
          </table:table-cell>
          <table:table-cell table:formula="of:=[.A48]/1000/(60*60*24)" office:value-type="time" office:time-value="PT00H12M15.384S" calcext:value-type="time">
            <text:p>00:12:15</text:p>
          </table:table-cell>
          <table:table-cell office:value-type="float" office:value="1.27" calcext:value-type="float">
            <text:p>1.27</text:p>
          </table:table-cell>
          <table:table-cell office:value-type="float" office:value="127.6" calcext:value-type="float">
            <text:p>127.6</text:p>
          </table:table-cell>
          <table:table-cell office:value-type="float" office:value="161.89" calcext:value-type="float">
            <text:p>161.89</text:p>
          </table:table-cell>
          <table:table-cell office:value-type="float" office:value="26.38" calcext:value-type="float">
            <text:p>26.38</text:p>
          </table:table-cell>
          <table:table-cell office:value-type="float" office:value="33.93" calcext:value-type="float">
            <text:p>33.93</text:p>
          </table:table-cell>
        </table:table-row>
        <table:table-row table:style-name="ro1">
          <table:table-cell office:value-type="float" office:value="751384" calcext:value-type="float">
            <text:p>751384</text:p>
          </table:table-cell>
          <table:table-cell table:formula="of:=[.A49]/1000/(60*60*24)" office:value-type="time" office:time-value="PT00H12M31.384S" calcext:value-type="time">
            <text:p>00:12:31</text:p>
          </table:table-cell>
          <table:table-cell office:value-type="float" office:value="1.27" calcext:value-type="float">
            <text:p>1.27</text:p>
          </table:table-cell>
          <table:table-cell office:value-type="float" office:value="127.5" calcext:value-type="float">
            <text:p>127.5</text:p>
          </table:table-cell>
          <table:table-cell office:value-type="float" office:value="161.77" calcext:value-type="float">
            <text:p>161.77</text:p>
          </table:table-cell>
          <table:table-cell office:value-type="float" office:value="26.94" calcext:value-type="float">
            <text:p>26.94</text:p>
          </table:table-cell>
          <table:table-cell office:value-type="float" office:value="34.65" calcext:value-type="float">
            <text:p>34.65</text:p>
          </table:table-cell>
        </table:table-row>
        <table:table-row table:style-name="ro1">
          <table:table-cell office:value-type="float" office:value="767384" calcext:value-type="float">
            <text:p>767384</text:p>
          </table:table-cell>
          <table:table-cell table:formula="of:=[.A50]/1000/(60*60*24)" office:value-type="time" office:time-value="PT00H12M47.384S" calcext:value-type="time">
            <text:p>00:12:47</text:p>
          </table:table-cell>
          <table:table-cell office:value-type="float" office:value="1.27" calcext:value-type="float">
            <text:p>1.27</text:p>
          </table:table-cell>
          <table:table-cell office:value-type="float" office:value="127.5" calcext:value-type="float">
            <text:p>127.5</text:p>
          </table:table-cell>
          <table:table-cell office:value-type="float" office:value="161.77" calcext:value-type="float">
            <text:p>161.77</text:p>
          </table:table-cell>
          <table:table-cell office:value-type="float" office:value="27.51" calcext:value-type="float">
            <text:p>27.51</text:p>
          </table:table-cell>
          <table:table-cell office:value-type="float" office:value="35.37" calcext:value-type="float">
            <text:p>35.37</text:p>
          </table:table-cell>
        </table:table-row>
        <table:table-row table:style-name="ro1">
          <table:table-cell office:value-type="float" office:value="783384" calcext:value-type="float">
            <text:p>783384</text:p>
          </table:table-cell>
          <table:table-cell table:formula="of:=[.A51]/1000/(60*60*24)" office:value-type="time" office:time-value="PT00H13M03.384S" calcext:value-type="time">
            <text:p>00:13:03</text:p>
          </table:table-cell>
          <table:table-cell office:value-type="float" office:value="1.27" calcext:value-type="float">
            <text:p>1.27</text:p>
          </table:table-cell>
          <table:table-cell office:value-type="float" office:value="127.5" calcext:value-type="float">
            <text:p>127.5</text:p>
          </table:table-cell>
          <table:table-cell office:value-type="float" office:value="161.77" calcext:value-type="float">
            <text:p>161.77</text:p>
          </table:table-cell>
          <table:table-cell office:value-type="float" office:value="28.08" calcext:value-type="float">
            <text:p>28.08</text:p>
          </table:table-cell>
          <table:table-cell office:value-type="float" office:value="36.08" calcext:value-type="float">
            <text:p>36.08</text:p>
          </table:table-cell>
        </table:table-row>
        <table:table-row table:style-name="ro1">
          <table:table-cell office:value-type="float" office:value="799384" calcext:value-type="float">
            <text:p>799384</text:p>
          </table:table-cell>
          <table:table-cell table:formula="of:=[.A52]/1000/(60*60*24)" office:value-type="time" office:time-value="PT00H13M19.384S" calcext:value-type="time">
            <text:p>00:13:19</text:p>
          </table:table-cell>
          <table:table-cell office:value-type="float" office:value="1.27" calcext:value-type="float">
            <text:p>1.27</text:p>
          </table:table-cell>
          <table:table-cell office:value-type="float" office:value="127.3" calcext:value-type="float">
            <text:p>127.3</text:p>
          </table:table-cell>
          <table:table-cell office:value-type="float" office:value="161.51" calcext:value-type="float">
            <text:p>161.51</text:p>
          </table:table-cell>
          <table:table-cell office:value-type="float" office:value="28.64" calcext:value-type="float">
            <text:p>28.64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float" office:value="815384" calcext:value-type="float">
            <text:p>815384</text:p>
          </table:table-cell>
          <table:table-cell table:formula="of:=[.A53]/1000/(60*60*24)" office:value-type="time" office:time-value="PT00H13M35.384S" calcext:value-type="time">
            <text:p>00:13:35</text:p>
          </table:table-cell>
          <table:table-cell office:value-type="float" office:value="1.27" calcext:value-type="float">
            <text:p>1.27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64" calcext:value-type="float">
            <text:p>161.64</text:p>
          </table:table-cell>
          <table:table-cell office:value-type="float" office:value="29.21" calcext:value-type="float">
            <text:p>29.21</text:p>
          </table:table-cell>
          <table:table-cell office:value-type="float" office:value="37.52" calcext:value-type="float">
            <text:p>37.52</text:p>
          </table:table-cell>
        </table:table-row>
        <table:table-row table:style-name="ro1">
          <table:table-cell office:value-type="float" office:value="831384" calcext:value-type="float">
            <text:p>831384</text:p>
          </table:table-cell>
          <table:table-cell table:formula="of:=[.A54]/1000/(60*60*24)" office:value-type="time" office:time-value="PT00H13M51.384S" calcext:value-type="time">
            <text:p>00:13:51</text:p>
          </table:table-cell>
          <table:table-cell office:value-type="float" office:value="1.27" calcext:value-type="float">
            <text:p>1.27</text:p>
          </table:table-cell>
          <table:table-cell office:value-type="float" office:value="127.3" calcext:value-type="float">
            <text:p>127.3</text:p>
          </table:table-cell>
          <table:table-cell office:value-type="float" office:value="161.51" calcext:value-type="float">
            <text:p>161.51</text:p>
          </table:table-cell>
          <table:table-cell office:value-type="float" office:value="29.78" calcext:value-type="float">
            <text:p>29.78</text:p>
          </table:table-cell>
          <table:table-cell office:value-type="float" office:value="38.24" calcext:value-type="float">
            <text:p>38.24</text:p>
          </table:table-cell>
        </table:table-row>
        <table:table-row table:style-name="ro1">
          <table:table-cell office:value-type="float" office:value="847384" calcext:value-type="float">
            <text:p>847384</text:p>
          </table:table-cell>
          <table:table-cell table:formula="of:=[.A55]/1000/(60*60*24)" office:value-type="time" office:time-value="PT00H14M07.384S" calcext:value-type="time">
            <text:p>00:14:07</text:p>
          </table:table-cell>
          <table:table-cell office:value-type="float" office:value="1.27" calcext:value-type="float">
            <text:p>1.27</text:p>
          </table:table-cell>
          <table:table-cell office:value-type="float" office:value="127.2" calcext:value-type="float">
            <text:p>127.2</text:p>
          </table:table-cell>
          <table:table-cell office:value-type="float" office:value="161.38" calcext:value-type="float">
            <text:p>161.38</text:p>
          </table:table-cell>
          <table:table-cell office:value-type="float" office:value="30.34" calcext:value-type="float">
            <text:p>30.34</text:p>
          </table:table-cell>
          <table:table-cell office:value-type="float" office:value="38.96" calcext:value-type="float">
            <text:p>38.96</text:p>
          </table:table-cell>
        </table:table-row>
        <table:table-row table:style-name="ro1">
          <table:table-cell office:value-type="float" office:value="863384" calcext:value-type="float">
            <text:p>863384</text:p>
          </table:table-cell>
          <table:table-cell table:formula="of:=[.A56]/1000/(60*60*24)" office:value-type="time" office:time-value="PT00H14M23.384S" calcext:value-type="time">
            <text:p>00:14:23</text:p>
          </table:table-cell>
          <table:table-cell office:value-type="float" office:value="1.27" calcext:value-type="float">
            <text:p>1.27</text:p>
          </table:table-cell>
          <table:table-cell office:value-type="float" office:value="127.2" calcext:value-type="float">
            <text:p>127.2</text:p>
          </table:table-cell>
          <table:table-cell office:value-type="float" office:value="161.38" calcext:value-type="float">
            <text:p>161.38</text:p>
          </table:table-cell>
          <table:table-cell office:value-type="float" office:value="30.91" calcext:value-type="float">
            <text:p>30.91</text:p>
          </table:table-cell>
          <table:table-cell office:value-type="float" office:value="39.67" calcext:value-type="float">
            <text:p>39.67</text:p>
          </table:table-cell>
        </table:table-row>
        <table:table-row table:style-name="ro1">
          <table:table-cell office:value-type="float" office:value="879384" calcext:value-type="float">
            <text:p>879384</text:p>
          </table:table-cell>
          <table:table-cell table:formula="of:=[.A57]/1000/(60*60*24)" office:value-type="time" office:time-value="PT00H14M39.384S" calcext:value-type="time">
            <text:p>00:14:39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4" calcext:value-type="float">
            <text:p>160.74</text:p>
          </table:table-cell>
          <table:table-cell office:value-type="float" office:value="31.47" calcext:value-type="float">
            <text:p>31.47</text:p>
          </table:table-cell>
          <table:table-cell office:value-type="float" office:value="40.39" calcext:value-type="float">
            <text:p>40.39</text:p>
          </table:table-cell>
        </table:table-row>
        <table:table-row table:style-name="ro1">
          <table:table-cell office:value-type="float" office:value="895384" calcext:value-type="float">
            <text:p>895384</text:p>
          </table:table-cell>
          <table:table-cell table:formula="of:=[.A58]/1000/(60*60*24)" office:value-type="time" office:time-value="PT00H14M55.384S" calcext:value-type="time">
            <text:p>00:14:55</text:p>
          </table:table-cell>
          <table:table-cell office:value-type="float" office:value="1.27" calcext:value-type="float">
            <text:p>1.27</text:p>
          </table:table-cell>
          <table:table-cell office:value-type="float" office:value="127.1" calcext:value-type="float">
            <text:p>127.1</text:p>
          </table:table-cell>
          <table:table-cell office:value-type="float" office:value="161.25" calcext:value-type="float">
            <text:p>161.25</text:p>
          </table:table-cell>
          <table:table-cell office:value-type="float" office:value="32.04" calcext:value-type="float">
            <text:p>32.04</text:p>
          </table:table-cell>
          <table:table-cell office:value-type="float" office:value="41.1" calcext:value-type="float">
            <text:p>41.1</text:p>
          </table:table-cell>
        </table:table-row>
        <table:table-row table:style-name="ro1">
          <table:table-cell office:value-type="float" office:value="911384" calcext:value-type="float">
            <text:p>911384</text:p>
          </table:table-cell>
          <table:table-cell table:formula="of:=[.A59]/1000/(60*60*24)" office:value-type="time" office:time-value="PT00H15M11.384S" calcext:value-type="time">
            <text:p>00:15:11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4" calcext:value-type="float">
            <text:p>160.74</text:p>
          </table:table-cell>
          <table:table-cell office:value-type="float" office:value="32.6" calcext:value-type="float">
            <text:p>32.6</text:p>
          </table:table-cell>
          <table:table-cell office:value-type="float" office:value="41.82" calcext:value-type="float">
            <text:p>41.82</text:p>
          </table:table-cell>
        </table:table-row>
        <table:table-row table:style-name="ro1">
          <table:table-cell office:value-type="float" office:value="927384" calcext:value-type="float">
            <text:p>927384</text:p>
          </table:table-cell>
          <table:table-cell table:formula="of:=[.A60]/1000/(60*60*24)" office:value-type="time" office:time-value="PT00H15M27.384S" calcext:value-type="time">
            <text:p>00:15:27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4" calcext:value-type="float">
            <text:p>160.74</text:p>
          </table:table-cell>
          <table:table-cell office:value-type="float" office:value="33.17" calcext:value-type="float">
            <text:p>33.17</text:p>
          </table:table-cell>
          <table:table-cell office:value-type="float" office:value="42.53" calcext:value-type="float">
            <text:p>42.53</text:p>
          </table:table-cell>
        </table:table-row>
        <table:table-row table:style-name="ro1">
          <table:table-cell office:value-type="float" office:value="943384" calcext:value-type="float">
            <text:p>943384</text:p>
          </table:table-cell>
          <table:table-cell table:formula="of:=[.A61]/1000/(60*60*24)" office:value-type="time" office:time-value="PT00H15M43.384S" calcext:value-type="time">
            <text:p>00:15:43</text:p>
          </table:table-cell>
          <table:table-cell office:value-type="float" office:value="1.26" calcext:value-type="float">
            <text:p>1.26</text:p>
          </table:table-cell>
          <table:table-cell office:value-type="float" office:value="127" calcext:value-type="float">
            <text:p>127</text:p>
          </table:table-cell>
          <table:table-cell office:value-type="float" office:value="160.62" calcext:value-type="float">
            <text:p>160.62</text:p>
          </table:table-cell>
          <table:table-cell office:value-type="float" office:value="33.73" calcext:value-type="float">
            <text:p>33.73</text:p>
          </table:table-cell>
          <table:table-cell office:value-type="float" office:value="43.24" calcext:value-type="float">
            <text:p>43.24</text:p>
          </table:table-cell>
        </table:table-row>
        <table:table-row table:style-name="ro1">
          <table:table-cell office:value-type="float" office:value="959384" calcext:value-type="float">
            <text:p>959384</text:p>
          </table:table-cell>
          <table:table-cell table:formula="of:=[.A62]/1000/(60*60*24)" office:value-type="time" office:time-value="PT00H15M59.384S" calcext:value-type="time">
            <text:p>00:15:59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59.98" calcext:value-type="float">
            <text:p>159.98</text:p>
          </table:table-cell>
          <table:table-cell office:value-type="float" office:value="34.3" calcext:value-type="float">
            <text:p>34.3</text:p>
          </table:table-cell>
          <table:table-cell office:value-type="float" office:value="43.96" calcext:value-type="float">
            <text:p>43.96</text:p>
          </table:table-cell>
        </table:table-row>
        <table:table-row table:style-name="ro1">
          <table:table-cell office:value-type="float" office:value="975384" calcext:value-type="float">
            <text:p>975384</text:p>
          </table:table-cell>
          <table:table-cell table:formula="of:=[.A63]/1000/(60*60*24)" office:value-type="time" office:time-value="PT00H16M15.384S" calcext:value-type="time">
            <text:p>00:16:15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59.98" calcext:value-type="float">
            <text:p>159.98</text:p>
          </table:table-cell>
          <table:table-cell office:value-type="float" office:value="34.86" calcext:value-type="float">
            <text:p>34.86</text:p>
          </table:table-cell>
          <table:table-cell office:value-type="float" office:value="44.67" calcext:value-type="float">
            <text:p>44.67</text:p>
          </table:table-cell>
        </table:table-row>
        <table:table-row table:style-name="ro1">
          <table:table-cell office:value-type="float" office:value="991384" calcext:value-type="float">
            <text:p>991384</text:p>
          </table:table-cell>
          <table:table-cell table:formula="of:=[.A64]/1000/(60*60*24)" office:value-type="time" office:time-value="PT00H16M31.384S" calcext:value-type="time">
            <text:p>00:16:31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60.36" calcext:value-type="float">
            <text:p>160.36</text:p>
          </table:table-cell>
          <table:table-cell office:value-type="float" office:value="35.42" calcext:value-type="float">
            <text:p>35.42</text:p>
          </table:table-cell>
          <table:table-cell office:value-type="float" office:value="45.38" calcext:value-type="float">
            <text:p>45.38</text:p>
          </table:table-cell>
        </table:table-row>
        <table:table-row table:style-name="ro1">
          <table:table-cell office:value-type="float" office:value="1007383" calcext:value-type="float">
            <text:p>1007383</text:p>
          </table:table-cell>
          <table:table-cell table:formula="of:=[.A65]/1000/(60*60*24)" office:value-type="time" office:time-value="PT00H16M47.383S" calcext:value-type="time">
            <text:p>00:16:47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60.36" calcext:value-type="float">
            <text:p>160.36</text:p>
          </table:table-cell>
          <table:table-cell office:value-type="float" office:value="35.99" calcext:value-type="float">
            <text:p>35.99</text:p>
          </table:table-cell>
          <table:table-cell office:value-type="float" office:value="46.09" calcext:value-type="float">
            <text:p>46.09</text:p>
          </table:table-cell>
        </table:table-row>
        <table:table-row table:style-name="ro1">
          <table:table-cell office:value-type="float" office:value="1023383" calcext:value-type="float">
            <text:p>1023383</text:p>
          </table:table-cell>
          <table:table-cell table:formula="of:=[.A66]/1000/(60*60*24)" office:value-type="time" office:time-value="PT00H17M03.383S" calcext:value-type="time">
            <text:p>00:17:03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59.85" calcext:value-type="float">
            <text:p>159.85</text:p>
          </table:table-cell>
          <table:table-cell office:value-type="float" office:value="36.55" calcext:value-type="float">
            <text:p>36.55</text:p>
          </table:table-cell>
          <table:table-cell office:value-type="float" office:value="46.8" calcext:value-type="float">
            <text:p>46.8</text:p>
          </table:table-cell>
        </table:table-row>
        <table:table-row table:style-name="ro1">
          <table:table-cell office:value-type="float" office:value="1039384" calcext:value-type="float">
            <text:p>1039384</text:p>
          </table:table-cell>
          <table:table-cell table:formula="of:=[.A67]/1000/(60*60*24)" office:value-type="time" office:time-value="PT00H17M19.384S" calcext:value-type="time">
            <text:p>00:17:19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37.11" calcext:value-type="float">
            <text:p>37.11</text:p>
          </table:table-cell>
          <table:table-cell office:value-type="float" office:value="47.52" calcext:value-type="float">
            <text:p>47.52</text:p>
          </table:table-cell>
        </table:table-row>
        <table:table-row table:style-name="ro1">
          <table:table-cell office:value-type="float" office:value="1055384" calcext:value-type="float">
            <text:p>1055384</text:p>
          </table:table-cell>
          <table:table-cell table:formula="of:=[.A68]/1000/(60*60*24)" office:value-type="time" office:time-value="PT00H17M35.384S" calcext:value-type="time">
            <text:p>00:17:35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37.68" calcext:value-type="float">
            <text:p>37.68</text:p>
          </table:table-cell>
          <table:table-cell office:value-type="float" office:value="48.23" calcext:value-type="float">
            <text:p>48.23</text:p>
          </table:table-cell>
        </table:table-row>
        <table:table-row table:style-name="ro1">
          <table:table-cell office:value-type="float" office:value="1071384" calcext:value-type="float">
            <text:p>1071384</text:p>
          </table:table-cell>
          <table:table-cell table:formula="of:=[.A69]/1000/(60*60*24)" office:value-type="time" office:time-value="PT00H17M51.384S" calcext:value-type="time">
            <text:p>00:17:51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38.24" calcext:value-type="float">
            <text:p>38.24</text:p>
          </table:table-cell>
          <table:table-cell office:value-type="float" office:value="48.94" calcext:value-type="float">
            <text:p>48.94</text:p>
          </table:table-cell>
        </table:table-row>
        <table:table-row table:style-name="ro1">
          <table:table-cell office:value-type="float" office:value="1087384" calcext:value-type="float">
            <text:p>1087384</text:p>
          </table:table-cell>
          <table:table-cell table:formula="of:=[.A70]/1000/(60*60*24)" office:value-type="time" office:time-value="PT00H18M07.384S" calcext:value-type="time">
            <text:p>00:18:07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38.8" calcext:value-type="float">
            <text:p>38.8</text:p>
          </table:table-cell>
          <table:table-cell office:value-type="float" office:value="49.64" calcext:value-type="float">
            <text:p>49.64</text:p>
          </table:table-cell>
        </table:table-row>
        <table:table-row table:style-name="ro1">
          <table:table-cell office:value-type="float" office:value="1103384" calcext:value-type="float">
            <text:p>1103384</text:p>
          </table:table-cell>
          <table:table-cell table:formula="of:=[.A71]/1000/(60*60*24)" office:value-type="time" office:time-value="PT00H18M23.384S" calcext:value-type="time">
            <text:p>00:18:23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39.36" calcext:value-type="float">
            <text:p>39.36</text:p>
          </table:table-cell>
          <table:table-cell office:value-type="float" office:value="50.35" calcext:value-type="float">
            <text:p>50.35</text:p>
          </table:table-cell>
        </table:table-row>
        <table:table-row table:style-name="ro1">
          <table:table-cell office:value-type="float" office:value="1119384" calcext:value-type="float">
            <text:p>1119384</text:p>
          </table:table-cell>
          <table:table-cell table:formula="of:=[.A72]/1000/(60*60*24)" office:value-type="time" office:time-value="PT00H18M39.384S" calcext:value-type="time">
            <text:p>00:18:39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39.93" calcext:value-type="float">
            <text:p>39.93</text:p>
          </table:table-cell>
          <table:table-cell office:value-type="float" office:value="51.06" calcext:value-type="float">
            <text:p>51.06</text:p>
          </table:table-cell>
        </table:table-row>
        <table:table-row table:style-name="ro1">
          <table:table-cell office:value-type="float" office:value="1135384" calcext:value-type="float">
            <text:p>1135384</text:p>
          </table:table-cell>
          <table:table-cell table:formula="of:=[.A73]/1000/(60*60*24)" office:value-type="time" office:time-value="PT00H18M55.384S" calcext:value-type="time">
            <text:p>00:18:55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40.49" calcext:value-type="float">
            <text:p>40.49</text:p>
          </table:table-cell>
          <table:table-cell office:value-type="float" office:value="51.77" calcext:value-type="float">
            <text:p>51.77</text:p>
          </table:table-cell>
        </table:table-row>
        <table:table-row table:style-name="ro1">
          <table:table-cell office:value-type="float" office:value="1151384" calcext:value-type="float">
            <text:p>1151384</text:p>
          </table:table-cell>
          <table:table-cell table:formula="of:=[.A74]/1000/(60*60*24)" office:value-type="time" office:time-value="PT00H19M11.384S" calcext:value-type="time">
            <text:p>00:19:11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41.05" calcext:value-type="float">
            <text:p>41.05</text:p>
          </table:table-cell>
          <table:table-cell office:value-type="float" office:value="52.48" calcext:value-type="float">
            <text:p>52.48</text:p>
          </table:table-cell>
        </table:table-row>
        <table:table-row table:style-name="ro1">
          <table:table-cell office:value-type="float" office:value="1167384" calcext:value-type="float">
            <text:p>1167384</text:p>
          </table:table-cell>
          <table:table-cell table:formula="of:=[.A75]/1000/(60*60*24)" office:value-type="time" office:time-value="PT00H19M27.384S" calcext:value-type="time">
            <text:p>00:19:27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41.61" calcext:value-type="float">
            <text:p>41.61</text:p>
          </table:table-cell>
          <table:table-cell office:value-type="float" office:value="53.18" calcext:value-type="float">
            <text:p>53.18</text:p>
          </table:table-cell>
        </table:table-row>
        <table:table-row table:style-name="ro1">
          <table:table-cell office:value-type="float" office:value="1183384" calcext:value-type="float">
            <text:p>1183384</text:p>
          </table:table-cell>
          <table:table-cell table:formula="of:=[.A76]/1000/(60*60*24)" office:value-type="time" office:time-value="PT00H19M43.384S" calcext:value-type="time">
            <text:p>00:19:43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42.18" calcext:value-type="float">
            <text:p>42.18</text:p>
          </table:table-cell>
          <table:table-cell office:value-type="float" office:value="53.89" calcext:value-type="float">
            <text:p>53.89</text:p>
          </table:table-cell>
        </table:table-row>
        <table:table-row table:style-name="ro1">
          <table:table-cell office:value-type="float" office:value="1199384" calcext:value-type="float">
            <text:p>1199384</text:p>
          </table:table-cell>
          <table:table-cell table:formula="of:=[.A77]/1000/(60*60*24)" office:value-type="time" office:time-value="PT00H19M59.384S" calcext:value-type="time">
            <text:p>00:19:59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42.74" calcext:value-type="float">
            <text:p>42.74</text:p>
          </table:table-cell>
          <table:table-cell office:value-type="float" office:value="54.59" calcext:value-type="float">
            <text:p>54.59</text:p>
          </table:table-cell>
        </table:table-row>
        <table:table-row table:style-name="ro1">
          <table:table-cell office:value-type="float" office:value="1215384" calcext:value-type="float">
            <text:p>1215384</text:p>
          </table:table-cell>
          <table:table-cell table:formula="of:=[.A78]/1000/(60*60*24)" office:value-type="time" office:time-value="PT00H20M15.384S" calcext:value-type="time">
            <text:p>00:20:15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43.3" calcext:value-type="float">
            <text:p>43.3</text:p>
          </table:table-cell>
          <table:table-cell office:value-type="float" office:value="55.3" calcext:value-type="float">
            <text:p>55.3</text:p>
          </table:table-cell>
        </table:table-row>
        <table:table-row table:style-name="ro1">
          <table:table-cell office:value-type="float" office:value="1231384" calcext:value-type="float">
            <text:p>1231384</text:p>
          </table:table-cell>
          <table:table-cell table:formula="of:=[.A79]/1000/(60*60*24)" office:value-type="time" office:time-value="PT00H20M31.384S" calcext:value-type="time">
            <text:p>00:20:31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43.86" calcext:value-type="float">
            <text:p>43.86</text:p>
          </table:table-cell>
          <table:table-cell office:value-type="float" office:value="56.01" calcext:value-type="float">
            <text:p>56.01</text:p>
          </table:table-cell>
        </table:table-row>
        <table:table-row table:style-name="ro1">
          <table:table-cell office:value-type="float" office:value="1247384" calcext:value-type="float">
            <text:p>1247384</text:p>
          </table:table-cell>
          <table:table-cell table:formula="of:=[.A80]/1000/(60*60*24)" office:value-type="time" office:time-value="PT00H20M47.384S" calcext:value-type="time">
            <text:p>00:20:47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44.42" calcext:value-type="float">
            <text:p>44.42</text:p>
          </table:table-cell>
          <table:table-cell office:value-type="float" office:value="56.71" calcext:value-type="float">
            <text:p>56.71</text:p>
          </table:table-cell>
        </table:table-row>
        <table:table-row table:style-name="ro1">
          <table:table-cell office:value-type="float" office:value="1263384" calcext:value-type="float">
            <text:p>1263384</text:p>
          </table:table-cell>
          <table:table-cell table:formula="of:=[.A81]/1000/(60*60*24)" office:value-type="time" office:time-value="PT00H21M03.384S" calcext:value-type="time">
            <text:p>00:21:03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44.98" calcext:value-type="float">
            <text:p>44.98</text:p>
          </table:table-cell>
          <table:table-cell office:value-type="float" office:value="57.42" calcext:value-type="float">
            <text:p>57.42</text:p>
          </table:table-cell>
        </table:table-row>
        <table:table-row table:style-name="ro1">
          <table:table-cell office:value-type="float" office:value="1279384" calcext:value-type="float">
            <text:p>1279384</text:p>
          </table:table-cell>
          <table:table-cell table:formula="of:=[.A82]/1000/(60*60*24)" office:value-type="time" office:time-value="PT00H21M19.384S" calcext:value-type="time">
            <text:p>00:21:19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8" calcext:value-type="float">
            <text:p>158.58</text:p>
          </table:table-cell>
          <table:table-cell office:value-type="float" office:value="45.54" calcext:value-type="float">
            <text:p>45.54</text:p>
          </table:table-cell>
          <table:table-cell office:value-type="float" office:value="58.12" calcext:value-type="float">
            <text:p>58.12</text:p>
          </table:table-cell>
        </table:table-row>
        <table:table-row table:style-name="ro1">
          <table:table-cell office:value-type="float" office:value="1295384" calcext:value-type="float">
            <text:p>1295384</text:p>
          </table:table-cell>
          <table:table-cell table:formula="of:=[.A83]/1000/(60*60*24)" office:value-type="time" office:time-value="PT00H21M35.384S" calcext:value-type="time">
            <text:p>00:21:35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46.1" calcext:value-type="float">
            <text:p>46.1</text:p>
          </table:table-cell>
          <table:table-cell office:value-type="float" office:value="58.82" calcext:value-type="float">
            <text:p>58.82</text:p>
          </table:table-cell>
        </table:table-row>
        <table:table-row table:style-name="ro1">
          <table:table-cell office:value-type="float" office:value="1311384" calcext:value-type="float">
            <text:p>1311384</text:p>
          </table:table-cell>
          <table:table-cell table:formula="of:=[.A84]/1000/(60*60*24)" office:value-type="time" office:time-value="PT00H21M51.384S" calcext:value-type="time">
            <text:p>00:21:51</text:p>
          </table:table-cell>
          <table:table-cell office:value-type="float" office:value="1.25" calcext:value-type="float">
            <text:p>1.25</text:p>
          </table:table-cell>
          <table:table-cell office:value-type="float" office:value="126.1" calcext:value-type="float">
            <text:p>126.1</text:p>
          </table:table-cell>
          <table:table-cell office:value-type="float" office:value="157.95" calcext:value-type="float">
            <text:p>157.95</text:p>
          </table:table-cell>
          <table:table-cell office:value-type="float" office:value="46.66" calcext:value-type="float">
            <text:p>46.66</text:p>
          </table:table-cell>
          <table:table-cell office:value-type="float" office:value="59.53" calcext:value-type="float">
            <text:p>59.53</text:p>
          </table:table-cell>
        </table:table-row>
        <table:table-row table:style-name="ro1">
          <table:table-cell office:value-type="float" office:value="1327384" calcext:value-type="float">
            <text:p>1327384</text:p>
          </table:table-cell>
          <table:table-cell table:formula="of:=[.A85]/1000/(60*60*24)" office:value-type="time" office:time-value="PT00H22M07.384S" calcext:value-type="time">
            <text:p>00:22:07</text:p>
          </table:table-cell>
          <table:table-cell office:value-type="float" office:value="1.26" calcext:value-type="float">
            <text:p>1.26</text:p>
          </table:table-cell>
          <table:table-cell office:value-type="float" office:value="126" calcext:value-type="float">
            <text:p>126</text:p>
          </table:table-cell>
          <table:table-cell office:value-type="float" office:value="158.33" calcext:value-type="float">
            <text:p>158.33</text:p>
          </table:table-cell>
          <table:table-cell office:value-type="float" office:value="47.22" calcext:value-type="float">
            <text:p>47.22</text:p>
          </table:table-cell>
          <table:table-cell office:value-type="float" office:value="60.23" calcext:value-type="float">
            <text:p>60.23</text:p>
          </table:table-cell>
        </table:table-row>
        <table:table-row table:style-name="ro1">
          <table:table-cell office:value-type="float" office:value="1343384" calcext:value-type="float">
            <text:p>1343384</text:p>
          </table:table-cell>
          <table:table-cell table:formula="of:=[.A86]/1000/(60*60*24)" office:value-type="time" office:time-value="PT00H22M23.384S" calcext:value-type="time">
            <text:p>00:22:23</text:p>
          </table:table-cell>
          <table:table-cell office:value-type="float" office:value="1.25" calcext:value-type="float">
            <text:p>1.25</text:p>
          </table:table-cell>
          <table:table-cell office:value-type="float" office:value="126.1" calcext:value-type="float">
            <text:p>126.1</text:p>
          </table:table-cell>
          <table:table-cell office:value-type="float" office:value="157.95" calcext:value-type="float">
            <text:p>157.95</text:p>
          </table:table-cell>
          <table:table-cell office:value-type="float" office:value="47.78" calcext:value-type="float">
            <text:p>47.78</text:p>
          </table:table-cell>
          <table:table-cell office:value-type="float" office:value="60.93" calcext:value-type="float">
            <text:p>60.93</text:p>
          </table:table-cell>
        </table:table-row>
        <table:table-row table:style-name="ro1">
          <table:table-cell office:value-type="float" office:value="1359384" calcext:value-type="float">
            <text:p>1359384</text:p>
          </table:table-cell>
          <table:table-cell table:formula="of:=[.A87]/1000/(60*60*24)" office:value-type="time" office:time-value="PT00H22M39.384S" calcext:value-type="time">
            <text:p>00:22:39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48.34" calcext:value-type="float">
            <text:p>48.34</text:p>
          </table:table-cell>
          <table:table-cell office:value-type="float" office:value="61.63" calcext:value-type="float">
            <text:p>61.63</text:p>
          </table:table-cell>
        </table:table-row>
        <table:table-row table:style-name="ro1">
          <table:table-cell office:value-type="float" office:value="1375383" calcext:value-type="float">
            <text:p>1375383</text:p>
          </table:table-cell>
          <table:table-cell table:formula="of:=[.A88]/1000/(60*60*24)" office:value-type="time" office:time-value="PT00H22M55.383S" calcext:value-type="time">
            <text:p>00:22:55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48.9" calcext:value-type="float">
            <text:p>48.9</text:p>
          </table:table-cell>
          <table:table-cell office:value-type="float" office:value="62.34" calcext:value-type="float">
            <text:p>62.34</text:p>
          </table:table-cell>
        </table:table-row>
        <table:table-row table:style-name="ro1">
          <table:table-cell office:value-type="float" office:value="1391384" calcext:value-type="float">
            <text:p>1391384</text:p>
          </table:table-cell>
          <table:table-cell table:formula="of:=[.A89]/1000/(60*60*24)" office:value-type="time" office:time-value="PT00H23M11.384S" calcext:value-type="time">
            <text:p>00:23:11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49.46" calcext:value-type="float">
            <text:p>49.46</text:p>
          </table:table-cell>
          <table:table-cell office:value-type="float" office:value="63.04" calcext:value-type="float">
            <text:p>63.04</text:p>
          </table:table-cell>
        </table:table-row>
        <table:table-row table:style-name="ro1">
          <table:table-cell office:value-type="float" office:value="1407384" calcext:value-type="float">
            <text:p>1407384</text:p>
          </table:table-cell>
          <table:table-cell table:formula="of:=[.A90]/1000/(60*60*24)" office:value-type="time" office:time-value="PT00H23M27.384S" calcext:value-type="time">
            <text:p>00:23:27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50.02" calcext:value-type="float">
            <text:p>50.02</text:p>
          </table:table-cell>
          <table:table-cell office:value-type="float" office:value="63.74" calcext:value-type="float">
            <text:p>63.74</text:p>
          </table:table-cell>
        </table:table-row>
        <table:table-row table:style-name="ro1">
          <table:table-cell office:value-type="float" office:value="1423384" calcext:value-type="float">
            <text:p>1423384</text:p>
          </table:table-cell>
          <table:table-cell table:formula="of:=[.A91]/1000/(60*60*24)" office:value-type="time" office:time-value="PT00H23M43.384S" calcext:value-type="time">
            <text:p>00:23:43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8" calcext:value-type="float">
            <text:p>157.58</text:p>
          </table:table-cell>
          <table:table-cell office:value-type="float" office:value="50.58" calcext:value-type="float">
            <text:p>50.58</text:p>
          </table:table-cell>
          <table:table-cell office:value-type="float" office:value="64.44" calcext:value-type="float">
            <text:p>64.44</text:p>
          </table:table-cell>
        </table:table-row>
        <table:table-row table:style-name="ro1">
          <table:table-cell office:value-type="float" office:value="1439384" calcext:value-type="float">
            <text:p>1439384</text:p>
          </table:table-cell>
          <table:table-cell table:formula="of:=[.A92]/1000/(60*60*24)" office:value-type="time" office:time-value="PT00H23M59.384S" calcext:value-type="time">
            <text:p>00:23:59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51.14" calcext:value-type="float">
            <text:p>51.14</text:p>
          </table:table-cell>
          <table:table-cell office:value-type="float" office:value="65.14" calcext:value-type="float">
            <text:p>65.14</text:p>
          </table:table-cell>
        </table:table-row>
        <table:table-row table:style-name="ro1">
          <table:table-cell office:value-type="float" office:value="1455384" calcext:value-type="float">
            <text:p>1455384</text:p>
          </table:table-cell>
          <table:table-cell table:formula="of:=[.A93]/1000/(60*60*24)" office:value-type="time" office:time-value="PT00H24M15.384S" calcext:value-type="time">
            <text:p>00:24:15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51.7" calcext:value-type="float">
            <text:p>51.7</text:p>
          </table:table-cell>
          <table:table-cell office:value-type="float" office:value="65.84" calcext:value-type="float">
            <text:p>65.84</text:p>
          </table:table-cell>
        </table:table-row>
        <table:table-row table:style-name="ro1">
          <table:table-cell office:value-type="float" office:value="1471384" calcext:value-type="float">
            <text:p>1471384</text:p>
          </table:table-cell>
          <table:table-cell table:formula="of:=[.A94]/1000/(60*60*24)" office:value-type="time" office:time-value="PT00H24M31.384S" calcext:value-type="time">
            <text:p>00:24:31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52.26" calcext:value-type="float">
            <text:p>52.26</text:p>
          </table:table-cell>
          <table:table-cell office:value-type="float" office:value="66.54" calcext:value-type="float">
            <text:p>66.54</text:p>
          </table:table-cell>
        </table:table-row>
        <table:table-row table:style-name="ro1">
          <table:table-cell office:value-type="float" office:value="1487384" calcext:value-type="float">
            <text:p>1487384</text:p>
          </table:table-cell>
          <table:table-cell table:formula="of:=[.A95]/1000/(60*60*24)" office:value-type="time" office:time-value="PT00H24M47.384S" calcext:value-type="time">
            <text:p>00:24:47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6.95" calcext:value-type="float">
            <text:p>156.95</text:p>
          </table:table-cell>
          <table:table-cell office:value-type="float" office:value="52.82" calcext:value-type="float">
            <text:p>52.82</text:p>
          </table:table-cell>
          <table:table-cell office:value-type="float" office:value="67.24" calcext:value-type="float">
            <text:p>67.24</text:p>
          </table:table-cell>
        </table:table-row>
        <table:table-row table:style-name="ro1">
          <table:table-cell office:value-type="float" office:value="1503383" calcext:value-type="float">
            <text:p>1503383</text:p>
          </table:table-cell>
          <table:table-cell table:formula="of:=[.A96]/1000/(60*60*24)" office:value-type="time" office:time-value="PT00H25M03.383S" calcext:value-type="time">
            <text:p>00:25:03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53.38" calcext:value-type="float">
            <text:p>53.38</text:p>
          </table:table-cell>
          <table:table-cell office:value-type="float" office:value="67.94" calcext:value-type="float">
            <text:p>67.94</text:p>
          </table:table-cell>
        </table:table-row>
        <table:table-row table:style-name="ro1">
          <table:table-cell office:value-type="float" office:value="1519384" calcext:value-type="float">
            <text:p>1519384</text:p>
          </table:table-cell>
          <table:table-cell table:formula="of:=[.A97]/1000/(60*60*24)" office:value-type="time" office:time-value="PT00H25M19.384S" calcext:value-type="time">
            <text:p>00:25:19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53.93" calcext:value-type="float">
            <text:p>53.93</text:p>
          </table:table-cell>
          <table:table-cell office:value-type="float" office:value="68.63" calcext:value-type="float">
            <text:p>68.63</text:p>
          </table:table-cell>
        </table:table-row>
        <table:table-row table:style-name="ro1">
          <table:table-cell office:value-type="float" office:value="1535384" calcext:value-type="float">
            <text:p>1535384</text:p>
          </table:table-cell>
          <table:table-cell table:formula="of:=[.A98]/1000/(60*60*24)" office:value-type="time" office:time-value="PT00H25M35.384S" calcext:value-type="time">
            <text:p>00:25:35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54.49" calcext:value-type="float">
            <text:p>54.49</text:p>
          </table:table-cell>
          <table:table-cell office:value-type="float" office:value="69.33" calcext:value-type="float">
            <text:p>69.33</text:p>
          </table:table-cell>
        </table:table-row>
        <table:table-row table:style-name="ro1">
          <table:table-cell office:value-type="float" office:value="1551384" calcext:value-type="float">
            <text:p>1551384</text:p>
          </table:table-cell>
          <table:table-cell table:formula="of:=[.A99]/1000/(60*60*24)" office:value-type="time" office:time-value="PT00H25M51.384S" calcext:value-type="time">
            <text:p>00:25:51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55.05" calcext:value-type="float">
            <text:p>55.05</text:p>
          </table:table-cell>
          <table:table-cell office:value-type="float" office:value="70.03" calcext:value-type="float">
            <text:p>70.03</text:p>
          </table:table-cell>
        </table:table-row>
        <table:table-row table:style-name="ro1">
          <table:table-cell office:value-type="float" office:value="1567384" calcext:value-type="float">
            <text:p>1567384</text:p>
          </table:table-cell>
          <table:table-cell table:formula="of:=[.A100]/1000/(60*60*24)" office:value-type="time" office:time-value="PT00H26M07.384S" calcext:value-type="time">
            <text:p>00:26:07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55.61" calcext:value-type="float">
            <text:p>55.61</text:p>
          </table:table-cell>
          <table:table-cell office:value-type="float" office:value="70.73" calcext:value-type="float">
            <text:p>70.73</text:p>
          </table:table-cell>
        </table:table-row>
        <table:table-row table:style-name="ro1">
          <table:table-cell office:value-type="float" office:value="1583384" calcext:value-type="float">
            <text:p>1583384</text:p>
          </table:table-cell>
          <table:table-cell table:formula="of:=[.A101]/1000/(60*60*24)" office:value-type="time" office:time-value="PT00H26M23.384S" calcext:value-type="time">
            <text:p>00:26:23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56.17" calcext:value-type="float">
            <text:p>56.17</text:p>
          </table:table-cell>
          <table:table-cell office:value-type="float" office:value="71.42" calcext:value-type="float">
            <text:p>71.42</text:p>
          </table:table-cell>
        </table:table-row>
        <table:table-row table:style-name="ro1">
          <table:table-cell office:value-type="float" office:value="1599384" calcext:value-type="float">
            <text:p>1599384</text:p>
          </table:table-cell>
          <table:table-cell table:formula="of:=[.A102]/1000/(60*60*24)" office:value-type="time" office:time-value="PT00H26M39.384S" calcext:value-type="time">
            <text:p>00:26:39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56.72" calcext:value-type="float">
            <text:p>56.72</text:p>
          </table:table-cell>
          <table:table-cell office:value-type="float" office:value="72.12" calcext:value-type="float">
            <text:p>72.12</text:p>
          </table:table-cell>
        </table:table-row>
        <table:table-row table:style-name="ro1">
          <table:table-cell office:value-type="float" office:value="1615384" calcext:value-type="float">
            <text:p>1615384</text:p>
          </table:table-cell>
          <table:table-cell table:formula="of:=[.A103]/1000/(60*60*24)" office:value-type="time" office:time-value="PT00H26M55.384S" calcext:value-type="time">
            <text:p>00:26:55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57.28" calcext:value-type="float">
            <text:p>57.28</text:p>
          </table:table-cell>
          <table:table-cell office:value-type="float" office:value="72.82" calcext:value-type="float">
            <text:p>72.82</text:p>
          </table:table-cell>
        </table:table-row>
        <table:table-row table:style-name="ro1">
          <table:table-cell office:value-type="float" office:value="1631384" calcext:value-type="float">
            <text:p>1631384</text:p>
          </table:table-cell>
          <table:table-cell table:formula="of:=[.A104]/1000/(60*60*24)" office:value-type="time" office:time-value="PT00H27M11.384S" calcext:value-type="time">
            <text:p>00:27:11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57.84" calcext:value-type="float">
            <text:p>57.84</text:p>
          </table:table-cell>
          <table:table-cell office:value-type="float" office:value="73.51" calcext:value-type="float">
            <text:p>73.51</text:p>
          </table:table-cell>
        </table:table-row>
        <table:table-row table:style-name="ro1">
          <table:table-cell office:value-type="float" office:value="1647384" calcext:value-type="float">
            <text:p>1647384</text:p>
          </table:table-cell>
          <table:table-cell table:formula="of:=[.A105]/1000/(60*60*24)" office:value-type="time" office:time-value="PT00H27M27.384S" calcext:value-type="time">
            <text:p>00:27:27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58.4" calcext:value-type="float">
            <text:p>58.4</text:p>
          </table:table-cell>
          <table:table-cell office:value-type="float" office:value="74.21" calcext:value-type="float">
            <text:p>74.21</text:p>
          </table:table-cell>
        </table:table-row>
        <table:table-row table:style-name="ro1">
          <table:table-cell office:value-type="float" office:value="1663384" calcext:value-type="float">
            <text:p>1663384</text:p>
          </table:table-cell>
          <table:table-cell table:formula="of:=[.A106]/1000/(60*60*24)" office:value-type="time" office:time-value="PT00H27M43.384S" calcext:value-type="time">
            <text:p>00:27:43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58.95" calcext:value-type="float">
            <text:p>58.95</text:p>
          </table:table-cell>
          <table:table-cell office:value-type="float" office:value="74.9" calcext:value-type="float">
            <text:p>74.9</text:p>
          </table:table-cell>
        </table:table-row>
        <table:table-row table:style-name="ro1">
          <table:table-cell office:value-type="float" office:value="1679384" calcext:value-type="float">
            <text:p>1679384</text:p>
          </table:table-cell>
          <table:table-cell table:formula="of:=[.A107]/1000/(60*60*24)" office:value-type="time" office:time-value="PT00H27M59.384S" calcext:value-type="time">
            <text:p>00:27:59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59.51" calcext:value-type="float">
            <text:p>59.51</text:p>
          </table:table-cell>
          <table:table-cell office:value-type="float" office:value="75.6" calcext:value-type="float">
            <text:p>75.6</text:p>
          </table:table-cell>
        </table:table-row>
        <table:table-row table:style-name="ro1">
          <table:table-cell office:value-type="float" office:value="1695384" calcext:value-type="float">
            <text:p>1695384</text:p>
          </table:table-cell>
          <table:table-cell table:formula="of:=[.A108]/1000/(60*60*24)" office:value-type="time" office:time-value="PT00H28M15.384S" calcext:value-type="time">
            <text:p>00:28:15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60.07" calcext:value-type="float">
            <text:p>60.07</text:p>
          </table:table-cell>
          <table:table-cell office:value-type="float" office:value="76.29" calcext:value-type="float">
            <text:p>76.29</text:p>
          </table:table-cell>
        </table:table-row>
        <table:table-row table:style-name="ro1">
          <table:table-cell office:value-type="float" office:value="1711384" calcext:value-type="float">
            <text:p>1711384</text:p>
          </table:table-cell>
          <table:table-cell table:formula="of:=[.A109]/1000/(60*60*24)" office:value-type="time" office:time-value="PT00H28M31.384S" calcext:value-type="time">
            <text:p>00:28:31</text:p>
          </table:table-cell>
          <table:table-cell office:value-type="float" office:value="1.24" calcext:value-type="float">
            <text:p>1.24</text:p>
          </table:table-cell>
          <table:table-cell office:value-type="float" office:value="125.3" calcext:value-type="float">
            <text:p>125.3</text:p>
          </table:table-cell>
          <table:table-cell office:value-type="float" office:value="155.94" calcext:value-type="float">
            <text:p>155.94</text:p>
          </table:table-cell>
          <table:table-cell office:value-type="float" office:value="60.63" calcext:value-type="float">
            <text:p>60.63</text:p>
          </table:table-cell>
          <table:table-cell office:value-type="float" office:value="76.99" calcext:value-type="float">
            <text:p>76.99</text:p>
          </table:table-cell>
        </table:table-row>
        <table:table-row table:style-name="ro1">
          <table:table-cell office:value-type="float" office:value="1727384" calcext:value-type="float">
            <text:p>1727384</text:p>
          </table:table-cell>
          <table:table-cell table:formula="of:=[.A110]/1000/(60*60*24)" office:value-type="time" office:time-value="PT00H28M47.384S" calcext:value-type="time">
            <text:p>00:28:47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2" calcext:value-type="float">
            <text:p>156.32</text:p>
          </table:table-cell>
          <table:table-cell office:value-type="float" office:value="61.18" calcext:value-type="float">
            <text:p>61.18</text:p>
          </table:table-cell>
          <table:table-cell office:value-type="float" office:value="77.68" calcext:value-type="float">
            <text:p>77.68</text:p>
          </table:table-cell>
        </table:table-row>
        <table:table-row table:style-name="ro1">
          <table:table-cell office:value-type="float" office:value="1743384" calcext:value-type="float">
            <text:p>1743384</text:p>
          </table:table-cell>
          <table:table-cell table:formula="of:=[.A111]/1000/(60*60*24)" office:value-type="time" office:time-value="PT00H29M03.384S" calcext:value-type="time">
            <text:p>00:29:03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61.74" calcext:value-type="float">
            <text:p>61.74</text:p>
          </table:table-cell>
          <table:table-cell office:value-type="float" office:value="78.37" calcext:value-type="float">
            <text:p>78.37</text:p>
          </table:table-cell>
        </table:table-row>
        <table:table-row table:style-name="ro1">
          <table:table-cell office:value-type="float" office:value="1759384" calcext:value-type="float">
            <text:p>1759384</text:p>
          </table:table-cell>
          <table:table-cell table:formula="of:=[.A112]/1000/(60*60*24)" office:value-type="time" office:time-value="PT00H29M19.384S" calcext:value-type="time">
            <text:p>00:29:19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62.3" calcext:value-type="float">
            <text:p>62.3</text:p>
          </table:table-cell>
          <table:table-cell office:value-type="float" office:value="79.07" calcext:value-type="float">
            <text:p>79.07</text:p>
          </table:table-cell>
        </table:table-row>
        <table:table-row table:style-name="ro1">
          <table:table-cell office:value-type="float" office:value="1775384" calcext:value-type="float">
            <text:p>1775384</text:p>
          </table:table-cell>
          <table:table-cell table:formula="of:=[.A113]/1000/(60*60*24)" office:value-type="time" office:time-value="PT00H29M35.384S" calcext:value-type="time">
            <text:p>00:29:35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62.85" calcext:value-type="float">
            <text:p>62.85</text:p>
          </table:table-cell>
          <table:table-cell office:value-type="float" office:value="79.76" calcext:value-type="float">
            <text:p>79.76</text:p>
          </table:table-cell>
        </table:table-row>
        <table:table-row table:style-name="ro1">
          <table:table-cell office:value-type="float" office:value="1791384" calcext:value-type="float">
            <text:p>1791384</text:p>
          </table:table-cell>
          <table:table-cell table:formula="of:=[.A114]/1000/(60*60*24)" office:value-type="time" office:time-value="PT00H29M51.384S" calcext:value-type="time">
            <text:p>00:29:51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63.41" calcext:value-type="float">
            <text:p>63.41</text:p>
          </table:table-cell>
          <table:table-cell office:value-type="float" office:value="80.45" calcext:value-type="float">
            <text:p>80.45</text:p>
          </table:table-cell>
        </table:table-row>
        <table:table-row table:style-name="ro1">
          <table:table-cell office:value-type="float" office:value="1807384" calcext:value-type="float">
            <text:p>1807384</text:p>
          </table:table-cell>
          <table:table-cell table:formula="of:=[.A115]/1000/(60*60*24)" office:value-type="time" office:time-value="PT00H30M07.384S" calcext:value-type="time">
            <text:p>00:30:07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63.96" calcext:value-type="float">
            <text:p>63.96</text:p>
          </table:table-cell>
          <table:table-cell office:value-type="float" office:value="81.14" calcext:value-type="float">
            <text:p>81.14</text:p>
          </table:table-cell>
        </table:table-row>
        <table:table-row table:style-name="ro1">
          <table:table-cell office:value-type="float" office:value="1823384" calcext:value-type="float">
            <text:p>1823384</text:p>
          </table:table-cell>
          <table:table-cell table:formula="of:=[.A116]/1000/(60*60*24)" office:value-type="time" office:time-value="PT00H30M23.384S" calcext:value-type="time">
            <text:p>00:30:23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64.52" calcext:value-type="float">
            <text:p>64.52</text:p>
          </table:table-cell>
          <table:table-cell office:value-type="float" office:value="81.84" calcext:value-type="float">
            <text:p>81.84</text:p>
          </table:table-cell>
        </table:table-row>
        <table:table-row table:style-name="ro1">
          <table:table-cell office:value-type="float" office:value="1839384" calcext:value-type="float">
            <text:p>1839384</text:p>
          </table:table-cell>
          <table:table-cell table:formula="of:=[.A117]/1000/(60*60*24)" office:value-type="time" office:time-value="PT00H30M39.384S" calcext:value-type="time">
            <text:p>00:30:39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65.08" calcext:value-type="float">
            <text:p>65.08</text:p>
          </table:table-cell>
          <table:table-cell office:value-type="float" office:value="82.53" calcext:value-type="float">
            <text:p>82.53</text:p>
          </table:table-cell>
        </table:table-row>
        <table:table-row table:style-name="ro1">
          <table:table-cell office:value-type="float" office:value="1855384" calcext:value-type="float">
            <text:p>1855384</text:p>
          </table:table-cell>
          <table:table-cell table:formula="of:=[.A118]/1000/(60*60*24)" office:value-type="time" office:time-value="PT00H30M55.384S" calcext:value-type="time">
            <text:p>00:30:55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19" calcext:value-type="float">
            <text:p>155.19</text:p>
          </table:table-cell>
          <table:table-cell office:value-type="float" office:value="65.63" calcext:value-type="float">
            <text:p>65.63</text:p>
          </table:table-cell>
          <table:table-cell office:value-type="float" office:value="83.22" calcext:value-type="float">
            <text:p>83.22</text:p>
          </table:table-cell>
        </table:table-row>
        <table:table-row table:style-name="ro1">
          <table:table-cell office:value-type="float" office:value="1871384" calcext:value-type="float">
            <text:p>1871384</text:p>
          </table:table-cell>
          <table:table-cell table:formula="of:=[.A119]/1000/(60*60*24)" office:value-type="time" office:time-value="PT00H31M11.384S" calcext:value-type="time">
            <text:p>00:31:11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66.19" calcext:value-type="float">
            <text:p>66.19</text:p>
          </table:table-cell>
          <table:table-cell office:value-type="float" office:value="83.91" calcext:value-type="float">
            <text:p>83.91</text:p>
          </table:table-cell>
        </table:table-row>
        <table:table-row table:style-name="ro1">
          <table:table-cell office:value-type="float" office:value="1887384" calcext:value-type="float">
            <text:p>1887384</text:p>
          </table:table-cell>
          <table:table-cell table:formula="of:=[.A120]/1000/(60*60*24)" office:value-type="time" office:time-value="PT00H31M27.384S" calcext:value-type="time">
            <text:p>00:31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66.74" calcext:value-type="float">
            <text:p>66.74</text:p>
          </table:table-cell>
          <table:table-cell office:value-type="float" office:value="84.6" calcext:value-type="float">
            <text:p>84.6</text:p>
          </table:table-cell>
        </table:table-row>
        <table:table-row table:style-name="ro1">
          <table:table-cell office:value-type="float" office:value="1903384" calcext:value-type="float">
            <text:p>1903384</text:p>
          </table:table-cell>
          <table:table-cell table:formula="of:=[.A121]/1000/(60*60*24)" office:value-type="time" office:time-value="PT00H31M43.384S" calcext:value-type="time">
            <text:p>00:31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4.94" calcext:value-type="float">
            <text:p>154.94</text:p>
          </table:table-cell>
          <table:table-cell office:value-type="float" office:value="67.3" calcext:value-type="float">
            <text:p>67.3</text:p>
          </table:table-cell>
          <table:table-cell office:value-type="float" office:value="85.29" calcext:value-type="float">
            <text:p>85.29</text:p>
          </table:table-cell>
        </table:table-row>
        <table:table-row table:style-name="ro1">
          <table:table-cell office:value-type="float" office:value="1919384" calcext:value-type="float">
            <text:p>1919384</text:p>
          </table:table-cell>
          <table:table-cell table:formula="of:=[.A122]/1000/(60*60*24)" office:value-type="time" office:time-value="PT00H31M59.384S" calcext:value-type="time">
            <text:p>00:31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4.94" calcext:value-type="float">
            <text:p>154.94</text:p>
          </table:table-cell>
          <table:table-cell office:value-type="float" office:value="67.85" calcext:value-type="float">
            <text:p>67.85</text:p>
          </table:table-cell>
          <table:table-cell office:value-type="float" office:value="85.98" calcext:value-type="float">
            <text:p>85.98</text:p>
          </table:table-cell>
        </table:table-row>
        <table:table-row table:style-name="ro1">
          <table:table-cell office:value-type="float" office:value="1935384" calcext:value-type="float">
            <text:p>1935384</text:p>
          </table:table-cell>
          <table:table-cell table:formula="of:=[.A123]/1000/(60*60*24)" office:value-type="time" office:time-value="PT00H32M15.384S" calcext:value-type="time">
            <text:p>00:32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4.94" calcext:value-type="float">
            <text:p>154.94</text:p>
          </table:table-cell>
          <table:table-cell office:value-type="float" office:value="68.41" calcext:value-type="float">
            <text:p>68.41</text:p>
          </table:table-cell>
          <table:table-cell office:value-type="float" office:value="86.67" calcext:value-type="float">
            <text:p>86.67</text:p>
          </table:table-cell>
        </table:table-row>
        <table:table-row table:style-name="ro1">
          <table:table-cell office:value-type="float" office:value="1951384" calcext:value-type="float">
            <text:p>1951384</text:p>
          </table:table-cell>
          <table:table-cell table:formula="of:=[.A124]/1000/(60*60*24)" office:value-type="time" office:time-value="PT00H32M31.384S" calcext:value-type="time">
            <text:p>00:32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68.96" calcext:value-type="float">
            <text:p>68.96</text:p>
          </table:table-cell>
          <table:table-cell office:value-type="float" office:value="87.36" calcext:value-type="float">
            <text:p>87.36</text:p>
          </table:table-cell>
        </table:table-row>
        <table:table-row table:style-name="ro1">
          <table:table-cell office:value-type="float" office:value="1967384" calcext:value-type="float">
            <text:p>1967384</text:p>
          </table:table-cell>
          <table:table-cell table:formula="of:=[.A125]/1000/(60*60*24)" office:value-type="time" office:time-value="PT00H32M47.384S" calcext:value-type="time">
            <text:p>00:32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5.31" calcext:value-type="float">
            <text:p>155.31</text:p>
          </table:table-cell>
          <table:table-cell office:value-type="float" office:value="69.52" calcext:value-type="float">
            <text:p>69.52</text:p>
          </table:table-cell>
          <table:table-cell office:value-type="float" office:value="88.05" calcext:value-type="float">
            <text:p>88.05</text:p>
          </table:table-cell>
        </table:table-row>
        <table:table-row table:style-name="ro1">
          <table:table-cell office:value-type="float" office:value="1983384" calcext:value-type="float">
            <text:p>1983384</text:p>
          </table:table-cell>
          <table:table-cell table:formula="of:=[.A126]/1000/(60*60*24)" office:value-type="time" office:time-value="PT00H33M03.384S" calcext:value-type="time">
            <text:p>00:33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70.07" calcext:value-type="float">
            <text:p>70.07</text:p>
          </table:table-cell>
          <table:table-cell office:value-type="float" office:value="88.74" calcext:value-type="float">
            <text:p>88.74</text:p>
          </table:table-cell>
        </table:table-row>
        <table:table-row table:style-name="ro1">
          <table:table-cell office:value-type="float" office:value="1999384" calcext:value-type="float">
            <text:p>1999384</text:p>
          </table:table-cell>
          <table:table-cell table:formula="of:=[.A127]/1000/(60*60*24)" office:value-type="time" office:time-value="PT00H33M19.384S" calcext:value-type="time">
            <text:p>00:33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70.63" calcext:value-type="float">
            <text:p>70.63</text:p>
          </table:table-cell>
          <table:table-cell office:value-type="float" office:value="89.43" calcext:value-type="float">
            <text:p>89.43</text:p>
          </table:table-cell>
        </table:table-row>
        <table:table-row table:style-name="ro1">
          <table:table-cell office:value-type="float" office:value="2015384" calcext:value-type="float">
            <text:p>2015384</text:p>
          </table:table-cell>
          <table:table-cell table:formula="of:=[.A128]/1000/(60*60*24)" office:value-type="time" office:time-value="PT00H33M35.384S" calcext:value-type="time">
            <text:p>00:33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71.18" calcext:value-type="float">
            <text:p>71.18</text:p>
          </table:table-cell>
          <table:table-cell office:value-type="float" office:value="90.11" calcext:value-type="float">
            <text:p>90.11</text:p>
          </table:table-cell>
        </table:table-row>
        <table:table-row table:style-name="ro1">
          <table:table-cell office:value-type="float" office:value="2031384" calcext:value-type="float">
            <text:p>2031384</text:p>
          </table:table-cell>
          <table:table-cell table:formula="of:=[.A129]/1000/(60*60*24)" office:value-type="time" office:time-value="PT00H33M51.384S" calcext:value-type="time">
            <text:p>00:33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71.74" calcext:value-type="float">
            <text:p>71.74</text:p>
          </table:table-cell>
          <table:table-cell office:value-type="float" office:value="90.8" calcext:value-type="float">
            <text:p>90.8</text:p>
          </table:table-cell>
        </table:table-row>
        <table:table-row table:style-name="ro1">
          <table:table-cell office:value-type="float" office:value="2047384" calcext:value-type="float">
            <text:p>2047384</text:p>
          </table:table-cell>
          <table:table-cell table:formula="of:=[.A130]/1000/(60*60*24)" office:value-type="time" office:time-value="PT00H34M07.384S" calcext:value-type="time">
            <text:p>00:34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72.29" calcext:value-type="float">
            <text:p>72.29</text:p>
          </table:table-cell>
          <table:table-cell office:value-type="float" office:value="91.49" calcext:value-type="float">
            <text:p>91.49</text:p>
          </table:table-cell>
        </table:table-row>
        <table:table-row table:style-name="ro1">
          <table:table-cell office:value-type="float" office:value="2063384" calcext:value-type="float">
            <text:p>2063384</text:p>
          </table:table-cell>
          <table:table-cell table:formula="of:=[.A131]/1000/(60*60*24)" office:value-type="time" office:time-value="PT00H34M23.384S" calcext:value-type="time">
            <text:p>00:34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72.84" calcext:value-type="float">
            <text:p>72.84</text:p>
          </table:table-cell>
          <table:table-cell office:value-type="float" office:value="92.18" calcext:value-type="float">
            <text:p>92.18</text:p>
          </table:table-cell>
        </table:table-row>
        <table:table-row table:style-name="ro1">
          <table:table-cell office:value-type="float" office:value="2079384" calcext:value-type="float">
            <text:p>2079384</text:p>
          </table:table-cell>
          <table:table-cell table:formula="of:=[.A132]/1000/(60*60*24)" office:value-type="time" office:time-value="PT00H34M39.384S" calcext:value-type="time">
            <text:p>00:34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73.4" calcext:value-type="float">
            <text:p>73.4</text:p>
          </table:table-cell>
          <table:table-cell office:value-type="float" office:value="92.86" calcext:value-type="float">
            <text:p>92.86</text:p>
          </table:table-cell>
        </table:table-row>
        <table:table-row table:style-name="ro1">
          <table:table-cell office:value-type="float" office:value="2095384" calcext:value-type="float">
            <text:p>2095384</text:p>
          </table:table-cell>
          <table:table-cell table:formula="of:=[.A133]/1000/(60*60*24)" office:value-type="time" office:time-value="PT00H34M55.384S" calcext:value-type="time">
            <text:p>00:34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73.95" calcext:value-type="float">
            <text:p>73.95</text:p>
          </table:table-cell>
          <table:table-cell office:value-type="float" office:value="93.55" calcext:value-type="float">
            <text:p>93.55</text:p>
          </table:table-cell>
        </table:table-row>
        <table:table-row table:style-name="ro1">
          <table:table-cell office:value-type="float" office:value="2111384" calcext:value-type="float">
            <text:p>2111384</text:p>
          </table:table-cell>
          <table:table-cell table:formula="of:=[.A134]/1000/(60*60*24)" office:value-type="time" office:time-value="PT00H35M11.384S" calcext:value-type="time">
            <text:p>00:35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06" calcext:value-type="float">
            <text:p>154.06</text:p>
          </table:table-cell>
          <table:table-cell office:value-type="float" office:value="74.51" calcext:value-type="float">
            <text:p>74.51</text:p>
          </table:table-cell>
          <table:table-cell office:value-type="float" office:value="94.24" calcext:value-type="float">
            <text:p>94.24</text:p>
          </table:table-cell>
        </table:table-row>
        <table:table-row table:style-name="ro1">
          <table:table-cell office:value-type="float" office:value="2127384" calcext:value-type="float">
            <text:p>2127384</text:p>
          </table:table-cell>
          <table:table-cell table:formula="of:=[.A135]/1000/(60*60*24)" office:value-type="time" office:time-value="PT00H35M27.384S" calcext:value-type="time">
            <text:p>00:35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75.06" calcext:value-type="float">
            <text:p>75.06</text:p>
          </table:table-cell>
          <table:table-cell office:value-type="float" office:value="94.92" calcext:value-type="float">
            <text:p>94.92</text:p>
          </table:table-cell>
        </table:table-row>
        <table:table-row table:style-name="ro1">
          <table:table-cell office:value-type="float" office:value="2143384" calcext:value-type="float">
            <text:p>2143384</text:p>
          </table:table-cell>
          <table:table-cell table:formula="of:=[.A136]/1000/(60*60*24)" office:value-type="time" office:time-value="PT00H35M43.384S" calcext:value-type="time">
            <text:p>00:35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75.61" calcext:value-type="float">
            <text:p>75.61</text:p>
          </table:table-cell>
          <table:table-cell office:value-type="float" office:value="95.61" calcext:value-type="float">
            <text:p>95.61</text:p>
          </table:table-cell>
        </table:table-row>
        <table:table-row table:style-name="ro1">
          <table:table-cell office:value-type="float" office:value="2159384" calcext:value-type="float">
            <text:p>2159384</text:p>
          </table:table-cell>
          <table:table-cell table:formula="of:=[.A137]/1000/(60*60*24)" office:value-type="time" office:time-value="PT00H35M59.384S" calcext:value-type="time">
            <text:p>00:35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76.17" calcext:value-type="float">
            <text:p>76.17</text:p>
          </table:table-cell>
          <table:table-cell office:value-type="float" office:value="96.3" calcext:value-type="float">
            <text:p>96.3</text:p>
          </table:table-cell>
        </table:table-row>
        <table:table-row table:style-name="ro1">
          <table:table-cell office:value-type="float" office:value="2175384" calcext:value-type="float">
            <text:p>2175384</text:p>
          </table:table-cell>
          <table:table-cell table:formula="of:=[.A138]/1000/(60*60*24)" office:value-type="time" office:time-value="PT00H36M15.384S" calcext:value-type="time">
            <text:p>00:36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76.72" calcext:value-type="float">
            <text:p>76.72</text:p>
          </table:table-cell>
          <table:table-cell office:value-type="float" office:value="96.98" calcext:value-type="float">
            <text:p>96.98</text:p>
          </table:table-cell>
        </table:table-row>
        <table:table-row table:style-name="ro1">
          <table:table-cell office:value-type="float" office:value="2191384" calcext:value-type="float">
            <text:p>2191384</text:p>
          </table:table-cell>
          <table:table-cell table:formula="of:=[.A139]/1000/(60*60*24)" office:value-type="time" office:time-value="PT00H36M31.384S" calcext:value-type="time">
            <text:p>00:36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77.27" calcext:value-type="float">
            <text:p>77.27</text:p>
          </table:table-cell>
          <table:table-cell office:value-type="float" office:value="97.67" calcext:value-type="float">
            <text:p>97.67</text:p>
          </table:table-cell>
        </table:table-row>
        <table:table-row table:style-name="ro1">
          <table:table-cell office:value-type="float" office:value="2207384" calcext:value-type="float">
            <text:p>2207384</text:p>
          </table:table-cell>
          <table:table-cell table:formula="of:=[.A140]/1000/(60*60*24)" office:value-type="time" office:time-value="PT00H36M47.384S" calcext:value-type="time">
            <text:p>00:36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77.83" calcext:value-type="float">
            <text:p>77.83</text:p>
          </table:table-cell>
          <table:table-cell office:value-type="float" office:value="98.35" calcext:value-type="float">
            <text:p>98.35</text:p>
          </table:table-cell>
        </table:table-row>
        <table:table-row table:style-name="ro1">
          <table:table-cell office:value-type="float" office:value="2223384" calcext:value-type="float">
            <text:p>2223384</text:p>
          </table:table-cell>
          <table:table-cell table:formula="of:=[.A141]/1000/(60*60*24)" office:value-type="time" office:time-value="PT00H37M03.384S" calcext:value-type="time">
            <text:p>00:37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78.38" calcext:value-type="float">
            <text:p>78.38</text:p>
          </table:table-cell>
          <table:table-cell office:value-type="float" office:value="99.04" calcext:value-type="float">
            <text:p>99.04</text:p>
          </table:table-cell>
        </table:table-row>
        <table:table-row table:style-name="ro1">
          <table:table-cell office:value-type="float" office:value="2239384" calcext:value-type="float">
            <text:p>2239384</text:p>
          </table:table-cell>
          <table:table-cell table:formula="of:=[.A142]/1000/(60*60*24)" office:value-type="time" office:time-value="PT00H37M19.384S" calcext:value-type="time">
            <text:p>00:37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78.93" calcext:value-type="float">
            <text:p>78.93</text:p>
          </table:table-cell>
          <table:table-cell office:value-type="float" office:value="99.72" calcext:value-type="float">
            <text:p>99.72</text:p>
          </table:table-cell>
        </table:table-row>
        <table:table-row table:style-name="ro1">
          <table:table-cell office:value-type="float" office:value="2255384" calcext:value-type="float">
            <text:p>2255384</text:p>
          </table:table-cell>
          <table:table-cell table:formula="of:=[.A143]/1000/(60*60*24)" office:value-type="time" office:time-value="PT00H37M35.384S" calcext:value-type="time">
            <text:p>00:37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79.49" calcext:value-type="float">
            <text:p>79.49</text:p>
          </table:table-cell>
          <table:table-cell office:value-type="float" office:value="100.4" calcext:value-type="float">
            <text:p>100.4</text:p>
          </table:table-cell>
        </table:table-row>
        <table:table-row table:style-name="ro1">
          <table:table-cell office:value-type="float" office:value="2271384" calcext:value-type="float">
            <text:p>2271384</text:p>
          </table:table-cell>
          <table:table-cell table:formula="of:=[.A144]/1000/(60*60*24)" office:value-type="time" office:time-value="PT00H37M51.384S" calcext:value-type="time">
            <text:p>00:37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80.04" calcext:value-type="float">
            <text:p>80.04</text:p>
          </table:table-cell>
          <table:table-cell office:value-type="float" office:value="101.09" calcext:value-type="float">
            <text:p>101.09</text:p>
          </table:table-cell>
        </table:table-row>
        <table:table-row table:style-name="ro1">
          <table:table-cell office:value-type="float" office:value="2287384" calcext:value-type="float">
            <text:p>2287384</text:p>
          </table:table-cell>
          <table:table-cell table:formula="of:=[.A145]/1000/(60*60*24)" office:value-type="time" office:time-value="PT00H38M07.384S" calcext:value-type="time">
            <text:p>00:38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80.59" calcext:value-type="float">
            <text:p>80.59</text:p>
          </table:table-cell>
          <table:table-cell office:value-type="float" office:value="101.77" calcext:value-type="float">
            <text:p>101.77</text:p>
          </table:table-cell>
        </table:table-row>
        <table:table-row table:style-name="ro1">
          <table:table-cell office:value-type="float" office:value="2303384" calcext:value-type="float">
            <text:p>2303384</text:p>
          </table:table-cell>
          <table:table-cell table:formula="of:=[.A146]/1000/(60*60*24)" office:value-type="time" office:time-value="PT00H38M23.384S" calcext:value-type="time">
            <text:p>00:38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81.14" calcext:value-type="float">
            <text:p>81.14</text:p>
          </table:table-cell>
          <table:table-cell office:value-type="float" office:value="102.46" calcext:value-type="float">
            <text:p>102.46</text:p>
          </table:table-cell>
        </table:table-row>
        <table:table-row table:style-name="ro1">
          <table:table-cell office:value-type="float" office:value="2319384" calcext:value-type="float">
            <text:p>2319384</text:p>
          </table:table-cell>
          <table:table-cell table:formula="of:=[.A147]/1000/(60*60*24)" office:value-type="time" office:time-value="PT00H38M39.384S" calcext:value-type="time">
            <text:p>00:38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81.7" calcext:value-type="float">
            <text:p>81.7</text:p>
          </table:table-cell>
          <table:table-cell office:value-type="float" office:value="103.14" calcext:value-type="float">
            <text:p>103.14</text:p>
          </table:table-cell>
        </table:table-row>
        <table:table-row table:style-name="ro1">
          <table:table-cell office:value-type="float" office:value="2335384" calcext:value-type="float">
            <text:p>2335384</text:p>
          </table:table-cell>
          <table:table-cell table:formula="of:=[.A148]/1000/(60*60*24)" office:value-type="time" office:time-value="PT00H38M55.384S" calcext:value-type="time">
            <text:p>00:38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82.25" calcext:value-type="float">
            <text:p>82.25</text:p>
          </table:table-cell>
          <table:table-cell office:value-type="float" office:value="103.82" calcext:value-type="float">
            <text:p>103.82</text:p>
          </table:table-cell>
        </table:table-row>
        <table:table-row table:style-name="ro1">
          <table:table-cell office:value-type="float" office:value="2351384" calcext:value-type="float">
            <text:p>2351384</text:p>
          </table:table-cell>
          <table:table-cell table:formula="of:=[.A149]/1000/(60*60*24)" office:value-type="time" office:time-value="PT00H39M11.384S" calcext:value-type="time">
            <text:p>00:39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82.8" calcext:value-type="float">
            <text:p>82.8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1">
          <table:table-cell office:value-type="float" office:value="2367384" calcext:value-type="float">
            <text:p>2367384</text:p>
          </table:table-cell>
          <table:table-cell table:formula="of:=[.A150]/1000/(60*60*24)" office:value-type="time" office:time-value="PT00H39M27.384S" calcext:value-type="time">
            <text:p>00:39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83.35" calcext:value-type="float">
            <text:p>83.35</text:p>
          </table:table-cell>
          <table:table-cell office:value-type="float" office:value="105.19" calcext:value-type="float">
            <text:p>105.19</text:p>
          </table:table-cell>
        </table:table-row>
        <table:table-row table:style-name="ro1">
          <table:table-cell office:value-type="float" office:value="2383384" calcext:value-type="float">
            <text:p>2383384</text:p>
          </table:table-cell>
          <table:table-cell table:formula="of:=[.A151]/1000/(60*60*24)" office:value-type="time" office:time-value="PT00H39M43.384S" calcext:value-type="time">
            <text:p>00:39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83.91" calcext:value-type="float">
            <text:p>83.91</text:p>
          </table:table-cell>
          <table:table-cell office:value-type="float" office:value="105.87" calcext:value-type="float">
            <text:p>105.87</text:p>
          </table:table-cell>
        </table:table-row>
        <table:table-row table:style-name="ro1">
          <table:table-cell office:value-type="float" office:value="2399384" calcext:value-type="float">
            <text:p>2399384</text:p>
          </table:table-cell>
          <table:table-cell table:formula="of:=[.A152]/1000/(60*60*24)" office:value-type="time" office:time-value="PT00H39M59.384S" calcext:value-type="time">
            <text:p>00:39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84.46" calcext:value-type="float">
            <text:p>84.46</text:p>
          </table:table-cell>
          <table:table-cell office:value-type="float" office:value="106.55" calcext:value-type="float">
            <text:p>106.55</text:p>
          </table:table-cell>
        </table:table-row>
        <table:table-row table:style-name="ro1">
          <table:table-cell office:value-type="float" office:value="2415384" calcext:value-type="float">
            <text:p>2415384</text:p>
          </table:table-cell>
          <table:table-cell table:formula="of:=[.A153]/1000/(60*60*24)" office:value-type="time" office:time-value="PT00H40M15.384S" calcext:value-type="time">
            <text:p>00:40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85.01" calcext:value-type="float">
            <text:p>85.01</text:p>
          </table:table-cell>
          <table:table-cell office:value-type="float" office:value="107.23" calcext:value-type="float">
            <text:p>107.23</text:p>
          </table:table-cell>
        </table:table-row>
        <table:table-row table:style-name="ro1">
          <table:table-cell office:value-type="float" office:value="2431384" calcext:value-type="float">
            <text:p>2431384</text:p>
          </table:table-cell>
          <table:table-cell table:formula="of:=[.A154]/1000/(60*60*24)" office:value-type="time" office:time-value="PT00H40M31.384S" calcext:value-type="time">
            <text:p>00:40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85.56" calcext:value-type="float">
            <text:p>85.56</text:p>
          </table:table-cell>
          <table:table-cell office:value-type="float" office:value="107.92" calcext:value-type="float">
            <text:p>107.92</text:p>
          </table:table-cell>
        </table:table-row>
        <table:table-row table:style-name="ro1">
          <table:table-cell office:value-type="float" office:value="2447384" calcext:value-type="float">
            <text:p>2447384</text:p>
          </table:table-cell>
          <table:table-cell table:formula="of:=[.A155]/1000/(60*60*24)" office:value-type="time" office:time-value="PT00H40M47.384S" calcext:value-type="time">
            <text:p>00:40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86.11" calcext:value-type="float">
            <text:p>86.11</text:p>
          </table:table-cell>
          <table:table-cell office:value-type="float" office:value="108.6" calcext:value-type="float">
            <text:p>108.6</text:p>
          </table:table-cell>
        </table:table-row>
        <table:table-row table:style-name="ro1">
          <table:table-cell office:value-type="float" office:value="2463384" calcext:value-type="float">
            <text:p>2463384</text:p>
          </table:table-cell>
          <table:table-cell table:formula="of:=[.A156]/1000/(60*60*24)" office:value-type="time" office:time-value="PT00H41M03.384S" calcext:value-type="time">
            <text:p>00:41:03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86.66" calcext:value-type="float">
            <text:p>86.66</text:p>
          </table:table-cell>
          <table:table-cell office:value-type="float" office:value="109.28" calcext:value-type="float">
            <text:p>109.28</text:p>
          </table:table-cell>
        </table:table-row>
        <table:table-row table:style-name="ro1">
          <table:table-cell office:value-type="float" office:value="2479384" calcext:value-type="float">
            <text:p>2479384</text:p>
          </table:table-cell>
          <table:table-cell table:formula="of:=[.A157]/1000/(60*60*24)" office:value-type="time" office:time-value="PT00H41M19.384S" calcext:value-type="time">
            <text:p>00:41:19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87.22" calcext:value-type="float">
            <text:p>87.22</text:p>
          </table:table-cell>
          <table:table-cell office:value-type="float" office:value="109.96" calcext:value-type="float">
            <text:p>109.96</text:p>
          </table:table-cell>
        </table:table-row>
        <table:table-row table:style-name="ro1">
          <table:table-cell office:value-type="float" office:value="2495384" calcext:value-type="float">
            <text:p>2495384</text:p>
          </table:table-cell>
          <table:table-cell table:formula="of:=[.A158]/1000/(60*60*24)" office:value-type="time" office:time-value="PT00H41M35.384S" calcext:value-type="time">
            <text:p>00:41:35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87.77" calcext:value-type="float">
            <text:p>87.77</text:p>
          </table:table-cell>
          <table:table-cell office:value-type="float" office:value="110.64" calcext:value-type="float">
            <text:p>110.64</text:p>
          </table:table-cell>
        </table:table-row>
        <table:table-row table:style-name="ro1">
          <table:table-cell office:value-type="float" office:value="2511384" calcext:value-type="float">
            <text:p>2511384</text:p>
          </table:table-cell>
          <table:table-cell table:formula="of:=[.A159]/1000/(60*60*24)" office:value-type="time" office:time-value="PT00H41M51.384S" calcext:value-type="time">
            <text:p>00:41:51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88.32" calcext:value-type="float">
            <text:p>88.32</text:p>
          </table:table-cell>
          <table:table-cell office:value-type="float" office:value="111.32" calcext:value-type="float">
            <text:p>111.32</text:p>
          </table:table-cell>
        </table:table-row>
        <table:table-row table:style-name="ro1">
          <table:table-cell office:value-type="float" office:value="2527383" calcext:value-type="float">
            <text:p>2527383</text:p>
          </table:table-cell>
          <table:table-cell table:formula="of:=[.A160]/1000/(60*60*24)" office:value-type="time" office:time-value="PT00H42M07.383S" calcext:value-type="time">
            <text:p>00:42:07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88.87" calcext:value-type="float">
            <text:p>88.8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43384" calcext:value-type="float">
            <text:p>2543384</text:p>
          </table:table-cell>
          <table:table-cell table:formula="of:=[.A161]/1000/(60*60*24)" office:value-type="time" office:time-value="PT00H42M23.384S" calcext:value-type="time">
            <text:p>00:42:23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89.42" calcext:value-type="float">
            <text:p>89.42</text:p>
          </table:table-cell>
          <table:table-cell office:value-type="float" office:value="112.68" calcext:value-type="float">
            <text:p>112.68</text:p>
          </table:table-cell>
        </table:table-row>
        <table:table-row table:style-name="ro1">
          <table:table-cell office:value-type="float" office:value="2559384" calcext:value-type="float">
            <text:p>2559384</text:p>
          </table:table-cell>
          <table:table-cell table:formula="of:=[.A162]/1000/(60*60*24)" office:value-type="time" office:time-value="PT00H42M39.384S" calcext:value-type="time">
            <text:p>00:42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89.97" calcext:value-type="float">
            <text:p>89.97</text:p>
          </table:table-cell>
          <table:table-cell office:value-type="float" office:value="113.36" calcext:value-type="float">
            <text:p>113.36</text:p>
          </table:table-cell>
        </table:table-row>
        <table:table-row table:style-name="ro1">
          <table:table-cell office:value-type="float" office:value="2575384" calcext:value-type="float">
            <text:p>2575384</text:p>
          </table:table-cell>
          <table:table-cell table:formula="of:=[.A163]/1000/(60*60*24)" office:value-type="time" office:time-value="PT00H42M55.384S" calcext:value-type="time">
            <text:p>00:42:55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90.52" calcext:value-type="float">
            <text:p>90.52</text:p>
          </table:table-cell>
          <table:table-cell office:value-type="float" office:value="114.04" calcext:value-type="float">
            <text:p>114.04</text:p>
          </table:table-cell>
        </table:table-row>
        <table:table-row table:style-name="ro1">
          <table:table-cell office:value-type="float" office:value="2591384" calcext:value-type="float">
            <text:p>2591384</text:p>
          </table:table-cell>
          <table:table-cell table:formula="of:=[.A164]/1000/(60*60*24)" office:value-type="time" office:time-value="PT00H43M11.384S" calcext:value-type="time">
            <text:p>00:43:11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91.07" calcext:value-type="float">
            <text:p>91.07</text:p>
          </table:table-cell>
          <table:table-cell office:value-type="float" office:value="114.72" calcext:value-type="float">
            <text:p>114.72</text:p>
          </table:table-cell>
        </table:table-row>
        <table:table-row table:style-name="ro1">
          <table:table-cell office:value-type="float" office:value="2607384" calcext:value-type="float">
            <text:p>2607384</text:p>
          </table:table-cell>
          <table:table-cell table:formula="of:=[.A165]/1000/(60*60*24)" office:value-type="time" office:time-value="PT00H43M27.384S" calcext:value-type="time">
            <text:p>00:43:27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91.62" calcext:value-type="float">
            <text:p>91.62</text:p>
          </table:table-cell>
          <table:table-cell office:value-type="float" office:value="115.4" calcext:value-type="float">
            <text:p>115.4</text:p>
          </table:table-cell>
        </table:table-row>
        <table:table-row table:style-name="ro1">
          <table:table-cell office:value-type="float" office:value="2623384" calcext:value-type="float">
            <text:p>2623384</text:p>
          </table:table-cell>
          <table:table-cell table:formula="of:=[.A166]/1000/(60*60*24)" office:value-type="time" office:time-value="PT00H43M43.384S" calcext:value-type="time">
            <text:p>00:43:43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92.18" calcext:value-type="float">
            <text:p>92.18</text:p>
          </table:table-cell>
          <table:table-cell office:value-type="float" office:value="116.08" calcext:value-type="float">
            <text:p>116.08</text:p>
          </table:table-cell>
        </table:table-row>
        <table:table-row table:style-name="ro1">
          <table:table-cell office:value-type="float" office:value="2639384" calcext:value-type="float">
            <text:p>2639384</text:p>
          </table:table-cell>
          <table:table-cell table:formula="of:=[.A167]/1000/(60*60*24)" office:value-type="time" office:time-value="PT00H43M59.384S" calcext:value-type="time">
            <text:p>00:43:59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92.73" calcext:value-type="float">
            <text:p>92.73</text:p>
          </table:table-cell>
          <table:table-cell office:value-type="float" office:value="116.75" calcext:value-type="float">
            <text:p>116.75</text:p>
          </table:table-cell>
        </table:table-row>
        <table:table-row table:style-name="ro1">
          <table:table-cell office:value-type="float" office:value="2655384" calcext:value-type="float">
            <text:p>2655384</text:p>
          </table:table-cell>
          <table:table-cell table:formula="of:=[.A168]/1000/(60*60*24)" office:value-type="time" office:time-value="PT00H44M15.384S" calcext:value-type="time">
            <text:p>00:44:15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93.28" calcext:value-type="float">
            <text:p>93.28</text:p>
          </table:table-cell>
          <table:table-cell office:value-type="float" office:value="117.43" calcext:value-type="float">
            <text:p>117.43</text:p>
          </table:table-cell>
        </table:table-row>
        <table:table-row table:style-name="ro1">
          <table:table-cell office:value-type="float" office:value="2671384" calcext:value-type="float">
            <text:p>2671384</text:p>
          </table:table-cell>
          <table:table-cell table:formula="of:=[.A169]/1000/(60*60*24)" office:value-type="time" office:time-value="PT00H44M31.384S" calcext:value-type="time">
            <text:p>00:44:31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93.83" calcext:value-type="float">
            <text:p>93.83</text:p>
          </table:table-cell>
          <table:table-cell office:value-type="float" office:value="118.11" calcext:value-type="float">
            <text:p>118.11</text:p>
          </table:table-cell>
        </table:table-row>
        <table:table-row table:style-name="ro1">
          <table:table-cell office:value-type="float" office:value="2687384" calcext:value-type="float">
            <text:p>2687384</text:p>
          </table:table-cell>
          <table:table-cell table:formula="of:=[.A170]/1000/(60*60*24)" office:value-type="time" office:time-value="PT00H44M47.384S" calcext:value-type="time">
            <text:p>00:44:47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94.38" calcext:value-type="float">
            <text:p>94.38</text:p>
          </table:table-cell>
          <table:table-cell office:value-type="float" office:value="118.79" calcext:value-type="float">
            <text:p>118.79</text:p>
          </table:table-cell>
        </table:table-row>
        <table:table-row table:style-name="ro1">
          <table:table-cell office:value-type="float" office:value="2703383" calcext:value-type="float">
            <text:p>2703383</text:p>
          </table:table-cell>
          <table:table-cell table:formula="of:=[.A171]/1000/(60*60*24)" office:value-type="time" office:time-value="PT00H45M03.383S" calcext:value-type="time">
            <text:p>00:45:03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94.93" calcext:value-type="float">
            <text:p>94.93</text:p>
          </table:table-cell>
          <table:table-cell office:value-type="float" office:value="119.47" calcext:value-type="float">
            <text:p>119.47</text:p>
          </table:table-cell>
        </table:table-row>
        <table:table-row table:style-name="ro1">
          <table:table-cell office:value-type="float" office:value="2719384" calcext:value-type="float">
            <text:p>2719384</text:p>
          </table:table-cell>
          <table:table-cell table:formula="of:=[.A172]/1000/(60*60*24)" office:value-type="time" office:time-value="PT00H45M19.384S" calcext:value-type="time">
            <text:p>00:45:19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95.48" calcext:value-type="float">
            <text:p>95.48</text:p>
          </table:table-cell>
          <table:table-cell office:value-type="float" office:value="120.15" calcext:value-type="float">
            <text:p>120.15</text:p>
          </table:table-cell>
        </table:table-row>
        <table:table-row table:style-name="ro1">
          <table:table-cell office:value-type="float" office:value="2735383" calcext:value-type="float">
            <text:p>2735383</text:p>
          </table:table-cell>
          <table:table-cell table:formula="of:=[.A173]/1000/(60*60*24)" office:value-type="time" office:time-value="PT00H45M35.383S" calcext:value-type="time">
            <text:p>00:45:35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96.03" calcext:value-type="float">
            <text:p>96.03</text:p>
          </table:table-cell>
          <table:table-cell office:value-type="float" office:value="120.82" calcext:value-type="float">
            <text:p>120.82</text:p>
          </table:table-cell>
        </table:table-row>
        <table:table-row table:style-name="ro1">
          <table:table-cell office:value-type="float" office:value="2751384" calcext:value-type="float">
            <text:p>2751384</text:p>
          </table:table-cell>
          <table:table-cell table:formula="of:=[.A174]/1000/(60*60*24)" office:value-type="time" office:time-value="PT00H45M51.384S" calcext:value-type="time">
            <text:p>00:45:51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96.58" calcext:value-type="float">
            <text:p>96.58</text:p>
          </table:table-cell>
          <table:table-cell office:value-type="float" office:value="121.5" calcext:value-type="float">
            <text:p>121.5</text:p>
          </table:table-cell>
        </table:table-row>
        <table:table-row table:style-name="ro1">
          <table:table-cell office:value-type="float" office:value="2767384" calcext:value-type="float">
            <text:p>2767384</text:p>
          </table:table-cell>
          <table:table-cell table:formula="of:=[.A175]/1000/(60*60*24)" office:value-type="time" office:time-value="PT00H46M07.384S" calcext:value-type="time">
            <text:p>00:46:07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97.13" calcext:value-type="float">
            <text:p>97.13</text:p>
          </table:table-cell>
          <table:table-cell office:value-type="float" office:value="122.18" calcext:value-type="float">
            <text:p>122.18</text:p>
          </table:table-cell>
        </table:table-row>
        <table:table-row table:style-name="ro1">
          <table:table-cell office:value-type="float" office:value="2783384" calcext:value-type="float">
            <text:p>2783384</text:p>
          </table:table-cell>
          <table:table-cell table:formula="of:=[.A176]/1000/(60*60*24)" office:value-type="time" office:time-value="PT00H46M23.384S" calcext:value-type="time">
            <text:p>00:46:23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97.68" calcext:value-type="float">
            <text:p>97.68</text:p>
          </table:table-cell>
          <table:table-cell office:value-type="float" office:value="122.85" calcext:value-type="float">
            <text:p>122.85</text:p>
          </table:table-cell>
        </table:table-row>
        <table:table-row table:style-name="ro1">
          <table:table-cell office:value-type="float" office:value="2799383" calcext:value-type="float">
            <text:p>2799383</text:p>
          </table:table-cell>
          <table:table-cell table:formula="of:=[.A177]/1000/(60*60*24)" office:value-type="time" office:time-value="PT00H46M39.383S" calcext:value-type="time">
            <text:p>00:46:39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98.23" calcext:value-type="float">
            <text:p>98.23</text:p>
          </table:table-cell>
          <table:table-cell office:value-type="float" office:value="123.53" calcext:value-type="float">
            <text:p>123.53</text:p>
          </table:table-cell>
        </table:table-row>
        <table:table-row table:style-name="ro1">
          <table:table-cell office:value-type="float" office:value="2815384" calcext:value-type="float">
            <text:p>2815384</text:p>
          </table:table-cell>
          <table:table-cell table:formula="of:=[.A178]/1000/(60*60*24)" office:value-type="time" office:time-value="PT00H46M55.384S" calcext:value-type="time">
            <text:p>00:46:55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98.78" calcext:value-type="float">
            <text:p>98.78</text:p>
          </table:table-cell>
          <table:table-cell office:value-type="float" office:value="124.21" calcext:value-type="float">
            <text:p>124.21</text:p>
          </table:table-cell>
        </table:table-row>
        <table:table-row table:style-name="ro1">
          <table:table-cell office:value-type="float" office:value="2831384" calcext:value-type="float">
            <text:p>2831384</text:p>
          </table:table-cell>
          <table:table-cell table:formula="of:=[.A179]/1000/(60*60*24)" office:value-type="time" office:time-value="PT00H47M11.384S" calcext:value-type="time">
            <text:p>00:47:11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99.33" calcext:value-type="float">
            <text:p>99.33</text:p>
          </table:table-cell>
          <table:table-cell office:value-type="float" office:value="124.88" calcext:value-type="float">
            <text:p>124.88</text:p>
          </table:table-cell>
        </table:table-row>
        <table:table-row table:style-name="ro1">
          <table:table-cell office:value-type="float" office:value="2847384" calcext:value-type="float">
            <text:p>2847384</text:p>
          </table:table-cell>
          <table:table-cell table:formula="of:=[.A180]/1000/(60*60*24)" office:value-type="time" office:time-value="PT00H47M27.384S" calcext:value-type="time">
            <text:p>00:47:27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99.88" calcext:value-type="float">
            <text:p>99.88</text:p>
          </table:table-cell>
          <table:table-cell office:value-type="float" office:value="125.56" calcext:value-type="float">
            <text:p>125.56</text:p>
          </table:table-cell>
        </table:table-row>
        <table:table-row table:style-name="ro1">
          <table:table-cell office:value-type="float" office:value="2863384" calcext:value-type="float">
            <text:p>2863384</text:p>
          </table:table-cell>
          <table:table-cell table:formula="of:=[.A181]/1000/(60*60*24)" office:value-type="time" office:time-value="PT00H47M43.384S" calcext:value-type="time">
            <text:p>00:47:43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100.43" calcext:value-type="float">
            <text:p>100.43</text:p>
          </table:table-cell>
          <table:table-cell office:value-type="float" office:value="126.23" calcext:value-type="float">
            <text:p>126.23</text:p>
          </table:table-cell>
        </table:table-row>
        <table:table-row table:style-name="ro1">
          <table:table-cell office:value-type="float" office:value="2879384" calcext:value-type="float">
            <text:p>2879384</text:p>
          </table:table-cell>
          <table:table-cell table:formula="of:=[.A182]/1000/(60*60*24)" office:value-type="time" office:time-value="PT00H47M59.384S" calcext:value-type="time">
            <text:p>00:47:59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100.98" calcext:value-type="float">
            <text:p>100.98</text:p>
          </table:table-cell>
          <table:table-cell office:value-type="float" office:value="126.91" calcext:value-type="float">
            <text:p>126.91</text:p>
          </table:table-cell>
        </table:table-row>
        <table:table-row table:style-name="ro1">
          <table:table-cell office:value-type="float" office:value="2895384" calcext:value-type="float">
            <text:p>2895384</text:p>
          </table:table-cell>
          <table:table-cell table:formula="of:=[.A183]/1000/(60*60*24)" office:value-type="time" office:time-value="PT00H48M15.384S" calcext:value-type="time">
            <text:p>00:48:15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101.52" calcext:value-type="float">
            <text:p>101.52</text:p>
          </table:table-cell>
          <table:table-cell office:value-type="float" office:value="127.58" calcext:value-type="float">
            <text:p>127.58</text:p>
          </table:table-cell>
        </table:table-row>
        <table:table-row table:style-name="ro1">
          <table:table-cell office:value-type="float" office:value="2911384" calcext:value-type="float">
            <text:p>2911384</text:p>
          </table:table-cell>
          <table:table-cell table:formula="of:=[.A184]/1000/(60*60*24)" office:value-type="time" office:time-value="PT00H48M31.384S" calcext:value-type="time">
            <text:p>00:48:31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2" calcext:value-type="float">
            <text:p>151.82</text:p>
          </table:table-cell>
          <table:table-cell office:value-type="float" office:value="102.07" calcext:value-type="float">
            <text:p>102.07</text:p>
          </table:table-cell>
          <table:table-cell office:value-type="float" office:value="128.26" calcext:value-type="float">
            <text:p>128.26</text:p>
          </table:table-cell>
        </table:table-row>
        <table:table-row table:style-name="ro1">
          <table:table-cell office:value-type="float" office:value="2927384" calcext:value-type="float">
            <text:p>2927384</text:p>
          </table:table-cell>
          <table:table-cell table:formula="of:=[.A185]/1000/(60*60*24)" office:value-type="time" office:time-value="PT00H48M47.384S" calcext:value-type="time">
            <text:p>00:48:47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02.62" calcext:value-type="float">
            <text:p>102.62</text:p>
          </table:table-cell>
          <table:table-cell office:value-type="float" office:value="128.93" calcext:value-type="float">
            <text:p>128.93</text:p>
          </table:table-cell>
        </table:table-row>
        <table:table-row table:style-name="ro1">
          <table:table-cell office:value-type="float" office:value="2943384" calcext:value-type="float">
            <text:p>2943384</text:p>
          </table:table-cell>
          <table:table-cell table:formula="of:=[.A186]/1000/(60*60*24)" office:value-type="time" office:time-value="PT00H49M03.384S" calcext:value-type="time">
            <text:p>00:49:03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03.17" calcext:value-type="float">
            <text:p>103.17</text:p>
          </table:table-cell>
          <table:table-cell office:value-type="float" office:value="129.61" calcext:value-type="float">
            <text:p>129.61</text:p>
          </table:table-cell>
        </table:table-row>
        <table:table-row table:style-name="ro1">
          <table:table-cell office:value-type="float" office:value="2959384" calcext:value-type="float">
            <text:p>2959384</text:p>
          </table:table-cell>
          <table:table-cell table:formula="of:=[.A187]/1000/(60*60*24)" office:value-type="time" office:time-value="PT00H49M19.384S" calcext:value-type="time">
            <text:p>00:49:19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03.72" calcext:value-type="float">
            <text:p>103.72</text:p>
          </table:table-cell>
          <table:table-cell office:value-type="float" office:value="130.28" calcext:value-type="float">
            <text:p>130.28</text:p>
          </table:table-cell>
        </table:table-row>
        <table:table-row table:style-name="ro1">
          <table:table-cell office:value-type="float" office:value="2975384" calcext:value-type="float">
            <text:p>2975384</text:p>
          </table:table-cell>
          <table:table-cell table:formula="of:=[.A188]/1000/(60*60*24)" office:value-type="time" office:time-value="PT00H49M35.384S" calcext:value-type="time">
            <text:p>00:49:35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04.27" calcext:value-type="float">
            <text:p>104.27</text:p>
          </table:table-cell>
          <table:table-cell office:value-type="float" office:value="130.96" calcext:value-type="float">
            <text:p>130.96</text:p>
          </table:table-cell>
        </table:table-row>
        <table:table-row table:style-name="ro1">
          <table:table-cell office:value-type="float" office:value="2991384" calcext:value-type="float">
            <text:p>2991384</text:p>
          </table:table-cell>
          <table:table-cell table:formula="of:=[.A189]/1000/(60*60*24)" office:value-type="time" office:time-value="PT00H49M51.384S" calcext:value-type="time">
            <text:p>00:49:51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04.82" calcext:value-type="float">
            <text:p>104.82</text:p>
          </table:table-cell>
          <table:table-cell office:value-type="float" office:value="131.63" calcext:value-type="float">
            <text:p>131.63</text:p>
          </table:table-cell>
        </table:table-row>
        <table:table-row table:style-name="ro1">
          <table:table-cell office:value-type="float" office:value="3007384" calcext:value-type="float">
            <text:p>3007384</text:p>
          </table:table-cell>
          <table:table-cell table:formula="of:=[.A190]/1000/(60*60*24)" office:value-type="time" office:time-value="PT00H50M07.384S" calcext:value-type="time">
            <text:p>00:50:07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05.37" calcext:value-type="float">
            <text:p>105.37</text:p>
          </table:table-cell>
          <table:table-cell office:value-type="float" office:value="132.3" calcext:value-type="float">
            <text:p>132.3</text:p>
          </table:table-cell>
        </table:table-row>
        <table:table-row table:style-name="ro1">
          <table:table-cell office:value-type="float" office:value="3023384" calcext:value-type="float">
            <text:p>3023384</text:p>
          </table:table-cell>
          <table:table-cell table:formula="of:=[.A191]/1000/(60*60*24)" office:value-type="time" office:time-value="PT00H50M23.384S" calcext:value-type="time">
            <text:p>00:50:23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05.92" calcext:value-type="float">
            <text:p>105.92</text:p>
          </table:table-cell>
          <table:table-cell office:value-type="float" office:value="132.98" calcext:value-type="float">
            <text:p>132.98</text:p>
          </table:table-cell>
        </table:table-row>
        <table:table-row table:style-name="ro1">
          <table:table-cell office:value-type="float" office:value="3039384" calcext:value-type="float">
            <text:p>3039384</text:p>
          </table:table-cell>
          <table:table-cell table:formula="of:=[.A192]/1000/(60*60*24)" office:value-type="time" office:time-value="PT00H50M39.384S" calcext:value-type="time">
            <text:p>00:50:39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06.47" calcext:value-type="float">
            <text:p>106.47</text:p>
          </table:table-cell>
          <table:table-cell office:value-type="float" office:value="133.65" calcext:value-type="float">
            <text:p>133.65</text:p>
          </table:table-cell>
        </table:table-row>
        <table:table-row table:style-name="ro1">
          <table:table-cell office:value-type="float" office:value="3055384" calcext:value-type="float">
            <text:p>3055384</text:p>
          </table:table-cell>
          <table:table-cell table:formula="of:=[.A193]/1000/(60*60*24)" office:value-type="time" office:time-value="PT00H50M55.384S" calcext:value-type="time">
            <text:p>00:50:55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07.01" calcext:value-type="float">
            <text:p>107.01</text:p>
          </table:table-cell>
          <table:table-cell office:value-type="float" office:value="134.33" calcext:value-type="float">
            <text:p>134.33</text:p>
          </table:table-cell>
        </table:table-row>
        <table:table-row table:style-name="ro1">
          <table:table-cell office:value-type="float" office:value="3071384" calcext:value-type="float">
            <text:p>3071384</text:p>
          </table:table-cell>
          <table:table-cell table:formula="of:=[.A194]/1000/(60*60*24)" office:value-type="time" office:time-value="PT00H51M11.384S" calcext:value-type="time">
            <text:p>00:51:11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07.56" calcext:value-type="float">
            <text:p>107.5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087384" calcext:value-type="float">
            <text:p>3087384</text:p>
          </table:table-cell>
          <table:table-cell table:formula="of:=[.A195]/1000/(60*60*24)" office:value-type="time" office:time-value="PT00H51M27.384S" calcext:value-type="time">
            <text:p>00:51:27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108.11" calcext:value-type="float">
            <text:p>108.11</text:p>
          </table:table-cell>
          <table:table-cell office:value-type="float" office:value="135.67" calcext:value-type="float">
            <text:p>135.67</text:p>
          </table:table-cell>
        </table:table-row>
        <table:table-row table:style-name="ro1">
          <table:table-cell office:value-type="float" office:value="3103384" calcext:value-type="float">
            <text:p>3103384</text:p>
          </table:table-cell>
          <table:table-cell table:formula="of:=[.A196]/1000/(60*60*24)" office:value-type="time" office:time-value="PT00H51M43.384S" calcext:value-type="time">
            <text:p>00:51:43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08.66" calcext:value-type="float">
            <text:p>108.66</text:p>
          </table:table-cell>
          <table:table-cell office:value-type="float" office:value="136.35" calcext:value-type="float">
            <text:p>136.35</text:p>
          </table:table-cell>
        </table:table-row>
        <table:table-row table:style-name="ro1">
          <table:table-cell office:value-type="float" office:value="3119384" calcext:value-type="float">
            <text:p>3119384</text:p>
          </table:table-cell>
          <table:table-cell table:formula="of:=[.A197]/1000/(60*60*24)" office:value-type="time" office:time-value="PT00H51M59.384S" calcext:value-type="time">
            <text:p>00:51:59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109.21" calcext:value-type="float">
            <text:p>109.21</text:p>
          </table:table-cell>
          <table:table-cell office:value-type="float" office:value="137.02" calcext:value-type="float">
            <text:p>137.02</text:p>
          </table:table-cell>
        </table:table-row>
        <table:table-row table:style-name="ro1">
          <table:table-cell office:value-type="float" office:value="3135384" calcext:value-type="float">
            <text:p>3135384</text:p>
          </table:table-cell>
          <table:table-cell table:formula="of:=[.A198]/1000/(60*60*24)" office:value-type="time" office:time-value="PT00H52M15.384S" calcext:value-type="time">
            <text:p>00:52:15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109.76" calcext:value-type="float">
            <text:p>109.76</text:p>
          </table:table-cell>
          <table:table-cell office:value-type="float" office:value="137.69" calcext:value-type="float">
            <text:p>137.69</text:p>
          </table:table-cell>
        </table:table-row>
        <table:table-row table:style-name="ro1">
          <table:table-cell office:value-type="float" office:value="3151384" calcext:value-type="float">
            <text:p>3151384</text:p>
          </table:table-cell>
          <table:table-cell table:formula="of:=[.A199]/1000/(60*60*24)" office:value-type="time" office:time-value="PT00H52M31.384S" calcext:value-type="time">
            <text:p>00:52:31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110.3" calcext:value-type="float">
            <text:p>110.3</text:p>
          </table:table-cell>
          <table:table-cell office:value-type="float" office:value="138.37" calcext:value-type="float">
            <text:p>138.37</text:p>
          </table:table-cell>
        </table:table-row>
        <table:table-row table:style-name="ro1">
          <table:table-cell office:value-type="float" office:value="3167384" calcext:value-type="float">
            <text:p>3167384</text:p>
          </table:table-cell>
          <table:table-cell table:formula="of:=[.A200]/1000/(60*60*24)" office:value-type="time" office:time-value="PT00H52M47.384S" calcext:value-type="time">
            <text:p>00:52:47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110.85" calcext:value-type="float">
            <text:p>110.85</text:p>
          </table:table-cell>
          <table:table-cell office:value-type="float" office:value="139.04" calcext:value-type="float">
            <text:p>139.04</text:p>
          </table:table-cell>
        </table:table-row>
        <table:table-row table:style-name="ro1">
          <table:table-cell office:value-type="float" office:value="3183384" calcext:value-type="float">
            <text:p>3183384</text:p>
          </table:table-cell>
          <table:table-cell table:formula="of:=[.A201]/1000/(60*60*24)" office:value-type="time" office:time-value="PT00H53M03.384S" calcext:value-type="time">
            <text:p>00:53:03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111.4" calcext:value-type="float">
            <text:p>111.4</text:p>
          </table:table-cell>
          <table:table-cell office:value-type="float" office:value="139.71" calcext:value-type="float">
            <text:p>139.71</text:p>
          </table:table-cell>
        </table:table-row>
        <table:table-row table:style-name="ro1">
          <table:table-cell office:value-type="float" office:value="3199384" calcext:value-type="float">
            <text:p>3199384</text:p>
          </table:table-cell>
          <table:table-cell table:formula="of:=[.A202]/1000/(60*60*24)" office:value-type="time" office:time-value="PT00H53M19.384S" calcext:value-type="time">
            <text:p>00:53:19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111.95" calcext:value-type="float">
            <text:p>111.95</text:p>
          </table:table-cell>
          <table:table-cell office:value-type="float" office:value="140.38" calcext:value-type="float">
            <text:p>140.38</text:p>
          </table:table-cell>
        </table:table-row>
        <table:table-row table:style-name="ro1">
          <table:table-cell office:value-type="float" office:value="3215384" calcext:value-type="float">
            <text:p>3215384</text:p>
          </table:table-cell>
          <table:table-cell table:formula="of:=[.A203]/1000/(60*60*24)" office:value-type="time" office:time-value="PT00H53M35.384S" calcext:value-type="time">
            <text:p>00:53:35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112.5" calcext:value-type="float">
            <text:p>112.5</text:p>
          </table:table-cell>
          <table:table-cell office:value-type="float" office:value="141.06" calcext:value-type="float">
            <text:p>141.06</text:p>
          </table:table-cell>
        </table:table-row>
        <table:table-row table:style-name="ro1">
          <table:table-cell office:value-type="float" office:value="3231384" calcext:value-type="float">
            <text:p>3231384</text:p>
          </table:table-cell>
          <table:table-cell table:formula="of:=[.A204]/1000/(60*60*24)" office:value-type="time" office:time-value="PT00H53M51.384S" calcext:value-type="time">
            <text:p>00:53:51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113.04" calcext:value-type="float">
            <text:p>113.04</text:p>
          </table:table-cell>
          <table:table-cell office:value-type="float" office:value="141.73" calcext:value-type="float">
            <text:p>141.73</text:p>
          </table:table-cell>
        </table:table-row>
        <table:table-row table:style-name="ro1">
          <table:table-cell office:value-type="float" office:value="3247384" calcext:value-type="float">
            <text:p>3247384</text:p>
          </table:table-cell>
          <table:table-cell table:formula="of:=[.A205]/1000/(60*60*24)" office:value-type="time" office:time-value="PT00H54M07.384S" calcext:value-type="time">
            <text:p>00:54:07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113.59" calcext:value-type="float">
            <text:p>113.59</text:p>
          </table:table-cell>
          <table:table-cell office:value-type="float" office:value="142.4" calcext:value-type="float">
            <text:p>142.4</text:p>
          </table:table-cell>
        </table:table-row>
        <table:table-row table:style-name="ro1">
          <table:table-cell office:value-type="float" office:value="3263384" calcext:value-type="float">
            <text:p>3263384</text:p>
          </table:table-cell>
          <table:table-cell table:formula="of:=[.A206]/1000/(60*60*24)" office:value-type="time" office:time-value="PT00H54M23.384S" calcext:value-type="time">
            <text:p>00:54:23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114.14" calcext:value-type="float">
            <text:p>114.14</text:p>
          </table:table-cell>
          <table:table-cell office:value-type="float" office:value="143.07" calcext:value-type="float">
            <text:p>143.07</text:p>
          </table:table-cell>
        </table:table-row>
        <table:table-row table:style-name="ro1">
          <table:table-cell office:value-type="float" office:value="3279384" calcext:value-type="float">
            <text:p>3279384</text:p>
          </table:table-cell>
          <table:table-cell table:formula="of:=[.A207]/1000/(60*60*24)" office:value-type="time" office:time-value="PT00H54M39.384S" calcext:value-type="time">
            <text:p>00:54:39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114.69" calcext:value-type="float">
            <text:p>114.69</text:p>
          </table:table-cell>
          <table:table-cell office:value-type="float" office:value="143.74" calcext:value-type="float">
            <text:p>143.74</text:p>
          </table:table-cell>
        </table:table-row>
        <table:table-row table:style-name="ro1">
          <table:table-cell office:value-type="float" office:value="3295384" calcext:value-type="float">
            <text:p>3295384</text:p>
          </table:table-cell>
          <table:table-cell table:formula="of:=[.A208]/1000/(60*60*24)" office:value-type="time" office:time-value="PT00H54M55.384S" calcext:value-type="time">
            <text:p>00:54:55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115.23" calcext:value-type="float">
            <text:p>115.23</text:p>
          </table:table-cell>
          <table:table-cell office:value-type="float" office:value="144.41" calcext:value-type="float">
            <text:p>144.41</text:p>
          </table:table-cell>
        </table:table-row>
        <table:table-row table:style-name="ro1">
          <table:table-cell office:value-type="float" office:value="3311384" calcext:value-type="float">
            <text:p>3311384</text:p>
          </table:table-cell>
          <table:table-cell table:formula="of:=[.A209]/1000/(60*60*24)" office:value-type="time" office:time-value="PT00H55M11.384S" calcext:value-type="time">
            <text:p>00:55:11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115.78" calcext:value-type="float">
            <text:p>115.78</text:p>
          </table:table-cell>
          <table:table-cell office:value-type="float" office:value="145.08" calcext:value-type="float">
            <text:p>145.08</text:p>
          </table:table-cell>
        </table:table-row>
        <table:table-row table:style-name="ro1">
          <table:table-cell office:value-type="float" office:value="3327384" calcext:value-type="float">
            <text:p>3327384</text:p>
          </table:table-cell>
          <table:table-cell table:formula="of:=[.A210]/1000/(60*60*24)" office:value-type="time" office:time-value="PT00H55M27.384S" calcext:value-type="time">
            <text:p>00:55:27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116.33" calcext:value-type="float">
            <text:p>116.33</text:p>
          </table:table-cell>
          <table:table-cell office:value-type="float" office:value="145.75" calcext:value-type="float">
            <text:p>145.75</text:p>
          </table:table-cell>
        </table:table-row>
        <table:table-row table:style-name="ro1">
          <table:table-cell office:value-type="float" office:value="3343384" calcext:value-type="float">
            <text:p>3343384</text:p>
          </table:table-cell>
          <table:table-cell table:formula="of:=[.A211]/1000/(60*60*24)" office:value-type="time" office:time-value="PT00H55M43.384S" calcext:value-type="time">
            <text:p>00:55:43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116.88" calcext:value-type="float">
            <text:p>116.88</text:p>
          </table:table-cell>
          <table:table-cell office:value-type="float" office:value="146.42" calcext:value-type="float">
            <text:p>146.42</text:p>
          </table:table-cell>
        </table:table-row>
        <table:table-row table:style-name="ro1">
          <table:table-cell office:value-type="float" office:value="3359384" calcext:value-type="float">
            <text:p>3359384</text:p>
          </table:table-cell>
          <table:table-cell table:formula="of:=[.A212]/1000/(60*60*24)" office:value-type="time" office:time-value="PT00H55M59.384S" calcext:value-type="time">
            <text:p>00:55:59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117.43" calcext:value-type="float">
            <text:p>117.43</text:p>
          </table:table-cell>
          <table:table-cell office:value-type="float" office:value="147.1" calcext:value-type="float">
            <text:p>147.1</text:p>
          </table:table-cell>
        </table:table-row>
        <table:table-row table:style-name="ro1">
          <table:table-cell office:value-type="float" office:value="3375384" calcext:value-type="float">
            <text:p>3375384</text:p>
          </table:table-cell>
          <table:table-cell table:formula="of:=[.A213]/1000/(60*60*24)" office:value-type="time" office:time-value="PT00H56M15.384S" calcext:value-type="time">
            <text:p>00:56:15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17.97" calcext:value-type="float">
            <text:p>117.97</text:p>
          </table:table-cell>
          <table:table-cell office:value-type="float" office:value="147.77" calcext:value-type="float">
            <text:p>147.77</text:p>
          </table:table-cell>
        </table:table-row>
        <table:table-row table:style-name="ro1">
          <table:table-cell office:value-type="float" office:value="3391384" calcext:value-type="float">
            <text:p>3391384</text:p>
          </table:table-cell>
          <table:table-cell table:formula="of:=[.A214]/1000/(60*60*24)" office:value-type="time" office:time-value="PT00H56M31.384S" calcext:value-type="time">
            <text:p>00:56:31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18.52" calcext:value-type="float">
            <text:p>118.52</text:p>
          </table:table-cell>
          <table:table-cell office:value-type="float" office:value="148.44" calcext:value-type="float">
            <text:p>148.44</text:p>
          </table:table-cell>
        </table:table-row>
        <table:table-row table:style-name="ro1">
          <table:table-cell office:value-type="float" office:value="3407384" calcext:value-type="float">
            <text:p>3407384</text:p>
          </table:table-cell>
          <table:table-cell table:formula="of:=[.A215]/1000/(60*60*24)" office:value-type="time" office:time-value="PT00H56M47.384S" calcext:value-type="time">
            <text:p>00:56:47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19.07" calcext:value-type="float">
            <text:p>119.07</text:p>
          </table:table-cell>
          <table:table-cell office:value-type="float" office:value="149.11" calcext:value-type="float">
            <text:p>149.11</text:p>
          </table:table-cell>
        </table:table-row>
        <table:table-row table:style-name="ro1">
          <table:table-cell office:value-type="float" office:value="3423384" calcext:value-type="float">
            <text:p>3423384</text:p>
          </table:table-cell>
          <table:table-cell table:formula="of:=[.A216]/1000/(60*60*24)" office:value-type="time" office:time-value="PT00H57M03.384S" calcext:value-type="time">
            <text:p>00:57:03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19.61" calcext:value-type="float">
            <text:p>119.61</text:p>
          </table:table-cell>
          <table:table-cell office:value-type="float" office:value="149.78" calcext:value-type="float">
            <text:p>149.78</text:p>
          </table:table-cell>
        </table:table-row>
        <table:table-row table:style-name="ro1">
          <table:table-cell office:value-type="float" office:value="3439384" calcext:value-type="float">
            <text:p>3439384</text:p>
          </table:table-cell>
          <table:table-cell table:formula="of:=[.A217]/1000/(60*60*24)" office:value-type="time" office:time-value="PT00H57M19.384S" calcext:value-type="time">
            <text:p>00:57:19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20.16" calcext:value-type="float">
            <text:p>120.16</text:p>
          </table:table-cell>
          <table:table-cell office:value-type="float" office:value="150.45" calcext:value-type="float">
            <text:p>150.45</text:p>
          </table:table-cell>
        </table:table-row>
        <table:table-row table:style-name="ro1">
          <table:table-cell office:value-type="float" office:value="3455384" calcext:value-type="float">
            <text:p>3455384</text:p>
          </table:table-cell>
          <table:table-cell table:formula="of:=[.A218]/1000/(60*60*24)" office:value-type="time" office:time-value="PT00H57M35.384S" calcext:value-type="time">
            <text:p>00:57:35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20.71" calcext:value-type="float">
            <text:p>120.71</text:p>
          </table:table-cell>
          <table:table-cell office:value-type="float" office:value="151.12" calcext:value-type="float">
            <text:p>151.12</text:p>
          </table:table-cell>
        </table:table-row>
        <table:table-row table:style-name="ro1">
          <table:table-cell office:value-type="float" office:value="3471383" calcext:value-type="float">
            <text:p>3471383</text:p>
          </table:table-cell>
          <table:table-cell table:formula="of:=[.A219]/1000/(60*60*24)" office:value-type="time" office:time-value="PT00H57M51.383S" calcext:value-type="time">
            <text:p>00:57:51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21.26" calcext:value-type="float">
            <text:p>121.26</text:p>
          </table:table-cell>
          <table:table-cell office:value-type="float" office:value="151.79" calcext:value-type="float">
            <text:p>151.79</text:p>
          </table:table-cell>
        </table:table-row>
        <table:table-row table:style-name="ro1">
          <table:table-cell office:value-type="float" office:value="3487384" calcext:value-type="float">
            <text:p>3487384</text:p>
          </table:table-cell>
          <table:table-cell table:formula="of:=[.A220]/1000/(60*60*24)" office:value-type="time" office:time-value="PT00H58M07.384S" calcext:value-type="time">
            <text:p>00:58:07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21.8" calcext:value-type="float">
            <text:p>121.8</text:p>
          </table:table-cell>
          <table:table-cell office:value-type="float" office:value="152.46" calcext:value-type="float">
            <text:p>152.46</text:p>
          </table:table-cell>
        </table:table-row>
        <table:table-row table:style-name="ro1">
          <table:table-cell office:value-type="float" office:value="3503384" calcext:value-type="float">
            <text:p>3503384</text:p>
          </table:table-cell>
          <table:table-cell table:formula="of:=[.A221]/1000/(60*60*24)" office:value-type="time" office:time-value="PT00H58M23.384S" calcext:value-type="time">
            <text:p>00:58:23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22.35" calcext:value-type="float">
            <text:p>122.35</text:p>
          </table:table-cell>
          <table:table-cell office:value-type="float" office:value="153.13" calcext:value-type="float">
            <text:p>153.13</text:p>
          </table:table-cell>
        </table:table-row>
        <table:table-row table:style-name="ro1">
          <table:table-cell office:value-type="float" office:value="3519384" calcext:value-type="float">
            <text:p>3519384</text:p>
          </table:table-cell>
          <table:table-cell table:formula="of:=[.A222]/1000/(60*60*24)" office:value-type="time" office:time-value="PT00H58M39.384S" calcext:value-type="time">
            <text:p>00:58:39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22.9" calcext:value-type="float">
            <text:p>122.9</text:p>
          </table:table-cell>
          <table:table-cell office:value-type="float" office:value="153.8" calcext:value-type="float">
            <text:p>153.8</text:p>
          </table:table-cell>
        </table:table-row>
        <table:table-row table:style-name="ro1">
          <table:table-cell office:value-type="float" office:value="3535384" calcext:value-type="float">
            <text:p>3535384</text:p>
          </table:table-cell>
          <table:table-cell table:formula="of:=[.A223]/1000/(60*60*24)" office:value-type="time" office:time-value="PT00H58M55.384S" calcext:value-type="time">
            <text:p>00:58:55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23.44" calcext:value-type="float">
            <text:p>123.44</text:p>
          </table:table-cell>
          <table:table-cell office:value-type="float" office:value="154.46" calcext:value-type="float">
            <text:p>154.46</text:p>
          </table:table-cell>
        </table:table-row>
        <table:table-row table:style-name="ro1">
          <table:table-cell office:value-type="float" office:value="3551384" calcext:value-type="float">
            <text:p>3551384</text:p>
          </table:table-cell>
          <table:table-cell table:formula="of:=[.A224]/1000/(60*60*24)" office:value-type="time" office:time-value="PT00H59M11.384S" calcext:value-type="time">
            <text:p>00:59:11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23.99" calcext:value-type="float">
            <text:p>123.99</text:p>
          </table:table-cell>
          <table:table-cell office:value-type="float" office:value="155.13" calcext:value-type="float">
            <text:p>155.13</text:p>
          </table:table-cell>
        </table:table-row>
        <table:table-row table:style-name="ro1">
          <table:table-cell office:value-type="float" office:value="3567384" calcext:value-type="float">
            <text:p>3567384</text:p>
          </table:table-cell>
          <table:table-cell table:formula="of:=[.A225]/1000/(60*60*24)" office:value-type="time" office:time-value="PT00H59M27.384S" calcext:value-type="time">
            <text:p>00:59:27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1" calcext:value-type="float">
            <text:p>150.1</text:p>
          </table:table-cell>
          <table:table-cell office:value-type="float" office:value="124.54" calcext:value-type="float">
            <text:p>124.54</text:p>
          </table:table-cell>
          <table:table-cell office:value-type="float" office:value="155.8" calcext:value-type="float">
            <text:p>155.8</text:p>
          </table:table-cell>
        </table:table-row>
        <table:table-row table:style-name="ro1">
          <table:table-cell office:value-type="float" office:value="3583384" calcext:value-type="float">
            <text:p>3583384</text:p>
          </table:table-cell>
          <table:table-cell table:formula="of:=[.A226]/1000/(60*60*24)" office:value-type="time" office:time-value="PT00H59M43.384S" calcext:value-type="time">
            <text:p>00:59:43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25.08" calcext:value-type="float">
            <text:p>125.08</text:p>
          </table:table-cell>
          <table:table-cell office:value-type="float" office:value="156.47" calcext:value-type="float">
            <text:p>156.47</text:p>
          </table:table-cell>
        </table:table-row>
        <table:table-row table:style-name="ro1">
          <table:table-cell office:value-type="float" office:value="3599384" calcext:value-type="float">
            <text:p>3599384</text:p>
          </table:table-cell>
          <table:table-cell table:formula="of:=[.A227]/1000/(60*60*24)" office:value-type="time" office:time-value="PT00H59M59.384S" calcext:value-type="time">
            <text:p>00:59:59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25.63" calcext:value-type="float">
            <text:p>125.63</text:p>
          </table:table-cell>
          <table:table-cell office:value-type="float" office:value="157.14" calcext:value-type="float">
            <text:p>157.14</text:p>
          </table:table-cell>
        </table:table-row>
        <table:table-row table:style-name="ro1">
          <table:table-cell office:value-type="float" office:value="3615384" calcext:value-type="float">
            <text:p>3615384</text:p>
          </table:table-cell>
          <table:table-cell table:formula="of:=[.A228]/1000/(60*60*24)" office:value-type="time" office:time-value="PT01H00M15.384S" calcext:value-type="time">
            <text:p>01:00:15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26.18" calcext:value-type="float">
            <text:p>126.18</text:p>
          </table:table-cell>
          <table:table-cell office:value-type="float" office:value="157.81" calcext:value-type="float">
            <text:p>157.81</text:p>
          </table:table-cell>
        </table:table-row>
        <table:table-row table:style-name="ro1">
          <table:table-cell office:value-type="float" office:value="3631384" calcext:value-type="float">
            <text:p>3631384</text:p>
          </table:table-cell>
          <table:table-cell table:formula="of:=[.A229]/1000/(60*60*24)" office:value-type="time" office:time-value="PT01H00M31.384S" calcext:value-type="time">
            <text:p>01:00:31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26.72" calcext:value-type="float">
            <text:p>126.72</text:p>
          </table:table-cell>
          <table:table-cell office:value-type="float" office:value="158.48" calcext:value-type="float">
            <text:p>158.48</text:p>
          </table:table-cell>
        </table:table-row>
        <table:table-row table:style-name="ro1">
          <table:table-cell office:value-type="float" office:value="3647384" calcext:value-type="float">
            <text:p>3647384</text:p>
          </table:table-cell>
          <table:table-cell table:formula="of:=[.A230]/1000/(60*60*24)" office:value-type="time" office:time-value="PT01H00M47.384S" calcext:value-type="time">
            <text:p>01:00:47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27.27" calcext:value-type="float">
            <text:p>127.27</text:p>
          </table:table-cell>
          <table:table-cell office:value-type="float" office:value="159.15" calcext:value-type="float">
            <text:p>159.15</text:p>
          </table:table-cell>
        </table:table-row>
        <table:table-row table:style-name="ro1">
          <table:table-cell office:value-type="float" office:value="3663383" calcext:value-type="float">
            <text:p>3663383</text:p>
          </table:table-cell>
          <table:table-cell table:formula="of:=[.A231]/1000/(60*60*24)" office:value-type="time" office:time-value="PT01H01M03.383S" calcext:value-type="time">
            <text:p>01:01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127.82" calcext:value-type="float">
            <text:p>127.82</text:p>
          </table:table-cell>
          <table:table-cell office:value-type="float" office:value="159.82" calcext:value-type="float">
            <text:p>159.82</text:p>
          </table:table-cell>
        </table:table-row>
        <table:table-row table:style-name="ro1">
          <table:table-cell office:value-type="float" office:value="3679384" calcext:value-type="float">
            <text:p>3679384</text:p>
          </table:table-cell>
          <table:table-cell table:formula="of:=[.A232]/1000/(60*60*24)" office:value-type="time" office:time-value="PT01H01M19.384S" calcext:value-type="time">
            <text:p>01:01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128.36" calcext:value-type="float">
            <text:p>128.36</text:p>
          </table:table-cell>
          <table:table-cell office:value-type="float" office:value="160.48" calcext:value-type="float">
            <text:p>160.48</text:p>
          </table:table-cell>
        </table:table-row>
        <table:table-row table:style-name="ro1">
          <table:table-cell office:value-type="float" office:value="3695384" calcext:value-type="float">
            <text:p>3695384</text:p>
          </table:table-cell>
          <table:table-cell table:formula="of:=[.A233]/1000/(60*60*24)" office:value-type="time" office:time-value="PT01H01M35.384S" calcext:value-type="time">
            <text:p>01:01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128.91" calcext:value-type="float">
            <text:p>128.91</text:p>
          </table:table-cell>
          <table:table-cell office:value-type="float" office:value="161.15" calcext:value-type="float">
            <text:p>161.15</text:p>
          </table:table-cell>
        </table:table-row>
        <table:table-row table:style-name="ro1">
          <table:table-cell office:value-type="float" office:value="3711384" calcext:value-type="float">
            <text:p>3711384</text:p>
          </table:table-cell>
          <table:table-cell table:formula="of:=[.A234]/1000/(60*60*24)" office:value-type="time" office:time-value="PT01H01M51.384S" calcext:value-type="time">
            <text:p>01:01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129.45" calcext:value-type="float">
            <text:p>129.45</text:p>
          </table:table-cell>
          <table:table-cell office:value-type="float" office:value="161.82" calcext:value-type="float">
            <text:p>161.82</text:p>
          </table:table-cell>
        </table:table-row>
        <table:table-row table:style-name="ro1">
          <table:table-cell office:value-type="float" office:value="3727384" calcext:value-type="float">
            <text:p>3727384</text:p>
          </table:table-cell>
          <table:table-cell table:formula="of:=[.A235]/1000/(60*60*24)" office:value-type="time" office:time-value="PT01H02M07.384S" calcext:value-type="time">
            <text:p>01:02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130" calcext:value-type="float">
            <text:p>130</text:p>
          </table:table-cell>
          <table:table-cell office:value-type="float" office:value="162.49" calcext:value-type="float">
            <text:p>162.49</text:p>
          </table:table-cell>
        </table:table-row>
        <table:table-row table:style-name="ro1">
          <table:table-cell office:value-type="float" office:value="3743384" calcext:value-type="float">
            <text:p>3743384</text:p>
          </table:table-cell>
          <table:table-cell table:formula="of:=[.A236]/1000/(60*60*24)" office:value-type="time" office:time-value="PT01H02M23.384S" calcext:value-type="time">
            <text:p>01:02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130.55" calcext:value-type="float">
            <text:p>130.55</text:p>
          </table:table-cell>
          <table:table-cell office:value-type="float" office:value="163.16" calcext:value-type="float">
            <text:p>163.16</text:p>
          </table:table-cell>
        </table:table-row>
        <table:table-row table:style-name="ro1">
          <table:table-cell office:value-type="float" office:value="3759384" calcext:value-type="float">
            <text:p>3759384</text:p>
          </table:table-cell>
          <table:table-cell table:formula="of:=[.A237]/1000/(60*60*24)" office:value-type="time" office:time-value="PT01H02M39.384S" calcext:value-type="time">
            <text:p>01:02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131.09" calcext:value-type="float">
            <text:p>131.09</text:p>
          </table:table-cell>
          <table:table-cell office:value-type="float" office:value="163.83" calcext:value-type="float">
            <text:p>163.83</text:p>
          </table:table-cell>
        </table:table-row>
        <table:table-row table:style-name="ro1">
          <table:table-cell office:value-type="float" office:value="3775384" calcext:value-type="float">
            <text:p>3775384</text:p>
          </table:table-cell>
          <table:table-cell table:formula="of:=[.A238]/1000/(60*60*24)" office:value-type="time" office:time-value="PT01H02M55.384S" calcext:value-type="time">
            <text:p>01:02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6" calcext:value-type="float">
            <text:p>150.46</text:p>
          </table:table-cell>
          <table:table-cell office:value-type="float" office:value="131.64" calcext:value-type="float">
            <text:p>131.64</text:p>
          </table:table-cell>
          <table:table-cell office:value-type="float" office:value="164.49" calcext:value-type="float">
            <text:p>164.49</text:p>
          </table:table-cell>
        </table:table-row>
        <table:table-row table:style-name="ro1">
          <table:table-cell office:value-type="float" office:value="3791384" calcext:value-type="float">
            <text:p>3791384</text:p>
          </table:table-cell>
          <table:table-cell table:formula="of:=[.A239]/1000/(60*60*24)" office:value-type="time" office:time-value="PT01H03M11.384S" calcext:value-type="time">
            <text:p>01:03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132.19" calcext:value-type="float">
            <text:p>132.19</text:p>
          </table:table-cell>
          <table:table-cell office:value-type="float" office:value="165.16" calcext:value-type="float">
            <text:p>165.16</text:p>
          </table:table-cell>
        </table:table-row>
        <table:table-row table:style-name="ro1">
          <table:table-cell office:value-type="float" office:value="3807384" calcext:value-type="float">
            <text:p>3807384</text:p>
          </table:table-cell>
          <table:table-cell table:formula="of:=[.A240]/1000/(60*60*24)" office:value-type="time" office:time-value="PT01H03M27.384S" calcext:value-type="time">
            <text:p>01:03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6" calcext:value-type="float">
            <text:p>150.46</text:p>
          </table:table-cell>
          <table:table-cell office:value-type="float" office:value="132.73" calcext:value-type="float">
            <text:p>132.73</text:p>
          </table:table-cell>
          <table:table-cell office:value-type="float" office:value="165.83" calcext:value-type="float">
            <text:p>165.83</text:p>
          </table:table-cell>
        </table:table-row>
        <table:table-row table:style-name="ro1">
          <table:table-cell office:value-type="float" office:value="3823384" calcext:value-type="float">
            <text:p>3823384</text:p>
          </table:table-cell>
          <table:table-cell table:formula="of:=[.A241]/1000/(60*60*24)" office:value-type="time" office:time-value="PT01H03M43.384S" calcext:value-type="time">
            <text:p>01:03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33.28" calcext:value-type="float">
            <text:p>133.28</text:p>
          </table:table-cell>
          <table:table-cell office:value-type="float" office:value="166.49" calcext:value-type="float">
            <text:p>166.49</text:p>
          </table:table-cell>
        </table:table-row>
        <table:table-row table:style-name="ro1">
          <table:table-cell office:value-type="float" office:value="3839384" calcext:value-type="float">
            <text:p>3839384</text:p>
          </table:table-cell>
          <table:table-cell table:formula="of:=[.A242]/1000/(60*60*24)" office:value-type="time" office:time-value="PT01H03M59.384S" calcext:value-type="time">
            <text:p>01:03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133.82" calcext:value-type="float">
            <text:p>133.82</text:p>
          </table:table-cell>
          <table:table-cell office:value-type="float" office:value="167.16" calcext:value-type="float">
            <text:p>167.16</text:p>
          </table:table-cell>
        </table:table-row>
        <table:table-row table:style-name="ro1">
          <table:table-cell office:value-type="float" office:value="3855384" calcext:value-type="float">
            <text:p>3855384</text:p>
          </table:table-cell>
          <table:table-cell table:formula="of:=[.A243]/1000/(60*60*24)" office:value-type="time" office:time-value="PT01H04M15.384S" calcext:value-type="time">
            <text:p>01:04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134.37" calcext:value-type="float">
            <text:p>134.37</text:p>
          </table:table-cell>
          <table:table-cell office:value-type="float" office:value="167.83" calcext:value-type="float">
            <text:p>167.83</text:p>
          </table:table-cell>
        </table:table-row>
        <table:table-row table:style-name="ro1">
          <table:table-cell office:value-type="float" office:value="3871384" calcext:value-type="float">
            <text:p>3871384</text:p>
          </table:table-cell>
          <table:table-cell table:formula="of:=[.A244]/1000/(60*60*24)" office:value-type="time" office:time-value="PT01H04M31.384S" calcext:value-type="time">
            <text:p>01:04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34.91" calcext:value-type="float">
            <text:p>134.91</text:p>
          </table:table-cell>
          <table:table-cell office:value-type="float" office:value="168.49" calcext:value-type="float">
            <text:p>168.49</text:p>
          </table:table-cell>
        </table:table-row>
        <table:table-row table:style-name="ro1">
          <table:table-cell office:value-type="float" office:value="3887384" calcext:value-type="float">
            <text:p>3887384</text:p>
          </table:table-cell>
          <table:table-cell table:formula="of:=[.A245]/1000/(60*60*24)" office:value-type="time" office:time-value="PT01H04M47.384S" calcext:value-type="time">
            <text:p>01:04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69.16" calcext:value-type="float">
            <text:p>169.16</text:p>
          </table:table-cell>
        </table:table-row>
        <table:table-row table:style-name="ro1">
          <table:table-cell office:value-type="float" office:value="3903384" calcext:value-type="float">
            <text:p>3903384</text:p>
          </table:table-cell>
          <table:table-cell table:formula="of:=[.A246]/1000/(60*60*24)" office:value-type="time" office:time-value="PT01H05M03.384S" calcext:value-type="time">
            <text:p>01:05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36.01" calcext:value-type="float">
            <text:p>136.01</text:p>
          </table:table-cell>
          <table:table-cell office:value-type="float" office:value="169.83" calcext:value-type="float">
            <text:p>169.83</text:p>
          </table:table-cell>
        </table:table-row>
        <table:table-row table:style-name="ro1">
          <table:table-cell office:value-type="float" office:value="3919384" calcext:value-type="float">
            <text:p>3919384</text:p>
          </table:table-cell>
          <table:table-cell table:formula="of:=[.A247]/1000/(60*60*24)" office:value-type="time" office:time-value="PT01H05M19.384S" calcext:value-type="time">
            <text:p>01:05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136.55" calcext:value-type="float">
            <text:p>136.55</text:p>
          </table:table-cell>
          <table:table-cell office:value-type="float" office:value="170.49" calcext:value-type="float">
            <text:p>170.49</text:p>
          </table:table-cell>
        </table:table-row>
        <table:table-row table:style-name="ro1">
          <table:table-cell office:value-type="float" office:value="3935384" calcext:value-type="float">
            <text:p>3935384</text:p>
          </table:table-cell>
          <table:table-cell table:formula="of:=[.A248]/1000/(60*60*24)" office:value-type="time" office:time-value="PT01H05M35.384S" calcext:value-type="time">
            <text:p>01:05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37.1" calcext:value-type="float">
            <text:p>137.1</text:p>
          </table:table-cell>
          <table:table-cell office:value-type="float" office:value="171.16" calcext:value-type="float">
            <text:p>171.16</text:p>
          </table:table-cell>
        </table:table-row>
        <table:table-row table:style-name="ro1">
          <table:table-cell office:value-type="float" office:value="3951384" calcext:value-type="float">
            <text:p>3951384</text:p>
          </table:table-cell>
          <table:table-cell table:formula="of:=[.A249]/1000/(60*60*24)" office:value-type="time" office:time-value="PT01H05M51.384S" calcext:value-type="time">
            <text:p>01:05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37.64" calcext:value-type="float">
            <text:p>137.64</text:p>
          </table:table-cell>
          <table:table-cell office:value-type="float" office:value="171.82" calcext:value-type="float">
            <text:p>171.82</text:p>
          </table:table-cell>
        </table:table-row>
        <table:table-row table:style-name="ro1">
          <table:table-cell office:value-type="float" office:value="3967384" calcext:value-type="float">
            <text:p>3967384</text:p>
          </table:table-cell>
          <table:table-cell table:formula="of:=[.A250]/1000/(60*60*24)" office:value-type="time" office:time-value="PT01H06M07.384S" calcext:value-type="time">
            <text:p>01:06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38.19" calcext:value-type="float">
            <text:p>138.19</text:p>
          </table:table-cell>
          <table:table-cell office:value-type="float" office:value="172.49" calcext:value-type="float">
            <text:p>172.49</text:p>
          </table:table-cell>
        </table:table-row>
        <table:table-row table:style-name="ro1">
          <table:table-cell office:value-type="float" office:value="3983384" calcext:value-type="float">
            <text:p>3983384</text:p>
          </table:table-cell>
          <table:table-cell table:formula="of:=[.A251]/1000/(60*60*24)" office:value-type="time" office:time-value="PT01H06M23.384S" calcext:value-type="time">
            <text:p>01:06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38.74" calcext:value-type="float">
            <text:p>138.74</text:p>
          </table:table-cell>
          <table:table-cell office:value-type="float" office:value="173.16" calcext:value-type="float">
            <text:p>173.16</text:p>
          </table:table-cell>
        </table:table-row>
        <table:table-row table:style-name="ro1">
          <table:table-cell office:value-type="float" office:value="3999384" calcext:value-type="float">
            <text:p>3999384</text:p>
          </table:table-cell>
          <table:table-cell table:formula="of:=[.A252]/1000/(60*60*24)" office:value-type="time" office:time-value="PT01H06M39.384S" calcext:value-type="time">
            <text:p>01:06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39.28" calcext:value-type="float">
            <text:p>139.28</text:p>
          </table:table-cell>
          <table:table-cell office:value-type="float" office:value="173.82" calcext:value-type="float">
            <text:p>173.82</text:p>
          </table:table-cell>
        </table:table-row>
        <table:table-row table:style-name="ro1">
          <table:table-cell office:value-type="float" office:value="4015384" calcext:value-type="float">
            <text:p>4015384</text:p>
          </table:table-cell>
          <table:table-cell table:formula="of:=[.A253]/1000/(60*60*24)" office:value-type="time" office:time-value="PT01H06M55.384S" calcext:value-type="time">
            <text:p>01:06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39.83" calcext:value-type="float">
            <text:p>139.83</text:p>
          </table:table-cell>
          <table:table-cell office:value-type="float" office:value="174.49" calcext:value-type="float">
            <text:p>174.49</text:p>
          </table:table-cell>
        </table:table-row>
        <table:table-row table:style-name="ro1">
          <table:table-cell office:value-type="float" office:value="4031384" calcext:value-type="float">
            <text:p>4031384</text:p>
          </table:table-cell>
          <table:table-cell table:formula="of:=[.A254]/1000/(60*60*24)" office:value-type="time" office:time-value="PT01H07M11.384S" calcext:value-type="time">
            <text:p>01:07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40.37" calcext:value-type="float">
            <text:p>140.37</text:p>
          </table:table-cell>
          <table:table-cell office:value-type="float" office:value="175.15" calcext:value-type="float">
            <text:p>175.15</text:p>
          </table:table-cell>
        </table:table-row>
        <table:table-row table:style-name="ro1">
          <table:table-cell office:value-type="float" office:value="4047384" calcext:value-type="float">
            <text:p>4047384</text:p>
          </table:table-cell>
          <table:table-cell table:formula="of:=[.A255]/1000/(60*60*24)" office:value-type="time" office:time-value="PT01H07M27.384S" calcext:value-type="time">
            <text:p>01:07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40.92" calcext:value-type="float">
            <text:p>140.92</text:p>
          </table:table-cell>
          <table:table-cell office:value-type="float" office:value="175.82" calcext:value-type="float">
            <text:p>175.82</text:p>
          </table:table-cell>
        </table:table-row>
        <table:table-row table:style-name="ro1">
          <table:table-cell office:value-type="float" office:value="4063384" calcext:value-type="float">
            <text:p>4063384</text:p>
          </table:table-cell>
          <table:table-cell table:formula="of:=[.A256]/1000/(60*60*24)" office:value-type="time" office:time-value="PT01H07M43.384S" calcext:value-type="time">
            <text:p>01:07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41.46" calcext:value-type="float">
            <text:p>141.46</text:p>
          </table:table-cell>
          <table:table-cell office:value-type="float" office:value="176.48" calcext:value-type="float">
            <text:p>176.48</text:p>
          </table:table-cell>
        </table:table-row>
        <table:table-row table:style-name="ro1">
          <table:table-cell office:value-type="float" office:value="4079384" calcext:value-type="float">
            <text:p>4079384</text:p>
          </table:table-cell>
          <table:table-cell table:formula="of:=[.A257]/1000/(60*60*24)" office:value-type="time" office:time-value="PT01H07M59.384S" calcext:value-type="time">
            <text:p>01:07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42.01" calcext:value-type="float">
            <text:p>142.01</text:p>
          </table:table-cell>
          <table:table-cell office:value-type="float" office:value="177.15" calcext:value-type="float">
            <text:p>177.15</text:p>
          </table:table-cell>
        </table:table-row>
        <table:table-row table:style-name="ro1">
          <table:table-cell office:value-type="float" office:value="4095384" calcext:value-type="float">
            <text:p>4095384</text:p>
          </table:table-cell>
          <table:table-cell table:formula="of:=[.A258]/1000/(60*60*24)" office:value-type="time" office:time-value="PT01H08M15.384S" calcext:value-type="time">
            <text:p>01:08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42.55" calcext:value-type="float">
            <text:p>142.55</text:p>
          </table:table-cell>
          <table:table-cell office:value-type="float" office:value="177.82" calcext:value-type="float">
            <text:p>177.82</text:p>
          </table:table-cell>
        </table:table-row>
        <table:table-row table:style-name="ro1">
          <table:table-cell office:value-type="float" office:value="4111384" calcext:value-type="float">
            <text:p>4111384</text:p>
          </table:table-cell>
          <table:table-cell table:formula="of:=[.A259]/1000/(60*60*24)" office:value-type="time" office:time-value="PT01H08M31.384S" calcext:value-type="time">
            <text:p>01:08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43.1" calcext:value-type="float">
            <text:p>143.1</text:p>
          </table:table-cell>
          <table:table-cell office:value-type="float" office:value="178.48" calcext:value-type="float">
            <text:p>178.48</text:p>
          </table:table-cell>
        </table:table-row>
        <table:table-row table:style-name="ro1">
          <table:table-cell office:value-type="float" office:value="4127384" calcext:value-type="float">
            <text:p>4127384</text:p>
          </table:table-cell>
          <table:table-cell table:formula="of:=[.A260]/1000/(60*60*24)" office:value-type="time" office:time-value="PT01H08M47.384S" calcext:value-type="time">
            <text:p>01:08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1" calcext:value-type="float">
            <text:p>149.61</text:p>
          </table:table-cell>
          <table:table-cell office:value-type="float" office:value="143.64" calcext:value-type="float">
            <text:p>143.64</text:p>
          </table:table-cell>
          <table:table-cell office:value-type="float" office:value="179.15" calcext:value-type="float">
            <text:p>179.15</text:p>
          </table:table-cell>
        </table:table-row>
        <table:table-row table:style-name="ro1">
          <table:table-cell office:value-type="float" office:value="4143384" calcext:value-type="float">
            <text:p>4143384</text:p>
          </table:table-cell>
          <table:table-cell table:formula="of:=[.A261]/1000/(60*60*24)" office:value-type="time" office:time-value="PT01H09M03.384S" calcext:value-type="time">
            <text:p>01:09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44.19" calcext:value-type="float">
            <text:p>144.19</text:p>
          </table:table-cell>
          <table:table-cell office:value-type="float" office:value="179.81" calcext:value-type="float">
            <text:p>179.81</text:p>
          </table:table-cell>
        </table:table-row>
        <table:table-row table:style-name="ro1">
          <table:table-cell office:value-type="float" office:value="4159384" calcext:value-type="float">
            <text:p>4159384</text:p>
          </table:table-cell>
          <table:table-cell table:formula="of:=[.A262]/1000/(60*60*24)" office:value-type="time" office:time-value="PT01H09M19.384S" calcext:value-type="time">
            <text:p>01:09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44.73" calcext:value-type="float">
            <text:p>144.73</text:p>
          </table:table-cell>
          <table:table-cell office:value-type="float" office:value="180.48" calcext:value-type="float">
            <text:p>180.48</text:p>
          </table:table-cell>
        </table:table-row>
        <table:table-row table:style-name="ro1">
          <table:table-cell office:value-type="float" office:value="4175384" calcext:value-type="float">
            <text:p>4175384</text:p>
          </table:table-cell>
          <table:table-cell table:formula="of:=[.A263]/1000/(60*60*24)" office:value-type="time" office:time-value="PT01H09M35.384S" calcext:value-type="time">
            <text:p>01:09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45.28" calcext:value-type="float">
            <text:p>145.28</text:p>
          </table:table-cell>
          <table:table-cell office:value-type="float" office:value="181.14" calcext:value-type="float">
            <text:p>181.14</text:p>
          </table:table-cell>
        </table:table-row>
        <table:table-row table:style-name="ro1">
          <table:table-cell office:value-type="float" office:value="4191384" calcext:value-type="float">
            <text:p>4191384</text:p>
          </table:table-cell>
          <table:table-cell table:formula="of:=[.A264]/1000/(60*60*24)" office:value-type="time" office:time-value="PT01H09M51.384S" calcext:value-type="time">
            <text:p>01:09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45.83" calcext:value-type="float">
            <text:p>145.83</text:p>
          </table:table-cell>
          <table:table-cell office:value-type="float" office:value="181.81" calcext:value-type="float">
            <text:p>181.81</text:p>
          </table:table-cell>
        </table:table-row>
        <table:table-row table:style-name="ro1">
          <table:table-cell office:value-type="float" office:value="4207384" calcext:value-type="float">
            <text:p>4207384</text:p>
          </table:table-cell>
          <table:table-cell table:formula="of:=[.A265]/1000/(60*60*24)" office:value-type="time" office:time-value="PT01H10M07.384S" calcext:value-type="time">
            <text:p>01:10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46.37" calcext:value-type="float">
            <text:p>146.37</text:p>
          </table:table-cell>
          <table:table-cell office:value-type="float" office:value="182.47" calcext:value-type="float">
            <text:p>182.47</text:p>
          </table:table-cell>
        </table:table-row>
        <table:table-row table:style-name="ro1">
          <table:table-cell office:value-type="float" office:value="4223384" calcext:value-type="float">
            <text:p>4223384</text:p>
          </table:table-cell>
          <table:table-cell table:formula="of:=[.A266]/1000/(60*60*24)" office:value-type="time" office:time-value="PT01H10M23.384S" calcext:value-type="time">
            <text:p>01:10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11" calcext:value-type="float">
            <text:p>149.11</text:p>
          </table:table-cell>
          <table:table-cell office:value-type="float" office:value="146.92" calcext:value-type="float">
            <text:p>146.92</text:p>
          </table:table-cell>
          <table:table-cell office:value-type="float" office:value="183.14" calcext:value-type="float">
            <text:p>183.14</text:p>
          </table:table-cell>
        </table:table-row>
        <table:table-row table:style-name="ro1">
          <table:table-cell office:value-type="float" office:value="4239384" calcext:value-type="float">
            <text:p>4239384</text:p>
          </table:table-cell>
          <table:table-cell table:formula="of:=[.A267]/1000/(60*60*24)" office:value-type="time" office:time-value="PT01H10M39.384S" calcext:value-type="time">
            <text:p>01:10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47.46" calcext:value-type="float">
            <text:p>147.46</text:p>
          </table:table-cell>
          <table:table-cell office:value-type="float" office:value="183.8" calcext:value-type="float">
            <text:p>183.8</text:p>
          </table:table-cell>
        </table:table-row>
        <table:table-row table:style-name="ro1">
          <table:table-cell office:value-type="float" office:value="4255384" calcext:value-type="float">
            <text:p>4255384</text:p>
          </table:table-cell>
          <table:table-cell table:formula="of:=[.A268]/1000/(60*60*24)" office:value-type="time" office:time-value="PT01H10M55.384S" calcext:value-type="time">
            <text:p>01:10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48.01" calcext:value-type="float">
            <text:p>148.01</text:p>
          </table:table-cell>
          <table:table-cell office:value-type="float" office:value="184.47" calcext:value-type="float">
            <text:p>184.47</text:p>
          </table:table-cell>
        </table:table-row>
        <table:table-row table:style-name="ro1">
          <table:table-cell office:value-type="float" office:value="4271384" calcext:value-type="float">
            <text:p>4271384</text:p>
          </table:table-cell>
          <table:table-cell table:formula="of:=[.A269]/1000/(60*60*24)" office:value-type="time" office:time-value="PT01H11M11.384S" calcext:value-type="time">
            <text:p>01:11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48.55" calcext:value-type="float">
            <text:p>148.55</text:p>
          </table:table-cell>
          <table:table-cell office:value-type="float" office:value="185.13" calcext:value-type="float">
            <text:p>185.13</text:p>
          </table:table-cell>
        </table:table-row>
        <table:table-row table:style-name="ro1">
          <table:table-cell office:value-type="float" office:value="4287384" calcext:value-type="float">
            <text:p>4287384</text:p>
          </table:table-cell>
          <table:table-cell table:formula="of:=[.A270]/1000/(60*60*24)" office:value-type="time" office:time-value="PT01H11M27.384S" calcext:value-type="time">
            <text:p>01:11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49.1" calcext:value-type="float">
            <text:p>149.1</text:p>
          </table:table-cell>
          <table:table-cell office:value-type="float" office:value="185.8" calcext:value-type="float">
            <text:p>185.8</text:p>
          </table:table-cell>
        </table:table-row>
        <table:table-row table:style-name="ro1">
          <table:table-cell office:value-type="float" office:value="4303384" calcext:value-type="float">
            <text:p>4303384</text:p>
          </table:table-cell>
          <table:table-cell table:formula="of:=[.A271]/1000/(60*60*24)" office:value-type="time" office:time-value="PT01H11M43.384S" calcext:value-type="time">
            <text:p>01:11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49.64" calcext:value-type="float">
            <text:p>149.64</text:p>
          </table:table-cell>
          <table:table-cell office:value-type="float" office:value="186.46" calcext:value-type="float">
            <text:p>186.46</text:p>
          </table:table-cell>
        </table:table-row>
        <table:table-row table:style-name="ro1">
          <table:table-cell office:value-type="float" office:value="4319384" calcext:value-type="float">
            <text:p>4319384</text:p>
          </table:table-cell>
          <table:table-cell table:formula="of:=[.A272]/1000/(60*60*24)" office:value-type="time" office:time-value="PT01H11M59.384S" calcext:value-type="time">
            <text:p>01:11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50.18" calcext:value-type="float">
            <text:p>150.18</text:p>
          </table:table-cell>
          <table:table-cell office:value-type="float" office:value="187.13" calcext:value-type="float">
            <text:p>187.13</text:p>
          </table:table-cell>
        </table:table-row>
        <table:table-row table:style-name="ro1">
          <table:table-cell office:value-type="float" office:value="4335384" calcext:value-type="float">
            <text:p>4335384</text:p>
          </table:table-cell>
          <table:table-cell table:formula="of:=[.A273]/1000/(60*60*24)" office:value-type="time" office:time-value="PT01H12M15.384S" calcext:value-type="time">
            <text:p>01:12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50.73" calcext:value-type="float">
            <text:p>150.73</text:p>
          </table:table-cell>
          <table:table-cell office:value-type="float" office:value="187.79" calcext:value-type="float">
            <text:p>187.79</text:p>
          </table:table-cell>
        </table:table-row>
        <table:table-row table:style-name="ro1">
          <table:table-cell office:value-type="float" office:value="4351384" calcext:value-type="float">
            <text:p>4351384</text:p>
          </table:table-cell>
          <table:table-cell table:formula="of:=[.A274]/1000/(60*60*24)" office:value-type="time" office:time-value="PT01H12M31.384S" calcext:value-type="time">
            <text:p>01:12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51.27" calcext:value-type="float">
            <text:p>151.27</text:p>
          </table:table-cell>
          <table:table-cell office:value-type="float" office:value="188.45" calcext:value-type="float">
            <text:p>188.45</text:p>
          </table:table-cell>
        </table:table-row>
        <table:table-row table:style-name="ro1">
          <table:table-cell office:value-type="float" office:value="4367384" calcext:value-type="float">
            <text:p>4367384</text:p>
          </table:table-cell>
          <table:table-cell table:formula="of:=[.A275]/1000/(60*60*24)" office:value-type="time" office:time-value="PT01H12M47.384S" calcext:value-type="time">
            <text:p>01:12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151.82" calcext:value-type="float">
            <text:p>151.82</text:p>
          </table:table-cell>
          <table:table-cell office:value-type="float" office:value="189.12" calcext:value-type="float">
            <text:p>189.12</text:p>
          </table:table-cell>
        </table:table-row>
        <table:table-row table:style-name="ro1">
          <table:table-cell office:value-type="float" office:value="4383384" calcext:value-type="float">
            <text:p>4383384</text:p>
          </table:table-cell>
          <table:table-cell table:formula="of:=[.A276]/1000/(60*60*24)" office:value-type="time" office:time-value="PT01H13M03.384S" calcext:value-type="time">
            <text:p>01:13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52.36" calcext:value-type="float">
            <text:p>152.36</text:p>
          </table:table-cell>
          <table:table-cell office:value-type="float" office:value="189.78" calcext:value-type="float">
            <text:p>189.78</text:p>
          </table:table-cell>
        </table:table-row>
        <table:table-row table:style-name="ro1">
          <table:table-cell office:value-type="float" office:value="4399384" calcext:value-type="float">
            <text:p>4399384</text:p>
          </table:table-cell>
          <table:table-cell table:formula="of:=[.A277]/1000/(60*60*24)" office:value-type="time" office:time-value="PT01H13M19.384S" calcext:value-type="time">
            <text:p>01:13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52.91" calcext:value-type="float">
            <text:p>152.91</text:p>
          </table:table-cell>
          <table:table-cell office:value-type="float" office:value="190.45" calcext:value-type="float">
            <text:p>190.45</text:p>
          </table:table-cell>
        </table:table-row>
        <table:table-row table:style-name="ro1">
          <table:table-cell office:value-type="float" office:value="4415384" calcext:value-type="float">
            <text:p>4415384</text:p>
          </table:table-cell>
          <table:table-cell table:formula="of:=[.A278]/1000/(60*60*24)" office:value-type="time" office:time-value="PT01H13M35.384S" calcext:value-type="time">
            <text:p>01:13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53.45" calcext:value-type="float">
            <text:p>153.45</text:p>
          </table:table-cell>
          <table:table-cell office:value-type="float" office:value="191.11" calcext:value-type="float">
            <text:p>191.11</text:p>
          </table:table-cell>
        </table:table-row>
        <table:table-row table:style-name="ro1">
          <table:table-cell office:value-type="float" office:value="4431384" calcext:value-type="float">
            <text:p>4431384</text:p>
          </table:table-cell>
          <table:table-cell table:formula="of:=[.A279]/1000/(60*60*24)" office:value-type="time" office:time-value="PT01H13M51.384S" calcext:value-type="time">
            <text:p>01:13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54" calcext:value-type="float">
            <text:p>154</text:p>
          </table:table-cell>
          <table:table-cell office:value-type="float" office:value="191.78" calcext:value-type="float">
            <text:p>191.78</text:p>
          </table:table-cell>
        </table:table-row>
        <table:table-row table:style-name="ro1">
          <table:table-cell office:value-type="float" office:value="4447384" calcext:value-type="float">
            <text:p>4447384</text:p>
          </table:table-cell>
          <table:table-cell table:formula="of:=[.A280]/1000/(60*60*24)" office:value-type="time" office:time-value="PT01H14M07.384S" calcext:value-type="time">
            <text:p>01:14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54.54" calcext:value-type="float">
            <text:p>154.54</text:p>
          </table:table-cell>
          <table:table-cell office:value-type="float" office:value="192.44" calcext:value-type="float">
            <text:p>192.44</text:p>
          </table:table-cell>
        </table:table-row>
        <table:table-row table:style-name="ro1">
          <table:table-cell office:value-type="float" office:value="4463384" calcext:value-type="float">
            <text:p>4463384</text:p>
          </table:table-cell>
          <table:table-cell table:formula="of:=[.A281]/1000/(60*60*24)" office:value-type="time" office:time-value="PT01H14M23.384S" calcext:value-type="time">
            <text:p>01:14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55.09" calcext:value-type="float">
            <text:p>155.09</text:p>
          </table:table-cell>
          <table:table-cell office:value-type="float" office:value="193.1" calcext:value-type="float">
            <text:p>193.1</text:p>
          </table:table-cell>
        </table:table-row>
        <table:table-row table:style-name="ro1">
          <table:table-cell office:value-type="float" office:value="4479384" calcext:value-type="float">
            <text:p>4479384</text:p>
          </table:table-cell>
          <table:table-cell table:formula="of:=[.A282]/1000/(60*60*24)" office:value-type="time" office:time-value="PT01H14M39.384S" calcext:value-type="time">
            <text:p>01:14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55.63" calcext:value-type="float">
            <text:p>155.63</text:p>
          </table:table-cell>
          <table:table-cell office:value-type="float" office:value="193.77" calcext:value-type="float">
            <text:p>193.77</text:p>
          </table:table-cell>
        </table:table-row>
        <table:table-row table:style-name="ro1">
          <table:table-cell office:value-type="float" office:value="4495384" calcext:value-type="float">
            <text:p>4495384</text:p>
          </table:table-cell>
          <table:table-cell table:formula="of:=[.A283]/1000/(60*60*24)" office:value-type="time" office:time-value="PT01H14M55.384S" calcext:value-type="time">
            <text:p>01:14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56.18" calcext:value-type="float">
            <text:p>156.18</text:p>
          </table:table-cell>
          <table:table-cell office:value-type="float" office:value="194.43" calcext:value-type="float">
            <text:p>194.43</text:p>
          </table:table-cell>
        </table:table-row>
        <table:table-row table:style-name="ro1">
          <table:table-cell office:value-type="float" office:value="4511384" calcext:value-type="float">
            <text:p>4511384</text:p>
          </table:table-cell>
          <table:table-cell table:formula="of:=[.A284]/1000/(60*60*24)" office:value-type="time" office:time-value="PT01H15M11.384S" calcext:value-type="time">
            <text:p>01:15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56.72" calcext:value-type="float">
            <text:p>156.72</text:p>
          </table:table-cell>
          <table:table-cell office:value-type="float" office:value="195.1" calcext:value-type="float">
            <text:p>195.1</text:p>
          </table:table-cell>
        </table:table-row>
        <table:table-row table:style-name="ro1">
          <table:table-cell office:value-type="float" office:value="4527384" calcext:value-type="float">
            <text:p>4527384</text:p>
          </table:table-cell>
          <table:table-cell table:formula="of:=[.A285]/1000/(60*60*24)" office:value-type="time" office:time-value="PT01H15M27.384S" calcext:value-type="time">
            <text:p>01:15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57.27" calcext:value-type="float">
            <text:p>157.27</text:p>
          </table:table-cell>
          <table:table-cell office:value-type="float" office:value="195.76" calcext:value-type="float">
            <text:p>195.76</text:p>
          </table:table-cell>
        </table:table-row>
        <table:table-row table:style-name="ro1">
          <table:table-cell office:value-type="float" office:value="4543384" calcext:value-type="float">
            <text:p>4543384</text:p>
          </table:table-cell>
          <table:table-cell table:formula="of:=[.A286]/1000/(60*60*24)" office:value-type="time" office:time-value="PT01H15M43.384S" calcext:value-type="time">
            <text:p>01:15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157.81" calcext:value-type="float">
            <text:p>157.81</text:p>
          </table:table-cell>
          <table:table-cell office:value-type="float" office:value="196.42" calcext:value-type="float">
            <text:p>196.42</text:p>
          </table:table-cell>
        </table:table-row>
        <table:table-row table:style-name="ro1">
          <table:table-cell office:value-type="float" office:value="4559384" calcext:value-type="float">
            <text:p>4559384</text:p>
          </table:table-cell>
          <table:table-cell table:formula="of:=[.A287]/1000/(60*60*24)" office:value-type="time" office:time-value="PT01H15M59.384S" calcext:value-type="time">
            <text:p>01:15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158.35" calcext:value-type="float">
            <text:p>158.35</text:p>
          </table:table-cell>
          <table:table-cell office:value-type="float" office:value="197.08" calcext:value-type="float">
            <text:p>197.08</text:p>
          </table:table-cell>
        </table:table-row>
        <table:table-row table:style-name="ro1">
          <table:table-cell office:value-type="float" office:value="4575384" calcext:value-type="float">
            <text:p>4575384</text:p>
          </table:table-cell>
          <table:table-cell table:formula="of:=[.A288]/1000/(60*60*24)" office:value-type="time" office:time-value="PT01H16M15.384S" calcext:value-type="time">
            <text:p>01:16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158.9" calcext:value-type="float">
            <text:p>158.9</text:p>
          </table:table-cell>
          <table:table-cell office:value-type="float" office:value="197.75" calcext:value-type="float">
            <text:p>197.75</text:p>
          </table:table-cell>
        </table:table-row>
        <table:table-row table:style-name="ro1">
          <table:table-cell office:value-type="float" office:value="4591384" calcext:value-type="float">
            <text:p>4591384</text:p>
          </table:table-cell>
          <table:table-cell table:formula="of:=[.A289]/1000/(60*60*24)" office:value-type="time" office:time-value="PT01H16M31.384S" calcext:value-type="time">
            <text:p>01:16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159.44" calcext:value-type="float">
            <text:p>159.44</text:p>
          </table:table-cell>
          <table:table-cell office:value-type="float" office:value="198.41" calcext:value-type="float">
            <text:p>198.41</text:p>
          </table:table-cell>
        </table:table-row>
        <table:table-row table:style-name="ro1">
          <table:table-cell office:value-type="float" office:value="4607384" calcext:value-type="float">
            <text:p>4607384</text:p>
          </table:table-cell>
          <table:table-cell table:formula="of:=[.A290]/1000/(60*60*24)" office:value-type="time" office:time-value="PT01H16M47.384S" calcext:value-type="time">
            <text:p>01:16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159.99" calcext:value-type="float">
            <text:p>159.99</text:p>
          </table:table-cell>
          <table:table-cell office:value-type="float" office:value="199.07" calcext:value-type="float">
            <text:p>199.07</text:p>
          </table:table-cell>
        </table:table-row>
        <table:table-row table:style-name="ro1">
          <table:table-cell office:value-type="float" office:value="4623384" calcext:value-type="float">
            <text:p>4623384</text:p>
          </table:table-cell>
          <table:table-cell table:formula="of:=[.A291]/1000/(60*60*24)" office:value-type="time" office:time-value="PT01H17M03.384S" calcext:value-type="time">
            <text:p>01:17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160.53" calcext:value-type="float">
            <text:p>160.53</text:p>
          </table:table-cell>
          <table:table-cell office:value-type="float" office:value="199.73" calcext:value-type="float">
            <text:p>199.73</text:p>
          </table:table-cell>
        </table:table-row>
        <table:table-row table:style-name="ro1">
          <table:table-cell office:value-type="float" office:value="4639384" calcext:value-type="float">
            <text:p>4639384</text:p>
          </table:table-cell>
          <table:table-cell table:formula="of:=[.A292]/1000/(60*60*24)" office:value-type="time" office:time-value="PT01H17M19.384S" calcext:value-type="time">
            <text:p>01:17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61.08" calcext:value-type="float">
            <text:p>161.08</text:p>
          </table:table-cell>
          <table:table-cell office:value-type="float" office:value="200.4" calcext:value-type="float">
            <text:p>200.4</text:p>
          </table:table-cell>
        </table:table-row>
        <table:table-row table:style-name="ro1">
          <table:table-cell office:value-type="float" office:value="4655384" calcext:value-type="float">
            <text:p>4655384</text:p>
          </table:table-cell>
          <table:table-cell table:formula="of:=[.A293]/1000/(60*60*24)" office:value-type="time" office:time-value="PT01H17M35.384S" calcext:value-type="time">
            <text:p>01:17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61.62" calcext:value-type="float">
            <text:p>161.62</text:p>
          </table:table-cell>
          <table:table-cell office:value-type="float" office:value="201.06" calcext:value-type="float">
            <text:p>201.06</text:p>
          </table:table-cell>
        </table:table-row>
        <table:table-row table:style-name="ro1">
          <table:table-cell office:value-type="float" office:value="4671384" calcext:value-type="float">
            <text:p>4671384</text:p>
          </table:table-cell>
          <table:table-cell table:formula="of:=[.A294]/1000/(60*60*24)" office:value-type="time" office:time-value="PT01H17M51.384S" calcext:value-type="time">
            <text:p>01:17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162.16" calcext:value-type="float">
            <text:p>162.16</text:p>
          </table:table-cell>
          <table:table-cell office:value-type="float" office:value="201.72" calcext:value-type="float">
            <text:p>201.72</text:p>
          </table:table-cell>
        </table:table-row>
        <table:table-row table:style-name="ro1">
          <table:table-cell office:value-type="float" office:value="4687384" calcext:value-type="float">
            <text:p>4687384</text:p>
          </table:table-cell>
          <table:table-cell table:formula="of:=[.A295]/1000/(60*60*24)" office:value-type="time" office:time-value="PT01H18M07.384S" calcext:value-type="time">
            <text:p>01:18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162.71" calcext:value-type="float">
            <text:p>162.71</text:p>
          </table:table-cell>
          <table:table-cell office:value-type="float" office:value="202.39" calcext:value-type="float">
            <text:p>202.39</text:p>
          </table:table-cell>
        </table:table-row>
        <table:table-row table:style-name="ro1">
          <table:table-cell office:value-type="float" office:value="4703384" calcext:value-type="float">
            <text:p>4703384</text:p>
          </table:table-cell>
          <table:table-cell table:formula="of:=[.A296]/1000/(60*60*24)" office:value-type="time" office:time-value="PT01H18M23.384S" calcext:value-type="time">
            <text:p>01:18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163.25" calcext:value-type="float">
            <text:p>163.25</text:p>
          </table:table-cell>
          <table:table-cell office:value-type="float" office:value="203.05" calcext:value-type="float">
            <text:p>203.05</text:p>
          </table:table-cell>
        </table:table-row>
        <table:table-row table:style-name="ro1">
          <table:table-cell office:value-type="float" office:value="4719384" calcext:value-type="float">
            <text:p>4719384</text:p>
          </table:table-cell>
          <table:table-cell table:formula="of:=[.A297]/1000/(60*60*24)" office:value-type="time" office:time-value="PT01H18M39.384S" calcext:value-type="time">
            <text:p>01:18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63.8" calcext:value-type="float">
            <text:p>163.8</text:p>
          </table:table-cell>
          <table:table-cell office:value-type="float" office:value="203.71" calcext:value-type="float">
            <text:p>203.71</text:p>
          </table:table-cell>
        </table:table-row>
        <table:table-row table:style-name="ro1">
          <table:table-cell office:value-type="float" office:value="4735383" calcext:value-type="float">
            <text:p>4735383</text:p>
          </table:table-cell>
          <table:table-cell table:formula="of:=[.A298]/1000/(60*60*24)" office:value-type="time" office:time-value="PT01H18M55.383S" calcext:value-type="time">
            <text:p>01:18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64.34" calcext:value-type="float">
            <text:p>164.34</text:p>
          </table:table-cell>
          <table:table-cell office:value-type="float" office:value="204.37" calcext:value-type="float">
            <text:p>204.37</text:p>
          </table:table-cell>
        </table:table-row>
        <table:table-row table:style-name="ro1">
          <table:table-cell office:value-type="float" office:value="4751384" calcext:value-type="float">
            <text:p>4751384</text:p>
          </table:table-cell>
          <table:table-cell table:formula="of:=[.A299]/1000/(60*60*24)" office:value-type="time" office:time-value="PT01H19M11.384S" calcext:value-type="time">
            <text:p>01:19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64.89" calcext:value-type="float">
            <text:p>164.89</text:p>
          </table:table-cell>
          <table:table-cell office:value-type="float" office:value="205.03" calcext:value-type="float">
            <text:p>205.03</text:p>
          </table:table-cell>
        </table:table-row>
        <table:table-row table:style-name="ro1">
          <table:table-cell office:value-type="float" office:value="4767384" calcext:value-type="float">
            <text:p>4767384</text:p>
          </table:table-cell>
          <table:table-cell table:formula="of:=[.A300]/1000/(60*60*24)" office:value-type="time" office:time-value="PT01H19M27.384S" calcext:value-type="time">
            <text:p>01:19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65.43" calcext:value-type="float">
            <text:p>165.43</text:p>
          </table:table-cell>
          <table:table-cell office:value-type="float" office:value="205.7" calcext:value-type="float">
            <text:p>205.7</text:p>
          </table:table-cell>
        </table:table-row>
        <table:table-row table:style-name="ro1">
          <table:table-cell office:value-type="float" office:value="4783384" calcext:value-type="float">
            <text:p>4783384</text:p>
          </table:table-cell>
          <table:table-cell table:formula="of:=[.A301]/1000/(60*60*24)" office:value-type="time" office:time-value="PT01H19M43.384S" calcext:value-type="time">
            <text:p>01:19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65.97" calcext:value-type="float">
            <text:p>165.97</text:p>
          </table:table-cell>
          <table:table-cell office:value-type="float" office:value="206.36" calcext:value-type="float">
            <text:p>206.36</text:p>
          </table:table-cell>
        </table:table-row>
        <table:table-row table:style-name="ro1">
          <table:table-cell office:value-type="float" office:value="4799384" calcext:value-type="float">
            <text:p>4799384</text:p>
          </table:table-cell>
          <table:table-cell table:formula="of:=[.A302]/1000/(60*60*24)" office:value-type="time" office:time-value="PT01H19M59.384S" calcext:value-type="time">
            <text:p>01:19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66.52" calcext:value-type="float">
            <text:p>166.52</text:p>
          </table:table-cell>
          <table:table-cell office:value-type="float" office:value="207.02" calcext:value-type="float">
            <text:p>207.02</text:p>
          </table:table-cell>
        </table:table-row>
        <table:table-row table:style-name="ro1">
          <table:table-cell office:value-type="float" office:value="4815384" calcext:value-type="float">
            <text:p>4815384</text:p>
          </table:table-cell>
          <table:table-cell table:formula="of:=[.A303]/1000/(60*60*24)" office:value-type="time" office:time-value="PT01H20M15.384S" calcext:value-type="time">
            <text:p>01:20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67.06" calcext:value-type="float">
            <text:p>167.06</text:p>
          </table:table-cell>
          <table:table-cell office:value-type="float" office:value="207.68" calcext:value-type="float">
            <text:p>207.68</text:p>
          </table:table-cell>
        </table:table-row>
        <table:table-row table:style-name="ro1">
          <table:table-cell office:value-type="float" office:value="4831384" calcext:value-type="float">
            <text:p>4831384</text:p>
          </table:table-cell>
          <table:table-cell table:formula="of:=[.A304]/1000/(60*60*24)" office:value-type="time" office:time-value="PT01H20M31.384S" calcext:value-type="time">
            <text:p>01:20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67.61" calcext:value-type="float">
            <text:p>167.61</text:p>
          </table:table-cell>
          <table:table-cell office:value-type="float" office:value="208.34" calcext:value-type="float">
            <text:p>208.34</text:p>
          </table:table-cell>
        </table:table-row>
        <table:table-row table:style-name="ro1">
          <table:table-cell office:value-type="float" office:value="4847384" calcext:value-type="float">
            <text:p>4847384</text:p>
          </table:table-cell>
          <table:table-cell table:formula="of:=[.A305]/1000/(60*60*24)" office:value-type="time" office:time-value="PT01H20M47.384S" calcext:value-type="time">
            <text:p>01:20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68.15" calcext:value-type="float">
            <text:p>168.15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4863384" calcext:value-type="float">
            <text:p>4863384</text:p>
          </table:table-cell>
          <table:table-cell table:formula="of:=[.A306]/1000/(60*60*24)" office:value-type="time" office:time-value="PT01H21M03.384S" calcext:value-type="time">
            <text:p>01:21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68.69" calcext:value-type="float">
            <text:p>168.69</text:p>
          </table:table-cell>
          <table:table-cell office:value-type="float" office:value="209.67" calcext:value-type="float">
            <text:p>209.67</text:p>
          </table:table-cell>
        </table:table-row>
        <table:table-row table:style-name="ro1">
          <table:table-cell office:value-type="float" office:value="4879384" calcext:value-type="float">
            <text:p>4879384</text:p>
          </table:table-cell>
          <table:table-cell table:formula="of:=[.A307]/1000/(60*60*24)" office:value-type="time" office:time-value="PT01H21M19.384S" calcext:value-type="time">
            <text:p>01:21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69.24" calcext:value-type="float">
            <text:p>169.24</text:p>
          </table:table-cell>
          <table:table-cell office:value-type="float" office:value="210.33" calcext:value-type="float">
            <text:p>210.33</text:p>
          </table:table-cell>
        </table:table-row>
        <table:table-row table:style-name="ro1">
          <table:table-cell office:value-type="float" office:value="4895384" calcext:value-type="float">
            <text:p>4895384</text:p>
          </table:table-cell>
          <table:table-cell table:formula="of:=[.A308]/1000/(60*60*24)" office:value-type="time" office:time-value="PT01H21M35.384S" calcext:value-type="time">
            <text:p>01:21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169.78" calcext:value-type="float">
            <text:p>169.78</text:p>
          </table:table-cell>
          <table:table-cell office:value-type="float" office:value="210.99" calcext:value-type="float">
            <text:p>210.99</text:p>
          </table:table-cell>
        </table:table-row>
        <table:table-row table:style-name="ro1">
          <table:table-cell office:value-type="float" office:value="4911384" calcext:value-type="float">
            <text:p>4911384</text:p>
          </table:table-cell>
          <table:table-cell table:formula="of:=[.A309]/1000/(60*60*24)" office:value-type="time" office:time-value="PT01H21M51.384S" calcext:value-type="time">
            <text:p>01:21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70.32" calcext:value-type="float">
            <text:p>170.32</text:p>
          </table:table-cell>
          <table:table-cell office:value-type="float" office:value="211.65" calcext:value-type="float">
            <text:p>211.65</text:p>
          </table:table-cell>
        </table:table-row>
        <table:table-row table:style-name="ro1">
          <table:table-cell office:value-type="float" office:value="4927384" calcext:value-type="float">
            <text:p>4927384</text:p>
          </table:table-cell>
          <table:table-cell table:formula="of:=[.A310]/1000/(60*60*24)" office:value-type="time" office:time-value="PT01H22M07.384S" calcext:value-type="time">
            <text:p>01:22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170.87" calcext:value-type="float">
            <text:p>170.87</text:p>
          </table:table-cell>
          <table:table-cell office:value-type="float" office:value="212.31" calcext:value-type="float">
            <text:p>212.31</text:p>
          </table:table-cell>
        </table:table-row>
        <table:table-row table:style-name="ro1">
          <table:table-cell office:value-type="float" office:value="4943384" calcext:value-type="float">
            <text:p>4943384</text:p>
          </table:table-cell>
          <table:table-cell table:formula="of:=[.A311]/1000/(60*60*24)" office:value-type="time" office:time-value="PT01H22M23.384S" calcext:value-type="time">
            <text:p>01:22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71.41" calcext:value-type="float">
            <text:p>171.41</text:p>
          </table:table-cell>
          <table:table-cell office:value-type="float" office:value="212.97" calcext:value-type="float">
            <text:p>212.97</text:p>
          </table:table-cell>
        </table:table-row>
        <table:table-row table:style-name="ro1">
          <table:table-cell office:value-type="float" office:value="4959384" calcext:value-type="float">
            <text:p>4959384</text:p>
          </table:table-cell>
          <table:table-cell table:formula="of:=[.A312]/1000/(60*60*24)" office:value-type="time" office:time-value="PT01H22M39.384S" calcext:value-type="time">
            <text:p>01:22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9.24" calcext:value-type="float">
            <text:p>149.24</text:p>
          </table:table-cell>
          <table:table-cell office:value-type="float" office:value="171.96" calcext:value-type="float">
            <text:p>171.96</text:p>
          </table:table-cell>
          <table:table-cell office:value-type="float" office:value="213.64" calcext:value-type="float">
            <text:p>213.64</text:p>
          </table:table-cell>
        </table:table-row>
        <table:table-row table:style-name="ro1">
          <table:table-cell office:value-type="float" office:value="4975384" calcext:value-type="float">
            <text:p>4975384</text:p>
          </table:table-cell>
          <table:table-cell table:formula="of:=[.A313]/1000/(60*60*24)" office:value-type="time" office:time-value="PT01H22M55.384S" calcext:value-type="time">
            <text:p>01:22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72.5" calcext:value-type="float">
            <text:p>172.5</text:p>
          </table:table-cell>
          <table:table-cell office:value-type="float" office:value="214.3" calcext:value-type="float">
            <text:p>214.3</text:p>
          </table:table-cell>
        </table:table-row>
        <table:table-row table:style-name="ro1">
          <table:table-cell office:value-type="float" office:value="4991384" calcext:value-type="float">
            <text:p>4991384</text:p>
          </table:table-cell>
          <table:table-cell table:formula="of:=[.A314]/1000/(60*60*24)" office:value-type="time" office:time-value="PT01H23M11.384S" calcext:value-type="time">
            <text:p>01:23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73.04" calcext:value-type="float">
            <text:p>173.04</text:p>
          </table:table-cell>
          <table:table-cell office:value-type="float" office:value="214.96" calcext:value-type="float">
            <text:p>214.96</text:p>
          </table:table-cell>
        </table:table-row>
        <table:table-row table:style-name="ro1">
          <table:table-cell office:value-type="float" office:value="5007384" calcext:value-type="float">
            <text:p>5007384</text:p>
          </table:table-cell>
          <table:table-cell table:formula="of:=[.A315]/1000/(60*60*24)" office:value-type="time" office:time-value="PT01H23M27.384S" calcext:value-type="time">
            <text:p>01:23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73.59" calcext:value-type="float">
            <text:p>173.59</text:p>
          </table:table-cell>
          <table:table-cell office:value-type="float" office:value="215.62" calcext:value-type="float">
            <text:p>215.62</text:p>
          </table:table-cell>
        </table:table-row>
        <table:table-row table:style-name="ro1">
          <table:table-cell office:value-type="float" office:value="5023384" calcext:value-type="float">
            <text:p>5023384</text:p>
          </table:table-cell>
          <table:table-cell table:formula="of:=[.A316]/1000/(60*60*24)" office:value-type="time" office:time-value="PT01H23M43.384S" calcext:value-type="time">
            <text:p>01:23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174.13" calcext:value-type="float">
            <text:p>174.13</text:p>
          </table:table-cell>
          <table:table-cell office:value-type="float" office:value="216.28" calcext:value-type="float">
            <text:p>216.28</text:p>
          </table:table-cell>
        </table:table-row>
        <table:table-row table:style-name="ro1">
          <table:table-cell office:value-type="float" office:value="5039384" calcext:value-type="float">
            <text:p>5039384</text:p>
          </table:table-cell>
          <table:table-cell table:formula="of:=[.A317]/1000/(60*60*24)" office:value-type="time" office:time-value="PT01H23M59.384S" calcext:value-type="time">
            <text:p>01:23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174.68" calcext:value-type="float">
            <text:p>174.68</text:p>
          </table:table-cell>
          <table:table-cell office:value-type="float" office:value="216.94" calcext:value-type="float">
            <text:p>216.94</text:p>
          </table:table-cell>
        </table:table-row>
        <table:table-row table:style-name="ro1">
          <table:table-cell office:value-type="float" office:value="5055384" calcext:value-type="float">
            <text:p>5055384</text:p>
          </table:table-cell>
          <table:table-cell table:formula="of:=[.A318]/1000/(60*60*24)" office:value-type="time" office:time-value="PT01H24M15.384S" calcext:value-type="time">
            <text:p>01:24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75.22" calcext:value-type="float">
            <text:p>175.22</text:p>
          </table:table-cell>
          <table:table-cell office:value-type="float" office:value="217.6" calcext:value-type="float">
            <text:p>217.6</text:p>
          </table:table-cell>
        </table:table-row>
        <table:table-row table:style-name="ro1">
          <table:table-cell office:value-type="float" office:value="5071384" calcext:value-type="float">
            <text:p>5071384</text:p>
          </table:table-cell>
          <table:table-cell table:formula="of:=[.A319]/1000/(60*60*24)" office:value-type="time" office:time-value="PT01H24M31.384S" calcext:value-type="time">
            <text:p>01:24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75.76" calcext:value-type="float">
            <text:p>175.76</text:p>
          </table:table-cell>
          <table:table-cell office:value-type="float" office:value="218.27" calcext:value-type="float">
            <text:p>218.27</text:p>
          </table:table-cell>
        </table:table-row>
        <table:table-row table:style-name="ro1">
          <table:table-cell office:value-type="float" office:value="5087384" calcext:value-type="float">
            <text:p>5087384</text:p>
          </table:table-cell>
          <table:table-cell table:formula="of:=[.A320]/1000/(60*60*24)" office:value-type="time" office:time-value="PT01H24M47.384S" calcext:value-type="time">
            <text:p>01:24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76.31" calcext:value-type="float">
            <text:p>176.31</text:p>
          </table:table-cell>
          <table:table-cell office:value-type="float" office:value="218.93" calcext:value-type="float">
            <text:p>218.93</text:p>
          </table:table-cell>
        </table:table-row>
        <table:table-row table:style-name="ro1">
          <table:table-cell office:value-type="float" office:value="5103384" calcext:value-type="float">
            <text:p>5103384</text:p>
          </table:table-cell>
          <table:table-cell table:formula="of:=[.A321]/1000/(60*60*24)" office:value-type="time" office:time-value="PT01H25M03.384S" calcext:value-type="time">
            <text:p>01:25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176.85" calcext:value-type="float">
            <text:p>176.85</text:p>
          </table:table-cell>
          <table:table-cell office:value-type="float" office:value="219.59" calcext:value-type="float">
            <text:p>219.59</text:p>
          </table:table-cell>
        </table:table-row>
        <table:table-row table:style-name="ro1">
          <table:table-cell office:value-type="float" office:value="5119384" calcext:value-type="float">
            <text:p>5119384</text:p>
          </table:table-cell>
          <table:table-cell table:formula="of:=[.A322]/1000/(60*60*24)" office:value-type="time" office:time-value="PT01H25M19.384S" calcext:value-type="time">
            <text:p>01:25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77.39" calcext:value-type="float">
            <text:p>177.39</text:p>
          </table:table-cell>
          <table:table-cell office:value-type="float" office:value="220.25" calcext:value-type="float">
            <text:p>220.25</text:p>
          </table:table-cell>
        </table:table-row>
        <table:table-row table:style-name="ro1">
          <table:table-cell office:value-type="float" office:value="5135384" calcext:value-type="float">
            <text:p>5135384</text:p>
          </table:table-cell>
          <table:table-cell table:formula="of:=[.A323]/1000/(60*60*24)" office:value-type="time" office:time-value="PT01H25M35.384S" calcext:value-type="time">
            <text:p>01:25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77.94" calcext:value-type="float">
            <text:p>177.94</text:p>
          </table:table-cell>
          <table:table-cell office:value-type="float" office:value="220.91" calcext:value-type="float">
            <text:p>220.91</text:p>
          </table:table-cell>
        </table:table-row>
        <table:table-row table:style-name="ro1">
          <table:table-cell office:value-type="float" office:value="5151384" calcext:value-type="float">
            <text:p>5151384</text:p>
          </table:table-cell>
          <table:table-cell table:formula="of:=[.A324]/1000/(60*60*24)" office:value-type="time" office:time-value="PT01H25M51.384S" calcext:value-type="time">
            <text:p>01:25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78.48" calcext:value-type="float">
            <text:p>178.48</text:p>
          </table:table-cell>
          <table:table-cell office:value-type="float" office:value="221.57" calcext:value-type="float">
            <text:p>221.57</text:p>
          </table:table-cell>
        </table:table-row>
        <table:table-row table:style-name="ro1">
          <table:table-cell office:value-type="float" office:value="5167384" calcext:value-type="float">
            <text:p>5167384</text:p>
          </table:table-cell>
          <table:table-cell table:formula="of:=[.A325]/1000/(60*60*24)" office:value-type="time" office:time-value="PT01H26M07.384S" calcext:value-type="time">
            <text:p>01:26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79.02" calcext:value-type="float">
            <text:p>179.02</text:p>
          </table:table-cell>
          <table:table-cell office:value-type="float" office:value="222.23" calcext:value-type="float">
            <text:p>222.23</text:p>
          </table:table-cell>
        </table:table-row>
        <table:table-row table:style-name="ro1">
          <table:table-cell office:value-type="float" office:value="5183384" calcext:value-type="float">
            <text:p>5183384</text:p>
          </table:table-cell>
          <table:table-cell table:formula="of:=[.A326]/1000/(60*60*24)" office:value-type="time" office:time-value="PT01H26M23.384S" calcext:value-type="time">
            <text:p>01:26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79.57" calcext:value-type="float">
            <text:p>179.57</text:p>
          </table:table-cell>
          <table:table-cell office:value-type="float" office:value="222.89" calcext:value-type="float">
            <text:p>222.89</text:p>
          </table:table-cell>
        </table:table-row>
        <table:table-row table:style-name="ro1">
          <table:table-cell office:value-type="float" office:value="5199384" calcext:value-type="float">
            <text:p>5199384</text:p>
          </table:table-cell>
          <table:table-cell table:formula="of:=[.A327]/1000/(60*60*24)" office:value-type="time" office:time-value="PT01H26M39.384S" calcext:value-type="time">
            <text:p>01:26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80.11" calcext:value-type="float">
            <text:p>180.11</text:p>
          </table:table-cell>
          <table:table-cell office:value-type="float" office:value="223.56" calcext:value-type="float">
            <text:p>223.56</text:p>
          </table:table-cell>
        </table:table-row>
        <table:table-row table:style-name="ro1">
          <table:table-cell office:value-type="float" office:value="5215384" calcext:value-type="float">
            <text:p>5215384</text:p>
          </table:table-cell>
          <table:table-cell table:formula="of:=[.A328]/1000/(60*60*24)" office:value-type="time" office:time-value="PT01H26M55.384S" calcext:value-type="time">
            <text:p>01:26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80.65" calcext:value-type="float">
            <text:p>180.65</text:p>
          </table:table-cell>
          <table:table-cell office:value-type="float" office:value="224.22" calcext:value-type="float">
            <text:p>224.22</text:p>
          </table:table-cell>
        </table:table-row>
        <table:table-row table:style-name="ro1">
          <table:table-cell office:value-type="float" office:value="5231384" calcext:value-type="float">
            <text:p>5231384</text:p>
          </table:table-cell>
          <table:table-cell table:formula="of:=[.A329]/1000/(60*60*24)" office:value-type="time" office:time-value="PT01H27M11.384S" calcext:value-type="time">
            <text:p>01:27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81.2" calcext:value-type="float">
            <text:p>181.2</text:p>
          </table:table-cell>
          <table:table-cell office:value-type="float" office:value="224.88" calcext:value-type="float">
            <text:p>224.88</text:p>
          </table:table-cell>
        </table:table-row>
        <table:table-row table:style-name="ro1">
          <table:table-cell office:value-type="float" office:value="5247384" calcext:value-type="float">
            <text:p>5247384</text:p>
          </table:table-cell>
          <table:table-cell table:formula="of:=[.A330]/1000/(60*60*24)" office:value-type="time" office:time-value="PT01H27M27.384S" calcext:value-type="time">
            <text:p>01:27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81.74" calcext:value-type="float">
            <text:p>181.74</text:p>
          </table:table-cell>
          <table:table-cell office:value-type="float" office:value="225.54" calcext:value-type="float">
            <text:p>225.54</text:p>
          </table:table-cell>
        </table:table-row>
        <table:table-row table:style-name="ro1">
          <table:table-cell office:value-type="float" office:value="5263384" calcext:value-type="float">
            <text:p>5263384</text:p>
          </table:table-cell>
          <table:table-cell table:formula="of:=[.A331]/1000/(60*60*24)" office:value-type="time" office:time-value="PT01H27M43.384S" calcext:value-type="time">
            <text:p>01:27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82.28" calcext:value-type="float">
            <text:p>182.28</text:p>
          </table:table-cell>
          <table:table-cell office:value-type="float" office:value="226.2" calcext:value-type="float">
            <text:p>226.2</text:p>
          </table:table-cell>
        </table:table-row>
        <table:table-row table:style-name="ro1">
          <table:table-cell office:value-type="float" office:value="5279384" calcext:value-type="float">
            <text:p>5279384</text:p>
          </table:table-cell>
          <table:table-cell table:formula="of:=[.A332]/1000/(60*60*24)" office:value-type="time" office:time-value="PT01H27M59.384S" calcext:value-type="time">
            <text:p>01:27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82.83" calcext:value-type="float">
            <text:p>182.83</text:p>
          </table:table-cell>
          <table:table-cell office:value-type="float" office:value="226.86" calcext:value-type="float">
            <text:p>226.86</text:p>
          </table:table-cell>
        </table:table-row>
        <table:table-row table:style-name="ro1">
          <table:table-cell office:value-type="float" office:value="5295384" calcext:value-type="float">
            <text:p>5295384</text:p>
          </table:table-cell>
          <table:table-cell table:formula="of:=[.A333]/1000/(60*60*24)" office:value-type="time" office:time-value="PT01H28M15.384S" calcext:value-type="time">
            <text:p>01:28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83.37" calcext:value-type="float">
            <text:p>183.37</text:p>
          </table:table-cell>
          <table:table-cell office:value-type="float" office:value="227.52" calcext:value-type="float">
            <text:p>227.52</text:p>
          </table:table-cell>
        </table:table-row>
        <table:table-row table:style-name="ro1">
          <table:table-cell office:value-type="float" office:value="5311384" calcext:value-type="float">
            <text:p>5311384</text:p>
          </table:table-cell>
          <table:table-cell table:formula="of:=[.A334]/1000/(60*60*24)" office:value-type="time" office:time-value="PT01H28M31.384S" calcext:value-type="time">
            <text:p>01:28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183.92" calcext:value-type="float">
            <text:p>183.92</text:p>
          </table:table-cell>
          <table:table-cell office:value-type="float" office:value="228.18" calcext:value-type="float">
            <text:p>228.18</text:p>
          </table:table-cell>
        </table:table-row>
        <table:table-row table:style-name="ro1">
          <table:table-cell office:value-type="float" office:value="5327384" calcext:value-type="float">
            <text:p>5327384</text:p>
          </table:table-cell>
          <table:table-cell table:formula="of:=[.A335]/1000/(60*60*24)" office:value-type="time" office:time-value="PT01H28M47.384S" calcext:value-type="time">
            <text:p>01:28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84.46" calcext:value-type="float">
            <text:p>184.46</text:p>
          </table:table-cell>
          <table:table-cell office:value-type="float" office:value="228.84" calcext:value-type="float">
            <text:p>228.84</text:p>
          </table:table-cell>
        </table:table-row>
        <table:table-row table:style-name="ro1">
          <table:table-cell office:value-type="float" office:value="5343384" calcext:value-type="float">
            <text:p>5343384</text:p>
          </table:table-cell>
          <table:table-cell table:formula="of:=[.A336]/1000/(60*60*24)" office:value-type="time" office:time-value="PT01H29M03.384S" calcext:value-type="time">
            <text:p>01:29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85" calcext:value-type="float">
            <text:p>185</text:p>
          </table:table-cell>
          <table:table-cell office:value-type="float" office:value="229.51" calcext:value-type="float">
            <text:p>229.51</text:p>
          </table:table-cell>
        </table:table-row>
        <table:table-row table:style-name="ro1">
          <table:table-cell office:value-type="float" office:value="5359384" calcext:value-type="float">
            <text:p>5359384</text:p>
          </table:table-cell>
          <table:table-cell table:formula="of:=[.A337]/1000/(60*60*24)" office:value-type="time" office:time-value="PT01H29M19.384S" calcext:value-type="time">
            <text:p>01:29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185.55" calcext:value-type="float">
            <text:p>185.55</text:p>
          </table:table-cell>
          <table:table-cell office:value-type="float" office:value="230.17" calcext:value-type="float">
            <text:p>230.17</text:p>
          </table:table-cell>
        </table:table-row>
        <table:table-row table:style-name="ro1">
          <table:table-cell office:value-type="float" office:value="5375384" calcext:value-type="float">
            <text:p>5375384</text:p>
          </table:table-cell>
          <table:table-cell table:formula="of:=[.A338]/1000/(60*60*24)" office:value-type="time" office:time-value="PT01H29M35.384S" calcext:value-type="time">
            <text:p>01:29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86.09" calcext:value-type="float">
            <text:p>186.09</text:p>
          </table:table-cell>
          <table:table-cell office:value-type="float" office:value="230.83" calcext:value-type="float">
            <text:p>230.83</text:p>
          </table:table-cell>
        </table:table-row>
        <table:table-row table:style-name="ro1">
          <table:table-cell office:value-type="float" office:value="5391384" calcext:value-type="float">
            <text:p>5391384</text:p>
          </table:table-cell>
          <table:table-cell table:formula="of:=[.A339]/1000/(60*60*24)" office:value-type="time" office:time-value="PT01H29M51.384S" calcext:value-type="time">
            <text:p>01:29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186.63" calcext:value-type="float">
            <text:p>186.63</text:p>
          </table:table-cell>
          <table:table-cell office:value-type="float" office:value="231.49" calcext:value-type="float">
            <text:p>231.49</text:p>
          </table:table-cell>
        </table:table-row>
        <table:table-row table:style-name="ro1">
          <table:table-cell office:value-type="float" office:value="5407384" calcext:value-type="float">
            <text:p>5407384</text:p>
          </table:table-cell>
          <table:table-cell table:formula="of:=[.A340]/1000/(60*60*24)" office:value-type="time" office:time-value="PT01H30M07.384S" calcext:value-type="time">
            <text:p>01:30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187.18" calcext:value-type="float">
            <text:p>187.18</text:p>
          </table:table-cell>
          <table:table-cell office:value-type="float" office:value="232.15" calcext:value-type="float">
            <text:p>232.15</text:p>
          </table:table-cell>
        </table:table-row>
        <table:table-row table:style-name="ro1">
          <table:table-cell office:value-type="float" office:value="5423384" calcext:value-type="float">
            <text:p>5423384</text:p>
          </table:table-cell>
          <table:table-cell table:formula="of:=[.A341]/1000/(60*60*24)" office:value-type="time" office:time-value="PT01H30M23.384S" calcext:value-type="time">
            <text:p>01:30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187.72" calcext:value-type="float">
            <text:p>187.72</text:p>
          </table:table-cell>
          <table:table-cell office:value-type="float" office:value="232.81" calcext:value-type="float">
            <text:p>232.81</text:p>
          </table:table-cell>
        </table:table-row>
        <table:table-row table:style-name="ro1">
          <table:table-cell office:value-type="float" office:value="5439384" calcext:value-type="float">
            <text:p>5439384</text:p>
          </table:table-cell>
          <table:table-cell table:formula="of:=[.A342]/1000/(60*60*24)" office:value-type="time" office:time-value="PT01H30M39.384S" calcext:value-type="time">
            <text:p>01:30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188.26" calcext:value-type="float">
            <text:p>188.26</text:p>
          </table:table-cell>
          <table:table-cell office:value-type="float" office:value="233.47" calcext:value-type="float">
            <text:p>233.47</text:p>
          </table:table-cell>
        </table:table-row>
        <table:table-row table:style-name="ro1">
          <table:table-cell office:value-type="float" office:value="5455384" calcext:value-type="float">
            <text:p>5455384</text:p>
          </table:table-cell>
          <table:table-cell table:formula="of:=[.A343]/1000/(60*60*24)" office:value-type="time" office:time-value="PT01H30M55.384S" calcext:value-type="time">
            <text:p>01:30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88.81" calcext:value-type="float">
            <text:p>188.81</text:p>
          </table:table-cell>
          <table:table-cell office:value-type="float" office:value="234.13" calcext:value-type="float">
            <text:p>234.13</text:p>
          </table:table-cell>
        </table:table-row>
        <table:table-row table:style-name="ro1">
          <table:table-cell office:value-type="float" office:value="5471384" calcext:value-type="float">
            <text:p>5471384</text:p>
          </table:table-cell>
          <table:table-cell table:formula="of:=[.A344]/1000/(60*60*24)" office:value-type="time" office:time-value="PT01H31M11.384S" calcext:value-type="time">
            <text:p>01:31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89.35" calcext:value-type="float">
            <text:p>189.35</text:p>
          </table:table-cell>
          <table:table-cell office:value-type="float" office:value="234.79" calcext:value-type="float">
            <text:p>234.79</text:p>
          </table:table-cell>
        </table:table-row>
        <table:table-row table:style-name="ro1">
          <table:table-cell office:value-type="float" office:value="5487384" calcext:value-type="float">
            <text:p>5487384</text:p>
          </table:table-cell>
          <table:table-cell table:formula="of:=[.A345]/1000/(60*60*24)" office:value-type="time" office:time-value="PT01H31M27.384S" calcext:value-type="time">
            <text:p>01:31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189.89" calcext:value-type="float">
            <text:p>189.89</text:p>
          </table:table-cell>
          <table:table-cell office:value-type="float" office:value="235.45" calcext:value-type="float">
            <text:p>235.45</text:p>
          </table:table-cell>
        </table:table-row>
        <table:table-row table:style-name="ro1">
          <table:table-cell office:value-type="float" office:value="5503384" calcext:value-type="float">
            <text:p>5503384</text:p>
          </table:table-cell>
          <table:table-cell table:formula="of:=[.A346]/1000/(60*60*24)" office:value-type="time" office:time-value="PT01H31M43.384S" calcext:value-type="time">
            <text:p>01:31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190.44" calcext:value-type="float">
            <text:p>190.44</text:p>
          </table:table-cell>
          <table:table-cell office:value-type="float" office:value="236.11" calcext:value-type="float">
            <text:p>236.11</text:p>
          </table:table-cell>
        </table:table-row>
        <table:table-row table:style-name="ro1">
          <table:table-cell office:value-type="float" office:value="5519384" calcext:value-type="float">
            <text:p>5519384</text:p>
          </table:table-cell>
          <table:table-cell table:formula="of:=[.A347]/1000/(60*60*24)" office:value-type="time" office:time-value="PT01H31M59.384S" calcext:value-type="time">
            <text:p>01:31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90.98" calcext:value-type="float">
            <text:p>190.98</text:p>
          </table:table-cell>
          <table:table-cell office:value-type="float" office:value="236.78" calcext:value-type="float">
            <text:p>236.78</text:p>
          </table:table-cell>
        </table:table-row>
        <table:table-row table:style-name="ro1">
          <table:table-cell office:value-type="float" office:value="5535384" calcext:value-type="float">
            <text:p>5535384</text:p>
          </table:table-cell>
          <table:table-cell table:formula="of:=[.A348]/1000/(60*60*24)" office:value-type="time" office:time-value="PT01H32M15.384S" calcext:value-type="time">
            <text:p>01:32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191.52" calcext:value-type="float">
            <text:p>191.52</text:p>
          </table:table-cell>
          <table:table-cell office:value-type="float" office:value="237.44" calcext:value-type="float">
            <text:p>237.44</text:p>
          </table:table-cell>
        </table:table-row>
        <table:table-row table:style-name="ro1">
          <table:table-cell office:value-type="float" office:value="5551384" calcext:value-type="float">
            <text:p>5551384</text:p>
          </table:table-cell>
          <table:table-cell table:formula="of:=[.A349]/1000/(60*60*24)" office:value-type="time" office:time-value="PT01H32M31.384S" calcext:value-type="time">
            <text:p>01:32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92.07" calcext:value-type="float">
            <text:p>192.07</text:p>
          </table:table-cell>
          <table:table-cell office:value-type="float" office:value="238.1" calcext:value-type="float">
            <text:p>238.1</text:p>
          </table:table-cell>
        </table:table-row>
        <table:table-row table:style-name="ro1">
          <table:table-cell office:value-type="float" office:value="5567384" calcext:value-type="float">
            <text:p>5567384</text:p>
          </table:table-cell>
          <table:table-cell table:formula="of:=[.A350]/1000/(60*60*24)" office:value-type="time" office:time-value="PT01H32M47.384S" calcext:value-type="time">
            <text:p>01:32:47</text:p>
          </table:table-cell>
          <table:table-cell office:value-type="float" office:value="1.21" calcext:value-type="float">
            <text:p>1.21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13" calcext:value-type="float">
            <text:p>148.13</text:p>
          </table:table-cell>
          <table:table-cell office:value-type="float" office:value="192.61" calcext:value-type="float">
            <text:p>192.61</text:p>
          </table:table-cell>
          <table:table-cell office:value-type="float" office:value="238.76" calcext:value-type="float">
            <text:p>238.76</text:p>
          </table:table-cell>
        </table:table-row>
        <table:table-row table:style-name="ro1">
          <table:table-cell office:value-type="float" office:value="5583384" calcext:value-type="float">
            <text:p>5583384</text:p>
          </table:table-cell>
          <table:table-cell table:formula="of:=[.A351]/1000/(60*60*24)" office:value-type="time" office:time-value="PT01H33M03.384S" calcext:value-type="time">
            <text:p>01:33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93.15" calcext:value-type="float">
            <text:p>193.15</text:p>
          </table:table-cell>
          <table:table-cell office:value-type="float" office:value="239.42" calcext:value-type="float">
            <text:p>239.42</text:p>
          </table:table-cell>
        </table:table-row>
        <table:table-row table:style-name="ro1">
          <table:table-cell office:value-type="float" office:value="5599384" calcext:value-type="float">
            <text:p>5599384</text:p>
          </table:table-cell>
          <table:table-cell table:formula="of:=[.A352]/1000/(60*60*24)" office:value-type="time" office:time-value="PT01H33M19.384S" calcext:value-type="time">
            <text:p>01:33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93.7" calcext:value-type="float">
            <text:p>193.7</text:p>
          </table:table-cell>
          <table:table-cell office:value-type="float" office:value="240.08" calcext:value-type="float">
            <text:p>240.08</text:p>
          </table:table-cell>
        </table:table-row>
        <table:table-row table:style-name="ro1">
          <table:table-cell office:value-type="float" office:value="5615384" calcext:value-type="float">
            <text:p>5615384</text:p>
          </table:table-cell>
          <table:table-cell table:formula="of:=[.A353]/1000/(60*60*24)" office:value-type="time" office:time-value="PT01H33M35.384S" calcext:value-type="time">
            <text:p>01:33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194.24" calcext:value-type="float">
            <text:p>194.24</text:p>
          </table:table-cell>
          <table:table-cell office:value-type="float" office:value="240.74" calcext:value-type="float">
            <text:p>240.74</text:p>
          </table:table-cell>
        </table:table-row>
        <table:table-row table:style-name="ro1">
          <table:table-cell office:value-type="float" office:value="5631384" calcext:value-type="float">
            <text:p>5631384</text:p>
          </table:table-cell>
          <table:table-cell table:formula="of:=[.A354]/1000/(60*60*24)" office:value-type="time" office:time-value="PT01H33M51.384S" calcext:value-type="time">
            <text:p>01:33:51</text:p>
          </table:table-cell>
          <table:table-cell office:value-type="float" office:value="1.21" calcext:value-type="float">
            <text:p>1.21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13" calcext:value-type="float">
            <text:p>148.13</text:p>
          </table:table-cell>
          <table:table-cell office:value-type="float" office:value="194.78" calcext:value-type="float">
            <text:p>194.78</text:p>
          </table:table-cell>
          <table:table-cell office:value-type="float" office:value="241.4" calcext:value-type="float">
            <text:p>241.4</text:p>
          </table:table-cell>
        </table:table-row>
        <table:table-row table:style-name="ro1">
          <table:table-cell office:value-type="float" office:value="5647384" calcext:value-type="float">
            <text:p>5647384</text:p>
          </table:table-cell>
          <table:table-cell table:formula="of:=[.A355]/1000/(60*60*24)" office:value-type="time" office:time-value="PT01H34M07.384S" calcext:value-type="time">
            <text:p>01:34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195.33" calcext:value-type="float">
            <text:p>195.33</text:p>
          </table:table-cell>
          <table:table-cell office:value-type="float" office:value="242.06" calcext:value-type="float">
            <text:p>242.06</text:p>
          </table:table-cell>
        </table:table-row>
        <table:table-row table:style-name="ro1">
          <table:table-cell office:value-type="float" office:value="5663384" calcext:value-type="float">
            <text:p>5663384</text:p>
          </table:table-cell>
          <table:table-cell table:formula="of:=[.A356]/1000/(60*60*24)" office:value-type="time" office:time-value="PT01H34M23.384S" calcext:value-type="time">
            <text:p>01:34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195.87" calcext:value-type="float">
            <text:p>195.87</text:p>
          </table:table-cell>
          <table:table-cell office:value-type="float" office:value="242.72" calcext:value-type="float">
            <text:p>242.72</text:p>
          </table:table-cell>
        </table:table-row>
        <table:table-row table:style-name="ro1">
          <table:table-cell office:value-type="float" office:value="5679384" calcext:value-type="float">
            <text:p>5679384</text:p>
          </table:table-cell>
          <table:table-cell table:formula="of:=[.A357]/1000/(60*60*24)" office:value-type="time" office:time-value="PT01H34M39.384S" calcext:value-type="time">
            <text:p>01:34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196.41" calcext:value-type="float">
            <text:p>196.41</text:p>
          </table:table-cell>
          <table:table-cell office:value-type="float" office:value="243.38" calcext:value-type="float">
            <text:p>243.38</text:p>
          </table:table-cell>
        </table:table-row>
        <table:table-row table:style-name="ro1">
          <table:table-cell office:value-type="float" office:value="5695384" calcext:value-type="float">
            <text:p>5695384</text:p>
          </table:table-cell>
          <table:table-cell table:formula="of:=[.A358]/1000/(60*60*24)" office:value-type="time" office:time-value="PT01H34M55.384S" calcext:value-type="time">
            <text:p>01:34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196.95" calcext:value-type="float">
            <text:p>196.95</text:p>
          </table:table-cell>
          <table:table-cell office:value-type="float" office:value="244.04" calcext:value-type="float">
            <text:p>244.04</text:p>
          </table:table-cell>
        </table:table-row>
        <table:table-row table:style-name="ro1">
          <table:table-cell office:value-type="float" office:value="5711384" calcext:value-type="float">
            <text:p>5711384</text:p>
          </table:table-cell>
          <table:table-cell table:formula="of:=[.A359]/1000/(60*60*24)" office:value-type="time" office:time-value="PT01H35M11.384S" calcext:value-type="time">
            <text:p>01:35:11</text:p>
          </table:table-cell>
          <table:table-cell office:value-type="float" office:value="1.21" calcext:value-type="float">
            <text:p>1.21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26" calcext:value-type="float">
            <text:p>148.26</text:p>
          </table:table-cell>
          <table:table-cell office:value-type="float" office:value="197.5" calcext:value-type="float">
            <text:p>197.5</text:p>
          </table:table-cell>
          <table:table-cell office:value-type="float" office:value="244.7" calcext:value-type="float">
            <text:p>244.7</text:p>
          </table:table-cell>
        </table:table-row>
        <table:table-row table:style-name="ro1">
          <table:table-cell office:value-type="float" office:value="5727384" calcext:value-type="float">
            <text:p>5727384</text:p>
          </table:table-cell>
          <table:table-cell table:formula="of:=[.A360]/1000/(60*60*24)" office:value-type="time" office:time-value="PT01H35M27.384S" calcext:value-type="time">
            <text:p>01:35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198.04" calcext:value-type="float">
            <text:p>198.04</text:p>
          </table:table-cell>
          <table:table-cell office:value-type="float" office:value="245.36" calcext:value-type="float">
            <text:p>245.36</text:p>
          </table:table-cell>
        </table:table-row>
        <table:table-row table:style-name="ro1">
          <table:table-cell office:value-type="float" office:value="5743384" calcext:value-type="float">
            <text:p>5743384</text:p>
          </table:table-cell>
          <table:table-cell table:formula="of:=[.A361]/1000/(60*60*24)" office:value-type="time" office:time-value="PT01H35M43.384S" calcext:value-type="time">
            <text:p>01:35:43</text:p>
          </table:table-cell>
          <table:table-cell office:value-type="float" office:value="1.21" calcext:value-type="float">
            <text:p>1.21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13" calcext:value-type="float">
            <text:p>148.13</text:p>
          </table:table-cell>
          <table:table-cell office:value-type="float" office:value="198.58" calcext:value-type="float">
            <text:p>198.58</text:p>
          </table:table-cell>
          <table:table-cell office:value-type="float" office:value="246.02" calcext:value-type="float">
            <text:p>246.02</text:p>
          </table:table-cell>
        </table:table-row>
        <table:table-row table:style-name="ro1">
          <table:table-cell office:value-type="float" office:value="5759384" calcext:value-type="float">
            <text:p>5759384</text:p>
          </table:table-cell>
          <table:table-cell table:formula="of:=[.A362]/1000/(60*60*24)" office:value-type="time" office:time-value="PT01H35M59.384S" calcext:value-type="time">
            <text:p>01:35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199.13" calcext:value-type="float">
            <text:p>199.13</text:p>
          </table:table-cell>
          <table:table-cell office:value-type="float" office:value="246.68" calcext:value-type="float">
            <text:p>246.68</text:p>
          </table:table-cell>
        </table:table-row>
        <table:table-row table:style-name="ro1">
          <table:table-cell office:value-type="float" office:value="5775384" calcext:value-type="float">
            <text:p>5775384</text:p>
          </table:table-cell>
          <table:table-cell table:formula="of:=[.A363]/1000/(60*60*24)" office:value-type="time" office:time-value="PT01H36M15.384S" calcext:value-type="time">
            <text:p>01:36:15</text:p>
          </table:table-cell>
          <table:table-cell office:value-type="float" office:value="1.21" calcext:value-type="float">
            <text:p>1.21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13" calcext:value-type="float">
            <text:p>148.13</text:p>
          </table:table-cell>
          <table:table-cell office:value-type="float" office:value="199.67" calcext:value-type="float">
            <text:p>199.67</text:p>
          </table:table-cell>
          <table:table-cell office:value-type="float" office:value="247.34" calcext:value-type="float">
            <text:p>247.34</text:p>
          </table:table-cell>
        </table:table-row>
        <table:table-row table:style-name="ro1">
          <table:table-cell office:value-type="float" office:value="5791384" calcext:value-type="float">
            <text:p>5791384</text:p>
          </table:table-cell>
          <table:table-cell table:formula="of:=[.A364]/1000/(60*60*24)" office:value-type="time" office:time-value="PT01H36M31.384S" calcext:value-type="time">
            <text:p>01:36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00.21" calcext:value-type="float">
            <text:p>200.21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5807384" calcext:value-type="float">
            <text:p>5807384</text:p>
          </table:table-cell>
          <table:table-cell table:formula="of:=[.A365]/1000/(60*60*24)" office:value-type="time" office:time-value="PT01H36M47.384S" calcext:value-type="time">
            <text:p>01:36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00.76" calcext:value-type="float">
            <text:p>200.76</text:p>
          </table:table-cell>
          <table:table-cell office:value-type="float" office:value="248.66" calcext:value-type="float">
            <text:p>248.66</text:p>
          </table:table-cell>
        </table:table-row>
        <table:table-row table:style-name="ro1">
          <table:table-cell office:value-type="float" office:value="5823384" calcext:value-type="float">
            <text:p>5823384</text:p>
          </table:table-cell>
          <table:table-cell table:formula="of:=[.A366]/1000/(60*60*24)" office:value-type="time" office:time-value="PT01H37M03.384S" calcext:value-type="time">
            <text:p>01:37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01.3" calcext:value-type="float">
            <text:p>201.3</text:p>
          </table:table-cell>
          <table:table-cell office:value-type="float" office:value="249.32" calcext:value-type="float">
            <text:p>249.32</text:p>
          </table:table-cell>
        </table:table-row>
        <table:table-row table:style-name="ro1">
          <table:table-cell office:value-type="float" office:value="5839384" calcext:value-type="float">
            <text:p>5839384</text:p>
          </table:table-cell>
          <table:table-cell table:formula="of:=[.A367]/1000/(60*60*24)" office:value-type="time" office:time-value="PT01H37M19.384S" calcext:value-type="time">
            <text:p>01:37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01.84" calcext:value-type="float">
            <text:p>201.84</text:p>
          </table:table-cell>
          <table:table-cell office:value-type="float" office:value="249.98" calcext:value-type="float">
            <text:p>249.98</text:p>
          </table:table-cell>
        </table:table-row>
        <table:table-row table:style-name="ro1">
          <table:table-cell office:value-type="float" office:value="5855384" calcext:value-type="float">
            <text:p>5855384</text:p>
          </table:table-cell>
          <table:table-cell table:formula="of:=[.A368]/1000/(60*60*24)" office:value-type="time" office:time-value="PT01H37M35.384S" calcext:value-type="time">
            <text:p>01:37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02.39" calcext:value-type="float">
            <text:p>202.39</text:p>
          </table:table-cell>
          <table:table-cell office:value-type="float" office:value="250.65" calcext:value-type="float">
            <text:p>250.65</text:p>
          </table:table-cell>
        </table:table-row>
        <table:table-row table:style-name="ro1">
          <table:table-cell office:value-type="float" office:value="5871384" calcext:value-type="float">
            <text:p>5871384</text:p>
          </table:table-cell>
          <table:table-cell table:formula="of:=[.A369]/1000/(60*60*24)" office:value-type="time" office:time-value="PT01H37M51.384S" calcext:value-type="time">
            <text:p>01:37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02.93" calcext:value-type="float">
            <text:p>202.93</text:p>
          </table:table-cell>
          <table:table-cell office:value-type="float" office:value="251.31" calcext:value-type="float">
            <text:p>251.31</text:p>
          </table:table-cell>
        </table:table-row>
        <table:table-row table:style-name="ro1">
          <table:table-cell office:value-type="float" office:value="5887384" calcext:value-type="float">
            <text:p>5887384</text:p>
          </table:table-cell>
          <table:table-cell table:formula="of:=[.A370]/1000/(60*60*24)" office:value-type="time" office:time-value="PT01H38M07.384S" calcext:value-type="time">
            <text:p>01:38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03.47" calcext:value-type="float">
            <text:p>203.47</text:p>
          </table:table-cell>
          <table:table-cell office:value-type="float" office:value="251.97" calcext:value-type="float">
            <text:p>251.97</text:p>
          </table:table-cell>
        </table:table-row>
        <table:table-row table:style-name="ro1">
          <table:table-cell office:value-type="float" office:value="5903384" calcext:value-type="float">
            <text:p>5903384</text:p>
          </table:table-cell>
          <table:table-cell table:formula="of:=[.A371]/1000/(60*60*24)" office:value-type="time" office:time-value="PT01H38M23.384S" calcext:value-type="time">
            <text:p>01:38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04.02" calcext:value-type="float">
            <text:p>204.02</text:p>
          </table:table-cell>
          <table:table-cell office:value-type="float" office:value="252.63" calcext:value-type="float">
            <text:p>252.63</text:p>
          </table:table-cell>
        </table:table-row>
        <table:table-row table:style-name="ro1">
          <table:table-cell office:value-type="float" office:value="5919384" calcext:value-type="float">
            <text:p>5919384</text:p>
          </table:table-cell>
          <table:table-cell table:formula="of:=[.A372]/1000/(60*60*24)" office:value-type="time" office:time-value="PT01H38M39.384S" calcext:value-type="time">
            <text:p>01:38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04.56" calcext:value-type="float">
            <text:p>204.56</text:p>
          </table:table-cell>
          <table:table-cell office:value-type="float" office:value="253.29" calcext:value-type="float">
            <text:p>253.29</text:p>
          </table:table-cell>
        </table:table-row>
        <table:table-row table:style-name="ro1">
          <table:table-cell office:value-type="float" office:value="5935384" calcext:value-type="float">
            <text:p>5935384</text:p>
          </table:table-cell>
          <table:table-cell table:formula="of:=[.A373]/1000/(60*60*24)" office:value-type="time" office:time-value="PT01H38M55.384S" calcext:value-type="time">
            <text:p>01:38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05.1" calcext:value-type="float">
            <text:p>205.1</text:p>
          </table:table-cell>
          <table:table-cell office:value-type="float" office:value="253.95" calcext:value-type="float">
            <text:p>253.95</text:p>
          </table:table-cell>
        </table:table-row>
        <table:table-row table:style-name="ro1">
          <table:table-cell office:value-type="float" office:value="5951384" calcext:value-type="float">
            <text:p>5951384</text:p>
          </table:table-cell>
          <table:table-cell table:formula="of:=[.A374]/1000/(60*60*24)" office:value-type="time" office:time-value="PT01H39M11.384S" calcext:value-type="time">
            <text:p>01:39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05.65" calcext:value-type="float">
            <text:p>205.65</text:p>
          </table:table-cell>
          <table:table-cell office:value-type="float" office:value="254.61" calcext:value-type="float">
            <text:p>254.61</text:p>
          </table:table-cell>
        </table:table-row>
        <table:table-row table:style-name="ro1">
          <table:table-cell office:value-type="float" office:value="5967384" calcext:value-type="float">
            <text:p>5967384</text:p>
          </table:table-cell>
          <table:table-cell table:formula="of:=[.A375]/1000/(60*60*24)" office:value-type="time" office:time-value="PT01H39M27.384S" calcext:value-type="time">
            <text:p>01:39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06.19" calcext:value-type="float">
            <text:p>206.19</text:p>
          </table:table-cell>
          <table:table-cell office:value-type="float" office:value="255.27" calcext:value-type="float">
            <text:p>255.27</text:p>
          </table:table-cell>
        </table:table-row>
        <table:table-row table:style-name="ro1">
          <table:table-cell office:value-type="float" office:value="5983384" calcext:value-type="float">
            <text:p>5983384</text:p>
          </table:table-cell>
          <table:table-cell table:formula="of:=[.A376]/1000/(60*60*24)" office:value-type="time" office:time-value="PT01H39M43.384S" calcext:value-type="time">
            <text:p>01:39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06.73" calcext:value-type="float">
            <text:p>206.73</text:p>
          </table:table-cell>
          <table:table-cell office:value-type="float" office:value="255.93" calcext:value-type="float">
            <text:p>255.93</text:p>
          </table:table-cell>
        </table:table-row>
        <table:table-row table:style-name="ro1">
          <table:table-cell office:value-type="float" office:value="5999384" calcext:value-type="float">
            <text:p>5999384</text:p>
          </table:table-cell>
          <table:table-cell table:formula="of:=[.A377]/1000/(60*60*24)" office:value-type="time" office:time-value="PT01H39M59.384S" calcext:value-type="time">
            <text:p>01:39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07.27" calcext:value-type="float">
            <text:p>207.27</text:p>
          </table:table-cell>
          <table:table-cell office:value-type="float" office:value="256.59" calcext:value-type="float">
            <text:p>256.59</text:p>
          </table:table-cell>
        </table:table-row>
        <table:table-row table:style-name="ro1">
          <table:table-cell office:value-type="float" office:value="6015384" calcext:value-type="float">
            <text:p>6015384</text:p>
          </table:table-cell>
          <table:table-cell table:formula="of:=[.A378]/1000/(60*60*24)" office:value-type="time" office:time-value="PT01H40M15.384S" calcext:value-type="time">
            <text:p>01:40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07.82" calcext:value-type="float">
            <text:p>207.82</text:p>
          </table:table-cell>
          <table:table-cell office:value-type="float" office:value="257.25" calcext:value-type="float">
            <text:p>257.25</text:p>
          </table:table-cell>
        </table:table-row>
        <table:table-row table:style-name="ro1">
          <table:table-cell office:value-type="float" office:value="6031384" calcext:value-type="float">
            <text:p>6031384</text:p>
          </table:table-cell>
          <table:table-cell table:formula="of:=[.A379]/1000/(60*60*24)" office:value-type="time" office:time-value="PT01H40M31.384S" calcext:value-type="time">
            <text:p>01:40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08.36" calcext:value-type="float">
            <text:p>208.36</text:p>
          </table:table-cell>
          <table:table-cell office:value-type="float" office:value="257.91" calcext:value-type="float">
            <text:p>257.91</text:p>
          </table:table-cell>
        </table:table-row>
        <table:table-row table:style-name="ro1">
          <table:table-cell office:value-type="float" office:value="6047384" calcext:value-type="float">
            <text:p>6047384</text:p>
          </table:table-cell>
          <table:table-cell table:formula="of:=[.A380]/1000/(60*60*24)" office:value-type="time" office:time-value="PT01H40M47.384S" calcext:value-type="time">
            <text:p>01:40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08.9" calcext:value-type="float">
            <text:p>208.9</text:p>
          </table:table-cell>
          <table:table-cell office:value-type="float" office:value="258.57" calcext:value-type="float">
            <text:p>258.57</text:p>
          </table:table-cell>
        </table:table-row>
        <table:table-row table:style-name="ro1">
          <table:table-cell office:value-type="float" office:value="6063384" calcext:value-type="float">
            <text:p>6063384</text:p>
          </table:table-cell>
          <table:table-cell table:formula="of:=[.A381]/1000/(60*60*24)" office:value-type="time" office:time-value="PT01H41M03.384S" calcext:value-type="time">
            <text:p>01:41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09.45" calcext:value-type="float">
            <text:p>209.45</text:p>
          </table:table-cell>
          <table:table-cell office:value-type="float" office:value="259.23" calcext:value-type="float">
            <text:p>259.23</text:p>
          </table:table-cell>
        </table:table-row>
        <table:table-row table:style-name="ro1">
          <table:table-cell office:value-type="float" office:value="6079384" calcext:value-type="float">
            <text:p>6079384</text:p>
          </table:table-cell>
          <table:table-cell table:formula="of:=[.A382]/1000/(60*60*24)" office:value-type="time" office:time-value="PT01H41M19.384S" calcext:value-type="time">
            <text:p>01:41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09.99" calcext:value-type="float">
            <text:p>209.99</text:p>
          </table:table-cell>
          <table:table-cell office:value-type="float" office:value="259.89" calcext:value-type="float">
            <text:p>259.89</text:p>
          </table:table-cell>
        </table:table-row>
        <table:table-row table:style-name="ro1">
          <table:table-cell office:value-type="float" office:value="6095383" calcext:value-type="float">
            <text:p>6095383</text:p>
          </table:table-cell>
          <table:table-cell table:formula="of:=[.A383]/1000/(60*60*24)" office:value-type="time" office:time-value="PT01H41M35.383S" calcext:value-type="time">
            <text:p>01:41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10.53" calcext:value-type="float">
            <text:p>210.53</text:p>
          </table:table-cell>
          <table:table-cell office:value-type="float" office:value="260.55" calcext:value-type="float">
            <text:p>260.55</text:p>
          </table:table-cell>
        </table:table-row>
        <table:table-row table:style-name="ro1">
          <table:table-cell office:value-type="float" office:value="6111384" calcext:value-type="float">
            <text:p>6111384</text:p>
          </table:table-cell>
          <table:table-cell table:formula="of:=[.A384]/1000/(60*60*24)" office:value-type="time" office:time-value="PT01H41M51.384S" calcext:value-type="time">
            <text:p>01:41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11.08" calcext:value-type="float">
            <text:p>211.08</text:p>
          </table:table-cell>
          <table:table-cell office:value-type="float" office:value="261.2" calcext:value-type="float">
            <text:p>261.2</text:p>
          </table:table-cell>
        </table:table-row>
        <table:table-row table:style-name="ro1">
          <table:table-cell office:value-type="float" office:value="6127384" calcext:value-type="float">
            <text:p>6127384</text:p>
          </table:table-cell>
          <table:table-cell table:formula="of:=[.A385]/1000/(60*60*24)" office:value-type="time" office:time-value="PT01H42M07.384S" calcext:value-type="time">
            <text:p>01:42:07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11.62" calcext:value-type="float">
            <text:p>211.62</text:p>
          </table:table-cell>
          <table:table-cell office:value-type="float" office:value="261.86" calcext:value-type="float">
            <text:p>261.86</text:p>
          </table:table-cell>
        </table:table-row>
        <table:table-row table:style-name="ro1">
          <table:table-cell office:value-type="float" office:value="6143384" calcext:value-type="float">
            <text:p>6143384</text:p>
          </table:table-cell>
          <table:table-cell table:formula="of:=[.A386]/1000/(60*60*24)" office:value-type="time" office:time-value="PT01H42M23.384S" calcext:value-type="time">
            <text:p>01:42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12.16" calcext:value-type="float">
            <text:p>212.16</text:p>
          </table:table-cell>
          <table:table-cell office:value-type="float" office:value="262.52" calcext:value-type="float">
            <text:p>262.52</text:p>
          </table:table-cell>
        </table:table-row>
        <table:table-row table:style-name="ro1">
          <table:table-cell office:value-type="float" office:value="6159384" calcext:value-type="float">
            <text:p>6159384</text:p>
          </table:table-cell>
          <table:table-cell table:formula="of:=[.A387]/1000/(60*60*24)" office:value-type="time" office:time-value="PT01H42M39.384S" calcext:value-type="time">
            <text:p>01:42:39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12.7" calcext:value-type="float">
            <text:p>212.7</text:p>
          </table:table-cell>
          <table:table-cell office:value-type="float" office:value="263.18" calcext:value-type="float">
            <text:p>263.18</text:p>
          </table:table-cell>
        </table:table-row>
        <table:table-row table:style-name="ro1">
          <table:table-cell office:value-type="float" office:value="6175384" calcext:value-type="float">
            <text:p>6175384</text:p>
          </table:table-cell>
          <table:table-cell table:formula="of:=[.A388]/1000/(60*60*24)" office:value-type="time" office:time-value="PT01H42M55.384S" calcext:value-type="time">
            <text:p>01:42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13.25" calcext:value-type="float">
            <text:p>213.25</text:p>
          </table:table-cell>
          <table:table-cell office:value-type="float" office:value="263.84" calcext:value-type="float">
            <text:p>263.84</text:p>
          </table:table-cell>
        </table:table-row>
        <table:table-row table:style-name="ro1">
          <table:table-cell office:value-type="float" office:value="6191384" calcext:value-type="float">
            <text:p>6191384</text:p>
          </table:table-cell>
          <table:table-cell table:formula="of:=[.A389]/1000/(60*60*24)" office:value-type="time" office:time-value="PT01H43M11.384S" calcext:value-type="time">
            <text:p>01:43:11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13.79" calcext:value-type="float">
            <text:p>213.79</text:p>
          </table:table-cell>
          <table:table-cell office:value-type="float" office:value="264.5" calcext:value-type="float">
            <text:p>264.5</text:p>
          </table:table-cell>
        </table:table-row>
        <table:table-row table:style-name="ro1">
          <table:table-cell office:value-type="float" office:value="6207384" calcext:value-type="float">
            <text:p>6207384</text:p>
          </table:table-cell>
          <table:table-cell table:formula="of:=[.A390]/1000/(60*60*24)" office:value-type="time" office:time-value="PT01H43M27.384S" calcext:value-type="time">
            <text:p>01:43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14.33" calcext:value-type="float">
            <text:p>214.33</text:p>
          </table:table-cell>
          <table:table-cell office:value-type="float" office:value="265.16" calcext:value-type="float">
            <text:p>265.16</text:p>
          </table:table-cell>
        </table:table-row>
        <table:table-row table:style-name="ro1">
          <table:table-cell office:value-type="float" office:value="6223384" calcext:value-type="float">
            <text:p>6223384</text:p>
          </table:table-cell>
          <table:table-cell table:formula="of:=[.A391]/1000/(60*60*24)" office:value-type="time" office:time-value="PT01H43M43.384S" calcext:value-type="time">
            <text:p>01:43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14.88" calcext:value-type="float">
            <text:p>214.88</text:p>
          </table:table-cell>
          <table:table-cell office:value-type="float" office:value="265.82" calcext:value-type="float">
            <text:p>265.82</text:p>
          </table:table-cell>
        </table:table-row>
        <table:table-row table:style-name="ro1">
          <table:table-cell office:value-type="float" office:value="6239384" calcext:value-type="float">
            <text:p>6239384</text:p>
          </table:table-cell>
          <table:table-cell table:formula="of:=[.A392]/1000/(60*60*24)" office:value-type="time" office:time-value="PT01H43M59.384S" calcext:value-type="time">
            <text:p>01:43:59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15.42" calcext:value-type="float">
            <text:p>215.42</text:p>
          </table:table-cell>
          <table:table-cell office:value-type="float" office:value="266.48" calcext:value-type="float">
            <text:p>266.48</text:p>
          </table:table-cell>
        </table:table-row>
        <table:table-row table:style-name="ro1">
          <table:table-cell office:value-type="float" office:value="6255384" calcext:value-type="float">
            <text:p>6255384</text:p>
          </table:table-cell>
          <table:table-cell table:formula="of:=[.A393]/1000/(60*60*24)" office:value-type="time" office:time-value="PT01H44M15.384S" calcext:value-type="time">
            <text:p>01:44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15.96" calcext:value-type="float">
            <text:p>215.96</text:p>
          </table:table-cell>
          <table:table-cell office:value-type="float" office:value="267.14" calcext:value-type="float">
            <text:p>267.14</text:p>
          </table:table-cell>
        </table:table-row>
        <table:table-row table:style-name="ro1">
          <table:table-cell office:value-type="float" office:value="6271384" calcext:value-type="float">
            <text:p>6271384</text:p>
          </table:table-cell>
          <table:table-cell table:formula="of:=[.A394]/1000/(60*60*24)" office:value-type="time" office:time-value="PT01H44M31.384S" calcext:value-type="time">
            <text:p>01:44:31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16.5" calcext:value-type="float">
            <text:p>216.5</text:p>
          </table:table-cell>
          <table:table-cell office:value-type="float" office:value="267.8" calcext:value-type="float">
            <text:p>267.8</text:p>
          </table:table-cell>
        </table:table-row>
        <table:table-row table:style-name="ro1">
          <table:table-cell office:value-type="float" office:value="6287384" calcext:value-type="float">
            <text:p>6287384</text:p>
          </table:table-cell>
          <table:table-cell table:formula="of:=[.A395]/1000/(60*60*24)" office:value-type="time" office:time-value="PT01H44M47.384S" calcext:value-type="time">
            <text:p>01:44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17.05" calcext:value-type="float">
            <text:p>217.05</text:p>
          </table:table-cell>
          <table:table-cell office:value-type="float" office:value="268.46" calcext:value-type="float">
            <text:p>268.46</text:p>
          </table:table-cell>
        </table:table-row>
        <table:table-row table:style-name="ro1">
          <table:table-cell office:value-type="float" office:value="6303384" calcext:value-type="float">
            <text:p>6303384</text:p>
          </table:table-cell>
          <table:table-cell table:formula="of:=[.A396]/1000/(60*60*24)" office:value-type="time" office:time-value="PT01H45M03.384S" calcext:value-type="time">
            <text:p>01:45:03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17.59" calcext:value-type="float">
            <text:p>217.59</text:p>
          </table:table-cell>
          <table:table-cell office:value-type="float" office:value="269.11" calcext:value-type="float">
            <text:p>269.11</text:p>
          </table:table-cell>
        </table:table-row>
        <table:table-row table:style-name="ro1">
          <table:table-cell office:value-type="float" office:value="6319383" calcext:value-type="float">
            <text:p>6319383</text:p>
          </table:table-cell>
          <table:table-cell table:formula="of:=[.A397]/1000/(60*60*24)" office:value-type="time" office:time-value="PT01H45M19.383S" calcext:value-type="time">
            <text:p>01:45:19</text:p>
          </table:table-cell>
          <table:table-cell office:value-type="float" office:value="1.21" calcext:value-type="float">
            <text:p>1.21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13" calcext:value-type="float">
            <text:p>148.13</text:p>
          </table:table-cell>
          <table:table-cell office:value-type="float" office:value="218.13" calcext:value-type="float">
            <text:p>218.13</text:p>
          </table:table-cell>
          <table:table-cell office:value-type="float" office:value="269.77" calcext:value-type="float">
            <text:p>269.77</text:p>
          </table:table-cell>
        </table:table-row>
        <table:table-row table:style-name="ro1">
          <table:table-cell office:value-type="float" office:value="6335384" calcext:value-type="float">
            <text:p>6335384</text:p>
          </table:table-cell>
          <table:table-cell table:formula="of:=[.A398]/1000/(60*60*24)" office:value-type="time" office:time-value="PT01H45M35.384S" calcext:value-type="time">
            <text:p>01:45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18.67" calcext:value-type="float">
            <text:p>218.67</text:p>
          </table:table-cell>
          <table:table-cell office:value-type="float" office:value="270.43" calcext:value-type="float">
            <text:p>270.43</text:p>
          </table:table-cell>
        </table:table-row>
        <table:table-row table:style-name="ro1">
          <table:table-cell office:value-type="float" office:value="6351384" calcext:value-type="float">
            <text:p>6351384</text:p>
          </table:table-cell>
          <table:table-cell table:formula="of:=[.A399]/1000/(60*60*24)" office:value-type="time" office:time-value="PT01H45M51.384S" calcext:value-type="time">
            <text:p>01:45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19.22" calcext:value-type="float">
            <text:p>219.22</text:p>
          </table:table-cell>
          <table:table-cell office:value-type="float" office:value="271.09" calcext:value-type="float">
            <text:p>271.09</text:p>
          </table:table-cell>
        </table:table-row>
        <table:table-row table:style-name="ro1">
          <table:table-cell office:value-type="float" office:value="6367384" calcext:value-type="float">
            <text:p>6367384</text:p>
          </table:table-cell>
          <table:table-cell table:formula="of:=[.A400]/1000/(60*60*24)" office:value-type="time" office:time-value="PT01H46M07.384S" calcext:value-type="time">
            <text:p>01:46:07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19.76" calcext:value-type="float">
            <text:p>219.76</text:p>
          </table:table-cell>
          <table:table-cell office:value-type="float" office:value="271.75" calcext:value-type="float">
            <text:p>271.75</text:p>
          </table:table-cell>
        </table:table-row>
        <table:table-row table:style-name="ro1">
          <table:table-cell office:value-type="float" office:value="6383384" calcext:value-type="float">
            <text:p>6383384</text:p>
          </table:table-cell>
          <table:table-cell table:formula="of:=[.A401]/1000/(60*60*24)" office:value-type="time" office:time-value="PT01H46M23.384S" calcext:value-type="time">
            <text:p>01:46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20.3" calcext:value-type="float">
            <text:p>220.3</text:p>
          </table:table-cell>
          <table:table-cell office:value-type="float" office:value="272.41" calcext:value-type="float">
            <text:p>272.41</text:p>
          </table:table-cell>
        </table:table-row>
        <table:table-row table:style-name="ro1">
          <table:table-cell office:value-type="float" office:value="6399384" calcext:value-type="float">
            <text:p>6399384</text:p>
          </table:table-cell>
          <table:table-cell table:formula="of:=[.A402]/1000/(60*60*24)" office:value-type="time" office:time-value="PT01H46M39.384S" calcext:value-type="time">
            <text:p>01:46:39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20.85" calcext:value-type="float">
            <text:p>220.85</text:p>
          </table:table-cell>
          <table:table-cell office:value-type="float" office:value="273.07" calcext:value-type="float">
            <text:p>273.07</text:p>
          </table:table-cell>
        </table:table-row>
        <table:table-row table:style-name="ro1">
          <table:table-cell office:value-type="float" office:value="6415384" calcext:value-type="float">
            <text:p>6415384</text:p>
          </table:table-cell>
          <table:table-cell table:formula="of:=[.A403]/1000/(60*60*24)" office:value-type="time" office:time-value="PT01H46M55.384S" calcext:value-type="time">
            <text:p>01:46:55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21.39" calcext:value-type="float">
            <text:p>221.39</text:p>
          </table:table-cell>
          <table:table-cell office:value-type="float" office:value="273.73" calcext:value-type="float">
            <text:p>273.73</text:p>
          </table:table-cell>
        </table:table-row>
        <table:table-row table:style-name="ro1">
          <table:table-cell office:value-type="float" office:value="6431384" calcext:value-type="float">
            <text:p>6431384</text:p>
          </table:table-cell>
          <table:table-cell table:formula="of:=[.A404]/1000/(60*60*24)" office:value-type="time" office:time-value="PT01H47M11.384S" calcext:value-type="time">
            <text:p>01:47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21.93" calcext:value-type="float">
            <text:p>221.93</text:p>
          </table:table-cell>
          <table:table-cell office:value-type="float" office:value="274.39" calcext:value-type="float">
            <text:p>274.39</text:p>
          </table:table-cell>
        </table:table-row>
        <table:table-row table:style-name="ro1">
          <table:table-cell office:value-type="float" office:value="6447384" calcext:value-type="float">
            <text:p>6447384</text:p>
          </table:table-cell>
          <table:table-cell table:formula="of:=[.A405]/1000/(60*60*24)" office:value-type="time" office:time-value="PT01H47M27.384S" calcext:value-type="time">
            <text:p>01:47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22.47" calcext:value-type="float">
            <text:p>222.47</text:p>
          </table:table-cell>
          <table:table-cell office:value-type="float" office:value="275.05" calcext:value-type="float">
            <text:p>275.05</text:p>
          </table:table-cell>
        </table:table-row>
        <table:table-row table:style-name="ro1">
          <table:table-cell office:value-type="float" office:value="6463384" calcext:value-type="float">
            <text:p>6463384</text:p>
          </table:table-cell>
          <table:table-cell table:formula="of:=[.A406]/1000/(60*60*24)" office:value-type="time" office:time-value="PT01H47M43.384S" calcext:value-type="time">
            <text:p>01:47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23.02" calcext:value-type="float">
            <text:p>223.02</text:p>
          </table:table-cell>
          <table:table-cell office:value-type="float" office:value="275.7" calcext:value-type="float">
            <text:p>275.7</text:p>
          </table:table-cell>
        </table:table-row>
        <table:table-row table:style-name="ro1">
          <table:table-cell office:value-type="float" office:value="6479384" calcext:value-type="float">
            <text:p>6479384</text:p>
          </table:table-cell>
          <table:table-cell table:formula="of:=[.A407]/1000/(60*60*24)" office:value-type="time" office:time-value="PT01H47M59.384S" calcext:value-type="time">
            <text:p>01:47:59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23.56" calcext:value-type="float">
            <text:p>223.56</text:p>
          </table:table-cell>
          <table:table-cell office:value-type="float" office:value="276.36" calcext:value-type="float">
            <text:p>276.36</text:p>
          </table:table-cell>
        </table:table-row>
        <table:table-row table:style-name="ro1">
          <table:table-cell office:value-type="float" office:value="6495384" calcext:value-type="float">
            <text:p>6495384</text:p>
          </table:table-cell>
          <table:table-cell table:formula="of:=[.A408]/1000/(60*60*24)" office:value-type="time" office:time-value="PT01H48M15.384S" calcext:value-type="time">
            <text:p>01:48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24.1" calcext:value-type="float">
            <text:p>224.1</text:p>
          </table:table-cell>
          <table:table-cell office:value-type="float" office:value="277.02" calcext:value-type="float">
            <text:p>277.02</text:p>
          </table:table-cell>
        </table:table-row>
        <table:table-row table:style-name="ro1">
          <table:table-cell office:value-type="float" office:value="6511384" calcext:value-type="float">
            <text:p>6511384</text:p>
          </table:table-cell>
          <table:table-cell table:formula="of:=[.A409]/1000/(60*60*24)" office:value-type="time" office:time-value="PT01H48M31.384S" calcext:value-type="time">
            <text:p>01:48:31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24.64" calcext:value-type="float">
            <text:p>224.64</text:p>
          </table:table-cell>
          <table:table-cell office:value-type="float" office:value="277.68" calcext:value-type="float">
            <text:p>277.68</text:p>
          </table:table-cell>
        </table:table-row>
        <table:table-row table:style-name="ro1">
          <table:table-cell office:value-type="float" office:value="6527384" calcext:value-type="float">
            <text:p>6527384</text:p>
          </table:table-cell>
          <table:table-cell table:formula="of:=[.A410]/1000/(60*60*24)" office:value-type="time" office:time-value="PT01H48M47.384S" calcext:value-type="time">
            <text:p>01:48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25.19" calcext:value-type="float">
            <text:p>225.19</text:p>
          </table:table-cell>
          <table:table-cell office:value-type="float" office:value="278.34" calcext:value-type="float">
            <text:p>278.34</text:p>
          </table:table-cell>
        </table:table-row>
        <table:table-row table:style-name="ro1">
          <table:table-cell office:value-type="float" office:value="6543384" calcext:value-type="float">
            <text:p>6543384</text:p>
          </table:table-cell>
          <table:table-cell table:formula="of:=[.A411]/1000/(60*60*24)" office:value-type="time" office:time-value="PT01H49M03.384S" calcext:value-type="time">
            <text:p>01:49:03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25.73" calcext:value-type="float">
            <text:p>225.73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6559384" calcext:value-type="float">
            <text:p>6559384</text:p>
          </table:table-cell>
          <table:table-cell table:formula="of:=[.A412]/1000/(60*60*24)" office:value-type="time" office:time-value="PT01H49M19.384S" calcext:value-type="time">
            <text:p>01:49:19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26.27" calcext:value-type="float">
            <text:p>226.27</text:p>
          </table:table-cell>
          <table:table-cell office:value-type="float" office:value="279.66" calcext:value-type="float">
            <text:p>279.66</text:p>
          </table:table-cell>
        </table:table-row>
        <table:table-row table:style-name="ro1">
          <table:table-cell office:value-type="float" office:value="6575384" calcext:value-type="float">
            <text:p>6575384</text:p>
          </table:table-cell>
          <table:table-cell table:formula="of:=[.A413]/1000/(60*60*24)" office:value-type="time" office:time-value="PT01H49M35.384S" calcext:value-type="time">
            <text:p>01:49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26.82" calcext:value-type="float">
            <text:p>226.82</text:p>
          </table:table-cell>
          <table:table-cell office:value-type="float" office:value="280.31" calcext:value-type="float">
            <text:p>280.31</text:p>
          </table:table-cell>
        </table:table-row>
        <table:table-row table:style-name="ro1">
          <table:table-cell office:value-type="float" office:value="6591384" calcext:value-type="float">
            <text:p>6591384</text:p>
          </table:table-cell>
          <table:table-cell table:formula="of:=[.A414]/1000/(60*60*24)" office:value-type="time" office:time-value="PT01H49M51.384S" calcext:value-type="time">
            <text:p>01:49:51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27.36" calcext:value-type="float">
            <text:p>227.36</text:p>
          </table:table-cell>
          <table:table-cell office:value-type="float" office:value="280.97" calcext:value-type="float">
            <text:p>280.97</text:p>
          </table:table-cell>
        </table:table-row>
        <table:table-row table:style-name="ro1">
          <table:table-cell office:value-type="float" office:value="6607384" calcext:value-type="float">
            <text:p>6607384</text:p>
          </table:table-cell>
          <table:table-cell table:formula="of:=[.A415]/1000/(60*60*24)" office:value-type="time" office:time-value="PT01H50M07.384S" calcext:value-type="time">
            <text:p>01:50:07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27.9" calcext:value-type="float">
            <text:p>227.9</text:p>
          </table:table-cell>
          <table:table-cell office:value-type="float" office:value="281.63" calcext:value-type="float">
            <text:p>281.63</text:p>
          </table:table-cell>
        </table:table-row>
        <table:table-row table:style-name="ro1">
          <table:table-cell office:value-type="float" office:value="6623384" calcext:value-type="float">
            <text:p>6623384</text:p>
          </table:table-cell>
          <table:table-cell table:formula="of:=[.A416]/1000/(60*60*24)" office:value-type="time" office:time-value="PT01H50M23.384S" calcext:value-type="time">
            <text:p>01:50:23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28.44" calcext:value-type="float">
            <text:p>228.44</text:p>
          </table:table-cell>
          <table:table-cell office:value-type="float" office:value="282.29" calcext:value-type="float">
            <text:p>282.29</text:p>
          </table:table-cell>
        </table:table-row>
        <table:table-row table:style-name="ro1">
          <table:table-cell office:value-type="float" office:value="6639384" calcext:value-type="float">
            <text:p>6639384</text:p>
          </table:table-cell>
          <table:table-cell table:formula="of:=[.A417]/1000/(60*60*24)" office:value-type="time" office:time-value="PT01H50M39.384S" calcext:value-type="time">
            <text:p>01:50:39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28.99" calcext:value-type="float">
            <text:p>228.99</text:p>
          </table:table-cell>
          <table:table-cell office:value-type="float" office:value="282.95" calcext:value-type="float">
            <text:p>282.95</text:p>
          </table:table-cell>
        </table:table-row>
        <table:table-row table:style-name="ro1">
          <table:table-cell office:value-type="float" office:value="6655384" calcext:value-type="float">
            <text:p>6655384</text:p>
          </table:table-cell>
          <table:table-cell table:formula="of:=[.A418]/1000/(60*60*24)" office:value-type="time" office:time-value="PT01H50M55.384S" calcext:value-type="time">
            <text:p>01:50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29.53" calcext:value-type="float">
            <text:p>229.53</text:p>
          </table:table-cell>
          <table:table-cell office:value-type="float" office:value="283.6" calcext:value-type="float">
            <text:p>283.6</text:p>
          </table:table-cell>
        </table:table-row>
        <table:table-row table:style-name="ro1">
          <table:table-cell office:value-type="float" office:value="6671384" calcext:value-type="float">
            <text:p>6671384</text:p>
          </table:table-cell>
          <table:table-cell table:formula="of:=[.A419]/1000/(60*60*24)" office:value-type="time" office:time-value="PT01H51M11.384S" calcext:value-type="time">
            <text:p>01:51:11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30.07" calcext:value-type="float">
            <text:p>230.07</text:p>
          </table:table-cell>
          <table:table-cell office:value-type="float" office:value="284.26" calcext:value-type="float">
            <text:p>284.26</text:p>
          </table:table-cell>
        </table:table-row>
        <table:table-row table:style-name="ro1">
          <table:table-cell office:value-type="float" office:value="6687384" calcext:value-type="float">
            <text:p>6687384</text:p>
          </table:table-cell>
          <table:table-cell table:formula="of:=[.A420]/1000/(60*60*24)" office:value-type="time" office:time-value="PT01H51M27.384S" calcext:value-type="time">
            <text:p>01:51:27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30.61" calcext:value-type="float">
            <text:p>230.61</text:p>
          </table:table-cell>
          <table:table-cell office:value-type="float" office:value="284.92" calcext:value-type="float">
            <text:p>284.92</text:p>
          </table:table-cell>
        </table:table-row>
        <table:table-row table:style-name="ro1">
          <table:table-cell office:value-type="float" office:value="6703384" calcext:value-type="float">
            <text:p>6703384</text:p>
          </table:table-cell>
          <table:table-cell table:formula="of:=[.A421]/1000/(60*60*24)" office:value-type="time" office:time-value="PT01H51M43.384S" calcext:value-type="time">
            <text:p>01:51:43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31.16" calcext:value-type="float">
            <text:p>231.16</text:p>
          </table:table-cell>
          <table:table-cell office:value-type="float" office:value="285.58" calcext:value-type="float">
            <text:p>285.58</text:p>
          </table:table-cell>
        </table:table-row>
        <table:table-row table:style-name="ro1">
          <table:table-cell office:value-type="float" office:value="6719384" calcext:value-type="float">
            <text:p>6719384</text:p>
          </table:table-cell>
          <table:table-cell table:formula="of:=[.A422]/1000/(60*60*24)" office:value-type="time" office:time-value="PT01H51M59.384S" calcext:value-type="time">
            <text:p>01:51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231.7" calcext:value-type="float">
            <text:p>231.7</text:p>
          </table:table-cell>
          <table:table-cell office:value-type="float" office:value="286.24" calcext:value-type="float">
            <text:p>286.24</text:p>
          </table:table-cell>
        </table:table-row>
        <table:table-row table:style-name="ro1">
          <table:table-cell office:value-type="float" office:value="6735384" calcext:value-type="float">
            <text:p>6735384</text:p>
          </table:table-cell>
          <table:table-cell table:formula="of:=[.A423]/1000/(60*60*24)" office:value-type="time" office:time-value="PT01H52M15.384S" calcext:value-type="time">
            <text:p>01:52:15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32.24" calcext:value-type="float">
            <text:p>232.24</text:p>
          </table:table-cell>
          <table:table-cell office:value-type="float" office:value="286.89" calcext:value-type="float">
            <text:p>286.89</text:p>
          </table:table-cell>
        </table:table-row>
        <table:table-row table:style-name="ro1">
          <table:table-cell office:value-type="float" office:value="6751384" calcext:value-type="float">
            <text:p>6751384</text:p>
          </table:table-cell>
          <table:table-cell table:formula="of:=[.A424]/1000/(60*60*24)" office:value-type="time" office:time-value="PT01H52M31.384S" calcext:value-type="time">
            <text:p>01:52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232.78" calcext:value-type="float">
            <text:p>232.78</text:p>
          </table:table-cell>
          <table:table-cell office:value-type="float" office:value="287.55" calcext:value-type="float">
            <text:p>287.55</text:p>
          </table:table-cell>
        </table:table-row>
        <table:table-row table:style-name="ro1">
          <table:table-cell office:value-type="float" office:value="6767384" calcext:value-type="float">
            <text:p>6767384</text:p>
          </table:table-cell>
          <table:table-cell table:formula="of:=[.A425]/1000/(60*60*24)" office:value-type="time" office:time-value="PT01H52M47.384S" calcext:value-type="time">
            <text:p>01:52:47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33.33" calcext:value-type="float">
            <text:p>233.33</text:p>
          </table:table-cell>
          <table:table-cell office:value-type="float" office:value="288.21" calcext:value-type="float">
            <text:p>288.21</text:p>
          </table:table-cell>
        </table:table-row>
        <table:table-row table:style-name="ro1">
          <table:table-cell office:value-type="float" office:value="6783384" calcext:value-type="float">
            <text:p>6783384</text:p>
          </table:table-cell>
          <table:table-cell table:formula="of:=[.A426]/1000/(60*60*24)" office:value-type="time" office:time-value="PT01H53M03.384S" calcext:value-type="time">
            <text:p>01:53:03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33.87" calcext:value-type="float">
            <text:p>233.87</text:p>
          </table:table-cell>
          <table:table-cell office:value-type="float" office:value="288.87" calcext:value-type="float">
            <text:p>288.87</text:p>
          </table:table-cell>
        </table:table-row>
        <table:table-row table:style-name="ro1">
          <table:table-cell office:value-type="float" office:value="6799384" calcext:value-type="float">
            <text:p>6799384</text:p>
          </table:table-cell>
          <table:table-cell table:formula="of:=[.A427]/1000/(60*60*24)" office:value-type="time" office:time-value="PT01H53M19.384S" calcext:value-type="time">
            <text:p>01:53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234.41" calcext:value-type="float">
            <text:p>234.41</text:p>
          </table:table-cell>
          <table:table-cell office:value-type="float" office:value="289.53" calcext:value-type="float">
            <text:p>289.53</text:p>
          </table:table-cell>
        </table:table-row>
        <table:table-row table:style-name="ro1">
          <table:table-cell office:value-type="float" office:value="6815384" calcext:value-type="float">
            <text:p>6815384</text:p>
          </table:table-cell>
          <table:table-cell table:formula="of:=[.A428]/1000/(60*60*24)" office:value-type="time" office:time-value="PT01H53M35.384S" calcext:value-type="time">
            <text:p>01:53:35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34.95" calcext:value-type="float">
            <text:p>234.95</text:p>
          </table:table-cell>
          <table:table-cell office:value-type="float" office:value="290.18" calcext:value-type="float">
            <text:p>290.18</text:p>
          </table:table-cell>
        </table:table-row>
        <table:table-row table:style-name="ro1">
          <table:table-cell office:value-type="float" office:value="6831383" calcext:value-type="float">
            <text:p>6831383</text:p>
          </table:table-cell>
          <table:table-cell table:formula="of:=[.A429]/1000/(60*60*24)" office:value-type="time" office:time-value="PT01H53M51.383S" calcext:value-type="time">
            <text:p>01:53:51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35.5" calcext:value-type="float">
            <text:p>235.5</text:p>
          </table:table-cell>
          <table:table-cell office:value-type="float" office:value="290.84" calcext:value-type="float">
            <text:p>290.84</text:p>
          </table:table-cell>
        </table:table-row>
        <table:table-row table:style-name="ro1">
          <table:table-cell office:value-type="float" office:value="6847384" calcext:value-type="float">
            <text:p>6847384</text:p>
          </table:table-cell>
          <table:table-cell table:formula="of:=[.A430]/1000/(60*60*24)" office:value-type="time" office:time-value="PT01H54M07.384S" calcext:value-type="time">
            <text:p>01:54:07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36.04" calcext:value-type="float">
            <text:p>236.04</text:p>
          </table:table-cell>
          <table:table-cell office:value-type="float" office:value="291.5" calcext:value-type="float">
            <text:p>291.5</text:p>
          </table:table-cell>
        </table:table-row>
        <table:table-row table:style-name="ro1">
          <table:table-cell office:value-type="float" office:value="6863384" calcext:value-type="float">
            <text:p>6863384</text:p>
          </table:table-cell>
          <table:table-cell table:formula="of:=[.A431]/1000/(60*60*24)" office:value-type="time" office:time-value="PT01H54M23.384S" calcext:value-type="time">
            <text:p>01:54:23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36.58" calcext:value-type="float">
            <text:p>236.58</text:p>
          </table:table-cell>
          <table:table-cell office:value-type="float" office:value="292.16" calcext:value-type="float">
            <text:p>292.16</text:p>
          </table:table-cell>
        </table:table-row>
        <table:table-row table:style-name="ro1">
          <table:table-cell office:value-type="float" office:value="6879384" calcext:value-type="float">
            <text:p>6879384</text:p>
          </table:table-cell>
          <table:table-cell table:formula="of:=[.A432]/1000/(60*60*24)" office:value-type="time" office:time-value="PT01H54M39.384S" calcext:value-type="time">
            <text:p>01:54:39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37.12" calcext:value-type="float">
            <text:p>237.12</text:p>
          </table:table-cell>
          <table:table-cell office:value-type="float" office:value="292.81" calcext:value-type="float">
            <text:p>292.81</text:p>
          </table:table-cell>
        </table:table-row>
        <table:table-row table:style-name="ro1">
          <table:table-cell office:value-type="float" office:value="6895383" calcext:value-type="float">
            <text:p>6895383</text:p>
          </table:table-cell>
          <table:table-cell table:formula="of:=[.A433]/1000/(60*60*24)" office:value-type="time" office:time-value="PT01H54M55.383S" calcext:value-type="time">
            <text:p>01:54:55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37.66" calcext:value-type="float">
            <text:p>237.66</text:p>
          </table:table-cell>
          <table:table-cell office:value-type="float" office:value="293.47" calcext:value-type="float">
            <text:p>293.47</text:p>
          </table:table-cell>
        </table:table-row>
        <table:table-row table:style-name="ro1">
          <table:table-cell office:value-type="float" office:value="6911384" calcext:value-type="float">
            <text:p>6911384</text:p>
          </table:table-cell>
          <table:table-cell table:formula="of:=[.A434]/1000/(60*60*24)" office:value-type="time" office:time-value="PT01H55M11.384S" calcext:value-type="time">
            <text:p>01:55:11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38.21" calcext:value-type="float">
            <text:p>238.21</text:p>
          </table:table-cell>
          <table:table-cell office:value-type="float" office:value="294.13" calcext:value-type="float">
            <text:p>294.13</text:p>
          </table:table-cell>
        </table:table-row>
        <table:table-row table:style-name="ro1">
          <table:table-cell office:value-type="float" office:value="6927384" calcext:value-type="float">
            <text:p>6927384</text:p>
          </table:table-cell>
          <table:table-cell table:formula="of:=[.A435]/1000/(60*60*24)" office:value-type="time" office:time-value="PT01H55M27.384S" calcext:value-type="time">
            <text:p>01:55:27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38.75" calcext:value-type="float">
            <text:p>238.75</text:p>
          </table:table-cell>
          <table:table-cell office:value-type="float" office:value="294.79" calcext:value-type="float">
            <text:p>294.79</text:p>
          </table:table-cell>
        </table:table-row>
        <table:table-row table:style-name="ro1">
          <table:table-cell office:value-type="float" office:value="6943384" calcext:value-type="float">
            <text:p>6943384</text:p>
          </table:table-cell>
          <table:table-cell table:formula="of:=[.A436]/1000/(60*60*24)" office:value-type="time" office:time-value="PT01H55M43.384S" calcext:value-type="time">
            <text:p>01:55:43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39.29" calcext:value-type="float">
            <text:p>239.29</text:p>
          </table:table-cell>
          <table:table-cell office:value-type="float" office:value="295.44" calcext:value-type="float">
            <text:p>295.44</text:p>
          </table:table-cell>
        </table:table-row>
        <table:table-row table:style-name="ro1">
          <table:table-cell office:value-type="float" office:value="6959384" calcext:value-type="float">
            <text:p>6959384</text:p>
          </table:table-cell>
          <table:table-cell table:formula="of:=[.A437]/1000/(60*60*24)" office:value-type="time" office:time-value="PT01H55M59.384S" calcext:value-type="time">
            <text:p>01:55:59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39.83" calcext:value-type="float">
            <text:p>239.83</text:p>
          </table:table-cell>
          <table:table-cell office:value-type="float" office:value="296.1" calcext:value-type="float">
            <text:p>296.1</text:p>
          </table:table-cell>
        </table:table-row>
        <table:table-row table:style-name="ro1">
          <table:table-cell office:value-type="float" office:value="6975384" calcext:value-type="float">
            <text:p>6975384</text:p>
          </table:table-cell>
          <table:table-cell table:formula="of:=[.A438]/1000/(60*60*24)" office:value-type="time" office:time-value="PT01H56M15.384S" calcext:value-type="time">
            <text:p>01:56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40.38" calcext:value-type="float">
            <text:p>240.38</text:p>
          </table:table-cell>
          <table:table-cell office:value-type="float" office:value="296.76" calcext:value-type="float">
            <text:p>296.76</text:p>
          </table:table-cell>
        </table:table-row>
        <table:table-row table:style-name="ro1">
          <table:table-cell office:value-type="float" office:value="6991384" calcext:value-type="float">
            <text:p>6991384</text:p>
          </table:table-cell>
          <table:table-cell table:formula="of:=[.A439]/1000/(60*60*24)" office:value-type="time" office:time-value="PT01H56M31.384S" calcext:value-type="time">
            <text:p>01:56:31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40.92" calcext:value-type="float">
            <text:p>240.92</text:p>
          </table:table-cell>
          <table:table-cell office:value-type="float" office:value="297.42" calcext:value-type="float">
            <text:p>297.42</text:p>
          </table:table-cell>
        </table:table-row>
        <table:table-row table:style-name="ro1">
          <table:table-cell office:value-type="float" office:value="7007384" calcext:value-type="float">
            <text:p>7007384</text:p>
          </table:table-cell>
          <table:table-cell table:formula="of:=[.A440]/1000/(60*60*24)" office:value-type="time" office:time-value="PT01H56M47.384S" calcext:value-type="time">
            <text:p>01:56:47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41.46" calcext:value-type="float">
            <text:p>241.46</text:p>
          </table:table-cell>
          <table:table-cell office:value-type="float" office:value="298.08" calcext:value-type="float">
            <text:p>298.08</text:p>
          </table:table-cell>
        </table:table-row>
        <table:table-row table:style-name="ro1">
          <table:table-cell office:value-type="float" office:value="7023384" calcext:value-type="float">
            <text:p>7023384</text:p>
          </table:table-cell>
          <table:table-cell table:formula="of:=[.A441]/1000/(60*60*24)" office:value-type="time" office:time-value="PT01H57M03.384S" calcext:value-type="time">
            <text:p>01:57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242" calcext:value-type="float">
            <text:p>242</text:p>
          </table:table-cell>
          <table:table-cell office:value-type="float" office:value="298.73" calcext:value-type="float">
            <text:p>298.73</text:p>
          </table:table-cell>
        </table:table-row>
        <table:table-row table:style-name="ro1">
          <table:table-cell office:value-type="float" office:value="7039384" calcext:value-type="float">
            <text:p>7039384</text:p>
          </table:table-cell>
          <table:table-cell table:formula="of:=[.A442]/1000/(60*60*24)" office:value-type="time" office:time-value="PT01H57M19.384S" calcext:value-type="time">
            <text:p>01:57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42.55" calcext:value-type="float">
            <text:p>242.55</text:p>
          </table:table-cell>
          <table:table-cell office:value-type="float" office:value="299.39" calcext:value-type="float">
            <text:p>299.39</text:p>
          </table:table-cell>
        </table:table-row>
        <table:table-row table:style-name="ro1">
          <table:table-cell office:value-type="float" office:value="7055384" calcext:value-type="float">
            <text:p>7055384</text:p>
          </table:table-cell>
          <table:table-cell table:formula="of:=[.A443]/1000/(60*60*24)" office:value-type="time" office:time-value="PT01H57M35.384S" calcext:value-type="time">
            <text:p>01:57:35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43.09" calcext:value-type="float">
            <text:p>243.09</text:p>
          </table:table-cell>
          <table:table-cell office:value-type="float" office:value="300.05" calcext:value-type="float">
            <text:p>300.05</text:p>
          </table:table-cell>
        </table:table-row>
        <table:table-row table:style-name="ro1">
          <table:table-cell office:value-type="float" office:value="7071384" calcext:value-type="float">
            <text:p>7071384</text:p>
          </table:table-cell>
          <table:table-cell table:formula="of:=[.A444]/1000/(60*60*24)" office:value-type="time" office:time-value="PT01H57M51.384S" calcext:value-type="time">
            <text:p>01:57:51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43.63" calcext:value-type="float">
            <text:p>243.63</text:p>
          </table:table-cell>
          <table:table-cell office:value-type="float" office:value="300.71" calcext:value-type="float">
            <text:p>300.71</text:p>
          </table:table-cell>
        </table:table-row>
        <table:table-row table:style-name="ro1">
          <table:table-cell office:value-type="float" office:value="7087384" calcext:value-type="float">
            <text:p>7087384</text:p>
          </table:table-cell>
          <table:table-cell table:formula="of:=[.A445]/1000/(60*60*24)" office:value-type="time" office:time-value="PT01H58M07.384S" calcext:value-type="time">
            <text:p>01:58:07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44.17" calcext:value-type="float">
            <text:p>244.17</text:p>
          </table:table-cell>
          <table:table-cell office:value-type="float" office:value="301.36" calcext:value-type="float">
            <text:p>301.36</text:p>
          </table:table-cell>
        </table:table-row>
        <table:table-row table:style-name="ro1">
          <table:table-cell office:value-type="float" office:value="7103384" calcext:value-type="float">
            <text:p>7103384</text:p>
          </table:table-cell>
          <table:table-cell table:formula="of:=[.A446]/1000/(60*60*24)" office:value-type="time" office:time-value="PT01H58M23.384S" calcext:value-type="time">
            <text:p>01:58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44.71" calcext:value-type="float">
            <text:p>244.71</text:p>
          </table:table-cell>
          <table:table-cell office:value-type="float" office:value="302.02" calcext:value-type="float">
            <text:p>302.02</text:p>
          </table:table-cell>
        </table:table-row>
        <table:table-row table:style-name="ro1">
          <table:table-cell office:value-type="float" office:value="7119384" calcext:value-type="float">
            <text:p>7119384</text:p>
          </table:table-cell>
          <table:table-cell table:formula="of:=[.A447]/1000/(60*60*24)" office:value-type="time" office:time-value="PT01H58M39.384S" calcext:value-type="time">
            <text:p>01:58:39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45.26" calcext:value-type="float">
            <text:p>245.26</text:p>
          </table:table-cell>
          <table:table-cell office:value-type="float" office:value="302.68" calcext:value-type="float">
            <text:p>302.68</text:p>
          </table:table-cell>
        </table:table-row>
        <table:table-row table:style-name="ro1">
          <table:table-cell office:value-type="float" office:value="7135384" calcext:value-type="float">
            <text:p>7135384</text:p>
          </table:table-cell>
          <table:table-cell table:formula="of:=[.A448]/1000/(60*60*24)" office:value-type="time" office:time-value="PT01H58M55.384S" calcext:value-type="time">
            <text:p>01:58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245.8" calcext:value-type="float">
            <text:p>245.8</text:p>
          </table:table-cell>
          <table:table-cell office:value-type="float" office:value="303.34" calcext:value-type="float">
            <text:p>303.34</text:p>
          </table:table-cell>
        </table:table-row>
        <table:table-row table:style-name="ro1">
          <table:table-cell office:value-type="float" office:value="7151384" calcext:value-type="float">
            <text:p>7151384</text:p>
          </table:table-cell>
          <table:table-cell table:formula="of:=[.A449]/1000/(60*60*24)" office:value-type="time" office:time-value="PT01H59M11.384S" calcext:value-type="time">
            <text:p>01:59:11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46.34" calcext:value-type="float">
            <text:p>246.34</text:p>
          </table:table-cell>
          <table:table-cell office:value-type="float" office:value="303.99" calcext:value-type="float">
            <text:p>303.99</text:p>
          </table:table-cell>
        </table:table-row>
        <table:table-row table:style-name="ro1">
          <table:table-cell office:value-type="float" office:value="7167384" calcext:value-type="float">
            <text:p>7167384</text:p>
          </table:table-cell>
          <table:table-cell table:formula="of:=[.A450]/1000/(60*60*24)" office:value-type="time" office:time-value="PT01H59M27.384S" calcext:value-type="time">
            <text:p>01:59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46.88" calcext:value-type="float">
            <text:p>246.88</text:p>
          </table:table-cell>
          <table:table-cell office:value-type="float" office:value="304.65" calcext:value-type="float">
            <text:p>304.65</text:p>
          </table:table-cell>
        </table:table-row>
        <table:table-row table:style-name="ro1">
          <table:table-cell office:value-type="float" office:value="7183384" calcext:value-type="float">
            <text:p>7183384</text:p>
          </table:table-cell>
          <table:table-cell table:formula="of:=[.A451]/1000/(60*60*24)" office:value-type="time" office:time-value="PT01H59M43.384S" calcext:value-type="time">
            <text:p>01:59:43</text:p>
          </table:table-cell>
          <table:table-cell office:value-type="float" office:value="1.22" calcext:value-type="float">
            <text:p>1.22</text:p>
          </table:table-cell>
          <table:table-cell office:value-type="float" office:value="121.9" calcext:value-type="float">
            <text:p>121.9</text:p>
          </table:table-cell>
          <table:table-cell office:value-type="float" office:value="148.25" calcext:value-type="float">
            <text:p>148.25</text:p>
          </table:table-cell>
          <table:table-cell office:value-type="float" office:value="247.42" calcext:value-type="float">
            <text:p>247.42</text:p>
          </table:table-cell>
          <table:table-cell office:value-type="float" office:value="305.31" calcext:value-type="float">
            <text:p>305.31</text:p>
          </table:table-cell>
        </table:table-row>
        <table:table-row table:style-name="ro1">
          <table:table-cell office:value-type="float" office:value="7199384" calcext:value-type="float">
            <text:p>7199384</text:p>
          </table:table-cell>
          <table:table-cell table:formula="of:=[.A452]/1000/(60*60*24)" office:value-type="time" office:time-value="PT01H59M59.384S" calcext:value-type="time">
            <text:p>01:59:59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47.97" calcext:value-type="float">
            <text:p>247.97</text:p>
          </table:table-cell>
          <table:table-cell office:value-type="float" office:value="305.96" calcext:value-type="float">
            <text:p>305.96</text:p>
          </table:table-cell>
        </table:table-row>
        <table:table-row table:style-name="ro1">
          <table:table-cell office:value-type="float" office:value="7215384" calcext:value-type="float">
            <text:p>7215384</text:p>
          </table:table-cell>
          <table:table-cell table:formula="of:=[.A453]/1000/(60*60*24)" office:value-type="time" office:time-value="PT02H00M15.384S" calcext:value-type="time">
            <text:p>02:00:15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48.51" calcext:value-type="float">
            <text:p>248.51</text:p>
          </table:table-cell>
          <table:table-cell office:value-type="float" office:value="306.62" calcext:value-type="float">
            <text:p>306.62</text:p>
          </table:table-cell>
        </table:table-row>
        <table:table-row table:style-name="ro1">
          <table:table-cell office:value-type="float" office:value="7231384" calcext:value-type="float">
            <text:p>7231384</text:p>
          </table:table-cell>
          <table:table-cell table:formula="of:=[.A454]/1000/(60*60*24)" office:value-type="time" office:time-value="PT02H00M31.384S" calcext:value-type="time">
            <text:p>02:00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49.05" calcext:value-type="float">
            <text:p>249.05</text:p>
          </table:table-cell>
          <table:table-cell office:value-type="float" office:value="307.28" calcext:value-type="float">
            <text:p>307.28</text:p>
          </table:table-cell>
        </table:table-row>
        <table:table-row table:style-name="ro1">
          <table:table-cell office:value-type="float" office:value="7247384" calcext:value-type="float">
            <text:p>7247384</text:p>
          </table:table-cell>
          <table:table-cell table:formula="of:=[.A455]/1000/(60*60*24)" office:value-type="time" office:time-value="PT02H00M47.384S" calcext:value-type="time">
            <text:p>02:00:47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49.59" calcext:value-type="float">
            <text:p>249.59</text:p>
          </table:table-cell>
          <table:table-cell office:value-type="float" office:value="307.94" calcext:value-type="float">
            <text:p>307.94</text:p>
          </table:table-cell>
        </table:table-row>
        <table:table-row table:style-name="ro1">
          <table:table-cell office:value-type="float" office:value="7263384" calcext:value-type="float">
            <text:p>7263384</text:p>
          </table:table-cell>
          <table:table-cell table:formula="of:=[.A456]/1000/(60*60*24)" office:value-type="time" office:time-value="PT02H01M03.384S" calcext:value-type="time">
            <text:p>02:01:03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50.13" calcext:value-type="float">
            <text:p>250.13</text:p>
          </table:table-cell>
          <table:table-cell office:value-type="float" office:value="308.59" calcext:value-type="float">
            <text:p>308.59</text:p>
          </table:table-cell>
        </table:table-row>
        <table:table-row table:style-name="ro1">
          <table:table-cell office:value-type="float" office:value="7279384" calcext:value-type="float">
            <text:p>7279384</text:p>
          </table:table-cell>
          <table:table-cell table:formula="of:=[.A457]/1000/(60*60*24)" office:value-type="time" office:time-value="PT02H01M19.384S" calcext:value-type="time">
            <text:p>02:01:19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50.68" calcext:value-type="float">
            <text:p>250.68</text:p>
          </table:table-cell>
          <table:table-cell office:value-type="float" office:value="309.25" calcext:value-type="float">
            <text:p>309.25</text:p>
          </table:table-cell>
        </table:table-row>
        <table:table-row table:style-name="ro1">
          <table:table-cell office:value-type="float" office:value="7295384" calcext:value-type="float">
            <text:p>7295384</text:p>
          </table:table-cell>
          <table:table-cell table:formula="of:=[.A458]/1000/(60*60*24)" office:value-type="time" office:time-value="PT02H01M35.384S" calcext:value-type="time">
            <text:p>02:01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51.22" calcext:value-type="float">
            <text:p>251.22</text:p>
          </table:table-cell>
          <table:table-cell office:value-type="float" office:value="309.91" calcext:value-type="float">
            <text:p>309.91</text:p>
          </table:table-cell>
        </table:table-row>
        <table:table-row table:style-name="ro1">
          <table:table-cell office:value-type="float" office:value="7311384" calcext:value-type="float">
            <text:p>7311384</text:p>
          </table:table-cell>
          <table:table-cell table:formula="of:=[.A459]/1000/(60*60*24)" office:value-type="time" office:time-value="PT02H01M51.384S" calcext:value-type="time">
            <text:p>02:01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51.76" calcext:value-type="float">
            <text:p>251.76</text:p>
          </table:table-cell>
          <table:table-cell office:value-type="float" office:value="310.56" calcext:value-type="float">
            <text:p>310.56</text:p>
          </table:table-cell>
        </table:table-row>
        <table:table-row table:style-name="ro1">
          <table:table-cell office:value-type="float" office:value="7327384" calcext:value-type="float">
            <text:p>7327384</text:p>
          </table:table-cell>
          <table:table-cell table:formula="of:=[.A460]/1000/(60*60*24)" office:value-type="time" office:time-value="PT02H02M07.384S" calcext:value-type="time">
            <text:p>02:02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52.3" calcext:value-type="float">
            <text:p>252.3</text:p>
          </table:table-cell>
          <table:table-cell office:value-type="float" office:value="311.22" calcext:value-type="float">
            <text:p>311.22</text:p>
          </table:table-cell>
        </table:table-row>
        <table:table-row table:style-name="ro1">
          <table:table-cell office:value-type="float" office:value="7343384" calcext:value-type="float">
            <text:p>7343384</text:p>
          </table:table-cell>
          <table:table-cell table:formula="of:=[.A461]/1000/(60*60*24)" office:value-type="time" office:time-value="PT02H02M23.384S" calcext:value-type="time">
            <text:p>02:02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52.84" calcext:value-type="float">
            <text:p>252.84</text:p>
          </table:table-cell>
          <table:table-cell office:value-type="float" office:value="311.88" calcext:value-type="float">
            <text:p>311.88</text:p>
          </table:table-cell>
        </table:table-row>
        <table:table-row table:style-name="ro1">
          <table:table-cell office:value-type="float" office:value="7359384" calcext:value-type="float">
            <text:p>7359384</text:p>
          </table:table-cell>
          <table:table-cell table:formula="of:=[.A462]/1000/(60*60*24)" office:value-type="time" office:time-value="PT02H02M39.384S" calcext:value-type="time">
            <text:p>02:02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53.39" calcext:value-type="float">
            <text:p>253.39</text:p>
          </table:table-cell>
          <table:table-cell office:value-type="float" office:value="312.53" calcext:value-type="float">
            <text:p>312.53</text:p>
          </table:table-cell>
        </table:table-row>
        <table:table-row table:style-name="ro1">
          <table:table-cell office:value-type="float" office:value="7375384" calcext:value-type="float">
            <text:p>7375384</text:p>
          </table:table-cell>
          <table:table-cell table:formula="of:=[.A463]/1000/(60*60*24)" office:value-type="time" office:time-value="PT02H02M55.384S" calcext:value-type="time">
            <text:p>02:02:55</text:p>
          </table:table-cell>
          <table:table-cell office:value-type="float" office:value="1.22" calcext:value-type="float">
            <text:p>1.22</text:p>
          </table:table-cell>
          <table:table-cell office:value-type="float" office:value="121.9" calcext:value-type="float">
            <text:p>121.9</text:p>
          </table:table-cell>
          <table:table-cell office:value-type="float" office:value="148.25" calcext:value-type="float">
            <text:p>148.25</text:p>
          </table:table-cell>
          <table:table-cell office:value-type="float" office:value="253.93" calcext:value-type="float">
            <text:p>253.93</text:p>
          </table:table-cell>
          <table:table-cell office:value-type="float" office:value="313.19" calcext:value-type="float">
            <text:p>313.19</text:p>
          </table:table-cell>
        </table:table-row>
        <table:table-row table:style-name="ro1">
          <table:table-cell office:value-type="float" office:value="7391384" calcext:value-type="float">
            <text:p>7391384</text:p>
          </table:table-cell>
          <table:table-cell table:formula="of:=[.A464]/1000/(60*60*24)" office:value-type="time" office:time-value="PT02H03M11.384S" calcext:value-type="time">
            <text:p>02:03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54.47" calcext:value-type="float">
            <text:p>254.47</text:p>
          </table:table-cell>
          <table:table-cell office:value-type="float" office:value="313.85" calcext:value-type="float">
            <text:p>313.85</text:p>
          </table:table-cell>
        </table:table-row>
        <table:table-row table:style-name="ro1">
          <table:table-cell office:value-type="float" office:value="7407384" calcext:value-type="float">
            <text:p>7407384</text:p>
          </table:table-cell>
          <table:table-cell table:formula="of:=[.A465]/1000/(60*60*24)" office:value-type="time" office:time-value="PT02H03M27.384S" calcext:value-type="time">
            <text:p>02:03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55.01" calcext:value-type="float">
            <text:p>255.01</text:p>
          </table:table-cell>
          <table:table-cell office:value-type="float" office:value="314.5" calcext:value-type="float">
            <text:p>314.5</text:p>
          </table:table-cell>
        </table:table-row>
        <table:table-row table:style-name="ro1">
          <table:table-cell office:value-type="float" office:value="7423384" calcext:value-type="float">
            <text:p>7423384</text:p>
          </table:table-cell>
          <table:table-cell table:formula="of:=[.A466]/1000/(60*60*24)" office:value-type="time" office:time-value="PT02H03M43.384S" calcext:value-type="time">
            <text:p>02:03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55.55" calcext:value-type="float">
            <text:p>255.55</text:p>
          </table:table-cell>
          <table:table-cell office:value-type="float" office:value="315.16" calcext:value-type="float">
            <text:p>315.16</text:p>
          </table:table-cell>
        </table:table-row>
        <table:table-row table:style-name="ro1">
          <table:table-cell office:value-type="float" office:value="7439384" calcext:value-type="float">
            <text:p>7439384</text:p>
          </table:table-cell>
          <table:table-cell table:formula="of:=[.A467]/1000/(60*60*24)" office:value-type="time" office:time-value="PT02H03M59.384S" calcext:value-type="time">
            <text:p>02:03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56.09" calcext:value-type="float">
            <text:p>256.09</text:p>
          </table:table-cell>
          <table:table-cell office:value-type="float" office:value="315.82" calcext:value-type="float">
            <text:p>315.82</text:p>
          </table:table-cell>
        </table:table-row>
        <table:table-row table:style-name="ro1">
          <table:table-cell office:value-type="float" office:value="7455384" calcext:value-type="float">
            <text:p>7455384</text:p>
          </table:table-cell>
          <table:table-cell table:formula="of:=[.A468]/1000/(60*60*24)" office:value-type="time" office:time-value="PT02H04M15.384S" calcext:value-type="time">
            <text:p>02:04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6" calcext:value-type="float">
            <text:p>147.76</text:p>
          </table:table-cell>
          <table:table-cell office:value-type="float" office:value="256.64" calcext:value-type="float">
            <text:p>256.64</text:p>
          </table:table-cell>
          <table:table-cell office:value-type="float" office:value="316.48" calcext:value-type="float">
            <text:p>316.48</text:p>
          </table:table-cell>
        </table:table-row>
        <table:table-row table:style-name="ro1">
          <table:table-cell office:value-type="float" office:value="7471384" calcext:value-type="float">
            <text:p>7471384</text:p>
          </table:table-cell>
          <table:table-cell table:formula="of:=[.A469]/1000/(60*60*24)" office:value-type="time" office:time-value="PT02H04M31.384S" calcext:value-type="time">
            <text:p>02:04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6" calcext:value-type="float">
            <text:p>147.76</text:p>
          </table:table-cell>
          <table:table-cell office:value-type="float" office:value="257.18" calcext:value-type="float">
            <text:p>257.18</text:p>
          </table:table-cell>
          <table:table-cell office:value-type="float" office:value="317.13" calcext:value-type="float">
            <text:p>317.13</text:p>
          </table:table-cell>
        </table:table-row>
        <table:table-row table:style-name="ro1">
          <table:table-cell office:value-type="float" office:value="7487384" calcext:value-type="float">
            <text:p>7487384</text:p>
          </table:table-cell>
          <table:table-cell table:formula="of:=[.A470]/1000/(60*60*24)" office:value-type="time" office:time-value="PT02H04M47.384S" calcext:value-type="time">
            <text:p>02:04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57.72" calcext:value-type="float">
            <text:p>257.72</text:p>
          </table:table-cell>
          <table:table-cell office:value-type="float" office:value="317.79" calcext:value-type="float">
            <text:p>317.79</text:p>
          </table:table-cell>
        </table:table-row>
        <table:table-row table:style-name="ro1">
          <table:table-cell office:value-type="float" office:value="7503384" calcext:value-type="float">
            <text:p>7503384</text:p>
          </table:table-cell>
          <table:table-cell table:formula="of:=[.A471]/1000/(60*60*24)" office:value-type="time" office:time-value="PT02H05M03.384S" calcext:value-type="time">
            <text:p>02:05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58.26" calcext:value-type="float">
            <text:p>258.26</text:p>
          </table:table-cell>
          <table:table-cell office:value-type="float" office:value="318.45" calcext:value-type="float">
            <text:p>318.45</text:p>
          </table:table-cell>
        </table:table-row>
        <table:table-row table:style-name="ro1">
          <table:table-cell office:value-type="float" office:value="7519384" calcext:value-type="float">
            <text:p>7519384</text:p>
          </table:table-cell>
          <table:table-cell table:formula="of:=[.A472]/1000/(60*60*24)" office:value-type="time" office:time-value="PT02H05M19.384S" calcext:value-type="time">
            <text:p>02:05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58.8" calcext:value-type="float">
            <text:p>258.8</text:p>
          </table:table-cell>
          <table:table-cell office:value-type="float" office:value="319.1" calcext:value-type="float">
            <text:p>319.1</text:p>
          </table:table-cell>
        </table:table-row>
        <table:table-row table:style-name="ro1">
          <table:table-cell office:value-type="float" office:value="7535384" calcext:value-type="float">
            <text:p>7535384</text:p>
          </table:table-cell>
          <table:table-cell table:formula="of:=[.A473]/1000/(60*60*24)" office:value-type="time" office:time-value="PT02H05M35.384S" calcext:value-type="time">
            <text:p>02:05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59.35" calcext:value-type="float">
            <text:p>259.35</text:p>
          </table:table-cell>
          <table:table-cell office:value-type="float" office:value="319.76" calcext:value-type="float">
            <text:p>319.76</text:p>
          </table:table-cell>
        </table:table-row>
        <table:table-row table:style-name="ro1">
          <table:table-cell office:value-type="float" office:value="7551384" calcext:value-type="float">
            <text:p>7551384</text:p>
          </table:table-cell>
          <table:table-cell table:formula="of:=[.A474]/1000/(60*60*24)" office:value-type="time" office:time-value="PT02H05M51.384S" calcext:value-type="time">
            <text:p>02:05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59.89" calcext:value-type="float">
            <text:p>259.89</text:p>
          </table:table-cell>
          <table:table-cell office:value-type="float" office:value="320.42" calcext:value-type="float">
            <text:p>320.42</text:p>
          </table:table-cell>
        </table:table-row>
        <table:table-row table:style-name="ro1">
          <table:table-cell office:value-type="float" office:value="7567384" calcext:value-type="float">
            <text:p>7567384</text:p>
          </table:table-cell>
          <table:table-cell table:formula="of:=[.A475]/1000/(60*60*24)" office:value-type="time" office:time-value="PT02H06M07.384S" calcext:value-type="time">
            <text:p>02:06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60.43" calcext:value-type="float">
            <text:p>260.43</text:p>
          </table:table-cell>
          <table:table-cell office:value-type="float" office:value="321.07" calcext:value-type="float">
            <text:p>321.07</text:p>
          </table:table-cell>
        </table:table-row>
        <table:table-row table:style-name="ro1">
          <table:table-cell office:value-type="float" office:value="7583384" calcext:value-type="float">
            <text:p>7583384</text:p>
          </table:table-cell>
          <table:table-cell table:formula="of:=[.A476]/1000/(60*60*24)" office:value-type="time" office:time-value="PT02H06M23.384S" calcext:value-type="time">
            <text:p>02:06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60.97" calcext:value-type="float">
            <text:p>260.97</text:p>
          </table:table-cell>
          <table:table-cell office:value-type="float" office:value="321.73" calcext:value-type="float">
            <text:p>321.73</text:p>
          </table:table-cell>
        </table:table-row>
        <table:table-row table:style-name="ro1">
          <table:table-cell office:value-type="float" office:value="7599384" calcext:value-type="float">
            <text:p>7599384</text:p>
          </table:table-cell>
          <table:table-cell table:formula="of:=[.A477]/1000/(60*60*24)" office:value-type="time" office:time-value="PT02H06M39.384S" calcext:value-type="time">
            <text:p>02:06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6" calcext:value-type="float">
            <text:p>147.76</text:p>
          </table:table-cell>
          <table:table-cell office:value-type="float" office:value="261.51" calcext:value-type="float">
            <text:p>261.51</text:p>
          </table:table-cell>
          <table:table-cell office:value-type="float" office:value="322.39" calcext:value-type="float">
            <text:p>322.39</text:p>
          </table:table-cell>
        </table:table-row>
        <table:table-row table:style-name="ro1">
          <table:table-cell office:value-type="float" office:value="7615384" calcext:value-type="float">
            <text:p>7615384</text:p>
          </table:table-cell>
          <table:table-cell table:formula="of:=[.A478]/1000/(60*60*24)" office:value-type="time" office:time-value="PT02H06M55.384S" calcext:value-type="time">
            <text:p>02:06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6" calcext:value-type="float">
            <text:p>147.76</text:p>
          </table:table-cell>
          <table:table-cell office:value-type="float" office:value="262.06" calcext:value-type="float">
            <text:p>262.06</text:p>
          </table:table-cell>
          <table:table-cell office:value-type="float" office:value="323.04" calcext:value-type="float">
            <text:p>323.04</text:p>
          </table:table-cell>
        </table:table-row>
        <table:table-row table:style-name="ro1">
          <table:table-cell office:value-type="float" office:value="7631383" calcext:value-type="float">
            <text:p>7631383</text:p>
          </table:table-cell>
          <table:table-cell table:formula="of:=[.A479]/1000/(60*60*24)" office:value-type="time" office:time-value="PT02H07M11.383S" calcext:value-type="time">
            <text:p>02:07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62.6" calcext:value-type="float">
            <text:p>262.6</text:p>
          </table:table-cell>
          <table:table-cell office:value-type="float" office:value="323.7" calcext:value-type="float">
            <text:p>323.7</text:p>
          </table:table-cell>
        </table:table-row>
        <table:table-row table:style-name="ro1">
          <table:table-cell office:value-type="float" office:value="7647384" calcext:value-type="float">
            <text:p>7647384</text:p>
          </table:table-cell>
          <table:table-cell table:formula="of:=[.A480]/1000/(60*60*24)" office:value-type="time" office:time-value="PT02H07M27.384S" calcext:value-type="time">
            <text:p>02:07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6" calcext:value-type="float">
            <text:p>147.76</text:p>
          </table:table-cell>
          <table:table-cell office:value-type="float" office:value="263.14" calcext:value-type="float">
            <text:p>263.14</text:p>
          </table:table-cell>
          <table:table-cell office:value-type="float" office:value="324.35" calcext:value-type="float">
            <text:p>324.35</text:p>
          </table:table-cell>
        </table:table-row>
        <table:table-row table:style-name="ro1">
          <table:table-cell office:value-type="float" office:value="7663384" calcext:value-type="float">
            <text:p>7663384</text:p>
          </table:table-cell>
          <table:table-cell table:formula="of:=[.A481]/1000/(60*60*24)" office:value-type="time" office:time-value="PT02H07M43.384S" calcext:value-type="time">
            <text:p>02:07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63.68" calcext:value-type="float">
            <text:p>263.68</text:p>
          </table:table-cell>
          <table:table-cell office:value-type="float" office:value="325.01" calcext:value-type="float">
            <text:p>325.01</text:p>
          </table:table-cell>
        </table:table-row>
        <table:table-row table:style-name="ro1">
          <table:table-cell office:value-type="float" office:value="7679384" calcext:value-type="float">
            <text:p>7679384</text:p>
          </table:table-cell>
          <table:table-cell table:formula="of:=[.A482]/1000/(60*60*24)" office:value-type="time" office:time-value="PT02H07M59.384S" calcext:value-type="time">
            <text:p>02:07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64.22" calcext:value-type="float">
            <text:p>264.22</text:p>
          </table:table-cell>
          <table:table-cell office:value-type="float" office:value="325.67" calcext:value-type="float">
            <text:p>325.67</text:p>
          </table:table-cell>
        </table:table-row>
        <table:table-row table:style-name="ro1">
          <table:table-cell office:value-type="float" office:value="7695384" calcext:value-type="float">
            <text:p>7695384</text:p>
          </table:table-cell>
          <table:table-cell table:formula="of:=[.A483]/1000/(60*60*24)" office:value-type="time" office:time-value="PT02H08M15.384S" calcext:value-type="time">
            <text:p>02:08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64.76" calcext:value-type="float">
            <text:p>264.76</text:p>
          </table:table-cell>
          <table:table-cell office:value-type="float" office:value="326.32" calcext:value-type="float">
            <text:p>326.32</text:p>
          </table:table-cell>
        </table:table-row>
        <table:table-row table:style-name="ro1">
          <table:table-cell office:value-type="float" office:value="7711384" calcext:value-type="float">
            <text:p>7711384</text:p>
          </table:table-cell>
          <table:table-cell table:formula="of:=[.A484]/1000/(60*60*24)" office:value-type="time" office:time-value="PT02H08M31.384S" calcext:value-type="time">
            <text:p>02:08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65.31" calcext:value-type="float">
            <text:p>265.31</text:p>
          </table:table-cell>
          <table:table-cell office:value-type="float" office:value="326.98" calcext:value-type="float">
            <text:p>326.98</text:p>
          </table:table-cell>
        </table:table-row>
        <table:table-row table:style-name="ro1">
          <table:table-cell office:value-type="float" office:value="7727384" calcext:value-type="float">
            <text:p>7727384</text:p>
          </table:table-cell>
          <table:table-cell table:formula="of:=[.A485]/1000/(60*60*24)" office:value-type="time" office:time-value="PT02H08M47.384S" calcext:value-type="time">
            <text:p>02:08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65.85" calcext:value-type="float">
            <text:p>265.85</text:p>
          </table:table-cell>
          <table:table-cell office:value-type="float" office:value="327.64" calcext:value-type="float">
            <text:p>327.64</text:p>
          </table:table-cell>
        </table:table-row>
        <table:table-row table:style-name="ro1">
          <table:table-cell office:value-type="float" office:value="7743384" calcext:value-type="float">
            <text:p>7743384</text:p>
          </table:table-cell>
          <table:table-cell table:formula="of:=[.A486]/1000/(60*60*24)" office:value-type="time" office:time-value="PT02H09M03.384S" calcext:value-type="time">
            <text:p>02:09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66.39" calcext:value-type="float">
            <text:p>266.39</text:p>
          </table:table-cell>
          <table:table-cell office:value-type="float" office:value="328.29" calcext:value-type="float">
            <text:p>328.29</text:p>
          </table:table-cell>
        </table:table-row>
        <table:table-row table:style-name="ro1">
          <table:table-cell office:value-type="float" office:value="7759384" calcext:value-type="float">
            <text:p>7759384</text:p>
          </table:table-cell>
          <table:table-cell table:formula="of:=[.A487]/1000/(60*60*24)" office:value-type="time" office:time-value="PT02H09M19.384S" calcext:value-type="time">
            <text:p>02:09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66.93" calcext:value-type="float">
            <text:p>266.93</text:p>
          </table:table-cell>
          <table:table-cell office:value-type="float" office:value="328.95" calcext:value-type="float">
            <text:p>328.95</text:p>
          </table:table-cell>
        </table:table-row>
        <table:table-row table:style-name="ro1">
          <table:table-cell office:value-type="float" office:value="7775384" calcext:value-type="float">
            <text:p>7775384</text:p>
          </table:table-cell>
          <table:table-cell table:formula="of:=[.A488]/1000/(60*60*24)" office:value-type="time" office:time-value="PT02H09M35.384S" calcext:value-type="time">
            <text:p>02:09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67.47" calcext:value-type="float">
            <text:p>267.47</text:p>
          </table:table-cell>
          <table:table-cell office:value-type="float" office:value="329.61" calcext:value-type="float">
            <text:p>329.61</text:p>
          </table:table-cell>
        </table:table-row>
        <table:table-row table:style-name="ro1">
          <table:table-cell office:value-type="float" office:value="7791384" calcext:value-type="float">
            <text:p>7791384</text:p>
          </table:table-cell>
          <table:table-cell table:formula="of:=[.A489]/1000/(60*60*24)" office:value-type="time" office:time-value="PT02H09M51.384S" calcext:value-type="time">
            <text:p>02:09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68.01" calcext:value-type="float">
            <text:p>268.01</text:p>
          </table:table-cell>
          <table:table-cell office:value-type="float" office:value="330.26" calcext:value-type="float">
            <text:p>330.26</text:p>
          </table:table-cell>
        </table:table-row>
        <table:table-row table:style-name="ro1">
          <table:table-cell office:value-type="float" office:value="7807384" calcext:value-type="float">
            <text:p>7807384</text:p>
          </table:table-cell>
          <table:table-cell table:formula="of:=[.A490]/1000/(60*60*24)" office:value-type="time" office:time-value="PT02H10M07.384S" calcext:value-type="time">
            <text:p>02:10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68.56" calcext:value-type="float">
            <text:p>268.56</text:p>
          </table:table-cell>
          <table:table-cell office:value-type="float" office:value="330.92" calcext:value-type="float">
            <text:p>330.92</text:p>
          </table:table-cell>
        </table:table-row>
        <table:table-row table:style-name="ro1">
          <table:table-cell office:value-type="float" office:value="7823384" calcext:value-type="float">
            <text:p>7823384</text:p>
          </table:table-cell>
          <table:table-cell table:formula="of:=[.A491]/1000/(60*60*24)" office:value-type="time" office:time-value="PT02H10M23.384S" calcext:value-type="time">
            <text:p>02:10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69.1" calcext:value-type="float">
            <text:p>269.1</text:p>
          </table:table-cell>
          <table:table-cell office:value-type="float" office:value="331.57" calcext:value-type="float">
            <text:p>331.57</text:p>
          </table:table-cell>
        </table:table-row>
        <table:table-row table:style-name="ro1">
          <table:table-cell office:value-type="float" office:value="7839384" calcext:value-type="float">
            <text:p>7839384</text:p>
          </table:table-cell>
          <table:table-cell table:formula="of:=[.A492]/1000/(60*60*24)" office:value-type="time" office:time-value="PT02H10M39.384S" calcext:value-type="time">
            <text:p>02:10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69.64" calcext:value-type="float">
            <text:p>269.64</text:p>
          </table:table-cell>
          <table:table-cell office:value-type="float" office:value="332.23" calcext:value-type="float">
            <text:p>332.23</text:p>
          </table:table-cell>
        </table:table-row>
        <table:table-row table:style-name="ro1">
          <table:table-cell office:value-type="float" office:value="7855384" calcext:value-type="float">
            <text:p>7855384</text:p>
          </table:table-cell>
          <table:table-cell table:formula="of:=[.A493]/1000/(60*60*24)" office:value-type="time" office:time-value="PT02H10M55.384S" calcext:value-type="time">
            <text:p>02:10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70.18" calcext:value-type="float">
            <text:p>270.18</text:p>
          </table:table-cell>
          <table:table-cell office:value-type="float" office:value="332.89" calcext:value-type="float">
            <text:p>332.89</text:p>
          </table:table-cell>
        </table:table-row>
        <table:table-row table:style-name="ro1">
          <table:table-cell office:value-type="float" office:value="7871384" calcext:value-type="float">
            <text:p>7871384</text:p>
          </table:table-cell>
          <table:table-cell table:formula="of:=[.A494]/1000/(60*60*24)" office:value-type="time" office:time-value="PT02H11M11.384S" calcext:value-type="time">
            <text:p>02:11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70.72" calcext:value-type="float">
            <text:p>270.72</text:p>
          </table:table-cell>
          <table:table-cell office:value-type="float" office:value="333.54" calcext:value-type="float">
            <text:p>333.54</text:p>
          </table:table-cell>
        </table:table-row>
        <table:table-row table:style-name="ro1">
          <table:table-cell office:value-type="float" office:value="7887384" calcext:value-type="float">
            <text:p>7887384</text:p>
          </table:table-cell>
          <table:table-cell table:formula="of:=[.A495]/1000/(60*60*24)" office:value-type="time" office:time-value="PT02H11M27.384S" calcext:value-type="time">
            <text:p>02:11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71.26" calcext:value-type="float">
            <text:p>271.26</text:p>
          </table:table-cell>
          <table:table-cell office:value-type="float" office:value="334.2" calcext:value-type="float">
            <text:p>334.2</text:p>
          </table:table-cell>
        </table:table-row>
        <table:table-row table:style-name="ro1">
          <table:table-cell office:value-type="float" office:value="7903384" calcext:value-type="float">
            <text:p>7903384</text:p>
          </table:table-cell>
          <table:table-cell table:formula="of:=[.A496]/1000/(60*60*24)" office:value-type="time" office:time-value="PT02H11M43.384S" calcext:value-type="time">
            <text:p>02:11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71.8" calcext:value-type="float">
            <text:p>271.8</text:p>
          </table:table-cell>
          <table:table-cell office:value-type="float" office:value="334.86" calcext:value-type="float">
            <text:p>334.86</text:p>
          </table:table-cell>
        </table:table-row>
        <table:table-row table:style-name="ro1">
          <table:table-cell office:value-type="float" office:value="7919384" calcext:value-type="float">
            <text:p>7919384</text:p>
          </table:table-cell>
          <table:table-cell table:formula="of:=[.A497]/1000/(60*60*24)" office:value-type="time" office:time-value="PT02H11M59.384S" calcext:value-type="time">
            <text:p>02:11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72.35" calcext:value-type="float">
            <text:p>272.35</text:p>
          </table:table-cell>
          <table:table-cell office:value-type="float" office:value="335.51" calcext:value-type="float">
            <text:p>335.51</text:p>
          </table:table-cell>
        </table:table-row>
        <table:table-row table:style-name="ro1">
          <table:table-cell office:value-type="float" office:value="7935384" calcext:value-type="float">
            <text:p>7935384</text:p>
          </table:table-cell>
          <table:table-cell table:formula="of:=[.A498]/1000/(60*60*24)" office:value-type="time" office:time-value="PT02H12M15.384S" calcext:value-type="time">
            <text:p>02:12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72.89" calcext:value-type="float">
            <text:p>272.89</text:p>
          </table:table-cell>
          <table:table-cell office:value-type="float" office:value="336.17" calcext:value-type="float">
            <text:p>336.17</text:p>
          </table:table-cell>
        </table:table-row>
        <table:table-row table:style-name="ro1">
          <table:table-cell office:value-type="float" office:value="7951384" calcext:value-type="float">
            <text:p>7951384</text:p>
          </table:table-cell>
          <table:table-cell table:formula="of:=[.A499]/1000/(60*60*24)" office:value-type="time" office:time-value="PT02H12M31.384S" calcext:value-type="time">
            <text:p>02:12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73.43" calcext:value-type="float">
            <text:p>273.43</text:p>
          </table:table-cell>
          <table:table-cell office:value-type="float" office:value="336.82" calcext:value-type="float">
            <text:p>336.82</text:p>
          </table:table-cell>
        </table:table-row>
        <table:table-row table:style-name="ro1">
          <table:table-cell office:value-type="float" office:value="7967384" calcext:value-type="float">
            <text:p>7967384</text:p>
          </table:table-cell>
          <table:table-cell table:formula="of:=[.A500]/1000/(60*60*24)" office:value-type="time" office:time-value="PT02H12M47.384S" calcext:value-type="time">
            <text:p>02:12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73.97" calcext:value-type="float">
            <text:p>273.97</text:p>
          </table:table-cell>
          <table:table-cell office:value-type="float" office:value="337.48" calcext:value-type="float">
            <text:p>337.48</text:p>
          </table:table-cell>
        </table:table-row>
        <table:table-row table:style-name="ro1">
          <table:table-cell office:value-type="float" office:value="7983384" calcext:value-type="float">
            <text:p>7983384</text:p>
          </table:table-cell>
          <table:table-cell table:formula="of:=[.A501]/1000/(60*60*24)" office:value-type="time" office:time-value="PT02H13M03.384S" calcext:value-type="time">
            <text:p>02:13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74.51" calcext:value-type="float">
            <text:p>274.51</text:p>
          </table:table-cell>
          <table:table-cell office:value-type="float" office:value="338.14" calcext:value-type="float">
            <text:p>338.14</text:p>
          </table:table-cell>
        </table:table-row>
        <table:table-row table:style-name="ro1">
          <table:table-cell office:value-type="float" office:value="7999384" calcext:value-type="float">
            <text:p>7999384</text:p>
          </table:table-cell>
          <table:table-cell table:formula="of:=[.A502]/1000/(60*60*24)" office:value-type="time" office:time-value="PT02H13M19.384S" calcext:value-type="time">
            <text:p>02:13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275.05" calcext:value-type="float">
            <text:p>275.05</text:p>
          </table:table-cell>
          <table:table-cell office:value-type="float" office:value="338.79" calcext:value-type="float">
            <text:p>338.79</text:p>
          </table:table-cell>
        </table:table-row>
        <table:table-row table:style-name="ro1">
          <table:table-cell office:value-type="float" office:value="8015384" calcext:value-type="float">
            <text:p>8015384</text:p>
          </table:table-cell>
          <table:table-cell table:formula="of:=[.A503]/1000/(60*60*24)" office:value-type="time" office:time-value="PT02H13M35.384S" calcext:value-type="time">
            <text:p>02:13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75.6" calcext:value-type="float">
            <text:p>275.6</text:p>
          </table:table-cell>
          <table:table-cell office:value-type="float" office:value="339.45" calcext:value-type="float">
            <text:p>339.45</text:p>
          </table:table-cell>
        </table:table-row>
        <table:table-row table:style-name="ro1">
          <table:table-cell office:value-type="float" office:value="8031384" calcext:value-type="float">
            <text:p>8031384</text:p>
          </table:table-cell>
          <table:table-cell table:formula="of:=[.A504]/1000/(60*60*24)" office:value-type="time" office:time-value="PT02H13M51.384S" calcext:value-type="time">
            <text:p>02:13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276.14" calcext:value-type="float">
            <text:p>276.14</text:p>
          </table:table-cell>
          <table:table-cell office:value-type="float" office:value="340.1" calcext:value-type="float">
            <text:p>340.1</text:p>
          </table:table-cell>
        </table:table-row>
        <table:table-row table:style-name="ro1">
          <table:table-cell office:value-type="float" office:value="8047384" calcext:value-type="float">
            <text:p>8047384</text:p>
          </table:table-cell>
          <table:table-cell table:formula="of:=[.A505]/1000/(60*60*24)" office:value-type="time" office:time-value="PT02H14M07.384S" calcext:value-type="time">
            <text:p>02:14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276.68" calcext:value-type="float">
            <text:p>276.68</text:p>
          </table:table-cell>
          <table:table-cell office:value-type="float" office:value="340.76" calcext:value-type="float">
            <text:p>340.76</text:p>
          </table:table-cell>
        </table:table-row>
        <table:table-row table:style-name="ro1">
          <table:table-cell office:value-type="float" office:value="8063383" calcext:value-type="float">
            <text:p>8063383</text:p>
          </table:table-cell>
          <table:table-cell table:formula="of:=[.A506]/1000/(60*60*24)" office:value-type="time" office:time-value="PT02H14M23.383S" calcext:value-type="time">
            <text:p>02:14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77.22" calcext:value-type="float">
            <text:p>277.22</text:p>
          </table:table-cell>
          <table:table-cell office:value-type="float" office:value="341.41" calcext:value-type="float">
            <text:p>341.41</text:p>
          </table:table-cell>
        </table:table-row>
        <table:table-row table:style-name="ro1">
          <table:table-cell office:value-type="float" office:value="8079384" calcext:value-type="float">
            <text:p>8079384</text:p>
          </table:table-cell>
          <table:table-cell table:formula="of:=[.A507]/1000/(60*60*24)" office:value-type="time" office:time-value="PT02H14M39.384S" calcext:value-type="time">
            <text:p>02:14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77.76" calcext:value-type="float">
            <text:p>277.76</text:p>
          </table:table-cell>
          <table:table-cell office:value-type="float" office:value="342.07" calcext:value-type="float">
            <text:p>342.07</text:p>
          </table:table-cell>
        </table:table-row>
        <table:table-row table:style-name="ro1">
          <table:table-cell office:value-type="float" office:value="8095384" calcext:value-type="float">
            <text:p>8095384</text:p>
          </table:table-cell>
          <table:table-cell table:formula="of:=[.A508]/1000/(60*60*24)" office:value-type="time" office:time-value="PT02H14M55.384S" calcext:value-type="time">
            <text:p>02:14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78.3" calcext:value-type="float">
            <text:p>278.3</text:p>
          </table:table-cell>
          <table:table-cell office:value-type="float" office:value="342.72" calcext:value-type="float">
            <text:p>342.72</text:p>
          </table:table-cell>
        </table:table-row>
        <table:table-row table:style-name="ro1">
          <table:table-cell office:value-type="float" office:value="8111384" calcext:value-type="float">
            <text:p>8111384</text:p>
          </table:table-cell>
          <table:table-cell table:formula="of:=[.A509]/1000/(60*60*24)" office:value-type="time" office:time-value="PT02H15M11.384S" calcext:value-type="time">
            <text:p>02:15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278.84" calcext:value-type="float">
            <text:p>278.84</text:p>
          </table:table-cell>
          <table:table-cell office:value-type="float" office:value="343.38" calcext:value-type="float">
            <text:p>343.38</text:p>
          </table:table-cell>
        </table:table-row>
        <table:table-row table:style-name="ro1">
          <table:table-cell office:value-type="float" office:value="8127384" calcext:value-type="float">
            <text:p>8127384</text:p>
          </table:table-cell>
          <table:table-cell table:formula="of:=[.A510]/1000/(60*60*24)" office:value-type="time" office:time-value="PT02H15M27.384S" calcext:value-type="time">
            <text:p>02:15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79.38" calcext:value-type="float">
            <text:p>279.38</text:p>
          </table:table-cell>
          <table:table-cell office:value-type="float" office:value="344.04" calcext:value-type="float">
            <text:p>344.04</text:p>
          </table:table-cell>
        </table:table-row>
        <table:table-row table:style-name="ro1">
          <table:table-cell office:value-type="float" office:value="8143384" calcext:value-type="float">
            <text:p>8143384</text:p>
          </table:table-cell>
          <table:table-cell table:formula="of:=[.A511]/1000/(60*60*24)" office:value-type="time" office:time-value="PT02H15M43.384S" calcext:value-type="time">
            <text:p>02:15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79.93" calcext:value-type="float">
            <text:p>279.93</text:p>
          </table:table-cell>
          <table:table-cell office:value-type="float" office:value="344.69" calcext:value-type="float">
            <text:p>344.69</text:p>
          </table:table-cell>
        </table:table-row>
        <table:table-row table:style-name="ro1">
          <table:table-cell office:value-type="float" office:value="8159384" calcext:value-type="float">
            <text:p>8159384</text:p>
          </table:table-cell>
          <table:table-cell table:formula="of:=[.A512]/1000/(60*60*24)" office:value-type="time" office:time-value="PT02H15M59.384S" calcext:value-type="time">
            <text:p>02:15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4" calcext:value-type="float">
            <text:p>147.04</text:p>
          </table:table-cell>
          <table:table-cell office:value-type="float" office:value="280.47" calcext:value-type="float">
            <text:p>280.47</text:p>
          </table:table-cell>
          <table:table-cell office:value-type="float" office:value="345.35" calcext:value-type="float">
            <text:p>345.35</text:p>
          </table:table-cell>
        </table:table-row>
        <table:table-row table:style-name="ro1">
          <table:table-cell office:value-type="float" office:value="8175384" calcext:value-type="float">
            <text:p>8175384</text:p>
          </table:table-cell>
          <table:table-cell table:formula="of:=[.A513]/1000/(60*60*24)" office:value-type="time" office:time-value="PT02H16M15.384S" calcext:value-type="time">
            <text:p>02:16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281.01" calcext:value-type="float">
            <text:p>281.01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8191384" calcext:value-type="float">
            <text:p>8191384</text:p>
          </table:table-cell>
          <table:table-cell table:formula="of:=[.A514]/1000/(60*60*24)" office:value-type="time" office:time-value="PT02H16M31.384S" calcext:value-type="time">
            <text:p>02:16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281.55" calcext:value-type="float">
            <text:p>281.55</text:p>
          </table:table-cell>
          <table:table-cell office:value-type="float" office:value="346.66" calcext:value-type="float">
            <text:p>346.66</text:p>
          </table:table-cell>
        </table:table-row>
        <table:table-row table:style-name="ro1">
          <table:table-cell office:value-type="float" office:value="8207384" calcext:value-type="float">
            <text:p>8207384</text:p>
          </table:table-cell>
          <table:table-cell table:formula="of:=[.A515]/1000/(60*60*24)" office:value-type="time" office:time-value="PT02H16M47.384S" calcext:value-type="time">
            <text:p>02:16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16" calcext:value-type="float">
            <text:p>147.16</text:p>
          </table:table-cell>
          <table:table-cell office:value-type="float" office:value="282.09" calcext:value-type="float">
            <text:p>282.09</text:p>
          </table:table-cell>
          <table:table-cell office:value-type="float" office:value="347.31" calcext:value-type="float">
            <text:p>347.31</text:p>
          </table:table-cell>
        </table:table-row>
        <table:table-row table:style-name="ro1">
          <table:table-cell office:value-type="float" office:value="8223384" calcext:value-type="float">
            <text:p>8223384</text:p>
          </table:table-cell>
          <table:table-cell table:formula="of:=[.A516]/1000/(60*60*24)" office:value-type="time" office:time-value="PT02H17M03.384S" calcext:value-type="time">
            <text:p>02:17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282.63" calcext:value-type="float">
            <text:p>282.63</text:p>
          </table:table-cell>
          <table:table-cell office:value-type="float" office:value="347.97" calcext:value-type="float">
            <text:p>347.97</text:p>
          </table:table-cell>
        </table:table-row>
        <table:table-row table:style-name="ro1">
          <table:table-cell office:value-type="float" office:value="8239384" calcext:value-type="float">
            <text:p>8239384</text:p>
          </table:table-cell>
          <table:table-cell table:formula="of:=[.A517]/1000/(60*60*24)" office:value-type="time" office:time-value="PT02H17M19.384S" calcext:value-type="time">
            <text:p>02:17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16" calcext:value-type="float">
            <text:p>147.16</text:p>
          </table:table-cell>
          <table:table-cell office:value-type="float" office:value="283.17" calcext:value-type="float">
            <text:p>283.17</text:p>
          </table:table-cell>
          <table:table-cell office:value-type="float" office:value="348.62" calcext:value-type="float">
            <text:p>348.62</text:p>
          </table:table-cell>
        </table:table-row>
        <table:table-row table:style-name="ro1">
          <table:table-cell office:value-type="float" office:value="8255384" calcext:value-type="float">
            <text:p>8255384</text:p>
          </table:table-cell>
          <table:table-cell table:formula="of:=[.A518]/1000/(60*60*24)" office:value-type="time" office:time-value="PT02H17M35.384S" calcext:value-type="time">
            <text:p>02:17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283.71" calcext:value-type="float">
            <text:p>283.71</text:p>
          </table:table-cell>
          <table:table-cell office:value-type="float" office:value="349.27" calcext:value-type="float">
            <text:p>349.27</text:p>
          </table:table-cell>
        </table:table-row>
        <table:table-row table:style-name="ro1">
          <table:table-cell office:value-type="float" office:value="8271384" calcext:value-type="float">
            <text:p>8271384</text:p>
          </table:table-cell>
          <table:table-cell table:formula="of:=[.A519]/1000/(60*60*24)" office:value-type="time" office:time-value="PT02H17M51.384S" calcext:value-type="time">
            <text:p>02:17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284.26" calcext:value-type="float">
            <text:p>284.26</text:p>
          </table:table-cell>
          <table:table-cell office:value-type="float" office:value="349.93" calcext:value-type="float">
            <text:p>349.93</text:p>
          </table:table-cell>
        </table:table-row>
        <table:table-row table:style-name="ro1">
          <table:table-cell office:value-type="float" office:value="8287384" calcext:value-type="float">
            <text:p>8287384</text:p>
          </table:table-cell>
          <table:table-cell table:formula="of:=[.A520]/1000/(60*60*24)" office:value-type="time" office:time-value="PT02H18M07.384S" calcext:value-type="time">
            <text:p>02:18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284.8" calcext:value-type="float">
            <text:p>284.8</text:p>
          </table:table-cell>
          <table:table-cell office:value-type="float" office:value="350.58" calcext:value-type="float">
            <text:p>350.58</text:p>
          </table:table-cell>
        </table:table-row>
        <table:table-row table:style-name="ro1">
          <table:table-cell office:value-type="float" office:value="8303384" calcext:value-type="float">
            <text:p>8303384</text:p>
          </table:table-cell>
          <table:table-cell table:formula="of:=[.A521]/1000/(60*60*24)" office:value-type="time" office:time-value="PT02H18M23.384S" calcext:value-type="time">
            <text:p>02:18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285.34" calcext:value-type="float">
            <text:p>285.34</text:p>
          </table:table-cell>
          <table:table-cell office:value-type="float" office:value="351.24" calcext:value-type="float">
            <text:p>351.24</text:p>
          </table:table-cell>
        </table:table-row>
        <table:table-row table:style-name="ro1">
          <table:table-cell office:value-type="float" office:value="8319384" calcext:value-type="float">
            <text:p>8319384</text:p>
          </table:table-cell>
          <table:table-cell table:formula="of:=[.A522]/1000/(60*60*24)" office:value-type="time" office:time-value="PT02H18M39.384S" calcext:value-type="time">
            <text:p>02:18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285.88" calcext:value-type="float">
            <text:p>285.88</text:p>
          </table:table-cell>
          <table:table-cell office:value-type="float" office:value="351.89" calcext:value-type="float">
            <text:p>351.89</text:p>
          </table:table-cell>
        </table:table-row>
        <table:table-row table:style-name="ro1">
          <table:table-cell office:value-type="float" office:value="8335384" calcext:value-type="float">
            <text:p>8335384</text:p>
          </table:table-cell>
          <table:table-cell table:formula="of:=[.A523]/1000/(60*60*24)" office:value-type="time" office:time-value="PT02H18M55.384S" calcext:value-type="time">
            <text:p>02:18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286.42" calcext:value-type="float">
            <text:p>286.42</text:p>
          </table:table-cell>
          <table:table-cell office:value-type="float" office:value="352.55" calcext:value-type="float">
            <text:p>352.55</text:p>
          </table:table-cell>
        </table:table-row>
        <table:table-row table:style-name="ro1">
          <table:table-cell office:value-type="float" office:value="8351384" calcext:value-type="float">
            <text:p>8351384</text:p>
          </table:table-cell>
          <table:table-cell table:formula="of:=[.A524]/1000/(60*60*24)" office:value-type="time" office:time-value="PT02H19M11.384S" calcext:value-type="time">
            <text:p>02:19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286.96" calcext:value-type="float">
            <text:p>286.96</text:p>
          </table:table-cell>
          <table:table-cell office:value-type="float" office:value="353.2" calcext:value-type="float">
            <text:p>353.2</text:p>
          </table:table-cell>
        </table:table-row>
        <table:table-row table:style-name="ro1">
          <table:table-cell office:value-type="float" office:value="8367384" calcext:value-type="float">
            <text:p>8367384</text:p>
          </table:table-cell>
          <table:table-cell table:formula="of:=[.A525]/1000/(60*60*24)" office:value-type="time" office:time-value="PT02H19M27.384S" calcext:value-type="time">
            <text:p>02:19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287.5" calcext:value-type="float">
            <text:p>287.5</text:p>
          </table:table-cell>
          <table:table-cell office:value-type="float" office:value="353.86" calcext:value-type="float">
            <text:p>353.86</text:p>
          </table:table-cell>
        </table:table-row>
        <table:table-row table:style-name="ro1">
          <table:table-cell office:value-type="float" office:value="8383384" calcext:value-type="float">
            <text:p>8383384</text:p>
          </table:table-cell>
          <table:table-cell table:formula="of:=[.A526]/1000/(60*60*24)" office:value-type="time" office:time-value="PT02H19M43.384S" calcext:value-type="time">
            <text:p>02:19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288.04" calcext:value-type="float">
            <text:p>288.04</text:p>
          </table:table-cell>
          <table:table-cell office:value-type="float" office:value="354.51" calcext:value-type="float">
            <text:p>354.51</text:p>
          </table:table-cell>
        </table:table-row>
        <table:table-row table:style-name="ro1">
          <table:table-cell office:value-type="float" office:value="8399384" calcext:value-type="float">
            <text:p>8399384</text:p>
          </table:table-cell>
          <table:table-cell table:formula="of:=[.A527]/1000/(60*60*24)" office:value-type="time" office:time-value="PT02H19M59.384S" calcext:value-type="time">
            <text:p>02:19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288.58" calcext:value-type="float">
            <text:p>288.58</text:p>
          </table:table-cell>
          <table:table-cell office:value-type="float" office:value="355.17" calcext:value-type="float">
            <text:p>355.17</text:p>
          </table:table-cell>
        </table:table-row>
        <table:table-row table:style-name="ro1">
          <table:table-cell office:value-type="float" office:value="8415384" calcext:value-type="float">
            <text:p>8415384</text:p>
          </table:table-cell>
          <table:table-cell table:formula="of:=[.A528]/1000/(60*60*24)" office:value-type="time" office:time-value="PT02H20M15.384S" calcext:value-type="time">
            <text:p>02:20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289.12" calcext:value-type="float">
            <text:p>289.12</text:p>
          </table:table-cell>
          <table:table-cell office:value-type="float" office:value="355.82" calcext:value-type="float">
            <text:p>355.82</text:p>
          </table:table-cell>
        </table:table-row>
        <table:table-row table:style-name="ro1">
          <table:table-cell office:value-type="float" office:value="8431384" calcext:value-type="float">
            <text:p>8431384</text:p>
          </table:table-cell>
          <table:table-cell table:formula="of:=[.A529]/1000/(60*60*24)" office:value-type="time" office:time-value="PT02H20M31.384S" calcext:value-type="time">
            <text:p>02:20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289.67" calcext:value-type="float">
            <text:p>289.67</text:p>
          </table:table-cell>
          <table:table-cell office:value-type="float" office:value="356.47" calcext:value-type="float">
            <text:p>356.47</text:p>
          </table:table-cell>
        </table:table-row>
        <table:table-row table:style-name="ro1">
          <table:table-cell office:value-type="float" office:value="8447384" calcext:value-type="float">
            <text:p>8447384</text:p>
          </table:table-cell>
          <table:table-cell table:formula="of:=[.A530]/1000/(60*60*24)" office:value-type="time" office:time-value="PT02H20M47.384S" calcext:value-type="time">
            <text:p>02:20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290.21" calcext:value-type="float">
            <text:p>290.21</text:p>
          </table:table-cell>
          <table:table-cell office:value-type="float" office:value="357.13" calcext:value-type="float">
            <text:p>357.13</text:p>
          </table:table-cell>
        </table:table-row>
        <table:table-row table:style-name="ro1">
          <table:table-cell office:value-type="float" office:value="8463384" calcext:value-type="float">
            <text:p>8463384</text:p>
          </table:table-cell>
          <table:table-cell table:formula="of:=[.A531]/1000/(60*60*24)" office:value-type="time" office:time-value="PT02H21M03.384S" calcext:value-type="time">
            <text:p>02:21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290.75" calcext:value-type="float">
            <text:p>290.75</text:p>
          </table:table-cell>
          <table:table-cell office:value-type="float" office:value="357.78" calcext:value-type="float">
            <text:p>357.78</text:p>
          </table:table-cell>
        </table:table-row>
        <table:table-row table:style-name="ro1">
          <table:table-cell office:value-type="float" office:value="8479384" calcext:value-type="float">
            <text:p>8479384</text:p>
          </table:table-cell>
          <table:table-cell table:formula="of:=[.A532]/1000/(60*60*24)" office:value-type="time" office:time-value="PT02H21M19.384S" calcext:value-type="time">
            <text:p>02:21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291.29" calcext:value-type="float">
            <text:p>291.29</text:p>
          </table:table-cell>
          <table:table-cell office:value-type="float" office:value="358.44" calcext:value-type="float">
            <text:p>358.44</text:p>
          </table:table-cell>
        </table:table-row>
        <table:table-row table:style-name="ro1">
          <table:table-cell office:value-type="float" office:value="8495384" calcext:value-type="float">
            <text:p>8495384</text:p>
          </table:table-cell>
          <table:table-cell table:formula="of:=[.A533]/1000/(60*60*24)" office:value-type="time" office:time-value="PT02H21M35.384S" calcext:value-type="time">
            <text:p>02:21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291.83" calcext:value-type="float">
            <text:p>291.83</text:p>
          </table:table-cell>
          <table:table-cell office:value-type="float" office:value="359.09" calcext:value-type="float">
            <text:p>359.09</text:p>
          </table:table-cell>
        </table:table-row>
        <table:table-row table:style-name="ro1">
          <table:table-cell office:value-type="float" office:value="8511384" calcext:value-type="float">
            <text:p>8511384</text:p>
          </table:table-cell>
          <table:table-cell table:formula="of:=[.A534]/1000/(60*60*24)" office:value-type="time" office:time-value="PT02H21M51.384S" calcext:value-type="time">
            <text:p>02:21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292.37" calcext:value-type="float">
            <text:p>292.37</text:p>
          </table:table-cell>
          <table:table-cell office:value-type="float" office:value="359.74" calcext:value-type="float">
            <text:p>359.74</text:p>
          </table:table-cell>
        </table:table-row>
        <table:table-row table:style-name="ro1">
          <table:table-cell office:value-type="float" office:value="8527384" calcext:value-type="float">
            <text:p>8527384</text:p>
          </table:table-cell>
          <table:table-cell table:formula="of:=[.A535]/1000/(60*60*24)" office:value-type="time" office:time-value="PT02H22M07.384S" calcext:value-type="time">
            <text:p>02:22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292.91" calcext:value-type="float">
            <text:p>292.91</text:p>
          </table:table-cell>
          <table:table-cell office:value-type="float" office:value="360.4" calcext:value-type="float">
            <text:p>360.4</text:p>
          </table:table-cell>
        </table:table-row>
        <table:table-row table:style-name="ro1">
          <table:table-cell office:value-type="float" office:value="8543384" calcext:value-type="float">
            <text:p>8543384</text:p>
          </table:table-cell>
          <table:table-cell table:formula="of:=[.A536]/1000/(60*60*24)" office:value-type="time" office:time-value="PT02H22M23.384S" calcext:value-type="time">
            <text:p>02:22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293.45" calcext:value-type="float">
            <text:p>293.45</text:p>
          </table:table-cell>
          <table:table-cell office:value-type="float" office:value="361.05" calcext:value-type="float">
            <text:p>361.05</text:p>
          </table:table-cell>
        </table:table-row>
        <table:table-row table:style-name="ro1">
          <table:table-cell office:value-type="float" office:value="8559384" calcext:value-type="float">
            <text:p>8559384</text:p>
          </table:table-cell>
          <table:table-cell table:formula="of:=[.A537]/1000/(60*60*24)" office:value-type="time" office:time-value="PT02H22M39.384S" calcext:value-type="time">
            <text:p>02:22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293.99" calcext:value-type="float">
            <text:p>293.99</text:p>
          </table:table-cell>
          <table:table-cell office:value-type="float" office:value="361.7" calcext:value-type="float">
            <text:p>361.7</text:p>
          </table:table-cell>
        </table:table-row>
        <table:table-row table:style-name="ro1">
          <table:table-cell office:value-type="float" office:value="8575384" calcext:value-type="float">
            <text:p>8575384</text:p>
          </table:table-cell>
          <table:table-cell table:formula="of:=[.A538]/1000/(60*60*24)" office:value-type="time" office:time-value="PT02H22M55.384S" calcext:value-type="time">
            <text:p>02:22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294.53" calcext:value-type="float">
            <text:p>294.53</text:p>
          </table:table-cell>
          <table:table-cell office:value-type="float" office:value="362.36" calcext:value-type="float">
            <text:p>362.36</text:p>
          </table:table-cell>
        </table:table-row>
        <table:table-row table:style-name="ro1">
          <table:table-cell office:value-type="float" office:value="8591384" calcext:value-type="float">
            <text:p>8591384</text:p>
          </table:table-cell>
          <table:table-cell table:formula="of:=[.A539]/1000/(60*60*24)" office:value-type="time" office:time-value="PT02H23M11.384S" calcext:value-type="time">
            <text:p>02:23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295.07" calcext:value-type="float">
            <text:p>295.07</text:p>
          </table:table-cell>
          <table:table-cell office:value-type="float" office:value="363.01" calcext:value-type="float">
            <text:p>363.01</text:p>
          </table:table-cell>
        </table:table-row>
        <table:table-row table:style-name="ro1">
          <table:table-cell office:value-type="float" office:value="8607384" calcext:value-type="float">
            <text:p>8607384</text:p>
          </table:table-cell>
          <table:table-cell table:formula="of:=[.A540]/1000/(60*60*24)" office:value-type="time" office:time-value="PT02H23M27.384S" calcext:value-type="time">
            <text:p>02:23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295.62" calcext:value-type="float">
            <text:p>295.62</text:p>
          </table:table-cell>
          <table:table-cell office:value-type="float" office:value="363.67" calcext:value-type="float">
            <text:p>363.67</text:p>
          </table:table-cell>
        </table:table-row>
        <table:table-row table:style-name="ro1">
          <table:table-cell office:value-type="float" office:value="8623384" calcext:value-type="float">
            <text:p>8623384</text:p>
          </table:table-cell>
          <table:table-cell table:formula="of:=[.A541]/1000/(60*60*24)" office:value-type="time" office:time-value="PT02H23M43.384S" calcext:value-type="time">
            <text:p>02:23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296.16" calcext:value-type="float">
            <text:p>296.16</text:p>
          </table:table-cell>
          <table:table-cell office:value-type="float" office:value="364.32" calcext:value-type="float">
            <text:p>364.32</text:p>
          </table:table-cell>
        </table:table-row>
        <table:table-row table:style-name="ro1">
          <table:table-cell office:value-type="float" office:value="8639384" calcext:value-type="float">
            <text:p>8639384</text:p>
          </table:table-cell>
          <table:table-cell table:formula="of:=[.A542]/1000/(60*60*24)" office:value-type="time" office:time-value="PT02H23M59.384S" calcext:value-type="time">
            <text:p>02:23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296.7" calcext:value-type="float">
            <text:p>296.7</text:p>
          </table:table-cell>
          <table:table-cell office:value-type="float" office:value="364.97" calcext:value-type="float">
            <text:p>364.97</text:p>
          </table:table-cell>
        </table:table-row>
        <table:table-row table:style-name="ro1">
          <table:table-cell office:value-type="float" office:value="8655384" calcext:value-type="float">
            <text:p>8655384</text:p>
          </table:table-cell>
          <table:table-cell table:formula="of:=[.A543]/1000/(60*60*24)" office:value-type="time" office:time-value="PT02H24M15.384S" calcext:value-type="time">
            <text:p>02:24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297.24" calcext:value-type="float">
            <text:p>297.24</text:p>
          </table:table-cell>
          <table:table-cell office:value-type="float" office:value="365.63" calcext:value-type="float">
            <text:p>365.63</text:p>
          </table:table-cell>
        </table:table-row>
        <table:table-row table:style-name="ro1">
          <table:table-cell office:value-type="float" office:value="8671384" calcext:value-type="float">
            <text:p>8671384</text:p>
          </table:table-cell>
          <table:table-cell table:formula="of:=[.A544]/1000/(60*60*24)" office:value-type="time" office:time-value="PT02H24M31.384S" calcext:value-type="time">
            <text:p>02:24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297.78" calcext:value-type="float">
            <text:p>297.78</text:p>
          </table:table-cell>
          <table:table-cell office:value-type="float" office:value="366.28" calcext:value-type="float">
            <text:p>366.28</text:p>
          </table:table-cell>
        </table:table-row>
        <table:table-row table:style-name="ro1">
          <table:table-cell office:value-type="float" office:value="8687384" calcext:value-type="float">
            <text:p>8687384</text:p>
          </table:table-cell>
          <table:table-cell table:formula="of:=[.A545]/1000/(60*60*24)" office:value-type="time" office:time-value="PT02H24M47.384S" calcext:value-type="time">
            <text:p>02:24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298.32" calcext:value-type="float">
            <text:p>298.32</text:p>
          </table:table-cell>
          <table:table-cell office:value-type="float" office:value="366.93" calcext:value-type="float">
            <text:p>366.93</text:p>
          </table:table-cell>
        </table:table-row>
        <table:table-row table:style-name="ro1">
          <table:table-cell office:value-type="float" office:value="8703384" calcext:value-type="float">
            <text:p>8703384</text:p>
          </table:table-cell>
          <table:table-cell table:formula="of:=[.A546]/1000/(60*60*24)" office:value-type="time" office:time-value="PT02H25M03.384S" calcext:value-type="time">
            <text:p>02:25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298.86" calcext:value-type="float">
            <text:p>298.86</text:p>
          </table:table-cell>
          <table:table-cell office:value-type="float" office:value="367.59" calcext:value-type="float">
            <text:p>367.59</text:p>
          </table:table-cell>
        </table:table-row>
        <table:table-row table:style-name="ro1">
          <table:table-cell office:value-type="float" office:value="8719384" calcext:value-type="float">
            <text:p>8719384</text:p>
          </table:table-cell>
          <table:table-cell table:formula="of:=[.A547]/1000/(60*60*24)" office:value-type="time" office:time-value="PT02H25M19.384S" calcext:value-type="time">
            <text:p>02:25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299.4" calcext:value-type="float">
            <text:p>299.4</text:p>
          </table:table-cell>
          <table:table-cell office:value-type="float" office:value="368.24" calcext:value-type="float">
            <text:p>368.24</text:p>
          </table:table-cell>
        </table:table-row>
        <table:table-row table:style-name="ro1">
          <table:table-cell office:value-type="float" office:value="8735384" calcext:value-type="float">
            <text:p>8735384</text:p>
          </table:table-cell>
          <table:table-cell table:formula="of:=[.A548]/1000/(60*60*24)" office:value-type="time" office:time-value="PT02H25M35.384S" calcext:value-type="time">
            <text:p>02:25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299.94" calcext:value-type="float">
            <text:p>299.94</text:p>
          </table:table-cell>
          <table:table-cell office:value-type="float" office:value="368.89" calcext:value-type="float">
            <text:p>368.89</text:p>
          </table:table-cell>
        </table:table-row>
        <table:table-row table:style-name="ro1">
          <table:table-cell office:value-type="float" office:value="8751384" calcext:value-type="float">
            <text:p>8751384</text:p>
          </table:table-cell>
          <table:table-cell table:formula="of:=[.A549]/1000/(60*60*24)" office:value-type="time" office:time-value="PT02H25M51.384S" calcext:value-type="time">
            <text:p>02:25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300.48" calcext:value-type="float">
            <text:p>300.48</text:p>
          </table:table-cell>
          <table:table-cell office:value-type="float" office:value="369.54" calcext:value-type="float">
            <text:p>369.54</text:p>
          </table:table-cell>
        </table:table-row>
        <table:table-row table:style-name="ro1">
          <table:table-cell office:value-type="float" office:value="8767384" calcext:value-type="float">
            <text:p>8767384</text:p>
          </table:table-cell>
          <table:table-cell table:formula="of:=[.A550]/1000/(60*60*24)" office:value-type="time" office:time-value="PT02H26M07.384S" calcext:value-type="time">
            <text:p>02:26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01.02" calcext:value-type="float">
            <text:p>301.02</text:p>
          </table:table-cell>
          <table:table-cell office:value-type="float" office:value="370.2" calcext:value-type="float">
            <text:p>370.2</text:p>
          </table:table-cell>
        </table:table-row>
        <table:table-row table:style-name="ro1">
          <table:table-cell office:value-type="float" office:value="8783384" calcext:value-type="float">
            <text:p>8783384</text:p>
          </table:table-cell>
          <table:table-cell table:formula="of:=[.A551]/1000/(60*60*24)" office:value-type="time" office:time-value="PT02H26M23.384S" calcext:value-type="time">
            <text:p>02:26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301.56" calcext:value-type="float">
            <text:p>301.56</text:p>
          </table:table-cell>
          <table:table-cell office:value-type="float" office:value="370.85" calcext:value-type="float">
            <text:p>370.85</text:p>
          </table:table-cell>
        </table:table-row>
        <table:table-row table:style-name="ro1">
          <table:table-cell office:value-type="float" office:value="8799384" calcext:value-type="float">
            <text:p>8799384</text:p>
          </table:table-cell>
          <table:table-cell table:formula="of:=[.A552]/1000/(60*60*24)" office:value-type="time" office:time-value="PT02H26M39.384S" calcext:value-type="time">
            <text:p>02:26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02.1" calcext:value-type="float">
            <text:p>302.1</text:p>
          </table:table-cell>
          <table:table-cell office:value-type="float" office:value="371.5" calcext:value-type="float">
            <text:p>371.5</text:p>
          </table:table-cell>
        </table:table-row>
        <table:table-row table:style-name="ro1">
          <table:table-cell office:value-type="float" office:value="8815384" calcext:value-type="float">
            <text:p>8815384</text:p>
          </table:table-cell>
          <table:table-cell table:formula="of:=[.A553]/1000/(60*60*24)" office:value-type="time" office:time-value="PT02H26M55.384S" calcext:value-type="time">
            <text:p>02:26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02.64" calcext:value-type="float">
            <text:p>302.64</text:p>
          </table:table-cell>
          <table:table-cell office:value-type="float" office:value="372.16" calcext:value-type="float">
            <text:p>372.16</text:p>
          </table:table-cell>
        </table:table-row>
        <table:table-row table:style-name="ro1">
          <table:table-cell office:value-type="float" office:value="8831384" calcext:value-type="float">
            <text:p>8831384</text:p>
          </table:table-cell>
          <table:table-cell table:formula="of:=[.A554]/1000/(60*60*24)" office:value-type="time" office:time-value="PT02H27M11.384S" calcext:value-type="time">
            <text:p>02:27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03.18" calcext:value-type="float">
            <text:p>303.18</text:p>
          </table:table-cell>
          <table:table-cell office:value-type="float" office:value="372.81" calcext:value-type="float">
            <text:p>372.81</text:p>
          </table:table-cell>
        </table:table-row>
        <table:table-row table:style-name="ro1">
          <table:table-cell office:value-type="float" office:value="8847384" calcext:value-type="float">
            <text:p>8847384</text:p>
          </table:table-cell>
          <table:table-cell table:formula="of:=[.A555]/1000/(60*60*24)" office:value-type="time" office:time-value="PT02H27M27.384S" calcext:value-type="time">
            <text:p>02:27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03.72" calcext:value-type="float">
            <text:p>303.72</text:p>
          </table:table-cell>
          <table:table-cell office:value-type="float" office:value="373.46" calcext:value-type="float">
            <text:p>373.46</text:p>
          </table:table-cell>
        </table:table-row>
        <table:table-row table:style-name="ro1">
          <table:table-cell office:value-type="float" office:value="8863384" calcext:value-type="float">
            <text:p>8863384</text:p>
          </table:table-cell>
          <table:table-cell table:formula="of:=[.A556]/1000/(60*60*24)" office:value-type="time" office:time-value="PT02H27M43.384S" calcext:value-type="time">
            <text:p>02:27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04.26" calcext:value-type="float">
            <text:p>304.26</text:p>
          </table:table-cell>
          <table:table-cell office:value-type="float" office:value="374.12" calcext:value-type="float">
            <text:p>374.12</text:p>
          </table:table-cell>
        </table:table-row>
        <table:table-row table:style-name="ro1">
          <table:table-cell office:value-type="float" office:value="8879384" calcext:value-type="float">
            <text:p>8879384</text:p>
          </table:table-cell>
          <table:table-cell table:formula="of:=[.A557]/1000/(60*60*24)" office:value-type="time" office:time-value="PT02H27M59.384S" calcext:value-type="time">
            <text:p>02:27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04.81" calcext:value-type="float">
            <text:p>304.81</text:p>
          </table:table-cell>
          <table:table-cell office:value-type="float" office:value="374.77" calcext:value-type="float">
            <text:p>374.77</text:p>
          </table:table-cell>
        </table:table-row>
        <table:table-row table:style-name="ro1">
          <table:table-cell office:value-type="float" office:value="8895384" calcext:value-type="float">
            <text:p>8895384</text:p>
          </table:table-cell>
          <table:table-cell table:formula="of:=[.A558]/1000/(60*60*24)" office:value-type="time" office:time-value="PT02H28M15.384S" calcext:value-type="time">
            <text:p>02:28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05.35" calcext:value-type="float">
            <text:p>305.35</text:p>
          </table:table-cell>
          <table:table-cell office:value-type="float" office:value="375.42" calcext:value-type="float">
            <text:p>375.42</text:p>
          </table:table-cell>
        </table:table-row>
        <table:table-row table:style-name="ro1">
          <table:table-cell office:value-type="float" office:value="8911384" calcext:value-type="float">
            <text:p>8911384</text:p>
          </table:table-cell>
          <table:table-cell table:formula="of:=[.A559]/1000/(60*60*24)" office:value-type="time" office:time-value="PT02H28M31.384S" calcext:value-type="time">
            <text:p>02:28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05.89" calcext:value-type="float">
            <text:p>305.89</text:p>
          </table:table-cell>
          <table:table-cell office:value-type="float" office:value="376.08" calcext:value-type="float">
            <text:p>376.08</text:p>
          </table:table-cell>
        </table:table-row>
        <table:table-row table:style-name="ro1">
          <table:table-cell office:value-type="float" office:value="8927384" calcext:value-type="float">
            <text:p>8927384</text:p>
          </table:table-cell>
          <table:table-cell table:formula="of:=[.A560]/1000/(60*60*24)" office:value-type="time" office:time-value="PT02H28M47.384S" calcext:value-type="time">
            <text:p>02:28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06.43" calcext:value-type="float">
            <text:p>306.43</text:p>
          </table:table-cell>
          <table:table-cell office:value-type="float" office:value="376.73" calcext:value-type="float">
            <text:p>376.73</text:p>
          </table:table-cell>
        </table:table-row>
        <table:table-row table:style-name="ro1">
          <table:table-cell office:value-type="float" office:value="8943384" calcext:value-type="float">
            <text:p>8943384</text:p>
          </table:table-cell>
          <table:table-cell table:formula="of:=[.A561]/1000/(60*60*24)" office:value-type="time" office:time-value="PT02H29M03.384S" calcext:value-type="time">
            <text:p>02:29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306.97" calcext:value-type="float">
            <text:p>306.97</text:p>
          </table:table-cell>
          <table:table-cell office:value-type="float" office:value="377.38" calcext:value-type="float">
            <text:p>377.38</text:p>
          </table:table-cell>
        </table:table-row>
        <table:table-row table:style-name="ro1">
          <table:table-cell office:value-type="float" office:value="8959384" calcext:value-type="float">
            <text:p>8959384</text:p>
          </table:table-cell>
          <table:table-cell table:formula="of:=[.A562]/1000/(60*60*24)" office:value-type="time" office:time-value="PT02H29M19.384S" calcext:value-type="time">
            <text:p>02:29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07.51" calcext:value-type="float">
            <text:p>307.51</text:p>
          </table:table-cell>
          <table:table-cell office:value-type="float" office:value="378.03" calcext:value-type="float">
            <text:p>378.03</text:p>
          </table:table-cell>
        </table:table-row>
        <table:table-row table:style-name="ro1">
          <table:table-cell office:value-type="float" office:value="8975384" calcext:value-type="float">
            <text:p>8975384</text:p>
          </table:table-cell>
          <table:table-cell table:formula="of:=[.A563]/1000/(60*60*24)" office:value-type="time" office:time-value="PT02H29M35.384S" calcext:value-type="time">
            <text:p>02:29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08.05" calcext:value-type="float">
            <text:p>308.05</text:p>
          </table:table-cell>
          <table:table-cell office:value-type="float" office:value="378.69" calcext:value-type="float">
            <text:p>378.69</text:p>
          </table:table-cell>
        </table:table-row>
        <table:table-row table:style-name="ro1">
          <table:table-cell office:value-type="float" office:value="8991384" calcext:value-type="float">
            <text:p>8991384</text:p>
          </table:table-cell>
          <table:table-cell table:formula="of:=[.A564]/1000/(60*60*24)" office:value-type="time" office:time-value="PT02H29M51.384S" calcext:value-type="time">
            <text:p>02:29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08.59" calcext:value-type="float">
            <text:p>308.59</text:p>
          </table:table-cell>
          <table:table-cell office:value-type="float" office:value="379.34" calcext:value-type="float">
            <text:p>379.34</text:p>
          </table:table-cell>
        </table:table-row>
        <table:table-row table:style-name="ro1">
          <table:table-cell office:value-type="float" office:value="9007384" calcext:value-type="float">
            <text:p>9007384</text:p>
          </table:table-cell>
          <table:table-cell table:formula="of:=[.A565]/1000/(60*60*24)" office:value-type="time" office:time-value="PT02H30M07.384S" calcext:value-type="time">
            <text:p>02:30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09.13" calcext:value-type="float">
            <text:p>309.13</text:p>
          </table:table-cell>
          <table:table-cell office:value-type="float" office:value="379.99" calcext:value-type="float">
            <text:p>379.99</text:p>
          </table:table-cell>
        </table:table-row>
        <table:table-row table:style-name="ro1">
          <table:table-cell office:value-type="float" office:value="9023384" calcext:value-type="float">
            <text:p>9023384</text:p>
          </table:table-cell>
          <table:table-cell table:formula="of:=[.A566]/1000/(60*60*24)" office:value-type="time" office:time-value="PT02H30M23.384S" calcext:value-type="time">
            <text:p>02:30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09.67" calcext:value-type="float">
            <text:p>309.67</text:p>
          </table:table-cell>
          <table:table-cell office:value-type="float" office:value="380.65" calcext:value-type="float">
            <text:p>380.65</text:p>
          </table:table-cell>
        </table:table-row>
        <table:table-row table:style-name="ro1">
          <table:table-cell office:value-type="float" office:value="9039384" calcext:value-type="float">
            <text:p>9039384</text:p>
          </table:table-cell>
          <table:table-cell table:formula="of:=[.A567]/1000/(60*60*24)" office:value-type="time" office:time-value="PT02H30M39.384S" calcext:value-type="time">
            <text:p>02:30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10.21" calcext:value-type="float">
            <text:p>310.21</text:p>
          </table:table-cell>
          <table:table-cell office:value-type="float" office:value="381.3" calcext:value-type="float">
            <text:p>381.3</text:p>
          </table:table-cell>
        </table:table-row>
        <table:table-row table:style-name="ro1">
          <table:table-cell office:value-type="float" office:value="9055384" calcext:value-type="float">
            <text:p>9055384</text:p>
          </table:table-cell>
          <table:table-cell table:formula="of:=[.A568]/1000/(60*60*24)" office:value-type="time" office:time-value="PT02H30M55.384S" calcext:value-type="time">
            <text:p>02:30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10.75" calcext:value-type="float">
            <text:p>310.75</text:p>
          </table:table-cell>
          <table:table-cell office:value-type="float" office:value="381.95" calcext:value-type="float">
            <text:p>381.95</text:p>
          </table:table-cell>
        </table:table-row>
        <table:table-row table:style-name="ro1">
          <table:table-cell office:value-type="float" office:value="9071384" calcext:value-type="float">
            <text:p>9071384</text:p>
          </table:table-cell>
          <table:table-cell table:formula="of:=[.A569]/1000/(60*60*24)" office:value-type="time" office:time-value="PT02H31M11.384S" calcext:value-type="time">
            <text:p>02:31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11.29" calcext:value-type="float">
            <text:p>311.29</text:p>
          </table:table-cell>
          <table:table-cell office:value-type="float" office:value="382.6" calcext:value-type="float">
            <text:p>382.6</text:p>
          </table:table-cell>
        </table:table-row>
        <table:table-row table:style-name="ro1">
          <table:table-cell office:value-type="float" office:value="9087384" calcext:value-type="float">
            <text:p>9087384</text:p>
          </table:table-cell>
          <table:table-cell table:formula="of:=[.A570]/1000/(60*60*24)" office:value-type="time" office:time-value="PT02H31M27.384S" calcext:value-type="time">
            <text:p>02:31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11.83" calcext:value-type="float">
            <text:p>311.83</text:p>
          </table:table-cell>
          <table:table-cell office:value-type="float" office:value="383.26" calcext:value-type="float">
            <text:p>383.26</text:p>
          </table:table-cell>
        </table:table-row>
        <table:table-row table:style-name="ro1">
          <table:table-cell office:value-type="float" office:value="9103384" calcext:value-type="float">
            <text:p>9103384</text:p>
          </table:table-cell>
          <table:table-cell table:formula="of:=[.A571]/1000/(60*60*24)" office:value-type="time" office:time-value="PT02H31M43.384S" calcext:value-type="time">
            <text:p>02:31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12.37" calcext:value-type="float">
            <text:p>312.37</text:p>
          </table:table-cell>
          <table:table-cell office:value-type="float" office:value="383.91" calcext:value-type="float">
            <text:p>383.91</text:p>
          </table:table-cell>
        </table:table-row>
        <table:table-row table:style-name="ro1">
          <table:table-cell office:value-type="float" office:value="9119384" calcext:value-type="float">
            <text:p>9119384</text:p>
          </table:table-cell>
          <table:table-cell table:formula="of:=[.A572]/1000/(60*60*24)" office:value-type="time" office:time-value="PT02H31M59.384S" calcext:value-type="time">
            <text:p>02:31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12.91" calcext:value-type="float">
            <text:p>312.91</text:p>
          </table:table-cell>
          <table:table-cell office:value-type="float" office:value="384.56" calcext:value-type="float">
            <text:p>384.56</text:p>
          </table:table-cell>
        </table:table-row>
        <table:table-row table:style-name="ro1">
          <table:table-cell office:value-type="float" office:value="9135384" calcext:value-type="float">
            <text:p>9135384</text:p>
          </table:table-cell>
          <table:table-cell table:formula="of:=[.A573]/1000/(60*60*24)" office:value-type="time" office:time-value="PT02H32M15.384S" calcext:value-type="time">
            <text:p>02:32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13.45" calcext:value-type="float">
            <text:p>313.45</text:p>
          </table:table-cell>
          <table:table-cell office:value-type="float" office:value="385.21" calcext:value-type="float">
            <text:p>385.21</text:p>
          </table:table-cell>
        </table:table-row>
        <table:table-row table:style-name="ro1">
          <table:table-cell office:value-type="float" office:value="9151384" calcext:value-type="float">
            <text:p>9151384</text:p>
          </table:table-cell>
          <table:table-cell table:formula="of:=[.A574]/1000/(60*60*24)" office:value-type="time" office:time-value="PT02H32M31.384S" calcext:value-type="time">
            <text:p>02:32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13.99" calcext:value-type="float">
            <text:p>313.99</text:p>
          </table:table-cell>
          <table:table-cell office:value-type="float" office:value="385.87" calcext:value-type="float">
            <text:p>385.87</text:p>
          </table:table-cell>
        </table:table-row>
        <table:table-row table:style-name="ro1">
          <table:table-cell office:value-type="float" office:value="9167384" calcext:value-type="float">
            <text:p>9167384</text:p>
          </table:table-cell>
          <table:table-cell table:formula="of:=[.A575]/1000/(60*60*24)" office:value-type="time" office:time-value="PT02H32M47.384S" calcext:value-type="time">
            <text:p>02:32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14.53" calcext:value-type="float">
            <text:p>314.53</text:p>
          </table:table-cell>
          <table:table-cell office:value-type="float" office:value="386.52" calcext:value-type="float">
            <text:p>386.52</text:p>
          </table:table-cell>
        </table:table-row>
        <table:table-row table:style-name="ro1">
          <table:table-cell office:value-type="float" office:value="9183384" calcext:value-type="float">
            <text:p>9183384</text:p>
          </table:table-cell>
          <table:table-cell table:formula="of:=[.A576]/1000/(60*60*24)" office:value-type="time" office:time-value="PT02H33M03.384S" calcext:value-type="time">
            <text:p>02:33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15.07" calcext:value-type="float">
            <text:p>315.07</text:p>
          </table:table-cell>
          <table:table-cell office:value-type="float" office:value="387.17" calcext:value-type="float">
            <text:p>387.17</text:p>
          </table:table-cell>
        </table:table-row>
        <table:table-row table:style-name="ro1">
          <table:table-cell office:value-type="float" office:value="9199384" calcext:value-type="float">
            <text:p>9199384</text:p>
          </table:table-cell>
          <table:table-cell table:formula="of:=[.A577]/1000/(60*60*24)" office:value-type="time" office:time-value="PT02H33M19.384S" calcext:value-type="time">
            <text:p>02:33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15.61" calcext:value-type="float">
            <text:p>315.61</text:p>
          </table:table-cell>
          <table:table-cell office:value-type="float" office:value="387.82" calcext:value-type="float">
            <text:p>387.82</text:p>
          </table:table-cell>
        </table:table-row>
        <table:table-row table:style-name="ro1">
          <table:table-cell office:value-type="float" office:value="9215384" calcext:value-type="float">
            <text:p>9215384</text:p>
          </table:table-cell>
          <table:table-cell table:formula="of:=[.A578]/1000/(60*60*24)" office:value-type="time" office:time-value="PT02H33M35.384S" calcext:value-type="time">
            <text:p>02:33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16.15" calcext:value-type="float">
            <text:p>316.15</text:p>
          </table:table-cell>
          <table:table-cell office:value-type="float" office:value="388.48" calcext:value-type="float">
            <text:p>388.48</text:p>
          </table:table-cell>
        </table:table-row>
        <table:table-row table:style-name="ro1">
          <table:table-cell office:value-type="float" office:value="9231384" calcext:value-type="float">
            <text:p>9231384</text:p>
          </table:table-cell>
          <table:table-cell table:formula="of:=[.A579]/1000/(60*60*24)" office:value-type="time" office:time-value="PT02H33M51.384S" calcext:value-type="time">
            <text:p>02:33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16.69" calcext:value-type="float">
            <text:p>316.69</text:p>
          </table:table-cell>
          <table:table-cell office:value-type="float" office:value="389.13" calcext:value-type="float">
            <text:p>389.13</text:p>
          </table:table-cell>
        </table:table-row>
        <table:table-row table:style-name="ro1">
          <table:table-cell office:value-type="float" office:value="9247384" calcext:value-type="float">
            <text:p>9247384</text:p>
          </table:table-cell>
          <table:table-cell table:formula="of:=[.A580]/1000/(60*60*24)" office:value-type="time" office:time-value="PT02H34M07.384S" calcext:value-type="time">
            <text:p>02:34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17.23" calcext:value-type="float">
            <text:p>317.23</text:p>
          </table:table-cell>
          <table:table-cell office:value-type="float" office:value="389.78" calcext:value-type="float">
            <text:p>389.78</text:p>
          </table:table-cell>
        </table:table-row>
        <table:table-row table:style-name="ro1">
          <table:table-cell office:value-type="float" office:value="9263384" calcext:value-type="float">
            <text:p>9263384</text:p>
          </table:table-cell>
          <table:table-cell table:formula="of:=[.A581]/1000/(60*60*24)" office:value-type="time" office:time-value="PT02H34M23.384S" calcext:value-type="time">
            <text:p>02:34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17.77" calcext:value-type="float">
            <text:p>317.77</text:p>
          </table:table-cell>
          <table:table-cell office:value-type="float" office:value="390.43" calcext:value-type="float">
            <text:p>390.43</text:p>
          </table:table-cell>
        </table:table-row>
        <table:table-row table:style-name="ro1">
          <table:table-cell office:value-type="float" office:value="9279384" calcext:value-type="float">
            <text:p>9279384</text:p>
          </table:table-cell>
          <table:table-cell table:formula="of:=[.A582]/1000/(60*60*24)" office:value-type="time" office:time-value="PT02H34M39.384S" calcext:value-type="time">
            <text:p>02:34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18.31" calcext:value-type="float">
            <text:p>318.31</text:p>
          </table:table-cell>
          <table:table-cell office:value-type="float" office:value="391.08" calcext:value-type="float">
            <text:p>391.08</text:p>
          </table:table-cell>
        </table:table-row>
        <table:table-row table:style-name="ro1">
          <table:table-cell office:value-type="float" office:value="9295384" calcext:value-type="float">
            <text:p>9295384</text:p>
          </table:table-cell>
          <table:table-cell table:formula="of:=[.A583]/1000/(60*60*24)" office:value-type="time" office:time-value="PT02H34M55.384S" calcext:value-type="time">
            <text:p>02:34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18.85" calcext:value-type="float">
            <text:p>318.85</text:p>
          </table:table-cell>
          <table:table-cell office:value-type="float" office:value="391.74" calcext:value-type="float">
            <text:p>391.74</text:p>
          </table:table-cell>
        </table:table-row>
        <table:table-row table:style-name="ro1">
          <table:table-cell office:value-type="float" office:value="9311384" calcext:value-type="float">
            <text:p>9311384</text:p>
          </table:table-cell>
          <table:table-cell table:formula="of:=[.A584]/1000/(60*60*24)" office:value-type="time" office:time-value="PT02H35M11.384S" calcext:value-type="time">
            <text:p>02:35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19.39" calcext:value-type="float">
            <text:p>319.39</text:p>
          </table:table-cell>
          <table:table-cell office:value-type="float" office:value="392.39" calcext:value-type="float">
            <text:p>392.39</text:p>
          </table:table-cell>
        </table:table-row>
        <table:table-row table:style-name="ro1">
          <table:table-cell office:value-type="float" office:value="9327384" calcext:value-type="float">
            <text:p>9327384</text:p>
          </table:table-cell>
          <table:table-cell table:formula="of:=[.A585]/1000/(60*60*24)" office:value-type="time" office:time-value="PT02H35M27.384S" calcext:value-type="time">
            <text:p>02:35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19.93" calcext:value-type="float">
            <text:p>319.93</text:p>
          </table:table-cell>
          <table:table-cell office:value-type="float" office:value="393.04" calcext:value-type="float">
            <text:p>393.04</text:p>
          </table:table-cell>
        </table:table-row>
        <table:table-row table:style-name="ro1">
          <table:table-cell office:value-type="float" office:value="9343384" calcext:value-type="float">
            <text:p>9343384</text:p>
          </table:table-cell>
          <table:table-cell table:formula="of:=[.A586]/1000/(60*60*24)" office:value-type="time" office:time-value="PT02H35M43.384S" calcext:value-type="time">
            <text:p>02:35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20.47" calcext:value-type="float">
            <text:p>320.47</text:p>
          </table:table-cell>
          <table:table-cell office:value-type="float" office:value="393.69" calcext:value-type="float">
            <text:p>393.69</text:p>
          </table:table-cell>
        </table:table-row>
        <table:table-row table:style-name="ro1">
          <table:table-cell office:value-type="float" office:value="9359384" calcext:value-type="float">
            <text:p>9359384</text:p>
          </table:table-cell>
          <table:table-cell table:formula="of:=[.A587]/1000/(60*60*24)" office:value-type="time" office:time-value="PT02H35M59.384S" calcext:value-type="time">
            <text:p>02:35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21.01" calcext:value-type="float">
            <text:p>321.01</text:p>
          </table:table-cell>
          <table:table-cell office:value-type="float" office:value="394.35" calcext:value-type="float">
            <text:p>394.35</text:p>
          </table:table-cell>
        </table:table-row>
        <table:table-row table:style-name="ro1">
          <table:table-cell office:value-type="float" office:value="9375384" calcext:value-type="float">
            <text:p>9375384</text:p>
          </table:table-cell>
          <table:table-cell table:formula="of:=[.A588]/1000/(60*60*24)" office:value-type="time" office:time-value="PT02H36M15.384S" calcext:value-type="time">
            <text:p>02:36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21.55" calcext:value-type="float">
            <text:p>321.55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9391384" calcext:value-type="float">
            <text:p>9391384</text:p>
          </table:table-cell>
          <table:table-cell table:formula="of:=[.A589]/1000/(60*60*24)" office:value-type="time" office:time-value="PT02H36M31.384S" calcext:value-type="time">
            <text:p>02:36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22.09" calcext:value-type="float">
            <text:p>322.09</text:p>
          </table:table-cell>
          <table:table-cell office:value-type="float" office:value="395.65" calcext:value-type="float">
            <text:p>395.65</text:p>
          </table:table-cell>
        </table:table-row>
        <table:table-row table:style-name="ro1">
          <table:table-cell office:value-type="float" office:value="9407384" calcext:value-type="float">
            <text:p>9407384</text:p>
          </table:table-cell>
          <table:table-cell table:formula="of:=[.A590]/1000/(60*60*24)" office:value-type="time" office:time-value="PT02H36M47.384S" calcext:value-type="time">
            <text:p>02:36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22.63" calcext:value-type="float">
            <text:p>322.63</text:p>
          </table:table-cell>
          <table:table-cell office:value-type="float" office:value="396.3" calcext:value-type="float">
            <text:p>396.3</text:p>
          </table:table-cell>
        </table:table-row>
        <table:table-row table:style-name="ro1">
          <table:table-cell office:value-type="float" office:value="9423384" calcext:value-type="float">
            <text:p>9423384</text:p>
          </table:table-cell>
          <table:table-cell table:formula="of:=[.A591]/1000/(60*60*24)" office:value-type="time" office:time-value="PT02H37M03.384S" calcext:value-type="time">
            <text:p>02:37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23.17" calcext:value-type="float">
            <text:p>323.17</text:p>
          </table:table-cell>
          <table:table-cell office:value-type="float" office:value="396.96" calcext:value-type="float">
            <text:p>396.96</text:p>
          </table:table-cell>
        </table:table-row>
        <table:table-row table:style-name="ro1">
          <table:table-cell office:value-type="float" office:value="9439384" calcext:value-type="float">
            <text:p>9439384</text:p>
          </table:table-cell>
          <table:table-cell table:formula="of:=[.A592]/1000/(60*60*24)" office:value-type="time" office:time-value="PT02H37M19.384S" calcext:value-type="time">
            <text:p>02:37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23.71" calcext:value-type="float">
            <text:p>323.71</text:p>
          </table:table-cell>
          <table:table-cell office:value-type="float" office:value="397.61" calcext:value-type="float">
            <text:p>397.61</text:p>
          </table:table-cell>
        </table:table-row>
        <table:table-row table:style-name="ro1">
          <table:table-cell office:value-type="float" office:value="9455384" calcext:value-type="float">
            <text:p>9455384</text:p>
          </table:table-cell>
          <table:table-cell table:formula="of:=[.A593]/1000/(60*60*24)" office:value-type="time" office:time-value="PT02H37M35.384S" calcext:value-type="time">
            <text:p>02:37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24.25" calcext:value-type="float">
            <text:p>324.25</text:p>
          </table:table-cell>
          <table:table-cell office:value-type="float" office:value="398.26" calcext:value-type="float">
            <text:p>398.26</text:p>
          </table:table-cell>
        </table:table-row>
        <table:table-row table:style-name="ro1">
          <table:table-cell office:value-type="float" office:value="9471384" calcext:value-type="float">
            <text:p>9471384</text:p>
          </table:table-cell>
          <table:table-cell table:formula="of:=[.A594]/1000/(60*60*24)" office:value-type="time" office:time-value="PT02H37M51.384S" calcext:value-type="time">
            <text:p>02:37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24.79" calcext:value-type="float">
            <text:p>324.79</text:p>
          </table:table-cell>
          <table:table-cell office:value-type="float" office:value="398.91" calcext:value-type="float">
            <text:p>398.91</text:p>
          </table:table-cell>
        </table:table-row>
        <table:table-row table:style-name="ro1">
          <table:table-cell office:value-type="float" office:value="9487384" calcext:value-type="float">
            <text:p>9487384</text:p>
          </table:table-cell>
          <table:table-cell table:formula="of:=[.A595]/1000/(60*60*24)" office:value-type="time" office:time-value="PT02H38M07.384S" calcext:value-type="time">
            <text:p>02:38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25.33" calcext:value-type="float">
            <text:p>325.33</text:p>
          </table:table-cell>
          <table:table-cell office:value-type="float" office:value="399.56" calcext:value-type="float">
            <text:p>399.56</text:p>
          </table:table-cell>
        </table:table-row>
        <table:table-row table:style-name="ro1">
          <table:table-cell office:value-type="float" office:value="9503384" calcext:value-type="float">
            <text:p>9503384</text:p>
          </table:table-cell>
          <table:table-cell table:formula="of:=[.A596]/1000/(60*60*24)" office:value-type="time" office:time-value="PT02H38M23.384S" calcext:value-type="time">
            <text:p>02:38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25.87" calcext:value-type="float">
            <text:p>325.87</text:p>
          </table:table-cell>
          <table:table-cell office:value-type="float" office:value="400.22" calcext:value-type="float">
            <text:p>400.22</text:p>
          </table:table-cell>
        </table:table-row>
        <table:table-row table:style-name="ro1">
          <table:table-cell office:value-type="float" office:value="9519384" calcext:value-type="float">
            <text:p>9519384</text:p>
          </table:table-cell>
          <table:table-cell table:formula="of:=[.A597]/1000/(60*60*24)" office:value-type="time" office:time-value="PT02H38M39.384S" calcext:value-type="time">
            <text:p>02:38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26.41" calcext:value-type="float">
            <text:p>326.41</text:p>
          </table:table-cell>
          <table:table-cell office:value-type="float" office:value="400.87" calcext:value-type="float">
            <text:p>400.87</text:p>
          </table:table-cell>
        </table:table-row>
        <table:table-row table:style-name="ro1">
          <table:table-cell office:value-type="float" office:value="9535384" calcext:value-type="float">
            <text:p>9535384</text:p>
          </table:table-cell>
          <table:table-cell table:formula="of:=[.A598]/1000/(60*60*24)" office:value-type="time" office:time-value="PT02H38M55.384S" calcext:value-type="time">
            <text:p>02:38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26.95" calcext:value-type="float">
            <text:p>326.95</text:p>
          </table:table-cell>
          <table:table-cell office:value-type="float" office:value="401.52" calcext:value-type="float">
            <text:p>401.52</text:p>
          </table:table-cell>
        </table:table-row>
        <table:table-row table:style-name="ro1">
          <table:table-cell office:value-type="float" office:value="9551384" calcext:value-type="float">
            <text:p>9551384</text:p>
          </table:table-cell>
          <table:table-cell table:formula="of:=[.A599]/1000/(60*60*24)" office:value-type="time" office:time-value="PT02H39M11.384S" calcext:value-type="time">
            <text:p>02:39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27.49" calcext:value-type="float">
            <text:p>327.49</text:p>
          </table:table-cell>
          <table:table-cell office:value-type="float" office:value="402.17" calcext:value-type="float">
            <text:p>402.17</text:p>
          </table:table-cell>
        </table:table-row>
        <table:table-row table:style-name="ro1">
          <table:table-cell office:value-type="float" office:value="9567384" calcext:value-type="float">
            <text:p>9567384</text:p>
          </table:table-cell>
          <table:table-cell table:formula="of:=[.A600]/1000/(60*60*24)" office:value-type="time" office:time-value="PT02H39M27.384S" calcext:value-type="time">
            <text:p>02:39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28.03" calcext:value-type="float">
            <text:p>328.03</text:p>
          </table:table-cell>
          <table:table-cell office:value-type="float" office:value="402.82" calcext:value-type="float">
            <text:p>402.82</text:p>
          </table:table-cell>
        </table:table-row>
        <table:table-row table:style-name="ro1">
          <table:table-cell office:value-type="float" office:value="9583384" calcext:value-type="float">
            <text:p>9583384</text:p>
          </table:table-cell>
          <table:table-cell table:formula="of:=[.A601]/1000/(60*60*24)" office:value-type="time" office:time-value="PT02H39M43.384S" calcext:value-type="time">
            <text:p>02:39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28.57" calcext:value-type="float">
            <text:p>328.57</text:p>
          </table:table-cell>
          <table:table-cell office:value-type="float" office:value="403.48" calcext:value-type="float">
            <text:p>403.48</text:p>
          </table:table-cell>
        </table:table-row>
        <table:table-row table:style-name="ro1">
          <table:table-cell office:value-type="float" office:value="9599384" calcext:value-type="float">
            <text:p>9599384</text:p>
          </table:table-cell>
          <table:table-cell table:formula="of:=[.A602]/1000/(60*60*24)" office:value-type="time" office:time-value="PT02H39M59.384S" calcext:value-type="time">
            <text:p>02:39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29.11" calcext:value-type="float">
            <text:p>329.11</text:p>
          </table:table-cell>
          <table:table-cell office:value-type="float" office:value="404.13" calcext:value-type="float">
            <text:p>404.13</text:p>
          </table:table-cell>
        </table:table-row>
        <table:table-row table:style-name="ro1">
          <table:table-cell office:value-type="float" office:value="9615384" calcext:value-type="float">
            <text:p>9615384</text:p>
          </table:table-cell>
          <table:table-cell table:formula="of:=[.A603]/1000/(60*60*24)" office:value-type="time" office:time-value="PT02H40M15.384S" calcext:value-type="time">
            <text:p>02:40:15</text:p>
          </table:table-cell>
          <table:table-cell office:value-type="float" office:value="1.2" calcext:value-type="float">
            <text:p>1.2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3" calcext:value-type="float">
            <text:p>146.3</text:p>
          </table:table-cell>
          <table:table-cell office:value-type="float" office:value="329.65" calcext:value-type="float">
            <text:p>329.65</text:p>
          </table:table-cell>
          <table:table-cell office:value-type="float" office:value="404.78" calcext:value-type="float">
            <text:p>404.78</text:p>
          </table:table-cell>
        </table:table-row>
        <table:table-row table:style-name="ro1">
          <table:table-cell office:value-type="float" office:value="9631384" calcext:value-type="float">
            <text:p>9631384</text:p>
          </table:table-cell>
          <table:table-cell table:formula="of:=[.A604]/1000/(60*60*24)" office:value-type="time" office:time-value="PT02H40M31.384S" calcext:value-type="time">
            <text:p>02:40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30.19" calcext:value-type="float">
            <text:p>330.19</text:p>
          </table:table-cell>
          <table:table-cell office:value-type="float" office:value="405.43" calcext:value-type="float">
            <text:p>405.43</text:p>
          </table:table-cell>
        </table:table-row>
        <table:table-row table:style-name="ro1">
          <table:table-cell office:value-type="float" office:value="9647384" calcext:value-type="float">
            <text:p>9647384</text:p>
          </table:table-cell>
          <table:table-cell table:formula="of:=[.A605]/1000/(60*60*24)" office:value-type="time" office:time-value="PT02H40M47.384S" calcext:value-type="time">
            <text:p>02:40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30.73" calcext:value-type="float">
            <text:p>330.73</text:p>
          </table:table-cell>
          <table:table-cell office:value-type="float" office:value="406.08" calcext:value-type="float">
            <text:p>406.08</text:p>
          </table:table-cell>
        </table:table-row>
        <table:table-row table:style-name="ro1">
          <table:table-cell office:value-type="float" office:value="9663384" calcext:value-type="float">
            <text:p>9663384</text:p>
          </table:table-cell>
          <table:table-cell table:formula="of:=[.A606]/1000/(60*60*24)" office:value-type="time" office:time-value="PT02H41M03.384S" calcext:value-type="time">
            <text:p>02:41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31.27" calcext:value-type="float">
            <text:p>331.27</text:p>
          </table:table-cell>
          <table:table-cell office:value-type="float" office:value="406.73" calcext:value-type="float">
            <text:p>406.73</text:p>
          </table:table-cell>
        </table:table-row>
        <table:table-row table:style-name="ro1">
          <table:table-cell office:value-type="float" office:value="9679384" calcext:value-type="float">
            <text:p>9679384</text:p>
          </table:table-cell>
          <table:table-cell table:formula="of:=[.A607]/1000/(60*60*24)" office:value-type="time" office:time-value="PT02H41M19.384S" calcext:value-type="time">
            <text:p>02:41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31.8" calcext:value-type="float">
            <text:p>331.8</text:p>
          </table:table-cell>
          <table:table-cell office:value-type="float" office:value="407.39" calcext:value-type="float">
            <text:p>407.39</text:p>
          </table:table-cell>
        </table:table-row>
        <table:table-row table:style-name="ro1">
          <table:table-cell office:value-type="float" office:value="9695384" calcext:value-type="float">
            <text:p>9695384</text:p>
          </table:table-cell>
          <table:table-cell table:formula="of:=[.A608]/1000/(60*60*24)" office:value-type="time" office:time-value="PT02H41M35.384S" calcext:value-type="time">
            <text:p>02:41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32.34" calcext:value-type="float">
            <text:p>332.34</text:p>
          </table:table-cell>
          <table:table-cell office:value-type="float" office:value="408.04" calcext:value-type="float">
            <text:p>408.04</text:p>
          </table:table-cell>
        </table:table-row>
        <table:table-row table:style-name="ro1">
          <table:table-cell office:value-type="float" office:value="9711384" calcext:value-type="float">
            <text:p>9711384</text:p>
          </table:table-cell>
          <table:table-cell table:formula="of:=[.A609]/1000/(60*60*24)" office:value-type="time" office:time-value="PT02H41M51.384S" calcext:value-type="time">
            <text:p>02:41:51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332.88" calcext:value-type="float">
            <text:p>332.88</text:p>
          </table:table-cell>
          <table:table-cell office:value-type="float" office:value="408.69" calcext:value-type="float">
            <text:p>408.69</text:p>
          </table:table-cell>
        </table:table-row>
        <table:table-row table:style-name="ro1">
          <table:table-cell office:value-type="float" office:value="9727384" calcext:value-type="float">
            <text:p>9727384</text:p>
          </table:table-cell>
          <table:table-cell table:formula="of:=[.A610]/1000/(60*60*24)" office:value-type="time" office:time-value="PT02H42M07.384S" calcext:value-type="time">
            <text:p>02:42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33.42" calcext:value-type="float">
            <text:p>333.42</text:p>
          </table:table-cell>
          <table:table-cell office:value-type="float" office:value="409.34" calcext:value-type="float">
            <text:p>409.34</text:p>
          </table:table-cell>
        </table:table-row>
        <table:table-row table:style-name="ro1">
          <table:table-cell office:value-type="float" office:value="9743384" calcext:value-type="float">
            <text:p>9743384</text:p>
          </table:table-cell>
          <table:table-cell table:formula="of:=[.A611]/1000/(60*60*24)" office:value-type="time" office:time-value="PT02H42M23.384S" calcext:value-type="time">
            <text:p>02:42:23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333.96" calcext:value-type="float">
            <text:p>333.96</text:p>
          </table:table-cell>
          <table:table-cell office:value-type="float" office:value="409.99" calcext:value-type="float">
            <text:p>409.99</text:p>
          </table:table-cell>
        </table:table-row>
        <table:table-row table:style-name="ro1">
          <table:table-cell office:value-type="float" office:value="9759384" calcext:value-type="float">
            <text:p>9759384</text:p>
          </table:table-cell>
          <table:table-cell table:formula="of:=[.A612]/1000/(60*60*24)" office:value-type="time" office:time-value="PT02H42M39.384S" calcext:value-type="time">
            <text:p>02:42:39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334.5" calcext:value-type="float">
            <text:p>334.5</text:p>
          </table:table-cell>
          <table:table-cell office:value-type="float" office:value="410.64" calcext:value-type="float">
            <text:p>410.64</text:p>
          </table:table-cell>
        </table:table-row>
        <table:table-row table:style-name="ro1">
          <table:table-cell office:value-type="float" office:value="9775384" calcext:value-type="float">
            <text:p>9775384</text:p>
          </table:table-cell>
          <table:table-cell table:formula="of:=[.A613]/1000/(60*60*24)" office:value-type="time" office:time-value="PT02H42M55.384S" calcext:value-type="time">
            <text:p>02:42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35.04" calcext:value-type="float">
            <text:p>335.04</text:p>
          </table:table-cell>
          <table:table-cell office:value-type="float" office:value="411.29" calcext:value-type="float">
            <text:p>411.29</text:p>
          </table:table-cell>
        </table:table-row>
        <table:table-row table:style-name="ro1">
          <table:table-cell office:value-type="float" office:value="9791384" calcext:value-type="float">
            <text:p>9791384</text:p>
          </table:table-cell>
          <table:table-cell table:formula="of:=[.A614]/1000/(60*60*24)" office:value-type="time" office:time-value="PT02H43M11.384S" calcext:value-type="time">
            <text:p>02:43:11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335.58" calcext:value-type="float">
            <text:p>335.58</text:p>
          </table:table-cell>
          <table:table-cell office:value-type="float" office:value="411.95" calcext:value-type="float">
            <text:p>411.95</text:p>
          </table:table-cell>
        </table:table-row>
        <table:table-row table:style-name="ro1">
          <table:table-cell office:value-type="float" office:value="9807384" calcext:value-type="float">
            <text:p>9807384</text:p>
          </table:table-cell>
          <table:table-cell table:formula="of:=[.A615]/1000/(60*60*24)" office:value-type="time" office:time-value="PT02H43M27.384S" calcext:value-type="time">
            <text:p>02:43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36.12" calcext:value-type="float">
            <text:p>336.12</text:p>
          </table:table-cell>
          <table:table-cell office:value-type="float" office:value="412.6" calcext:value-type="float">
            <text:p>412.6</text:p>
          </table:table-cell>
        </table:table-row>
        <table:table-row table:style-name="ro1">
          <table:table-cell office:value-type="float" office:value="9823384" calcext:value-type="float">
            <text:p>9823384</text:p>
          </table:table-cell>
          <table:table-cell table:formula="of:=[.A616]/1000/(60*60*24)" office:value-type="time" office:time-value="PT02H43M43.384S" calcext:value-type="time">
            <text:p>02:43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36.66" calcext:value-type="float">
            <text:p>336.66</text:p>
          </table:table-cell>
          <table:table-cell office:value-type="float" office:value="413.25" calcext:value-type="float">
            <text:p>413.25</text:p>
          </table:table-cell>
        </table:table-row>
        <table:table-row table:style-name="ro1">
          <table:table-cell office:value-type="float" office:value="9839384" calcext:value-type="float">
            <text:p>9839384</text:p>
          </table:table-cell>
          <table:table-cell table:formula="of:=[.A617]/1000/(60*60*24)" office:value-type="time" office:time-value="PT02H43M59.384S" calcext:value-type="time">
            <text:p>02:43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37.2" calcext:value-type="float">
            <text:p>337.2</text:p>
          </table:table-cell>
          <table:table-cell office:value-type="float" office:value="413.9" calcext:value-type="float">
            <text:p>413.9</text:p>
          </table:table-cell>
        </table:table-row>
        <table:table-row table:style-name="ro1">
          <table:table-cell office:value-type="float" office:value="9855384" calcext:value-type="float">
            <text:p>9855384</text:p>
          </table:table-cell>
          <table:table-cell table:formula="of:=[.A618]/1000/(60*60*24)" office:value-type="time" office:time-value="PT02H44M15.384S" calcext:value-type="time">
            <text:p>02:44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37.74" calcext:value-type="float">
            <text:p>337.74</text:p>
          </table:table-cell>
          <table:table-cell office:value-type="float" office:value="414.55" calcext:value-type="float">
            <text:p>414.55</text:p>
          </table:table-cell>
        </table:table-row>
        <table:table-row table:style-name="ro1">
          <table:table-cell office:value-type="float" office:value="9871384" calcext:value-type="float">
            <text:p>9871384</text:p>
          </table:table-cell>
          <table:table-cell table:formula="of:=[.A619]/1000/(60*60*24)" office:value-type="time" office:time-value="PT02H44M31.384S" calcext:value-type="time">
            <text:p>02:44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38.28" calcext:value-type="float">
            <text:p>338.28</text:p>
          </table:table-cell>
          <table:table-cell office:value-type="float" office:value="415.2" calcext:value-type="float">
            <text:p>415.2</text:p>
          </table:table-cell>
        </table:table-row>
        <table:table-row table:style-name="ro1">
          <table:table-cell office:value-type="float" office:value="9887384" calcext:value-type="float">
            <text:p>9887384</text:p>
          </table:table-cell>
          <table:table-cell table:formula="of:=[.A620]/1000/(60*60*24)" office:value-type="time" office:time-value="PT02H44M47.384S" calcext:value-type="time">
            <text:p>02:44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38.82" calcext:value-type="float">
            <text:p>338.82</text:p>
          </table:table-cell>
          <table:table-cell office:value-type="float" office:value="415.85" calcext:value-type="float">
            <text:p>415.85</text:p>
          </table:table-cell>
        </table:table-row>
        <table:table-row table:style-name="ro1">
          <table:table-cell office:value-type="float" office:value="9903384" calcext:value-type="float">
            <text:p>9903384</text:p>
          </table:table-cell>
          <table:table-cell table:formula="of:=[.A621]/1000/(60*60*24)" office:value-type="time" office:time-value="PT02H45M03.384S" calcext:value-type="time">
            <text:p>02:45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39.36" calcext:value-type="float">
            <text:p>339.36</text:p>
          </table:table-cell>
          <table:table-cell office:value-type="float" office:value="416.51" calcext:value-type="float">
            <text:p>416.51</text:p>
          </table:table-cell>
        </table:table-row>
        <table:table-row table:style-name="ro1">
          <table:table-cell office:value-type="float" office:value="9919384" calcext:value-type="float">
            <text:p>9919384</text:p>
          </table:table-cell>
          <table:table-cell table:formula="of:=[.A622]/1000/(60*60*24)" office:value-type="time" office:time-value="PT02H45M19.384S" calcext:value-type="time">
            <text:p>02:45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39.9" calcext:value-type="float">
            <text:p>339.9</text:p>
          </table:table-cell>
          <table:table-cell office:value-type="float" office:value="417.16" calcext:value-type="float">
            <text:p>417.16</text:p>
          </table:table-cell>
        </table:table-row>
        <table:table-row table:style-name="ro1">
          <table:table-cell office:value-type="float" office:value="9935384" calcext:value-type="float">
            <text:p>9935384</text:p>
          </table:table-cell>
          <table:table-cell table:formula="of:=[.A623]/1000/(60*60*24)" office:value-type="time" office:time-value="PT02H45M35.384S" calcext:value-type="time">
            <text:p>02:45:35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340.44" calcext:value-type="float">
            <text:p>340.44</text:p>
          </table:table-cell>
          <table:table-cell office:value-type="float" office:value="417.81" calcext:value-type="float">
            <text:p>417.81</text:p>
          </table:table-cell>
        </table:table-row>
        <table:table-row table:style-name="ro1">
          <table:table-cell office:value-type="float" office:value="9951384" calcext:value-type="float">
            <text:p>9951384</text:p>
          </table:table-cell>
          <table:table-cell table:formula="of:=[.A624]/1000/(60*60*24)" office:value-type="time" office:time-value="PT02H45M51.384S" calcext:value-type="time">
            <text:p>02:45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40.98" calcext:value-type="float">
            <text:p>340.98</text:p>
          </table:table-cell>
          <table:table-cell office:value-type="float" office:value="418.46" calcext:value-type="float">
            <text:p>418.46</text:p>
          </table:table-cell>
        </table:table-row>
        <table:table-row table:style-name="ro1">
          <table:table-cell office:value-type="float" office:value="9967384" calcext:value-type="float">
            <text:p>9967384</text:p>
          </table:table-cell>
          <table:table-cell table:formula="of:=[.A625]/1000/(60*60*24)" office:value-type="time" office:time-value="PT02H46M07.384S" calcext:value-type="time">
            <text:p>02:46:07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341.52" calcext:value-type="float">
            <text:p>341.52</text:p>
          </table:table-cell>
          <table:table-cell office:value-type="float" office:value="419.11" calcext:value-type="float">
            <text:p>419.11</text:p>
          </table:table-cell>
        </table:table-row>
        <table:table-row table:style-name="ro1">
          <table:table-cell office:value-type="float" office:value="9983384" calcext:value-type="float">
            <text:p>9983384</text:p>
          </table:table-cell>
          <table:table-cell table:formula="of:=[.A626]/1000/(60*60*24)" office:value-type="time" office:time-value="PT02H46M23.384S" calcext:value-type="time">
            <text:p>02:46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42.06" calcext:value-type="float">
            <text:p>342.06</text:p>
          </table:table-cell>
          <table:table-cell office:value-type="float" office:value="419.76" calcext:value-type="float">
            <text:p>419.76</text:p>
          </table:table-cell>
        </table:table-row>
        <table:table-row table:style-name="ro1">
          <table:table-cell office:value-type="float" office:value="9999384" calcext:value-type="float">
            <text:p>9999384</text:p>
          </table:table-cell>
          <table:table-cell table:formula="of:=[.A627]/1000/(60*60*24)" office:value-type="time" office:time-value="PT02H46M39.384S" calcext:value-type="time">
            <text:p>02:46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42.59" calcext:value-type="float">
            <text:p>342.59</text:p>
          </table:table-cell>
          <table:table-cell office:value-type="float" office:value="420.41" calcext:value-type="float">
            <text:p>420.41</text:p>
          </table:table-cell>
        </table:table-row>
        <table:table-row table:style-name="ro1">
          <table:table-cell office:value-type="float" office:value="10015384" calcext:value-type="float">
            <text:p>10015384</text:p>
          </table:table-cell>
          <table:table-cell table:formula="of:=[.A628]/1000/(60*60*24)" office:value-type="time" office:time-value="PT02H46M55.384S" calcext:value-type="time">
            <text:p>02:46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43.13" calcext:value-type="float">
            <text:p>343.13</text:p>
          </table:table-cell>
          <table:table-cell office:value-type="float" office:value="421.06" calcext:value-type="float">
            <text:p>421.06</text:p>
          </table:table-cell>
        </table:table-row>
        <table:table-row table:style-name="ro1">
          <table:table-cell office:value-type="float" office:value="10031384" calcext:value-type="float">
            <text:p>10031384</text:p>
          </table:table-cell>
          <table:table-cell table:formula="of:=[.A629]/1000/(60*60*24)" office:value-type="time" office:time-value="PT02H47M11.384S" calcext:value-type="time">
            <text:p>02:47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43.67" calcext:value-type="float">
            <text:p>343.67</text:p>
          </table:table-cell>
          <table:table-cell office:value-type="float" office:value="421.71" calcext:value-type="float">
            <text:p>421.71</text:p>
          </table:table-cell>
        </table:table-row>
        <table:table-row table:style-name="ro1">
          <table:table-cell office:value-type="float" office:value="10047384" calcext:value-type="float">
            <text:p>10047384</text:p>
          </table:table-cell>
          <table:table-cell table:formula="of:=[.A630]/1000/(60*60*24)" office:value-type="time" office:time-value="PT02H47M27.384S" calcext:value-type="time">
            <text:p>02:47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44.21" calcext:value-type="float">
            <text:p>344.21</text:p>
          </table:table-cell>
          <table:table-cell office:value-type="float" office:value="422.37" calcext:value-type="float">
            <text:p>422.37</text:p>
          </table:table-cell>
        </table:table-row>
        <table:table-row table:style-name="ro1">
          <table:table-cell office:value-type="float" office:value="10063384" calcext:value-type="float">
            <text:p>10063384</text:p>
          </table:table-cell>
          <table:table-cell table:formula="of:=[.A631]/1000/(60*60*24)" office:value-type="time" office:time-value="PT02H47M43.384S" calcext:value-type="time">
            <text:p>02:47:43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44.75" calcext:value-type="float">
            <text:p>344.75</text:p>
          </table:table-cell>
          <table:table-cell office:value-type="float" office:value="423.02" calcext:value-type="float">
            <text:p>423.02</text:p>
          </table:table-cell>
        </table:table-row>
        <table:table-row table:style-name="ro1">
          <table:table-cell office:value-type="float" office:value="10079384" calcext:value-type="float">
            <text:p>10079384</text:p>
          </table:table-cell>
          <table:table-cell table:formula="of:=[.A632]/1000/(60*60*24)" office:value-type="time" office:time-value="PT02H47M59.384S" calcext:value-type="time">
            <text:p>02:47:59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45.29" calcext:value-type="float">
            <text:p>345.29</text:p>
          </table:table-cell>
          <table:table-cell office:value-type="float" office:value="423.67" calcext:value-type="float">
            <text:p>423.67</text:p>
          </table:table-cell>
        </table:table-row>
        <table:table-row table:style-name="ro1">
          <table:table-cell office:value-type="float" office:value="10095384" calcext:value-type="float">
            <text:p>10095384</text:p>
          </table:table-cell>
          <table:table-cell table:formula="of:=[.A633]/1000/(60*60*24)" office:value-type="time" office:time-value="PT02H48M15.384S" calcext:value-type="time">
            <text:p>02:48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45.83" calcext:value-type="float">
            <text:p>345.83</text:p>
          </table:table-cell>
          <table:table-cell office:value-type="float" office:value="424.32" calcext:value-type="float">
            <text:p>424.32</text:p>
          </table:table-cell>
        </table:table-row>
        <table:table-row table:style-name="ro1">
          <table:table-cell office:value-type="float" office:value="10111384" calcext:value-type="float">
            <text:p>10111384</text:p>
          </table:table-cell>
          <table:table-cell table:formula="of:=[.A634]/1000/(60*60*24)" office:value-type="time" office:time-value="PT02H48M31.384S" calcext:value-type="time">
            <text:p>02:48:31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346.37" calcext:value-type="float">
            <text:p>346.37</text:p>
          </table:table-cell>
          <table:table-cell office:value-type="float" office:value="424.97" calcext:value-type="float">
            <text:p>424.97</text:p>
          </table:table-cell>
        </table:table-row>
        <table:table-row table:style-name="ro1">
          <table:table-cell office:value-type="float" office:value="10127384" calcext:value-type="float">
            <text:p>10127384</text:p>
          </table:table-cell>
          <table:table-cell table:formula="of:=[.A635]/1000/(60*60*24)" office:value-type="time" office:time-value="PT02H48M47.384S" calcext:value-type="time">
            <text:p>02:48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46.91" calcext:value-type="float">
            <text:p>346.91</text:p>
          </table:table-cell>
          <table:table-cell office:value-type="float" office:value="425.62" calcext:value-type="float">
            <text:p>425.62</text:p>
          </table:table-cell>
        </table:table-row>
        <table:table-row table:style-name="ro1">
          <table:table-cell office:value-type="float" office:value="10143384" calcext:value-type="float">
            <text:p>10143384</text:p>
          </table:table-cell>
          <table:table-cell table:formula="of:=[.A636]/1000/(60*60*24)" office:value-type="time" office:time-value="PT02H49M03.384S" calcext:value-type="time">
            <text:p>02:49:03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47.45" calcext:value-type="float">
            <text:p>347.45</text:p>
          </table:table-cell>
          <table:table-cell office:value-type="float" office:value="426.27" calcext:value-type="float">
            <text:p>426.27</text:p>
          </table:table-cell>
        </table:table-row>
        <table:table-row table:style-name="ro1">
          <table:table-cell office:value-type="float" office:value="10159383" calcext:value-type="float">
            <text:p>10159383</text:p>
          </table:table-cell>
          <table:table-cell table:formula="of:=[.A637]/1000/(60*60*24)" office:value-type="time" office:time-value="PT02H49M19.383S" calcext:value-type="time">
            <text:p>02:49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47.99" calcext:value-type="float">
            <text:p>347.99</text:p>
          </table:table-cell>
          <table:table-cell office:value-type="float" office:value="426.92" calcext:value-type="float">
            <text:p>426.92</text:p>
          </table:table-cell>
        </table:table-row>
        <table:table-row table:style-name="ro1">
          <table:table-cell office:value-type="float" office:value="10175384" calcext:value-type="float">
            <text:p>10175384</text:p>
          </table:table-cell>
          <table:table-cell table:formula="of:=[.A638]/1000/(60*60*24)" office:value-type="time" office:time-value="PT02H49M35.384S" calcext:value-type="time">
            <text:p>02:49:35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48.53" calcext:value-type="float">
            <text:p>348.53</text:p>
          </table:table-cell>
          <table:table-cell office:value-type="float" office:value="427.57" calcext:value-type="float">
            <text:p>427.57</text:p>
          </table:table-cell>
        </table:table-row>
        <table:table-row table:style-name="ro1">
          <table:table-cell office:value-type="float" office:value="10191384" calcext:value-type="float">
            <text:p>10191384</text:p>
          </table:table-cell>
          <table:table-cell table:formula="of:=[.A639]/1000/(60*60*24)" office:value-type="time" office:time-value="PT02H49M51.384S" calcext:value-type="time">
            <text:p>02:49:51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49.07" calcext:value-type="float">
            <text:p>349.07</text:p>
          </table:table-cell>
          <table:table-cell office:value-type="float" office:value="428.22" calcext:value-type="float">
            <text:p>428.22</text:p>
          </table:table-cell>
        </table:table-row>
        <table:table-row table:style-name="ro1">
          <table:table-cell office:value-type="float" office:value="10207384" calcext:value-type="float">
            <text:p>10207384</text:p>
          </table:table-cell>
          <table:table-cell table:formula="of:=[.A640]/1000/(60*60*24)" office:value-type="time" office:time-value="PT02H50M07.384S" calcext:value-type="time">
            <text:p>02:50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49.61" calcext:value-type="float">
            <text:p>349.61</text:p>
          </table:table-cell>
          <table:table-cell office:value-type="float" office:value="428.87" calcext:value-type="float">
            <text:p>428.87</text:p>
          </table:table-cell>
        </table:table-row>
        <table:table-row table:style-name="ro1">
          <table:table-cell office:value-type="float" office:value="10223384" calcext:value-type="float">
            <text:p>10223384</text:p>
          </table:table-cell>
          <table:table-cell table:formula="of:=[.A641]/1000/(60*60*24)" office:value-type="time" office:time-value="PT02H50M23.384S" calcext:value-type="time">
            <text:p>02:50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50.14" calcext:value-type="float">
            <text:p>350.14</text:p>
          </table:table-cell>
          <table:table-cell office:value-type="float" office:value="429.52" calcext:value-type="float">
            <text:p>429.52</text:p>
          </table:table-cell>
        </table:table-row>
        <table:table-row table:style-name="ro1">
          <table:table-cell office:value-type="float" office:value="10239384" calcext:value-type="float">
            <text:p>10239384</text:p>
          </table:table-cell>
          <table:table-cell table:formula="of:=[.A642]/1000/(60*60*24)" office:value-type="time" office:time-value="PT02H50M39.384S" calcext:value-type="time">
            <text:p>02:50:39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50.68" calcext:value-type="float">
            <text:p>350.68</text:p>
          </table:table-cell>
          <table:table-cell office:value-type="float" office:value="430.17" calcext:value-type="float">
            <text:p>430.17</text:p>
          </table:table-cell>
        </table:table-row>
        <table:table-row table:style-name="ro1">
          <table:table-cell office:value-type="float" office:value="10255384" calcext:value-type="float">
            <text:p>10255384</text:p>
          </table:table-cell>
          <table:table-cell table:formula="of:=[.A643]/1000/(60*60*24)" office:value-type="time" office:time-value="PT02H50M55.384S" calcext:value-type="time">
            <text:p>02:50:55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51.22" calcext:value-type="float">
            <text:p>351.22</text:p>
          </table:table-cell>
          <table:table-cell office:value-type="float" office:value="430.82" calcext:value-type="float">
            <text:p>430.82</text:p>
          </table:table-cell>
        </table:table-row>
        <table:table-row table:style-name="ro1">
          <table:table-cell office:value-type="float" office:value="10271384" calcext:value-type="float">
            <text:p>10271384</text:p>
          </table:table-cell>
          <table:table-cell table:formula="of:=[.A644]/1000/(60*60*24)" office:value-type="time" office:time-value="PT02H51M11.384S" calcext:value-type="time">
            <text:p>02:51:11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51.76" calcext:value-type="float">
            <text:p>351.76</text:p>
          </table:table-cell>
          <table:table-cell office:value-type="float" office:value="431.47" calcext:value-type="float">
            <text:p>431.47</text:p>
          </table:table-cell>
        </table:table-row>
        <table:table-row table:style-name="ro1">
          <table:table-cell office:value-type="float" office:value="10287384" calcext:value-type="float">
            <text:p>10287384</text:p>
          </table:table-cell>
          <table:table-cell table:formula="of:=[.A645]/1000/(60*60*24)" office:value-type="time" office:time-value="PT02H51M27.384S" calcext:value-type="time">
            <text:p>02:51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52.3" calcext:value-type="float">
            <text:p>352.3</text:p>
          </table:table-cell>
          <table:table-cell office:value-type="float" office:value="432.12" calcext:value-type="float">
            <text:p>432.12</text:p>
          </table:table-cell>
        </table:table-row>
        <table:table-row table:style-name="ro1">
          <table:table-cell office:value-type="float" office:value="10303384" calcext:value-type="float">
            <text:p>10303384</text:p>
          </table:table-cell>
          <table:table-cell table:formula="of:=[.A646]/1000/(60*60*24)" office:value-type="time" office:time-value="PT02H51M43.384S" calcext:value-type="time">
            <text:p>02:51:43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52.84" calcext:value-type="float">
            <text:p>352.84</text:p>
          </table:table-cell>
          <table:table-cell office:value-type="float" office:value="432.77" calcext:value-type="float">
            <text:p>432.77</text:p>
          </table:table-cell>
        </table:table-row>
        <table:table-row table:style-name="ro1">
          <table:table-cell office:value-type="float" office:value="10319384" calcext:value-type="float">
            <text:p>10319384</text:p>
          </table:table-cell>
          <table:table-cell table:formula="of:=[.A647]/1000/(60*60*24)" office:value-type="time" office:time-value="PT02H51M59.384S" calcext:value-type="time">
            <text:p>02:51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53.38" calcext:value-type="float">
            <text:p>353.38</text:p>
          </table:table-cell>
          <table:table-cell office:value-type="float" office:value="433.42" calcext:value-type="float">
            <text:p>433.42</text:p>
          </table:table-cell>
        </table:table-row>
        <table:table-row table:style-name="ro1">
          <table:table-cell office:value-type="float" office:value="10335384" calcext:value-type="float">
            <text:p>10335384</text:p>
          </table:table-cell>
          <table:table-cell table:formula="of:=[.A648]/1000/(60*60*24)" office:value-type="time" office:time-value="PT02H52M15.384S" calcext:value-type="time">
            <text:p>02:52:15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53.92" calcext:value-type="float">
            <text:p>353.92</text:p>
          </table:table-cell>
          <table:table-cell office:value-type="float" office:value="434.07" calcext:value-type="float">
            <text:p>434.07</text:p>
          </table:table-cell>
        </table:table-row>
        <table:table-row table:style-name="ro1">
          <table:table-cell office:value-type="float" office:value="10351384" calcext:value-type="float">
            <text:p>10351384</text:p>
          </table:table-cell>
          <table:table-cell table:formula="of:=[.A649]/1000/(60*60*24)" office:value-type="time" office:time-value="PT02H52M31.384S" calcext:value-type="time">
            <text:p>02:52:31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354.46" calcext:value-type="float">
            <text:p>354.46</text:p>
          </table:table-cell>
          <table:table-cell office:value-type="float" office:value="434.72" calcext:value-type="float">
            <text:p>434.72</text:p>
          </table:table-cell>
        </table:table-row>
        <table:table-row table:style-name="ro1">
          <table:table-cell office:value-type="float" office:value="10367384" calcext:value-type="float">
            <text:p>10367384</text:p>
          </table:table-cell>
          <table:table-cell table:formula="of:=[.A650]/1000/(60*60*24)" office:value-type="time" office:time-value="PT02H52M47.384S" calcext:value-type="time">
            <text:p>02:52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55" calcext:value-type="float">
            <text:p>355</text:p>
          </table:table-cell>
          <table:table-cell office:value-type="float" office:value="435.37" calcext:value-type="float">
            <text:p>435.37</text:p>
          </table:table-cell>
        </table:table-row>
        <table:table-row table:style-name="ro1">
          <table:table-cell office:value-type="float" office:value="10383384" calcext:value-type="float">
            <text:p>10383384</text:p>
          </table:table-cell>
          <table:table-cell table:formula="of:=[.A651]/1000/(60*60*24)" office:value-type="time" office:time-value="PT02H53M03.384S" calcext:value-type="time">
            <text:p>02:53:03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55.54" calcext:value-type="float">
            <text:p>355.54</text:p>
          </table:table-cell>
          <table:table-cell office:value-type="float" office:value="436.02" calcext:value-type="float">
            <text:p>436.02</text:p>
          </table:table-cell>
        </table:table-row>
        <table:table-row table:style-name="ro1">
          <table:table-cell office:value-type="float" office:value="10399384" calcext:value-type="float">
            <text:p>10399384</text:p>
          </table:table-cell>
          <table:table-cell table:formula="of:=[.A652]/1000/(60*60*24)" office:value-type="time" office:time-value="PT02H53M19.384S" calcext:value-type="time">
            <text:p>02:53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56.07" calcext:value-type="float">
            <text:p>356.07</text:p>
          </table:table-cell>
          <table:table-cell office:value-type="float" office:value="436.67" calcext:value-type="float">
            <text:p>436.67</text:p>
          </table:table-cell>
        </table:table-row>
        <table:table-row table:style-name="ro1">
          <table:table-cell office:value-type="float" office:value="10415384" calcext:value-type="float">
            <text:p>10415384</text:p>
          </table:table-cell>
          <table:table-cell table:formula="of:=[.A653]/1000/(60*60*24)" office:value-type="time" office:time-value="PT02H53M35.384S" calcext:value-type="time">
            <text:p>02:53:35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56.61" calcext:value-type="float">
            <text:p>356.61</text:p>
          </table:table-cell>
          <table:table-cell office:value-type="float" office:value="437.32" calcext:value-type="float">
            <text:p>437.32</text:p>
          </table:table-cell>
        </table:table-row>
        <table:table-row table:style-name="ro1">
          <table:table-cell office:value-type="float" office:value="10431384" calcext:value-type="float">
            <text:p>10431384</text:p>
          </table:table-cell>
          <table:table-cell table:formula="of:=[.A654]/1000/(60*60*24)" office:value-type="time" office:time-value="PT02H53M51.384S" calcext:value-type="time">
            <text:p>02:53:51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57.15" calcext:value-type="float">
            <text:p>357.15</text:p>
          </table:table-cell>
          <table:table-cell office:value-type="float" office:value="437.96" calcext:value-type="float">
            <text:p>437.96</text:p>
          </table:table-cell>
        </table:table-row>
        <table:table-row table:style-name="ro1">
          <table:table-cell office:value-type="float" office:value="10447384" calcext:value-type="float">
            <text:p>10447384</text:p>
          </table:table-cell>
          <table:table-cell table:formula="of:=[.A655]/1000/(60*60*24)" office:value-type="time" office:time-value="PT02H54M07.384S" calcext:value-type="time">
            <text:p>02:54:07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57.69" calcext:value-type="float">
            <text:p>357.69</text:p>
          </table:table-cell>
          <table:table-cell office:value-type="float" office:value="438.61" calcext:value-type="float">
            <text:p>438.61</text:p>
          </table:table-cell>
        </table:table-row>
        <table:table-row table:style-name="ro1">
          <table:table-cell office:value-type="float" office:value="10463384" calcext:value-type="float">
            <text:p>10463384</text:p>
          </table:table-cell>
          <table:table-cell table:formula="of:=[.A656]/1000/(60*60*24)" office:value-type="time" office:time-value="PT02H54M23.384S" calcext:value-type="time">
            <text:p>02:54:23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58.23" calcext:value-type="float">
            <text:p>358.23</text:p>
          </table:table-cell>
          <table:table-cell office:value-type="float" office:value="439.26" calcext:value-type="float">
            <text:p>439.26</text:p>
          </table:table-cell>
        </table:table-row>
        <table:table-row table:style-name="ro1">
          <table:table-cell office:value-type="float" office:value="10479384" calcext:value-type="float">
            <text:p>10479384</text:p>
          </table:table-cell>
          <table:table-cell table:formula="of:=[.A657]/1000/(60*60*24)" office:value-type="time" office:time-value="PT02H54M39.384S" calcext:value-type="time">
            <text:p>02:54:39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58.77" calcext:value-type="float">
            <text:p>358.77</text:p>
          </table:table-cell>
          <table:table-cell office:value-type="float" office:value="439.91" calcext:value-type="float">
            <text:p>439.91</text:p>
          </table:table-cell>
        </table:table-row>
        <table:table-row table:style-name="ro1">
          <table:table-cell office:value-type="float" office:value="10495384" calcext:value-type="float">
            <text:p>10495384</text:p>
          </table:table-cell>
          <table:table-cell table:formula="of:=[.A658]/1000/(60*60*24)" office:value-type="time" office:time-value="PT02H54M55.384S" calcext:value-type="time">
            <text:p>02:54:55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59.31" calcext:value-type="float">
            <text:p>359.31</text:p>
          </table:table-cell>
          <table:table-cell office:value-type="float" office:value="440.56" calcext:value-type="float">
            <text:p>440.56</text:p>
          </table:table-cell>
        </table:table-row>
        <table:table-row table:style-name="ro1">
          <table:table-cell office:value-type="float" office:value="10511384" calcext:value-type="float">
            <text:p>10511384</text:p>
          </table:table-cell>
          <table:table-cell table:formula="of:=[.A659]/1000/(60*60*24)" office:value-type="time" office:time-value="PT02H55M11.384S" calcext:value-type="time">
            <text:p>02:55:11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59.85" calcext:value-type="float">
            <text:p>359.85</text:p>
          </table:table-cell>
          <table:table-cell office:value-type="float" office:value="441.21" calcext:value-type="float">
            <text:p>441.21</text:p>
          </table:table-cell>
        </table:table-row>
        <table:table-row table:style-name="ro1">
          <table:table-cell office:value-type="float" office:value="10527384" calcext:value-type="float">
            <text:p>10527384</text:p>
          </table:table-cell>
          <table:table-cell table:formula="of:=[.A660]/1000/(60*60*24)" office:value-type="time" office:time-value="PT02H55M27.384S" calcext:value-type="time">
            <text:p>02:55:27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60.39" calcext:value-type="float">
            <text:p>360.39</text:p>
          </table:table-cell>
          <table:table-cell office:value-type="float" office:value="441.86" calcext:value-type="float">
            <text:p>441.86</text:p>
          </table:table-cell>
        </table:table-row>
        <table:table-row table:style-name="ro1">
          <table:table-cell office:value-type="float" office:value="10543384" calcext:value-type="float">
            <text:p>10543384</text:p>
          </table:table-cell>
          <table:table-cell table:formula="of:=[.A661]/1000/(60*60*24)" office:value-type="time" office:time-value="PT02H55M43.384S" calcext:value-type="time">
            <text:p>02:55:43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60.93" calcext:value-type="float">
            <text:p>360.93</text:p>
          </table:table-cell>
          <table:table-cell office:value-type="float" office:value="442.51" calcext:value-type="float">
            <text:p>442.51</text:p>
          </table:table-cell>
        </table:table-row>
        <table:table-row table:style-name="ro1">
          <table:table-cell office:value-type="float" office:value="10559384" calcext:value-type="float">
            <text:p>10559384</text:p>
          </table:table-cell>
          <table:table-cell table:formula="of:=[.A662]/1000/(60*60*24)" office:value-type="time" office:time-value="PT02H55M59.384S" calcext:value-type="time">
            <text:p>02:55:59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61.46" calcext:value-type="float">
            <text:p>361.46</text:p>
          </table:table-cell>
          <table:table-cell office:value-type="float" office:value="443.16" calcext:value-type="float">
            <text:p>443.16</text:p>
          </table:table-cell>
        </table:table-row>
        <table:table-row table:style-name="ro1">
          <table:table-cell office:value-type="float" office:value="10575384" calcext:value-type="float">
            <text:p>10575384</text:p>
          </table:table-cell>
          <table:table-cell table:formula="of:=[.A663]/1000/(60*60*24)" office:value-type="time" office:time-value="PT02H56M15.384S" calcext:value-type="time">
            <text:p>02:56:15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62" calcext:value-type="float">
            <text:p>362</text:p>
          </table:table-cell>
          <table:table-cell office:value-type="float" office:value="443.81" calcext:value-type="float">
            <text:p>443.81</text:p>
          </table:table-cell>
        </table:table-row>
        <table:table-row table:style-name="ro1">
          <table:table-cell office:value-type="float" office:value="10591384" calcext:value-type="float">
            <text:p>10591384</text:p>
          </table:table-cell>
          <table:table-cell table:formula="of:=[.A664]/1000/(60*60*24)" office:value-type="time" office:time-value="PT02H56M31.384S" calcext:value-type="time">
            <text:p>02:56:31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62.54" calcext:value-type="float">
            <text:p>362.54</text:p>
          </table:table-cell>
          <table:table-cell office:value-type="float" office:value="444.46" calcext:value-type="float">
            <text:p>444.46</text:p>
          </table:table-cell>
        </table:table-row>
        <table:table-row table:style-name="ro1">
          <table:table-cell office:value-type="float" office:value="10607384" calcext:value-type="float">
            <text:p>10607384</text:p>
          </table:table-cell>
          <table:table-cell table:formula="of:=[.A665]/1000/(60*60*24)" office:value-type="time" office:time-value="PT02H56M47.384S" calcext:value-type="time">
            <text:p>02:56:47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63.08" calcext:value-type="float">
            <text:p>363.08</text:p>
          </table:table-cell>
          <table:table-cell office:value-type="float" office:value="445.11" calcext:value-type="float">
            <text:p>445.11</text:p>
          </table:table-cell>
        </table:table-row>
        <table:table-row table:style-name="ro1">
          <table:table-cell office:value-type="float" office:value="10623384" calcext:value-type="float">
            <text:p>10623384</text:p>
          </table:table-cell>
          <table:table-cell table:formula="of:=[.A666]/1000/(60*60*24)" office:value-type="time" office:time-value="PT02H57M03.384S" calcext:value-type="time">
            <text:p>02:57:03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63.62" calcext:value-type="float">
            <text:p>363.62</text:p>
          </table:table-cell>
          <table:table-cell office:value-type="float" office:value="445.76" calcext:value-type="float">
            <text:p>445.76</text:p>
          </table:table-cell>
        </table:table-row>
        <table:table-row table:style-name="ro1">
          <table:table-cell office:value-type="float" office:value="10639384" calcext:value-type="float">
            <text:p>10639384</text:p>
          </table:table-cell>
          <table:table-cell table:formula="of:=[.A667]/1000/(60*60*24)" office:value-type="time" office:time-value="PT02H57M19.384S" calcext:value-type="time">
            <text:p>02:57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64.16" calcext:value-type="float">
            <text:p>364.16</text:p>
          </table:table-cell>
          <table:table-cell office:value-type="float" office:value="446.41" calcext:value-type="float">
            <text:p>446.41</text:p>
          </table:table-cell>
        </table:table-row>
        <table:table-row table:style-name="ro1">
          <table:table-cell office:value-type="float" office:value="10655384" calcext:value-type="float">
            <text:p>10655384</text:p>
          </table:table-cell>
          <table:table-cell table:formula="of:=[.A668]/1000/(60*60*24)" office:value-type="time" office:time-value="PT02H57M35.384S" calcext:value-type="time">
            <text:p>02:57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4" calcext:value-type="float">
            <text:p>146.54</text:p>
          </table:table-cell>
          <table:table-cell office:value-type="float" office:value="364.7" calcext:value-type="float">
            <text:p>364.7</text:p>
          </table:table-cell>
          <table:table-cell office:value-type="float" office:value="447.06" calcext:value-type="float">
            <text:p>447.06</text:p>
          </table:table-cell>
        </table:table-row>
        <table:table-row table:style-name="ro1">
          <table:table-cell office:value-type="float" office:value="10671384" calcext:value-type="float">
            <text:p>10671384</text:p>
          </table:table-cell>
          <table:table-cell table:formula="of:=[.A669]/1000/(60*60*24)" office:value-type="time" office:time-value="PT02H57M51.384S" calcext:value-type="time">
            <text:p>02:57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2" calcext:value-type="float">
            <text:p>121.2</text:p>
          </table:table-cell>
          <table:table-cell office:value-type="float" office:value="146.42" calcext:value-type="float">
            <text:p>146.42</text:p>
          </table:table-cell>
          <table:table-cell office:value-type="float" office:value="365.24" calcext:value-type="float">
            <text:p>365.24</text:p>
          </table:table-cell>
          <table:table-cell office:value-type="float" office:value="447.71" calcext:value-type="float">
            <text:p>447.71</text:p>
          </table:table-cell>
        </table:table-row>
        <table:table-row table:style-name="ro1">
          <table:table-cell office:value-type="float" office:value="10687384" calcext:value-type="float">
            <text:p>10687384</text:p>
          </table:table-cell>
          <table:table-cell table:formula="of:=[.A670]/1000/(60*60*24)" office:value-type="time" office:time-value="PT02H58M07.384S" calcext:value-type="time">
            <text:p>02:58:07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65.78" calcext:value-type="float">
            <text:p>365.78</text:p>
          </table:table-cell>
          <table:table-cell office:value-type="float" office:value="448.36" calcext:value-type="float">
            <text:p>448.36</text:p>
          </table:table-cell>
        </table:table-row>
        <table:table-row table:style-name="ro1">
          <table:table-cell office:value-type="float" office:value="10703384" calcext:value-type="float">
            <text:p>10703384</text:p>
          </table:table-cell>
          <table:table-cell table:formula="of:=[.A671]/1000/(60*60*24)" office:value-type="time" office:time-value="PT02H58M23.384S" calcext:value-type="time">
            <text:p>02:58:23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66.31" calcext:value-type="float">
            <text:p>366.31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10719384" calcext:value-type="float">
            <text:p>10719384</text:p>
          </table:table-cell>
          <table:table-cell table:formula="of:=[.A672]/1000/(60*60*24)" office:value-type="time" office:time-value="PT02H58M39.384S" calcext:value-type="time">
            <text:p>02:58:39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66.85" calcext:value-type="float">
            <text:p>366.85</text:p>
          </table:table-cell>
          <table:table-cell office:value-type="float" office:value="449.65" calcext:value-type="float">
            <text:p>449.65</text:p>
          </table:table-cell>
        </table:table-row>
        <table:table-row table:style-name="ro1">
          <table:table-cell office:value-type="float" office:value="10735384" calcext:value-type="float">
            <text:p>10735384</text:p>
          </table:table-cell>
          <table:table-cell table:formula="of:=[.A673]/1000/(60*60*24)" office:value-type="time" office:time-value="PT02H58M55.384S" calcext:value-type="time">
            <text:p>02:58:55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67.39" calcext:value-type="float">
            <text:p>367.39</text:p>
          </table:table-cell>
          <table:table-cell office:value-type="float" office:value="450.3" calcext:value-type="float">
            <text:p>450.3</text:p>
          </table:table-cell>
        </table:table-row>
        <table:table-row table:style-name="ro1">
          <table:table-cell office:value-type="float" office:value="10751384" calcext:value-type="float">
            <text:p>10751384</text:p>
          </table:table-cell>
          <table:table-cell table:formula="of:=[.A674]/1000/(60*60*24)" office:value-type="time" office:time-value="PT02H59M11.384S" calcext:value-type="time">
            <text:p>02:59:11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67.93" calcext:value-type="float">
            <text:p>367.93</text:p>
          </table:table-cell>
          <table:table-cell office:value-type="float" office:value="450.95" calcext:value-type="float">
            <text:p>450.95</text:p>
          </table:table-cell>
        </table:table-row>
        <table:table-row table:style-name="ro1">
          <table:table-cell office:value-type="float" office:value="10767384" calcext:value-type="float">
            <text:p>10767384</text:p>
          </table:table-cell>
          <table:table-cell table:formula="of:=[.A675]/1000/(60*60*24)" office:value-type="time" office:time-value="PT02H59M27.384S" calcext:value-type="time">
            <text:p>02:59:27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68.47" calcext:value-type="float">
            <text:p>368.47</text:p>
          </table:table-cell>
          <table:table-cell office:value-type="float" office:value="451.6" calcext:value-type="float">
            <text:p>451.6</text:p>
          </table:table-cell>
        </table:table-row>
        <table:table-row table:style-name="ro1">
          <table:table-cell office:value-type="float" office:value="10783384" calcext:value-type="float">
            <text:p>10783384</text:p>
          </table:table-cell>
          <table:table-cell table:formula="of:=[.A676]/1000/(60*60*24)" office:value-type="time" office:time-value="PT02H59M43.384S" calcext:value-type="time">
            <text:p>02:59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2" calcext:value-type="float">
            <text:p>121.2</text:p>
          </table:table-cell>
          <table:table-cell office:value-type="float" office:value="146.42" calcext:value-type="float">
            <text:p>146.42</text:p>
          </table:table-cell>
          <table:table-cell office:value-type="float" office:value="369.01" calcext:value-type="float">
            <text:p>369.01</text:p>
          </table:table-cell>
          <table:table-cell office:value-type="float" office:value="452.25" calcext:value-type="float">
            <text:p>452.25</text:p>
          </table:table-cell>
        </table:table-row>
        <table:table-row table:style-name="ro1">
          <table:table-cell office:value-type="float" office:value="10799384" calcext:value-type="float">
            <text:p>10799384</text:p>
          </table:table-cell>
          <table:table-cell table:formula="of:=[.A677]/1000/(60*60*24)" office:value-type="time" office:time-value="PT02H59M59.384S" calcext:value-type="time">
            <text:p>02:59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2" calcext:value-type="float">
            <text:p>121.2</text:p>
          </table:table-cell>
          <table:table-cell office:value-type="float" office:value="146.42" calcext:value-type="float">
            <text:p>146.42</text:p>
          </table:table-cell>
          <table:table-cell office:value-type="float" office:value="369.55" calcext:value-type="float">
            <text:p>369.55</text:p>
          </table:table-cell>
          <table:table-cell office:value-type="float" office:value="452.9" calcext:value-type="float">
            <text:p>452.9</text:p>
          </table:table-cell>
        </table:table-row>
        <table:table-row table:style-name="ro1">
          <table:table-cell office:value-type="float" office:value="10815384" calcext:value-type="float">
            <text:p>10815384</text:p>
          </table:table-cell>
          <table:table-cell table:formula="of:=[.A678]/1000/(60*60*24)" office:value-type="time" office:time-value="PT03H00M15.384S" calcext:value-type="time">
            <text:p>03:00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2" calcext:value-type="float">
            <text:p>121.2</text:p>
          </table:table-cell>
          <table:table-cell office:value-type="float" office:value="146.42" calcext:value-type="float">
            <text:p>146.42</text:p>
          </table:table-cell>
          <table:table-cell office:value-type="float" office:value="370.09" calcext:value-type="float">
            <text:p>370.09</text:p>
          </table:table-cell>
          <table:table-cell office:value-type="float" office:value="453.55" calcext:value-type="float">
            <text:p>453.55</text:p>
          </table:table-cell>
        </table:table-row>
        <table:table-row table:style-name="ro1">
          <table:table-cell office:value-type="float" office:value="10831384" calcext:value-type="float">
            <text:p>10831384</text:p>
          </table:table-cell>
          <table:table-cell table:formula="of:=[.A679]/1000/(60*60*24)" office:value-type="time" office:time-value="PT03H00M31.384S" calcext:value-type="time">
            <text:p>03:00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2" calcext:value-type="float">
            <text:p>121.2</text:p>
          </table:table-cell>
          <table:table-cell office:value-type="float" office:value="146.42" calcext:value-type="float">
            <text:p>146.42</text:p>
          </table:table-cell>
          <table:table-cell office:value-type="float" office:value="370.62" calcext:value-type="float">
            <text:p>370.62</text:p>
          </table:table-cell>
          <table:table-cell office:value-type="float" office:value="454.2" calcext:value-type="float">
            <text:p>454.2</text:p>
          </table:table-cell>
        </table:table-row>
        <table:table-row table:style-name="ro1">
          <table:table-cell office:value-type="float" office:value="10847384" calcext:value-type="float">
            <text:p>10847384</text:p>
          </table:table-cell>
          <table:table-cell table:formula="of:=[.A680]/1000/(60*60*24)" office:value-type="time" office:time-value="PT03H00M47.384S" calcext:value-type="time">
            <text:p>03:00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71.16" calcext:value-type="float">
            <text:p>371.16</text:p>
          </table:table-cell>
          <table:table-cell office:value-type="float" office:value="454.85" calcext:value-type="float">
            <text:p>454.85</text:p>
          </table:table-cell>
        </table:table-row>
        <table:table-row table:style-name="ro1">
          <table:table-cell office:value-type="float" office:value="10863384" calcext:value-type="float">
            <text:p>10863384</text:p>
          </table:table-cell>
          <table:table-cell table:formula="of:=[.A681]/1000/(60*60*24)" office:value-type="time" office:time-value="PT03H01M03.384S" calcext:value-type="time">
            <text:p>03:01:03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71.7" calcext:value-type="float">
            <text:p>371.7</text:p>
          </table:table-cell>
          <table:table-cell office:value-type="float" office:value="455.5" calcext:value-type="float">
            <text:p>455.5</text:p>
          </table:table-cell>
        </table:table-row>
        <table:table-row table:style-name="ro1">
          <table:table-cell office:value-type="float" office:value="10879384" calcext:value-type="float">
            <text:p>10879384</text:p>
          </table:table-cell>
          <table:table-cell table:formula="of:=[.A682]/1000/(60*60*24)" office:value-type="time" office:time-value="PT03H01M19.384S" calcext:value-type="time">
            <text:p>03:01:19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72.24" calcext:value-type="float">
            <text:p>372.24</text:p>
          </table:table-cell>
          <table:table-cell office:value-type="float" office:value="456.14" calcext:value-type="float">
            <text:p>456.14</text:p>
          </table:table-cell>
        </table:table-row>
        <table:table-row table:style-name="ro1">
          <table:table-cell office:value-type="float" office:value="10895384" calcext:value-type="float">
            <text:p>10895384</text:p>
          </table:table-cell>
          <table:table-cell table:formula="of:=[.A683]/1000/(60*60*24)" office:value-type="time" office:time-value="PT03H01M35.384S" calcext:value-type="time">
            <text:p>03:01:35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72.78" calcext:value-type="float">
            <text:p>372.78</text:p>
          </table:table-cell>
          <table:table-cell office:value-type="float" office:value="456.79" calcext:value-type="float">
            <text:p>456.79</text:p>
          </table:table-cell>
        </table:table-row>
        <table:table-row table:style-name="ro1">
          <table:table-cell office:value-type="float" office:value="10911383" calcext:value-type="float">
            <text:p>10911383</text:p>
          </table:table-cell>
          <table:table-cell table:formula="of:=[.A684]/1000/(60*60*24)" office:value-type="time" office:time-value="PT03H01M51.383S" calcext:value-type="time">
            <text:p>03:01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2" calcext:value-type="float">
            <text:p>121.2</text:p>
          </table:table-cell>
          <table:table-cell office:value-type="float" office:value="146.42" calcext:value-type="float">
            <text:p>146.42</text:p>
          </table:table-cell>
          <table:table-cell office:value-type="float" office:value="373.32" calcext:value-type="float">
            <text:p>373.32</text:p>
          </table:table-cell>
          <table:table-cell office:value-type="float" office:value="457.44" calcext:value-type="float">
            <text:p>457.44</text:p>
          </table:table-cell>
        </table:table-row>
        <table:table-row table:style-name="ro1">
          <table:table-cell office:value-type="float" office:value="10927384" calcext:value-type="float">
            <text:p>10927384</text:p>
          </table:table-cell>
          <table:table-cell table:formula="of:=[.A685]/1000/(60*60*24)" office:value-type="time" office:time-value="PT03H02M07.384S" calcext:value-type="time">
            <text:p>03:02:07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73.86" calcext:value-type="float">
            <text:p>373.86</text:p>
          </table:table-cell>
          <table:table-cell office:value-type="float" office:value="458.09" calcext:value-type="float">
            <text:p>458.09</text:p>
          </table:table-cell>
        </table:table-row>
        <table:table-row table:style-name="ro1">
          <table:table-cell office:value-type="float" office:value="10943384" calcext:value-type="float">
            <text:p>10943384</text:p>
          </table:table-cell>
          <table:table-cell table:formula="of:=[.A686]/1000/(60*60*24)" office:value-type="time" office:time-value="PT03H02M23.384S" calcext:value-type="time">
            <text:p>03:02:23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74.39" calcext:value-type="float">
            <text:p>374.39</text:p>
          </table:table-cell>
          <table:table-cell office:value-type="float" office:value="458.74" calcext:value-type="float">
            <text:p>458.74</text:p>
          </table:table-cell>
        </table:table-row>
        <table:table-row table:style-name="ro1">
          <table:table-cell office:value-type="float" office:value="10959384" calcext:value-type="float">
            <text:p>10959384</text:p>
          </table:table-cell>
          <table:table-cell table:formula="of:=[.A687]/1000/(60*60*24)" office:value-type="time" office:time-value="PT03H02M39.384S" calcext:value-type="time">
            <text:p>03:02:39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74.93" calcext:value-type="float">
            <text:p>374.93</text:p>
          </table:table-cell>
          <table:table-cell office:value-type="float" office:value="459.39" calcext:value-type="float">
            <text:p>459.39</text:p>
          </table:table-cell>
        </table:table-row>
        <table:table-row table:style-name="ro1">
          <table:table-cell office:value-type="float" office:value="10975384" calcext:value-type="float">
            <text:p>10975384</text:p>
          </table:table-cell>
          <table:table-cell table:formula="of:=[.A688]/1000/(60*60*24)" office:value-type="time" office:time-value="PT03H02M55.384S" calcext:value-type="time">
            <text:p>03:02:55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75.47" calcext:value-type="float">
            <text:p>375.47</text:p>
          </table:table-cell>
          <table:table-cell office:value-type="float" office:value="460.04" calcext:value-type="float">
            <text:p>460.04</text:p>
          </table:table-cell>
        </table:table-row>
        <table:table-row table:style-name="ro1">
          <table:table-cell office:value-type="float" office:value="10991384" calcext:value-type="float">
            <text:p>10991384</text:p>
          </table:table-cell>
          <table:table-cell table:formula="of:=[.A689]/1000/(60*60*24)" office:value-type="time" office:time-value="PT03H03M11.384S" calcext:value-type="time">
            <text:p>03:03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2" calcext:value-type="float">
            <text:p>121.2</text:p>
          </table:table-cell>
          <table:table-cell office:value-type="float" office:value="146.42" calcext:value-type="float">
            <text:p>146.42</text:p>
          </table:table-cell>
          <table:table-cell office:value-type="float" office:value="376.01" calcext:value-type="float">
            <text:p>376.01</text:p>
          </table:table-cell>
          <table:table-cell office:value-type="float" office:value="460.69" calcext:value-type="float">
            <text:p>460.69</text:p>
          </table:table-cell>
        </table:table-row>
        <table:table-row table:style-name="ro1">
          <table:table-cell office:value-type="float" office:value="11007384" calcext:value-type="float">
            <text:p>11007384</text:p>
          </table:table-cell>
          <table:table-cell table:formula="of:=[.A690]/1000/(60*60*24)" office:value-type="time" office:time-value="PT03H03M27.384S" calcext:value-type="time">
            <text:p>03:03:27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76.55" calcext:value-type="float">
            <text:p>376.55</text:p>
          </table:table-cell>
          <table:table-cell office:value-type="float" office:value="461.33" calcext:value-type="float">
            <text:p>461.33</text:p>
          </table:table-cell>
        </table:table-row>
        <table:table-row table:style-name="ro1">
          <table:table-cell office:value-type="float" office:value="11023384" calcext:value-type="float">
            <text:p>11023384</text:p>
          </table:table-cell>
          <table:table-cell table:formula="of:=[.A691]/1000/(60*60*24)" office:value-type="time" office:time-value="PT03H03M43.384S" calcext:value-type="time">
            <text:p>03:03:43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77.09" calcext:value-type="float">
            <text:p>377.09</text:p>
          </table:table-cell>
          <table:table-cell office:value-type="float" office:value="461.98" calcext:value-type="float">
            <text:p>461.98</text:p>
          </table:table-cell>
        </table:table-row>
        <table:table-row table:style-name="ro1">
          <table:table-cell office:value-type="float" office:value="11039384" calcext:value-type="float">
            <text:p>11039384</text:p>
          </table:table-cell>
          <table:table-cell table:formula="of:=[.A692]/1000/(60*60*24)" office:value-type="time" office:time-value="PT03H03M59.384S" calcext:value-type="time">
            <text:p>03:03:59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77.63" calcext:value-type="float">
            <text:p>377.63</text:p>
          </table:table-cell>
          <table:table-cell office:value-type="float" office:value="462.63" calcext:value-type="float">
            <text:p>462.63</text:p>
          </table:table-cell>
        </table:table-row>
        <table:table-row table:style-name="ro1">
          <table:table-cell office:value-type="float" office:value="11055384" calcext:value-type="float">
            <text:p>11055384</text:p>
          </table:table-cell>
          <table:table-cell table:formula="of:=[.A693]/1000/(60*60*24)" office:value-type="time" office:time-value="PT03H04M15.384S" calcext:value-type="time">
            <text:p>03:04:15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78.16" calcext:value-type="float">
            <text:p>378.16</text:p>
          </table:table-cell>
          <table:table-cell office:value-type="float" office:value="463.28" calcext:value-type="float">
            <text:p>463.28</text:p>
          </table:table-cell>
        </table:table-row>
        <table:table-row table:style-name="ro1">
          <table:table-cell office:value-type="float" office:value="11071384" calcext:value-type="float">
            <text:p>11071384</text:p>
          </table:table-cell>
          <table:table-cell table:formula="of:=[.A694]/1000/(60*60*24)" office:value-type="time" office:time-value="PT03H04M31.384S" calcext:value-type="time">
            <text:p>03:04:31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78.7" calcext:value-type="float">
            <text:p>378.7</text:p>
          </table:table-cell>
          <table:table-cell office:value-type="float" office:value="463.93" calcext:value-type="float">
            <text:p>463.93</text:p>
          </table:table-cell>
        </table:table-row>
        <table:table-row table:style-name="ro1">
          <table:table-cell office:value-type="float" office:value="11087384" calcext:value-type="float">
            <text:p>11087384</text:p>
          </table:table-cell>
          <table:table-cell table:formula="of:=[.A695]/1000/(60*60*24)" office:value-type="time" office:time-value="PT03H04M47.384S" calcext:value-type="time">
            <text:p>03:04:47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79.24" calcext:value-type="float">
            <text:p>379.24</text:p>
          </table:table-cell>
          <table:table-cell office:value-type="float" office:value="464.58" calcext:value-type="float">
            <text:p>464.58</text:p>
          </table:table-cell>
        </table:table-row>
        <table:table-row table:style-name="ro1">
          <table:table-cell office:value-type="float" office:value="11103384" calcext:value-type="float">
            <text:p>11103384</text:p>
          </table:table-cell>
          <table:table-cell table:formula="of:=[.A696]/1000/(60*60*24)" office:value-type="time" office:time-value="PT03H05M03.384S" calcext:value-type="time">
            <text:p>03:05:03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79.78" calcext:value-type="float">
            <text:p>379.78</text:p>
          </table:table-cell>
          <table:table-cell office:value-type="float" office:value="465.23" calcext:value-type="float">
            <text:p>465.23</text:p>
          </table:table-cell>
        </table:table-row>
        <table:table-row table:style-name="ro1">
          <table:table-cell office:value-type="float" office:value="11119384" calcext:value-type="float">
            <text:p>11119384</text:p>
          </table:table-cell>
          <table:table-cell table:formula="of:=[.A697]/1000/(60*60*24)" office:value-type="time" office:time-value="PT03H05M19.384S" calcext:value-type="time">
            <text:p>03:05:19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80.32" calcext:value-type="float">
            <text:p>380.32</text:p>
          </table:table-cell>
          <table:table-cell office:value-type="float" office:value="465.87" calcext:value-type="float">
            <text:p>465.87</text:p>
          </table:table-cell>
        </table:table-row>
        <table:table-row table:style-name="ro1">
          <table:table-cell office:value-type="float" office:value="11135384" calcext:value-type="float">
            <text:p>11135384</text:p>
          </table:table-cell>
          <table:table-cell table:formula="of:=[.A698]/1000/(60*60*24)" office:value-type="time" office:time-value="PT03H05M35.384S" calcext:value-type="time">
            <text:p>03:05:35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80.86" calcext:value-type="float">
            <text:p>380.86</text:p>
          </table:table-cell>
          <table:table-cell office:value-type="float" office:value="466.52" calcext:value-type="float">
            <text:p>466.52</text:p>
          </table:table-cell>
        </table:table-row>
        <table:table-row table:style-name="ro1">
          <table:table-cell office:value-type="float" office:value="11151384" calcext:value-type="float">
            <text:p>11151384</text:p>
          </table:table-cell>
          <table:table-cell table:formula="of:=[.A699]/1000/(60*60*24)" office:value-type="time" office:time-value="PT03H05M51.384S" calcext:value-type="time">
            <text:p>03:05:51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81.4" calcext:value-type="float">
            <text:p>381.4</text:p>
          </table:table-cell>
          <table:table-cell office:value-type="float" office:value="467.17" calcext:value-type="float">
            <text:p>467.17</text:p>
          </table:table-cell>
        </table:table-row>
        <table:table-row table:style-name="ro1">
          <table:table-cell office:value-type="float" office:value="11167384" calcext:value-type="float">
            <text:p>11167384</text:p>
          </table:table-cell>
          <table:table-cell table:formula="of:=[.A700]/1000/(60*60*24)" office:value-type="time" office:time-value="PT03H06M07.384S" calcext:value-type="time">
            <text:p>03:06:07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81.93" calcext:value-type="float">
            <text:p>381.93</text:p>
          </table:table-cell>
          <table:table-cell office:value-type="float" office:value="467.82" calcext:value-type="float">
            <text:p>467.82</text:p>
          </table:table-cell>
        </table:table-row>
        <table:table-row table:style-name="ro1">
          <table:table-cell office:value-type="float" office:value="11183384" calcext:value-type="float">
            <text:p>11183384</text:p>
          </table:table-cell>
          <table:table-cell table:formula="of:=[.A701]/1000/(60*60*24)" office:value-type="time" office:time-value="PT03H06M23.384S" calcext:value-type="time">
            <text:p>03:06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2" calcext:value-type="float">
            <text:p>121.2</text:p>
          </table:table-cell>
          <table:table-cell office:value-type="float" office:value="146.42" calcext:value-type="float">
            <text:p>146.42</text:p>
          </table:table-cell>
          <table:table-cell office:value-type="float" office:value="382.47" calcext:value-type="float">
            <text:p>382.47</text:p>
          </table:table-cell>
          <table:table-cell office:value-type="float" office:value="468.47" calcext:value-type="float">
            <text:p>468.47</text:p>
          </table:table-cell>
        </table:table-row>
        <table:table-row table:style-name="ro1">
          <table:table-cell office:value-type="float" office:value="11199384" calcext:value-type="float">
            <text:p>11199384</text:p>
          </table:table-cell>
          <table:table-cell table:formula="of:=[.A702]/1000/(60*60*24)" office:value-type="time" office:time-value="PT03H06M39.384S" calcext:value-type="time">
            <text:p>03:06:39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83.01" calcext:value-type="float">
            <text:p>383.01</text:p>
          </table:table-cell>
          <table:table-cell office:value-type="float" office:value="469.12" calcext:value-type="float">
            <text:p>469.12</text:p>
          </table:table-cell>
        </table:table-row>
        <table:table-row table:style-name="ro1">
          <table:table-cell office:value-type="float" office:value="11215384" calcext:value-type="float">
            <text:p>11215384</text:p>
          </table:table-cell>
          <table:table-cell table:formula="of:=[.A703]/1000/(60*60*24)" office:value-type="time" office:time-value="PT03H06M55.384S" calcext:value-type="time">
            <text:p>03:06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2" calcext:value-type="float">
            <text:p>121.2</text:p>
          </table:table-cell>
          <table:table-cell office:value-type="float" office:value="146.42" calcext:value-type="float">
            <text:p>146.42</text:p>
          </table:table-cell>
          <table:table-cell office:value-type="float" office:value="383.55" calcext:value-type="float">
            <text:p>383.55</text:p>
          </table:table-cell>
          <table:table-cell office:value-type="float" office:value="469.77" calcext:value-type="float">
            <text:p>469.77</text:p>
          </table:table-cell>
        </table:table-row>
        <table:table-row table:style-name="ro1">
          <table:table-cell office:value-type="float" office:value="11231384" calcext:value-type="float">
            <text:p>11231384</text:p>
          </table:table-cell>
          <table:table-cell table:formula="of:=[.A704]/1000/(60*60*24)" office:value-type="time" office:time-value="PT03H07M11.384S" calcext:value-type="time">
            <text:p>03:07:11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84.09" calcext:value-type="float">
            <text:p>384.09</text:p>
          </table:table-cell>
          <table:table-cell office:value-type="float" office:value="470.41" calcext:value-type="float">
            <text:p>470.41</text:p>
          </table:table-cell>
        </table:table-row>
        <table:table-row table:style-name="ro1">
          <table:table-cell office:value-type="float" office:value="11247384" calcext:value-type="float">
            <text:p>11247384</text:p>
          </table:table-cell>
          <table:table-cell table:formula="of:=[.A705]/1000/(60*60*24)" office:value-type="time" office:time-value="PT03H07M27.384S" calcext:value-type="time">
            <text:p>03:07:27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84.63" calcext:value-type="float">
            <text:p>384.63</text:p>
          </table:table-cell>
          <table:table-cell office:value-type="float" office:value="471.06" calcext:value-type="float">
            <text:p>471.06</text:p>
          </table:table-cell>
        </table:table-row>
        <table:table-row table:style-name="ro1">
          <table:table-cell office:value-type="float" office:value="11263384" calcext:value-type="float">
            <text:p>11263384</text:p>
          </table:table-cell>
          <table:table-cell table:formula="of:=[.A706]/1000/(60*60*24)" office:value-type="time" office:time-value="PT03H07M43.384S" calcext:value-type="time">
            <text:p>03:07:43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85.16" calcext:value-type="float">
            <text:p>385.16</text:p>
          </table:table-cell>
          <table:table-cell office:value-type="float" office:value="471.71" calcext:value-type="float">
            <text:p>471.71</text:p>
          </table:table-cell>
        </table:table-row>
        <table:table-row table:style-name="ro1">
          <table:table-cell office:value-type="float" office:value="11279384" calcext:value-type="float">
            <text:p>11279384</text:p>
          </table:table-cell>
          <table:table-cell table:formula="of:=[.A707]/1000/(60*60*24)" office:value-type="time" office:time-value="PT03H07M59.384S" calcext:value-type="time">
            <text:p>03:07:59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85.7" calcext:value-type="float">
            <text:p>385.7</text:p>
          </table:table-cell>
          <table:table-cell office:value-type="float" office:value="472.36" calcext:value-type="float">
            <text:p>472.36</text:p>
          </table:table-cell>
        </table:table-row>
        <table:table-row table:style-name="ro1">
          <table:table-cell office:value-type="float" office:value="11295383" calcext:value-type="float">
            <text:p>11295383</text:p>
          </table:table-cell>
          <table:table-cell table:formula="of:=[.A708]/1000/(60*60*24)" office:value-type="time" office:time-value="PT03H08M15.383S" calcext:value-type="time">
            <text:p>03:08:15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86.24" calcext:value-type="float">
            <text:p>386.24</text:p>
          </table:table-cell>
          <table:table-cell office:value-type="float" office:value="473.01" calcext:value-type="float">
            <text:p>473.01</text:p>
          </table:table-cell>
        </table:table-row>
        <table:table-row table:style-name="ro1">
          <table:table-cell office:value-type="float" office:value="11311384" calcext:value-type="float">
            <text:p>11311384</text:p>
          </table:table-cell>
          <table:table-cell table:formula="of:=[.A709]/1000/(60*60*24)" office:value-type="time" office:time-value="PT03H08M31.384S" calcext:value-type="time">
            <text:p>03:08:31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86.78" calcext:value-type="float">
            <text:p>386.78</text:p>
          </table:table-cell>
          <table:table-cell office:value-type="float" office:value="473.66" calcext:value-type="float">
            <text:p>473.66</text:p>
          </table:table-cell>
        </table:table-row>
        <table:table-row table:style-name="ro1">
          <table:table-cell office:value-type="float" office:value="11327384" calcext:value-type="float">
            <text:p>11327384</text:p>
          </table:table-cell>
          <table:table-cell table:formula="of:=[.A710]/1000/(60*60*24)" office:value-type="time" office:time-value="PT03H08M47.384S" calcext:value-type="time">
            <text:p>03:08:47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87.32" calcext:value-type="float">
            <text:p>387.32</text:p>
          </table:table-cell>
          <table:table-cell office:value-type="float" office:value="474.3" calcext:value-type="float">
            <text:p>474.3</text:p>
          </table:table-cell>
        </table:table-row>
        <table:table-row table:style-name="ro1">
          <table:table-cell office:value-type="float" office:value="11343384" calcext:value-type="float">
            <text:p>11343384</text:p>
          </table:table-cell>
          <table:table-cell table:formula="of:=[.A711]/1000/(60*60*24)" office:value-type="time" office:time-value="PT03H09M03.384S" calcext:value-type="time">
            <text:p>03:09:03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87.86" calcext:value-type="float">
            <text:p>387.86</text:p>
          </table:table-cell>
          <table:table-cell office:value-type="float" office:value="474.95" calcext:value-type="float">
            <text:p>474.95</text:p>
          </table:table-cell>
        </table:table-row>
        <table:table-row table:style-name="ro1">
          <table:table-cell office:value-type="float" office:value="11359384" calcext:value-type="float">
            <text:p>11359384</text:p>
          </table:table-cell>
          <table:table-cell table:formula="of:=[.A712]/1000/(60*60*24)" office:value-type="time" office:time-value="PT03H09M19.384S" calcext:value-type="time">
            <text:p>03:09:19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88.39" calcext:value-type="float">
            <text:p>388.39</text:p>
          </table:table-cell>
          <table:table-cell office:value-type="float" office:value="475.6" calcext:value-type="float">
            <text:p>475.6</text:p>
          </table:table-cell>
        </table:table-row>
        <table:table-row table:style-name="ro1">
          <table:table-cell office:value-type="float" office:value="11375384" calcext:value-type="float">
            <text:p>11375384</text:p>
          </table:table-cell>
          <table:table-cell table:formula="of:=[.A713]/1000/(60*60*24)" office:value-type="time" office:time-value="PT03H09M35.384S" calcext:value-type="time">
            <text:p>03:09:35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88.93" calcext:value-type="float">
            <text:p>388.93</text:p>
          </table:table-cell>
          <table:table-cell office:value-type="float" office:value="476.25" calcext:value-type="float">
            <text:p>476.25</text:p>
          </table:table-cell>
        </table:table-row>
        <table:table-row table:style-name="ro1">
          <table:table-cell office:value-type="float" office:value="11391384" calcext:value-type="float">
            <text:p>11391384</text:p>
          </table:table-cell>
          <table:table-cell table:formula="of:=[.A714]/1000/(60*60*24)" office:value-type="time" office:time-value="PT03H09M51.384S" calcext:value-type="time">
            <text:p>03:09:51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89.47" calcext:value-type="float">
            <text:p>389.47</text:p>
          </table:table-cell>
          <table:table-cell office:value-type="float" office:value="476.9" calcext:value-type="float">
            <text:p>476.9</text:p>
          </table:table-cell>
        </table:table-row>
        <table:table-row table:style-name="ro1">
          <table:table-cell office:value-type="float" office:value="11407384" calcext:value-type="float">
            <text:p>11407384</text:p>
          </table:table-cell>
          <table:table-cell table:formula="of:=[.A715]/1000/(60*60*24)" office:value-type="time" office:time-value="PT03H10M07.384S" calcext:value-type="time">
            <text:p>03:10:07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90.01" calcext:value-type="float">
            <text:p>390.01</text:p>
          </table:table-cell>
          <table:table-cell office:value-type="float" office:value="477.54" calcext:value-type="float">
            <text:p>477.54</text:p>
          </table:table-cell>
        </table:table-row>
        <table:table-row table:style-name="ro1">
          <table:table-cell office:value-type="float" office:value="11423384" calcext:value-type="float">
            <text:p>11423384</text:p>
          </table:table-cell>
          <table:table-cell table:formula="of:=[.A716]/1000/(60*60*24)" office:value-type="time" office:time-value="PT03H10M23.384S" calcext:value-type="time">
            <text:p>03:10:23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90.55" calcext:value-type="float">
            <text:p>390.55</text:p>
          </table:table-cell>
          <table:table-cell office:value-type="float" office:value="478.19" calcext:value-type="float">
            <text:p>478.19</text:p>
          </table:table-cell>
        </table:table-row>
        <table:table-row table:style-name="ro1">
          <table:table-cell office:value-type="float" office:value="11439384" calcext:value-type="float">
            <text:p>11439384</text:p>
          </table:table-cell>
          <table:table-cell table:formula="of:=[.A717]/1000/(60*60*24)" office:value-type="time" office:time-value="PT03H10M39.384S" calcext:value-type="time">
            <text:p>03:10:39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91.08" calcext:value-type="float">
            <text:p>391.08</text:p>
          </table:table-cell>
          <table:table-cell office:value-type="float" office:value="478.84" calcext:value-type="float">
            <text:p>478.84</text:p>
          </table:table-cell>
        </table:table-row>
        <table:table-row table:style-name="ro1">
          <table:table-cell office:value-type="float" office:value="11455384" calcext:value-type="float">
            <text:p>11455384</text:p>
          </table:table-cell>
          <table:table-cell table:formula="of:=[.A718]/1000/(60*60*24)" office:value-type="time" office:time-value="PT03H10M55.384S" calcext:value-type="time">
            <text:p>03:10:55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91.62" calcext:value-type="float">
            <text:p>391.62</text:p>
          </table:table-cell>
          <table:table-cell office:value-type="float" office:value="479.49" calcext:value-type="float">
            <text:p>479.49</text:p>
          </table:table-cell>
        </table:table-row>
        <table:table-row table:style-name="ro1">
          <table:table-cell office:value-type="float" office:value="11471384" calcext:value-type="float">
            <text:p>11471384</text:p>
          </table:table-cell>
          <table:table-cell table:formula="of:=[.A719]/1000/(60*60*24)" office:value-type="time" office:time-value="PT03H11M11.384S" calcext:value-type="time">
            <text:p>03:11:11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92.16" calcext:value-type="float">
            <text:p>392.16</text:p>
          </table:table-cell>
          <table:table-cell office:value-type="float" office:value="480.14" calcext:value-type="float">
            <text:p>480.14</text:p>
          </table:table-cell>
        </table:table-row>
        <table:table-row table:style-name="ro1">
          <table:table-cell office:value-type="float" office:value="11487384" calcext:value-type="float">
            <text:p>11487384</text:p>
          </table:table-cell>
          <table:table-cell table:formula="of:=[.A720]/1000/(60*60*24)" office:value-type="time" office:time-value="PT03H11M27.384S" calcext:value-type="time">
            <text:p>03:11:27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92.7" calcext:value-type="float">
            <text:p>392.7</text:p>
          </table:table-cell>
          <table:table-cell office:value-type="float" office:value="480.78" calcext:value-type="float">
            <text:p>480.78</text:p>
          </table:table-cell>
        </table:table-row>
        <table:table-row table:style-name="ro1">
          <table:table-cell office:value-type="float" office:value="11503384" calcext:value-type="float">
            <text:p>11503384</text:p>
          </table:table-cell>
          <table:table-cell table:formula="of:=[.A721]/1000/(60*60*24)" office:value-type="time" office:time-value="PT03H11M43.384S" calcext:value-type="time">
            <text:p>03:11:43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93.24" calcext:value-type="float">
            <text:p>393.24</text:p>
          </table:table-cell>
          <table:table-cell office:value-type="float" office:value="481.43" calcext:value-type="float">
            <text:p>481.43</text:p>
          </table:table-cell>
        </table:table-row>
        <table:table-row table:style-name="ro1">
          <table:table-cell office:value-type="float" office:value="11519384" calcext:value-type="float">
            <text:p>11519384</text:p>
          </table:table-cell>
          <table:table-cell table:formula="of:=[.A722]/1000/(60*60*24)" office:value-type="time" office:time-value="PT03H11M59.384S" calcext:value-type="time">
            <text:p>03:11:59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93.78" calcext:value-type="float">
            <text:p>393.78</text:p>
          </table:table-cell>
          <table:table-cell office:value-type="float" office:value="482.08" calcext:value-type="float">
            <text:p>482.08</text:p>
          </table:table-cell>
        </table:table-row>
        <table:table-row table:style-name="ro1">
          <table:table-cell office:value-type="float" office:value="11535384" calcext:value-type="float">
            <text:p>11535384</text:p>
          </table:table-cell>
          <table:table-cell table:formula="of:=[.A723]/1000/(60*60*24)" office:value-type="time" office:time-value="PT03H12M15.384S" calcext:value-type="time">
            <text:p>03:12:15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94.31" calcext:value-type="float">
            <text:p>394.31</text:p>
          </table:table-cell>
          <table:table-cell office:value-type="float" office:value="482.73" calcext:value-type="float">
            <text:p>482.73</text:p>
          </table:table-cell>
        </table:table-row>
        <table:table-row table:style-name="ro1">
          <table:table-cell office:value-type="float" office:value="11551384" calcext:value-type="float">
            <text:p>11551384</text:p>
          </table:table-cell>
          <table:table-cell table:formula="of:=[.A724]/1000/(60*60*24)" office:value-type="time" office:time-value="PT03H12M31.384S" calcext:value-type="time">
            <text:p>03:12:31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94.85" calcext:value-type="float">
            <text:p>394.85</text:p>
          </table:table-cell>
          <table:table-cell office:value-type="float" office:value="483.38" calcext:value-type="float">
            <text:p>483.38</text:p>
          </table:table-cell>
        </table:table-row>
        <table:table-row table:style-name="ro1">
          <table:table-cell office:value-type="float" office:value="11567384" calcext:value-type="float">
            <text:p>11567384</text:p>
          </table:table-cell>
          <table:table-cell table:formula="of:=[.A725]/1000/(60*60*24)" office:value-type="time" office:time-value="PT03H12M47.384S" calcext:value-type="time">
            <text:p>03:12:47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95.39" calcext:value-type="float">
            <text:p>395.39</text:p>
          </table:table-cell>
          <table:table-cell office:value-type="float" office:value="484.03" calcext:value-type="float">
            <text:p>484.03</text:p>
          </table:table-cell>
        </table:table-row>
        <table:table-row table:style-name="ro1">
          <table:table-cell office:value-type="float" office:value="11583384" calcext:value-type="float">
            <text:p>11583384</text:p>
          </table:table-cell>
          <table:table-cell table:formula="of:=[.A726]/1000/(60*60*24)" office:value-type="time" office:time-value="PT03H13M03.384S" calcext:value-type="time">
            <text:p>03:13:03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95.93" calcext:value-type="float">
            <text:p>395.93</text:p>
          </table:table-cell>
          <table:table-cell office:value-type="float" office:value="484.67" calcext:value-type="float">
            <text:p>484.67</text:p>
          </table:table-cell>
        </table:table-row>
        <table:table-row table:style-name="ro1">
          <table:table-cell office:value-type="float" office:value="11599384" calcext:value-type="float">
            <text:p>11599384</text:p>
          </table:table-cell>
          <table:table-cell table:formula="of:=[.A727]/1000/(60*60*24)" office:value-type="time" office:time-value="PT03H13M19.384S" calcext:value-type="time">
            <text:p>03:13:19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96.47" calcext:value-type="float">
            <text:p>396.47</text:p>
          </table:table-cell>
          <table:table-cell office:value-type="float" office:value="485.32" calcext:value-type="float">
            <text:p>485.32</text:p>
          </table:table-cell>
        </table:table-row>
        <table:table-row table:style-name="ro1">
          <table:table-cell office:value-type="float" office:value="11615384" calcext:value-type="float">
            <text:p>11615384</text:p>
          </table:table-cell>
          <table:table-cell table:formula="of:=[.A728]/1000/(60*60*24)" office:value-type="time" office:time-value="PT03H13M35.384S" calcext:value-type="time">
            <text:p>03:13:35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97" calcext:value-type="float">
            <text:p>397</text:p>
          </table:table-cell>
          <table:table-cell office:value-type="float" office:value="485.97" calcext:value-type="float">
            <text:p>485.97</text:p>
          </table:table-cell>
        </table:table-row>
        <table:table-row table:style-name="ro1">
          <table:table-cell office:value-type="float" office:value="11631384" calcext:value-type="float">
            <text:p>11631384</text:p>
          </table:table-cell>
          <table:table-cell table:formula="of:=[.A729]/1000/(60*60*24)" office:value-type="time" office:time-value="PT03H13M51.384S" calcext:value-type="time">
            <text:p>03:13:51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97.54" calcext:value-type="float">
            <text:p>397.54</text:p>
          </table:table-cell>
          <table:table-cell office:value-type="float" office:value="486.62" calcext:value-type="float">
            <text:p>486.62</text:p>
          </table:table-cell>
        </table:table-row>
        <table:table-row table:style-name="ro1">
          <table:table-cell office:value-type="float" office:value="11647384" calcext:value-type="float">
            <text:p>11647384</text:p>
          </table:table-cell>
          <table:table-cell table:formula="of:=[.A730]/1000/(60*60*24)" office:value-type="time" office:time-value="PT03H14M07.384S" calcext:value-type="time">
            <text:p>03:14:07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98.08" calcext:value-type="float">
            <text:p>398.08</text:p>
          </table:table-cell>
          <table:table-cell office:value-type="float" office:value="487.27" calcext:value-type="float">
            <text:p>487.27</text:p>
          </table:table-cell>
        </table:table-row>
        <table:table-row table:style-name="ro1">
          <table:table-cell office:value-type="float" office:value="11663384" calcext:value-type="float">
            <text:p>11663384</text:p>
          </table:table-cell>
          <table:table-cell table:formula="of:=[.A731]/1000/(60*60*24)" office:value-type="time" office:time-value="PT03H14M23.384S" calcext:value-type="time">
            <text:p>03:14:23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98.62" calcext:value-type="float">
            <text:p>398.62</text:p>
          </table:table-cell>
          <table:table-cell office:value-type="float" office:value="487.91" calcext:value-type="float">
            <text:p>487.91</text:p>
          </table:table-cell>
        </table:table-row>
        <table:table-row table:style-name="ro1">
          <table:table-cell office:value-type="float" office:value="11679384" calcext:value-type="float">
            <text:p>11679384</text:p>
          </table:table-cell>
          <table:table-cell table:formula="of:=[.A732]/1000/(60*60*24)" office:value-type="time" office:time-value="PT03H14M39.384S" calcext:value-type="time">
            <text:p>03:14:39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99.16" calcext:value-type="float">
            <text:p>399.16</text:p>
          </table:table-cell>
          <table:table-cell office:value-type="float" office:value="488.56" calcext:value-type="float">
            <text:p>488.56</text:p>
          </table:table-cell>
        </table:table-row>
        <table:table-row table:style-name="ro1">
          <table:table-cell office:value-type="float" office:value="11695384" calcext:value-type="float">
            <text:p>11695384</text:p>
          </table:table-cell>
          <table:table-cell table:formula="of:=[.A733]/1000/(60*60*24)" office:value-type="time" office:time-value="PT03H14M55.384S" calcext:value-type="time">
            <text:p>03:14:55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99.69" calcext:value-type="float">
            <text:p>399.69</text:p>
          </table:table-cell>
          <table:table-cell office:value-type="float" office:value="489.21" calcext:value-type="float">
            <text:p>489.21</text:p>
          </table:table-cell>
        </table:table-row>
        <table:table-row table:style-name="ro1">
          <table:table-cell office:value-type="float" office:value="11711384" calcext:value-type="float">
            <text:p>11711384</text:p>
          </table:table-cell>
          <table:table-cell table:formula="of:=[.A734]/1000/(60*60*24)" office:value-type="time" office:time-value="PT03H15M11.384S" calcext:value-type="time">
            <text:p>03:15:11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00.23" calcext:value-type="float">
            <text:p>400.23</text:p>
          </table:table-cell>
          <table:table-cell office:value-type="float" office:value="489.86" calcext:value-type="float">
            <text:p>489.86</text:p>
          </table:table-cell>
        </table:table-row>
        <table:table-row table:style-name="ro1">
          <table:table-cell office:value-type="float" office:value="11727384" calcext:value-type="float">
            <text:p>11727384</text:p>
          </table:table-cell>
          <table:table-cell table:formula="of:=[.A735]/1000/(60*60*24)" office:value-type="time" office:time-value="PT03H15M27.384S" calcext:value-type="time">
            <text:p>03:15:27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00.77" calcext:value-type="float">
            <text:p>400.77</text:p>
          </table:table-cell>
          <table:table-cell office:value-type="float" office:value="490.51" calcext:value-type="float">
            <text:p>490.51</text:p>
          </table:table-cell>
        </table:table-row>
        <table:table-row table:style-name="ro1">
          <table:table-cell office:value-type="float" office:value="11743384" calcext:value-type="float">
            <text:p>11743384</text:p>
          </table:table-cell>
          <table:table-cell table:formula="of:=[.A736]/1000/(60*60*24)" office:value-type="time" office:time-value="PT03H15M43.384S" calcext:value-type="time">
            <text:p>03:15:43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01.31" calcext:value-type="float">
            <text:p>401.31</text:p>
          </table:table-cell>
          <table:table-cell office:value-type="float" office:value="491.15" calcext:value-type="float">
            <text:p>491.15</text:p>
          </table:table-cell>
        </table:table-row>
        <table:table-row table:style-name="ro1">
          <table:table-cell office:value-type="float" office:value="11759384" calcext:value-type="float">
            <text:p>11759384</text:p>
          </table:table-cell>
          <table:table-cell table:formula="of:=[.A737]/1000/(60*60*24)" office:value-type="time" office:time-value="PT03H15M59.384S" calcext:value-type="time">
            <text:p>03:15:59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01.85" calcext:value-type="float">
            <text:p>401.85</text:p>
          </table:table-cell>
          <table:table-cell office:value-type="float" office:value="491.8" calcext:value-type="float">
            <text:p>491.8</text:p>
          </table:table-cell>
        </table:table-row>
        <table:table-row table:style-name="ro1">
          <table:table-cell office:value-type="float" office:value="11775384" calcext:value-type="float">
            <text:p>11775384</text:p>
          </table:table-cell>
          <table:table-cell table:formula="of:=[.A738]/1000/(60*60*24)" office:value-type="time" office:time-value="PT03H16M15.384S" calcext:value-type="time">
            <text:p>03:16:1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02.39" calcext:value-type="float">
            <text:p>402.39</text:p>
          </table:table-cell>
          <table:table-cell office:value-type="float" office:value="492.45" calcext:value-type="float">
            <text:p>492.45</text:p>
          </table:table-cell>
        </table:table-row>
        <table:table-row table:style-name="ro1">
          <table:table-cell office:value-type="float" office:value="11791384" calcext:value-type="float">
            <text:p>11791384</text:p>
          </table:table-cell>
          <table:table-cell table:formula="of:=[.A739]/1000/(60*60*24)" office:value-type="time" office:time-value="PT03H16M31.384S" calcext:value-type="time">
            <text:p>03:16:3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02.92" calcext:value-type="float">
            <text:p>402.92</text:p>
          </table:table-cell>
          <table:table-cell office:value-type="float" office:value="493.1" calcext:value-type="float">
            <text:p>493.1</text:p>
          </table:table-cell>
        </table:table-row>
        <table:table-row table:style-name="ro1">
          <table:table-cell office:value-type="float" office:value="11807384" calcext:value-type="float">
            <text:p>11807384</text:p>
          </table:table-cell>
          <table:table-cell table:formula="of:=[.A740]/1000/(60*60*24)" office:value-type="time" office:time-value="PT03H16M47.384S" calcext:value-type="time">
            <text:p>03:16:47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03.46" calcext:value-type="float">
            <text:p>403.46</text:p>
          </table:table-cell>
          <table:table-cell office:value-type="float" office:value="493.74" calcext:value-type="float">
            <text:p>493.74</text:p>
          </table:table-cell>
        </table:table-row>
        <table:table-row table:style-name="ro1">
          <table:table-cell office:value-type="float" office:value="11823384" calcext:value-type="float">
            <text:p>11823384</text:p>
          </table:table-cell>
          <table:table-cell table:formula="of:=[.A741]/1000/(60*60*24)" office:value-type="time" office:time-value="PT03H17M03.384S" calcext:value-type="time">
            <text:p>03:17:0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04" calcext:value-type="float">
            <text:p>404</text:p>
          </table:table-cell>
          <table:table-cell office:value-type="float" office:value="494.39" calcext:value-type="float">
            <text:p>494.39</text:p>
          </table:table-cell>
        </table:table-row>
        <table:table-row table:style-name="ro1">
          <table:table-cell office:value-type="float" office:value="11839384" calcext:value-type="float">
            <text:p>11839384</text:p>
          </table:table-cell>
          <table:table-cell table:formula="of:=[.A742]/1000/(60*60*24)" office:value-type="time" office:time-value="PT03H17M19.384S" calcext:value-type="time">
            <text:p>03:17:19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04.54" calcext:value-type="float">
            <text:p>404.54</text:p>
          </table:table-cell>
          <table:table-cell office:value-type="float" office:value="495.04" calcext:value-type="float">
            <text:p>495.04</text:p>
          </table:table-cell>
        </table:table-row>
        <table:table-row table:style-name="ro1">
          <table:table-cell office:value-type="float" office:value="11855384" calcext:value-type="float">
            <text:p>11855384</text:p>
          </table:table-cell>
          <table:table-cell table:formula="of:=[.A743]/1000/(60*60*24)" office:value-type="time" office:time-value="PT03H17M35.384S" calcext:value-type="time">
            <text:p>03:17:35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05.08" calcext:value-type="float">
            <text:p>405.08</text:p>
          </table:table-cell>
          <table:table-cell office:value-type="float" office:value="495.69" calcext:value-type="float">
            <text:p>495.69</text:p>
          </table:table-cell>
        </table:table-row>
        <table:table-row table:style-name="ro1">
          <table:table-cell office:value-type="float" office:value="11871384" calcext:value-type="float">
            <text:p>11871384</text:p>
          </table:table-cell>
          <table:table-cell table:formula="of:=[.A744]/1000/(60*60*24)" office:value-type="time" office:time-value="PT03H17M51.384S" calcext:value-type="time">
            <text:p>03:17:51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05.61" calcext:value-type="float">
            <text:p>405.61</text:p>
          </table:table-cell>
          <table:table-cell office:value-type="float" office:value="496.34" calcext:value-type="float">
            <text:p>496.34</text:p>
          </table:table-cell>
        </table:table-row>
        <table:table-row table:style-name="ro1">
          <table:table-cell office:value-type="float" office:value="11887384" calcext:value-type="float">
            <text:p>11887384</text:p>
          </table:table-cell>
          <table:table-cell table:formula="of:=[.A745]/1000/(60*60*24)" office:value-type="time" office:time-value="PT03H18M07.384S" calcext:value-type="time">
            <text:p>03:18:07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06.15" calcext:value-type="float">
            <text:p>406.15</text:p>
          </table:table-cell>
          <table:table-cell office:value-type="float" office:value="496.98" calcext:value-type="float">
            <text:p>496.98</text:p>
          </table:table-cell>
        </table:table-row>
        <table:table-row table:style-name="ro1">
          <table:table-cell office:value-type="float" office:value="11903384" calcext:value-type="float">
            <text:p>11903384</text:p>
          </table:table-cell>
          <table:table-cell table:formula="of:=[.A746]/1000/(60*60*24)" office:value-type="time" office:time-value="PT03H18M23.384S" calcext:value-type="time">
            <text:p>03:18:23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06.69" calcext:value-type="float">
            <text:p>406.69</text:p>
          </table:table-cell>
          <table:table-cell office:value-type="float" office:value="497.63" calcext:value-type="float">
            <text:p>497.63</text:p>
          </table:table-cell>
        </table:table-row>
        <table:table-row table:style-name="ro1">
          <table:table-cell office:value-type="float" office:value="11919384" calcext:value-type="float">
            <text:p>11919384</text:p>
          </table:table-cell>
          <table:table-cell table:formula="of:=[.A747]/1000/(60*60*24)" office:value-type="time" office:time-value="PT03H18M39.384S" calcext:value-type="time">
            <text:p>03:18:39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07.23" calcext:value-type="float">
            <text:p>407.23</text:p>
          </table:table-cell>
          <table:table-cell office:value-type="float" office:value="498.28" calcext:value-type="float">
            <text:p>498.28</text:p>
          </table:table-cell>
        </table:table-row>
        <table:table-row table:style-name="ro1">
          <table:table-cell office:value-type="float" office:value="11935384" calcext:value-type="float">
            <text:p>11935384</text:p>
          </table:table-cell>
          <table:table-cell table:formula="of:=[.A748]/1000/(60*60*24)" office:value-type="time" office:time-value="PT03H18M55.384S" calcext:value-type="time">
            <text:p>03:18:55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07.77" calcext:value-type="float">
            <text:p>407.77</text:p>
          </table:table-cell>
          <table:table-cell office:value-type="float" office:value="498.93" calcext:value-type="float">
            <text:p>498.93</text:p>
          </table:table-cell>
        </table:table-row>
        <table:table-row table:style-name="ro1">
          <table:table-cell office:value-type="float" office:value="11951384" calcext:value-type="float">
            <text:p>11951384</text:p>
          </table:table-cell>
          <table:table-cell table:formula="of:=[.A749]/1000/(60*60*24)" office:value-type="time" office:time-value="PT03H19M11.384S" calcext:value-type="time">
            <text:p>03:19:1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08.3" calcext:value-type="float">
            <text:p>408.3</text:p>
          </table:table-cell>
          <table:table-cell office:value-type="float" office:value="499.57" calcext:value-type="float">
            <text:p>499.57</text:p>
          </table:table-cell>
        </table:table-row>
        <table:table-row table:style-name="ro1">
          <table:table-cell office:value-type="float" office:value="11967384" calcext:value-type="float">
            <text:p>11967384</text:p>
          </table:table-cell>
          <table:table-cell table:formula="of:=[.A750]/1000/(60*60*24)" office:value-type="time" office:time-value="PT03H19M27.384S" calcext:value-type="time">
            <text:p>03:19:27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08.84" calcext:value-type="float">
            <text:p>408.84</text:p>
          </table:table-cell>
          <table:table-cell office:value-type="float" office:value="500.22" calcext:value-type="float">
            <text:p>500.22</text:p>
          </table:table-cell>
        </table:table-row>
        <table:table-row table:style-name="ro1">
          <table:table-cell office:value-type="float" office:value="11983384" calcext:value-type="float">
            <text:p>11983384</text:p>
          </table:table-cell>
          <table:table-cell table:formula="of:=[.A751]/1000/(60*60*24)" office:value-type="time" office:time-value="PT03H19M43.384S" calcext:value-type="time">
            <text:p>03:19:43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09.38" calcext:value-type="float">
            <text:p>409.38</text:p>
          </table:table-cell>
          <table:table-cell office:value-type="float" office:value="500.87" calcext:value-type="float">
            <text:p>500.87</text:p>
          </table:table-cell>
        </table:table-row>
        <table:table-row table:style-name="ro1">
          <table:table-cell office:value-type="float" office:value="11999384" calcext:value-type="float">
            <text:p>11999384</text:p>
          </table:table-cell>
          <table:table-cell table:formula="of:=[.A752]/1000/(60*60*24)" office:value-type="time" office:time-value="PT03H19M59.384S" calcext:value-type="time">
            <text:p>03:19:59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409.92" calcext:value-type="float">
            <text:p>409.92</text:p>
          </table:table-cell>
          <table:table-cell office:value-type="float" office:value="501.52" calcext:value-type="float">
            <text:p>501.52</text:p>
          </table:table-cell>
        </table:table-row>
        <table:table-row table:style-name="ro1">
          <table:table-cell office:value-type="float" office:value="12015383" calcext:value-type="float">
            <text:p>12015383</text:p>
          </table:table-cell>
          <table:table-cell table:formula="of:=[.A753]/1000/(60*60*24)" office:value-type="time" office:time-value="PT03H20M15.383S" calcext:value-type="time">
            <text:p>03:20:1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10.45" calcext:value-type="float">
            <text:p>410.45</text:p>
          </table:table-cell>
          <table:table-cell office:value-type="float" office:value="502.17" calcext:value-type="float">
            <text:p>502.17</text:p>
          </table:table-cell>
        </table:table-row>
        <table:table-row table:style-name="ro1">
          <table:table-cell office:value-type="float" office:value="12031384" calcext:value-type="float">
            <text:p>12031384</text:p>
          </table:table-cell>
          <table:table-cell table:formula="of:=[.A754]/1000/(60*60*24)" office:value-type="time" office:time-value="PT03H20M31.384S" calcext:value-type="time">
            <text:p>03:20:31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10.99" calcext:value-type="float">
            <text:p>410.99</text:p>
          </table:table-cell>
          <table:table-cell office:value-type="float" office:value="502.81" calcext:value-type="float">
            <text:p>502.81</text:p>
          </table:table-cell>
        </table:table-row>
        <table:table-row table:style-name="ro1">
          <table:table-cell office:value-type="float" office:value="12047384" calcext:value-type="float">
            <text:p>12047384</text:p>
          </table:table-cell>
          <table:table-cell table:formula="of:=[.A755]/1000/(60*60*24)" office:value-type="time" office:time-value="PT03H20M47.384S" calcext:value-type="time">
            <text:p>03:20:47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11.53" calcext:value-type="float">
            <text:p>411.53</text:p>
          </table:table-cell>
          <table:table-cell office:value-type="float" office:value="503.46" calcext:value-type="float">
            <text:p>503.46</text:p>
          </table:table-cell>
        </table:table-row>
        <table:table-row table:style-name="ro1">
          <table:table-cell office:value-type="float" office:value="12063384" calcext:value-type="float">
            <text:p>12063384</text:p>
          </table:table-cell>
          <table:table-cell table:formula="of:=[.A756]/1000/(60*60*24)" office:value-type="time" office:time-value="PT03H21M03.384S" calcext:value-type="time">
            <text:p>03:21:0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12.07" calcext:value-type="float">
            <text:p>412.07</text:p>
          </table:table-cell>
          <table:table-cell office:value-type="float" office:value="504.11" calcext:value-type="float">
            <text:p>504.11</text:p>
          </table:table-cell>
        </table:table-row>
        <table:table-row table:style-name="ro1">
          <table:table-cell office:value-type="float" office:value="12079384" calcext:value-type="float">
            <text:p>12079384</text:p>
          </table:table-cell>
          <table:table-cell table:formula="of:=[.A757]/1000/(60*60*24)" office:value-type="time" office:time-value="PT03H21M19.384S" calcext:value-type="time">
            <text:p>03:21:19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12.61" calcext:value-type="float">
            <text:p>412.61</text:p>
          </table:table-cell>
          <table:table-cell office:value-type="float" office:value="504.76" calcext:value-type="float">
            <text:p>504.76</text:p>
          </table:table-cell>
        </table:table-row>
        <table:table-row table:style-name="ro1">
          <table:table-cell office:value-type="float" office:value="12095384" calcext:value-type="float">
            <text:p>12095384</text:p>
          </table:table-cell>
          <table:table-cell table:formula="of:=[.A758]/1000/(60*60*24)" office:value-type="time" office:time-value="PT03H21M35.384S" calcext:value-type="time">
            <text:p>03:21:3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13.14" calcext:value-type="float">
            <text:p>413.14</text:p>
          </table:table-cell>
          <table:table-cell office:value-type="float" office:value="505.4" calcext:value-type="float">
            <text:p>505.4</text:p>
          </table:table-cell>
        </table:table-row>
        <table:table-row table:style-name="ro1">
          <table:table-cell office:value-type="float" office:value="12111384" calcext:value-type="float">
            <text:p>12111384</text:p>
          </table:table-cell>
          <table:table-cell table:formula="of:=[.A759]/1000/(60*60*24)" office:value-type="time" office:time-value="PT03H21M51.384S" calcext:value-type="time">
            <text:p>03:21:5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13.68" calcext:value-type="float">
            <text:p>413.68</text:p>
          </table:table-cell>
          <table:table-cell office:value-type="float" office:value="506.05" calcext:value-type="float">
            <text:p>506.05</text:p>
          </table:table-cell>
        </table:table-row>
        <table:table-row table:style-name="ro1">
          <table:table-cell office:value-type="float" office:value="12127384" calcext:value-type="float">
            <text:p>12127384</text:p>
          </table:table-cell>
          <table:table-cell table:formula="of:=[.A760]/1000/(60*60*24)" office:value-type="time" office:time-value="PT03H22M07.384S" calcext:value-type="time">
            <text:p>03:22:07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14.22" calcext:value-type="float">
            <text:p>414.22</text:p>
          </table:table-cell>
          <table:table-cell office:value-type="float" office:value="506.7" calcext:value-type="float">
            <text:p>506.7</text:p>
          </table:table-cell>
        </table:table-row>
        <table:table-row table:style-name="ro1">
          <table:table-cell office:value-type="float" office:value="12143384" calcext:value-type="float">
            <text:p>12143384</text:p>
          </table:table-cell>
          <table:table-cell table:formula="of:=[.A761]/1000/(60*60*24)" office:value-type="time" office:time-value="PT03H22M23.384S" calcext:value-type="time">
            <text:p>03:22:2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14.76" calcext:value-type="float">
            <text:p>414.76</text:p>
          </table:table-cell>
          <table:table-cell office:value-type="float" office:value="507.35" calcext:value-type="float">
            <text:p>507.35</text:p>
          </table:table-cell>
        </table:table-row>
        <table:table-row table:style-name="ro1">
          <table:table-cell office:value-type="float" office:value="12159384" calcext:value-type="float">
            <text:p>12159384</text:p>
          </table:table-cell>
          <table:table-cell table:formula="of:=[.A762]/1000/(60*60*24)" office:value-type="time" office:time-value="PT03H22M39.384S" calcext:value-type="time">
            <text:p>03:22:39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15.29" calcext:value-type="float">
            <text:p>415.29</text:p>
          </table:table-cell>
          <table:table-cell office:value-type="float" office:value="507.99" calcext:value-type="float">
            <text:p>507.99</text:p>
          </table:table-cell>
        </table:table-row>
        <table:table-row table:style-name="ro1">
          <table:table-cell office:value-type="float" office:value="12175384" calcext:value-type="float">
            <text:p>12175384</text:p>
          </table:table-cell>
          <table:table-cell table:formula="of:=[.A763]/1000/(60*60*24)" office:value-type="time" office:time-value="PT03H22M55.384S" calcext:value-type="time">
            <text:p>03:22:5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15.83" calcext:value-type="float">
            <text:p>415.83</text:p>
          </table:table-cell>
          <table:table-cell office:value-type="float" office:value="508.64" calcext:value-type="float">
            <text:p>508.64</text:p>
          </table:table-cell>
        </table:table-row>
        <table:table-row table:style-name="ro1">
          <table:table-cell office:value-type="float" office:value="12191384" calcext:value-type="float">
            <text:p>12191384</text:p>
          </table:table-cell>
          <table:table-cell table:formula="of:=[.A764]/1000/(60*60*24)" office:value-type="time" office:time-value="PT03H23M11.384S" calcext:value-type="time">
            <text:p>03:23:1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416.37" calcext:value-type="float">
            <text:p>416.37</text:p>
          </table:table-cell>
          <table:table-cell office:value-type="float" office:value="509.29" calcext:value-type="float">
            <text:p>509.29</text:p>
          </table:table-cell>
        </table:table-row>
        <table:table-row table:style-name="ro1">
          <table:table-cell office:value-type="float" office:value="12207384" calcext:value-type="float">
            <text:p>12207384</text:p>
          </table:table-cell>
          <table:table-cell table:formula="of:=[.A765]/1000/(60*60*24)" office:value-type="time" office:time-value="PT03H23M27.384S" calcext:value-type="time">
            <text:p>03:23:27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16.91" calcext:value-type="float">
            <text:p>416.91</text:p>
          </table:table-cell>
          <table:table-cell office:value-type="float" office:value="509.94" calcext:value-type="float">
            <text:p>509.94</text:p>
          </table:table-cell>
        </table:table-row>
        <table:table-row table:style-name="ro1">
          <table:table-cell office:value-type="float" office:value="12223384" calcext:value-type="float">
            <text:p>12223384</text:p>
          </table:table-cell>
          <table:table-cell table:formula="of:=[.A766]/1000/(60*60*24)" office:value-type="time" office:time-value="PT03H23M43.384S" calcext:value-type="time">
            <text:p>03:23:4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17.45" calcext:value-type="float">
            <text:p>417.45</text:p>
          </table:table-cell>
          <table:table-cell office:value-type="float" office:value="510.58" calcext:value-type="float">
            <text:p>510.58</text:p>
          </table:table-cell>
        </table:table-row>
        <table:table-row table:style-name="ro1">
          <table:table-cell office:value-type="float" office:value="12239384" calcext:value-type="float">
            <text:p>12239384</text:p>
          </table:table-cell>
          <table:table-cell table:formula="of:=[.A767]/1000/(60*60*24)" office:value-type="time" office:time-value="PT03H23M59.384S" calcext:value-type="time">
            <text:p>03:23:59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17.98" calcext:value-type="float">
            <text:p>417.98</text:p>
          </table:table-cell>
          <table:table-cell office:value-type="float" office:value="511.23" calcext:value-type="float">
            <text:p>511.23</text:p>
          </table:table-cell>
        </table:table-row>
        <table:table-row table:style-name="ro1">
          <table:table-cell office:value-type="float" office:value="12255384" calcext:value-type="float">
            <text:p>12255384</text:p>
          </table:table-cell>
          <table:table-cell table:formula="of:=[.A768]/1000/(60*60*24)" office:value-type="time" office:time-value="PT03H24M15.384S" calcext:value-type="time">
            <text:p>03:24:1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18.52" calcext:value-type="float">
            <text:p>418.52</text:p>
          </table:table-cell>
          <table:table-cell office:value-type="float" office:value="511.88" calcext:value-type="float">
            <text:p>511.88</text:p>
          </table:table-cell>
        </table:table-row>
        <table:table-row table:style-name="ro1">
          <table:table-cell office:value-type="float" office:value="12271384" calcext:value-type="float">
            <text:p>12271384</text:p>
          </table:table-cell>
          <table:table-cell table:formula="of:=[.A769]/1000/(60*60*24)" office:value-type="time" office:time-value="PT03H24M31.384S" calcext:value-type="time">
            <text:p>03:24:3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19.06" calcext:value-type="float">
            <text:p>419.06</text:p>
          </table:table-cell>
          <table:table-cell office:value-type="float" office:value="512.53" calcext:value-type="float">
            <text:p>512.53</text:p>
          </table:table-cell>
        </table:table-row>
        <table:table-row table:style-name="ro1">
          <table:table-cell office:value-type="float" office:value="12287384" calcext:value-type="float">
            <text:p>12287384</text:p>
          </table:table-cell>
          <table:table-cell table:formula="of:=[.A770]/1000/(60*60*24)" office:value-type="time" office:time-value="PT03H24M47.384S" calcext:value-type="time">
            <text:p>03:24:47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19.6" calcext:value-type="float">
            <text:p>419.6</text:p>
          </table:table-cell>
          <table:table-cell office:value-type="float" office:value="513.17" calcext:value-type="float">
            <text:p>513.17</text:p>
          </table:table-cell>
        </table:table-row>
        <table:table-row table:style-name="ro1">
          <table:table-cell office:value-type="float" office:value="12303384" calcext:value-type="float">
            <text:p>12303384</text:p>
          </table:table-cell>
          <table:table-cell table:formula="of:=[.A771]/1000/(60*60*24)" office:value-type="time" office:time-value="PT03H25M03.384S" calcext:value-type="time">
            <text:p>03:25:0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20.13" calcext:value-type="float">
            <text:p>420.13</text:p>
          </table:table-cell>
          <table:table-cell office:value-type="float" office:value="513.82" calcext:value-type="float">
            <text:p>513.82</text:p>
          </table:table-cell>
        </table:table-row>
        <table:table-row table:style-name="ro1">
          <table:table-cell office:value-type="float" office:value="12319384" calcext:value-type="float">
            <text:p>12319384</text:p>
          </table:table-cell>
          <table:table-cell table:formula="of:=[.A772]/1000/(60*60*24)" office:value-type="time" office:time-value="PT03H25M19.384S" calcext:value-type="time">
            <text:p>03:25:19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20.67" calcext:value-type="float">
            <text:p>420.67</text:p>
          </table:table-cell>
          <table:table-cell office:value-type="float" office:value="514.47" calcext:value-type="float">
            <text:p>514.47</text:p>
          </table:table-cell>
        </table:table-row>
        <table:table-row table:style-name="ro1">
          <table:table-cell office:value-type="float" office:value="12335384" calcext:value-type="float">
            <text:p>12335384</text:p>
          </table:table-cell>
          <table:table-cell table:formula="of:=[.A773]/1000/(60*60*24)" office:value-type="time" office:time-value="PT03H25M35.384S" calcext:value-type="time">
            <text:p>03:25:3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21.21" calcext:value-type="float">
            <text:p>421.21</text:p>
          </table:table-cell>
          <table:table-cell office:value-type="float" office:value="515.12" calcext:value-type="float">
            <text:p>515.12</text:p>
          </table:table-cell>
        </table:table-row>
        <table:table-row table:style-name="ro1">
          <table:table-cell office:value-type="float" office:value="12351384" calcext:value-type="float">
            <text:p>12351384</text:p>
          </table:table-cell>
          <table:table-cell table:formula="of:=[.A774]/1000/(60*60*24)" office:value-type="time" office:time-value="PT03H25M51.384S" calcext:value-type="time">
            <text:p>03:25:5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21.75" calcext:value-type="float">
            <text:p>421.75</text:p>
          </table:table-cell>
          <table:table-cell office:value-type="float" office:value="515.76" calcext:value-type="float">
            <text:p>515.76</text:p>
          </table:table-cell>
        </table:table-row>
        <table:table-row table:style-name="ro1">
          <table:table-cell office:value-type="float" office:value="12367384" calcext:value-type="float">
            <text:p>12367384</text:p>
          </table:table-cell>
          <table:table-cell table:formula="of:=[.A775]/1000/(60*60*24)" office:value-type="time" office:time-value="PT03H26M07.384S" calcext:value-type="time">
            <text:p>03:26:07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22.28" calcext:value-type="float">
            <text:p>422.28</text:p>
          </table:table-cell>
          <table:table-cell office:value-type="float" office:value="516.41" calcext:value-type="float">
            <text:p>516.41</text:p>
          </table:table-cell>
        </table:table-row>
        <table:table-row table:style-name="ro1">
          <table:table-cell office:value-type="float" office:value="12383384" calcext:value-type="float">
            <text:p>12383384</text:p>
          </table:table-cell>
          <table:table-cell table:formula="of:=[.A776]/1000/(60*60*24)" office:value-type="time" office:time-value="PT03H26M23.384S" calcext:value-type="time">
            <text:p>03:26:2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22.82" calcext:value-type="float">
            <text:p>422.82</text:p>
          </table:table-cell>
          <table:table-cell office:value-type="float" office:value="517.06" calcext:value-type="float">
            <text:p>517.06</text:p>
          </table:table-cell>
        </table:table-row>
        <table:table-row table:style-name="ro1">
          <table:table-cell office:value-type="float" office:value="12399384" calcext:value-type="float">
            <text:p>12399384</text:p>
          </table:table-cell>
          <table:table-cell table:formula="of:=[.A777]/1000/(60*60*24)" office:value-type="time" office:time-value="PT03H26M39.384S" calcext:value-type="time">
            <text:p>03:26:39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23.36" calcext:value-type="float">
            <text:p>423.36</text:p>
          </table:table-cell>
          <table:table-cell office:value-type="float" office:value="517.7" calcext:value-type="float">
            <text:p>517.7</text:p>
          </table:table-cell>
        </table:table-row>
        <table:table-row table:style-name="ro1">
          <table:table-cell office:value-type="float" office:value="12415384" calcext:value-type="float">
            <text:p>12415384</text:p>
          </table:table-cell>
          <table:table-cell table:formula="of:=[.A778]/1000/(60*60*24)" office:value-type="time" office:time-value="PT03H26M55.384S" calcext:value-type="time">
            <text:p>03:26:5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23.9" calcext:value-type="float">
            <text:p>423.9</text:p>
          </table:table-cell>
          <table:table-cell office:value-type="float" office:value="518.35" calcext:value-type="float">
            <text:p>518.35</text:p>
          </table:table-cell>
        </table:table-row>
        <table:table-row table:style-name="ro1">
          <table:table-cell office:value-type="float" office:value="12431384" calcext:value-type="float">
            <text:p>12431384</text:p>
          </table:table-cell>
          <table:table-cell table:formula="of:=[.A779]/1000/(60*60*24)" office:value-type="time" office:time-value="PT03H27M11.384S" calcext:value-type="time">
            <text:p>03:27:1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24.43" calcext:value-type="float">
            <text:p>424.43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12447384" calcext:value-type="float">
            <text:p>12447384</text:p>
          </table:table-cell>
          <table:table-cell table:formula="of:=[.A780]/1000/(60*60*24)" office:value-type="time" office:time-value="PT03H27M27.384S" calcext:value-type="time">
            <text:p>03:27:27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24.97" calcext:value-type="float">
            <text:p>424.97</text:p>
          </table:table-cell>
          <table:table-cell office:value-type="float" office:value="519.65" calcext:value-type="float">
            <text:p>519.65</text:p>
          </table:table-cell>
        </table:table-row>
        <table:table-row table:style-name="ro1">
          <table:table-cell office:value-type="float" office:value="12463384" calcext:value-type="float">
            <text:p>12463384</text:p>
          </table:table-cell>
          <table:table-cell table:formula="of:=[.A781]/1000/(60*60*24)" office:value-type="time" office:time-value="PT03H27M43.384S" calcext:value-type="time">
            <text:p>03:27:4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25.51" calcext:value-type="float">
            <text:p>425.51</text:p>
          </table:table-cell>
          <table:table-cell office:value-type="float" office:value="520.29" calcext:value-type="float">
            <text:p>520.29</text:p>
          </table:table-cell>
        </table:table-row>
        <table:table-row table:style-name="ro1">
          <table:table-cell office:value-type="float" office:value="12479384" calcext:value-type="float">
            <text:p>12479384</text:p>
          </table:table-cell>
          <table:table-cell table:formula="of:=[.A782]/1000/(60*60*24)" office:value-type="time" office:time-value="PT03H27M59.384S" calcext:value-type="time">
            <text:p>03:27:59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426.05" calcext:value-type="float">
            <text:p>426.05</text:p>
          </table:table-cell>
          <table:table-cell office:value-type="float" office:value="520.94" calcext:value-type="float">
            <text:p>520.94</text:p>
          </table:table-cell>
        </table:table-row>
        <table:table-row table:style-name="ro1">
          <table:table-cell office:value-type="float" office:value="12495384" calcext:value-type="float">
            <text:p>12495384</text:p>
          </table:table-cell>
          <table:table-cell table:formula="of:=[.A783]/1000/(60*60*24)" office:value-type="time" office:time-value="PT03H28M15.384S" calcext:value-type="time">
            <text:p>03:28:1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426.59" calcext:value-type="float">
            <text:p>426.59</text:p>
          </table:table-cell>
          <table:table-cell office:value-type="float" office:value="521.59" calcext:value-type="float">
            <text:p>521.59</text:p>
          </table:table-cell>
        </table:table-row>
        <table:table-row table:style-name="ro1">
          <table:table-cell office:value-type="float" office:value="12511384" calcext:value-type="float">
            <text:p>12511384</text:p>
          </table:table-cell>
          <table:table-cell table:formula="of:=[.A784]/1000/(60*60*24)" office:value-type="time" office:time-value="PT03H28M31.384S" calcext:value-type="time">
            <text:p>03:28:3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27.12" calcext:value-type="float">
            <text:p>427.12</text:p>
          </table:table-cell>
          <table:table-cell office:value-type="float" office:value="522.24" calcext:value-type="float">
            <text:p>522.24</text:p>
          </table:table-cell>
        </table:table-row>
        <table:table-row table:style-name="ro1">
          <table:table-cell office:value-type="float" office:value="12527384" calcext:value-type="float">
            <text:p>12527384</text:p>
          </table:table-cell>
          <table:table-cell table:formula="of:=[.A785]/1000/(60*60*24)" office:value-type="time" office:time-value="PT03H28M47.384S" calcext:value-type="time">
            <text:p>03:28:4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8" calcext:value-type="float">
            <text:p>145.58</text:p>
          </table:table-cell>
          <table:table-cell office:value-type="float" office:value="427.66" calcext:value-type="float">
            <text:p>427.66</text:p>
          </table:table-cell>
          <table:table-cell office:value-type="float" office:value="522.88" calcext:value-type="float">
            <text:p>522.88</text:p>
          </table:table-cell>
        </table:table-row>
        <table:table-row table:style-name="ro1">
          <table:table-cell office:value-type="float" office:value="12543384" calcext:value-type="float">
            <text:p>12543384</text:p>
          </table:table-cell>
          <table:table-cell table:formula="of:=[.A786]/1000/(60*60*24)" office:value-type="time" office:time-value="PT03H29M03.384S" calcext:value-type="time">
            <text:p>03:29:0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28.2" calcext:value-type="float">
            <text:p>428.2</text:p>
          </table:table-cell>
          <table:table-cell office:value-type="float" office:value="523.53" calcext:value-type="float">
            <text:p>523.53</text:p>
          </table:table-cell>
        </table:table-row>
        <table:table-row table:style-name="ro1">
          <table:table-cell office:value-type="float" office:value="12559384" calcext:value-type="float">
            <text:p>12559384</text:p>
          </table:table-cell>
          <table:table-cell table:formula="of:=[.A787]/1000/(60*60*24)" office:value-type="time" office:time-value="PT03H29M19.384S" calcext:value-type="time">
            <text:p>03:29:19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28.73" calcext:value-type="float">
            <text:p>428.73</text:p>
          </table:table-cell>
          <table:table-cell office:value-type="float" office:value="524.18" calcext:value-type="float">
            <text:p>524.18</text:p>
          </table:table-cell>
        </table:table-row>
        <table:table-row table:style-name="ro1">
          <table:table-cell office:value-type="float" office:value="12575384" calcext:value-type="float">
            <text:p>12575384</text:p>
          </table:table-cell>
          <table:table-cell table:formula="of:=[.A788]/1000/(60*60*24)" office:value-type="time" office:time-value="PT03H29M35.384S" calcext:value-type="time">
            <text:p>03:29:3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29.27" calcext:value-type="float">
            <text:p>429.27</text:p>
          </table:table-cell>
          <table:table-cell office:value-type="float" office:value="524.82" calcext:value-type="float">
            <text:p>524.82</text:p>
          </table:table-cell>
        </table:table-row>
        <table:table-row table:style-name="ro1">
          <table:table-cell office:value-type="float" office:value="12591384" calcext:value-type="float">
            <text:p>12591384</text:p>
          </table:table-cell>
          <table:table-cell table:formula="of:=[.A789]/1000/(60*60*24)" office:value-type="time" office:time-value="PT03H29M51.384S" calcext:value-type="time">
            <text:p>03:29:5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29.81" calcext:value-type="float">
            <text:p>429.81</text:p>
          </table:table-cell>
          <table:table-cell office:value-type="float" office:value="525.47" calcext:value-type="float">
            <text:p>525.47</text:p>
          </table:table-cell>
        </table:table-row>
        <table:table-row table:style-name="ro1">
          <table:table-cell office:value-type="float" office:value="12607384" calcext:value-type="float">
            <text:p>12607384</text:p>
          </table:table-cell>
          <table:table-cell table:formula="of:=[.A790]/1000/(60*60*24)" office:value-type="time" office:time-value="PT03H30M07.384S" calcext:value-type="time">
            <text:p>03:30:0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30.35" calcext:value-type="float">
            <text:p>430.35</text:p>
          </table:table-cell>
          <table:table-cell office:value-type="float" office:value="526.12" calcext:value-type="float">
            <text:p>526.12</text:p>
          </table:table-cell>
        </table:table-row>
        <table:table-row table:style-name="ro1">
          <table:table-cell office:value-type="float" office:value="12623384" calcext:value-type="float">
            <text:p>12623384</text:p>
          </table:table-cell>
          <table:table-cell table:formula="of:=[.A791]/1000/(60*60*24)" office:value-type="time" office:time-value="PT03H30M23.384S" calcext:value-type="time">
            <text:p>03:30:2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69" calcext:value-type="float">
            <text:p>145.69</text:p>
          </table:table-cell>
          <table:table-cell office:value-type="float" office:value="430.88" calcext:value-type="float">
            <text:p>430.88</text:p>
          </table:table-cell>
          <table:table-cell office:value-type="float" office:value="526.77" calcext:value-type="float">
            <text:p>526.77</text:p>
          </table:table-cell>
        </table:table-row>
        <table:table-row table:style-name="ro1">
          <table:table-cell office:value-type="float" office:value="12639384" calcext:value-type="float">
            <text:p>12639384</text:p>
          </table:table-cell>
          <table:table-cell table:formula="of:=[.A792]/1000/(60*60*24)" office:value-type="time" office:time-value="PT03H30M39.384S" calcext:value-type="time">
            <text:p>03:30:39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431.42" calcext:value-type="float">
            <text:p>431.42</text:p>
          </table:table-cell>
          <table:table-cell office:value-type="float" office:value="527.41" calcext:value-type="float">
            <text:p>527.41</text:p>
          </table:table-cell>
        </table:table-row>
        <table:table-row table:style-name="ro1">
          <table:table-cell office:value-type="float" office:value="12655384" calcext:value-type="float">
            <text:p>12655384</text:p>
          </table:table-cell>
          <table:table-cell table:formula="of:=[.A793]/1000/(60*60*24)" office:value-type="time" office:time-value="PT03H30M55.384S" calcext:value-type="time">
            <text:p>03:30:5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431.96" calcext:value-type="float">
            <text:p>431.96</text:p>
          </table:table-cell>
          <table:table-cell office:value-type="float" office:value="528.06" calcext:value-type="float">
            <text:p>528.06</text:p>
          </table:table-cell>
        </table:table-row>
        <table:table-row table:style-name="ro1">
          <table:table-cell office:value-type="float" office:value="12671384" calcext:value-type="float">
            <text:p>12671384</text:p>
          </table:table-cell>
          <table:table-cell table:formula="of:=[.A794]/1000/(60*60*24)" office:value-type="time" office:time-value="PT03H31M11.384S" calcext:value-type="time">
            <text:p>03:31:1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432.5" calcext:value-type="float">
            <text:p>432.5</text:p>
          </table:table-cell>
          <table:table-cell office:value-type="float" office:value="528.7" calcext:value-type="float">
            <text:p>528.7</text:p>
          </table:table-cell>
        </table:table-row>
        <table:table-row table:style-name="ro1">
          <table:table-cell office:value-type="float" office:value="12687384" calcext:value-type="float">
            <text:p>12687384</text:p>
          </table:table-cell>
          <table:table-cell table:formula="of:=[.A795]/1000/(60*60*24)" office:value-type="time" office:time-value="PT03H31M27.384S" calcext:value-type="time">
            <text:p>03:31:27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69" calcext:value-type="float">
            <text:p>145.69</text:p>
          </table:table-cell>
          <table:table-cell office:value-type="float" office:value="433.03" calcext:value-type="float">
            <text:p>433.03</text:p>
          </table:table-cell>
          <table:table-cell office:value-type="float" office:value="529.35" calcext:value-type="float">
            <text:p>529.35</text:p>
          </table:table-cell>
        </table:table-row>
        <table:table-row table:style-name="ro1">
          <table:table-cell office:value-type="float" office:value="12703384" calcext:value-type="float">
            <text:p>12703384</text:p>
          </table:table-cell>
          <table:table-cell table:formula="of:=[.A796]/1000/(60*60*24)" office:value-type="time" office:time-value="PT03H31M43.384S" calcext:value-type="time">
            <text:p>03:31:4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69" calcext:value-type="float">
            <text:p>145.69</text:p>
          </table:table-cell>
          <table:table-cell office:value-type="float" office:value="433.57" calcext:value-type="float">
            <text:p>433.57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2719383" calcext:value-type="float">
            <text:p>12719383</text:p>
          </table:table-cell>
          <table:table-cell table:formula="of:=[.A797]/1000/(60*60*24)" office:value-type="time" office:time-value="PT03H31M59.383S" calcext:value-type="time">
            <text:p>03:31:59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69" calcext:value-type="float">
            <text:p>145.69</text:p>
          </table:table-cell>
          <table:table-cell office:value-type="float" office:value="434.11" calcext:value-type="float">
            <text:p>434.11</text:p>
          </table:table-cell>
          <table:table-cell office:value-type="float" office:value="530.64" calcext:value-type="float">
            <text:p>530.64</text:p>
          </table:table-cell>
        </table:table-row>
        <table:table-row table:style-name="ro1">
          <table:table-cell office:value-type="float" office:value="12735384" calcext:value-type="float">
            <text:p>12735384</text:p>
          </table:table-cell>
          <table:table-cell table:formula="of:=[.A798]/1000/(60*60*24)" office:value-type="time" office:time-value="PT03H32M15.384S" calcext:value-type="time">
            <text:p>03:32:15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34.65" calcext:value-type="float">
            <text:p>434.65</text:p>
          </table:table-cell>
          <table:table-cell office:value-type="float" office:value="531.29" calcext:value-type="float">
            <text:p>531.29</text:p>
          </table:table-cell>
        </table:table-row>
        <table:table-row table:style-name="ro1">
          <table:table-cell office:value-type="float" office:value="12751383" calcext:value-type="float">
            <text:p>12751383</text:p>
          </table:table-cell>
          <table:table-cell table:formula="of:=[.A799]/1000/(60*60*24)" office:value-type="time" office:time-value="PT03H32M31.383S" calcext:value-type="time">
            <text:p>03:32:31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8" calcext:value-type="float">
            <text:p>145.58</text:p>
          </table:table-cell>
          <table:table-cell office:value-type="float" office:value="435.18" calcext:value-type="float">
            <text:p>435.18</text:p>
          </table:table-cell>
          <table:table-cell office:value-type="float" office:value="531.94" calcext:value-type="float">
            <text:p>531.94</text:p>
          </table:table-cell>
        </table:table-row>
        <table:table-row table:style-name="ro1">
          <table:table-cell office:value-type="float" office:value="12767384" calcext:value-type="float">
            <text:p>12767384</text:p>
          </table:table-cell>
          <table:table-cell table:formula="of:=[.A800]/1000/(60*60*24)" office:value-type="time" office:time-value="PT03H32M47.384S" calcext:value-type="time">
            <text:p>03:32:4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35.72" calcext:value-type="float">
            <text:p>435.72</text:p>
          </table:table-cell>
          <table:table-cell office:value-type="float" office:value="532.59" calcext:value-type="float">
            <text:p>532.59</text:p>
          </table:table-cell>
        </table:table-row>
        <table:table-row table:style-name="ro1">
          <table:table-cell office:value-type="float" office:value="12783384" calcext:value-type="float">
            <text:p>12783384</text:p>
          </table:table-cell>
          <table:table-cell table:formula="of:=[.A801]/1000/(60*60*24)" office:value-type="time" office:time-value="PT03H33M03.384S" calcext:value-type="time">
            <text:p>03:33:03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36.26" calcext:value-type="float">
            <text:p>436.26</text:p>
          </table:table-cell>
          <table:table-cell office:value-type="float" office:value="533.23" calcext:value-type="float">
            <text:p>533.23</text:p>
          </table:table-cell>
        </table:table-row>
        <table:table-row table:style-name="ro1">
          <table:table-cell office:value-type="float" office:value="12799384" calcext:value-type="float">
            <text:p>12799384</text:p>
          </table:table-cell>
          <table:table-cell table:formula="of:=[.A802]/1000/(60*60*24)" office:value-type="time" office:time-value="PT03H33M19.384S" calcext:value-type="time">
            <text:p>03:33:1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36.8" calcext:value-type="float">
            <text:p>436.8</text:p>
          </table:table-cell>
          <table:table-cell office:value-type="float" office:value="533.88" calcext:value-type="float">
            <text:p>533.88</text:p>
          </table:table-cell>
        </table:table-row>
        <table:table-row table:style-name="ro1">
          <table:table-cell office:value-type="float" office:value="12815384" calcext:value-type="float">
            <text:p>12815384</text:p>
          </table:table-cell>
          <table:table-cell table:formula="of:=[.A803]/1000/(60*60*24)" office:value-type="time" office:time-value="PT03H33M35.384S" calcext:value-type="time">
            <text:p>03:33:3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437.33" calcext:value-type="float">
            <text:p>437.33</text:p>
          </table:table-cell>
          <table:table-cell office:value-type="float" office:value="534.52" calcext:value-type="float">
            <text:p>534.52</text:p>
          </table:table-cell>
        </table:table-row>
        <table:table-row table:style-name="ro1">
          <table:table-cell office:value-type="float" office:value="12831384" calcext:value-type="float">
            <text:p>12831384</text:p>
          </table:table-cell>
          <table:table-cell table:formula="of:=[.A804]/1000/(60*60*24)" office:value-type="time" office:time-value="PT03H33M51.384S" calcext:value-type="time">
            <text:p>03:33:51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37.87" calcext:value-type="float">
            <text:p>437.87</text:p>
          </table:table-cell>
          <table:table-cell office:value-type="float" office:value="535.17" calcext:value-type="float">
            <text:p>535.17</text:p>
          </table:table-cell>
        </table:table-row>
        <table:table-row table:style-name="ro1">
          <table:table-cell office:value-type="float" office:value="12847384" calcext:value-type="float">
            <text:p>12847384</text:p>
          </table:table-cell>
          <table:table-cell table:formula="of:=[.A805]/1000/(60*60*24)" office:value-type="time" office:time-value="PT03H34M07.384S" calcext:value-type="time">
            <text:p>03:34:0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38.41" calcext:value-type="float">
            <text:p>438.41</text:p>
          </table:table-cell>
          <table:table-cell office:value-type="float" office:value="535.82" calcext:value-type="float">
            <text:p>535.82</text:p>
          </table:table-cell>
        </table:table-row>
        <table:table-row table:style-name="ro1">
          <table:table-cell office:value-type="float" office:value="12863384" calcext:value-type="float">
            <text:p>12863384</text:p>
          </table:table-cell>
          <table:table-cell table:formula="of:=[.A806]/1000/(60*60*24)" office:value-type="time" office:time-value="PT03H34M23.384S" calcext:value-type="time">
            <text:p>03:34:23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38.94" calcext:value-type="float">
            <text:p>438.94</text:p>
          </table:table-cell>
          <table:table-cell office:value-type="float" office:value="536.46" calcext:value-type="float">
            <text:p>536.46</text:p>
          </table:table-cell>
        </table:table-row>
        <table:table-row table:style-name="ro1">
          <table:table-cell office:value-type="float" office:value="12879384" calcext:value-type="float">
            <text:p>12879384</text:p>
          </table:table-cell>
          <table:table-cell table:formula="of:=[.A807]/1000/(60*60*24)" office:value-type="time" office:time-value="PT03H34M39.384S" calcext:value-type="time">
            <text:p>03:34:3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39.48" calcext:value-type="float">
            <text:p>439.48</text:p>
          </table:table-cell>
          <table:table-cell office:value-type="float" office:value="537.11" calcext:value-type="float">
            <text:p>537.11</text:p>
          </table:table-cell>
        </table:table-row>
        <table:table-row table:style-name="ro1">
          <table:table-cell office:value-type="float" office:value="12895384" calcext:value-type="float">
            <text:p>12895384</text:p>
          </table:table-cell>
          <table:table-cell table:formula="of:=[.A808]/1000/(60*60*24)" office:value-type="time" office:time-value="PT03H34M55.384S" calcext:value-type="time">
            <text:p>03:34:55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40.02" calcext:value-type="float">
            <text:p>440.02</text:p>
          </table:table-cell>
          <table:table-cell office:value-type="float" office:value="537.75" calcext:value-type="float">
            <text:p>537.75</text:p>
          </table:table-cell>
        </table:table-row>
        <table:table-row table:style-name="ro1">
          <table:table-cell office:value-type="float" office:value="12911384" calcext:value-type="float">
            <text:p>12911384</text:p>
          </table:table-cell>
          <table:table-cell table:formula="of:=[.A809]/1000/(60*60*24)" office:value-type="time" office:time-value="PT03H35M11.384S" calcext:value-type="time">
            <text:p>03:35:11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8" calcext:value-type="float">
            <text:p>145.58</text:p>
          </table:table-cell>
          <table:table-cell office:value-type="float" office:value="440.56" calcext:value-type="float">
            <text:p>440.56</text:p>
          </table:table-cell>
          <table:table-cell office:value-type="float" office:value="538.4" calcext:value-type="float">
            <text:p>538.4</text:p>
          </table:table-cell>
        </table:table-row>
        <table:table-row table:style-name="ro1">
          <table:table-cell office:value-type="float" office:value="12927384" calcext:value-type="float">
            <text:p>12927384</text:p>
          </table:table-cell>
          <table:table-cell table:formula="of:=[.A810]/1000/(60*60*24)" office:value-type="time" office:time-value="PT03H35M27.384S" calcext:value-type="time">
            <text:p>03:35:2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41.09" calcext:value-type="float">
            <text:p>441.09</text:p>
          </table:table-cell>
          <table:table-cell office:value-type="float" office:value="539.05" calcext:value-type="float">
            <text:p>539.05</text:p>
          </table:table-cell>
        </table:table-row>
        <table:table-row table:style-name="ro1">
          <table:table-cell office:value-type="float" office:value="12943384" calcext:value-type="float">
            <text:p>12943384</text:p>
          </table:table-cell>
          <table:table-cell table:formula="of:=[.A811]/1000/(60*60*24)" office:value-type="time" office:time-value="PT03H35M43.384S" calcext:value-type="time">
            <text:p>03:35:43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8" calcext:value-type="float">
            <text:p>145.58</text:p>
          </table:table-cell>
          <table:table-cell office:value-type="float" office:value="441.63" calcext:value-type="float">
            <text:p>441.63</text:p>
          </table:table-cell>
          <table:table-cell office:value-type="float" office:value="539.69" calcext:value-type="float">
            <text:p>539.69</text:p>
          </table:table-cell>
        </table:table-row>
        <table:table-row table:style-name="ro1">
          <table:table-cell office:value-type="float" office:value="12959384" calcext:value-type="float">
            <text:p>12959384</text:p>
          </table:table-cell>
          <table:table-cell table:formula="of:=[.A812]/1000/(60*60*24)" office:value-type="time" office:time-value="PT03H35M59.384S" calcext:value-type="time">
            <text:p>03:35:5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42.17" calcext:value-type="float">
            <text:p>442.17</text:p>
          </table:table-cell>
          <table:table-cell office:value-type="float" office:value="540.34" calcext:value-type="float">
            <text:p>540.34</text:p>
          </table:table-cell>
        </table:table-row>
        <table:table-row table:style-name="ro1">
          <table:table-cell office:value-type="float" office:value="12975384" calcext:value-type="float">
            <text:p>12975384</text:p>
          </table:table-cell>
          <table:table-cell table:formula="of:=[.A813]/1000/(60*60*24)" office:value-type="time" office:time-value="PT03H36M15.384S" calcext:value-type="time">
            <text:p>03:36:15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42.71" calcext:value-type="float">
            <text:p>442.71</text:p>
          </table:table-cell>
          <table:table-cell office:value-type="float" office:value="540.98" calcext:value-type="float">
            <text:p>540.98</text:p>
          </table:table-cell>
        </table:table-row>
        <table:table-row table:style-name="ro1">
          <table:table-cell office:value-type="float" office:value="12991384" calcext:value-type="float">
            <text:p>12991384</text:p>
          </table:table-cell>
          <table:table-cell table:formula="of:=[.A814]/1000/(60*60*24)" office:value-type="time" office:time-value="PT03H36M31.384S" calcext:value-type="time">
            <text:p>03:36:31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43.24" calcext:value-type="float">
            <text:p>443.24</text:p>
          </table:table-cell>
          <table:table-cell office:value-type="float" office:value="541.63" calcext:value-type="float">
            <text:p>541.63</text:p>
          </table:table-cell>
        </table:table-row>
        <table:table-row table:style-name="ro1">
          <table:table-cell office:value-type="float" office:value="13007384" calcext:value-type="float">
            <text:p>13007384</text:p>
          </table:table-cell>
          <table:table-cell table:formula="of:=[.A815]/1000/(60*60*24)" office:value-type="time" office:time-value="PT03H36M47.384S" calcext:value-type="time">
            <text:p>03:36:4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43.78" calcext:value-type="float">
            <text:p>443.78</text:p>
          </table:table-cell>
          <table:table-cell office:value-type="float" office:value="542.27" calcext:value-type="float">
            <text:p>542.27</text:p>
          </table:table-cell>
        </table:table-row>
        <table:table-row table:style-name="ro1">
          <table:table-cell office:value-type="float" office:value="13023384" calcext:value-type="float">
            <text:p>13023384</text:p>
          </table:table-cell>
          <table:table-cell table:formula="of:=[.A816]/1000/(60*60*24)" office:value-type="time" office:time-value="PT03H37M03.384S" calcext:value-type="time">
            <text:p>03:37:03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44.32" calcext:value-type="float">
            <text:p>444.32</text:p>
          </table:table-cell>
          <table:table-cell office:value-type="float" office:value="542.92" calcext:value-type="float">
            <text:p>542.92</text:p>
          </table:table-cell>
        </table:table-row>
        <table:table-row table:style-name="ro1">
          <table:table-cell office:value-type="float" office:value="13039384" calcext:value-type="float">
            <text:p>13039384</text:p>
          </table:table-cell>
          <table:table-cell table:formula="of:=[.A817]/1000/(60*60*24)" office:value-type="time" office:time-value="PT03H37M19.384S" calcext:value-type="time">
            <text:p>03:37:1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44.85" calcext:value-type="float">
            <text:p>444.85</text:p>
          </table:table-cell>
          <table:table-cell office:value-type="float" office:value="543.57" calcext:value-type="float">
            <text:p>543.57</text:p>
          </table:table-cell>
        </table:table-row>
        <table:table-row table:style-name="ro1">
          <table:table-cell office:value-type="float" office:value="13055383" calcext:value-type="float">
            <text:p>13055383</text:p>
          </table:table-cell>
          <table:table-cell table:formula="of:=[.A818]/1000/(60*60*24)" office:value-type="time" office:time-value="PT03H37M35.383S" calcext:value-type="time">
            <text:p>03:37:35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45.39" calcext:value-type="float">
            <text:p>445.39</text:p>
          </table:table-cell>
          <table:table-cell office:value-type="float" office:value="544.21" calcext:value-type="float">
            <text:p>544.21</text:p>
          </table:table-cell>
        </table:table-row>
        <table:table-row table:style-name="ro1">
          <table:table-cell office:value-type="float" office:value="13071384" calcext:value-type="float">
            <text:p>13071384</text:p>
          </table:table-cell>
          <table:table-cell table:formula="of:=[.A819]/1000/(60*60*24)" office:value-type="time" office:time-value="PT03H37M51.384S" calcext:value-type="time">
            <text:p>03:37:51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45.93" calcext:value-type="float">
            <text:p>445.93</text:p>
          </table:table-cell>
          <table:table-cell office:value-type="float" office:value="544.86" calcext:value-type="float">
            <text:p>544.86</text:p>
          </table:table-cell>
        </table:table-row>
        <table:table-row table:style-name="ro1">
          <table:table-cell office:value-type="float" office:value="13087383" calcext:value-type="float">
            <text:p>13087383</text:p>
          </table:table-cell>
          <table:table-cell table:formula="of:=[.A820]/1000/(60*60*24)" office:value-type="time" office:time-value="PT03H38M07.383S" calcext:value-type="time">
            <text:p>03:38:0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46.47" calcext:value-type="float">
            <text:p>446.47</text:p>
          </table:table-cell>
          <table:table-cell office:value-type="float" office:value="545.5" calcext:value-type="float">
            <text:p>545.5</text:p>
          </table:table-cell>
        </table:table-row>
        <table:table-row table:style-name="ro1">
          <table:table-cell office:value-type="float" office:value="13103384" calcext:value-type="float">
            <text:p>13103384</text:p>
          </table:table-cell>
          <table:table-cell table:formula="of:=[.A821]/1000/(60*60*24)" office:value-type="time" office:time-value="PT03H38M23.384S" calcext:value-type="time">
            <text:p>03:38:23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47" calcext:value-type="float">
            <text:p>447</text:p>
          </table:table-cell>
          <table:table-cell office:value-type="float" office:value="546.15" calcext:value-type="float">
            <text:p>546.15</text:p>
          </table:table-cell>
        </table:table-row>
        <table:table-row table:style-name="ro1">
          <table:table-cell office:value-type="float" office:value="13119384" calcext:value-type="float">
            <text:p>13119384</text:p>
          </table:table-cell>
          <table:table-cell table:formula="of:=[.A822]/1000/(60*60*24)" office:value-type="time" office:time-value="PT03H38M39.384S" calcext:value-type="time">
            <text:p>03:38:3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47.54" calcext:value-type="float">
            <text:p>447.54</text:p>
          </table:table-cell>
          <table:table-cell office:value-type="float" office:value="546.79" calcext:value-type="float">
            <text:p>546.79</text:p>
          </table:table-cell>
        </table:table-row>
        <table:table-row table:style-name="ro1">
          <table:table-cell office:value-type="float" office:value="13135384" calcext:value-type="float">
            <text:p>13135384</text:p>
          </table:table-cell>
          <table:table-cell table:formula="of:=[.A823]/1000/(60*60*24)" office:value-type="time" office:time-value="PT03H38M55.384S" calcext:value-type="time">
            <text:p>03:38:55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48.08" calcext:value-type="float">
            <text:p>448.08</text:p>
          </table:table-cell>
          <table:table-cell office:value-type="float" office:value="547.44" calcext:value-type="float">
            <text:p>547.44</text:p>
          </table:table-cell>
        </table:table-row>
        <table:table-row table:style-name="ro1">
          <table:table-cell office:value-type="float" office:value="13151384" calcext:value-type="float">
            <text:p>13151384</text:p>
          </table:table-cell>
          <table:table-cell table:formula="of:=[.A824]/1000/(60*60*24)" office:value-type="time" office:time-value="PT03H39M11.384S" calcext:value-type="time">
            <text:p>03:39:11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48.61" calcext:value-type="float">
            <text:p>448.61</text:p>
          </table:table-cell>
          <table:table-cell office:value-type="float" office:value="548.08" calcext:value-type="float">
            <text:p>548.08</text:p>
          </table:table-cell>
        </table:table-row>
        <table:table-row table:style-name="ro1">
          <table:table-cell office:value-type="float" office:value="13167384" calcext:value-type="float">
            <text:p>13167384</text:p>
          </table:table-cell>
          <table:table-cell table:formula="of:=[.A825]/1000/(60*60*24)" office:value-type="time" office:time-value="PT03H39M27.384S" calcext:value-type="time">
            <text:p>03:39:27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49.15" calcext:value-type="float">
            <text:p>449.15</text:p>
          </table:table-cell>
          <table:table-cell office:value-type="float" office:value="548.73" calcext:value-type="float">
            <text:p>548.73</text:p>
          </table:table-cell>
        </table:table-row>
        <table:table-row table:style-name="ro1">
          <table:table-cell office:value-type="float" office:value="13183384" calcext:value-type="float">
            <text:p>13183384</text:p>
          </table:table-cell>
          <table:table-cell table:formula="of:=[.A826]/1000/(60*60*24)" office:value-type="time" office:time-value="PT03H39M43.384S" calcext:value-type="time">
            <text:p>03:39:43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49.69" calcext:value-type="float">
            <text:p>449.69</text:p>
          </table:table-cell>
          <table:table-cell office:value-type="float" office:value="549.37" calcext:value-type="float">
            <text:p>549.37</text:p>
          </table:table-cell>
        </table:table-row>
        <table:table-row table:style-name="ro1">
          <table:table-cell office:value-type="float" office:value="13199384" calcext:value-type="float">
            <text:p>13199384</text:p>
          </table:table-cell>
          <table:table-cell table:formula="of:=[.A827]/1000/(60*60*24)" office:value-type="time" office:time-value="PT03H39M59.384S" calcext:value-type="time">
            <text:p>03:39:5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50.23" calcext:value-type="float">
            <text:p>450.23</text:p>
          </table:table-cell>
          <table:table-cell office:value-type="float" office:value="550.02" calcext:value-type="float">
            <text:p>550.02</text:p>
          </table:table-cell>
        </table:table-row>
        <table:table-row table:style-name="ro1">
          <table:table-cell office:value-type="float" office:value="13215384" calcext:value-type="float">
            <text:p>13215384</text:p>
          </table:table-cell>
          <table:table-cell table:formula="of:=[.A828]/1000/(60*60*24)" office:value-type="time" office:time-value="PT03H40M15.384S" calcext:value-type="time">
            <text:p>03:40:15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50.76" calcext:value-type="float">
            <text:p>450.76</text:p>
          </table:table-cell>
          <table:table-cell office:value-type="float" office:value="550.66" calcext:value-type="float">
            <text:p>550.66</text:p>
          </table:table-cell>
        </table:table-row>
        <table:table-row table:style-name="ro1">
          <table:table-cell office:value-type="float" office:value="13231383" calcext:value-type="float">
            <text:p>13231383</text:p>
          </table:table-cell>
          <table:table-cell table:formula="of:=[.A829]/1000/(60*60*24)" office:value-type="time" office:time-value="PT03H40M31.383S" calcext:value-type="time">
            <text:p>03:40:31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51.3" calcext:value-type="float">
            <text:p>451.3</text:p>
          </table:table-cell>
          <table:table-cell office:value-type="float" office:value="551.31" calcext:value-type="float">
            <text:p>551.31</text:p>
          </table:table-cell>
        </table:table-row>
        <table:table-row table:style-name="ro1">
          <table:table-cell office:value-type="float" office:value="13247384" calcext:value-type="float">
            <text:p>13247384</text:p>
          </table:table-cell>
          <table:table-cell table:formula="of:=[.A830]/1000/(60*60*24)" office:value-type="time" office:time-value="PT03H40M47.384S" calcext:value-type="time">
            <text:p>03:40:4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51.84" calcext:value-type="float">
            <text:p>451.84</text:p>
          </table:table-cell>
          <table:table-cell office:value-type="float" office:value="551.95" calcext:value-type="float">
            <text:p>551.95</text:p>
          </table:table-cell>
        </table:table-row>
        <table:table-row table:style-name="ro1">
          <table:table-cell office:value-type="float" office:value="13263384" calcext:value-type="float">
            <text:p>13263384</text:p>
          </table:table-cell>
          <table:table-cell table:formula="of:=[.A831]/1000/(60*60*24)" office:value-type="time" office:time-value="PT03H41M03.384S" calcext:value-type="time">
            <text:p>03:41:03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52.37" calcext:value-type="float">
            <text:p>452.37</text:p>
          </table:table-cell>
          <table:table-cell office:value-type="float" office:value="552.6" calcext:value-type="float">
            <text:p>552.6</text:p>
          </table:table-cell>
        </table:table-row>
        <table:table-row table:style-name="ro1">
          <table:table-cell office:value-type="float" office:value="13279384" calcext:value-type="float">
            <text:p>13279384</text:p>
          </table:table-cell>
          <table:table-cell table:formula="of:=[.A832]/1000/(60*60*24)" office:value-type="time" office:time-value="PT03H41M19.384S" calcext:value-type="time">
            <text:p>03:41:1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52.91" calcext:value-type="float">
            <text:p>452.91</text:p>
          </table:table-cell>
          <table:table-cell office:value-type="float" office:value="553.24" calcext:value-type="float">
            <text:p>553.24</text:p>
          </table:table-cell>
        </table:table-row>
        <table:table-row table:style-name="ro1">
          <table:table-cell office:value-type="float" office:value="13295384" calcext:value-type="float">
            <text:p>13295384</text:p>
          </table:table-cell>
          <table:table-cell table:formula="of:=[.A833]/1000/(60*60*24)" office:value-type="time" office:time-value="PT03H41M35.384S" calcext:value-type="time">
            <text:p>03:41:35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53.45" calcext:value-type="float">
            <text:p>453.45</text:p>
          </table:table-cell>
          <table:table-cell office:value-type="float" office:value="553.89" calcext:value-type="float">
            <text:p>553.89</text:p>
          </table:table-cell>
        </table:table-row>
        <table:table-row table:style-name="ro1">
          <table:table-cell office:value-type="float" office:value="13311384" calcext:value-type="float">
            <text:p>13311384</text:p>
          </table:table-cell>
          <table:table-cell table:formula="of:=[.A834]/1000/(60*60*24)" office:value-type="time" office:time-value="PT03H41M51.384S" calcext:value-type="time">
            <text:p>03:41:51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53.99" calcext:value-type="float">
            <text:p>453.99</text:p>
          </table:table-cell>
          <table:table-cell office:value-type="float" office:value="554.53" calcext:value-type="float">
            <text:p>554.53</text:p>
          </table:table-cell>
        </table:table-row>
        <table:table-row table:style-name="ro1">
          <table:table-cell office:value-type="float" office:value="13327384" calcext:value-type="float">
            <text:p>13327384</text:p>
          </table:table-cell>
          <table:table-cell table:formula="of:=[.A835]/1000/(60*60*24)" office:value-type="time" office:time-value="PT03H42M07.384S" calcext:value-type="time">
            <text:p>03:42:07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54.52" calcext:value-type="float">
            <text:p>454.52</text:p>
          </table:table-cell>
          <table:table-cell office:value-type="float" office:value="555.18" calcext:value-type="float">
            <text:p>555.18</text:p>
          </table:table-cell>
        </table:table-row>
        <table:table-row table:style-name="ro1">
          <table:table-cell office:value-type="float" office:value="13343384" calcext:value-type="float">
            <text:p>13343384</text:p>
          </table:table-cell>
          <table:table-cell table:formula="of:=[.A836]/1000/(60*60*24)" office:value-type="time" office:time-value="PT03H42M23.384S" calcext:value-type="time">
            <text:p>03:42:23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55.06" calcext:value-type="float">
            <text:p>455.06</text:p>
          </table:table-cell>
          <table:table-cell office:value-type="float" office:value="555.82" calcext:value-type="float">
            <text:p>555.82</text:p>
          </table:table-cell>
        </table:table-row>
        <table:table-row table:style-name="ro1">
          <table:table-cell office:value-type="float" office:value="13359383" calcext:value-type="float">
            <text:p>13359383</text:p>
          </table:table-cell>
          <table:table-cell table:formula="of:=[.A837]/1000/(60*60*24)" office:value-type="time" office:time-value="PT03H42M39.383S" calcext:value-type="time">
            <text:p>03:42:3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55.6" calcext:value-type="float">
            <text:p>455.6</text:p>
          </table:table-cell>
          <table:table-cell office:value-type="float" office:value="556.47" calcext:value-type="float">
            <text:p>556.47</text:p>
          </table:table-cell>
        </table:table-row>
        <table:table-row table:style-name="ro1">
          <table:table-cell office:value-type="float" office:value="13375384" calcext:value-type="float">
            <text:p>13375384</text:p>
          </table:table-cell>
          <table:table-cell table:formula="of:=[.A838]/1000/(60*60*24)" office:value-type="time" office:time-value="PT03H42M55.384S" calcext:value-type="time">
            <text:p>03:42:55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56.13" calcext:value-type="float">
            <text:p>456.13</text:p>
          </table:table-cell>
          <table:table-cell office:value-type="float" office:value="557.11" calcext:value-type="float">
            <text:p>557.11</text:p>
          </table:table-cell>
        </table:table-row>
        <table:table-row table:style-name="ro1">
          <table:table-cell office:value-type="float" office:value="13391384" calcext:value-type="float">
            <text:p>13391384</text:p>
          </table:table-cell>
          <table:table-cell table:formula="of:=[.A839]/1000/(60*60*24)" office:value-type="time" office:time-value="PT03H43M11.384S" calcext:value-type="time">
            <text:p>03:43:11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5.45" calcext:value-type="float">
            <text:p>145.45</text:p>
          </table:table-cell>
          <table:table-cell office:value-type="float" office:value="456.67" calcext:value-type="float">
            <text:p>456.67</text:p>
          </table:table-cell>
          <table:table-cell office:value-type="float" office:value="557.76" calcext:value-type="float">
            <text:p>557.76</text:p>
          </table:table-cell>
        </table:table-row>
        <table:table-row table:style-name="ro1">
          <table:table-cell office:value-type="float" office:value="13407384" calcext:value-type="float">
            <text:p>13407384</text:p>
          </table:table-cell>
          <table:table-cell table:formula="of:=[.A840]/1000/(60*60*24)" office:value-type="time" office:time-value="PT03H43M27.384S" calcext:value-type="time">
            <text:p>03:43:27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5.45" calcext:value-type="float">
            <text:p>145.45</text:p>
          </table:table-cell>
          <table:table-cell office:value-type="float" office:value="457.21" calcext:value-type="float">
            <text:p>457.21</text:p>
          </table:table-cell>
          <table:table-cell office:value-type="float" office:value="558.4" calcext:value-type="float">
            <text:p>558.4</text:p>
          </table:table-cell>
        </table:table-row>
        <table:table-row table:style-name="ro1">
          <table:table-cell office:value-type="float" office:value="13423384" calcext:value-type="float">
            <text:p>13423384</text:p>
          </table:table-cell>
          <table:table-cell table:formula="of:=[.A841]/1000/(60*60*24)" office:value-type="time" office:time-value="PT03H43M43.384S" calcext:value-type="time">
            <text:p>03:43:43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57.74" calcext:value-type="float">
            <text:p>457.74</text:p>
          </table:table-cell>
          <table:table-cell office:value-type="float" office:value="559.05" calcext:value-type="float">
            <text:p>559.05</text:p>
          </table:table-cell>
        </table:table-row>
        <table:table-row table:style-name="ro1">
          <table:table-cell office:value-type="float" office:value="13439384" calcext:value-type="float">
            <text:p>13439384</text:p>
          </table:table-cell>
          <table:table-cell table:formula="of:=[.A842]/1000/(60*60*24)" office:value-type="time" office:time-value="PT03H43M59.384S" calcext:value-type="time">
            <text:p>03:43:59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58.28" calcext:value-type="float">
            <text:p>458.28</text:p>
          </table:table-cell>
          <table:table-cell office:value-type="float" office:value="559.69" calcext:value-type="float">
            <text:p>559.69</text:p>
          </table:table-cell>
        </table:table-row>
        <table:table-row table:style-name="ro1">
          <table:table-cell office:value-type="float" office:value="13455384" calcext:value-type="float">
            <text:p>13455384</text:p>
          </table:table-cell>
          <table:table-cell table:formula="of:=[.A843]/1000/(60*60*24)" office:value-type="time" office:time-value="PT03H44M15.384S" calcext:value-type="time">
            <text:p>03:44:15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58.82" calcext:value-type="float">
            <text:p>458.82</text:p>
          </table:table-cell>
          <table:table-cell office:value-type="float" office:value="560.33" calcext:value-type="float">
            <text:p>560.33</text:p>
          </table:table-cell>
        </table:table-row>
        <table:table-row table:style-name="ro1">
          <table:table-cell office:value-type="float" office:value="13471384" calcext:value-type="float">
            <text:p>13471384</text:p>
          </table:table-cell>
          <table:table-cell table:formula="of:=[.A844]/1000/(60*60*24)" office:value-type="time" office:time-value="PT03H44M31.384S" calcext:value-type="time">
            <text:p>03:44:31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59.36" calcext:value-type="float">
            <text:p>459.36</text:p>
          </table:table-cell>
          <table:table-cell office:value-type="float" office:value="560.98" calcext:value-type="float">
            <text:p>560.98</text:p>
          </table:table-cell>
        </table:table-row>
        <table:table-row table:style-name="ro1">
          <table:table-cell office:value-type="float" office:value="13487384" calcext:value-type="float">
            <text:p>13487384</text:p>
          </table:table-cell>
          <table:table-cell table:formula="of:=[.A845]/1000/(60*60*24)" office:value-type="time" office:time-value="PT03H44M47.384S" calcext:value-type="time">
            <text:p>03:44:47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59.89" calcext:value-type="float">
            <text:p>459.89</text:p>
          </table:table-cell>
          <table:table-cell office:value-type="float" office:value="561.62" calcext:value-type="float">
            <text:p>561.62</text:p>
          </table:table-cell>
        </table:table-row>
        <table:table-row table:style-name="ro1">
          <table:table-cell office:value-type="float" office:value="13503384" calcext:value-type="float">
            <text:p>13503384</text:p>
          </table:table-cell>
          <table:table-cell table:formula="of:=[.A846]/1000/(60*60*24)" office:value-type="time" office:time-value="PT03H45M03.384S" calcext:value-type="time">
            <text:p>03:45:03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60.43" calcext:value-type="float">
            <text:p>460.43</text:p>
          </table:table-cell>
          <table:table-cell office:value-type="float" office:value="562.27" calcext:value-type="float">
            <text:p>562.27</text:p>
          </table:table-cell>
        </table:table-row>
        <table:table-row table:style-name="ro1">
          <table:table-cell office:value-type="float" office:value="13519384" calcext:value-type="float">
            <text:p>13519384</text:p>
          </table:table-cell>
          <table:table-cell table:formula="of:=[.A847]/1000/(60*60*24)" office:value-type="time" office:time-value="PT03H45M19.384S" calcext:value-type="time">
            <text:p>03:45:19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60.97" calcext:value-type="float">
            <text:p>460.97</text:p>
          </table:table-cell>
          <table:table-cell office:value-type="float" office:value="562.91" calcext:value-type="float">
            <text:p>562.91</text:p>
          </table:table-cell>
        </table:table-row>
        <table:table-row table:style-name="ro1">
          <table:table-cell office:value-type="float" office:value="13535384" calcext:value-type="float">
            <text:p>13535384</text:p>
          </table:table-cell>
          <table:table-cell table:formula="of:=[.A848]/1000/(60*60*24)" office:value-type="time" office:time-value="PT03H45M35.384S" calcext:value-type="time">
            <text:p>03:45:35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61.5" calcext:value-type="float">
            <text:p>461.5</text:p>
          </table:table-cell>
          <table:table-cell office:value-type="float" office:value="563.56" calcext:value-type="float">
            <text:p>563.56</text:p>
          </table:table-cell>
        </table:table-row>
        <table:table-row table:style-name="ro1">
          <table:table-cell office:value-type="float" office:value="13551384" calcext:value-type="float">
            <text:p>13551384</text:p>
          </table:table-cell>
          <table:table-cell table:formula="of:=[.A849]/1000/(60*60*24)" office:value-type="time" office:time-value="PT03H45M51.384S" calcext:value-type="time">
            <text:p>03:45:51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62.04" calcext:value-type="float">
            <text:p>462.04</text:p>
          </table:table-cell>
          <table:table-cell office:value-type="float" office:value="564.2" calcext:value-type="float">
            <text:p>564.2</text:p>
          </table:table-cell>
        </table:table-row>
        <table:table-row table:style-name="ro1">
          <table:table-cell office:value-type="float" office:value="13567384" calcext:value-type="float">
            <text:p>13567384</text:p>
          </table:table-cell>
          <table:table-cell table:formula="of:=[.A850]/1000/(60*60*24)" office:value-type="time" office:time-value="PT03H46M07.384S" calcext:value-type="time">
            <text:p>03:46:07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62.58" calcext:value-type="float">
            <text:p>462.58</text:p>
          </table:table-cell>
          <table:table-cell office:value-type="float" office:value="564.85" calcext:value-type="float">
            <text:p>564.85</text:p>
          </table:table-cell>
        </table:table-row>
        <table:table-row table:style-name="ro1">
          <table:table-cell office:value-type="float" office:value="13583384" calcext:value-type="float">
            <text:p>13583384</text:p>
          </table:table-cell>
          <table:table-cell table:formula="of:=[.A851]/1000/(60*60*24)" office:value-type="time" office:time-value="PT03H46M23.384S" calcext:value-type="time">
            <text:p>03:46:23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63.12" calcext:value-type="float">
            <text:p>463.12</text:p>
          </table:table-cell>
          <table:table-cell office:value-type="float" office:value="565.49" calcext:value-type="float">
            <text:p>565.49</text:p>
          </table:table-cell>
        </table:table-row>
        <table:table-row table:style-name="ro1">
          <table:table-cell office:value-type="float" office:value="13599384" calcext:value-type="float">
            <text:p>13599384</text:p>
          </table:table-cell>
          <table:table-cell table:formula="of:=[.A852]/1000/(60*60*24)" office:value-type="time" office:time-value="PT03H46M39.384S" calcext:value-type="time">
            <text:p>03:46:39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63.65" calcext:value-type="float">
            <text:p>463.65</text:p>
          </table:table-cell>
          <table:table-cell office:value-type="float" office:value="566.13" calcext:value-type="float">
            <text:p>566.13</text:p>
          </table:table-cell>
        </table:table-row>
        <table:table-row table:style-name="ro1">
          <table:table-cell office:value-type="float" office:value="13615384" calcext:value-type="float">
            <text:p>13615384</text:p>
          </table:table-cell>
          <table:table-cell table:formula="of:=[.A853]/1000/(60*60*24)" office:value-type="time" office:time-value="PT03H46M55.384S" calcext:value-type="time">
            <text:p>03:46:55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64.19" calcext:value-type="float">
            <text:p>464.19</text:p>
          </table:table-cell>
          <table:table-cell office:value-type="float" office:value="566.78" calcext:value-type="float">
            <text:p>566.78</text:p>
          </table:table-cell>
        </table:table-row>
        <table:table-row table:style-name="ro1">
          <table:table-cell office:value-type="float" office:value="13631384" calcext:value-type="float">
            <text:p>13631384</text:p>
          </table:table-cell>
          <table:table-cell table:formula="of:=[.A854]/1000/(60*60*24)" office:value-type="time" office:time-value="PT03H47M11.384S" calcext:value-type="time">
            <text:p>03:47:11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64.73" calcext:value-type="float">
            <text:p>464.73</text:p>
          </table:table-cell>
          <table:table-cell office:value-type="float" office:value="567.42" calcext:value-type="float">
            <text:p>567.42</text:p>
          </table:table-cell>
        </table:table-row>
        <table:table-row table:style-name="ro1">
          <table:table-cell office:value-type="float" office:value="13647384" calcext:value-type="float">
            <text:p>13647384</text:p>
          </table:table-cell>
          <table:table-cell table:formula="of:=[.A855]/1000/(60*60*24)" office:value-type="time" office:time-value="PT03H47M27.384S" calcext:value-type="time">
            <text:p>03:47:27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65.26" calcext:value-type="float">
            <text:p>465.26</text:p>
          </table:table-cell>
          <table:table-cell office:value-type="float" office:value="568.07" calcext:value-type="float">
            <text:p>568.07</text:p>
          </table:table-cell>
        </table:table-row>
        <table:table-row table:style-name="ro1">
          <table:table-cell office:value-type="float" office:value="13663384" calcext:value-type="float">
            <text:p>13663384</text:p>
          </table:table-cell>
          <table:table-cell table:formula="of:=[.A856]/1000/(60*60*24)" office:value-type="time" office:time-value="PT03H47M43.384S" calcext:value-type="time">
            <text:p>03:47:43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65.8" calcext:value-type="float">
            <text:p>465.8</text:p>
          </table:table-cell>
          <table:table-cell office:value-type="float" office:value="568.71" calcext:value-type="float">
            <text:p>568.71</text:p>
          </table:table-cell>
        </table:table-row>
        <table:table-row table:style-name="ro1">
          <table:table-cell office:value-type="float" office:value="13679384" calcext:value-type="float">
            <text:p>13679384</text:p>
          </table:table-cell>
          <table:table-cell table:formula="of:=[.A857]/1000/(60*60*24)" office:value-type="time" office:time-value="PT03H47M59.384S" calcext:value-type="time">
            <text:p>03:47:59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5.45" calcext:value-type="float">
            <text:p>145.45</text:p>
          </table:table-cell>
          <table:table-cell office:value-type="float" office:value="466.34" calcext:value-type="float">
            <text:p>466.34</text:p>
          </table:table-cell>
          <table:table-cell office:value-type="float" office:value="569.36" calcext:value-type="float">
            <text:p>569.36</text:p>
          </table:table-cell>
        </table:table-row>
        <table:table-row table:style-name="ro1">
          <table:table-cell office:value-type="float" office:value="13695384" calcext:value-type="float">
            <text:p>13695384</text:p>
          </table:table-cell>
          <table:table-cell table:formula="of:=[.A858]/1000/(60*60*24)" office:value-type="time" office:time-value="PT03H48M15.384S" calcext:value-type="time">
            <text:p>03:48:15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66.87" calcext:value-type="float">
            <text:p>466.87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13711384" calcext:value-type="float">
            <text:p>13711384</text:p>
          </table:table-cell>
          <table:table-cell table:formula="of:=[.A859]/1000/(60*60*24)" office:value-type="time" office:time-value="PT03H48M31.384S" calcext:value-type="time">
            <text:p>03:48:31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5.45" calcext:value-type="float">
            <text:p>145.45</text:p>
          </table:table-cell>
          <table:table-cell office:value-type="float" office:value="467.41" calcext:value-type="float">
            <text:p>467.41</text:p>
          </table:table-cell>
          <table:table-cell office:value-type="float" office:value="570.65" calcext:value-type="float">
            <text:p>570.65</text:p>
          </table:table-cell>
        </table:table-row>
        <table:table-row table:style-name="ro1">
          <table:table-cell office:value-type="float" office:value="13727384" calcext:value-type="float">
            <text:p>13727384</text:p>
          </table:table-cell>
          <table:table-cell table:formula="of:=[.A860]/1000/(60*60*24)" office:value-type="time" office:time-value="PT03H48M47.384S" calcext:value-type="time">
            <text:p>03:48:47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67.95" calcext:value-type="float">
            <text:p>467.95</text:p>
          </table:table-cell>
          <table:table-cell office:value-type="float" office:value="571.29" calcext:value-type="float">
            <text:p>571.29</text:p>
          </table:table-cell>
        </table:table-row>
        <table:table-row table:style-name="ro1">
          <table:table-cell office:value-type="float" office:value="13743384" calcext:value-type="float">
            <text:p>13743384</text:p>
          </table:table-cell>
          <table:table-cell table:formula="of:=[.A861]/1000/(60*60*24)" office:value-type="time" office:time-value="PT03H49M03.384S" calcext:value-type="time">
            <text:p>03:49:03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68.48" calcext:value-type="float">
            <text:p>468.48</text:p>
          </table:table-cell>
          <table:table-cell office:value-type="float" office:value="571.93" calcext:value-type="float">
            <text:p>571.93</text:p>
          </table:table-cell>
        </table:table-row>
        <table:table-row table:style-name="ro1">
          <table:table-cell office:value-type="float" office:value="13759384" calcext:value-type="float">
            <text:p>13759384</text:p>
          </table:table-cell>
          <table:table-cell table:formula="of:=[.A862]/1000/(60*60*24)" office:value-type="time" office:time-value="PT03H49M19.384S" calcext:value-type="time">
            <text:p>03:49:19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69.02" calcext:value-type="float">
            <text:p>469.02</text:p>
          </table:table-cell>
          <table:table-cell office:value-type="float" office:value="572.58" calcext:value-type="float">
            <text:p>572.58</text:p>
          </table:table-cell>
        </table:table-row>
        <table:table-row table:style-name="ro1">
          <table:table-cell office:value-type="float" office:value="13775384" calcext:value-type="float">
            <text:p>13775384</text:p>
          </table:table-cell>
          <table:table-cell table:formula="of:=[.A863]/1000/(60*60*24)" office:value-type="time" office:time-value="PT03H49M35.384S" calcext:value-type="time">
            <text:p>03:49:35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69.56" calcext:value-type="float">
            <text:p>469.56</text:p>
          </table:table-cell>
          <table:table-cell office:value-type="float" office:value="573.22" calcext:value-type="float">
            <text:p>573.22</text:p>
          </table:table-cell>
        </table:table-row>
        <table:table-row table:style-name="ro1">
          <table:table-cell office:value-type="float" office:value="13791383" calcext:value-type="float">
            <text:p>13791383</text:p>
          </table:table-cell>
          <table:table-cell table:formula="of:=[.A864]/1000/(60*60*24)" office:value-type="time" office:time-value="PT03H49M51.383S" calcext:value-type="time">
            <text:p>03:49:51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70.09" calcext:value-type="float">
            <text:p>470.09</text:p>
          </table:table-cell>
          <table:table-cell office:value-type="float" office:value="573.87" calcext:value-type="float">
            <text:p>573.87</text:p>
          </table:table-cell>
        </table:table-row>
        <table:table-row table:style-name="ro1">
          <table:table-cell office:value-type="float" office:value="13807384" calcext:value-type="float">
            <text:p>13807384</text:p>
          </table:table-cell>
          <table:table-cell table:formula="of:=[.A865]/1000/(60*60*24)" office:value-type="time" office:time-value="PT03H50M07.384S" calcext:value-type="time">
            <text:p>03:50:07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5.45" calcext:value-type="float">
            <text:p>145.45</text:p>
          </table:table-cell>
          <table:table-cell office:value-type="float" office:value="470.63" calcext:value-type="float">
            <text:p>470.63</text:p>
          </table:table-cell>
          <table:table-cell office:value-type="float" office:value="574.51" calcext:value-type="float">
            <text:p>574.51</text:p>
          </table:table-cell>
        </table:table-row>
        <table:table-row table:style-name="ro1">
          <table:table-cell office:value-type="float" office:value="13823384" calcext:value-type="float">
            <text:p>13823384</text:p>
          </table:table-cell>
          <table:table-cell table:formula="of:=[.A866]/1000/(60*60*24)" office:value-type="time" office:time-value="PT03H50M23.384S" calcext:value-type="time">
            <text:p>03:50:23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71.17" calcext:value-type="float">
            <text:p>471.17</text:p>
          </table:table-cell>
          <table:table-cell office:value-type="float" office:value="575.15" calcext:value-type="float">
            <text:p>575.15</text:p>
          </table:table-cell>
        </table:table-row>
        <table:table-row table:style-name="ro1">
          <table:table-cell office:value-type="float" office:value="13839384" calcext:value-type="float">
            <text:p>13839384</text:p>
          </table:table-cell>
          <table:table-cell table:formula="of:=[.A867]/1000/(60*60*24)" office:value-type="time" office:time-value="PT03H50M39.384S" calcext:value-type="time">
            <text:p>03:50:39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71.71" calcext:value-type="float">
            <text:p>471.71</text:p>
          </table:table-cell>
          <table:table-cell office:value-type="float" office:value="575.8" calcext:value-type="float">
            <text:p>575.8</text:p>
          </table:table-cell>
        </table:table-row>
        <table:table-row table:style-name="ro1">
          <table:table-cell office:value-type="float" office:value="13855384" calcext:value-type="float">
            <text:p>13855384</text:p>
          </table:table-cell>
          <table:table-cell table:formula="of:=[.A868]/1000/(60*60*24)" office:value-type="time" office:time-value="PT03H50M55.384S" calcext:value-type="time">
            <text:p>03:50:55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72.24" calcext:value-type="float">
            <text:p>472.24</text:p>
          </table:table-cell>
          <table:table-cell office:value-type="float" office:value="576.44" calcext:value-type="float">
            <text:p>576.44</text:p>
          </table:table-cell>
        </table:table-row>
        <table:table-row table:style-name="ro1">
          <table:table-cell office:value-type="float" office:value="13871384" calcext:value-type="float">
            <text:p>13871384</text:p>
          </table:table-cell>
          <table:table-cell table:formula="of:=[.A869]/1000/(60*60*24)" office:value-type="time" office:time-value="PT03H51M11.384S" calcext:value-type="time">
            <text:p>03:51:11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72.78" calcext:value-type="float">
            <text:p>472.78</text:p>
          </table:table-cell>
          <table:table-cell office:value-type="float" office:value="577.09" calcext:value-type="float">
            <text:p>577.09</text:p>
          </table:table-cell>
        </table:table-row>
        <table:table-row table:style-name="ro1">
          <table:table-cell office:value-type="float" office:value="13887384" calcext:value-type="float">
            <text:p>13887384</text:p>
          </table:table-cell>
          <table:table-cell table:formula="of:=[.A870]/1000/(60*60*24)" office:value-type="time" office:time-value="PT03H51M27.384S" calcext:value-type="time">
            <text:p>03:51:27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73.32" calcext:value-type="float">
            <text:p>473.32</text:p>
          </table:table-cell>
          <table:table-cell office:value-type="float" office:value="577.73" calcext:value-type="float">
            <text:p>577.73</text:p>
          </table:table-cell>
        </table:table-row>
        <table:table-row table:style-name="ro1">
          <table:table-cell office:value-type="float" office:value="13903383" calcext:value-type="float">
            <text:p>13903383</text:p>
          </table:table-cell>
          <table:table-cell table:formula="of:=[.A871]/1000/(60*60*24)" office:value-type="time" office:time-value="PT03H51M43.383S" calcext:value-type="time">
            <text:p>03:51:43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73.85" calcext:value-type="float">
            <text:p>473.85</text:p>
          </table:table-cell>
          <table:table-cell office:value-type="float" office:value="578.37" calcext:value-type="float">
            <text:p>578.37</text:p>
          </table:table-cell>
        </table:table-row>
        <table:table-row table:style-name="ro1">
          <table:table-cell office:value-type="float" office:value="13919384" calcext:value-type="float">
            <text:p>13919384</text:p>
          </table:table-cell>
          <table:table-cell table:formula="of:=[.A872]/1000/(60*60*24)" office:value-type="time" office:time-value="PT03H51M59.384S" calcext:value-type="time">
            <text:p>03:51:59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74.39" calcext:value-type="float">
            <text:p>474.39</text:p>
          </table:table-cell>
          <table:table-cell office:value-type="float" office:value="579.02" calcext:value-type="float">
            <text:p>579.02</text:p>
          </table:table-cell>
        </table:table-row>
        <table:table-row table:style-name="ro1">
          <table:table-cell office:value-type="float" office:value="13935384" calcext:value-type="float">
            <text:p>13935384</text:p>
          </table:table-cell>
          <table:table-cell table:formula="of:=[.A873]/1000/(60*60*24)" office:value-type="time" office:time-value="PT03H52M15.384S" calcext:value-type="time">
            <text:p>03:52:15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74.93" calcext:value-type="float">
            <text:p>474.93</text:p>
          </table:table-cell>
          <table:table-cell office:value-type="float" office:value="579.66" calcext:value-type="float">
            <text:p>579.66</text:p>
          </table:table-cell>
        </table:table-row>
        <table:table-row table:style-name="ro1">
          <table:table-cell office:value-type="float" office:value="13951384" calcext:value-type="float">
            <text:p>13951384</text:p>
          </table:table-cell>
          <table:table-cell table:formula="of:=[.A874]/1000/(60*60*24)" office:value-type="time" office:time-value="PT03H52M31.384S" calcext:value-type="time">
            <text:p>03:52:31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75.46" calcext:value-type="float">
            <text:p>475.46</text:p>
          </table:table-cell>
          <table:table-cell office:value-type="float" office:value="580.3" calcext:value-type="float">
            <text:p>580.3</text:p>
          </table:table-cell>
        </table:table-row>
        <table:table-row table:style-name="ro1">
          <table:table-cell office:value-type="float" office:value="13967384" calcext:value-type="float">
            <text:p>13967384</text:p>
          </table:table-cell>
          <table:table-cell table:formula="of:=[.A875]/1000/(60*60*24)" office:value-type="time" office:time-value="PT03H52M47.384S" calcext:value-type="time">
            <text:p>03:52:47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76" calcext:value-type="float">
            <text:p>476</text:p>
          </table:table-cell>
          <table:table-cell office:value-type="float" office:value="580.95" calcext:value-type="float">
            <text:p>580.95</text:p>
          </table:table-cell>
        </table:table-row>
        <table:table-row table:style-name="ro1">
          <table:table-cell office:value-type="float" office:value="13983384" calcext:value-type="float">
            <text:p>13983384</text:p>
          </table:table-cell>
          <table:table-cell table:formula="of:=[.A876]/1000/(60*60*24)" office:value-type="time" office:time-value="PT03H53M03.384S" calcext:value-type="time">
            <text:p>03:53:03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76.54" calcext:value-type="float">
            <text:p>476.54</text:p>
          </table:table-cell>
          <table:table-cell office:value-type="float" office:value="581.59" calcext:value-type="float">
            <text:p>581.59</text:p>
          </table:table-cell>
        </table:table-row>
        <table:table-row table:style-name="ro1">
          <table:table-cell office:value-type="float" office:value="13999384" calcext:value-type="float">
            <text:p>13999384</text:p>
          </table:table-cell>
          <table:table-cell table:formula="of:=[.A877]/1000/(60*60*24)" office:value-type="time" office:time-value="PT03H53M19.384S" calcext:value-type="time">
            <text:p>03:53:19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77.07" calcext:value-type="float">
            <text:p>477.07</text:p>
          </table:table-cell>
          <table:table-cell office:value-type="float" office:value="582.24" calcext:value-type="float">
            <text:p>582.24</text:p>
          </table:table-cell>
        </table:table-row>
        <table:table-row table:style-name="ro1">
          <table:table-cell office:value-type="float" office:value="14015384" calcext:value-type="float">
            <text:p>14015384</text:p>
          </table:table-cell>
          <table:table-cell table:formula="of:=[.A878]/1000/(60*60*24)" office:value-type="time" office:time-value="PT03H53M35.384S" calcext:value-type="time">
            <text:p>03:53:35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77.61" calcext:value-type="float">
            <text:p>477.61</text:p>
          </table:table-cell>
          <table:table-cell office:value-type="float" office:value="582.88" calcext:value-type="float">
            <text:p>582.88</text:p>
          </table:table-cell>
        </table:table-row>
        <table:table-row table:style-name="ro1">
          <table:table-cell office:value-type="float" office:value="14031384" calcext:value-type="float">
            <text:p>14031384</text:p>
          </table:table-cell>
          <table:table-cell table:formula="of:=[.A879]/1000/(60*60*24)" office:value-type="time" office:time-value="PT03H53M51.384S" calcext:value-type="time">
            <text:p>03:53:51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78.15" calcext:value-type="float">
            <text:p>478.15</text:p>
          </table:table-cell>
          <table:table-cell office:value-type="float" office:value="583.52" calcext:value-type="float">
            <text:p>583.52</text:p>
          </table:table-cell>
        </table:table-row>
        <table:table-row table:style-name="ro1">
          <table:table-cell office:value-type="float" office:value="14047384" calcext:value-type="float">
            <text:p>14047384</text:p>
          </table:table-cell>
          <table:table-cell table:formula="of:=[.A880]/1000/(60*60*24)" office:value-type="time" office:time-value="PT03H54M07.384S" calcext:value-type="time">
            <text:p>03:54:07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78.68" calcext:value-type="float">
            <text:p>478.68</text:p>
          </table:table-cell>
          <table:table-cell office:value-type="float" office:value="584.17" calcext:value-type="float">
            <text:p>584.17</text:p>
          </table:table-cell>
        </table:table-row>
        <table:table-row table:style-name="ro1">
          <table:table-cell office:value-type="float" office:value="14063384" calcext:value-type="float">
            <text:p>14063384</text:p>
          </table:table-cell>
          <table:table-cell table:formula="of:=[.A881]/1000/(60*60*24)" office:value-type="time" office:time-value="PT03H54M23.384S" calcext:value-type="time">
            <text:p>03:54:23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79.22" calcext:value-type="float">
            <text:p>479.22</text:p>
          </table:table-cell>
          <table:table-cell office:value-type="float" office:value="584.81" calcext:value-type="float">
            <text:p>584.81</text:p>
          </table:table-cell>
        </table:table-row>
        <table:table-row table:style-name="ro1">
          <table:table-cell office:value-type="float" office:value="14079384" calcext:value-type="float">
            <text:p>14079384</text:p>
          </table:table-cell>
          <table:table-cell table:formula="of:=[.A882]/1000/(60*60*24)" office:value-type="time" office:time-value="PT03H54M39.384S" calcext:value-type="time">
            <text:p>03:54:39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79.75" calcext:value-type="float">
            <text:p>479.75</text:p>
          </table:table-cell>
          <table:table-cell office:value-type="float" office:value="585.45" calcext:value-type="float">
            <text:p>585.45</text:p>
          </table:table-cell>
        </table:table-row>
        <table:table-row table:style-name="ro1">
          <table:table-cell office:value-type="float" office:value="14095384" calcext:value-type="float">
            <text:p>14095384</text:p>
          </table:table-cell>
          <table:table-cell table:formula="of:=[.A883]/1000/(60*60*24)" office:value-type="time" office:time-value="PT03H54M55.384S" calcext:value-type="time">
            <text:p>03:54:55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80.29" calcext:value-type="float">
            <text:p>480.29</text:p>
          </table:table-cell>
          <table:table-cell office:value-type="float" office:value="586.1" calcext:value-type="float">
            <text:p>586.1</text:p>
          </table:table-cell>
        </table:table-row>
        <table:table-row table:style-name="ro1">
          <table:table-cell office:value-type="float" office:value="14111384" calcext:value-type="float">
            <text:p>14111384</text:p>
          </table:table-cell>
          <table:table-cell table:formula="of:=[.A884]/1000/(60*60*24)" office:value-type="time" office:time-value="PT03H55M11.384S" calcext:value-type="time">
            <text:p>03:55:11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80.83" calcext:value-type="float">
            <text:p>480.83</text:p>
          </table:table-cell>
          <table:table-cell office:value-type="float" office:value="586.74" calcext:value-type="float">
            <text:p>586.74</text:p>
          </table:table-cell>
        </table:table-row>
        <table:table-row table:style-name="ro1">
          <table:table-cell office:value-type="float" office:value="14127384" calcext:value-type="float">
            <text:p>14127384</text:p>
          </table:table-cell>
          <table:table-cell table:formula="of:=[.A885]/1000/(60*60*24)" office:value-type="time" office:time-value="PT03H55M27.384S" calcext:value-type="time">
            <text:p>03:55:27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81.36" calcext:value-type="float">
            <text:p>481.36</text:p>
          </table:table-cell>
          <table:table-cell office:value-type="float" office:value="587.38" calcext:value-type="float">
            <text:p>587.38</text:p>
          </table:table-cell>
        </table:table-row>
        <table:table-row table:style-name="ro1">
          <table:table-cell office:value-type="float" office:value="14143384" calcext:value-type="float">
            <text:p>14143384</text:p>
          </table:table-cell>
          <table:table-cell table:formula="of:=[.A886]/1000/(60*60*24)" office:value-type="time" office:time-value="PT03H55M43.384S" calcext:value-type="time">
            <text:p>03:55:43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81.9" calcext:value-type="float">
            <text:p>481.9</text:p>
          </table:table-cell>
          <table:table-cell office:value-type="float" office:value="588.03" calcext:value-type="float">
            <text:p>588.03</text:p>
          </table:table-cell>
        </table:table-row>
        <table:table-row table:style-name="ro1">
          <table:table-cell office:value-type="float" office:value="14159384" calcext:value-type="float">
            <text:p>14159384</text:p>
          </table:table-cell>
          <table:table-cell table:formula="of:=[.A887]/1000/(60*60*24)" office:value-type="time" office:time-value="PT03H55M59.384S" calcext:value-type="time">
            <text:p>03:55:59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82.44" calcext:value-type="float">
            <text:p>482.44</text:p>
          </table:table-cell>
          <table:table-cell office:value-type="float" office:value="588.67" calcext:value-type="float">
            <text:p>588.67</text:p>
          </table:table-cell>
        </table:table-row>
        <table:table-row table:style-name="ro1">
          <table:table-cell office:value-type="float" office:value="14175384" calcext:value-type="float">
            <text:p>14175384</text:p>
          </table:table-cell>
          <table:table-cell table:formula="of:=[.A888]/1000/(60*60*24)" office:value-type="time" office:time-value="PT03H56M15.384S" calcext:value-type="time">
            <text:p>03:56:15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82.97" calcext:value-type="float">
            <text:p>482.97</text:p>
          </table:table-cell>
          <table:table-cell office:value-type="float" office:value="589.32" calcext:value-type="float">
            <text:p>589.32</text:p>
          </table:table-cell>
        </table:table-row>
        <table:table-row table:style-name="ro1">
          <table:table-cell office:value-type="float" office:value="14191384" calcext:value-type="float">
            <text:p>14191384</text:p>
          </table:table-cell>
          <table:table-cell table:formula="of:=[.A889]/1000/(60*60*24)" office:value-type="time" office:time-value="PT03H56M31.384S" calcext:value-type="time">
            <text:p>03:56:31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83.51" calcext:value-type="float">
            <text:p>483.51</text:p>
          </table:table-cell>
          <table:table-cell office:value-type="float" office:value="589.96" calcext:value-type="float">
            <text:p>589.96</text:p>
          </table:table-cell>
        </table:table-row>
        <table:table-row table:style-name="ro1">
          <table:table-cell office:value-type="float" office:value="14207384" calcext:value-type="float">
            <text:p>14207384</text:p>
          </table:table-cell>
          <table:table-cell table:formula="of:=[.A890]/1000/(60*60*24)" office:value-type="time" office:time-value="PT03H56M47.384S" calcext:value-type="time">
            <text:p>03:56:47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84.05" calcext:value-type="float">
            <text:p>484.05</text:p>
          </table:table-cell>
          <table:table-cell office:value-type="float" office:value="590.6" calcext:value-type="float">
            <text:p>590.6</text:p>
          </table:table-cell>
        </table:table-row>
        <table:table-row table:style-name="ro1">
          <table:table-cell office:value-type="float" office:value="14223384" calcext:value-type="float">
            <text:p>14223384</text:p>
          </table:table-cell>
          <table:table-cell table:formula="of:=[.A891]/1000/(60*60*24)" office:value-type="time" office:time-value="PT03H57M03.384S" calcext:value-type="time">
            <text:p>03:57:03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84.58" calcext:value-type="float">
            <text:p>484.58</text:p>
          </table:table-cell>
          <table:table-cell office:value-type="float" office:value="591.25" calcext:value-type="float">
            <text:p>591.25</text:p>
          </table:table-cell>
        </table:table-row>
        <table:table-row table:style-name="ro1">
          <table:table-cell office:value-type="float" office:value="14239384" calcext:value-type="float">
            <text:p>14239384</text:p>
          </table:table-cell>
          <table:table-cell table:formula="of:=[.A892]/1000/(60*60*24)" office:value-type="time" office:time-value="PT03H57M19.384S" calcext:value-type="time">
            <text:p>03:57:19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85.12" calcext:value-type="float">
            <text:p>485.12</text:p>
          </table:table-cell>
          <table:table-cell office:value-type="float" office:value="591.89" calcext:value-type="float">
            <text:p>591.89</text:p>
          </table:table-cell>
        </table:table-row>
        <table:table-row table:style-name="ro1">
          <table:table-cell office:value-type="float" office:value="14255384" calcext:value-type="float">
            <text:p>14255384</text:p>
          </table:table-cell>
          <table:table-cell table:formula="of:=[.A893]/1000/(60*60*24)" office:value-type="time" office:time-value="PT03H57M35.384S" calcext:value-type="time">
            <text:p>03:57:35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85.66" calcext:value-type="float">
            <text:p>485.66</text:p>
          </table:table-cell>
          <table:table-cell office:value-type="float" office:value="592.53" calcext:value-type="float">
            <text:p>592.53</text:p>
          </table:table-cell>
        </table:table-row>
        <table:table-row table:style-name="ro1">
          <table:table-cell office:value-type="float" office:value="14271384" calcext:value-type="float">
            <text:p>14271384</text:p>
          </table:table-cell>
          <table:table-cell table:formula="of:=[.A894]/1000/(60*60*24)" office:value-type="time" office:time-value="PT03H57M51.384S" calcext:value-type="time">
            <text:p>03:57:51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86.19" calcext:value-type="float">
            <text:p>486.19</text:p>
          </table:table-cell>
          <table:table-cell office:value-type="float" office:value="593.18" calcext:value-type="float">
            <text:p>593.18</text:p>
          </table:table-cell>
        </table:table-row>
        <table:table-row table:style-name="ro1">
          <table:table-cell office:value-type="float" office:value="14287384" calcext:value-type="float">
            <text:p>14287384</text:p>
          </table:table-cell>
          <table:table-cell table:formula="of:=[.A895]/1000/(60*60*24)" office:value-type="time" office:time-value="PT03H58M07.384S" calcext:value-type="time">
            <text:p>03:58:07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86.73" calcext:value-type="float">
            <text:p>486.73</text:p>
          </table:table-cell>
          <table:table-cell office:value-type="float" office:value="593.82" calcext:value-type="float">
            <text:p>593.82</text:p>
          </table:table-cell>
        </table:table-row>
        <table:table-row table:style-name="ro1">
          <table:table-cell office:value-type="float" office:value="14303384" calcext:value-type="float">
            <text:p>14303384</text:p>
          </table:table-cell>
          <table:table-cell table:formula="of:=[.A896]/1000/(60*60*24)" office:value-type="time" office:time-value="PT03H58M23.384S" calcext:value-type="time">
            <text:p>03:58:23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87.27" calcext:value-type="float">
            <text:p>487.27</text:p>
          </table:table-cell>
          <table:table-cell office:value-type="float" office:value="594.46" calcext:value-type="float">
            <text:p>594.46</text:p>
          </table:table-cell>
        </table:table-row>
        <table:table-row table:style-name="ro1">
          <table:table-cell office:value-type="float" office:value="14319384" calcext:value-type="float">
            <text:p>14319384</text:p>
          </table:table-cell>
          <table:table-cell table:formula="of:=[.A897]/1000/(60*60*24)" office:value-type="time" office:time-value="PT03H58M39.384S" calcext:value-type="time">
            <text:p>03:58:39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87.8" calcext:value-type="float">
            <text:p>487.8</text:p>
          </table:table-cell>
          <table:table-cell office:value-type="float" office:value="595.11" calcext:value-type="float">
            <text:p>595.11</text:p>
          </table:table-cell>
        </table:table-row>
        <table:table-row table:style-name="ro1">
          <table:table-cell office:value-type="float" office:value="14335384" calcext:value-type="float">
            <text:p>14335384</text:p>
          </table:table-cell>
          <table:table-cell table:formula="of:=[.A898]/1000/(60*60*24)" office:value-type="time" office:time-value="PT03H58M55.384S" calcext:value-type="time">
            <text:p>03:58:55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88.34" calcext:value-type="float">
            <text:p>488.34</text:p>
          </table:table-cell>
          <table:table-cell office:value-type="float" office:value="595.75" calcext:value-type="float">
            <text:p>595.75</text:p>
          </table:table-cell>
        </table:table-row>
        <table:table-row table:style-name="ro1">
          <table:table-cell office:value-type="float" office:value="14351383" calcext:value-type="float">
            <text:p>14351383</text:p>
          </table:table-cell>
          <table:table-cell table:formula="of:=[.A899]/1000/(60*60*24)" office:value-type="time" office:time-value="PT03H59M11.383S" calcext:value-type="time">
            <text:p>03:59:11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37" calcext:value-type="float">
            <text:p>144.37</text:p>
          </table:table-cell>
          <table:table-cell office:value-type="float" office:value="488.87" calcext:value-type="float">
            <text:p>488.87</text:p>
          </table:table-cell>
          <table:table-cell office:value-type="float" office:value="596.39" calcext:value-type="float">
            <text:p>596.39</text:p>
          </table:table-cell>
        </table:table-row>
        <table:table-row table:style-name="ro1">
          <table:table-cell office:value-type="float" office:value="14367384" calcext:value-type="float">
            <text:p>14367384</text:p>
          </table:table-cell>
          <table:table-cell table:formula="of:=[.A900]/1000/(60*60*24)" office:value-type="time" office:time-value="PT03H59M27.384S" calcext:value-type="time">
            <text:p>03:59:27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89.41" calcext:value-type="float">
            <text:p>489.41</text:p>
          </table:table-cell>
          <table:table-cell office:value-type="float" office:value="597.04" calcext:value-type="float">
            <text:p>597.04</text:p>
          </table:table-cell>
        </table:table-row>
        <table:table-row table:style-name="ro1">
          <table:table-cell office:value-type="float" office:value="14383384" calcext:value-type="float">
            <text:p>14383384</text:p>
          </table:table-cell>
          <table:table-cell table:formula="of:=[.A901]/1000/(60*60*24)" office:value-type="time" office:time-value="PT03H59M43.384S" calcext:value-type="time">
            <text:p>03:59:43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89.95" calcext:value-type="float">
            <text:p>489.95</text:p>
          </table:table-cell>
          <table:table-cell office:value-type="float" office:value="597.68" calcext:value-type="float">
            <text:p>597.68</text:p>
          </table:table-cell>
        </table:table-row>
        <table:table-row table:style-name="ro1">
          <table:table-cell office:value-type="float" office:value="14399384" calcext:value-type="float">
            <text:p>14399384</text:p>
          </table:table-cell>
          <table:table-cell table:formula="of:=[.A902]/1000/(60*60*24)" office:value-type="time" office:time-value="PT03H59M59.384S" calcext:value-type="time">
            <text:p>03:59:59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90.48" calcext:value-type="float">
            <text:p>490.48</text:p>
          </table:table-cell>
          <table:table-cell office:value-type="float" office:value="598.32" calcext:value-type="float">
            <text:p>598.32</text:p>
          </table:table-cell>
        </table:table-row>
        <table:table-row table:style-name="ro1">
          <table:table-cell office:value-type="float" office:value="14415384" calcext:value-type="float">
            <text:p>14415384</text:p>
          </table:table-cell>
          <table:table-cell table:formula="of:=[.A903]/1000/(60*60*24)" office:value-type="time" office:time-value="PT04H00M15.384S" calcext:value-type="time">
            <text:p>04:00:15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91.02" calcext:value-type="float">
            <text:p>491.02</text:p>
          </table:table-cell>
          <table:table-cell office:value-type="float" office:value="598.97" calcext:value-type="float">
            <text:p>598.97</text:p>
          </table:table-cell>
        </table:table-row>
        <table:table-row table:style-name="ro1">
          <table:table-cell office:value-type="float" office:value="14431384" calcext:value-type="float">
            <text:p>14431384</text:p>
          </table:table-cell>
          <table:table-cell table:formula="of:=[.A904]/1000/(60*60*24)" office:value-type="time" office:time-value="PT04H00M31.384S" calcext:value-type="time">
            <text:p>04:00:31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91.56" calcext:value-type="float">
            <text:p>491.56</text:p>
          </table:table-cell>
          <table:table-cell office:value-type="float" office:value="599.61" calcext:value-type="float">
            <text:p>599.61</text:p>
          </table:table-cell>
        </table:table-row>
        <table:table-row table:style-name="ro1">
          <table:table-cell office:value-type="float" office:value="14447384" calcext:value-type="float">
            <text:p>14447384</text:p>
          </table:table-cell>
          <table:table-cell table:formula="of:=[.A905]/1000/(60*60*24)" office:value-type="time" office:time-value="PT04H00M47.384S" calcext:value-type="time">
            <text:p>04:00:47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92.09" calcext:value-type="float">
            <text:p>492.09</text:p>
          </table:table-cell>
          <table:table-cell office:value-type="float" office:value="600.25" calcext:value-type="float">
            <text:p>600.25</text:p>
          </table:table-cell>
        </table:table-row>
        <table:table-row table:style-name="ro1">
          <table:table-cell office:value-type="float" office:value="14463384" calcext:value-type="float">
            <text:p>14463384</text:p>
          </table:table-cell>
          <table:table-cell table:formula="of:=[.A906]/1000/(60*60*24)" office:value-type="time" office:time-value="PT04H01M03.384S" calcext:value-type="time">
            <text:p>04:01:03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24" calcext:value-type="float">
            <text:p>144.24</text:p>
          </table:table-cell>
          <table:table-cell office:value-type="float" office:value="492.63" calcext:value-type="float">
            <text:p>492.63</text:p>
          </table:table-cell>
          <table:table-cell office:value-type="float" office:value="600.9" calcext:value-type="float">
            <text:p>600.9</text:p>
          </table:table-cell>
        </table:table-row>
        <table:table-row table:style-name="ro1">
          <table:table-cell office:value-type="float" office:value="14479384" calcext:value-type="float">
            <text:p>14479384</text:p>
          </table:table-cell>
          <table:table-cell table:formula="of:=[.A907]/1000/(60*60*24)" office:value-type="time" office:time-value="PT04H01M19.384S" calcext:value-type="time">
            <text:p>04:01:19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93.16" calcext:value-type="float">
            <text:p>493.16</text:p>
          </table:table-cell>
          <table:table-cell office:value-type="float" office:value="601.54" calcext:value-type="float">
            <text:p>601.54</text:p>
          </table:table-cell>
        </table:table-row>
        <table:table-row table:style-name="ro1">
          <table:table-cell office:value-type="float" office:value="14495384" calcext:value-type="float">
            <text:p>14495384</text:p>
          </table:table-cell>
          <table:table-cell table:formula="of:=[.A908]/1000/(60*60*24)" office:value-type="time" office:time-value="PT04H01M35.384S" calcext:value-type="time">
            <text:p>04:01:35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93.7" calcext:value-type="float">
            <text:p>493.7</text:p>
          </table:table-cell>
          <table:table-cell office:value-type="float" office:value="602.18" calcext:value-type="float">
            <text:p>602.18</text:p>
          </table:table-cell>
        </table:table-row>
        <table:table-row table:style-name="ro1">
          <table:table-cell office:value-type="float" office:value="14511384" calcext:value-type="float">
            <text:p>14511384</text:p>
          </table:table-cell>
          <table:table-cell table:formula="of:=[.A909]/1000/(60*60*24)" office:value-type="time" office:time-value="PT04H01M51.384S" calcext:value-type="time">
            <text:p>04:01:51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94.24" calcext:value-type="float">
            <text:p>494.24</text:p>
          </table:table-cell>
          <table:table-cell office:value-type="float" office:value="602.83" calcext:value-type="float">
            <text:p>602.83</text:p>
          </table:table-cell>
        </table:table-row>
        <table:table-row table:style-name="ro1">
          <table:table-cell office:value-type="float" office:value="14527384" calcext:value-type="float">
            <text:p>14527384</text:p>
          </table:table-cell>
          <table:table-cell table:formula="of:=[.A910]/1000/(60*60*24)" office:value-type="time" office:time-value="PT04H02M07.384S" calcext:value-type="time">
            <text:p>04:02:07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24" calcext:value-type="float">
            <text:p>144.24</text:p>
          </table:table-cell>
          <table:table-cell office:value-type="float" office:value="494.77" calcext:value-type="float">
            <text:p>494.77</text:p>
          </table:table-cell>
          <table:table-cell office:value-type="float" office:value="603.47" calcext:value-type="float">
            <text:p>603.47</text:p>
          </table:table-cell>
        </table:table-row>
        <table:table-row table:style-name="ro1">
          <table:table-cell office:value-type="float" office:value="14543384" calcext:value-type="float">
            <text:p>14543384</text:p>
          </table:table-cell>
          <table:table-cell table:formula="of:=[.A911]/1000/(60*60*24)" office:value-type="time" office:time-value="PT04H02M23.384S" calcext:value-type="time">
            <text:p>04:02:23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3" calcext:value-type="float">
            <text:p>144.13</text:p>
          </table:table-cell>
          <table:table-cell office:value-type="float" office:value="495.31" calcext:value-type="float">
            <text:p>495.31</text:p>
          </table:table-cell>
          <table:table-cell office:value-type="float" office:value="604.11" calcext:value-type="float">
            <text:p>604.11</text:p>
          </table:table-cell>
        </table:table-row>
        <table:table-row table:style-name="ro1">
          <table:table-cell office:value-type="float" office:value="14559384" calcext:value-type="float">
            <text:p>14559384</text:p>
          </table:table-cell>
          <table:table-cell table:formula="of:=[.A912]/1000/(60*60*24)" office:value-type="time" office:time-value="PT04H02M39.384S" calcext:value-type="time">
            <text:p>04:02:39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95.84" calcext:value-type="float">
            <text:p>495.84</text:p>
          </table:table-cell>
          <table:table-cell office:value-type="float" office:value="604.75" calcext:value-type="float">
            <text:p>604.75</text:p>
          </table:table-cell>
        </table:table-row>
        <table:table-row table:style-name="ro1">
          <table:table-cell office:value-type="float" office:value="14575384" calcext:value-type="float">
            <text:p>14575384</text:p>
          </table:table-cell>
          <table:table-cell table:formula="of:=[.A913]/1000/(60*60*24)" office:value-type="time" office:time-value="PT04H02M55.384S" calcext:value-type="time">
            <text:p>04:02:55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96.38" calcext:value-type="float">
            <text:p>496.38</text:p>
          </table:table-cell>
          <table:table-cell office:value-type="float" office:value="605.4" calcext:value-type="float">
            <text:p>605.4</text:p>
          </table:table-cell>
        </table:table-row>
        <table:table-row table:style-name="ro1">
          <table:table-cell office:value-type="float" office:value="14591384" calcext:value-type="float">
            <text:p>14591384</text:p>
          </table:table-cell>
          <table:table-cell table:formula="of:=[.A914]/1000/(60*60*24)" office:value-type="time" office:time-value="PT04H03M11.384S" calcext:value-type="time">
            <text:p>04:03:11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24" calcext:value-type="float">
            <text:p>144.24</text:p>
          </table:table-cell>
          <table:table-cell office:value-type="float" office:value="496.92" calcext:value-type="float">
            <text:p>496.92</text:p>
          </table:table-cell>
          <table:table-cell office:value-type="float" office:value="606.04" calcext:value-type="float">
            <text:p>606.04</text:p>
          </table:table-cell>
        </table:table-row>
        <table:table-row table:style-name="ro1">
          <table:table-cell office:value-type="float" office:value="14607384" calcext:value-type="float">
            <text:p>14607384</text:p>
          </table:table-cell>
          <table:table-cell table:formula="of:=[.A915]/1000/(60*60*24)" office:value-type="time" office:time-value="PT04H03M27.384S" calcext:value-type="time">
            <text:p>04:03:27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97.45" calcext:value-type="float">
            <text:p>497.45</text:p>
          </table:table-cell>
          <table:table-cell office:value-type="float" office:value="606.68" calcext:value-type="float">
            <text:p>606.68</text:p>
          </table:table-cell>
        </table:table-row>
        <table:table-row table:style-name="ro1">
          <table:table-cell office:value-type="float" office:value="14623384" calcext:value-type="float">
            <text:p>14623384</text:p>
          </table:table-cell>
          <table:table-cell table:formula="of:=[.A916]/1000/(60*60*24)" office:value-type="time" office:time-value="PT04H03M43.384S" calcext:value-type="time">
            <text:p>04:03:43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97.99" calcext:value-type="float">
            <text:p>497.99</text:p>
          </table:table-cell>
          <table:table-cell office:value-type="float" office:value="607.32" calcext:value-type="float">
            <text:p>607.32</text:p>
          </table:table-cell>
        </table:table-row>
        <table:table-row table:style-name="ro1">
          <table:table-cell office:value-type="float" office:value="14639384" calcext:value-type="float">
            <text:p>14639384</text:p>
          </table:table-cell>
          <table:table-cell table:formula="of:=[.A917]/1000/(60*60*24)" office:value-type="time" office:time-value="PT04H03M59.384S" calcext:value-type="time">
            <text:p>04:03:59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498.52" calcext:value-type="float">
            <text:p>498.52</text:p>
          </table:table-cell>
          <table:table-cell office:value-type="float" office:value="607.97" calcext:value-type="float">
            <text:p>607.97</text:p>
          </table:table-cell>
        </table:table-row>
        <table:table-row table:style-name="ro1">
          <table:table-cell office:value-type="float" office:value="14655384" calcext:value-type="float">
            <text:p>14655384</text:p>
          </table:table-cell>
          <table:table-cell table:formula="of:=[.A918]/1000/(60*60*24)" office:value-type="time" office:time-value="PT04H04M15.384S" calcext:value-type="time">
            <text:p>04:04:15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99.06" calcext:value-type="float">
            <text:p>499.06</text:p>
          </table:table-cell>
          <table:table-cell office:value-type="float" office:value="608.61" calcext:value-type="float">
            <text:p>608.61</text:p>
          </table:table-cell>
        </table:table-row>
        <table:table-row table:style-name="ro1">
          <table:table-cell office:value-type="float" office:value="14671384" calcext:value-type="float">
            <text:p>14671384</text:p>
          </table:table-cell>
          <table:table-cell table:formula="of:=[.A919]/1000/(60*60*24)" office:value-type="time" office:time-value="PT04H04M31.384S" calcext:value-type="time">
            <text:p>04:04:31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24" calcext:value-type="float">
            <text:p>144.24</text:p>
          </table:table-cell>
          <table:table-cell office:value-type="float" office:value="499.6" calcext:value-type="float">
            <text:p>499.6</text:p>
          </table:table-cell>
          <table:table-cell office:value-type="float" office:value="609.25" calcext:value-type="float">
            <text:p>609.25</text:p>
          </table:table-cell>
        </table:table-row>
        <table:table-row table:style-name="ro1">
          <table:table-cell office:value-type="float" office:value="14687384" calcext:value-type="float">
            <text:p>14687384</text:p>
          </table:table-cell>
          <table:table-cell table:formula="of:=[.A920]/1000/(60*60*24)" office:value-type="time" office:time-value="PT04H04M47.384S" calcext:value-type="time">
            <text:p>04:04:47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00.13" calcext:value-type="float">
            <text:p>500.13</text:p>
          </table:table-cell>
          <table:table-cell office:value-type="float" office:value="609.89" calcext:value-type="float">
            <text:p>609.89</text:p>
          </table:table-cell>
        </table:table-row>
        <table:table-row table:style-name="ro1">
          <table:table-cell office:value-type="float" office:value="14703384" calcext:value-type="float">
            <text:p>14703384</text:p>
          </table:table-cell>
          <table:table-cell table:formula="of:=[.A921]/1000/(60*60*24)" office:value-type="time" office:time-value="PT04H05M03.384S" calcext:value-type="time">
            <text:p>04:05:03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00.67" calcext:value-type="float">
            <text:p>500.67</text:p>
          </table:table-cell>
          <table:table-cell office:value-type="float" office:value="610.53" calcext:value-type="float">
            <text:p>610.53</text:p>
          </table:table-cell>
        </table:table-row>
        <table:table-row table:style-name="ro1">
          <table:table-cell office:value-type="float" office:value="14719384" calcext:value-type="float">
            <text:p>14719384</text:p>
          </table:table-cell>
          <table:table-cell table:formula="of:=[.A922]/1000/(60*60*24)" office:value-type="time" office:time-value="PT04H05M19.384S" calcext:value-type="time">
            <text:p>04:05:19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01.2" calcext:value-type="float">
            <text:p>501.2</text:p>
          </table:table-cell>
          <table:table-cell office:value-type="float" office:value="611.18" calcext:value-type="float">
            <text:p>611.18</text:p>
          </table:table-cell>
        </table:table-row>
        <table:table-row table:style-name="ro1">
          <table:table-cell office:value-type="float" office:value="14735384" calcext:value-type="float">
            <text:p>14735384</text:p>
          </table:table-cell>
          <table:table-cell table:formula="of:=[.A923]/1000/(60*60*24)" office:value-type="time" office:time-value="PT04H05M35.384S" calcext:value-type="time">
            <text:p>04:05:35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01.74" calcext:value-type="float">
            <text:p>501.74</text:p>
          </table:table-cell>
          <table:table-cell office:value-type="float" office:value="611.82" calcext:value-type="float">
            <text:p>611.82</text:p>
          </table:table-cell>
        </table:table-row>
        <table:table-row table:style-name="ro1">
          <table:table-cell office:value-type="float" office:value="14751384" calcext:value-type="float">
            <text:p>14751384</text:p>
          </table:table-cell>
          <table:table-cell table:formula="of:=[.A924]/1000/(60*60*24)" office:value-type="time" office:time-value="PT04H05M51.384S" calcext:value-type="time">
            <text:p>04:05:51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02.27" calcext:value-type="float">
            <text:p>502.27</text:p>
          </table:table-cell>
          <table:table-cell office:value-type="float" office:value="612.46" calcext:value-type="float">
            <text:p>612.46</text:p>
          </table:table-cell>
        </table:table-row>
        <table:table-row table:style-name="ro1">
          <table:table-cell office:value-type="float" office:value="14767384" calcext:value-type="float">
            <text:p>14767384</text:p>
          </table:table-cell>
          <table:table-cell table:formula="of:=[.A925]/1000/(60*60*24)" office:value-type="time" office:time-value="PT04H06M07.384S" calcext:value-type="time">
            <text:p>04:06:07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02.81" calcext:value-type="float">
            <text:p>502.81</text:p>
          </table:table-cell>
          <table:table-cell office:value-type="float" office:value="613.1" calcext:value-type="float">
            <text:p>613.1</text:p>
          </table:table-cell>
        </table:table-row>
        <table:table-row table:style-name="ro1">
          <table:table-cell office:value-type="float" office:value="14783384" calcext:value-type="float">
            <text:p>14783384</text:p>
          </table:table-cell>
          <table:table-cell table:formula="of:=[.A926]/1000/(60*60*24)" office:value-type="time" office:time-value="PT04H06M23.384S" calcext:value-type="time">
            <text:p>04:06:23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03.35" calcext:value-type="float">
            <text:p>503.35</text:p>
          </table:table-cell>
          <table:table-cell office:value-type="float" office:value="613.74" calcext:value-type="float">
            <text:p>613.74</text:p>
          </table:table-cell>
        </table:table-row>
        <table:table-row table:style-name="ro1">
          <table:table-cell office:value-type="float" office:value="14799384" calcext:value-type="float">
            <text:p>14799384</text:p>
          </table:table-cell>
          <table:table-cell table:formula="of:=[.A927]/1000/(60*60*24)" office:value-type="time" office:time-value="PT04H06M39.384S" calcext:value-type="time">
            <text:p>04:06:39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03.88" calcext:value-type="float">
            <text:p>503.88</text:p>
          </table:table-cell>
          <table:table-cell office:value-type="float" office:value="614.38" calcext:value-type="float">
            <text:p>614.38</text:p>
          </table:table-cell>
        </table:table-row>
        <table:table-row table:style-name="ro1">
          <table:table-cell office:value-type="float" office:value="14815384" calcext:value-type="float">
            <text:p>14815384</text:p>
          </table:table-cell>
          <table:table-cell table:formula="of:=[.A928]/1000/(60*60*24)" office:value-type="time" office:time-value="PT04H06M55.384S" calcext:value-type="time">
            <text:p>04:06:55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04.42" calcext:value-type="float">
            <text:p>504.42</text:p>
          </table:table-cell>
          <table:table-cell office:value-type="float" office:value="615.03" calcext:value-type="float">
            <text:p>615.03</text:p>
          </table:table-cell>
        </table:table-row>
        <table:table-row table:style-name="ro1">
          <table:table-cell office:value-type="float" office:value="14831384" calcext:value-type="float">
            <text:p>14831384</text:p>
          </table:table-cell>
          <table:table-cell table:formula="of:=[.A929]/1000/(60*60*24)" office:value-type="time" office:time-value="PT04H07M11.384S" calcext:value-type="time">
            <text:p>04:07:11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04.95" calcext:value-type="float">
            <text:p>504.95</text:p>
          </table:table-cell>
          <table:table-cell office:value-type="float" office:value="615.67" calcext:value-type="float">
            <text:p>615.67</text:p>
          </table:table-cell>
        </table:table-row>
        <table:table-row table:style-name="ro1">
          <table:table-cell office:value-type="float" office:value="14847384" calcext:value-type="float">
            <text:p>14847384</text:p>
          </table:table-cell>
          <table:table-cell table:formula="of:=[.A930]/1000/(60*60*24)" office:value-type="time" office:time-value="PT04H07M27.384S" calcext:value-type="time">
            <text:p>04:07:27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05.49" calcext:value-type="float">
            <text:p>505.49</text:p>
          </table:table-cell>
          <table:table-cell office:value-type="float" office:value="616.31" calcext:value-type="float">
            <text:p>616.31</text:p>
          </table:table-cell>
        </table:table-row>
        <table:table-row table:style-name="ro1">
          <table:table-cell office:value-type="float" office:value="14863384" calcext:value-type="float">
            <text:p>14863384</text:p>
          </table:table-cell>
          <table:table-cell table:formula="of:=[.A931]/1000/(60*60*24)" office:value-type="time" office:time-value="PT04H07M43.384S" calcext:value-type="time">
            <text:p>04:07:43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06.02" calcext:value-type="float">
            <text:p>506.02</text:p>
          </table:table-cell>
          <table:table-cell office:value-type="float" office:value="616.95" calcext:value-type="float">
            <text:p>616.95</text:p>
          </table:table-cell>
        </table:table-row>
        <table:table-row table:style-name="ro1">
          <table:table-cell office:value-type="float" office:value="14879384" calcext:value-type="float">
            <text:p>14879384</text:p>
          </table:table-cell>
          <table:table-cell table:formula="of:=[.A932]/1000/(60*60*24)" office:value-type="time" office:time-value="PT04H07M59.384S" calcext:value-type="time">
            <text:p>04:07:59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06.56" calcext:value-type="float">
            <text:p>506.56</text:p>
          </table:table-cell>
          <table:table-cell office:value-type="float" office:value="617.59" calcext:value-type="float">
            <text:p>617.59</text:p>
          </table:table-cell>
        </table:table-row>
        <table:table-row table:style-name="ro1">
          <table:table-cell office:value-type="float" office:value="14895384" calcext:value-type="float">
            <text:p>14895384</text:p>
          </table:table-cell>
          <table:table-cell table:formula="of:=[.A933]/1000/(60*60*24)" office:value-type="time" office:time-value="PT04H08M15.384S" calcext:value-type="time">
            <text:p>04:08:15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24" calcext:value-type="float">
            <text:p>144.24</text:p>
          </table:table-cell>
          <table:table-cell office:value-type="float" office:value="507.1" calcext:value-type="float">
            <text:p>507.1</text:p>
          </table:table-cell>
          <table:table-cell office:value-type="float" office:value="618.23" calcext:value-type="float">
            <text:p>618.23</text:p>
          </table:table-cell>
        </table:table-row>
        <table:table-row table:style-name="ro1">
          <table:table-cell office:value-type="float" office:value="14911384" calcext:value-type="float">
            <text:p>14911384</text:p>
          </table:table-cell>
          <table:table-cell table:formula="of:=[.A934]/1000/(60*60*24)" office:value-type="time" office:time-value="PT04H08M31.384S" calcext:value-type="time">
            <text:p>04:08:31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24" calcext:value-type="float">
            <text:p>144.24</text:p>
          </table:table-cell>
          <table:table-cell office:value-type="float" office:value="507.63" calcext:value-type="float">
            <text:p>507.63</text:p>
          </table:table-cell>
          <table:table-cell office:value-type="float" office:value="618.87" calcext:value-type="float">
            <text:p>618.87</text:p>
          </table:table-cell>
        </table:table-row>
        <table:table-row table:style-name="ro1">
          <table:table-cell office:value-type="float" office:value="14927384" calcext:value-type="float">
            <text:p>14927384</text:p>
          </table:table-cell>
          <table:table-cell table:formula="of:=[.A935]/1000/(60*60*24)" office:value-type="time" office:time-value="PT04H08M47.384S" calcext:value-type="time">
            <text:p>04:08:47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08.17" calcext:value-type="float">
            <text:p>508.17</text:p>
          </table:table-cell>
          <table:table-cell office:value-type="float" office:value="619.51" calcext:value-type="float">
            <text:p>619.51</text:p>
          </table:table-cell>
        </table:table-row>
        <table:table-row table:style-name="ro1">
          <table:table-cell office:value-type="float" office:value="14943384" calcext:value-type="float">
            <text:p>14943384</text:p>
          </table:table-cell>
          <table:table-cell table:formula="of:=[.A936]/1000/(60*60*24)" office:value-type="time" office:time-value="PT04H09M03.384S" calcext:value-type="time">
            <text:p>04:09:03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08.7" calcext:value-type="float">
            <text:p>508.7</text:p>
          </table:table-cell>
          <table:table-cell office:value-type="float" office:value="620.16" calcext:value-type="float">
            <text:p>620.16</text:p>
          </table:table-cell>
        </table:table-row>
        <table:table-row table:style-name="ro1">
          <table:table-cell office:value-type="float" office:value="14959384" calcext:value-type="float">
            <text:p>14959384</text:p>
          </table:table-cell>
          <table:table-cell table:formula="of:=[.A937]/1000/(60*60*24)" office:value-type="time" office:time-value="PT04H09M19.384S" calcext:value-type="time">
            <text:p>04:09:19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09.24" calcext:value-type="float">
            <text:p>509.24</text:p>
          </table:table-cell>
          <table:table-cell office:value-type="float" office:value="620.8" calcext:value-type="float">
            <text:p>620.8</text:p>
          </table:table-cell>
        </table:table-row>
        <table:table-row table:style-name="ro1">
          <table:table-cell office:value-type="float" office:value="14975384" calcext:value-type="float">
            <text:p>14975384</text:p>
          </table:table-cell>
          <table:table-cell table:formula="of:=[.A938]/1000/(60*60*24)" office:value-type="time" office:time-value="PT04H09M35.384S" calcext:value-type="time">
            <text:p>04:09:35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09.77" calcext:value-type="float">
            <text:p>509.77</text:p>
          </table:table-cell>
          <table:table-cell office:value-type="float" office:value="621.44" calcext:value-type="float">
            <text:p>621.44</text:p>
          </table:table-cell>
        </table:table-row>
        <table:table-row table:style-name="ro1">
          <table:table-cell office:value-type="float" office:value="14991384" calcext:value-type="float">
            <text:p>14991384</text:p>
          </table:table-cell>
          <table:table-cell table:formula="of:=[.A939]/1000/(60*60*24)" office:value-type="time" office:time-value="PT04H09M51.384S" calcext:value-type="time">
            <text:p>04:09:51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10.31" calcext:value-type="float">
            <text:p>510.31</text:p>
          </table:table-cell>
          <table:table-cell office:value-type="float" office:value="622.08" calcext:value-type="float">
            <text:p>622.08</text:p>
          </table:table-cell>
        </table:table-row>
        <table:table-row table:style-name="ro1">
          <table:table-cell office:value-type="float" office:value="15007384" calcext:value-type="float">
            <text:p>15007384</text:p>
          </table:table-cell>
          <table:table-cell table:formula="of:=[.A940]/1000/(60*60*24)" office:value-type="time" office:time-value="PT04H10M07.384S" calcext:value-type="time">
            <text:p>04:10:07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.49" calcext:value-type="float">
            <text:p>144.49</text:p>
          </table:table-cell>
          <table:table-cell office:value-type="float" office:value="510.84" calcext:value-type="float">
            <text:p>510.84</text:p>
          </table:table-cell>
          <table:table-cell office:value-type="float" office:value="622.72" calcext:value-type="float">
            <text:p>622.72</text:p>
          </table:table-cell>
        </table:table-row>
        <table:table-row table:style-name="ro1">
          <table:table-cell office:value-type="float" office:value="15023384" calcext:value-type="float">
            <text:p>15023384</text:p>
          </table:table-cell>
          <table:table-cell table:formula="of:=[.A941]/1000/(60*60*24)" office:value-type="time" office:time-value="PT04H10M23.384S" calcext:value-type="time">
            <text:p>04:10:23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11.38" calcext:value-type="float">
            <text:p>511.38</text:p>
          </table:table-cell>
          <table:table-cell office:value-type="float" office:value="623.36" calcext:value-type="float">
            <text:p>623.36</text:p>
          </table:table-cell>
        </table:table-row>
        <table:table-row table:style-name="ro1">
          <table:table-cell office:value-type="float" office:value="15039384" calcext:value-type="float">
            <text:p>15039384</text:p>
          </table:table-cell>
          <table:table-cell table:formula="of:=[.A942]/1000/(60*60*24)" office:value-type="time" office:time-value="PT04H10M39.384S" calcext:value-type="time">
            <text:p>04:10:39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11.92" calcext:value-type="float">
            <text:p>511.92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15055384" calcext:value-type="float">
            <text:p>15055384</text:p>
          </table:table-cell>
          <table:table-cell table:formula="of:=[.A943]/1000/(60*60*24)" office:value-type="time" office:time-value="PT04H10M55.384S" calcext:value-type="time">
            <text:p>04:10:55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" calcext:value-type="float">
            <text:p>144.6</text:p>
          </table:table-cell>
          <table:table-cell office:value-type="float" office:value="512.45" calcext:value-type="float">
            <text:p>512.45</text:p>
          </table:table-cell>
          <table:table-cell office:value-type="float" office:value="624.64" calcext:value-type="float">
            <text:p>624.64</text:p>
          </table:table-cell>
        </table:table-row>
        <table:table-row table:style-name="ro1">
          <table:table-cell office:value-type="float" office:value="15071384" calcext:value-type="float">
            <text:p>15071384</text:p>
          </table:table-cell>
          <table:table-cell table:formula="of:=[.A944]/1000/(60*60*24)" office:value-type="time" office:time-value="PT04H11M11.384S" calcext:value-type="time">
            <text:p>04:11:11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12.99" calcext:value-type="float">
            <text:p>512.99</text:p>
          </table:table-cell>
          <table:table-cell office:value-type="float" office:value="625.28" calcext:value-type="float">
            <text:p>625.28</text:p>
          </table:table-cell>
        </table:table-row>
        <table:table-row table:style-name="ro1">
          <table:table-cell office:value-type="float" office:value="15087384" calcext:value-type="float">
            <text:p>15087384</text:p>
          </table:table-cell>
          <table:table-cell table:formula="of:=[.A945]/1000/(60*60*24)" office:value-type="time" office:time-value="PT04H11M27.384S" calcext:value-type="time">
            <text:p>04:11:27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13.52" calcext:value-type="float">
            <text:p>513.52</text:p>
          </table:table-cell>
          <table:table-cell office:value-type="float" office:value="625.92" calcext:value-type="float">
            <text:p>625.92</text:p>
          </table:table-cell>
        </table:table-row>
        <table:table-row table:style-name="ro1">
          <table:table-cell office:value-type="float" office:value="15103384" calcext:value-type="float">
            <text:p>15103384</text:p>
          </table:table-cell>
          <table:table-cell table:formula="of:=[.A946]/1000/(60*60*24)" office:value-type="time" office:time-value="PT04H11M43.384S" calcext:value-type="time">
            <text:p>04:11:43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14.06" calcext:value-type="float">
            <text:p>514.06</text:p>
          </table:table-cell>
          <table:table-cell office:value-type="float" office:value="626.56" calcext:value-type="float">
            <text:p>626.56</text:p>
          </table:table-cell>
        </table:table-row>
        <table:table-row table:style-name="ro1">
          <table:table-cell office:value-type="float" office:value="15119384" calcext:value-type="float">
            <text:p>15119384</text:p>
          </table:table-cell>
          <table:table-cell table:formula="of:=[.A947]/1000/(60*60*24)" office:value-type="time" office:time-value="PT04H11M59.384S" calcext:value-type="time">
            <text:p>04:11:59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14.59" calcext:value-type="float">
            <text:p>514.59</text:p>
          </table:table-cell>
          <table:table-cell office:value-type="float" office:value="627.2" calcext:value-type="float">
            <text:p>627.2</text:p>
          </table:table-cell>
        </table:table-row>
        <table:table-row table:style-name="ro1">
          <table:table-cell office:value-type="float" office:value="15135383" calcext:value-type="float">
            <text:p>15135383</text:p>
          </table:table-cell>
          <table:table-cell table:formula="of:=[.A948]/1000/(60*60*24)" office:value-type="time" office:time-value="PT04H12M15.383S" calcext:value-type="time">
            <text:p>04:12:15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15.13" calcext:value-type="float">
            <text:p>515.13</text:p>
          </table:table-cell>
          <table:table-cell office:value-type="float" office:value="627.84" calcext:value-type="float">
            <text:p>627.84</text:p>
          </table:table-cell>
        </table:table-row>
        <table:table-row table:style-name="ro1">
          <table:table-cell office:value-type="float" office:value="15151384" calcext:value-type="float">
            <text:p>15151384</text:p>
          </table:table-cell>
          <table:table-cell table:formula="of:=[.A949]/1000/(60*60*24)" office:value-type="time" office:time-value="PT04H12M31.384S" calcext:value-type="time">
            <text:p>04:12:31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15.66" calcext:value-type="float">
            <text:p>515.66</text:p>
          </table:table-cell>
          <table:table-cell office:value-type="float" office:value="628.48" calcext:value-type="float">
            <text:p>628.48</text:p>
          </table:table-cell>
        </table:table-row>
        <table:table-row table:style-name="ro1">
          <table:table-cell office:value-type="float" office:value="15167384" calcext:value-type="float">
            <text:p>15167384</text:p>
          </table:table-cell>
          <table:table-cell table:formula="of:=[.A950]/1000/(60*60*24)" office:value-type="time" office:time-value="PT04H12M47.384S" calcext:value-type="time">
            <text:p>04:12:47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16.2" calcext:value-type="float">
            <text:p>516.2</text:p>
          </table:table-cell>
          <table:table-cell office:value-type="float" office:value="629.12" calcext:value-type="float">
            <text:p>629.12</text:p>
          </table:table-cell>
        </table:table-row>
        <table:table-row table:style-name="ro1">
          <table:table-cell office:value-type="float" office:value="15183384" calcext:value-type="float">
            <text:p>15183384</text:p>
          </table:table-cell>
          <table:table-cell table:formula="of:=[.A951]/1000/(60*60*24)" office:value-type="time" office:time-value="PT04H13M03.384S" calcext:value-type="time">
            <text:p>04:13:03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16.73" calcext:value-type="float">
            <text:p>516.73</text:p>
          </table:table-cell>
          <table:table-cell office:value-type="float" office:value="629.76" calcext:value-type="float">
            <text:p>629.76</text:p>
          </table:table-cell>
        </table:table-row>
        <table:table-row table:style-name="ro1">
          <table:table-cell office:value-type="float" office:value="15199384" calcext:value-type="float">
            <text:p>15199384</text:p>
          </table:table-cell>
          <table:table-cell table:formula="of:=[.A952]/1000/(60*60*24)" office:value-type="time" office:time-value="PT04H13M19.384S" calcext:value-type="time">
            <text:p>04:13:19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17.27" calcext:value-type="float">
            <text:p>517.27</text:p>
          </table:table-cell>
          <table:table-cell office:value-type="float" office:value="630.4" calcext:value-type="float">
            <text:p>630.4</text:p>
          </table:table-cell>
        </table:table-row>
        <table:table-row table:style-name="ro1">
          <table:table-cell office:value-type="float" office:value="15215384" calcext:value-type="float">
            <text:p>15215384</text:p>
          </table:table-cell>
          <table:table-cell table:formula="of:=[.A953]/1000/(60*60*24)" office:value-type="time" office:time-value="PT04H13M35.384S" calcext:value-type="time">
            <text:p>04:13:35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" calcext:value-type="float">
            <text:p>144.6</text:p>
          </table:table-cell>
          <table:table-cell office:value-type="float" office:value="517.8" calcext:value-type="float">
            <text:p>517.8</text:p>
          </table:table-cell>
          <table:table-cell office:value-type="float" office:value="631.05" calcext:value-type="float">
            <text:p>631.05</text:p>
          </table:table-cell>
        </table:table-row>
        <table:table-row table:style-name="ro1">
          <table:table-cell office:value-type="float" office:value="15231384" calcext:value-type="float">
            <text:p>15231384</text:p>
          </table:table-cell>
          <table:table-cell table:formula="of:=[.A954]/1000/(60*60*24)" office:value-type="time" office:time-value="PT04H13M51.384S" calcext:value-type="time">
            <text:p>04:13:51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.48" calcext:value-type="float">
            <text:p>144.48</text:p>
          </table:table-cell>
          <table:table-cell office:value-type="float" office:value="518.34" calcext:value-type="float">
            <text:p>518.34</text:p>
          </table:table-cell>
          <table:table-cell office:value-type="float" office:value="631.69" calcext:value-type="float">
            <text:p>631.69</text:p>
          </table:table-cell>
        </table:table-row>
        <table:table-row table:style-name="ro1">
          <table:table-cell office:value-type="float" office:value="15247384" calcext:value-type="float">
            <text:p>15247384</text:p>
          </table:table-cell>
          <table:table-cell table:formula="of:=[.A955]/1000/(60*60*24)" office:value-type="time" office:time-value="PT04H14M07.384S" calcext:value-type="time">
            <text:p>04:14:07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.48" calcext:value-type="float">
            <text:p>144.48</text:p>
          </table:table-cell>
          <table:table-cell office:value-type="float" office:value="518.87" calcext:value-type="float">
            <text:p>518.87</text:p>
          </table:table-cell>
          <table:table-cell office:value-type="float" office:value="632.33" calcext:value-type="float">
            <text:p>632.33</text:p>
          </table:table-cell>
        </table:table-row>
        <table:table-row table:style-name="ro1">
          <table:table-cell office:value-type="float" office:value="15263384" calcext:value-type="float">
            <text:p>15263384</text:p>
          </table:table-cell>
          <table:table-cell table:formula="of:=[.A956]/1000/(60*60*24)" office:value-type="time" office:time-value="PT04H14M23.384S" calcext:value-type="time">
            <text:p>04:14:23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19.41" calcext:value-type="float">
            <text:p>519.41</text:p>
          </table:table-cell>
          <table:table-cell office:value-type="float" office:value="632.97" calcext:value-type="float">
            <text:p>632.97</text:p>
          </table:table-cell>
        </table:table-row>
        <table:table-row table:style-name="ro1">
          <table:table-cell office:value-type="float" office:value="15279384" calcext:value-type="float">
            <text:p>15279384</text:p>
          </table:table-cell>
          <table:table-cell table:formula="of:=[.A957]/1000/(60*60*24)" office:value-type="time" office:time-value="PT04H14M39.384S" calcext:value-type="time">
            <text:p>04:14:39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19.94" calcext:value-type="float">
            <text:p>519.94</text:p>
          </table:table-cell>
          <table:table-cell office:value-type="float" office:value="633.61" calcext:value-type="float">
            <text:p>633.61</text:p>
          </table:table-cell>
        </table:table-row>
        <table:table-row table:style-name="ro1">
          <table:table-cell office:value-type="float" office:value="15295384" calcext:value-type="float">
            <text:p>15295384</text:p>
          </table:table-cell>
          <table:table-cell table:formula="of:=[.A958]/1000/(60*60*24)" office:value-type="time" office:time-value="PT04H14M55.384S" calcext:value-type="time">
            <text:p>04:14:55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20.48" calcext:value-type="float">
            <text:p>520.48</text:p>
          </table:table-cell>
          <table:table-cell office:value-type="float" office:value="634.25" calcext:value-type="float">
            <text:p>634.25</text:p>
          </table:table-cell>
        </table:table-row>
        <table:table-row table:style-name="ro1">
          <table:table-cell office:value-type="float" office:value="15311384" calcext:value-type="float">
            <text:p>15311384</text:p>
          </table:table-cell>
          <table:table-cell table:formula="of:=[.A959]/1000/(60*60*24)" office:value-type="time" office:time-value="PT04H15M11.384S" calcext:value-type="time">
            <text:p>04:15:11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21.01" calcext:value-type="float">
            <text:p>521.01</text:p>
          </table:table-cell>
          <table:table-cell office:value-type="float" office:value="634.89" calcext:value-type="float">
            <text:p>634.89</text:p>
          </table:table-cell>
        </table:table-row>
        <table:table-row table:style-name="ro1">
          <table:table-cell office:value-type="float" office:value="15327384" calcext:value-type="float">
            <text:p>15327384</text:p>
          </table:table-cell>
          <table:table-cell table:formula="of:=[.A960]/1000/(60*60*24)" office:value-type="time" office:time-value="PT04H15M27.384S" calcext:value-type="time">
            <text:p>04:15:27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21.55" calcext:value-type="float">
            <text:p>521.55</text:p>
          </table:table-cell>
          <table:table-cell office:value-type="float" office:value="635.53" calcext:value-type="float">
            <text:p>635.53</text:p>
          </table:table-cell>
        </table:table-row>
        <table:table-row table:style-name="ro1">
          <table:table-cell office:value-type="float" office:value="15343384" calcext:value-type="float">
            <text:p>15343384</text:p>
          </table:table-cell>
          <table:table-cell table:formula="of:=[.A961]/1000/(60*60*24)" office:value-type="time" office:time-value="PT04H15M43.384S" calcext:value-type="time">
            <text:p>04:15:43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22.08" calcext:value-type="float">
            <text:p>522.08</text:p>
          </table:table-cell>
          <table:table-cell office:value-type="float" office:value="636.17" calcext:value-type="float">
            <text:p>636.17</text:p>
          </table:table-cell>
        </table:table-row>
        <table:table-row table:style-name="ro1">
          <table:table-cell office:value-type="float" office:value="15359384" calcext:value-type="float">
            <text:p>15359384</text:p>
          </table:table-cell>
          <table:table-cell table:formula="of:=[.A962]/1000/(60*60*24)" office:value-type="time" office:time-value="PT04H15M59.384S" calcext:value-type="time">
            <text:p>04:15:59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22.62" calcext:value-type="float">
            <text:p>522.62</text:p>
          </table:table-cell>
          <table:table-cell office:value-type="float" office:value="636.81" calcext:value-type="float">
            <text:p>636.81</text:p>
          </table:table-cell>
        </table:table-row>
        <table:table-row table:style-name="ro1">
          <table:table-cell office:value-type="float" office:value="15375384" calcext:value-type="float">
            <text:p>15375384</text:p>
          </table:table-cell>
          <table:table-cell table:formula="of:=[.A963]/1000/(60*60*24)" office:value-type="time" office:time-value="PT04H16M15.384S" calcext:value-type="time">
            <text:p>04:16:15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23.15" calcext:value-type="float">
            <text:p>523.15</text:p>
          </table:table-cell>
          <table:table-cell office:value-type="float" office:value="637.45" calcext:value-type="float">
            <text:p>637.45</text:p>
          </table:table-cell>
        </table:table-row>
        <table:table-row table:style-name="ro1">
          <table:table-cell office:value-type="float" office:value="15391384" calcext:value-type="float">
            <text:p>15391384</text:p>
          </table:table-cell>
          <table:table-cell table:formula="of:=[.A964]/1000/(60*60*24)" office:value-type="time" office:time-value="PT04H16M31.384S" calcext:value-type="time">
            <text:p>04:16:31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23.69" calcext:value-type="float">
            <text:p>523.69</text:p>
          </table:table-cell>
          <table:table-cell office:value-type="float" office:value="638.09" calcext:value-type="float">
            <text:p>638.09</text:p>
          </table:table-cell>
        </table:table-row>
        <table:table-row table:style-name="ro1">
          <table:table-cell office:value-type="float" office:value="15407384" calcext:value-type="float">
            <text:p>15407384</text:p>
          </table:table-cell>
          <table:table-cell table:formula="of:=[.A965]/1000/(60*60*24)" office:value-type="time" office:time-value="PT04H16M47.384S" calcext:value-type="time">
            <text:p>04:16:47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24.22" calcext:value-type="float">
            <text:p>524.22</text:p>
          </table:table-cell>
          <table:table-cell office:value-type="float" office:value="638.73" calcext:value-type="float">
            <text:p>638.73</text:p>
          </table:table-cell>
        </table:table-row>
        <table:table-row table:style-name="ro1">
          <table:table-cell office:value-type="float" office:value="15423384" calcext:value-type="float">
            <text:p>15423384</text:p>
          </table:table-cell>
          <table:table-cell table:formula="of:=[.A966]/1000/(60*60*24)" office:value-type="time" office:time-value="PT04H17M03.384S" calcext:value-type="time">
            <text:p>04:17:03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24.76" calcext:value-type="float">
            <text:p>524.76</text:p>
          </table:table-cell>
          <table:table-cell office:value-type="float" office:value="639.37" calcext:value-type="float">
            <text:p>639.37</text:p>
          </table:table-cell>
        </table:table-row>
        <table:table-row table:style-name="ro1">
          <table:table-cell office:value-type="float" office:value="15439384" calcext:value-type="float">
            <text:p>15439384</text:p>
          </table:table-cell>
          <table:table-cell table:formula="of:=[.A967]/1000/(60*60*24)" office:value-type="time" office:time-value="PT04H17M19.384S" calcext:value-type="time">
            <text:p>04:17:19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.48" calcext:value-type="float">
            <text:p>144.48</text:p>
          </table:table-cell>
          <table:table-cell office:value-type="float" office:value="525.29" calcext:value-type="float">
            <text:p>525.29</text:p>
          </table:table-cell>
          <table:table-cell office:value-type="float" office:value="640.01" calcext:value-type="float">
            <text:p>640.01</text:p>
          </table:table-cell>
        </table:table-row>
        <table:table-row table:style-name="ro1">
          <table:table-cell office:value-type="float" office:value="15455384" calcext:value-type="float">
            <text:p>15455384</text:p>
          </table:table-cell>
          <table:table-cell table:formula="of:=[.A968]/1000/(60*60*24)" office:value-type="time" office:time-value="PT04H17M35.384S" calcext:value-type="time">
            <text:p>04:17:35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25.83" calcext:value-type="float">
            <text:p>525.83</text:p>
          </table:table-cell>
          <table:table-cell office:value-type="float" office:value="640.65" calcext:value-type="float">
            <text:p>640.65</text:p>
          </table:table-cell>
        </table:table-row>
        <table:table-row table:style-name="ro1">
          <table:table-cell office:value-type="float" office:value="15471384" calcext:value-type="float">
            <text:p>15471384</text:p>
          </table:table-cell>
          <table:table-cell table:formula="of:=[.A969]/1000/(60*60*24)" office:value-type="time" office:time-value="PT04H17M51.384S" calcext:value-type="time">
            <text:p>04:17:51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26.36" calcext:value-type="float">
            <text:p>526.36</text:p>
          </table:table-cell>
          <table:table-cell office:value-type="float" office:value="641.29" calcext:value-type="float">
            <text:p>641.29</text:p>
          </table:table-cell>
        </table:table-row>
        <table:table-row table:style-name="ro1">
          <table:table-cell office:value-type="float" office:value="15487384" calcext:value-type="float">
            <text:p>15487384</text:p>
          </table:table-cell>
          <table:table-cell table:formula="of:=[.A970]/1000/(60*60*24)" office:value-type="time" office:time-value="PT04H18M07.384S" calcext:value-type="time">
            <text:p>04:18:07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26.9" calcext:value-type="float">
            <text:p>526.9</text:p>
          </table:table-cell>
          <table:table-cell office:value-type="float" office:value="641.92" calcext:value-type="float">
            <text:p>641.92</text:p>
          </table:table-cell>
        </table:table-row>
        <table:table-row table:style-name="ro1">
          <table:table-cell office:value-type="float" office:value="15503384" calcext:value-type="float">
            <text:p>15503384</text:p>
          </table:table-cell>
          <table:table-cell table:formula="of:=[.A971]/1000/(60*60*24)" office:value-type="time" office:time-value="PT04H18M23.384S" calcext:value-type="time">
            <text:p>04:18:23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27.43" calcext:value-type="float">
            <text:p>527.43</text:p>
          </table:table-cell>
          <table:table-cell office:value-type="float" office:value="642.56" calcext:value-type="float">
            <text:p>642.56</text:p>
          </table:table-cell>
        </table:table-row>
        <table:table-row table:style-name="ro1">
          <table:table-cell office:value-type="float" office:value="15519384" calcext:value-type="float">
            <text:p>15519384</text:p>
          </table:table-cell>
          <table:table-cell table:formula="of:=[.A972]/1000/(60*60*24)" office:value-type="time" office:time-value="PT04H18M39.384S" calcext:value-type="time">
            <text:p>04:18:39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27.97" calcext:value-type="float">
            <text:p>527.97</text:p>
          </table:table-cell>
          <table:table-cell office:value-type="float" office:value="643.2" calcext:value-type="float">
            <text:p>643.2</text:p>
          </table:table-cell>
        </table:table-row>
        <table:table-row table:style-name="ro1">
          <table:table-cell office:value-type="float" office:value="15535384" calcext:value-type="float">
            <text:p>15535384</text:p>
          </table:table-cell>
          <table:table-cell table:formula="of:=[.A973]/1000/(60*60*24)" office:value-type="time" office:time-value="PT04H18M55.384S" calcext:value-type="time">
            <text:p>04:18:55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28.5" calcext:value-type="float">
            <text:p>528.5</text:p>
          </table:table-cell>
          <table:table-cell office:value-type="float" office:value="643.84" calcext:value-type="float">
            <text:p>643.84</text:p>
          </table:table-cell>
        </table:table-row>
        <table:table-row table:style-name="ro1">
          <table:table-cell office:value-type="float" office:value="15551384" calcext:value-type="float">
            <text:p>15551384</text:p>
          </table:table-cell>
          <table:table-cell table:formula="of:=[.A974]/1000/(60*60*24)" office:value-type="time" office:time-value="PT04H19M11.384S" calcext:value-type="time">
            <text:p>04:19:11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29.03" calcext:value-type="float">
            <text:p>529.03</text:p>
          </table:table-cell>
          <table:table-cell office:value-type="float" office:value="644.48" calcext:value-type="float">
            <text:p>644.48</text:p>
          </table:table-cell>
        </table:table-row>
        <table:table-row table:style-name="ro1">
          <table:table-cell office:value-type="float" office:value="15567384" calcext:value-type="float">
            <text:p>15567384</text:p>
          </table:table-cell>
          <table:table-cell table:formula="of:=[.A975]/1000/(60*60*24)" office:value-type="time" office:time-value="PT04H19M27.384S" calcext:value-type="time">
            <text:p>04:19:27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29.57" calcext:value-type="float">
            <text:p>529.57</text:p>
          </table:table-cell>
          <table:table-cell office:value-type="float" office:value="645.12" calcext:value-type="float">
            <text:p>645.12</text:p>
          </table:table-cell>
        </table:table-row>
        <table:table-row table:style-name="ro1">
          <table:table-cell office:value-type="float" office:value="15583384" calcext:value-type="float">
            <text:p>15583384</text:p>
          </table:table-cell>
          <table:table-cell table:formula="of:=[.A976]/1000/(60*60*24)" office:value-type="time" office:time-value="PT04H19M43.384S" calcext:value-type="time">
            <text:p>04:19:43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30.1" calcext:value-type="float">
            <text:p>530.1</text:p>
          </table:table-cell>
          <table:table-cell office:value-type="float" office:value="645.76" calcext:value-type="float">
            <text:p>645.76</text:p>
          </table:table-cell>
        </table:table-row>
        <table:table-row table:style-name="ro1">
          <table:table-cell office:value-type="float" office:value="15599384" calcext:value-type="float">
            <text:p>15599384</text:p>
          </table:table-cell>
          <table:table-cell table:formula="of:=[.A977]/1000/(60*60*24)" office:value-type="time" office:time-value="PT04H19M59.384S" calcext:value-type="time">
            <text:p>04:19:59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30.64" calcext:value-type="float">
            <text:p>530.64</text:p>
          </table:table-cell>
          <table:table-cell office:value-type="float" office:value="646.4" calcext:value-type="float">
            <text:p>646.4</text:p>
          </table:table-cell>
        </table:table-row>
        <table:table-row table:style-name="ro1">
          <table:table-cell office:value-type="float" office:value="15615384" calcext:value-type="float">
            <text:p>15615384</text:p>
          </table:table-cell>
          <table:table-cell table:formula="of:=[.A978]/1000/(60*60*24)" office:value-type="time" office:time-value="PT04H20M15.384S" calcext:value-type="time">
            <text:p>04:20:15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31.17" calcext:value-type="float">
            <text:p>531.17</text:p>
          </table:table-cell>
          <table:table-cell office:value-type="float" office:value="647.04" calcext:value-type="float">
            <text:p>647.04</text:p>
          </table:table-cell>
        </table:table-row>
        <table:table-row table:style-name="ro1">
          <table:table-cell office:value-type="float" office:value="15631384" calcext:value-type="float">
            <text:p>15631384</text:p>
          </table:table-cell>
          <table:table-cell table:formula="of:=[.A979]/1000/(60*60*24)" office:value-type="time" office:time-value="PT04H20M31.384S" calcext:value-type="time">
            <text:p>04:20:31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31.71" calcext:value-type="float">
            <text:p>531.71</text:p>
          </table:table-cell>
          <table:table-cell office:value-type="float" office:value="647.68" calcext:value-type="float">
            <text:p>647.68</text:p>
          </table:table-cell>
        </table:table-row>
        <table:table-row table:style-name="ro1">
          <table:table-cell office:value-type="float" office:value="15647384" calcext:value-type="float">
            <text:p>15647384</text:p>
          </table:table-cell>
          <table:table-cell table:formula="of:=[.A980]/1000/(60*60*24)" office:value-type="time" office:time-value="PT04H20M47.384S" calcext:value-type="time">
            <text:p>04:20:47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32.24" calcext:value-type="float">
            <text:p>532.24</text:p>
          </table:table-cell>
          <table:table-cell office:value-type="float" office:value="648.32" calcext:value-type="float">
            <text:p>648.32</text:p>
          </table:table-cell>
        </table:table-row>
        <table:table-row table:style-name="ro1">
          <table:table-cell office:value-type="float" office:value="15663384" calcext:value-type="float">
            <text:p>15663384</text:p>
          </table:table-cell>
          <table:table-cell table:formula="of:=[.A981]/1000/(60*60*24)" office:value-type="time" office:time-value="PT04H21M03.384S" calcext:value-type="time">
            <text:p>04:21:03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32.77" calcext:value-type="float">
            <text:p>532.77</text:p>
          </table:table-cell>
          <table:table-cell office:value-type="float" office:value="648.96" calcext:value-type="float">
            <text:p>648.96</text:p>
          </table:table-cell>
        </table:table-row>
        <table:table-row table:style-name="ro1">
          <table:table-cell office:value-type="float" office:value="15679384" calcext:value-type="float">
            <text:p>15679384</text:p>
          </table:table-cell>
          <table:table-cell table:formula="of:=[.A982]/1000/(60*60*24)" office:value-type="time" office:time-value="PT04H21M19.384S" calcext:value-type="time">
            <text:p>04:21:19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33.31" calcext:value-type="float">
            <text:p>533.31</text:p>
          </table:table-cell>
          <table:table-cell office:value-type="float" office:value="649.6" calcext:value-type="float">
            <text:p>649.6</text:p>
          </table:table-cell>
        </table:table-row>
        <table:table-row table:style-name="ro1">
          <table:table-cell office:value-type="float" office:value="15695384" calcext:value-type="float">
            <text:p>15695384</text:p>
          </table:table-cell>
          <table:table-cell table:formula="of:=[.A983]/1000/(60*60*24)" office:value-type="time" office:time-value="PT04H21M35.384S" calcext:value-type="time">
            <text:p>04:21:35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33.84" calcext:value-type="float">
            <text:p>533.84</text:p>
          </table:table-cell>
          <table:table-cell office:value-type="float" office:value="650.24" calcext:value-type="float">
            <text:p>650.24</text:p>
          </table:table-cell>
        </table:table-row>
        <table:table-row table:style-name="ro1">
          <table:table-cell office:value-type="float" office:value="15711384" calcext:value-type="float">
            <text:p>15711384</text:p>
          </table:table-cell>
          <table:table-cell table:formula="of:=[.A984]/1000/(60*60*24)" office:value-type="time" office:time-value="PT04H21M51.384S" calcext:value-type="time">
            <text:p>04:21:51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34.38" calcext:value-type="float">
            <text:p>534.38</text:p>
          </table:table-cell>
          <table:table-cell office:value-type="float" office:value="650.88" calcext:value-type="float">
            <text:p>650.88</text:p>
          </table:table-cell>
        </table:table-row>
        <table:table-row table:style-name="ro1">
          <table:table-cell office:value-type="float" office:value="15727384" calcext:value-type="float">
            <text:p>15727384</text:p>
          </table:table-cell>
          <table:table-cell table:formula="of:=[.A985]/1000/(60*60*24)" office:value-type="time" office:time-value="PT04H22M07.384S" calcext:value-type="time">
            <text:p>04:22:07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34.91" calcext:value-type="float">
            <text:p>534.91</text:p>
          </table:table-cell>
          <table:table-cell office:value-type="float" office:value="651.52" calcext:value-type="float">
            <text:p>651.52</text:p>
          </table:table-cell>
        </table:table-row>
        <table:table-row table:style-name="ro1">
          <table:table-cell office:value-type="float" office:value="15743384" calcext:value-type="float">
            <text:p>15743384</text:p>
          </table:table-cell>
          <table:table-cell table:formula="of:=[.A986]/1000/(60*60*24)" office:value-type="time" office:time-value="PT04H22M23.384S" calcext:value-type="time">
            <text:p>04:22:23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35.45" calcext:value-type="float">
            <text:p>535.45</text:p>
          </table:table-cell>
          <table:table-cell office:value-type="float" office:value="652.16" calcext:value-type="float">
            <text:p>652.16</text:p>
          </table:table-cell>
        </table:table-row>
        <table:table-row table:style-name="ro1">
          <table:table-cell office:value-type="float" office:value="15759384" calcext:value-type="float">
            <text:p>15759384</text:p>
          </table:table-cell>
          <table:table-cell table:formula="of:=[.A987]/1000/(60*60*24)" office:value-type="time" office:time-value="PT04H22M39.384S" calcext:value-type="time">
            <text:p>04:22:39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35.98" calcext:value-type="float">
            <text:p>535.98</text:p>
          </table:table-cell>
          <table:table-cell office:value-type="float" office:value="652.8" calcext:value-type="float">
            <text:p>652.8</text:p>
          </table:table-cell>
        </table:table-row>
        <table:table-row table:style-name="ro1">
          <table:table-cell office:value-type="float" office:value="15775384" calcext:value-type="float">
            <text:p>15775384</text:p>
          </table:table-cell>
          <table:table-cell table:formula="of:=[.A988]/1000/(60*60*24)" office:value-type="time" office:time-value="PT04H22M55.384S" calcext:value-type="time">
            <text:p>04:22:55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36.51" calcext:value-type="float">
            <text:p>536.51</text:p>
          </table:table-cell>
          <table:table-cell office:value-type="float" office:value="653.43" calcext:value-type="float">
            <text:p>653.43</text:p>
          </table:table-cell>
        </table:table-row>
        <table:table-row table:style-name="ro1">
          <table:table-cell office:value-type="float" office:value="15791384" calcext:value-type="float">
            <text:p>15791384</text:p>
          </table:table-cell>
          <table:table-cell table:formula="of:=[.A989]/1000/(60*60*24)" office:value-type="time" office:time-value="PT04H23M11.384S" calcext:value-type="time">
            <text:p>04:23:11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37.05" calcext:value-type="float">
            <text:p>537.05</text:p>
          </table:table-cell>
          <table:table-cell office:value-type="float" office:value="654.07" calcext:value-type="float">
            <text:p>654.07</text:p>
          </table:table-cell>
        </table:table-row>
        <table:table-row table:style-name="ro1">
          <table:table-cell office:value-type="float" office:value="15807384" calcext:value-type="float">
            <text:p>15807384</text:p>
          </table:table-cell>
          <table:table-cell table:formula="of:=[.A990]/1000/(60*60*24)" office:value-type="time" office:time-value="PT04H23M27.384S" calcext:value-type="time">
            <text:p>04:23:27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37.58" calcext:value-type="float">
            <text:p>537.58</text:p>
          </table:table-cell>
          <table:table-cell office:value-type="float" office:value="654.71" calcext:value-type="float">
            <text:p>654.71</text:p>
          </table:table-cell>
        </table:table-row>
        <table:table-row table:style-name="ro1">
          <table:table-cell office:value-type="float" office:value="15823384" calcext:value-type="float">
            <text:p>15823384</text:p>
          </table:table-cell>
          <table:table-cell table:formula="of:=[.A991]/1000/(60*60*24)" office:value-type="time" office:time-value="PT04H23M43.384S" calcext:value-type="time">
            <text:p>04:23:43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38.12" calcext:value-type="float">
            <text:p>538.12</text:p>
          </table:table-cell>
          <table:table-cell office:value-type="float" office:value="655.35" calcext:value-type="float">
            <text:p>655.35</text:p>
          </table:table-cell>
        </table:table-row>
        <table:table-row table:style-name="ro1">
          <table:table-cell office:value-type="float" office:value="15839384" calcext:value-type="float">
            <text:p>15839384</text:p>
          </table:table-cell>
          <table:table-cell table:formula="of:=[.A992]/1000/(60*60*24)" office:value-type="time" office:time-value="PT04H23M59.384S" calcext:value-type="time">
            <text:p>04:23:59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38.65" calcext:value-type="float">
            <text:p>538.65</text:p>
          </table:table-cell>
          <table:table-cell office:value-type="float" office:value="655.99" calcext:value-type="float">
            <text:p>655.99</text:p>
          </table:table-cell>
        </table:table-row>
        <table:table-row table:style-name="ro1">
          <table:table-cell office:value-type="float" office:value="15855384" calcext:value-type="float">
            <text:p>15855384</text:p>
          </table:table-cell>
          <table:table-cell table:formula="of:=[.A993]/1000/(60*60*24)" office:value-type="time" office:time-value="PT04H24M15.384S" calcext:value-type="time">
            <text:p>04:24:15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39.19" calcext:value-type="float">
            <text:p>539.19</text:p>
          </table:table-cell>
          <table:table-cell office:value-type="float" office:value="656.63" calcext:value-type="float">
            <text:p>656.63</text:p>
          </table:table-cell>
        </table:table-row>
        <table:table-row table:style-name="ro1">
          <table:table-cell office:value-type="float" office:value="15871384" calcext:value-type="float">
            <text:p>15871384</text:p>
          </table:table-cell>
          <table:table-cell table:formula="of:=[.A994]/1000/(60*60*24)" office:value-type="time" office:time-value="PT04H24M31.384S" calcext:value-type="time">
            <text:p>04:24:31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39.72" calcext:value-type="float">
            <text:p>539.72</text:p>
          </table:table-cell>
          <table:table-cell office:value-type="float" office:value="657.27" calcext:value-type="float">
            <text:p>657.27</text:p>
          </table:table-cell>
        </table:table-row>
        <table:table-row table:style-name="ro1">
          <table:table-cell office:value-type="float" office:value="15887384" calcext:value-type="float">
            <text:p>15887384</text:p>
          </table:table-cell>
          <table:table-cell table:formula="of:=[.A995]/1000/(60*60*24)" office:value-type="time" office:time-value="PT04H24M47.384S" calcext:value-type="time">
            <text:p>04:24:47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40.25" calcext:value-type="float">
            <text:p>540.25</text:p>
          </table:table-cell>
          <table:table-cell office:value-type="float" office:value="657.91" calcext:value-type="float">
            <text:p>657.91</text:p>
          </table:table-cell>
        </table:table-row>
        <table:table-row table:style-name="ro1">
          <table:table-cell office:value-type="float" office:value="15903383" calcext:value-type="float">
            <text:p>15903383</text:p>
          </table:table-cell>
          <table:table-cell table:formula="of:=[.A996]/1000/(60*60*24)" office:value-type="time" office:time-value="PT04H25M03.383S" calcext:value-type="time">
            <text:p>04:25:03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40.79" calcext:value-type="float">
            <text:p>540.79</text:p>
          </table:table-cell>
          <table:table-cell office:value-type="float" office:value="658.55" calcext:value-type="float">
            <text:p>658.55</text:p>
          </table:table-cell>
        </table:table-row>
        <table:table-row table:style-name="ro1">
          <table:table-cell office:value-type="float" office:value="15919384" calcext:value-type="float">
            <text:p>15919384</text:p>
          </table:table-cell>
          <table:table-cell table:formula="of:=[.A997]/1000/(60*60*24)" office:value-type="time" office:time-value="PT04H25M19.384S" calcext:value-type="time">
            <text:p>04:25:19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41.32" calcext:value-type="float">
            <text:p>541.32</text:p>
          </table:table-cell>
          <table:table-cell office:value-type="float" office:value="659.18" calcext:value-type="float">
            <text:p>659.18</text:p>
          </table:table-cell>
        </table:table-row>
        <table:table-row table:style-name="ro1">
          <table:table-cell office:value-type="float" office:value="15935384" calcext:value-type="float">
            <text:p>15935384</text:p>
          </table:table-cell>
          <table:table-cell table:formula="of:=[.A998]/1000/(60*60*24)" office:value-type="time" office:time-value="PT04H25M35.384S" calcext:value-type="time">
            <text:p>04:25:35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41.86" calcext:value-type="float">
            <text:p>541.86</text:p>
          </table:table-cell>
          <table:table-cell office:value-type="float" office:value="659.82" calcext:value-type="float">
            <text:p>659.82</text:p>
          </table:table-cell>
        </table:table-row>
        <table:table-row table:style-name="ro1">
          <table:table-cell office:value-type="float" office:value="15951384" calcext:value-type="float">
            <text:p>15951384</text:p>
          </table:table-cell>
          <table:table-cell table:formula="of:=[.A999]/1000/(60*60*24)" office:value-type="time" office:time-value="PT04H25M51.384S" calcext:value-type="time">
            <text:p>04:25:51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42.39" calcext:value-type="float">
            <text:p>542.39</text:p>
          </table:table-cell>
          <table:table-cell office:value-type="float" office:value="660.46" calcext:value-type="float">
            <text:p>660.46</text:p>
          </table:table-cell>
        </table:table-row>
        <table:table-row table:style-name="ro1">
          <table:table-cell office:value-type="float" office:value="15967384" calcext:value-type="float">
            <text:p>15967384</text:p>
          </table:table-cell>
          <table:table-cell table:formula="of:=[.A1000]/1000/(60*60*24)" office:value-type="time" office:time-value="PT04H26M07.384S" calcext:value-type="time">
            <text:p>04:26:07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42.93" calcext:value-type="float">
            <text:p>542.93</text:p>
          </table:table-cell>
          <table:table-cell office:value-type="float" office:value="661.1" calcext:value-type="float">
            <text:p>661.1</text:p>
          </table:table-cell>
        </table:table-row>
        <table:table-row table:style-name="ro1">
          <table:table-cell office:value-type="float" office:value="15983384" calcext:value-type="float">
            <text:p>15983384</text:p>
          </table:table-cell>
          <table:table-cell table:formula="of:=[.A1001]/1000/(60*60*24)" office:value-type="time" office:time-value="PT04H26M23.384S" calcext:value-type="time">
            <text:p>04:26:23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43.46" calcext:value-type="float">
            <text:p>543.46</text:p>
          </table:table-cell>
          <table:table-cell office:value-type="float" office:value="661.74" calcext:value-type="float">
            <text:p>661.74</text:p>
          </table:table-cell>
        </table:table-row>
        <table:table-row table:style-name="ro1">
          <table:table-cell office:value-type="float" office:value="15999384" calcext:value-type="float">
            <text:p>15999384</text:p>
          </table:table-cell>
          <table:table-cell table:formula="of:=[.A1002]/1000/(60*60*24)" office:value-type="time" office:time-value="PT04H26M39.384S" calcext:value-type="time">
            <text:p>04:26:39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43.99" calcext:value-type="float">
            <text:p>543.99</text:p>
          </table:table-cell>
          <table:table-cell office:value-type="float" office:value="662.38" calcext:value-type="float">
            <text:p>662.38</text:p>
          </table:table-cell>
        </table:table-row>
        <table:table-row table:style-name="ro1">
          <table:table-cell office:value-type="float" office:value="16015384" calcext:value-type="float">
            <text:p>16015384</text:p>
          </table:table-cell>
          <table:table-cell table:formula="of:=[.A1003]/1000/(60*60*24)" office:value-type="time" office:time-value="PT04H26M55.384S" calcext:value-type="time">
            <text:p>04:26:55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44.53" calcext:value-type="float">
            <text:p>544.53</text:p>
          </table:table-cell>
          <table:table-cell office:value-type="float" office:value="663.01" calcext:value-type="float">
            <text:p>663.01</text:p>
          </table:table-cell>
        </table:table-row>
        <table:table-row table:style-name="ro1">
          <table:table-cell office:value-type="float" office:value="16031384" calcext:value-type="float">
            <text:p>16031384</text:p>
          </table:table-cell>
          <table:table-cell table:formula="of:=[.A1004]/1000/(60*60*24)" office:value-type="time" office:time-value="PT04H27M11.384S" calcext:value-type="time">
            <text:p>04:27:11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45.06" calcext:value-type="float">
            <text:p>545.06</text:p>
          </table:table-cell>
          <table:table-cell office:value-type="float" office:value="663.65" calcext:value-type="float">
            <text:p>663.65</text:p>
          </table:table-cell>
        </table:table-row>
        <table:table-row table:style-name="ro1">
          <table:table-cell office:value-type="float" office:value="16047384" calcext:value-type="float">
            <text:p>16047384</text:p>
          </table:table-cell>
          <table:table-cell table:formula="of:=[.A1005]/1000/(60*60*24)" office:value-type="time" office:time-value="PT04H27M27.384S" calcext:value-type="time">
            <text:p>04:27:27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45.6" calcext:value-type="float">
            <text:p>545.6</text:p>
          </table:table-cell>
          <table:table-cell office:value-type="float" office:value="664.29" calcext:value-type="float">
            <text:p>664.29</text:p>
          </table:table-cell>
        </table:table-row>
        <table:table-row table:style-name="ro1">
          <table:table-cell office:value-type="float" office:value="16063384" calcext:value-type="float">
            <text:p>16063384</text:p>
          </table:table-cell>
          <table:table-cell table:formula="of:=[.A1006]/1000/(60*60*24)" office:value-type="time" office:time-value="PT04H27M43.384S" calcext:value-type="time">
            <text:p>04:27:43</text:p>
          </table:table-cell>
          <table:table-cell office:value-type="float" office:value="1.19" calcext:value-type="float">
            <text:p>1.19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28" calcext:value-type="float">
            <text:p>143.28</text:p>
          </table:table-cell>
          <table:table-cell office:value-type="float" office:value="546.13" calcext:value-type="float">
            <text:p>546.13</text:p>
          </table:table-cell>
          <table:table-cell office:value-type="float" office:value="664.93" calcext:value-type="float">
            <text:p>664.93</text:p>
          </table:table-cell>
        </table:table-row>
        <table:table-row table:style-name="ro1">
          <table:table-cell office:value-type="float" office:value="16079384" calcext:value-type="float">
            <text:p>16079384</text:p>
          </table:table-cell>
          <table:table-cell table:formula="of:=[.A1007]/1000/(60*60*24)" office:value-type="time" office:time-value="PT04H27M59.384S" calcext:value-type="time">
            <text:p>04:27:59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46.66" calcext:value-type="float">
            <text:p>546.66</text:p>
          </table:table-cell>
          <table:table-cell office:value-type="float" office:value="665.57" calcext:value-type="float">
            <text:p>665.57</text:p>
          </table:table-cell>
        </table:table-row>
        <table:table-row table:style-name="ro1">
          <table:table-cell office:value-type="float" office:value="16095384" calcext:value-type="float">
            <text:p>16095384</text:p>
          </table:table-cell>
          <table:table-cell table:formula="of:=[.A1008]/1000/(60*60*24)" office:value-type="time" office:time-value="PT04H28M15.384S" calcext:value-type="time">
            <text:p>04:28:15</text:p>
          </table:table-cell>
          <table:table-cell office:value-type="float" office:value="1.19" calcext:value-type="float">
            <text:p>1.19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28" calcext:value-type="float">
            <text:p>143.28</text:p>
          </table:table-cell>
          <table:table-cell office:value-type="float" office:value="547.2" calcext:value-type="float">
            <text:p>547.2</text:p>
          </table:table-cell>
          <table:table-cell office:value-type="float" office:value="666.2" calcext:value-type="float">
            <text:p>666.2</text:p>
          </table:table-cell>
        </table:table-row>
        <table:table-row table:style-name="ro1">
          <table:table-cell office:value-type="float" office:value="16111384" calcext:value-type="float">
            <text:p>16111384</text:p>
          </table:table-cell>
          <table:table-cell table:formula="of:=[.A1009]/1000/(60*60*24)" office:value-type="time" office:time-value="PT04H28M31.384S" calcext:value-type="time">
            <text:p>04:28:31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47.73" calcext:value-type="float">
            <text:p>547.73</text:p>
          </table:table-cell>
          <table:table-cell office:value-type="float" office:value="666.84" calcext:value-type="float">
            <text:p>666.84</text:p>
          </table:table-cell>
        </table:table-row>
        <table:table-row table:style-name="ro1">
          <table:table-cell office:value-type="float" office:value="16127384" calcext:value-type="float">
            <text:p>16127384</text:p>
          </table:table-cell>
          <table:table-cell table:formula="of:=[.A1010]/1000/(60*60*24)" office:value-type="time" office:time-value="PT04H28M47.384S" calcext:value-type="time">
            <text:p>04:28:47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48.27" calcext:value-type="float">
            <text:p>548.27</text:p>
          </table:table-cell>
          <table:table-cell office:value-type="float" office:value="667.48" calcext:value-type="float">
            <text:p>667.48</text:p>
          </table:table-cell>
        </table:table-row>
        <table:table-row table:style-name="ro1">
          <table:table-cell office:value-type="float" office:value="16143384" calcext:value-type="float">
            <text:p>16143384</text:p>
          </table:table-cell>
          <table:table-cell table:formula="of:=[.A1011]/1000/(60*60*24)" office:value-type="time" office:time-value="PT04H29M03.384S" calcext:value-type="time">
            <text:p>04:29:03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48.8" calcext:value-type="float">
            <text:p>548.8</text:p>
          </table:table-cell>
          <table:table-cell office:value-type="float" office:value="668.12" calcext:value-type="float">
            <text:p>668.12</text:p>
          </table:table-cell>
        </table:table-row>
        <table:table-row table:style-name="ro1">
          <table:table-cell office:value-type="float" office:value="16159384" calcext:value-type="float">
            <text:p>16159384</text:p>
          </table:table-cell>
          <table:table-cell table:formula="of:=[.A1012]/1000/(60*60*24)" office:value-type="time" office:time-value="PT04H29M19.384S" calcext:value-type="time">
            <text:p>04:29:19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49.33" calcext:value-type="float">
            <text:p>549.33</text:p>
          </table:table-cell>
          <table:table-cell office:value-type="float" office:value="668.75" calcext:value-type="float">
            <text:p>668.75</text:p>
          </table:table-cell>
        </table:table-row>
        <table:table-row table:style-name="ro1">
          <table:table-cell office:value-type="float" office:value="16175384" calcext:value-type="float">
            <text:p>16175384</text:p>
          </table:table-cell>
          <table:table-cell table:formula="of:=[.A1013]/1000/(60*60*24)" office:value-type="time" office:time-value="PT04H29M35.384S" calcext:value-type="time">
            <text:p>04:29:35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49.87" calcext:value-type="float">
            <text:p>549.87</text:p>
          </table:table-cell>
          <table:table-cell office:value-type="float" office:value="669.39" calcext:value-type="float">
            <text:p>669.39</text:p>
          </table:table-cell>
        </table:table-row>
        <table:table-row table:style-name="ro1">
          <table:table-cell office:value-type="float" office:value="16191384" calcext:value-type="float">
            <text:p>16191384</text:p>
          </table:table-cell>
          <table:table-cell table:formula="of:=[.A1014]/1000/(60*60*24)" office:value-type="time" office:time-value="PT04H29M51.384S" calcext:value-type="time">
            <text:p>04:29:51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50.4" calcext:value-type="float">
            <text:p>550.4</text:p>
          </table:table-cell>
          <table:table-cell office:value-type="float" office:value="670.03" calcext:value-type="float">
            <text:p>670.03</text:p>
          </table:table-cell>
        </table:table-row>
        <table:table-row table:style-name="ro1">
          <table:table-cell office:value-type="float" office:value="16207384" calcext:value-type="float">
            <text:p>16207384</text:p>
          </table:table-cell>
          <table:table-cell table:formula="of:=[.A1015]/1000/(60*60*24)" office:value-type="time" office:time-value="PT04H30M07.384S" calcext:value-type="time">
            <text:p>04:30:07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50.94" calcext:value-type="float">
            <text:p>550.94</text:p>
          </table:table-cell>
          <table:table-cell office:value-type="float" office:value="670.67" calcext:value-type="float">
            <text:p>670.67</text:p>
          </table:table-cell>
        </table:table-row>
        <table:table-row table:style-name="ro1">
          <table:table-cell office:value-type="float" office:value="16223384" calcext:value-type="float">
            <text:p>16223384</text:p>
          </table:table-cell>
          <table:table-cell table:formula="of:=[.A1016]/1000/(60*60*24)" office:value-type="time" office:time-value="PT04H30M23.384S" calcext:value-type="time">
            <text:p>04:30:23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51.47" calcext:value-type="float">
            <text:p>551.47</text:p>
          </table:table-cell>
          <table:table-cell office:value-type="float" office:value="671.31" calcext:value-type="float">
            <text:p>671.31</text:p>
          </table:table-cell>
        </table:table-row>
        <table:table-row table:style-name="ro1">
          <table:table-cell office:value-type="float" office:value="16239384" calcext:value-type="float">
            <text:p>16239384</text:p>
          </table:table-cell>
          <table:table-cell table:formula="of:=[.A1017]/1000/(60*60*24)" office:value-type="time" office:time-value="PT04H30M39.384S" calcext:value-type="time">
            <text:p>04:30:39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52" calcext:value-type="float">
            <text:p>552</text:p>
          </table:table-cell>
          <table:table-cell office:value-type="float" office:value="671.94" calcext:value-type="float">
            <text:p>671.94</text:p>
          </table:table-cell>
        </table:table-row>
        <table:table-row table:style-name="ro1">
          <table:table-cell office:value-type="float" office:value="16255384" calcext:value-type="float">
            <text:p>16255384</text:p>
          </table:table-cell>
          <table:table-cell table:formula="of:=[.A1018]/1000/(60*60*24)" office:value-type="time" office:time-value="PT04H30M55.384S" calcext:value-type="time">
            <text:p>04:30:55</text:p>
          </table:table-cell>
          <table:table-cell office:value-type="float" office:value="1.19" calcext:value-type="float">
            <text:p>1.19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28" calcext:value-type="float">
            <text:p>143.28</text:p>
          </table:table-cell>
          <table:table-cell office:value-type="float" office:value="552.54" calcext:value-type="float">
            <text:p>552.54</text:p>
          </table:table-cell>
          <table:table-cell office:value-type="float" office:value="672.58" calcext:value-type="float">
            <text:p>672.58</text:p>
          </table:table-cell>
        </table:table-row>
        <table:table-row table:style-name="ro1">
          <table:table-cell office:value-type="float" office:value="16271384" calcext:value-type="float">
            <text:p>16271384</text:p>
          </table:table-cell>
          <table:table-cell table:formula="of:=[.A1019]/1000/(60*60*24)" office:value-type="time" office:time-value="PT04H31M11.384S" calcext:value-type="time">
            <text:p>04:31:11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53.07" calcext:value-type="float">
            <text:p>553.07</text:p>
          </table:table-cell>
          <table:table-cell office:value-type="float" office:value="673.22" calcext:value-type="float">
            <text:p>673.22</text:p>
          </table:table-cell>
        </table:table-row>
        <table:table-row table:style-name="ro1">
          <table:table-cell office:value-type="float" office:value="16287384" calcext:value-type="float">
            <text:p>16287384</text:p>
          </table:table-cell>
          <table:table-cell table:formula="of:=[.A1020]/1000/(60*60*24)" office:value-type="time" office:time-value="PT04H31M27.384S" calcext:value-type="time">
            <text:p>04:31:27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53.61" calcext:value-type="float">
            <text:p>553.61</text:p>
          </table:table-cell>
          <table:table-cell office:value-type="float" office:value="673.85" calcext:value-type="float">
            <text:p>673.85</text:p>
          </table:table-cell>
        </table:table-row>
        <table:table-row table:style-name="ro1">
          <table:table-cell office:value-type="float" office:value="16303384" calcext:value-type="float">
            <text:p>16303384</text:p>
          </table:table-cell>
          <table:table-cell table:formula="of:=[.A1021]/1000/(60*60*24)" office:value-type="time" office:time-value="PT04H31M43.384S" calcext:value-type="time">
            <text:p>04:31:43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54.14" calcext:value-type="float">
            <text:p>554.14</text:p>
          </table:table-cell>
          <table:table-cell office:value-type="float" office:value="674.49" calcext:value-type="float">
            <text:p>674.49</text:p>
          </table:table-cell>
        </table:table-row>
        <table:table-row table:style-name="ro1">
          <table:table-cell office:value-type="float" office:value="16319384" calcext:value-type="float">
            <text:p>16319384</text:p>
          </table:table-cell>
          <table:table-cell table:formula="of:=[.A1022]/1000/(60*60*24)" office:value-type="time" office:time-value="PT04H31M59.384S" calcext:value-type="time">
            <text:p>04:31:59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54.67" calcext:value-type="float">
            <text:p>554.67</text:p>
          </table:table-cell>
          <table:table-cell office:value-type="float" office:value="675.13" calcext:value-type="float">
            <text:p>675.13</text:p>
          </table:table-cell>
        </table:table-row>
        <table:table-row table:style-name="ro1">
          <table:table-cell office:value-type="float" office:value="16335384" calcext:value-type="float">
            <text:p>16335384</text:p>
          </table:table-cell>
          <table:table-cell table:formula="of:=[.A1023]/1000/(60*60*24)" office:value-type="time" office:time-value="PT04H32M15.384S" calcext:value-type="time">
            <text:p>04:32:15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55.21" calcext:value-type="float">
            <text:p>555.21</text:p>
          </table:table-cell>
          <table:table-cell office:value-type="float" office:value="675.77" calcext:value-type="float">
            <text:p>675.77</text:p>
          </table:table-cell>
        </table:table-row>
        <table:table-row table:style-name="ro1">
          <table:table-cell office:value-type="float" office:value="16351384" calcext:value-type="float">
            <text:p>16351384</text:p>
          </table:table-cell>
          <table:table-cell table:formula="of:=[.A1024]/1000/(60*60*24)" office:value-type="time" office:time-value="PT04H32M31.384S" calcext:value-type="time">
            <text:p>04:32:31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55.74" calcext:value-type="float">
            <text:p>555.74</text:p>
          </table:table-cell>
          <table:table-cell office:value-type="float" office:value="676.4" calcext:value-type="float">
            <text:p>676.4</text:p>
          </table:table-cell>
        </table:table-row>
        <table:table-row table:style-name="ro1">
          <table:table-cell office:value-type="float" office:value="16367384" calcext:value-type="float">
            <text:p>16367384</text:p>
          </table:table-cell>
          <table:table-cell table:formula="of:=[.A1025]/1000/(60*60*24)" office:value-type="time" office:time-value="PT04H32M47.384S" calcext:value-type="time">
            <text:p>04:32:47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56.28" calcext:value-type="float">
            <text:p>556.28</text:p>
          </table:table-cell>
          <table:table-cell office:value-type="float" office:value="677.04" calcext:value-type="float">
            <text:p>677.04</text:p>
          </table:table-cell>
        </table:table-row>
        <table:table-row table:style-name="ro1">
          <table:table-cell office:value-type="float" office:value="16383384" calcext:value-type="float">
            <text:p>16383384</text:p>
          </table:table-cell>
          <table:table-cell table:formula="of:=[.A1026]/1000/(60*60*24)" office:value-type="time" office:time-value="PT04H33M03.384S" calcext:value-type="time">
            <text:p>04:33:03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56.81" calcext:value-type="float">
            <text:p>556.81</text:p>
          </table:table-cell>
          <table:table-cell office:value-type="float" office:value="677.68" calcext:value-type="float">
            <text:p>677.68</text:p>
          </table:table-cell>
        </table:table-row>
        <table:table-row table:style-name="ro1">
          <table:table-cell office:value-type="float" office:value="16399384" calcext:value-type="float">
            <text:p>16399384</text:p>
          </table:table-cell>
          <table:table-cell table:formula="of:=[.A1027]/1000/(60*60*24)" office:value-type="time" office:time-value="PT04H33M19.384S" calcext:value-type="time">
            <text:p>04:33:19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57.34" calcext:value-type="float">
            <text:p>557.34</text:p>
          </table:table-cell>
          <table:table-cell office:value-type="float" office:value="678.31" calcext:value-type="float">
            <text:p>678.31</text:p>
          </table:table-cell>
        </table:table-row>
        <table:table-row table:style-name="ro1">
          <table:table-cell office:value-type="float" office:value="16415384" calcext:value-type="float">
            <text:p>16415384</text:p>
          </table:table-cell>
          <table:table-cell table:formula="of:=[.A1028]/1000/(60*60*24)" office:value-type="time" office:time-value="PT04H33M35.384S" calcext:value-type="time">
            <text:p>04:33:35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57.88" calcext:value-type="float">
            <text:p>557.88</text:p>
          </table:table-cell>
          <table:table-cell office:value-type="float" office:value="678.95" calcext:value-type="float">
            <text:p>678.95</text:p>
          </table:table-cell>
        </table:table-row>
        <table:table-row table:style-name="ro1">
          <table:table-cell office:value-type="float" office:value="16431384" calcext:value-type="float">
            <text:p>16431384</text:p>
          </table:table-cell>
          <table:table-cell table:formula="of:=[.A1029]/1000/(60*60*24)" office:value-type="time" office:time-value="PT04H33M51.384S" calcext:value-type="time">
            <text:p>04:33:51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58.41" calcext:value-type="float">
            <text:p>558.41</text:p>
          </table:table-cell>
          <table:table-cell office:value-type="float" office:value="679.59" calcext:value-type="float">
            <text:p>679.59</text:p>
          </table:table-cell>
        </table:table-row>
        <table:table-row table:style-name="ro1">
          <table:table-cell office:value-type="float" office:value="16447384" calcext:value-type="float">
            <text:p>16447384</text:p>
          </table:table-cell>
          <table:table-cell table:formula="of:=[.A1030]/1000/(60*60*24)" office:value-type="time" office:time-value="PT04H34M07.384S" calcext:value-type="time">
            <text:p>04:34:07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58.95" calcext:value-type="float">
            <text:p>558.95</text:p>
          </table:table-cell>
          <table:table-cell office:value-type="float" office:value="680.22" calcext:value-type="float">
            <text:p>680.22</text:p>
          </table:table-cell>
        </table:table-row>
        <table:table-row table:style-name="ro1">
          <table:table-cell office:value-type="float" office:value="16463384" calcext:value-type="float">
            <text:p>16463384</text:p>
          </table:table-cell>
          <table:table-cell table:formula="of:=[.A1031]/1000/(60*60*24)" office:value-type="time" office:time-value="PT04H34M23.384S" calcext:value-type="time">
            <text:p>04:34:23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59.48" calcext:value-type="float">
            <text:p>559.48</text:p>
          </table:table-cell>
          <table:table-cell office:value-type="float" office:value="680.86" calcext:value-type="float">
            <text:p>680.86</text:p>
          </table:table-cell>
        </table:table-row>
        <table:table-row table:style-name="ro1">
          <table:table-cell office:value-type="float" office:value="16479384" calcext:value-type="float">
            <text:p>16479384</text:p>
          </table:table-cell>
          <table:table-cell table:formula="of:=[.A1032]/1000/(60*60*24)" office:value-type="time" office:time-value="PT04H34M39.384S" calcext:value-type="time">
            <text:p>04:34:39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60.01" calcext:value-type="float">
            <text:p>560.01</text:p>
          </table:table-cell>
          <table:table-cell office:value-type="float" office:value="681.5" calcext:value-type="float">
            <text:p>681.5</text:p>
          </table:table-cell>
        </table:table-row>
        <table:table-row table:style-name="ro1">
          <table:table-cell office:value-type="float" office:value="16495384" calcext:value-type="float">
            <text:p>16495384</text:p>
          </table:table-cell>
          <table:table-cell table:formula="of:=[.A1033]/1000/(60*60*24)" office:value-type="time" office:time-value="PT04H34M55.384S" calcext:value-type="time">
            <text:p>04:34:55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60.55" calcext:value-type="float">
            <text:p>560.55</text:p>
          </table:table-cell>
          <table:table-cell office:value-type="float" office:value="682.13" calcext:value-type="float">
            <text:p>682.13</text:p>
          </table:table-cell>
        </table:table-row>
        <table:table-row table:style-name="ro1">
          <table:table-cell office:value-type="float" office:value="16511384" calcext:value-type="float">
            <text:p>16511384</text:p>
          </table:table-cell>
          <table:table-cell table:formula="of:=[.A1034]/1000/(60*60*24)" office:value-type="time" office:time-value="PT04H35M11.384S" calcext:value-type="time">
            <text:p>04:35:11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61.08" calcext:value-type="float">
            <text:p>561.08</text:p>
          </table:table-cell>
          <table:table-cell office:value-type="float" office:value="682.77" calcext:value-type="float">
            <text:p>682.77</text:p>
          </table:table-cell>
        </table:table-row>
        <table:table-row table:style-name="ro1">
          <table:table-cell office:value-type="float" office:value="16527384" calcext:value-type="float">
            <text:p>16527384</text:p>
          </table:table-cell>
          <table:table-cell table:formula="of:=[.A1035]/1000/(60*60*24)" office:value-type="time" office:time-value="PT04H35M27.384S" calcext:value-type="time">
            <text:p>04:35:27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61.61" calcext:value-type="float">
            <text:p>561.61</text:p>
          </table:table-cell>
          <table:table-cell office:value-type="float" office:value="683.4" calcext:value-type="float">
            <text:p>683.4</text:p>
          </table:table-cell>
        </table:table-row>
        <table:table-row table:style-name="ro1">
          <table:table-cell office:value-type="float" office:value="16543384" calcext:value-type="float">
            <text:p>16543384</text:p>
          </table:table-cell>
          <table:table-cell table:formula="of:=[.A1036]/1000/(60*60*24)" office:value-type="time" office:time-value="PT04H35M43.384S" calcext:value-type="time">
            <text:p>04:35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62.15" calcext:value-type="float">
            <text:p>562.15</text:p>
          </table:table-cell>
          <table:table-cell office:value-type="float" office:value="684.04" calcext:value-type="float">
            <text:p>684.04</text:p>
          </table:table-cell>
        </table:table-row>
        <table:table-row table:style-name="ro1">
          <table:table-cell office:value-type="float" office:value="16559384" calcext:value-type="float">
            <text:p>16559384</text:p>
          </table:table-cell>
          <table:table-cell table:formula="of:=[.A1037]/1000/(60*60*24)" office:value-type="time" office:time-value="PT04H35M59.384S" calcext:value-type="time">
            <text:p>04:35:59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62.68" calcext:value-type="float">
            <text:p>562.68</text:p>
          </table:table-cell>
          <table:table-cell office:value-type="float" office:value="684.68" calcext:value-type="float">
            <text:p>684.68</text:p>
          </table:table-cell>
        </table:table-row>
        <table:table-row table:style-name="ro1">
          <table:table-cell office:value-type="float" office:value="16575384" calcext:value-type="float">
            <text:p>16575384</text:p>
          </table:table-cell>
          <table:table-cell table:formula="of:=[.A1038]/1000/(60*60*24)" office:value-type="time" office:time-value="PT04H36M15.384S" calcext:value-type="time">
            <text:p>04:36:15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63.21" calcext:value-type="float">
            <text:p>563.21</text:p>
          </table:table-cell>
          <table:table-cell office:value-type="float" office:value="685.31" calcext:value-type="float">
            <text:p>685.31</text:p>
          </table:table-cell>
        </table:table-row>
        <table:table-row table:style-name="ro1">
          <table:table-cell office:value-type="float" office:value="16591384" calcext:value-type="float">
            <text:p>16591384</text:p>
          </table:table-cell>
          <table:table-cell table:formula="of:=[.A1039]/1000/(60*60*24)" office:value-type="time" office:time-value="PT04H36M31.384S" calcext:value-type="time">
            <text:p>04:36:31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63.75" calcext:value-type="float">
            <text:p>563.75</text:p>
          </table:table-cell>
          <table:table-cell office:value-type="float" office:value="685.95" calcext:value-type="float">
            <text:p>685.95</text:p>
          </table:table-cell>
        </table:table-row>
        <table:table-row table:style-name="ro1">
          <table:table-cell office:value-type="float" office:value="16607384" calcext:value-type="float">
            <text:p>16607384</text:p>
          </table:table-cell>
          <table:table-cell table:formula="of:=[.A1040]/1000/(60*60*24)" office:value-type="time" office:time-value="PT04H36M47.384S" calcext:value-type="time">
            <text:p>04:36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64.28" calcext:value-type="float">
            <text:p>564.28</text:p>
          </table:table-cell>
          <table:table-cell office:value-type="float" office:value="686.58" calcext:value-type="float">
            <text:p>686.58</text:p>
          </table:table-cell>
        </table:table-row>
        <table:table-row table:style-name="ro1">
          <table:table-cell office:value-type="float" office:value="16623384" calcext:value-type="float">
            <text:p>16623384</text:p>
          </table:table-cell>
          <table:table-cell table:formula="of:=[.A1041]/1000/(60*60*24)" office:value-type="time" office:time-value="PT04H37M03.384S" calcext:value-type="time">
            <text:p>04:37:03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64.81" calcext:value-type="float">
            <text:p>564.81</text:p>
          </table:table-cell>
          <table:table-cell office:value-type="float" office:value="687.22" calcext:value-type="float">
            <text:p>687.22</text:p>
          </table:table-cell>
        </table:table-row>
        <table:table-row table:style-name="ro1">
          <table:table-cell office:value-type="float" office:value="16639384" calcext:value-type="float">
            <text:p>16639384</text:p>
          </table:table-cell>
          <table:table-cell table:formula="of:=[.A1042]/1000/(60*60*24)" office:value-type="time" office:time-value="PT04H37M19.384S" calcext:value-type="time">
            <text:p>04:37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65.35" calcext:value-type="float">
            <text:p>565.35</text:p>
          </table:table-cell>
          <table:table-cell office:value-type="float" office:value="687.85" calcext:value-type="float">
            <text:p>687.85</text:p>
          </table:table-cell>
        </table:table-row>
        <table:table-row table:style-name="ro1">
          <table:table-cell office:value-type="float" office:value="16655384" calcext:value-type="float">
            <text:p>16655384</text:p>
          </table:table-cell>
          <table:table-cell table:formula="of:=[.A1043]/1000/(60*60*24)" office:value-type="time" office:time-value="PT04H37M35.384S" calcext:value-type="time">
            <text:p>04:37:35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65.88" calcext:value-type="float">
            <text:p>565.88</text:p>
          </table:table-cell>
          <table:table-cell office:value-type="float" office:value="688.49" calcext:value-type="float">
            <text:p>688.49</text:p>
          </table:table-cell>
        </table:table-row>
        <table:table-row table:style-name="ro1">
          <table:table-cell office:value-type="float" office:value="16671384" calcext:value-type="float">
            <text:p>16671384</text:p>
          </table:table-cell>
          <table:table-cell table:formula="of:=[.A1044]/1000/(60*60*24)" office:value-type="time" office:time-value="PT04H37M51.384S" calcext:value-type="time">
            <text:p>04:37:51</text:p>
          </table:table-cell>
          <table:table-cell office:value-type="float" office:value="1.2" calcext:value-type="float">
            <text:p>1.2</text:p>
          </table:table-cell>
          <table:table-cell office:value-type="float" office:value="119.9" calcext:value-type="float">
            <text:p>119.9</text:p>
          </table:table-cell>
          <table:table-cell office:value-type="float" office:value="143.4" calcext:value-type="float">
            <text:p>143.4</text:p>
          </table:table-cell>
          <table:table-cell office:value-type="float" office:value="566.41" calcext:value-type="float">
            <text:p>566.41</text:p>
          </table:table-cell>
          <table:table-cell office:value-type="float" office:value="689.13" calcext:value-type="float">
            <text:p>689.13</text:p>
          </table:table-cell>
        </table:table-row>
        <table:table-row table:style-name="ro1">
          <table:table-cell office:value-type="float" office:value="16687384" calcext:value-type="float">
            <text:p>16687384</text:p>
          </table:table-cell>
          <table:table-cell table:formula="of:=[.A1045]/1000/(60*60*24)" office:value-type="time" office:time-value="PT04H38M07.384S" calcext:value-type="time">
            <text:p>04:38:07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66.95" calcext:value-type="float">
            <text:p>566.95</text:p>
          </table:table-cell>
          <table:table-cell office:value-type="float" office:value="689.76" calcext:value-type="float">
            <text:p>689.76</text:p>
          </table:table-cell>
        </table:table-row>
        <table:table-row table:style-name="ro1">
          <table:table-cell office:value-type="float" office:value="16703384" calcext:value-type="float">
            <text:p>16703384</text:p>
          </table:table-cell>
          <table:table-cell table:formula="of:=[.A1046]/1000/(60*60*24)" office:value-type="time" office:time-value="PT04H38M23.384S" calcext:value-type="time">
            <text:p>04:38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67.48" calcext:value-type="float">
            <text:p>567.48</text:p>
          </table:table-cell>
          <table:table-cell office:value-type="float" office:value="690.4" calcext:value-type="float">
            <text:p>690.4</text:p>
          </table:table-cell>
        </table:table-row>
        <table:table-row table:style-name="ro1">
          <table:table-cell office:value-type="float" office:value="16719384" calcext:value-type="float">
            <text:p>16719384</text:p>
          </table:table-cell>
          <table:table-cell table:formula="of:=[.A1047]/1000/(60*60*24)" office:value-type="time" office:time-value="PT04H38M39.384S" calcext:value-type="time">
            <text:p>04:38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68.01" calcext:value-type="float">
            <text:p>568.01</text:p>
          </table:table-cell>
          <table:table-cell office:value-type="float" office:value="691.03" calcext:value-type="float">
            <text:p>691.03</text:p>
          </table:table-cell>
        </table:table-row>
        <table:table-row table:style-name="ro1">
          <table:table-cell office:value-type="float" office:value="16735384" calcext:value-type="float">
            <text:p>16735384</text:p>
          </table:table-cell>
          <table:table-cell table:formula="of:=[.A1048]/1000/(60*60*24)" office:value-type="time" office:time-value="PT04H38M55.384S" calcext:value-type="time">
            <text:p>04:38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68.55" calcext:value-type="float">
            <text:p>568.55</text:p>
          </table:table-cell>
          <table:table-cell office:value-type="float" office:value="691.67" calcext:value-type="float">
            <text:p>691.67</text:p>
          </table:table-cell>
        </table:table-row>
        <table:table-row table:style-name="ro1">
          <table:table-cell office:value-type="float" office:value="16751384" calcext:value-type="float">
            <text:p>16751384</text:p>
          </table:table-cell>
          <table:table-cell table:formula="of:=[.A1049]/1000/(60*60*24)" office:value-type="time" office:time-value="PT04H39M11.384S" calcext:value-type="time">
            <text:p>04:39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69.08" calcext:value-type="float">
            <text:p>569.08</text:p>
          </table:table-cell>
          <table:table-cell office:value-type="float" office:value="692.3" calcext:value-type="float">
            <text:p>692.3</text:p>
          </table:table-cell>
        </table:table-row>
        <table:table-row table:style-name="ro1">
          <table:table-cell office:value-type="float" office:value="16767384" calcext:value-type="float">
            <text:p>16767384</text:p>
          </table:table-cell>
          <table:table-cell table:formula="of:=[.A1050]/1000/(60*60*24)" office:value-type="time" office:time-value="PT04H39M27.384S" calcext:value-type="time">
            <text:p>04:39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69.61" calcext:value-type="float">
            <text:p>569.61</text:p>
          </table:table-cell>
          <table:table-cell office:value-type="float" office:value="692.94" calcext:value-type="float">
            <text:p>692.94</text:p>
          </table:table-cell>
        </table:table-row>
        <table:table-row table:style-name="ro1">
          <table:table-cell office:value-type="float" office:value="16783384" calcext:value-type="float">
            <text:p>16783384</text:p>
          </table:table-cell>
          <table:table-cell table:formula="of:=[.A1051]/1000/(60*60*24)" office:value-type="time" office:time-value="PT04H39M43.384S" calcext:value-type="time">
            <text:p>04:39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70.15" calcext:value-type="float">
            <text:p>570.15</text:p>
          </table:table-cell>
          <table:table-cell office:value-type="float" office:value="693.57" calcext:value-type="float">
            <text:p>693.57</text:p>
          </table:table-cell>
        </table:table-row>
        <table:table-row table:style-name="ro1">
          <table:table-cell office:value-type="float" office:value="16799384" calcext:value-type="float">
            <text:p>16799384</text:p>
          </table:table-cell>
          <table:table-cell table:formula="of:=[.A1052]/1000/(60*60*24)" office:value-type="time" office:time-value="PT04H39M59.384S" calcext:value-type="time">
            <text:p>04:39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70.68" calcext:value-type="float">
            <text:p>570.68</text:p>
          </table:table-cell>
          <table:table-cell office:value-type="float" office:value="694.21" calcext:value-type="float">
            <text:p>694.21</text:p>
          </table:table-cell>
        </table:table-row>
        <table:table-row table:style-name="ro1">
          <table:table-cell office:value-type="float" office:value="16815384" calcext:value-type="float">
            <text:p>16815384</text:p>
          </table:table-cell>
          <table:table-cell table:formula="of:=[.A1053]/1000/(60*60*24)" office:value-type="time" office:time-value="PT04H40M15.384S" calcext:value-type="time">
            <text:p>04:40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71.21" calcext:value-type="float">
            <text:p>571.21</text:p>
          </table:table-cell>
          <table:table-cell office:value-type="float" office:value="694.84" calcext:value-type="float">
            <text:p>694.84</text:p>
          </table:table-cell>
        </table:table-row>
        <table:table-row table:style-name="ro1">
          <table:table-cell office:value-type="float" office:value="16831384" calcext:value-type="float">
            <text:p>16831384</text:p>
          </table:table-cell>
          <table:table-cell table:formula="of:=[.A1054]/1000/(60*60*24)" office:value-type="time" office:time-value="PT04H40M31.384S" calcext:value-type="time">
            <text:p>04:40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71.75" calcext:value-type="float">
            <text:p>571.75</text:p>
          </table:table-cell>
          <table:table-cell office:value-type="float" office:value="695.48" calcext:value-type="float">
            <text:p>695.48</text:p>
          </table:table-cell>
        </table:table-row>
        <table:table-row table:style-name="ro1">
          <table:table-cell office:value-type="float" office:value="16847384" calcext:value-type="float">
            <text:p>16847384</text:p>
          </table:table-cell>
          <table:table-cell table:formula="of:=[.A1055]/1000/(60*60*24)" office:value-type="time" office:time-value="PT04H40M47.384S" calcext:value-type="time">
            <text:p>04:40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72.28" calcext:value-type="float">
            <text:p>572.28</text:p>
          </table:table-cell>
          <table:table-cell office:value-type="float" office:value="696.11" calcext:value-type="float">
            <text:p>696.11</text:p>
          </table:table-cell>
        </table:table-row>
        <table:table-row table:style-name="ro1">
          <table:table-cell office:value-type="float" office:value="16863384" calcext:value-type="float">
            <text:p>16863384</text:p>
          </table:table-cell>
          <table:table-cell table:formula="of:=[.A1056]/1000/(60*60*24)" office:value-type="time" office:time-value="PT04H41M03.384S" calcext:value-type="time">
            <text:p>04:41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72.81" calcext:value-type="float">
            <text:p>572.81</text:p>
          </table:table-cell>
          <table:table-cell office:value-type="float" office:value="696.75" calcext:value-type="float">
            <text:p>696.75</text:p>
          </table:table-cell>
        </table:table-row>
        <table:table-row table:style-name="ro1">
          <table:table-cell office:value-type="float" office:value="16879384" calcext:value-type="float">
            <text:p>16879384</text:p>
          </table:table-cell>
          <table:table-cell table:formula="of:=[.A1057]/1000/(60*60*24)" office:value-type="time" office:time-value="PT04H41M19.384S" calcext:value-type="time">
            <text:p>04:41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73.34" calcext:value-type="float">
            <text:p>573.34</text:p>
          </table:table-cell>
          <table:table-cell office:value-type="float" office:value="697.38" calcext:value-type="float">
            <text:p>697.38</text:p>
          </table:table-cell>
        </table:table-row>
        <table:table-row table:style-name="ro1">
          <table:table-cell office:value-type="float" office:value="16895384" calcext:value-type="float">
            <text:p>16895384</text:p>
          </table:table-cell>
          <table:table-cell table:formula="of:=[.A1058]/1000/(60*60*24)" office:value-type="time" office:time-value="PT04H41M35.384S" calcext:value-type="time">
            <text:p>04:41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73.88" calcext:value-type="float">
            <text:p>573.88</text:p>
          </table:table-cell>
          <table:table-cell office:value-type="float" office:value="698.02" calcext:value-type="float">
            <text:p>698.02</text:p>
          </table:table-cell>
        </table:table-row>
        <table:table-row table:style-name="ro1">
          <table:table-cell office:value-type="float" office:value="16911384" calcext:value-type="float">
            <text:p>16911384</text:p>
          </table:table-cell>
          <table:table-cell table:formula="of:=[.A1059]/1000/(60*60*24)" office:value-type="time" office:time-value="PT04H41M51.384S" calcext:value-type="time">
            <text:p>04:41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74.41" calcext:value-type="float">
            <text:p>574.41</text:p>
          </table:table-cell>
          <table:table-cell office:value-type="float" office:value="698.65" calcext:value-type="float">
            <text:p>698.65</text:p>
          </table:table-cell>
        </table:table-row>
        <table:table-row table:style-name="ro1">
          <table:table-cell office:value-type="float" office:value="16927384" calcext:value-type="float">
            <text:p>16927384</text:p>
          </table:table-cell>
          <table:table-cell table:formula="of:=[.A1060]/1000/(60*60*24)" office:value-type="time" office:time-value="PT04H42M07.384S" calcext:value-type="time">
            <text:p>04:42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74.94" calcext:value-type="float">
            <text:p>574.94</text:p>
          </table:table-cell>
          <table:table-cell office:value-type="float" office:value="699.29" calcext:value-type="float">
            <text:p>699.29</text:p>
          </table:table-cell>
        </table:table-row>
        <table:table-row table:style-name="ro1">
          <table:table-cell office:value-type="float" office:value="16943384" calcext:value-type="float">
            <text:p>16943384</text:p>
          </table:table-cell>
          <table:table-cell table:formula="of:=[.A1061]/1000/(60*60*24)" office:value-type="time" office:time-value="PT04H42M23.384S" calcext:value-type="time">
            <text:p>04:42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75.48" calcext:value-type="float">
            <text:p>575.48</text:p>
          </table:table-cell>
          <table:table-cell office:value-type="float" office:value="699.92" calcext:value-type="float">
            <text:p>699.92</text:p>
          </table:table-cell>
        </table:table-row>
        <table:table-row table:style-name="ro1">
          <table:table-cell office:value-type="float" office:value="16959384" calcext:value-type="float">
            <text:p>16959384</text:p>
          </table:table-cell>
          <table:table-cell table:formula="of:=[.A1062]/1000/(60*60*24)" office:value-type="time" office:time-value="PT04H42M39.384S" calcext:value-type="time">
            <text:p>04:42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76.01" calcext:value-type="float">
            <text:p>576.01</text:p>
          </table:table-cell>
          <table:table-cell office:value-type="float" office:value="700.56" calcext:value-type="float">
            <text:p>700.56</text:p>
          </table:table-cell>
        </table:table-row>
        <table:table-row table:style-name="ro1">
          <table:table-cell office:value-type="float" office:value="16975384" calcext:value-type="float">
            <text:p>16975384</text:p>
          </table:table-cell>
          <table:table-cell table:formula="of:=[.A1063]/1000/(60*60*24)" office:value-type="time" office:time-value="PT04H42M55.384S" calcext:value-type="time">
            <text:p>04:42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76.54" calcext:value-type="float">
            <text:p>576.54</text:p>
          </table:table-cell>
          <table:table-cell office:value-type="float" office:value="701.19" calcext:value-type="float">
            <text:p>701.19</text:p>
          </table:table-cell>
        </table:table-row>
        <table:table-row table:style-name="ro1">
          <table:table-cell office:value-type="float" office:value="16991384" calcext:value-type="float">
            <text:p>16991384</text:p>
          </table:table-cell>
          <table:table-cell table:formula="of:=[.A1064]/1000/(60*60*24)" office:value-type="time" office:time-value="PT04H43M11.384S" calcext:value-type="time">
            <text:p>04:43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77.07" calcext:value-type="float">
            <text:p>577.07</text:p>
          </table:table-cell>
          <table:table-cell office:value-type="float" office:value="701.83" calcext:value-type="float">
            <text:p>701.83</text:p>
          </table:table-cell>
        </table:table-row>
        <table:table-row table:style-name="ro1">
          <table:table-cell office:value-type="float" office:value="17007384" calcext:value-type="float">
            <text:p>17007384</text:p>
          </table:table-cell>
          <table:table-cell table:formula="of:=[.A1065]/1000/(60*60*24)" office:value-type="time" office:time-value="PT04H43M27.384S" calcext:value-type="time">
            <text:p>04:43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44" calcext:value-type="float">
            <text:p>142.44</text:p>
          </table:table-cell>
          <table:table-cell office:value-type="float" office:value="577.61" calcext:value-type="float">
            <text:p>577.61</text:p>
          </table:table-cell>
          <table:table-cell office:value-type="float" office:value="702.46" calcext:value-type="float">
            <text:p>702.46</text:p>
          </table:table-cell>
        </table:table-row>
        <table:table-row table:style-name="ro1">
          <table:table-cell office:value-type="float" office:value="17023384" calcext:value-type="float">
            <text:p>17023384</text:p>
          </table:table-cell>
          <table:table-cell table:formula="of:=[.A1066]/1000/(60*60*24)" office:value-type="time" office:time-value="PT04H43M43.384S" calcext:value-type="time">
            <text:p>04:43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78.14" calcext:value-type="float">
            <text:p>578.14</text:p>
          </table:table-cell>
          <table:table-cell office:value-type="float" office:value="703.1" calcext:value-type="float">
            <text:p>703.1</text:p>
          </table:table-cell>
        </table:table-row>
        <table:table-row table:style-name="ro1">
          <table:table-cell office:value-type="float" office:value="17039384" calcext:value-type="float">
            <text:p>17039384</text:p>
          </table:table-cell>
          <table:table-cell table:formula="of:=[.A1067]/1000/(60*60*24)" office:value-type="time" office:time-value="PT04H43M59.384S" calcext:value-type="time">
            <text:p>04:43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78.67" calcext:value-type="float">
            <text:p>578.67</text:p>
          </table:table-cell>
          <table:table-cell office:value-type="float" office:value="703.73" calcext:value-type="float">
            <text:p>703.73</text:p>
          </table:table-cell>
        </table:table-row>
        <table:table-row table:style-name="ro1">
          <table:table-cell office:value-type="float" office:value="17055384" calcext:value-type="float">
            <text:p>17055384</text:p>
          </table:table-cell>
          <table:table-cell table:formula="of:=[.A1068]/1000/(60*60*24)" office:value-type="time" office:time-value="PT04H44M15.384S" calcext:value-type="time">
            <text:p>04:44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79.2" calcext:value-type="float">
            <text:p>579.2</text:p>
          </table:table-cell>
          <table:table-cell office:value-type="float" office:value="704.37" calcext:value-type="float">
            <text:p>704.37</text:p>
          </table:table-cell>
        </table:table-row>
        <table:table-row table:style-name="ro1">
          <table:table-cell office:value-type="float" office:value="17071384" calcext:value-type="float">
            <text:p>17071384</text:p>
          </table:table-cell>
          <table:table-cell table:formula="of:=[.A1069]/1000/(60*60*24)" office:value-type="time" office:time-value="PT04H44M31.384S" calcext:value-type="time">
            <text:p>04:44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79.74" calcext:value-type="float">
            <text:p>579.74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17087384" calcext:value-type="float">
            <text:p>17087384</text:p>
          </table:table-cell>
          <table:table-cell table:formula="of:=[.A1070]/1000/(60*60*24)" office:value-type="time" office:time-value="PT04H44M47.384S" calcext:value-type="time">
            <text:p>04:44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80.27" calcext:value-type="float">
            <text:p>580.27</text:p>
          </table:table-cell>
          <table:table-cell office:value-type="float" office:value="705.63" calcext:value-type="float">
            <text:p>705.63</text:p>
          </table:table-cell>
        </table:table-row>
        <table:table-row table:style-name="ro1">
          <table:table-cell office:value-type="float" office:value="17103384" calcext:value-type="float">
            <text:p>17103384</text:p>
          </table:table-cell>
          <table:table-cell table:formula="of:=[.A1071]/1000/(60*60*24)" office:value-type="time" office:time-value="PT04H45M03.384S" calcext:value-type="time">
            <text:p>04:45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80.8" calcext:value-type="float">
            <text:p>580.8</text:p>
          </table:table-cell>
          <table:table-cell office:value-type="float" office:value="706.27" calcext:value-type="float">
            <text:p>706.27</text:p>
          </table:table-cell>
        </table:table-row>
        <table:table-row table:style-name="ro1">
          <table:table-cell office:value-type="float" office:value="17119384" calcext:value-type="float">
            <text:p>17119384</text:p>
          </table:table-cell>
          <table:table-cell table:formula="of:=[.A1072]/1000/(60*60*24)" office:value-type="time" office:time-value="PT04H45M19.384S" calcext:value-type="time">
            <text:p>04:45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81.33" calcext:value-type="float">
            <text:p>581.33</text:p>
          </table:table-cell>
          <table:table-cell office:value-type="float" office:value="706.9" calcext:value-type="float">
            <text:p>706.9</text:p>
          </table:table-cell>
        </table:table-row>
        <table:table-row table:style-name="ro1">
          <table:table-cell office:value-type="float" office:value="17135384" calcext:value-type="float">
            <text:p>17135384</text:p>
          </table:table-cell>
          <table:table-cell table:formula="of:=[.A1073]/1000/(60*60*24)" office:value-type="time" office:time-value="PT04H45M35.384S" calcext:value-type="time">
            <text:p>04:45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81.87" calcext:value-type="float">
            <text:p>581.87</text:p>
          </table:table-cell>
          <table:table-cell office:value-type="float" office:value="707.54" calcext:value-type="float">
            <text:p>707.54</text:p>
          </table:table-cell>
        </table:table-row>
        <table:table-row table:style-name="ro1">
          <table:table-cell office:value-type="float" office:value="17151384" calcext:value-type="float">
            <text:p>17151384</text:p>
          </table:table-cell>
          <table:table-cell table:formula="of:=[.A1074]/1000/(60*60*24)" office:value-type="time" office:time-value="PT04H45M51.384S" calcext:value-type="time">
            <text:p>04:45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82.4" calcext:value-type="float">
            <text:p>582.4</text:p>
          </table:table-cell>
          <table:table-cell office:value-type="float" office:value="708.17" calcext:value-type="float">
            <text:p>708.17</text:p>
          </table:table-cell>
        </table:table-row>
        <table:table-row table:style-name="ro1">
          <table:table-cell office:value-type="float" office:value="17167384" calcext:value-type="float">
            <text:p>17167384</text:p>
          </table:table-cell>
          <table:table-cell table:formula="of:=[.A1075]/1000/(60*60*24)" office:value-type="time" office:time-value="PT04H46M07.384S" calcext:value-type="time">
            <text:p>04:46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82.93" calcext:value-type="float">
            <text:p>582.93</text:p>
          </table:table-cell>
          <table:table-cell office:value-type="float" office:value="708.81" calcext:value-type="float">
            <text:p>708.81</text:p>
          </table:table-cell>
        </table:table-row>
        <table:table-row table:style-name="ro1">
          <table:table-cell office:value-type="float" office:value="17183384" calcext:value-type="float">
            <text:p>17183384</text:p>
          </table:table-cell>
          <table:table-cell table:formula="of:=[.A1076]/1000/(60*60*24)" office:value-type="time" office:time-value="PT04H46M23.384S" calcext:value-type="time">
            <text:p>04:46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83.46" calcext:value-type="float">
            <text:p>583.46</text:p>
          </table:table-cell>
          <table:table-cell office:value-type="float" office:value="709.44" calcext:value-type="float">
            <text:p>709.44</text:p>
          </table:table-cell>
        </table:table-row>
        <table:table-row table:style-name="ro1">
          <table:table-cell office:value-type="float" office:value="17199384" calcext:value-type="float">
            <text:p>17199384</text:p>
          </table:table-cell>
          <table:table-cell table:formula="of:=[.A1077]/1000/(60*60*24)" office:value-type="time" office:time-value="PT04H46M39.384S" calcext:value-type="time">
            <text:p>04:46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84" calcext:value-type="float">
            <text:p>584</text:p>
          </table:table-cell>
          <table:table-cell office:value-type="float" office:value="710.08" calcext:value-type="float">
            <text:p>710.08</text:p>
          </table:table-cell>
        </table:table-row>
        <table:table-row table:style-name="ro1">
          <table:table-cell office:value-type="float" office:value="17215383" calcext:value-type="float">
            <text:p>17215383</text:p>
          </table:table-cell>
          <table:table-cell table:formula="of:=[.A1078]/1000/(60*60*24)" office:value-type="time" office:time-value="PT04H46M55.383S" calcext:value-type="time">
            <text:p>04:46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84.53" calcext:value-type="float">
            <text:p>584.53</text:p>
          </table:table-cell>
          <table:table-cell office:value-type="float" office:value="710.71" calcext:value-type="float">
            <text:p>710.71</text:p>
          </table:table-cell>
        </table:table-row>
        <table:table-row table:style-name="ro1">
          <table:table-cell office:value-type="float" office:value="17231384" calcext:value-type="float">
            <text:p>17231384</text:p>
          </table:table-cell>
          <table:table-cell table:formula="of:=[.A1079]/1000/(60*60*24)" office:value-type="time" office:time-value="PT04H47M11.384S" calcext:value-type="time">
            <text:p>04:47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85.06" calcext:value-type="float">
            <text:p>585.06</text:p>
          </table:table-cell>
          <table:table-cell office:value-type="float" office:value="711.35" calcext:value-type="float">
            <text:p>711.35</text:p>
          </table:table-cell>
        </table:table-row>
        <table:table-row table:style-name="ro1">
          <table:table-cell office:value-type="float" office:value="17247384" calcext:value-type="float">
            <text:p>17247384</text:p>
          </table:table-cell>
          <table:table-cell table:formula="of:=[.A1080]/1000/(60*60*24)" office:value-type="time" office:time-value="PT04H47M27.384S" calcext:value-type="time">
            <text:p>04:47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85.59" calcext:value-type="float">
            <text:p>585.59</text:p>
          </table:table-cell>
          <table:table-cell office:value-type="float" office:value="711.98" calcext:value-type="float">
            <text:p>711.98</text:p>
          </table:table-cell>
        </table:table-row>
        <table:table-row table:style-name="ro1">
          <table:table-cell office:value-type="float" office:value="17263384" calcext:value-type="float">
            <text:p>17263384</text:p>
          </table:table-cell>
          <table:table-cell table:formula="of:=[.A1081]/1000/(60*60*24)" office:value-type="time" office:time-value="PT04H47M43.384S" calcext:value-type="time">
            <text:p>04:47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32" calcext:value-type="float">
            <text:p>142.32</text:p>
          </table:table-cell>
          <table:table-cell office:value-type="float" office:value="586.13" calcext:value-type="float">
            <text:p>586.13</text:p>
          </table:table-cell>
          <table:table-cell office:value-type="float" office:value="712.61" calcext:value-type="float">
            <text:p>712.61</text:p>
          </table:table-cell>
        </table:table-row>
        <table:table-row table:style-name="ro1">
          <table:table-cell office:value-type="float" office:value="17279384" calcext:value-type="float">
            <text:p>17279384</text:p>
          </table:table-cell>
          <table:table-cell table:formula="of:=[.A1082]/1000/(60*60*24)" office:value-type="time" office:time-value="PT04H47M59.384S" calcext:value-type="time">
            <text:p>04:47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86.66" calcext:value-type="float">
            <text:p>586.66</text:p>
          </table:table-cell>
          <table:table-cell office:value-type="float" office:value="713.25" calcext:value-type="float">
            <text:p>713.25</text:p>
          </table:table-cell>
        </table:table-row>
        <table:table-row table:style-name="ro1">
          <table:table-cell office:value-type="float" office:value="17295384" calcext:value-type="float">
            <text:p>17295384</text:p>
          </table:table-cell>
          <table:table-cell table:formula="of:=[.A1083]/1000/(60*60*24)" office:value-type="time" office:time-value="PT04H48M15.384S" calcext:value-type="time">
            <text:p>04:48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87.19" calcext:value-type="float">
            <text:p>587.19</text:p>
          </table:table-cell>
          <table:table-cell office:value-type="float" office:value="713.88" calcext:value-type="float">
            <text:p>713.88</text:p>
          </table:table-cell>
        </table:table-row>
        <table:table-row table:style-name="ro1">
          <table:table-cell office:value-type="float" office:value="17311384" calcext:value-type="float">
            <text:p>17311384</text:p>
          </table:table-cell>
          <table:table-cell table:formula="of:=[.A1084]/1000/(60*60*24)" office:value-type="time" office:time-value="PT04H48M31.384S" calcext:value-type="time">
            <text:p>04:48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87.72" calcext:value-type="float">
            <text:p>587.72</text:p>
          </table:table-cell>
          <table:table-cell office:value-type="float" office:value="714.51" calcext:value-type="float">
            <text:p>714.51</text:p>
          </table:table-cell>
        </table:table-row>
        <table:table-row table:style-name="ro1">
          <table:table-cell office:value-type="float" office:value="17327384" calcext:value-type="float">
            <text:p>17327384</text:p>
          </table:table-cell>
          <table:table-cell table:formula="of:=[.A1085]/1000/(60*60*24)" office:value-type="time" office:time-value="PT04H48M47.384S" calcext:value-type="time">
            <text:p>04:48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88.25" calcext:value-type="float">
            <text:p>588.25</text:p>
          </table:table-cell>
          <table:table-cell office:value-type="float" office:value="715.15" calcext:value-type="float">
            <text:p>715.15</text:p>
          </table:table-cell>
        </table:table-row>
        <table:table-row table:style-name="ro1">
          <table:table-cell office:value-type="float" office:value="17343384" calcext:value-type="float">
            <text:p>17343384</text:p>
          </table:table-cell>
          <table:table-cell table:formula="of:=[.A1086]/1000/(60*60*24)" office:value-type="time" office:time-value="PT04H49M03.384S" calcext:value-type="time">
            <text:p>04:49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88.79" calcext:value-type="float">
            <text:p>588.79</text:p>
          </table:table-cell>
          <table:table-cell office:value-type="float" office:value="715.78" calcext:value-type="float">
            <text:p>715.78</text:p>
          </table:table-cell>
        </table:table-row>
        <table:table-row table:style-name="ro1">
          <table:table-cell office:value-type="float" office:value="17359384" calcext:value-type="float">
            <text:p>17359384</text:p>
          </table:table-cell>
          <table:table-cell table:formula="of:=[.A1087]/1000/(60*60*24)" office:value-type="time" office:time-value="PT04H49M19.384S" calcext:value-type="time">
            <text:p>04:49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589.32" calcext:value-type="float">
            <text:p>589.32</text:p>
          </table:table-cell>
          <table:table-cell office:value-type="float" office:value="716.42" calcext:value-type="float">
            <text:p>716.42</text:p>
          </table:table-cell>
        </table:table-row>
        <table:table-row table:style-name="ro1">
          <table:table-cell office:value-type="float" office:value="17375384" calcext:value-type="float">
            <text:p>17375384</text:p>
          </table:table-cell>
          <table:table-cell table:formula="of:=[.A1088]/1000/(60*60*24)" office:value-type="time" office:time-value="PT04H49M35.384S" calcext:value-type="time">
            <text:p>04:49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589.85" calcext:value-type="float">
            <text:p>589.85</text:p>
          </table:table-cell>
          <table:table-cell office:value-type="float" office:value="717.05" calcext:value-type="float">
            <text:p>717.05</text:p>
          </table:table-cell>
        </table:table-row>
        <table:table-row table:style-name="ro1">
          <table:table-cell office:value-type="float" office:value="17391384" calcext:value-type="float">
            <text:p>17391384</text:p>
          </table:table-cell>
          <table:table-cell table:formula="of:=[.A1089]/1000/(60*60*24)" office:value-type="time" office:time-value="PT04H49M51.384S" calcext:value-type="time">
            <text:p>04:49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90.38" calcext:value-type="float">
            <text:p>590.38</text:p>
          </table:table-cell>
          <table:table-cell office:value-type="float" office:value="717.68" calcext:value-type="float">
            <text:p>717.68</text:p>
          </table:table-cell>
        </table:table-row>
        <table:table-row table:style-name="ro1">
          <table:table-cell office:value-type="float" office:value="17407384" calcext:value-type="float">
            <text:p>17407384</text:p>
          </table:table-cell>
          <table:table-cell table:formula="of:=[.A1090]/1000/(60*60*24)" office:value-type="time" office:time-value="PT04H50M07.384S" calcext:value-type="time">
            <text:p>04:50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590.91" calcext:value-type="float">
            <text:p>590.91</text:p>
          </table:table-cell>
          <table:table-cell office:value-type="float" office:value="718.31" calcext:value-type="float">
            <text:p>718.31</text:p>
          </table:table-cell>
        </table:table-row>
        <table:table-row table:style-name="ro1">
          <table:table-cell office:value-type="float" office:value="17423384" calcext:value-type="float">
            <text:p>17423384</text:p>
          </table:table-cell>
          <table:table-cell table:formula="of:=[.A1091]/1000/(60*60*24)" office:value-type="time" office:time-value="PT04H50M23.384S" calcext:value-type="time">
            <text:p>04:50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591.45" calcext:value-type="float">
            <text:p>591.45</text:p>
          </table:table-cell>
          <table:table-cell office:value-type="float" office:value="718.95" calcext:value-type="float">
            <text:p>718.95</text:p>
          </table:table-cell>
        </table:table-row>
        <table:table-row table:style-name="ro1">
          <table:table-cell office:value-type="float" office:value="17439384" calcext:value-type="float">
            <text:p>17439384</text:p>
          </table:table-cell>
          <table:table-cell table:formula="of:=[.A1092]/1000/(60*60*24)" office:value-type="time" office:time-value="PT04H50M39.384S" calcext:value-type="time">
            <text:p>04:50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91.98" calcext:value-type="float">
            <text:p>591.98</text:p>
          </table:table-cell>
          <table:table-cell office:value-type="float" office:value="719.58" calcext:value-type="float">
            <text:p>719.58</text:p>
          </table:table-cell>
        </table:table-row>
        <table:table-row table:style-name="ro1">
          <table:table-cell office:value-type="float" office:value="17455384" calcext:value-type="float">
            <text:p>17455384</text:p>
          </table:table-cell>
          <table:table-cell table:formula="of:=[.A1093]/1000/(60*60*24)" office:value-type="time" office:time-value="PT04H50M55.384S" calcext:value-type="time">
            <text:p>04:50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592.51" calcext:value-type="float">
            <text:p>592.51</text:p>
          </table:table-cell>
          <table:table-cell office:value-type="float" office:value="720.21" calcext:value-type="float">
            <text:p>720.21</text:p>
          </table:table-cell>
        </table:table-row>
        <table:table-row table:style-name="ro1">
          <table:table-cell office:value-type="float" office:value="17471384" calcext:value-type="float">
            <text:p>17471384</text:p>
          </table:table-cell>
          <table:table-cell table:formula="of:=[.A1094]/1000/(60*60*24)" office:value-type="time" office:time-value="PT04H51M11.384S" calcext:value-type="time">
            <text:p>04:51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593.04" calcext:value-type="float">
            <text:p>593.04</text:p>
          </table:table-cell>
          <table:table-cell office:value-type="float" office:value="720.84" calcext:value-type="float">
            <text:p>720.84</text:p>
          </table:table-cell>
        </table:table-row>
        <table:table-row table:style-name="ro1">
          <table:table-cell office:value-type="float" office:value="17487384" calcext:value-type="float">
            <text:p>17487384</text:p>
          </table:table-cell>
          <table:table-cell table:formula="of:=[.A1095]/1000/(60*60*24)" office:value-type="time" office:time-value="PT04H51M27.384S" calcext:value-type="time">
            <text:p>04:51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593.57" calcext:value-type="float">
            <text:p>593.57</text:p>
          </table:table-cell>
          <table:table-cell office:value-type="float" office:value="721.48" calcext:value-type="float">
            <text:p>721.48</text:p>
          </table:table-cell>
        </table:table-row>
        <table:table-row table:style-name="ro1">
          <table:table-cell office:value-type="float" office:value="17503384" calcext:value-type="float">
            <text:p>17503384</text:p>
          </table:table-cell>
          <table:table-cell table:formula="of:=[.A1096]/1000/(60*60*24)" office:value-type="time" office:time-value="PT04H51M43.384S" calcext:value-type="time">
            <text:p>04:51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594.11" calcext:value-type="float">
            <text:p>594.11</text:p>
          </table:table-cell>
          <table:table-cell office:value-type="float" office:value="722.11" calcext:value-type="float">
            <text:p>722.11</text:p>
          </table:table-cell>
        </table:table-row>
        <table:table-row table:style-name="ro1">
          <table:table-cell office:value-type="float" office:value="17519384" calcext:value-type="float">
            <text:p>17519384</text:p>
          </table:table-cell>
          <table:table-cell table:formula="of:=[.A1097]/1000/(60*60*24)" office:value-type="time" office:time-value="PT04H51M59.384S" calcext:value-type="time">
            <text:p>04:51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594.64" calcext:value-type="float">
            <text:p>594.64</text:p>
          </table:table-cell>
          <table:table-cell office:value-type="float" office:value="722.74" calcext:value-type="float">
            <text:p>722.74</text:p>
          </table:table-cell>
        </table:table-row>
        <table:table-row table:style-name="ro1">
          <table:table-cell office:value-type="float" office:value="17535384" calcext:value-type="float">
            <text:p>17535384</text:p>
          </table:table-cell>
          <table:table-cell table:formula="of:=[.A1098]/1000/(60*60*24)" office:value-type="time" office:time-value="PT04H52M15.384S" calcext:value-type="time">
            <text:p>04:52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95.17" calcext:value-type="float">
            <text:p>595.17</text:p>
          </table:table-cell>
          <table:table-cell office:value-type="float" office:value="723.37" calcext:value-type="float">
            <text:p>723.37</text:p>
          </table:table-cell>
        </table:table-row>
        <table:table-row table:style-name="ro1">
          <table:table-cell office:value-type="float" office:value="17551384" calcext:value-type="float">
            <text:p>17551384</text:p>
          </table:table-cell>
          <table:table-cell table:formula="of:=[.A1099]/1000/(60*60*24)" office:value-type="time" office:time-value="PT04H52M31.384S" calcext:value-type="time">
            <text:p>04:52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56" calcext:value-type="float">
            <text:p>142.56</text:p>
          </table:table-cell>
          <table:table-cell office:value-type="float" office:value="595.7" calcext:value-type="float">
            <text:p>595.7</text:p>
          </table:table-cell>
          <table:table-cell office:value-type="float" office:value="724.01" calcext:value-type="float">
            <text:p>724.01</text:p>
          </table:table-cell>
        </table:table-row>
        <table:table-row table:style-name="ro1">
          <table:table-cell office:value-type="float" office:value="17567384" calcext:value-type="float">
            <text:p>17567384</text:p>
          </table:table-cell>
          <table:table-cell table:formula="of:=[.A1100]/1000/(60*60*24)" office:value-type="time" office:time-value="PT04H52M47.384S" calcext:value-type="time">
            <text:p>04:52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96.23" calcext:value-type="float">
            <text:p>596.23</text:p>
          </table:table-cell>
          <table:table-cell office:value-type="float" office:value="724.64" calcext:value-type="float">
            <text:p>724.64</text:p>
          </table:table-cell>
        </table:table-row>
        <table:table-row table:style-name="ro1">
          <table:table-cell office:value-type="float" office:value="17583384" calcext:value-type="float">
            <text:p>17583384</text:p>
          </table:table-cell>
          <table:table-cell table:formula="of:=[.A1101]/1000/(60*60*24)" office:value-type="time" office:time-value="PT04H53M03.384S" calcext:value-type="time">
            <text:p>04:53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96.77" calcext:value-type="float">
            <text:p>596.77</text:p>
          </table:table-cell>
          <table:table-cell office:value-type="float" office:value="725.27" calcext:value-type="float">
            <text:p>725.27</text:p>
          </table:table-cell>
        </table:table-row>
        <table:table-row table:style-name="ro1">
          <table:table-cell office:value-type="float" office:value="17599384" calcext:value-type="float">
            <text:p>17599384</text:p>
          </table:table-cell>
          <table:table-cell table:formula="of:=[.A1102]/1000/(60*60*24)" office:value-type="time" office:time-value="PT04H53M19.384S" calcext:value-type="time">
            <text:p>04:53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56" calcext:value-type="float">
            <text:p>142.56</text:p>
          </table:table-cell>
          <table:table-cell office:value-type="float" office:value="597.3" calcext:value-type="float">
            <text:p>597.3</text:p>
          </table:table-cell>
          <table:table-cell office:value-type="float" office:value="725.9" calcext:value-type="float">
            <text:p>725.9</text:p>
          </table:table-cell>
        </table:table-row>
        <table:table-row table:style-name="ro1">
          <table:table-cell office:value-type="float" office:value="17615384" calcext:value-type="float">
            <text:p>17615384</text:p>
          </table:table-cell>
          <table:table-cell table:formula="of:=[.A1103]/1000/(60*60*24)" office:value-type="time" office:time-value="PT04H53M35.384S" calcext:value-type="time">
            <text:p>04:53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97.83" calcext:value-type="float">
            <text:p>597.83</text:p>
          </table:table-cell>
          <table:table-cell office:value-type="float" office:value="726.54" calcext:value-type="float">
            <text:p>726.54</text:p>
          </table:table-cell>
        </table:table-row>
        <table:table-row table:style-name="ro1">
          <table:table-cell office:value-type="float" office:value="17631384" calcext:value-type="float">
            <text:p>17631384</text:p>
          </table:table-cell>
          <table:table-cell table:formula="of:=[.A1104]/1000/(60*60*24)" office:value-type="time" office:time-value="PT04H53M51.384S" calcext:value-type="time">
            <text:p>04:53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98.36" calcext:value-type="float">
            <text:p>598.36</text:p>
          </table:table-cell>
          <table:table-cell office:value-type="float" office:value="727.17" calcext:value-type="float">
            <text:p>727.17</text:p>
          </table:table-cell>
        </table:table-row>
        <table:table-row table:style-name="ro1">
          <table:table-cell office:value-type="float" office:value="17647384" calcext:value-type="float">
            <text:p>17647384</text:p>
          </table:table-cell>
          <table:table-cell table:formula="of:=[.A1105]/1000/(60*60*24)" office:value-type="time" office:time-value="PT04H54M07.384S" calcext:value-type="time">
            <text:p>04:54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98.89" calcext:value-type="float">
            <text:p>598.89</text:p>
          </table:table-cell>
          <table:table-cell office:value-type="float" office:value="727.8" calcext:value-type="float">
            <text:p>727.8</text:p>
          </table:table-cell>
        </table:table-row>
        <table:table-row table:style-name="ro1">
          <table:table-cell office:value-type="float" office:value="17663384" calcext:value-type="float">
            <text:p>17663384</text:p>
          </table:table-cell>
          <table:table-cell table:formula="of:=[.A1106]/1000/(60*60*24)" office:value-type="time" office:time-value="PT04H54M23.384S" calcext:value-type="time">
            <text:p>04:54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99.42" calcext:value-type="float">
            <text:p>599.42</text:p>
          </table:table-cell>
          <table:table-cell office:value-type="float" office:value="728.43" calcext:value-type="float">
            <text:p>728.43</text:p>
          </table:table-cell>
        </table:table-row>
        <table:table-row table:style-name="ro1">
          <table:table-cell office:value-type="float" office:value="17679384" calcext:value-type="float">
            <text:p>17679384</text:p>
          </table:table-cell>
          <table:table-cell table:formula="of:=[.A1107]/1000/(60*60*24)" office:value-type="time" office:time-value="PT04H54M39.384S" calcext:value-type="time">
            <text:p>04:54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99.95" calcext:value-type="float">
            <text:p>599.95</text:p>
          </table:table-cell>
          <table:table-cell office:value-type="float" office:value="729.06" calcext:value-type="float">
            <text:p>729.06</text:p>
          </table:table-cell>
        </table:table-row>
        <table:table-row table:style-name="ro1">
          <table:table-cell office:value-type="float" office:value="17695384" calcext:value-type="float">
            <text:p>17695384</text:p>
          </table:table-cell>
          <table:table-cell table:formula="of:=[.A1108]/1000/(60*60*24)" office:value-type="time" office:time-value="PT04H54M55.384S" calcext:value-type="time">
            <text:p>04:54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00.49" calcext:value-type="float">
            <text:p>600.49</text:p>
          </table:table-cell>
          <table:table-cell office:value-type="float" office:value="729.69" calcext:value-type="float">
            <text:p>729.69</text:p>
          </table:table-cell>
        </table:table-row>
        <table:table-row table:style-name="ro1">
          <table:table-cell office:value-type="float" office:value="17711384" calcext:value-type="float">
            <text:p>17711384</text:p>
          </table:table-cell>
          <table:table-cell table:formula="of:=[.A1109]/1000/(60*60*24)" office:value-type="time" office:time-value="PT04H55M11.384S" calcext:value-type="time">
            <text:p>04:55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01.02" calcext:value-type="float">
            <text:p>601.02</text:p>
          </table:table-cell>
          <table:table-cell office:value-type="float" office:value="730.33" calcext:value-type="float">
            <text:p>730.33</text:p>
          </table:table-cell>
        </table:table-row>
        <table:table-row table:style-name="ro1">
          <table:table-cell office:value-type="float" office:value="17727384" calcext:value-type="float">
            <text:p>17727384</text:p>
          </table:table-cell>
          <table:table-cell table:formula="of:=[.A1110]/1000/(60*60*24)" office:value-type="time" office:time-value="PT04H55M27.384S" calcext:value-type="time">
            <text:p>04:55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01.55" calcext:value-type="float">
            <text:p>601.55</text:p>
          </table:table-cell>
          <table:table-cell office:value-type="float" office:value="730.96" calcext:value-type="float">
            <text:p>730.96</text:p>
          </table:table-cell>
        </table:table-row>
        <table:table-row table:style-name="ro1">
          <table:table-cell office:value-type="float" office:value="17743384" calcext:value-type="float">
            <text:p>17743384</text:p>
          </table:table-cell>
          <table:table-cell table:formula="of:=[.A1111]/1000/(60*60*24)" office:value-type="time" office:time-value="PT04H55M43.384S" calcext:value-type="time">
            <text:p>04:55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56" calcext:value-type="float">
            <text:p>142.56</text:p>
          </table:table-cell>
          <table:table-cell office:value-type="float" office:value="602.08" calcext:value-type="float">
            <text:p>602.08</text:p>
          </table:table-cell>
          <table:table-cell office:value-type="float" office:value="731.59" calcext:value-type="float">
            <text:p>731.59</text:p>
          </table:table-cell>
        </table:table-row>
        <table:table-row table:style-name="ro1">
          <table:table-cell office:value-type="float" office:value="17759384" calcext:value-type="float">
            <text:p>17759384</text:p>
          </table:table-cell>
          <table:table-cell table:formula="of:=[.A1112]/1000/(60*60*24)" office:value-type="time" office:time-value="PT04H55M59.384S" calcext:value-type="time">
            <text:p>04:55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02.61" calcext:value-type="float">
            <text:p>602.61</text:p>
          </table:table-cell>
          <table:table-cell office:value-type="float" office:value="732.22" calcext:value-type="float">
            <text:p>732.22</text:p>
          </table:table-cell>
        </table:table-row>
        <table:table-row table:style-name="ro1">
          <table:table-cell office:value-type="float" office:value="17775383" calcext:value-type="float">
            <text:p>17775383</text:p>
          </table:table-cell>
          <table:table-cell table:formula="of:=[.A1113]/1000/(60*60*24)" office:value-type="time" office:time-value="PT04H56M15.383S" calcext:value-type="time">
            <text:p>04:56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03.14" calcext:value-type="float">
            <text:p>603.14</text:p>
          </table:table-cell>
          <table:table-cell office:value-type="float" office:value="732.85" calcext:value-type="float">
            <text:p>732.85</text:p>
          </table:table-cell>
        </table:table-row>
        <table:table-row table:style-name="ro1">
          <table:table-cell office:value-type="float" office:value="17791384" calcext:value-type="float">
            <text:p>17791384</text:p>
          </table:table-cell>
          <table:table-cell table:formula="of:=[.A1114]/1000/(60*60*24)" office:value-type="time" office:time-value="PT04H56M31.384S" calcext:value-type="time">
            <text:p>04:56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03.67" calcext:value-type="float">
            <text:p>603.67</text:p>
          </table:table-cell>
          <table:table-cell office:value-type="float" office:value="733.49" calcext:value-type="float">
            <text:p>733.49</text:p>
          </table:table-cell>
        </table:table-row>
        <table:table-row table:style-name="ro1">
          <table:table-cell office:value-type="float" office:value="17807384" calcext:value-type="float">
            <text:p>17807384</text:p>
          </table:table-cell>
          <table:table-cell table:formula="of:=[.A1115]/1000/(60*60*24)" office:value-type="time" office:time-value="PT04H56M47.384S" calcext:value-type="time">
            <text:p>04:56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04.2" calcext:value-type="float">
            <text:p>604.2</text:p>
          </table:table-cell>
          <table:table-cell office:value-type="float" office:value="734.12" calcext:value-type="float">
            <text:p>734.12</text:p>
          </table:table-cell>
        </table:table-row>
        <table:table-row table:style-name="ro1">
          <table:table-cell office:value-type="float" office:value="17823384" calcext:value-type="float">
            <text:p>17823384</text:p>
          </table:table-cell>
          <table:table-cell table:formula="of:=[.A1116]/1000/(60*60*24)" office:value-type="time" office:time-value="PT04H57M03.384S" calcext:value-type="time">
            <text:p>04:57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04.74" calcext:value-type="float">
            <text:p>604.74</text:p>
          </table:table-cell>
          <table:table-cell office:value-type="float" office:value="734.75" calcext:value-type="float">
            <text:p>734.75</text:p>
          </table:table-cell>
        </table:table-row>
        <table:table-row table:style-name="ro1">
          <table:table-cell office:value-type="float" office:value="17839384" calcext:value-type="float">
            <text:p>17839384</text:p>
          </table:table-cell>
          <table:table-cell table:formula="of:=[.A1117]/1000/(60*60*24)" office:value-type="time" office:time-value="PT04H57M19.384S" calcext:value-type="time">
            <text:p>04:57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05.27" calcext:value-type="float">
            <text:p>605.27</text:p>
          </table:table-cell>
          <table:table-cell office:value-type="float" office:value="735.38" calcext:value-type="float">
            <text:p>735.38</text:p>
          </table:table-cell>
        </table:table-row>
        <table:table-row table:style-name="ro1">
          <table:table-cell office:value-type="float" office:value="17855384" calcext:value-type="float">
            <text:p>17855384</text:p>
          </table:table-cell>
          <table:table-cell table:formula="of:=[.A1118]/1000/(60*60*24)" office:value-type="time" office:time-value="PT04H57M35.384S" calcext:value-type="time">
            <text:p>04:57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05.8" calcext:value-type="float">
            <text:p>605.8</text:p>
          </table:table-cell>
          <table:table-cell office:value-type="float" office:value="736.01" calcext:value-type="float">
            <text:p>736.01</text:p>
          </table:table-cell>
        </table:table-row>
        <table:table-row table:style-name="ro1">
          <table:table-cell office:value-type="float" office:value="17871384" calcext:value-type="float">
            <text:p>17871384</text:p>
          </table:table-cell>
          <table:table-cell table:formula="of:=[.A1119]/1000/(60*60*24)" office:value-type="time" office:time-value="PT04H57M51.384S" calcext:value-type="time">
            <text:p>04:57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06.33" calcext:value-type="float">
            <text:p>606.33</text:p>
          </table:table-cell>
          <table:table-cell office:value-type="float" office:value="736.64" calcext:value-type="float">
            <text:p>736.64</text:p>
          </table:table-cell>
        </table:table-row>
        <table:table-row table:style-name="ro1">
          <table:table-cell office:value-type="float" office:value="17887384" calcext:value-type="float">
            <text:p>17887384</text:p>
          </table:table-cell>
          <table:table-cell table:formula="of:=[.A1120]/1000/(60*60*24)" office:value-type="time" office:time-value="PT04H58M07.384S" calcext:value-type="time">
            <text:p>04:58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06.86" calcext:value-type="float">
            <text:p>606.86</text:p>
          </table:table-cell>
          <table:table-cell office:value-type="float" office:value="737.27" calcext:value-type="float">
            <text:p>737.27</text:p>
          </table:table-cell>
        </table:table-row>
        <table:table-row table:style-name="ro1">
          <table:table-cell office:value-type="float" office:value="17903384" calcext:value-type="float">
            <text:p>17903384</text:p>
          </table:table-cell>
          <table:table-cell table:formula="of:=[.A1121]/1000/(60*60*24)" office:value-type="time" office:time-value="PT04H58M23.384S" calcext:value-type="time">
            <text:p>04:58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07.39" calcext:value-type="float">
            <text:p>607.39</text:p>
          </table:table-cell>
          <table:table-cell office:value-type="float" office:value="737.9" calcext:value-type="float">
            <text:p>737.9</text:p>
          </table:table-cell>
        </table:table-row>
        <table:table-row table:style-name="ro1">
          <table:table-cell office:value-type="float" office:value="17919384" calcext:value-type="float">
            <text:p>17919384</text:p>
          </table:table-cell>
          <table:table-cell table:formula="of:=[.A1122]/1000/(60*60*24)" office:value-type="time" office:time-value="PT04H58M39.384S" calcext:value-type="time">
            <text:p>04:58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07.92" calcext:value-type="float">
            <text:p>607.92</text:p>
          </table:table-cell>
          <table:table-cell office:value-type="float" office:value="738.54" calcext:value-type="float">
            <text:p>738.54</text:p>
          </table:table-cell>
        </table:table-row>
        <table:table-row table:style-name="ro1">
          <table:table-cell office:value-type="float" office:value="17935384" calcext:value-type="float">
            <text:p>17935384</text:p>
          </table:table-cell>
          <table:table-cell table:formula="of:=[.A1123]/1000/(60*60*24)" office:value-type="time" office:time-value="PT04H58M55.384S" calcext:value-type="time">
            <text:p>04:58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08.45" calcext:value-type="float">
            <text:p>608.45</text:p>
          </table:table-cell>
          <table:table-cell office:value-type="float" office:value="739.17" calcext:value-type="float">
            <text:p>739.17</text:p>
          </table:table-cell>
        </table:table-row>
        <table:table-row table:style-name="ro1">
          <table:table-cell office:value-type="float" office:value="17951384" calcext:value-type="float">
            <text:p>17951384</text:p>
          </table:table-cell>
          <table:table-cell table:formula="of:=[.A1124]/1000/(60*60*24)" office:value-type="time" office:time-value="PT04H59M11.384S" calcext:value-type="time">
            <text:p>04:59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08.99" calcext:value-type="float">
            <text:p>608.99</text:p>
          </table:table-cell>
          <table:table-cell office:value-type="float" office:value="739.8" calcext:value-type="float">
            <text:p>739.8</text:p>
          </table:table-cell>
        </table:table-row>
        <table:table-row table:style-name="ro1">
          <table:table-cell office:value-type="float" office:value="17967384" calcext:value-type="float">
            <text:p>17967384</text:p>
          </table:table-cell>
          <table:table-cell table:formula="of:=[.A1125]/1000/(60*60*24)" office:value-type="time" office:time-value="PT04H59M27.384S" calcext:value-type="time">
            <text:p>04:59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09.52" calcext:value-type="float">
            <text:p>609.52</text:p>
          </table:table-cell>
          <table:table-cell office:value-type="float" office:value="740.43" calcext:value-type="float">
            <text:p>740.43</text:p>
          </table:table-cell>
        </table:table-row>
        <table:table-row table:style-name="ro1">
          <table:table-cell office:value-type="float" office:value="17983384" calcext:value-type="float">
            <text:p>17983384</text:p>
          </table:table-cell>
          <table:table-cell table:formula="of:=[.A1126]/1000/(60*60*24)" office:value-type="time" office:time-value="PT04H59M43.384S" calcext:value-type="time">
            <text:p>04:59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10.05" calcext:value-type="float">
            <text:p>610.05</text:p>
          </table:table-cell>
          <table:table-cell office:value-type="float" office:value="741.06" calcext:value-type="float">
            <text:p>741.06</text:p>
          </table:table-cell>
        </table:table-row>
        <table:table-row table:style-name="ro1">
          <table:table-cell office:value-type="float" office:value="17999384" calcext:value-type="float">
            <text:p>17999384</text:p>
          </table:table-cell>
          <table:table-cell table:formula="of:=[.A1127]/1000/(60*60*24)" office:value-type="time" office:time-value="PT04H59M59.384S" calcext:value-type="time">
            <text:p>04:59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10.58" calcext:value-type="float">
            <text:p>610.58</text:p>
          </table:table-cell>
          <table:table-cell office:value-type="float" office:value="741.69" calcext:value-type="float">
            <text:p>741.69</text:p>
          </table:table-cell>
        </table:table-row>
        <table:table-row table:style-name="ro1">
          <table:table-cell office:value-type="float" office:value="18015384" calcext:value-type="float">
            <text:p>18015384</text:p>
          </table:table-cell>
          <table:table-cell table:formula="of:=[.A1128]/1000/(60*60*24)" office:value-type="time" office:time-value="PT05H00M15.384S" calcext:value-type="time">
            <text:p>05:00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11.11" calcext:value-type="float">
            <text:p>611.11</text:p>
          </table:table-cell>
          <table:table-cell office:value-type="float" office:value="742.32" calcext:value-type="float">
            <text:p>742.32</text:p>
          </table:table-cell>
        </table:table-row>
        <table:table-row table:style-name="ro1">
          <table:table-cell office:value-type="float" office:value="18031384" calcext:value-type="float">
            <text:p>18031384</text:p>
          </table:table-cell>
          <table:table-cell table:formula="of:=[.A1129]/1000/(60*60*24)" office:value-type="time" office:time-value="PT05H00M31.384S" calcext:value-type="time">
            <text:p>05:00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11.64" calcext:value-type="float">
            <text:p>611.64</text:p>
          </table:table-cell>
          <table:table-cell office:value-type="float" office:value="742.95" calcext:value-type="float">
            <text:p>742.95</text:p>
          </table:table-cell>
        </table:table-row>
        <table:table-row table:style-name="ro1">
          <table:table-cell office:value-type="float" office:value="18047384" calcext:value-type="float">
            <text:p>18047384</text:p>
          </table:table-cell>
          <table:table-cell table:formula="of:=[.A1130]/1000/(60*60*24)" office:value-type="time" office:time-value="PT05H00M47.384S" calcext:value-type="time">
            <text:p>05:00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12.17" calcext:value-type="float">
            <text:p>612.17</text:p>
          </table:table-cell>
          <table:table-cell office:value-type="float" office:value="743.58" calcext:value-type="float">
            <text:p>743.58</text:p>
          </table:table-cell>
        </table:table-row>
        <table:table-row table:style-name="ro1">
          <table:table-cell office:value-type="float" office:value="18063384" calcext:value-type="float">
            <text:p>18063384</text:p>
          </table:table-cell>
          <table:table-cell table:formula="of:=[.A1131]/1000/(60*60*24)" office:value-type="time" office:time-value="PT05H01M03.384S" calcext:value-type="time">
            <text:p>05:01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12.7" calcext:value-type="float">
            <text:p>612.7</text:p>
          </table:table-cell>
          <table:table-cell office:value-type="float" office:value="744.21" calcext:value-type="float">
            <text:p>744.21</text:p>
          </table:table-cell>
        </table:table-row>
        <table:table-row table:style-name="ro1">
          <table:table-cell office:value-type="float" office:value="18079384" calcext:value-type="float">
            <text:p>18079384</text:p>
          </table:table-cell>
          <table:table-cell table:formula="of:=[.A1132]/1000/(60*60*24)" office:value-type="time" office:time-value="PT05H01M19.384S" calcext:value-type="time">
            <text:p>05:01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13.23" calcext:value-type="float">
            <text:p>613.23</text:p>
          </table:table-cell>
          <table:table-cell office:value-type="float" office:value="744.84" calcext:value-type="float">
            <text:p>744.84</text:p>
          </table:table-cell>
        </table:table-row>
        <table:table-row table:style-name="ro1">
          <table:table-cell office:value-type="float" office:value="18095384" calcext:value-type="float">
            <text:p>18095384</text:p>
          </table:table-cell>
          <table:table-cell table:formula="of:=[.A1133]/1000/(60*60*24)" office:value-type="time" office:time-value="PT05H01M35.384S" calcext:value-type="time">
            <text:p>05:01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13.76" calcext:value-type="float">
            <text:p>613.76</text:p>
          </table:table-cell>
          <table:table-cell office:value-type="float" office:value="745.47" calcext:value-type="float">
            <text:p>745.47</text:p>
          </table:table-cell>
        </table:table-row>
        <table:table-row table:style-name="ro1">
          <table:table-cell office:value-type="float" office:value="18111384" calcext:value-type="float">
            <text:p>18111384</text:p>
          </table:table-cell>
          <table:table-cell table:formula="of:=[.A1134]/1000/(60*60*24)" office:value-type="time" office:time-value="PT05H01M51.384S" calcext:value-type="time">
            <text:p>05:01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14.29" calcext:value-type="float">
            <text:p>614.29</text:p>
          </table:table-cell>
          <table:table-cell office:value-type="float" office:value="746.11" calcext:value-type="float">
            <text:p>746.11</text:p>
          </table:table-cell>
        </table:table-row>
        <table:table-row table:style-name="ro1">
          <table:table-cell office:value-type="float" office:value="18127384" calcext:value-type="float">
            <text:p>18127384</text:p>
          </table:table-cell>
          <table:table-cell table:formula="of:=[.A1135]/1000/(60*60*24)" office:value-type="time" office:time-value="PT05H02M07.384S" calcext:value-type="time">
            <text:p>05:02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14.82" calcext:value-type="float">
            <text:p>614.82</text:p>
          </table:table-cell>
          <table:table-cell office:value-type="float" office:value="746.74" calcext:value-type="float">
            <text:p>746.74</text:p>
          </table:table-cell>
        </table:table-row>
        <table:table-row table:style-name="ro1">
          <table:table-cell office:value-type="float" office:value="18143384" calcext:value-type="float">
            <text:p>18143384</text:p>
          </table:table-cell>
          <table:table-cell table:formula="of:=[.A1136]/1000/(60*60*24)" office:value-type="time" office:time-value="PT05H02M23.384S" calcext:value-type="time">
            <text:p>05:02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15.35" calcext:value-type="float">
            <text:p>615.35</text:p>
          </table:table-cell>
          <table:table-cell office:value-type="float" office:value="747.37" calcext:value-type="float">
            <text:p>747.37</text:p>
          </table:table-cell>
        </table:table-row>
        <table:table-row table:style-name="ro1">
          <table:table-cell office:value-type="float" office:value="18159384" calcext:value-type="float">
            <text:p>18159384</text:p>
          </table:table-cell>
          <table:table-cell table:formula="of:=[.A1137]/1000/(60*60*24)" office:value-type="time" office:time-value="PT05H02M39.384S" calcext:value-type="time">
            <text:p>05:02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15.89" calcext:value-type="float">
            <text:p>615.89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18175384" calcext:value-type="float">
            <text:p>18175384</text:p>
          </table:table-cell>
          <table:table-cell table:formula="of:=[.A1138]/1000/(60*60*24)" office:value-type="time" office:time-value="PT05H02M55.384S" calcext:value-type="time">
            <text:p>05:02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16.42" calcext:value-type="float">
            <text:p>616.42</text:p>
          </table:table-cell>
          <table:table-cell office:value-type="float" office:value="748.63" calcext:value-type="float">
            <text:p>748.63</text:p>
          </table:table-cell>
        </table:table-row>
        <table:table-row table:style-name="ro1">
          <table:table-cell office:value-type="float" office:value="18191384" calcext:value-type="float">
            <text:p>18191384</text:p>
          </table:table-cell>
          <table:table-cell table:formula="of:=[.A1139]/1000/(60*60*24)" office:value-type="time" office:time-value="PT05H03M11.384S" calcext:value-type="time">
            <text:p>05:03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16.95" calcext:value-type="float">
            <text:p>616.95</text:p>
          </table:table-cell>
          <table:table-cell office:value-type="float" office:value="749.26" calcext:value-type="float">
            <text:p>749.26</text:p>
          </table:table-cell>
        </table:table-row>
        <table:table-row table:style-name="ro1">
          <table:table-cell office:value-type="float" office:value="18207384" calcext:value-type="float">
            <text:p>18207384</text:p>
          </table:table-cell>
          <table:table-cell table:formula="of:=[.A1140]/1000/(60*60*24)" office:value-type="time" office:time-value="PT05H03M27.384S" calcext:value-type="time">
            <text:p>05:03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17.48" calcext:value-type="float">
            <text:p>617.48</text:p>
          </table:table-cell>
          <table:table-cell office:value-type="float" office:value="749.89" calcext:value-type="float">
            <text:p>749.89</text:p>
          </table:table-cell>
        </table:table-row>
        <table:table-row table:style-name="ro1">
          <table:table-cell office:value-type="float" office:value="18223384" calcext:value-type="float">
            <text:p>18223384</text:p>
          </table:table-cell>
          <table:table-cell table:formula="of:=[.A1141]/1000/(60*60*24)" office:value-type="time" office:time-value="PT05H03M43.384S" calcext:value-type="time">
            <text:p>05:03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18.01" calcext:value-type="float">
            <text:p>618.01</text:p>
          </table:table-cell>
          <table:table-cell office:value-type="float" office:value="750.52" calcext:value-type="float">
            <text:p>750.52</text:p>
          </table:table-cell>
        </table:table-row>
        <table:table-row table:style-name="ro1">
          <table:table-cell office:value-type="float" office:value="18239384" calcext:value-type="float">
            <text:p>18239384</text:p>
          </table:table-cell>
          <table:table-cell table:formula="of:=[.A1142]/1000/(60*60*24)" office:value-type="time" office:time-value="PT05H03M59.384S" calcext:value-type="time">
            <text:p>05:03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18.54" calcext:value-type="float">
            <text:p>618.54</text:p>
          </table:table-cell>
          <table:table-cell office:value-type="float" office:value="751.15" calcext:value-type="float">
            <text:p>751.15</text:p>
          </table:table-cell>
        </table:table-row>
        <table:table-row table:style-name="ro1">
          <table:table-cell office:value-type="float" office:value="18255384" calcext:value-type="float">
            <text:p>18255384</text:p>
          </table:table-cell>
          <table:table-cell table:formula="of:=[.A1143]/1000/(60*60*24)" office:value-type="time" office:time-value="PT05H04M15.384S" calcext:value-type="time">
            <text:p>05:04:15</text:p>
          </table:table-cell>
          <table:table-cell office:value-type="float" office:value="1.18" calcext:value-type="float">
            <text:p>1.18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36" calcext:value-type="float">
            <text:p>141.36</text:p>
          </table:table-cell>
          <table:table-cell office:value-type="float" office:value="619.07" calcext:value-type="float">
            <text:p>619.07</text:p>
          </table:table-cell>
          <table:table-cell office:value-type="float" office:value="751.78" calcext:value-type="float">
            <text:p>751.78</text:p>
          </table:table-cell>
        </table:table-row>
        <table:table-row table:style-name="ro1">
          <table:table-cell office:value-type="float" office:value="18271384" calcext:value-type="float">
            <text:p>18271384</text:p>
          </table:table-cell>
          <table:table-cell table:formula="of:=[.A1144]/1000/(60*60*24)" office:value-type="time" office:time-value="PT05H04M31.384S" calcext:value-type="time">
            <text:p>05:04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19.6" calcext:value-type="float">
            <text:p>619.6</text:p>
          </table:table-cell>
          <table:table-cell office:value-type="float" office:value="752.41" calcext:value-type="float">
            <text:p>752.41</text:p>
          </table:table-cell>
        </table:table-row>
        <table:table-row table:style-name="ro1">
          <table:table-cell office:value-type="float" office:value="18287384" calcext:value-type="float">
            <text:p>18287384</text:p>
          </table:table-cell>
          <table:table-cell table:formula="of:=[.A1145]/1000/(60*60*24)" office:value-type="time" office:time-value="PT05H04M47.384S" calcext:value-type="time">
            <text:p>05:04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20.13" calcext:value-type="float">
            <text:p>620.13</text:p>
          </table:table-cell>
          <table:table-cell office:value-type="float" office:value="753.04" calcext:value-type="float">
            <text:p>753.04</text:p>
          </table:table-cell>
        </table:table-row>
        <table:table-row table:style-name="ro1">
          <table:table-cell office:value-type="float" office:value="18303384" calcext:value-type="float">
            <text:p>18303384</text:p>
          </table:table-cell>
          <table:table-cell table:formula="of:=[.A1146]/1000/(60*60*24)" office:value-type="time" office:time-value="PT05H05M03.384S" calcext:value-type="time">
            <text:p>05:05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20.66" calcext:value-type="float">
            <text:p>620.66</text:p>
          </table:table-cell>
          <table:table-cell office:value-type="float" office:value="753.67" calcext:value-type="float">
            <text:p>753.67</text:p>
          </table:table-cell>
        </table:table-row>
        <table:table-row table:style-name="ro1">
          <table:table-cell office:value-type="float" office:value="18319384" calcext:value-type="float">
            <text:p>18319384</text:p>
          </table:table-cell>
          <table:table-cell table:formula="of:=[.A1147]/1000/(60*60*24)" office:value-type="time" office:time-value="PT05H05M19.384S" calcext:value-type="time">
            <text:p>05:05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21.19" calcext:value-type="float">
            <text:p>621.19</text:p>
          </table:table-cell>
          <table:table-cell office:value-type="float" office:value="754.3" calcext:value-type="float">
            <text:p>754.3</text:p>
          </table:table-cell>
        </table:table-row>
        <table:table-row table:style-name="ro1">
          <table:table-cell office:value-type="float" office:value="18335384" calcext:value-type="float">
            <text:p>18335384</text:p>
          </table:table-cell>
          <table:table-cell table:formula="of:=[.A1148]/1000/(60*60*24)" office:value-type="time" office:time-value="PT05H05M35.384S" calcext:value-type="time">
            <text:p>05:05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21.72" calcext:value-type="float">
            <text:p>621.72</text:p>
          </table:table-cell>
          <table:table-cell office:value-type="float" office:value="754.93" calcext:value-type="float">
            <text:p>754.93</text:p>
          </table:table-cell>
        </table:table-row>
        <table:table-row table:style-name="ro1">
          <table:table-cell office:value-type="float" office:value="18351384" calcext:value-type="float">
            <text:p>18351384</text:p>
          </table:table-cell>
          <table:table-cell table:formula="of:=[.A1149]/1000/(60*60*24)" office:value-type="time" office:time-value="PT05H05M51.384S" calcext:value-type="time">
            <text:p>05:05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22.25" calcext:value-type="float">
            <text:p>622.25</text:p>
          </table:table-cell>
          <table:table-cell office:value-type="float" office:value="755.56" calcext:value-type="float">
            <text:p>755.56</text:p>
          </table:table-cell>
        </table:table-row>
        <table:table-row table:style-name="ro1">
          <table:table-cell office:value-type="float" office:value="18367384" calcext:value-type="float">
            <text:p>18367384</text:p>
          </table:table-cell>
          <table:table-cell table:formula="of:=[.A1150]/1000/(60*60*24)" office:value-type="time" office:time-value="PT05H06M07.384S" calcext:value-type="time">
            <text:p>05:06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22.78" calcext:value-type="float">
            <text:p>622.78</text:p>
          </table:table-cell>
          <table:table-cell office:value-type="float" office:value="756.19" calcext:value-type="float">
            <text:p>756.19</text:p>
          </table:table-cell>
        </table:table-row>
        <table:table-row table:style-name="ro1">
          <table:table-cell office:value-type="float" office:value="18383384" calcext:value-type="float">
            <text:p>18383384</text:p>
          </table:table-cell>
          <table:table-cell table:formula="of:=[.A1151]/1000/(60*60*24)" office:value-type="time" office:time-value="PT05H06M23.384S" calcext:value-type="time">
            <text:p>05:06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23.31" calcext:value-type="float">
            <text:p>623.31</text:p>
          </table:table-cell>
          <table:table-cell office:value-type="float" office:value="756.82" calcext:value-type="float">
            <text:p>756.82</text:p>
          </table:table-cell>
        </table:table-row>
        <table:table-row table:style-name="ro1">
          <table:table-cell office:value-type="float" office:value="18399384" calcext:value-type="float">
            <text:p>18399384</text:p>
          </table:table-cell>
          <table:table-cell table:formula="of:=[.A1152]/1000/(60*60*24)" office:value-type="time" office:time-value="PT05H06M39.384S" calcext:value-type="time">
            <text:p>05:06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23.84" calcext:value-type="float">
            <text:p>623.84</text:p>
          </table:table-cell>
          <table:table-cell office:value-type="float" office:value="757.45" calcext:value-type="float">
            <text:p>757.45</text:p>
          </table:table-cell>
        </table:table-row>
        <table:table-row table:style-name="ro1">
          <table:table-cell office:value-type="float" office:value="18415384" calcext:value-type="float">
            <text:p>18415384</text:p>
          </table:table-cell>
          <table:table-cell table:formula="of:=[.A1153]/1000/(60*60*24)" office:value-type="time" office:time-value="PT05H06M55.384S" calcext:value-type="time">
            <text:p>05:06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24.37" calcext:value-type="float">
            <text:p>624.37</text:p>
          </table:table-cell>
          <table:table-cell office:value-type="float" office:value="758.08" calcext:value-type="float">
            <text:p>758.08</text:p>
          </table:table-cell>
        </table:table-row>
        <table:table-row table:style-name="ro1">
          <table:table-cell office:value-type="float" office:value="18431384" calcext:value-type="float">
            <text:p>18431384</text:p>
          </table:table-cell>
          <table:table-cell table:formula="of:=[.A1154]/1000/(60*60*24)" office:value-type="time" office:time-value="PT05H07M11.384S" calcext:value-type="time">
            <text:p>05:07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24.9" calcext:value-type="float">
            <text:p>624.9</text:p>
          </table:table-cell>
          <table:table-cell office:value-type="float" office:value="758.71" calcext:value-type="float">
            <text:p>758.71</text:p>
          </table:table-cell>
        </table:table-row>
        <table:table-row table:style-name="ro1">
          <table:table-cell office:value-type="float" office:value="18447384" calcext:value-type="float">
            <text:p>18447384</text:p>
          </table:table-cell>
          <table:table-cell table:formula="of:=[.A1155]/1000/(60*60*24)" office:value-type="time" office:time-value="PT05H07M27.384S" calcext:value-type="time">
            <text:p>05:07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25.43" calcext:value-type="float">
            <text:p>625.43</text:p>
          </table:table-cell>
          <table:table-cell office:value-type="float" office:value="759.34" calcext:value-type="float">
            <text:p>759.34</text:p>
          </table:table-cell>
        </table:table-row>
        <table:table-row table:style-name="ro1">
          <table:table-cell office:value-type="float" office:value="18463384" calcext:value-type="float">
            <text:p>18463384</text:p>
          </table:table-cell>
          <table:table-cell table:formula="of:=[.A1156]/1000/(60*60*24)" office:value-type="time" office:time-value="PT05H07M43.384S" calcext:value-type="time">
            <text:p>05:07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25.96" calcext:value-type="float">
            <text:p>625.96</text:p>
          </table:table-cell>
          <table:table-cell office:value-type="float" office:value="759.97" calcext:value-type="float">
            <text:p>759.97</text:p>
          </table:table-cell>
        </table:table-row>
        <table:table-row table:style-name="ro1">
          <table:table-cell office:value-type="float" office:value="18479384" calcext:value-type="float">
            <text:p>18479384</text:p>
          </table:table-cell>
          <table:table-cell table:formula="of:=[.A1157]/1000/(60*60*24)" office:value-type="time" office:time-value="PT05H07M59.384S" calcext:value-type="time">
            <text:p>05:07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26.49" calcext:value-type="float">
            <text:p>626.49</text:p>
          </table:table-cell>
          <table:table-cell office:value-type="float" office:value="760.6" calcext:value-type="float">
            <text:p>760.6</text:p>
          </table:table-cell>
        </table:table-row>
        <table:table-row table:style-name="ro1">
          <table:table-cell office:value-type="float" office:value="18495384" calcext:value-type="float">
            <text:p>18495384</text:p>
          </table:table-cell>
          <table:table-cell table:formula="of:=[.A1158]/1000/(60*60*24)" office:value-type="time" office:time-value="PT05H08M15.384S" calcext:value-type="time">
            <text:p>05:08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27.02" calcext:value-type="float">
            <text:p>627.02</text:p>
          </table:table-cell>
          <table:table-cell office:value-type="float" office:value="761.23" calcext:value-type="float">
            <text:p>761.23</text:p>
          </table:table-cell>
        </table:table-row>
        <table:table-row table:style-name="ro1">
          <table:table-cell office:value-type="float" office:value="18511384" calcext:value-type="float">
            <text:p>18511384</text:p>
          </table:table-cell>
          <table:table-cell table:formula="of:=[.A1159]/1000/(60*60*24)" office:value-type="time" office:time-value="PT05H08M31.384S" calcext:value-type="time">
            <text:p>05:08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27.55" calcext:value-type="float">
            <text:p>627.55</text:p>
          </table:table-cell>
          <table:table-cell office:value-type="float" office:value="761.86" calcext:value-type="float">
            <text:p>761.86</text:p>
          </table:table-cell>
        </table:table-row>
        <table:table-row table:style-name="ro1">
          <table:table-cell office:value-type="float" office:value="18527384" calcext:value-type="float">
            <text:p>18527384</text:p>
          </table:table-cell>
          <table:table-cell table:formula="of:=[.A1160]/1000/(60*60*24)" office:value-type="time" office:time-value="PT05H08M47.384S" calcext:value-type="time">
            <text:p>05:08:47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628.08" calcext:value-type="float">
            <text:p>628.08</text:p>
          </table:table-cell>
          <table:table-cell office:value-type="float" office:value="762.49" calcext:value-type="float">
            <text:p>762.49</text:p>
          </table:table-cell>
        </table:table-row>
        <table:table-row table:style-name="ro1">
          <table:table-cell office:value-type="float" office:value="18543384" calcext:value-type="float">
            <text:p>18543384</text:p>
          </table:table-cell>
          <table:table-cell table:formula="of:=[.A1161]/1000/(60*60*24)" office:value-type="time" office:time-value="PT05H09M03.384S" calcext:value-type="time">
            <text:p>05:09:03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628.61" calcext:value-type="float">
            <text:p>628.61</text:p>
          </table:table-cell>
          <table:table-cell office:value-type="float" office:value="763.11" calcext:value-type="float">
            <text:p>763.11</text:p>
          </table:table-cell>
        </table:table-row>
        <table:table-row table:style-name="ro1">
          <table:table-cell office:value-type="float" office:value="18559384" calcext:value-type="float">
            <text:p>18559384</text:p>
          </table:table-cell>
          <table:table-cell table:formula="of:=[.A1162]/1000/(60*60*24)" office:value-type="time" office:time-value="PT05H09M19.384S" calcext:value-type="time">
            <text:p>05:09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6" calcext:value-type="float">
            <text:p>141.6</text:p>
          </table:table-cell>
          <table:table-cell office:value-type="float" office:value="629.14" calcext:value-type="float">
            <text:p>629.14</text:p>
          </table:table-cell>
          <table:table-cell office:value-type="float" office:value="763.74" calcext:value-type="float">
            <text:p>763.74</text:p>
          </table:table-cell>
        </table:table-row>
        <table:table-row table:style-name="ro1">
          <table:table-cell office:value-type="float" office:value="18575384" calcext:value-type="float">
            <text:p>18575384</text:p>
          </table:table-cell>
          <table:table-cell table:formula="of:=[.A1163]/1000/(60*60*24)" office:value-type="time" office:time-value="PT05H09M35.384S" calcext:value-type="time">
            <text:p>05:09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29.67" calcext:value-type="float">
            <text:p>629.67</text:p>
          </table:table-cell>
          <table:table-cell office:value-type="float" office:value="764.37" calcext:value-type="float">
            <text:p>764.37</text:p>
          </table:table-cell>
        </table:table-row>
        <table:table-row table:style-name="ro1">
          <table:table-cell office:value-type="float" office:value="18591384" calcext:value-type="float">
            <text:p>18591384</text:p>
          </table:table-cell>
          <table:table-cell table:formula="of:=[.A1164]/1000/(60*60*24)" office:value-type="time" office:time-value="PT05H09M51.384S" calcext:value-type="time">
            <text:p>05:09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6" calcext:value-type="float">
            <text:p>141.6</text:p>
          </table:table-cell>
          <table:table-cell office:value-type="float" office:value="630.2" calcext:value-type="float">
            <text:p>630.2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18607384" calcext:value-type="float">
            <text:p>18607384</text:p>
          </table:table-cell>
          <table:table-cell table:formula="of:=[.A1165]/1000/(60*60*24)" office:value-type="time" office:time-value="PT05H10M07.384S" calcext:value-type="time">
            <text:p>05:10:07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630.73" calcext:value-type="float">
            <text:p>630.73</text:p>
          </table:table-cell>
          <table:table-cell office:value-type="float" office:value="765.63" calcext:value-type="float">
            <text:p>765.63</text:p>
          </table:table-cell>
        </table:table-row>
        <table:table-row table:style-name="ro1">
          <table:table-cell office:value-type="float" office:value="18623384" calcext:value-type="float">
            <text:p>18623384</text:p>
          </table:table-cell>
          <table:table-cell table:formula="of:=[.A1166]/1000/(60*60*24)" office:value-type="time" office:time-value="PT05H10M23.384S" calcext:value-type="time">
            <text:p>05:10:23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31.26" calcext:value-type="float">
            <text:p>631.26</text:p>
          </table:table-cell>
          <table:table-cell office:value-type="float" office:value="766.26" calcext:value-type="float">
            <text:p>766.26</text:p>
          </table:table-cell>
        </table:table-row>
        <table:table-row table:style-name="ro1">
          <table:table-cell office:value-type="float" office:value="18639384" calcext:value-type="float">
            <text:p>18639384</text:p>
          </table:table-cell>
          <table:table-cell table:formula="of:=[.A1167]/1000/(60*60*24)" office:value-type="time" office:time-value="PT05H10M39.384S" calcext:value-type="time">
            <text:p>05:10:39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31.79" calcext:value-type="float">
            <text:p>631.79</text:p>
          </table:table-cell>
          <table:table-cell office:value-type="float" office:value="766.88" calcext:value-type="float">
            <text:p>766.88</text:p>
          </table:table-cell>
        </table:table-row>
        <table:table-row table:style-name="ro1">
          <table:table-cell office:value-type="float" office:value="18655384" calcext:value-type="float">
            <text:p>18655384</text:p>
          </table:table-cell>
          <table:table-cell table:formula="of:=[.A1168]/1000/(60*60*24)" office:value-type="time" office:time-value="PT05H10M55.384S" calcext:value-type="time">
            <text:p>05:10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6" calcext:value-type="float">
            <text:p>141.6</text:p>
          </table:table-cell>
          <table:table-cell office:value-type="float" office:value="632.32" calcext:value-type="float">
            <text:p>632.32</text:p>
          </table:table-cell>
          <table:table-cell office:value-type="float" office:value="767.51" calcext:value-type="float">
            <text:p>767.51</text:p>
          </table:table-cell>
        </table:table-row>
        <table:table-row table:style-name="ro1">
          <table:table-cell office:value-type="float" office:value="18671384" calcext:value-type="float">
            <text:p>18671384</text:p>
          </table:table-cell>
          <table:table-cell table:formula="of:=[.A1169]/1000/(60*60*24)" office:value-type="time" office:time-value="PT05H11M11.384S" calcext:value-type="time">
            <text:p>05:11:11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32.85" calcext:value-type="float">
            <text:p>632.85</text:p>
          </table:table-cell>
          <table:table-cell office:value-type="float" office:value="768.14" calcext:value-type="float">
            <text:p>768.14</text:p>
          </table:table-cell>
        </table:table-row>
        <table:table-row table:style-name="ro1">
          <table:table-cell office:value-type="float" office:value="18687384" calcext:value-type="float">
            <text:p>18687384</text:p>
          </table:table-cell>
          <table:table-cell table:formula="of:=[.A1170]/1000/(60*60*24)" office:value-type="time" office:time-value="PT05H11M27.384S" calcext:value-type="time">
            <text:p>05:11:27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633.38" calcext:value-type="float">
            <text:p>633.38</text:p>
          </table:table-cell>
          <table:table-cell office:value-type="float" office:value="768.77" calcext:value-type="float">
            <text:p>768.77</text:p>
          </table:table-cell>
        </table:table-row>
        <table:table-row table:style-name="ro1">
          <table:table-cell office:value-type="float" office:value="18703384" calcext:value-type="float">
            <text:p>18703384</text:p>
          </table:table-cell>
          <table:table-cell table:formula="of:=[.A1171]/1000/(60*60*24)" office:value-type="time" office:time-value="PT05H11M43.384S" calcext:value-type="time">
            <text:p>05:11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6" calcext:value-type="float">
            <text:p>141.6</text:p>
          </table:table-cell>
          <table:table-cell office:value-type="float" office:value="633.91" calcext:value-type="float">
            <text:p>633.91</text:p>
          </table:table-cell>
          <table:table-cell office:value-type="float" office:value="769.4" calcext:value-type="float">
            <text:p>769.4</text:p>
          </table:table-cell>
        </table:table-row>
        <table:table-row table:style-name="ro1">
          <table:table-cell office:value-type="float" office:value="18719384" calcext:value-type="float">
            <text:p>18719384</text:p>
          </table:table-cell>
          <table:table-cell table:formula="of:=[.A1172]/1000/(60*60*24)" office:value-type="time" office:time-value="PT05H11M59.384S" calcext:value-type="time">
            <text:p>05:11:59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34.44" calcext:value-type="float">
            <text:p>634.44</text:p>
          </table:table-cell>
          <table:table-cell office:value-type="float" office:value="770.02" calcext:value-type="float">
            <text:p>770.02</text:p>
          </table:table-cell>
        </table:table-row>
        <table:table-row table:style-name="ro1">
          <table:table-cell office:value-type="float" office:value="18735384" calcext:value-type="float">
            <text:p>18735384</text:p>
          </table:table-cell>
          <table:table-cell table:formula="of:=[.A1173]/1000/(60*60*24)" office:value-type="time" office:time-value="PT05H12M15.384S" calcext:value-type="time">
            <text:p>05:12:15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34.97" calcext:value-type="float">
            <text:p>634.97</text:p>
          </table:table-cell>
          <table:table-cell office:value-type="float" office:value="770.65" calcext:value-type="float">
            <text:p>770.65</text:p>
          </table:table-cell>
        </table:table-row>
        <table:table-row table:style-name="ro1">
          <table:table-cell office:value-type="float" office:value="18751384" calcext:value-type="float">
            <text:p>18751384</text:p>
          </table:table-cell>
          <table:table-cell table:formula="of:=[.A1174]/1000/(60*60*24)" office:value-type="time" office:time-value="PT05H12M31.384S" calcext:value-type="time">
            <text:p>05:12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6" calcext:value-type="float">
            <text:p>141.6</text:p>
          </table:table-cell>
          <table:table-cell office:value-type="float" office:value="635.5" calcext:value-type="float">
            <text:p>635.5</text:p>
          </table:table-cell>
          <table:table-cell office:value-type="float" office:value="771.28" calcext:value-type="float">
            <text:p>771.28</text:p>
          </table:table-cell>
        </table:table-row>
        <table:table-row table:style-name="ro1">
          <table:table-cell office:value-type="float" office:value="18767384" calcext:value-type="float">
            <text:p>18767384</text:p>
          </table:table-cell>
          <table:table-cell table:formula="of:=[.A1175]/1000/(60*60*24)" office:value-type="time" office:time-value="PT05H12M47.384S" calcext:value-type="time">
            <text:p>05:12:47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36.02" calcext:value-type="float">
            <text:p>636.02</text:p>
          </table:table-cell>
          <table:table-cell office:value-type="float" office:value="771.91" calcext:value-type="float">
            <text:p>771.91</text:p>
          </table:table-cell>
        </table:table-row>
        <table:table-row table:style-name="ro1">
          <table:table-cell office:value-type="float" office:value="18783384" calcext:value-type="float">
            <text:p>18783384</text:p>
          </table:table-cell>
          <table:table-cell table:formula="of:=[.A1176]/1000/(60*60*24)" office:value-type="time" office:time-value="PT05H13M03.384S" calcext:value-type="time">
            <text:p>05:13:03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36.55" calcext:value-type="float">
            <text:p>636.55</text:p>
          </table:table-cell>
          <table:table-cell office:value-type="float" office:value="772.53" calcext:value-type="float">
            <text:p>772.53</text:p>
          </table:table-cell>
        </table:table-row>
        <table:table-row table:style-name="ro1">
          <table:table-cell office:value-type="float" office:value="18799384" calcext:value-type="float">
            <text:p>18799384</text:p>
          </table:table-cell>
          <table:table-cell table:formula="of:=[.A1177]/1000/(60*60*24)" office:value-type="time" office:time-value="PT05H13M19.384S" calcext:value-type="time">
            <text:p>05:13:19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37.08" calcext:value-type="float">
            <text:p>637.08</text:p>
          </table:table-cell>
          <table:table-cell office:value-type="float" office:value="773.16" calcext:value-type="float">
            <text:p>773.16</text:p>
          </table:table-cell>
        </table:table-row>
        <table:table-row table:style-name="ro1">
          <table:table-cell office:value-type="float" office:value="18815384" calcext:value-type="float">
            <text:p>18815384</text:p>
          </table:table-cell>
          <table:table-cell table:formula="of:=[.A1178]/1000/(60*60*24)" office:value-type="time" office:time-value="PT05H13M35.384S" calcext:value-type="time">
            <text:p>05:13:35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37.61" calcext:value-type="float">
            <text:p>637.61</text:p>
          </table:table-cell>
          <table:table-cell office:value-type="float" office:value="773.79" calcext:value-type="float">
            <text:p>773.79</text:p>
          </table:table-cell>
        </table:table-row>
        <table:table-row table:style-name="ro1">
          <table:table-cell office:value-type="float" office:value="18831384" calcext:value-type="float">
            <text:p>18831384</text:p>
          </table:table-cell>
          <table:table-cell table:formula="of:=[.A1179]/1000/(60*60*24)" office:value-type="time" office:time-value="PT05H13M51.384S" calcext:value-type="time">
            <text:p>05:13:51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38.14" calcext:value-type="float">
            <text:p>638.14</text:p>
          </table:table-cell>
          <table:table-cell office:value-type="float" office:value="774.42" calcext:value-type="float">
            <text:p>774.42</text:p>
          </table:table-cell>
        </table:table-row>
        <table:table-row table:style-name="ro1">
          <table:table-cell office:value-type="float" office:value="18847384" calcext:value-type="float">
            <text:p>18847384</text:p>
          </table:table-cell>
          <table:table-cell table:formula="of:=[.A1180]/1000/(60*60*24)" office:value-type="time" office:time-value="PT05H14M07.384S" calcext:value-type="time">
            <text:p>05:14:07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38.67" calcext:value-type="float">
            <text:p>638.67</text:p>
          </table:table-cell>
          <table:table-cell office:value-type="float" office:value="775.04" calcext:value-type="float">
            <text:p>775.04</text:p>
          </table:table-cell>
        </table:table-row>
        <table:table-row table:style-name="ro1">
          <table:table-cell office:value-type="float" office:value="18863384" calcext:value-type="float">
            <text:p>18863384</text:p>
          </table:table-cell>
          <table:table-cell table:formula="of:=[.A1181]/1000/(60*60*24)" office:value-type="time" office:time-value="PT05H14M23.384S" calcext:value-type="time">
            <text:p>05:14:23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39.2" calcext:value-type="float">
            <text:p>639.2</text:p>
          </table:table-cell>
          <table:table-cell office:value-type="float" office:value="775.67" calcext:value-type="float">
            <text:p>775.67</text:p>
          </table:table-cell>
        </table:table-row>
        <table:table-row table:style-name="ro1">
          <table:table-cell office:value-type="float" office:value="18879384" calcext:value-type="float">
            <text:p>18879384</text:p>
          </table:table-cell>
          <table:table-cell table:formula="of:=[.A1182]/1000/(60*60*24)" office:value-type="time" office:time-value="PT05H14M39.384S" calcext:value-type="time">
            <text:p>05:14:39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39.73" calcext:value-type="float">
            <text:p>639.73</text:p>
          </table:table-cell>
          <table:table-cell office:value-type="float" office:value="776.3" calcext:value-type="float">
            <text:p>776.3</text:p>
          </table:table-cell>
        </table:table-row>
        <table:table-row table:style-name="ro1">
          <table:table-cell office:value-type="float" office:value="18895384" calcext:value-type="float">
            <text:p>18895384</text:p>
          </table:table-cell>
          <table:table-cell table:formula="of:=[.A1183]/1000/(60*60*24)" office:value-type="time" office:time-value="PT05H14M55.384S" calcext:value-type="time">
            <text:p>05:14:55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40.26" calcext:value-type="float">
            <text:p>640.26</text:p>
          </table:table-cell>
          <table:table-cell office:value-type="float" office:value="776.92" calcext:value-type="float">
            <text:p>776.92</text:p>
          </table:table-cell>
        </table:table-row>
        <table:table-row table:style-name="ro1">
          <table:table-cell office:value-type="float" office:value="18911384" calcext:value-type="float">
            <text:p>18911384</text:p>
          </table:table-cell>
          <table:table-cell table:formula="of:=[.A1184]/1000/(60*60*24)" office:value-type="time" office:time-value="PT05H15M11.384S" calcext:value-type="time">
            <text:p>05:15:11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40.79" calcext:value-type="float">
            <text:p>640.79</text:p>
          </table:table-cell>
          <table:table-cell office:value-type="float" office:value="777.55" calcext:value-type="float">
            <text:p>777.55</text:p>
          </table:table-cell>
        </table:table-row>
        <table:table-row table:style-name="ro1">
          <table:table-cell office:value-type="float" office:value="18927384" calcext:value-type="float">
            <text:p>18927384</text:p>
          </table:table-cell>
          <table:table-cell table:formula="of:=[.A1185]/1000/(60*60*24)" office:value-type="time" office:time-value="PT05H15M27.384S" calcext:value-type="time">
            <text:p>05:15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1" calcext:value-type="float">
            <text:p>119.1</text:p>
          </table:table-cell>
          <table:table-cell office:value-type="float" office:value="141.48" calcext:value-type="float">
            <text:p>141.48</text:p>
          </table:table-cell>
          <table:table-cell office:value-type="float" office:value="641.32" calcext:value-type="float">
            <text:p>641.32</text:p>
          </table:table-cell>
          <table:table-cell office:value-type="float" office:value="778.18" calcext:value-type="float">
            <text:p>778.18</text:p>
          </table:table-cell>
        </table:table-row>
        <table:table-row table:style-name="ro1">
          <table:table-cell office:value-type="float" office:value="18943383" calcext:value-type="float">
            <text:p>18943383</text:p>
          </table:table-cell>
          <table:table-cell table:formula="of:=[.A1186]/1000/(60*60*24)" office:value-type="time" office:time-value="PT05H15M43.383S" calcext:value-type="time">
            <text:p>05:15:43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41.85" calcext:value-type="float">
            <text:p>641.85</text:p>
          </table:table-cell>
          <table:table-cell office:value-type="float" office:value="778.8" calcext:value-type="float">
            <text:p>778.8</text:p>
          </table:table-cell>
        </table:table-row>
        <table:table-row table:style-name="ro1">
          <table:table-cell office:value-type="float" office:value="18959384" calcext:value-type="float">
            <text:p>18959384</text:p>
          </table:table-cell>
          <table:table-cell table:formula="of:=[.A1187]/1000/(60*60*24)" office:value-type="time" office:time-value="PT05H15M59.384S" calcext:value-type="time">
            <text:p>05:15:59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42.38" calcext:value-type="float">
            <text:p>642.38</text:p>
          </table:table-cell>
          <table:table-cell office:value-type="float" office:value="779.43" calcext:value-type="float">
            <text:p>779.43</text:p>
          </table:table-cell>
        </table:table-row>
        <table:table-row table:style-name="ro1">
          <table:table-cell office:value-type="float" office:value="18975384" calcext:value-type="float">
            <text:p>18975384</text:p>
          </table:table-cell>
          <table:table-cell table:formula="of:=[.A1188]/1000/(60*60*24)" office:value-type="time" office:time-value="PT05H16M15.384S" calcext:value-type="time">
            <text:p>05:16:15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42.91" calcext:value-type="float">
            <text:p>642.91</text:p>
          </table:table-cell>
          <table:table-cell office:value-type="float" office:value="780.06" calcext:value-type="float">
            <text:p>780.06</text:p>
          </table:table-cell>
        </table:table-row>
        <table:table-row table:style-name="ro1">
          <table:table-cell office:value-type="float" office:value="18991384" calcext:value-type="float">
            <text:p>18991384</text:p>
          </table:table-cell>
          <table:table-cell table:formula="of:=[.A1189]/1000/(60*60*24)" office:value-type="time" office:time-value="PT05H16M31.384S" calcext:value-type="time">
            <text:p>05:16:31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43.43" calcext:value-type="float">
            <text:p>643.43</text:p>
          </table:table-cell>
          <table:table-cell office:value-type="float" office:value="780.68" calcext:value-type="float">
            <text:p>780.68</text:p>
          </table:table-cell>
        </table:table-row>
        <table:table-row table:style-name="ro1">
          <table:table-cell office:value-type="float" office:value="19007384" calcext:value-type="float">
            <text:p>19007384</text:p>
          </table:table-cell>
          <table:table-cell table:formula="of:=[.A1190]/1000/(60*60*24)" office:value-type="time" office:time-value="PT05H16M47.384S" calcext:value-type="time">
            <text:p>05:16:47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43.96" calcext:value-type="float">
            <text:p>643.96</text:p>
          </table:table-cell>
          <table:table-cell office:value-type="float" office:value="781.31" calcext:value-type="float">
            <text:p>781.31</text:p>
          </table:table-cell>
        </table:table-row>
        <table:table-row table:style-name="ro1">
          <table:table-cell office:value-type="float" office:value="19023384" calcext:value-type="float">
            <text:p>19023384</text:p>
          </table:table-cell>
          <table:table-cell table:formula="of:=[.A1191]/1000/(60*60*24)" office:value-type="time" office:time-value="PT05H17M03.384S" calcext:value-type="time">
            <text:p>05:17:03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9" calcext:value-type="float">
            <text:p>140.89</text:p>
          </table:table-cell>
          <table:table-cell office:value-type="float" office:value="644.49" calcext:value-type="float">
            <text:p>644.49</text:p>
          </table:table-cell>
          <table:table-cell office:value-type="float" office:value="781.94" calcext:value-type="float">
            <text:p>781.94</text:p>
          </table:table-cell>
        </table:table-row>
        <table:table-row table:style-name="ro1">
          <table:table-cell office:value-type="float" office:value="19039384" calcext:value-type="float">
            <text:p>19039384</text:p>
          </table:table-cell>
          <table:table-cell table:formula="of:=[.A1192]/1000/(60*60*24)" office:value-type="time" office:time-value="PT05H17M19.384S" calcext:value-type="time">
            <text:p>05:17:19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45.02" calcext:value-type="float">
            <text:p>645.02</text:p>
          </table:table-cell>
          <table:table-cell office:value-type="float" office:value="782.56" calcext:value-type="float">
            <text:p>782.56</text:p>
          </table:table-cell>
        </table:table-row>
        <table:table-row table:style-name="ro1">
          <table:table-cell office:value-type="float" office:value="19055384" calcext:value-type="float">
            <text:p>19055384</text:p>
          </table:table-cell>
          <table:table-cell table:formula="of:=[.A1193]/1000/(60*60*24)" office:value-type="time" office:time-value="PT05H17M35.384S" calcext:value-type="time">
            <text:p>05:17:35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9" calcext:value-type="float">
            <text:p>140.89</text:p>
          </table:table-cell>
          <table:table-cell office:value-type="float" office:value="645.55" calcext:value-type="float">
            <text:p>645.55</text:p>
          </table:table-cell>
          <table:table-cell office:value-type="float" office:value="783.19" calcext:value-type="float">
            <text:p>783.19</text:p>
          </table:table-cell>
        </table:table-row>
        <table:table-row table:style-name="ro1">
          <table:table-cell office:value-type="float" office:value="19071384" calcext:value-type="float">
            <text:p>19071384</text:p>
          </table:table-cell>
          <table:table-cell table:formula="of:=[.A1194]/1000/(60*60*24)" office:value-type="time" office:time-value="PT05H17M51.384S" calcext:value-type="time">
            <text:p>05:17:51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46.08" calcext:value-type="float">
            <text:p>646.08</text:p>
          </table:table-cell>
          <table:table-cell office:value-type="float" office:value="783.82" calcext:value-type="float">
            <text:p>783.82</text:p>
          </table:table-cell>
        </table:table-row>
        <table:table-row table:style-name="ro1">
          <table:table-cell office:value-type="float" office:value="19087384" calcext:value-type="float">
            <text:p>19087384</text:p>
          </table:table-cell>
          <table:table-cell table:formula="of:=[.A1195]/1000/(60*60*24)" office:value-type="time" office:time-value="PT05H18M07.384S" calcext:value-type="time">
            <text:p>05:18:07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46.61" calcext:value-type="float">
            <text:p>646.61</text:p>
          </table:table-cell>
          <table:table-cell office:value-type="float" office:value="784.44" calcext:value-type="float">
            <text:p>784.44</text:p>
          </table:table-cell>
        </table:table-row>
        <table:table-row table:style-name="ro1">
          <table:table-cell office:value-type="float" office:value="19103384" calcext:value-type="float">
            <text:p>19103384</text:p>
          </table:table-cell>
          <table:table-cell table:formula="of:=[.A1196]/1000/(60*60*24)" office:value-type="time" office:time-value="PT05H18M23.384S" calcext:value-type="time">
            <text:p>05:18:23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9" calcext:value-type="float">
            <text:p>140.89</text:p>
          </table:table-cell>
          <table:table-cell office:value-type="float" office:value="647.14" calcext:value-type="float">
            <text:p>647.14</text:p>
          </table:table-cell>
          <table:table-cell office:value-type="float" office:value="785.07" calcext:value-type="float">
            <text:p>785.07</text:p>
          </table:table-cell>
        </table:table-row>
        <table:table-row table:style-name="ro1">
          <table:table-cell office:value-type="float" office:value="19119384" calcext:value-type="float">
            <text:p>19119384</text:p>
          </table:table-cell>
          <table:table-cell table:formula="of:=[.A1197]/1000/(60*60*24)" office:value-type="time" office:time-value="PT05H18M39.384S" calcext:value-type="time">
            <text:p>05:18:39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47.67" calcext:value-type="float">
            <text:p>647.67</text:p>
          </table:table-cell>
          <table:table-cell office:value-type="float" office:value="785.7" calcext:value-type="float">
            <text:p>785.7</text:p>
          </table:table-cell>
        </table:table-row>
        <table:table-row table:style-name="ro1">
          <table:table-cell office:value-type="float" office:value="19135384" calcext:value-type="float">
            <text:p>19135384</text:p>
          </table:table-cell>
          <table:table-cell table:formula="of:=[.A1198]/1000/(60*60*24)" office:value-type="time" office:time-value="PT05H18M55.384S" calcext:value-type="time">
            <text:p>05:18:55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48.2" calcext:value-type="float">
            <text:p>648.2</text:p>
          </table:table-cell>
          <table:table-cell office:value-type="float" office:value="786.32" calcext:value-type="float">
            <text:p>786.32</text:p>
          </table:table-cell>
        </table:table-row>
        <table:table-row table:style-name="ro1">
          <table:table-cell office:value-type="float" office:value="19151384" calcext:value-type="float">
            <text:p>19151384</text:p>
          </table:table-cell>
          <table:table-cell table:formula="of:=[.A1199]/1000/(60*60*24)" office:value-type="time" office:time-value="PT05H19M11.384S" calcext:value-type="time">
            <text:p>05:19:11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48.73" calcext:value-type="float">
            <text:p>648.73</text:p>
          </table:table-cell>
          <table:table-cell office:value-type="float" office:value="786.95" calcext:value-type="float">
            <text:p>786.95</text:p>
          </table:table-cell>
        </table:table-row>
        <table:table-row table:style-name="ro1">
          <table:table-cell office:value-type="float" office:value="19167384" calcext:value-type="float">
            <text:p>19167384</text:p>
          </table:table-cell>
          <table:table-cell table:formula="of:=[.A1200]/1000/(60*60*24)" office:value-type="time" office:time-value="PT05H19M27.384S" calcext:value-type="time">
            <text:p>05:19:27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49.26" calcext:value-type="float">
            <text:p>649.26</text:p>
          </table:table-cell>
          <table:table-cell office:value-type="float" office:value="787.57" calcext:value-type="float">
            <text:p>787.57</text:p>
          </table:table-cell>
        </table:table-row>
        <table:table-row table:style-name="ro1">
          <table:table-cell office:value-type="float" office:value="19183383" calcext:value-type="float">
            <text:p>19183383</text:p>
          </table:table-cell>
          <table:table-cell table:formula="of:=[.A1201]/1000/(60*60*24)" office:value-type="time" office:time-value="PT05H19M43.383S" calcext:value-type="time">
            <text:p>05:19:43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49.78" calcext:value-type="float">
            <text:p>649.78</text:p>
          </table:table-cell>
          <table:table-cell office:value-type="float" office:value="788.2" calcext:value-type="float">
            <text:p>788.2</text:p>
          </table:table-cell>
        </table:table-row>
        <table:table-row table:style-name="ro1">
          <table:table-cell office:value-type="float" office:value="19199384" calcext:value-type="float">
            <text:p>19199384</text:p>
          </table:table-cell>
          <table:table-cell table:formula="of:=[.A1202]/1000/(60*60*24)" office:value-type="time" office:time-value="PT05H19M59.384S" calcext:value-type="time">
            <text:p>05:19:59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50.31" calcext:value-type="float">
            <text:p>650.31</text:p>
          </table:table-cell>
          <table:table-cell office:value-type="float" office:value="788.82" calcext:value-type="float">
            <text:p>788.82</text:p>
          </table:table-cell>
        </table:table-row>
        <table:table-row table:style-name="ro1">
          <table:table-cell office:value-type="float" office:value="19215384" calcext:value-type="float">
            <text:p>19215384</text:p>
          </table:table-cell>
          <table:table-cell table:formula="of:=[.A1203]/1000/(60*60*24)" office:value-type="time" office:time-value="PT05H20M15.384S" calcext:value-type="time">
            <text:p>05:20:15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50.84" calcext:value-type="float">
            <text:p>650.84</text:p>
          </table:table-cell>
          <table:table-cell office:value-type="float" office:value="789.45" calcext:value-type="float">
            <text:p>789.45</text:p>
          </table:table-cell>
        </table:table-row>
        <table:table-row table:style-name="ro1">
          <table:table-cell office:value-type="float" office:value="19231384" calcext:value-type="float">
            <text:p>19231384</text:p>
          </table:table-cell>
          <table:table-cell table:formula="of:=[.A1204]/1000/(60*60*24)" office:value-type="time" office:time-value="PT05H20M31.384S" calcext:value-type="time">
            <text:p>05:20:31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51.37" calcext:value-type="float">
            <text:p>651.37</text:p>
          </table:table-cell>
          <table:table-cell office:value-type="float" office:value="790.08" calcext:value-type="float">
            <text:p>790.08</text:p>
          </table:table-cell>
        </table:table-row>
        <table:table-row table:style-name="ro1">
          <table:table-cell office:value-type="float" office:value="19247384" calcext:value-type="float">
            <text:p>19247384</text:p>
          </table:table-cell>
          <table:table-cell table:formula="of:=[.A1205]/1000/(60*60*24)" office:value-type="time" office:time-value="PT05H20M47.384S" calcext:value-type="time">
            <text:p>05:20:47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651.9" calcext:value-type="float">
            <text:p>651.9</text:p>
          </table:table-cell>
          <table:table-cell office:value-type="float" office:value="790.7" calcext:value-type="float">
            <text:p>790.7</text:p>
          </table:table-cell>
        </table:table-row>
        <table:table-row table:style-name="ro1">
          <table:table-cell office:value-type="float" office:value="19263384" calcext:value-type="float">
            <text:p>19263384</text:p>
          </table:table-cell>
          <table:table-cell table:formula="of:=[.A1206]/1000/(60*60*24)" office:value-type="time" office:time-value="PT05H21M03.384S" calcext:value-type="time">
            <text:p>05:21:03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7" calcext:value-type="float">
            <text:p>140.77</text:p>
          </table:table-cell>
          <table:table-cell office:value-type="float" office:value="652.43" calcext:value-type="float">
            <text:p>652.43</text:p>
          </table:table-cell>
          <table:table-cell office:value-type="float" office:value="791.33" calcext:value-type="float">
            <text:p>791.33</text:p>
          </table:table-cell>
        </table:table-row>
        <table:table-row table:style-name="ro1">
          <table:table-cell office:value-type="float" office:value="19279384" calcext:value-type="float">
            <text:p>19279384</text:p>
          </table:table-cell>
          <table:table-cell table:formula="of:=[.A1207]/1000/(60*60*24)" office:value-type="time" office:time-value="PT05H21M19.384S" calcext:value-type="time">
            <text:p>05:21:19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7" calcext:value-type="float">
            <text:p>140.77</text:p>
          </table:table-cell>
          <table:table-cell office:value-type="float" office:value="652.96" calcext:value-type="float">
            <text:p>652.96</text:p>
          </table:table-cell>
          <table:table-cell office:value-type="float" office:value="791.95" calcext:value-type="float">
            <text:p>791.95</text:p>
          </table:table-cell>
        </table:table-row>
        <table:table-row table:style-name="ro1">
          <table:table-cell office:value-type="float" office:value="19295384" calcext:value-type="float">
            <text:p>19295384</text:p>
          </table:table-cell>
          <table:table-cell table:formula="of:=[.A1208]/1000/(60*60*24)" office:value-type="time" office:time-value="PT05H21M35.384S" calcext:value-type="time">
            <text:p>05:21:35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653.49" calcext:value-type="float">
            <text:p>653.49</text:p>
          </table:table-cell>
          <table:table-cell office:value-type="float" office:value="792.58" calcext:value-type="float">
            <text:p>792.58</text:p>
          </table:table-cell>
        </table:table-row>
        <table:table-row table:style-name="ro1">
          <table:table-cell office:value-type="float" office:value="19311384" calcext:value-type="float">
            <text:p>19311384</text:p>
          </table:table-cell>
          <table:table-cell table:formula="of:=[.A1209]/1000/(60*60*24)" office:value-type="time" office:time-value="PT05H21M51.384S" calcext:value-type="time">
            <text:p>05:21:51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654.02" calcext:value-type="float">
            <text:p>654.02</text:p>
          </table:table-cell>
          <table:table-cell office:value-type="float" office:value="793.2" calcext:value-type="float">
            <text:p>793.2</text:p>
          </table:table-cell>
        </table:table-row>
        <table:table-row table:style-name="ro1">
          <table:table-cell office:value-type="float" office:value="19327383" calcext:value-type="float">
            <text:p>19327383</text:p>
          </table:table-cell>
          <table:table-cell table:formula="of:=[.A1210]/1000/(60*60*24)" office:value-type="time" office:time-value="PT05H22M07.383S" calcext:value-type="time">
            <text:p>05:22:07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654.54" calcext:value-type="float">
            <text:p>654.54</text:p>
          </table:table-cell>
          <table:table-cell office:value-type="float" office:value="793.83" calcext:value-type="float">
            <text:p>793.83</text:p>
          </table:table-cell>
        </table:table-row>
        <table:table-row table:style-name="ro1">
          <table:table-cell office:value-type="float" office:value="19343384" calcext:value-type="float">
            <text:p>19343384</text:p>
          </table:table-cell>
          <table:table-cell table:formula="of:=[.A1211]/1000/(60*60*24)" office:value-type="time" office:time-value="PT05H22M23.384S" calcext:value-type="time">
            <text:p>05:22:23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655.07" calcext:value-type="float">
            <text:p>655.07</text:p>
          </table:table-cell>
          <table:table-cell office:value-type="float" office:value="794.45" calcext:value-type="float">
            <text:p>794.45</text:p>
          </table:table-cell>
        </table:table-row>
        <table:table-row table:style-name="ro1">
          <table:table-cell office:value-type="float" office:value="19359384" calcext:value-type="float">
            <text:p>19359384</text:p>
          </table:table-cell>
          <table:table-cell table:formula="of:=[.A1212]/1000/(60*60*24)" office:value-type="time" office:time-value="PT05H22M39.384S" calcext:value-type="time">
            <text:p>05:22:39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655.6" calcext:value-type="float">
            <text:p>655.6</text:p>
          </table:table-cell>
          <table:table-cell office:value-type="float" office:value="795.08" calcext:value-type="float">
            <text:p>795.08</text:p>
          </table:table-cell>
        </table:table-row>
        <table:table-row table:style-name="ro1">
          <table:table-cell office:value-type="float" office:value="19375384" calcext:value-type="float">
            <text:p>19375384</text:p>
          </table:table-cell>
          <table:table-cell table:formula="of:=[.A1213]/1000/(60*60*24)" office:value-type="time" office:time-value="PT05H22M55.384S" calcext:value-type="time">
            <text:p>05:22:55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656.13" calcext:value-type="float">
            <text:p>656.13</text:p>
          </table:table-cell>
          <table:table-cell office:value-type="float" office:value="795.7" calcext:value-type="float">
            <text:p>795.7</text:p>
          </table:table-cell>
        </table:table-row>
        <table:table-row table:style-name="ro1">
          <table:table-cell office:value-type="float" office:value="19391384" calcext:value-type="float">
            <text:p>19391384</text:p>
          </table:table-cell>
          <table:table-cell table:formula="of:=[.A1214]/1000/(60*60*24)" office:value-type="time" office:time-value="PT05H23M11.384S" calcext:value-type="time">
            <text:p>05:23:11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656.66" calcext:value-type="float">
            <text:p>656.66</text:p>
          </table:table-cell>
          <table:table-cell office:value-type="float" office:value="796.33" calcext:value-type="float">
            <text:p>796.33</text:p>
          </table:table-cell>
        </table:table-row>
        <table:table-row table:style-name="ro1">
          <table:table-cell office:value-type="float" office:value="19407383" calcext:value-type="float">
            <text:p>19407383</text:p>
          </table:table-cell>
          <table:table-cell table:formula="of:=[.A1215]/1000/(60*60*24)" office:value-type="time" office:time-value="PT05H23M27.383S" calcext:value-type="time">
            <text:p>05:23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657.19" calcext:value-type="float">
            <text:p>657.19</text:p>
          </table:table-cell>
          <table:table-cell office:value-type="float" office:value="796.95" calcext:value-type="float">
            <text:p>796.95</text:p>
          </table:table-cell>
        </table:table-row>
        <table:table-row table:style-name="ro1">
          <table:table-cell office:value-type="float" office:value="19423384" calcext:value-type="float">
            <text:p>19423384</text:p>
          </table:table-cell>
          <table:table-cell table:formula="of:=[.A1216]/1000/(60*60*24)" office:value-type="time" office:time-value="PT05H23M43.384S" calcext:value-type="time">
            <text:p>05:23:43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657.71" calcext:value-type="float">
            <text:p>657.71</text:p>
          </table:table-cell>
          <table:table-cell office:value-type="float" office:value="797.58" calcext:value-type="float">
            <text:p>797.58</text:p>
          </table:table-cell>
        </table:table-row>
        <table:table-row table:style-name="ro1">
          <table:table-cell office:value-type="float" office:value="19439384" calcext:value-type="float">
            <text:p>19439384</text:p>
          </table:table-cell>
          <table:table-cell table:formula="of:=[.A1217]/1000/(60*60*24)" office:value-type="time" office:time-value="PT05H23M59.384S" calcext:value-type="time">
            <text:p>05:23:59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58.24" calcext:value-type="float">
            <text:p>658.24</text:p>
          </table:table-cell>
          <table:table-cell office:value-type="float" office:value="798.2" calcext:value-type="float">
            <text:p>798.2</text:p>
          </table:table-cell>
        </table:table-row>
        <table:table-row table:style-name="ro1">
          <table:table-cell office:value-type="float" office:value="19455384" calcext:value-type="float">
            <text:p>19455384</text:p>
          </table:table-cell>
          <table:table-cell table:formula="of:=[.A1218]/1000/(60*60*24)" office:value-type="time" office:time-value="PT05H24M15.384S" calcext:value-type="time">
            <text:p>05:24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58.77" calcext:value-type="float">
            <text:p>658.77</text:p>
          </table:table-cell>
          <table:table-cell office:value-type="float" office:value="798.83" calcext:value-type="float">
            <text:p>798.83</text:p>
          </table:table-cell>
        </table:table-row>
        <table:table-row table:style-name="ro1">
          <table:table-cell office:value-type="float" office:value="19471384" calcext:value-type="float">
            <text:p>19471384</text:p>
          </table:table-cell>
          <table:table-cell table:formula="of:=[.A1219]/1000/(60*60*24)" office:value-type="time" office:time-value="PT05H24M31.384S" calcext:value-type="time">
            <text:p>05:24:31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59.3" calcext:value-type="float">
            <text:p>659.3</text:p>
          </table:table-cell>
          <table:table-cell office:value-type="float" office:value="799.45" calcext:value-type="float">
            <text:p>799.45</text:p>
          </table:table-cell>
        </table:table-row>
        <table:table-row table:style-name="ro1">
          <table:table-cell office:value-type="float" office:value="19487384" calcext:value-type="float">
            <text:p>19487384</text:p>
          </table:table-cell>
          <table:table-cell table:formula="of:=[.A1220]/1000/(60*60*24)" office:value-type="time" office:time-value="PT05H24M47.384S" calcext:value-type="time">
            <text:p>05:24:47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659.83" calcext:value-type="float">
            <text:p>659.83</text:p>
          </table:table-cell>
          <table:table-cell office:value-type="float" office:value="800.07" calcext:value-type="float">
            <text:p>800.07</text:p>
          </table:table-cell>
        </table:table-row>
        <table:table-row table:style-name="ro1">
          <table:table-cell office:value-type="float" office:value="19503384" calcext:value-type="float">
            <text:p>19503384</text:p>
          </table:table-cell>
          <table:table-cell table:formula="of:=[.A1221]/1000/(60*60*24)" office:value-type="time" office:time-value="PT05H25M03.384S" calcext:value-type="time">
            <text:p>05:25:03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60.36" calcext:value-type="float">
            <text:p>660.36</text:p>
          </table:table-cell>
          <table:table-cell office:value-type="float" office:value="800.7" calcext:value-type="float">
            <text:p>800.7</text:p>
          </table:table-cell>
        </table:table-row>
        <table:table-row table:style-name="ro1">
          <table:table-cell office:value-type="float" office:value="19519384" calcext:value-type="float">
            <text:p>19519384</text:p>
          </table:table-cell>
          <table:table-cell table:formula="of:=[.A1222]/1000/(60*60*24)" office:value-type="time" office:time-value="PT05H25M19.384S" calcext:value-type="time">
            <text:p>05:25:19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60.88" calcext:value-type="float">
            <text:p>660.88</text:p>
          </table:table-cell>
          <table:table-cell office:value-type="float" office:value="801.32" calcext:value-type="float">
            <text:p>801.32</text:p>
          </table:table-cell>
        </table:table-row>
        <table:table-row table:style-name="ro1">
          <table:table-cell office:value-type="float" office:value="19535384" calcext:value-type="float">
            <text:p>19535384</text:p>
          </table:table-cell>
          <table:table-cell table:formula="of:=[.A1223]/1000/(60*60*24)" office:value-type="time" office:time-value="PT05H25M35.384S" calcext:value-type="time">
            <text:p>05:25:35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61.41" calcext:value-type="float">
            <text:p>661.41</text:p>
          </table:table-cell>
          <table:table-cell office:value-type="float" office:value="801.95" calcext:value-type="float">
            <text:p>801.95</text:p>
          </table:table-cell>
        </table:table-row>
        <table:table-row table:style-name="ro1">
          <table:table-cell office:value-type="float" office:value="19551384" calcext:value-type="float">
            <text:p>19551384</text:p>
          </table:table-cell>
          <table:table-cell table:formula="of:=[.A1224]/1000/(60*60*24)" office:value-type="time" office:time-value="PT05H25M51.384S" calcext:value-type="time">
            <text:p>05:25:51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61.94" calcext:value-type="float">
            <text:p>661.94</text:p>
          </table:table-cell>
          <table:table-cell office:value-type="float" office:value="802.57" calcext:value-type="float">
            <text:p>802.57</text:p>
          </table:table-cell>
        </table:table-row>
        <table:table-row table:style-name="ro1">
          <table:table-cell office:value-type="float" office:value="19567384" calcext:value-type="float">
            <text:p>19567384</text:p>
          </table:table-cell>
          <table:table-cell table:formula="of:=[.A1225]/1000/(60*60*24)" office:value-type="time" office:time-value="PT05H26M07.384S" calcext:value-type="time">
            <text:p>05:26:07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62.47" calcext:value-type="float">
            <text:p>662.47</text:p>
          </table:table-cell>
          <table:table-cell office:value-type="float" office:value="803.19" calcext:value-type="float">
            <text:p>803.19</text:p>
          </table:table-cell>
        </table:table-row>
        <table:table-row table:style-name="ro1">
          <table:table-cell office:value-type="float" office:value="19583384" calcext:value-type="float">
            <text:p>19583384</text:p>
          </table:table-cell>
          <table:table-cell table:formula="of:=[.A1226]/1000/(60*60*24)" office:value-type="time" office:time-value="PT05H26M23.384S" calcext:value-type="time">
            <text:p>05:26:23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63" calcext:value-type="float">
            <text:p>663</text:p>
          </table:table-cell>
          <table:table-cell office:value-type="float" office:value="803.82" calcext:value-type="float">
            <text:p>803.82</text:p>
          </table:table-cell>
        </table:table-row>
        <table:table-row table:style-name="ro1">
          <table:table-cell office:value-type="float" office:value="19599384" calcext:value-type="float">
            <text:p>19599384</text:p>
          </table:table-cell>
          <table:table-cell table:formula="of:=[.A1227]/1000/(60*60*24)" office:value-type="time" office:time-value="PT05H26M39.384S" calcext:value-type="time">
            <text:p>05:26:39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63.53" calcext:value-type="float">
            <text:p>663.53</text:p>
          </table:table-cell>
          <table:table-cell office:value-type="float" office:value="804.44" calcext:value-type="float">
            <text:p>804.44</text:p>
          </table:table-cell>
        </table:table-row>
        <table:table-row table:style-name="ro1">
          <table:table-cell office:value-type="float" office:value="19615384" calcext:value-type="float">
            <text:p>19615384</text:p>
          </table:table-cell>
          <table:table-cell table:formula="of:=[.A1228]/1000/(60*60*24)" office:value-type="time" office:time-value="PT05H26M55.384S" calcext:value-type="time">
            <text:p>05:26:55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64.05" calcext:value-type="float">
            <text:p>664.05</text:p>
          </table:table-cell>
          <table:table-cell office:value-type="float" office:value="805.06" calcext:value-type="float">
            <text:p>805.06</text:p>
          </table:table-cell>
        </table:table-row>
        <table:table-row table:style-name="ro1">
          <table:table-cell office:value-type="float" office:value="19631384" calcext:value-type="float">
            <text:p>19631384</text:p>
          </table:table-cell>
          <table:table-cell table:formula="of:=[.A1229]/1000/(60*60*24)" office:value-type="time" office:time-value="PT05H27M11.384S" calcext:value-type="time">
            <text:p>05:27:11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64.58" calcext:value-type="float">
            <text:p>664.58</text:p>
          </table:table-cell>
          <table:table-cell office:value-type="float" office:value="805.68" calcext:value-type="float">
            <text:p>805.68</text:p>
          </table:table-cell>
        </table:table-row>
        <table:table-row table:style-name="ro1">
          <table:table-cell office:value-type="float" office:value="19647384" calcext:value-type="float">
            <text:p>19647384</text:p>
          </table:table-cell>
          <table:table-cell table:formula="of:=[.A1230]/1000/(60*60*24)" office:value-type="time" office:time-value="PT05H27M27.384S" calcext:value-type="time">
            <text:p>05:27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65.11" calcext:value-type="float">
            <text:p>665.11</text:p>
          </table:table-cell>
          <table:table-cell office:value-type="float" office:value="806.31" calcext:value-type="float">
            <text:p>806.31</text:p>
          </table:table-cell>
        </table:table-row>
        <table:table-row table:style-name="ro1">
          <table:table-cell office:value-type="float" office:value="19663384" calcext:value-type="float">
            <text:p>19663384</text:p>
          </table:table-cell>
          <table:table-cell table:formula="of:=[.A1231]/1000/(60*60*24)" office:value-type="time" office:time-value="PT05H27M43.384S" calcext:value-type="time">
            <text:p>05:27:43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65.64" calcext:value-type="float">
            <text:p>665.64</text:p>
          </table:table-cell>
          <table:table-cell office:value-type="float" office:value="806.93" calcext:value-type="float">
            <text:p>806.93</text:p>
          </table:table-cell>
        </table:table-row>
        <table:table-row table:style-name="ro1">
          <table:table-cell office:value-type="float" office:value="19679384" calcext:value-type="float">
            <text:p>19679384</text:p>
          </table:table-cell>
          <table:table-cell table:formula="of:=[.A1232]/1000/(60*60*24)" office:value-type="time" office:time-value="PT05H27M59.384S" calcext:value-type="time">
            <text:p>05:27:59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66.16" calcext:value-type="float">
            <text:p>666.16</text:p>
          </table:table-cell>
          <table:table-cell office:value-type="float" office:value="807.55" calcext:value-type="float">
            <text:p>807.55</text:p>
          </table:table-cell>
        </table:table-row>
        <table:table-row table:style-name="ro1">
          <table:table-cell office:value-type="float" office:value="19695384" calcext:value-type="float">
            <text:p>19695384</text:p>
          </table:table-cell>
          <table:table-cell table:formula="of:=[.A1233]/1000/(60*60*24)" office:value-type="time" office:time-value="PT05H28M15.384S" calcext:value-type="time">
            <text:p>05:28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66.69" calcext:value-type="float">
            <text:p>666.69</text:p>
          </table:table-cell>
          <table:table-cell office:value-type="float" office:value="808.17" calcext:value-type="float">
            <text:p>808.17</text:p>
          </table:table-cell>
        </table:table-row>
        <table:table-row table:style-name="ro1">
          <table:table-cell office:value-type="float" office:value="19711384" calcext:value-type="float">
            <text:p>19711384</text:p>
          </table:table-cell>
          <table:table-cell table:formula="of:=[.A1234]/1000/(60*60*24)" office:value-type="time" office:time-value="PT05H28M31.384S" calcext:value-type="time">
            <text:p>05:28:31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67.22" calcext:value-type="float">
            <text:p>667.22</text:p>
          </table:table-cell>
          <table:table-cell office:value-type="float" office:value="808.8" calcext:value-type="float">
            <text:p>808.8</text:p>
          </table:table-cell>
        </table:table-row>
        <table:table-row table:style-name="ro1">
          <table:table-cell office:value-type="float" office:value="19727384" calcext:value-type="float">
            <text:p>19727384</text:p>
          </table:table-cell>
          <table:table-cell table:formula="of:=[.A1235]/1000/(60*60*24)" office:value-type="time" office:time-value="PT05H28M47.384S" calcext:value-type="time">
            <text:p>05:28:47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67.75" calcext:value-type="float">
            <text:p>667.75</text:p>
          </table:table-cell>
          <table:table-cell office:value-type="float" office:value="809.42" calcext:value-type="float">
            <text:p>809.42</text:p>
          </table:table-cell>
        </table:table-row>
        <table:table-row table:style-name="ro1">
          <table:table-cell office:value-type="float" office:value="19743384" calcext:value-type="float">
            <text:p>19743384</text:p>
          </table:table-cell>
          <table:table-cell table:formula="of:=[.A1236]/1000/(60*60*24)" office:value-type="time" office:time-value="PT05H29M03.384S" calcext:value-type="time">
            <text:p>05:29:03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68.27" calcext:value-type="float">
            <text:p>668.27</text:p>
          </table:table-cell>
          <table:table-cell office:value-type="float" office:value="810.04" calcext:value-type="float">
            <text:p>810.04</text:p>
          </table:table-cell>
        </table:table-row>
        <table:table-row table:style-name="ro1">
          <table:table-cell office:value-type="float" office:value="19759384" calcext:value-type="float">
            <text:p>19759384</text:p>
          </table:table-cell>
          <table:table-cell table:formula="of:=[.A1237]/1000/(60*60*24)" office:value-type="time" office:time-value="PT05H29M19.384S" calcext:value-type="time">
            <text:p>05:29:19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68.8" calcext:value-type="float">
            <text:p>668.8</text:p>
          </table:table-cell>
          <table:table-cell office:value-type="float" office:value="810.66" calcext:value-type="float">
            <text:p>810.66</text:p>
          </table:table-cell>
        </table:table-row>
        <table:table-row table:style-name="ro1">
          <table:table-cell office:value-type="float" office:value="19775384" calcext:value-type="float">
            <text:p>19775384</text:p>
          </table:table-cell>
          <table:table-cell table:formula="of:=[.A1238]/1000/(60*60*24)" office:value-type="time" office:time-value="PT05H29M35.384S" calcext:value-type="time">
            <text:p>05:29:35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69.33" calcext:value-type="float">
            <text:p>669.33</text:p>
          </table:table-cell>
          <table:table-cell office:value-type="float" office:value="811.28" calcext:value-type="float">
            <text:p>811.28</text:p>
          </table:table-cell>
        </table:table-row>
        <table:table-row table:style-name="ro1">
          <table:table-cell office:value-type="float" office:value="19791384" calcext:value-type="float">
            <text:p>19791384</text:p>
          </table:table-cell>
          <table:table-cell table:formula="of:=[.A1239]/1000/(60*60*24)" office:value-type="time" office:time-value="PT05H29M51.384S" calcext:value-type="time">
            <text:p>05:29:51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69.86" calcext:value-type="float">
            <text:p>669.86</text:p>
          </table:table-cell>
          <table:table-cell office:value-type="float" office:value="811.91" calcext:value-type="float">
            <text:p>811.91</text:p>
          </table:table-cell>
        </table:table-row>
        <table:table-row table:style-name="ro1">
          <table:table-cell office:value-type="float" office:value="19807384" calcext:value-type="float">
            <text:p>19807384</text:p>
          </table:table-cell>
          <table:table-cell table:formula="of:=[.A1240]/1000/(60*60*24)" office:value-type="time" office:time-value="PT05H30M07.384S" calcext:value-type="time">
            <text:p>05:30:07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70.38" calcext:value-type="float">
            <text:p>670.38</text:p>
          </table:table-cell>
          <table:table-cell office:value-type="float" office:value="812.53" calcext:value-type="float">
            <text:p>812.53</text:p>
          </table:table-cell>
        </table:table-row>
        <table:table-row table:style-name="ro1">
          <table:table-cell office:value-type="float" office:value="19823384" calcext:value-type="float">
            <text:p>19823384</text:p>
          </table:table-cell>
          <table:table-cell table:formula="of:=[.A1241]/1000/(60*60*24)" office:value-type="time" office:time-value="PT05H30M23.384S" calcext:value-type="time">
            <text:p>05:30:23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70.91" calcext:value-type="float">
            <text:p>670.91</text:p>
          </table:table-cell>
          <table:table-cell office:value-type="float" office:value="813.15" calcext:value-type="float">
            <text:p>813.15</text:p>
          </table:table-cell>
        </table:table-row>
        <table:table-row table:style-name="ro1">
          <table:table-cell office:value-type="float" office:value="19839384" calcext:value-type="float">
            <text:p>19839384</text:p>
          </table:table-cell>
          <table:table-cell table:formula="of:=[.A1242]/1000/(60*60*24)" office:value-type="time" office:time-value="PT05H30M39.384S" calcext:value-type="time">
            <text:p>05:30:39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71.44" calcext:value-type="float">
            <text:p>671.44</text:p>
          </table:table-cell>
          <table:table-cell office:value-type="float" office:value="813.77" calcext:value-type="float">
            <text:p>813.77</text:p>
          </table:table-cell>
        </table:table-row>
        <table:table-row table:style-name="ro1">
          <table:table-cell office:value-type="float" office:value="19855384" calcext:value-type="float">
            <text:p>19855384</text:p>
          </table:table-cell>
          <table:table-cell table:formula="of:=[.A1243]/1000/(60*60*24)" office:value-type="time" office:time-value="PT05H30M55.384S" calcext:value-type="time">
            <text:p>05:30:55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71.97" calcext:value-type="float">
            <text:p>671.97</text:p>
          </table:table-cell>
          <table:table-cell office:value-type="float" office:value="814.4" calcext:value-type="float">
            <text:p>814.4</text:p>
          </table:table-cell>
        </table:table-row>
        <table:table-row table:style-name="ro1">
          <table:table-cell office:value-type="float" office:value="19871384" calcext:value-type="float">
            <text:p>19871384</text:p>
          </table:table-cell>
          <table:table-cell table:formula="of:=[.A1244]/1000/(60*60*24)" office:value-type="time" office:time-value="PT05H31M11.384S" calcext:value-type="time">
            <text:p>05:31:11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72.49" calcext:value-type="float">
            <text:p>672.49</text:p>
          </table:table-cell>
          <table:table-cell office:value-type="float" office:value="815.02" calcext:value-type="float">
            <text:p>815.02</text:p>
          </table:table-cell>
        </table:table-row>
        <table:table-row table:style-name="ro1">
          <table:table-cell office:value-type="float" office:value="19887384" calcext:value-type="float">
            <text:p>19887384</text:p>
          </table:table-cell>
          <table:table-cell table:formula="of:=[.A1245]/1000/(60*60*24)" office:value-type="time" office:time-value="PT05H31M27.384S" calcext:value-type="time">
            <text:p>05:31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73.02" calcext:value-type="float">
            <text:p>673.02</text:p>
          </table:table-cell>
          <table:table-cell office:value-type="float" office:value="815.64" calcext:value-type="float">
            <text:p>815.64</text:p>
          </table:table-cell>
        </table:table-row>
        <table:table-row table:style-name="ro1">
          <table:table-cell office:value-type="float" office:value="19903384" calcext:value-type="float">
            <text:p>19903384</text:p>
          </table:table-cell>
          <table:table-cell table:formula="of:=[.A1246]/1000/(60*60*24)" office:value-type="time" office:time-value="PT05H31M43.384S" calcext:value-type="time">
            <text:p>05:31:43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73.55" calcext:value-type="float">
            <text:p>673.55</text:p>
          </table:table-cell>
          <table:table-cell office:value-type="float" office:value="816.26" calcext:value-type="float">
            <text:p>816.26</text:p>
          </table:table-cell>
        </table:table-row>
        <table:table-row table:style-name="ro1">
          <table:table-cell office:value-type="float" office:value="19919384" calcext:value-type="float">
            <text:p>19919384</text:p>
          </table:table-cell>
          <table:table-cell table:formula="of:=[.A1247]/1000/(60*60*24)" office:value-type="time" office:time-value="PT05H31M59.384S" calcext:value-type="time">
            <text:p>05:31:59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74.07" calcext:value-type="float">
            <text:p>674.07</text:p>
          </table:table-cell>
          <table:table-cell office:value-type="float" office:value="816.88" calcext:value-type="float">
            <text:p>816.88</text:p>
          </table:table-cell>
        </table:table-row>
        <table:table-row table:style-name="ro1">
          <table:table-cell office:value-type="float" office:value="19935384" calcext:value-type="float">
            <text:p>19935384</text:p>
          </table:table-cell>
          <table:table-cell table:formula="of:=[.A1248]/1000/(60*60*24)" office:value-type="time" office:time-value="PT05H32M15.384S" calcext:value-type="time">
            <text:p>05:32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74.6" calcext:value-type="float">
            <text:p>674.6</text:p>
          </table:table-cell>
          <table:table-cell office:value-type="float" office:value="817.5" calcext:value-type="float">
            <text:p>817.5</text:p>
          </table:table-cell>
        </table:table-row>
        <table:table-row table:style-name="ro1">
          <table:table-cell office:value-type="float" office:value="19951384" calcext:value-type="float">
            <text:p>19951384</text:p>
          </table:table-cell>
          <table:table-cell table:formula="of:=[.A1249]/1000/(60*60*24)" office:value-type="time" office:time-value="PT05H32M31.384S" calcext:value-type="time">
            <text:p>05:32:31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75.13" calcext:value-type="float">
            <text:p>675.13</text:p>
          </table:table-cell>
          <table:table-cell office:value-type="float" office:value="818.13" calcext:value-type="float">
            <text:p>818.13</text:p>
          </table:table-cell>
        </table:table-row>
        <table:table-row table:style-name="ro1">
          <table:table-cell office:value-type="float" office:value="19967384" calcext:value-type="float">
            <text:p>19967384</text:p>
          </table:table-cell>
          <table:table-cell table:formula="of:=[.A1250]/1000/(60*60*24)" office:value-type="time" office:time-value="PT05H32M47.384S" calcext:value-type="time">
            <text:p>05:32:47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75.65" calcext:value-type="float">
            <text:p>675.65</text:p>
          </table:table-cell>
          <table:table-cell office:value-type="float" office:value="818.75" calcext:value-type="float">
            <text:p>818.75</text:p>
          </table:table-cell>
        </table:table-row>
        <table:table-row table:style-name="ro1">
          <table:table-cell office:value-type="float" office:value="19983384" calcext:value-type="float">
            <text:p>19983384</text:p>
          </table:table-cell>
          <table:table-cell table:formula="of:=[.A1251]/1000/(60*60*24)" office:value-type="time" office:time-value="PT05H33M03.384S" calcext:value-type="time">
            <text:p>05:33:03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76.18" calcext:value-type="float">
            <text:p>676.18</text:p>
          </table:table-cell>
          <table:table-cell office:value-type="float" office:value="819.37" calcext:value-type="float">
            <text:p>819.37</text:p>
          </table:table-cell>
        </table:table-row>
        <table:table-row table:style-name="ro1">
          <table:table-cell office:value-type="float" office:value="19999384" calcext:value-type="float">
            <text:p>19999384</text:p>
          </table:table-cell>
          <table:table-cell table:formula="of:=[.A1252]/1000/(60*60*24)" office:value-type="time" office:time-value="PT05H33M19.384S" calcext:value-type="time">
            <text:p>05:33:19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76.71" calcext:value-type="float">
            <text:p>676.71</text:p>
          </table:table-cell>
          <table:table-cell office:value-type="float" office:value="819.99" calcext:value-type="float">
            <text:p>819.99</text:p>
          </table:table-cell>
        </table:table-row>
        <table:table-row table:style-name="ro1">
          <table:table-cell office:value-type="float" office:value="20015384" calcext:value-type="float">
            <text:p>20015384</text:p>
          </table:table-cell>
          <table:table-cell table:formula="of:=[.A1253]/1000/(60*60*24)" office:value-type="time" office:time-value="PT05H33M35.384S" calcext:value-type="time">
            <text:p>05:33:35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77.24" calcext:value-type="float">
            <text:p>677.24</text:p>
          </table:table-cell>
          <table:table-cell office:value-type="float" office:value="820.61" calcext:value-type="float">
            <text:p>820.61</text:p>
          </table:table-cell>
        </table:table-row>
        <table:table-row table:style-name="ro1">
          <table:table-cell office:value-type="float" office:value="20031384" calcext:value-type="float">
            <text:p>20031384</text:p>
          </table:table-cell>
          <table:table-cell table:formula="of:=[.A1254]/1000/(60*60*24)" office:value-type="time" office:time-value="PT05H33M51.384S" calcext:value-type="time">
            <text:p>05:33:51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677.76" calcext:value-type="float">
            <text:p>677.76</text:p>
          </table:table-cell>
          <table:table-cell office:value-type="float" office:value="821.23" calcext:value-type="float">
            <text:p>821.23</text:p>
          </table:table-cell>
        </table:table-row>
        <table:table-row table:style-name="ro1">
          <table:table-cell office:value-type="float" office:value="20047384" calcext:value-type="float">
            <text:p>20047384</text:p>
          </table:table-cell>
          <table:table-cell table:formula="of:=[.A1255]/1000/(60*60*24)" office:value-type="time" office:time-value="PT05H34M07.384S" calcext:value-type="time">
            <text:p>05:34:07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678.29" calcext:value-type="float">
            <text:p>678.29</text:p>
          </table:table-cell>
          <table:table-cell office:value-type="float" office:value="821.85" calcext:value-type="float">
            <text:p>821.85</text:p>
          </table:table-cell>
        </table:table-row>
        <table:table-row table:style-name="ro1">
          <table:table-cell office:value-type="float" office:value="20063384" calcext:value-type="float">
            <text:p>20063384</text:p>
          </table:table-cell>
          <table:table-cell table:formula="of:=[.A1256]/1000/(60*60*24)" office:value-type="time" office:time-value="PT05H34M23.384S" calcext:value-type="time">
            <text:p>05:34:23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78.81" calcext:value-type="float">
            <text:p>678.81</text:p>
          </table:table-cell>
          <table:table-cell office:value-type="float" office:value="822.47" calcext:value-type="float">
            <text:p>822.47</text:p>
          </table:table-cell>
        </table:table-row>
        <table:table-row table:style-name="ro1">
          <table:table-cell office:value-type="float" office:value="20079384" calcext:value-type="float">
            <text:p>20079384</text:p>
          </table:table-cell>
          <table:table-cell table:formula="of:=[.A1257]/1000/(60*60*24)" office:value-type="time" office:time-value="PT05H34M39.384S" calcext:value-type="time">
            <text:p>05:34:39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79.34" calcext:value-type="float">
            <text:p>679.34</text:p>
          </table:table-cell>
          <table:table-cell office:value-type="float" office:value="823.09" calcext:value-type="float">
            <text:p>823.09</text:p>
          </table:table-cell>
        </table:table-row>
        <table:table-row table:style-name="ro1">
          <table:table-cell office:value-type="float" office:value="20095384" calcext:value-type="float">
            <text:p>20095384</text:p>
          </table:table-cell>
          <table:table-cell table:formula="of:=[.A1258]/1000/(60*60*24)" office:value-type="time" office:time-value="PT05H34M55.384S" calcext:value-type="time">
            <text:p>05:34:55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69" calcext:value-type="float">
            <text:p>139.69</text:p>
          </table:table-cell>
          <table:table-cell office:value-type="float" office:value="679.87" calcext:value-type="float">
            <text:p>679.87</text:p>
          </table:table-cell>
          <table:table-cell office:value-type="float" office:value="823.72" calcext:value-type="float">
            <text:p>823.72</text:p>
          </table:table-cell>
        </table:table-row>
        <table:table-row table:style-name="ro1">
          <table:table-cell office:value-type="float" office:value="20111384" calcext:value-type="float">
            <text:p>20111384</text:p>
          </table:table-cell>
          <table:table-cell table:formula="of:=[.A1259]/1000/(60*60*24)" office:value-type="time" office:time-value="PT05H35M11.384S" calcext:value-type="time">
            <text:p>05:35:11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80.39" calcext:value-type="float">
            <text:p>680.39</text:p>
          </table:table-cell>
          <table:table-cell office:value-type="float" office:value="824.34" calcext:value-type="float">
            <text:p>824.34</text:p>
          </table:table-cell>
        </table:table-row>
        <table:table-row table:style-name="ro1">
          <table:table-cell office:value-type="float" office:value="20127384" calcext:value-type="float">
            <text:p>20127384</text:p>
          </table:table-cell>
          <table:table-cell table:formula="of:=[.A1260]/1000/(60*60*24)" office:value-type="time" office:time-value="PT05H35M27.384S" calcext:value-type="time">
            <text:p>05:35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80.92" calcext:value-type="float">
            <text:p>680.92</text:p>
          </table:table-cell>
          <table:table-cell office:value-type="float" office:value="824.96" calcext:value-type="float">
            <text:p>824.96</text:p>
          </table:table-cell>
        </table:table-row>
        <table:table-row table:style-name="ro1">
          <table:table-cell office:value-type="float" office:value="20143384" calcext:value-type="float">
            <text:p>20143384</text:p>
          </table:table-cell>
          <table:table-cell table:formula="of:=[.A1261]/1000/(60*60*24)" office:value-type="time" office:time-value="PT05H35M43.384S" calcext:value-type="time">
            <text:p>05:35:43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69" calcext:value-type="float">
            <text:p>139.69</text:p>
          </table:table-cell>
          <table:table-cell office:value-type="float" office:value="681.45" calcext:value-type="float">
            <text:p>681.45</text:p>
          </table:table-cell>
          <table:table-cell office:value-type="float" office:value="825.58" calcext:value-type="float">
            <text:p>825.58</text:p>
          </table:table-cell>
        </table:table-row>
        <table:table-row table:style-name="ro1">
          <table:table-cell office:value-type="float" office:value="20159383" calcext:value-type="float">
            <text:p>20159383</text:p>
          </table:table-cell>
          <table:table-cell table:formula="of:=[.A1262]/1000/(60*60*24)" office:value-type="time" office:time-value="PT05H35M59.383S" calcext:value-type="time">
            <text:p>05:35:59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69" calcext:value-type="float">
            <text:p>139.69</text:p>
          </table:table-cell>
          <table:table-cell office:value-type="float" office:value="681.97" calcext:value-type="float">
            <text:p>681.97</text:p>
          </table:table-cell>
          <table:table-cell office:value-type="float" office:value="826.2" calcext:value-type="float">
            <text:p>826.2</text:p>
          </table:table-cell>
        </table:table-row>
        <table:table-row table:style-name="ro1">
          <table:table-cell office:value-type="float" office:value="20175384" calcext:value-type="float">
            <text:p>20175384</text:p>
          </table:table-cell>
          <table:table-cell table:formula="of:=[.A1263]/1000/(60*60*24)" office:value-type="time" office:time-value="PT05H36M15.384S" calcext:value-type="time">
            <text:p>05:36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682.5" calcext:value-type="float">
            <text:p>682.5</text:p>
          </table:table-cell>
          <table:table-cell office:value-type="float" office:value="826.82" calcext:value-type="float">
            <text:p>826.82</text:p>
          </table:table-cell>
        </table:table-row>
        <table:table-row table:style-name="ro1">
          <table:table-cell office:value-type="float" office:value="20191384" calcext:value-type="float">
            <text:p>20191384</text:p>
          </table:table-cell>
          <table:table-cell table:formula="of:=[.A1264]/1000/(60*60*24)" office:value-type="time" office:time-value="PT05H36M31.384S" calcext:value-type="time">
            <text:p>05:36:31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69" calcext:value-type="float">
            <text:p>139.69</text:p>
          </table:table-cell>
          <table:table-cell office:value-type="float" office:value="683.03" calcext:value-type="float">
            <text:p>683.03</text:p>
          </table:table-cell>
          <table:table-cell office:value-type="float" office:value="827.44" calcext:value-type="float">
            <text:p>827.44</text:p>
          </table:table-cell>
        </table:table-row>
        <table:table-row table:style-name="ro1">
          <table:table-cell office:value-type="float" office:value="20207384" calcext:value-type="float">
            <text:p>20207384</text:p>
          </table:table-cell>
          <table:table-cell table:formula="of:=[.A1265]/1000/(60*60*24)" office:value-type="time" office:time-value="PT05H36M47.384S" calcext:value-type="time">
            <text:p>05:36:47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69" calcext:value-type="float">
            <text:p>139.69</text:p>
          </table:table-cell>
          <table:table-cell office:value-type="float" office:value="683.55" calcext:value-type="float">
            <text:p>683.55</text:p>
          </table:table-cell>
          <table:table-cell office:value-type="float" office:value="828.06" calcext:value-type="float">
            <text:p>828.06</text:p>
          </table:table-cell>
        </table:table-row>
        <table:table-row table:style-name="ro1">
          <table:table-cell office:value-type="float" office:value="20223384" calcext:value-type="float">
            <text:p>20223384</text:p>
          </table:table-cell>
          <table:table-cell table:formula="of:=[.A1266]/1000/(60*60*24)" office:value-type="time" office:time-value="PT05H37M03.384S" calcext:value-type="time">
            <text:p>05:37:03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69" calcext:value-type="float">
            <text:p>139.69</text:p>
          </table:table-cell>
          <table:table-cell office:value-type="float" office:value="684.08" calcext:value-type="float">
            <text:p>684.08</text:p>
          </table:table-cell>
          <table:table-cell office:value-type="float" office:value="828.68" calcext:value-type="float">
            <text:p>828.68</text:p>
          </table:table-cell>
        </table:table-row>
        <table:table-row table:style-name="ro1">
          <table:table-cell office:value-type="float" office:value="20239384" calcext:value-type="float">
            <text:p>20239384</text:p>
          </table:table-cell>
          <table:table-cell table:formula="of:=[.A1267]/1000/(60*60*24)" office:value-type="time" office:time-value="PT05H37M19.384S" calcext:value-type="time">
            <text:p>05:37:19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84.6" calcext:value-type="float">
            <text:p>684.6</text:p>
          </table:table-cell>
          <table:table-cell office:value-type="float" office:value="829.3" calcext:value-type="float">
            <text:p>829.3</text:p>
          </table:table-cell>
        </table:table-row>
        <table:table-row table:style-name="ro1">
          <table:table-cell office:value-type="float" office:value="20255384" calcext:value-type="float">
            <text:p>20255384</text:p>
          </table:table-cell>
          <table:table-cell table:formula="of:=[.A1268]/1000/(60*60*24)" office:value-type="time" office:time-value="PT05H37M35.384S" calcext:value-type="time">
            <text:p>05:37:35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85.13" calcext:value-type="float">
            <text:p>685.13</text:p>
          </table:table-cell>
          <table:table-cell office:value-type="float" office:value="829.91" calcext:value-type="float">
            <text:p>829.91</text:p>
          </table:table-cell>
        </table:table-row>
        <table:table-row table:style-name="ro1">
          <table:table-cell office:value-type="float" office:value="20271384" calcext:value-type="float">
            <text:p>20271384</text:p>
          </table:table-cell>
          <table:table-cell table:formula="of:=[.A1269]/1000/(60*60*24)" office:value-type="time" office:time-value="PT05H37M51.384S" calcext:value-type="time">
            <text:p>05:37:51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85.66" calcext:value-type="float">
            <text:p>685.66</text:p>
          </table:table-cell>
          <table:table-cell office:value-type="float" office:value="830.53" calcext:value-type="float">
            <text:p>830.53</text:p>
          </table:table-cell>
        </table:table-row>
        <table:table-row table:style-name="ro1">
          <table:table-cell office:value-type="float" office:value="20287384" calcext:value-type="float">
            <text:p>20287384</text:p>
          </table:table-cell>
          <table:table-cell table:formula="of:=[.A1270]/1000/(60*60*24)" office:value-type="time" office:time-value="PT05H38M07.384S" calcext:value-type="time">
            <text:p>05:38:07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58" calcext:value-type="float">
            <text:p>139.58</text:p>
          </table:table-cell>
          <table:table-cell office:value-type="float" office:value="686.18" calcext:value-type="float">
            <text:p>686.18</text:p>
          </table:table-cell>
          <table:table-cell office:value-type="float" office:value="831.15" calcext:value-type="float">
            <text:p>831.15</text:p>
          </table:table-cell>
        </table:table-row>
        <table:table-row table:style-name="ro1">
          <table:table-cell office:value-type="float" office:value="20303384" calcext:value-type="float">
            <text:p>20303384</text:p>
          </table:table-cell>
          <table:table-cell table:formula="of:=[.A1271]/1000/(60*60*24)" office:value-type="time" office:time-value="PT05H38M23.384S" calcext:value-type="time">
            <text:p>05:38:23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86.71" calcext:value-type="float">
            <text:p>686.71</text:p>
          </table:table-cell>
          <table:table-cell office:value-type="float" office:value="831.77" calcext:value-type="float">
            <text:p>831.77</text:p>
          </table:table-cell>
        </table:table-row>
        <table:table-row table:style-name="ro1">
          <table:table-cell office:value-type="float" office:value="20319384" calcext:value-type="float">
            <text:p>20319384</text:p>
          </table:table-cell>
          <table:table-cell table:formula="of:=[.A1272]/1000/(60*60*24)" office:value-type="time" office:time-value="PT05H38M39.384S" calcext:value-type="time">
            <text:p>05:38:39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87.23" calcext:value-type="float">
            <text:p>687.23</text:p>
          </table:table-cell>
          <table:table-cell office:value-type="float" office:value="832.39" calcext:value-type="float">
            <text:p>832.39</text:p>
          </table:table-cell>
        </table:table-row>
        <table:table-row table:style-name="ro1">
          <table:table-cell office:value-type="float" office:value="20335384" calcext:value-type="float">
            <text:p>20335384</text:p>
          </table:table-cell>
          <table:table-cell table:formula="of:=[.A1273]/1000/(60*60*24)" office:value-type="time" office:time-value="PT05H38M55.384S" calcext:value-type="time">
            <text:p>05:38:55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87.76" calcext:value-type="float">
            <text:p>687.76</text:p>
          </table:table-cell>
          <table:table-cell office:value-type="float" office:value="833.01" calcext:value-type="float">
            <text:p>833.01</text:p>
          </table:table-cell>
        </table:table-row>
        <table:table-row table:style-name="ro1">
          <table:table-cell office:value-type="float" office:value="20351384" calcext:value-type="float">
            <text:p>20351384</text:p>
          </table:table-cell>
          <table:table-cell table:formula="of:=[.A1274]/1000/(60*60*24)" office:value-type="time" office:time-value="PT05H39M11.384S" calcext:value-type="time">
            <text:p>05:39:11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88.29" calcext:value-type="float">
            <text:p>688.29</text:p>
          </table:table-cell>
          <table:table-cell office:value-type="float" office:value="833.63" calcext:value-type="float">
            <text:p>833.63</text:p>
          </table:table-cell>
        </table:table-row>
        <table:table-row table:style-name="ro1">
          <table:table-cell office:value-type="float" office:value="20367384" calcext:value-type="float">
            <text:p>20367384</text:p>
          </table:table-cell>
          <table:table-cell table:formula="of:=[.A1275]/1000/(60*60*24)" office:value-type="time" office:time-value="PT05H39M27.384S" calcext:value-type="time">
            <text:p>05:39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88.81" calcext:value-type="float">
            <text:p>688.81</text:p>
          </table:table-cell>
          <table:table-cell office:value-type="float" office:value="834.25" calcext:value-type="float">
            <text:p>834.25</text:p>
          </table:table-cell>
        </table:table-row>
        <table:table-row table:style-name="ro1">
          <table:table-cell office:value-type="float" office:value="20383384" calcext:value-type="float">
            <text:p>20383384</text:p>
          </table:table-cell>
          <table:table-cell table:formula="of:=[.A1276]/1000/(60*60*24)" office:value-type="time" office:time-value="PT05H39M43.384S" calcext:value-type="time">
            <text:p>05:39:43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89.34" calcext:value-type="float">
            <text:p>689.34</text:p>
          </table:table-cell>
          <table:table-cell office:value-type="float" office:value="834.86" calcext:value-type="float">
            <text:p>834.86</text:p>
          </table:table-cell>
        </table:table-row>
        <table:table-row table:style-name="ro1">
          <table:table-cell office:value-type="float" office:value="20399384" calcext:value-type="float">
            <text:p>20399384</text:p>
          </table:table-cell>
          <table:table-cell table:formula="of:=[.A1277]/1000/(60*60*24)" office:value-type="time" office:time-value="PT05H39M59.384S" calcext:value-type="time">
            <text:p>05:39:59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89.86" calcext:value-type="float">
            <text:p>689.86</text:p>
          </table:table-cell>
          <table:table-cell office:value-type="float" office:value="835.48" calcext:value-type="float">
            <text:p>835.48</text:p>
          </table:table-cell>
        </table:table-row>
        <table:table-row table:style-name="ro1">
          <table:table-cell office:value-type="float" office:value="20415384" calcext:value-type="float">
            <text:p>20415384</text:p>
          </table:table-cell>
          <table:table-cell table:formula="of:=[.A1278]/1000/(60*60*24)" office:value-type="time" office:time-value="PT05H40M15.384S" calcext:value-type="time">
            <text:p>05:40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90.39" calcext:value-type="float">
            <text:p>690.39</text:p>
          </table:table-cell>
          <table:table-cell office:value-type="float" office:value="836.1" calcext:value-type="float">
            <text:p>836.1</text:p>
          </table:table-cell>
        </table:table-row>
        <table:table-row table:style-name="ro1">
          <table:table-cell office:value-type="float" office:value="20431384" calcext:value-type="float">
            <text:p>20431384</text:p>
          </table:table-cell>
          <table:table-cell table:formula="of:=[.A1279]/1000/(60*60*24)" office:value-type="time" office:time-value="PT05H40M31.384S" calcext:value-type="time">
            <text:p>05:40:31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90.91" calcext:value-type="float">
            <text:p>690.91</text:p>
          </table:table-cell>
          <table:table-cell office:value-type="float" office:value="836.72" calcext:value-type="float">
            <text:p>836.72</text:p>
          </table:table-cell>
        </table:table-row>
        <table:table-row table:style-name="ro1">
          <table:table-cell office:value-type="float" office:value="20447384" calcext:value-type="float">
            <text:p>20447384</text:p>
          </table:table-cell>
          <table:table-cell table:formula="of:=[.A1280]/1000/(60*60*24)" office:value-type="time" office:time-value="PT05H40M47.384S" calcext:value-type="time">
            <text:p>05:40:47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91.44" calcext:value-type="float">
            <text:p>691.44</text:p>
          </table:table-cell>
          <table:table-cell office:value-type="float" office:value="837.34" calcext:value-type="float">
            <text:p>837.34</text:p>
          </table:table-cell>
        </table:table-row>
        <table:table-row table:style-name="ro1">
          <table:table-cell office:value-type="float" office:value="20463384" calcext:value-type="float">
            <text:p>20463384</text:p>
          </table:table-cell>
          <table:table-cell table:formula="of:=[.A1281]/1000/(60*60*24)" office:value-type="time" office:time-value="PT05H41M03.384S" calcext:value-type="time">
            <text:p>05:41:03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91.96" calcext:value-type="float">
            <text:p>691.96</text:p>
          </table:table-cell>
          <table:table-cell office:value-type="float" office:value="837.95" calcext:value-type="float">
            <text:p>837.95</text:p>
          </table:table-cell>
        </table:table-row>
        <table:table-row table:style-name="ro1">
          <table:table-cell office:value-type="float" office:value="20479384" calcext:value-type="float">
            <text:p>20479384</text:p>
          </table:table-cell>
          <table:table-cell table:formula="of:=[.A1282]/1000/(60*60*24)" office:value-type="time" office:time-value="PT05H41M19.384S" calcext:value-type="time">
            <text:p>05:41:19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92.49" calcext:value-type="float">
            <text:p>692.49</text:p>
          </table:table-cell>
          <table:table-cell office:value-type="float" office:value="838.57" calcext:value-type="float">
            <text:p>838.57</text:p>
          </table:table-cell>
        </table:table-row>
        <table:table-row table:style-name="ro1">
          <table:table-cell office:value-type="float" office:value="20495384" calcext:value-type="float">
            <text:p>20495384</text:p>
          </table:table-cell>
          <table:table-cell table:formula="of:=[.A1283]/1000/(60*60*24)" office:value-type="time" office:time-value="PT05H41M35.384S" calcext:value-type="time">
            <text:p>05:41:35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93.02" calcext:value-type="float">
            <text:p>693.02</text:p>
          </table:table-cell>
          <table:table-cell office:value-type="float" office:value="839.19" calcext:value-type="float">
            <text:p>839.19</text:p>
          </table:table-cell>
        </table:table-row>
        <table:table-row table:style-name="ro1">
          <table:table-cell office:value-type="float" office:value="20511384" calcext:value-type="float">
            <text:p>20511384</text:p>
          </table:table-cell>
          <table:table-cell table:formula="of:=[.A1284]/1000/(60*60*24)" office:value-type="time" office:time-value="PT05H41M51.384S" calcext:value-type="time">
            <text:p>05:41:51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93.54" calcext:value-type="float">
            <text:p>693.54</text:p>
          </table:table-cell>
          <table:table-cell office:value-type="float" office:value="839.81" calcext:value-type="float">
            <text:p>839.81</text:p>
          </table:table-cell>
        </table:table-row>
        <table:table-row table:style-name="ro1">
          <table:table-cell office:value-type="float" office:value="20527384" calcext:value-type="float">
            <text:p>20527384</text:p>
          </table:table-cell>
          <table:table-cell table:formula="of:=[.A1285]/1000/(60*60*24)" office:value-type="time" office:time-value="PT05H42M07.384S" calcext:value-type="time">
            <text:p>05:42:07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94.07" calcext:value-type="float">
            <text:p>694.07</text:p>
          </table:table-cell>
          <table:table-cell office:value-type="float" office:value="840.43" calcext:value-type="float">
            <text:p>840.43</text:p>
          </table:table-cell>
        </table:table-row>
        <table:table-row table:style-name="ro1">
          <table:table-cell office:value-type="float" office:value="20543384" calcext:value-type="float">
            <text:p>20543384</text:p>
          </table:table-cell>
          <table:table-cell table:formula="of:=[.A1286]/1000/(60*60*24)" office:value-type="time" office:time-value="PT05H42M23.384S" calcext:value-type="time">
            <text:p>05:42:23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94.59" calcext:value-type="float">
            <text:p>694.59</text:p>
          </table:table-cell>
          <table:table-cell office:value-type="float" office:value="841.04" calcext:value-type="float">
            <text:p>841.04</text:p>
          </table:table-cell>
        </table:table-row>
        <table:table-row table:style-name="ro1">
          <table:table-cell office:value-type="float" office:value="20559384" calcext:value-type="float">
            <text:p>20559384</text:p>
          </table:table-cell>
          <table:table-cell table:formula="of:=[.A1287]/1000/(60*60*24)" office:value-type="time" office:time-value="PT05H42M39.384S" calcext:value-type="time">
            <text:p>05:42:39</text:p>
          </table:table-cell>
          <table:table-cell office:value-type="float" office:value="1.17" calcext:value-type="float">
            <text:p>1.17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51" calcext:value-type="float">
            <text:p>138.51</text:p>
          </table:table-cell>
          <table:table-cell office:value-type="float" office:value="695.12" calcext:value-type="float">
            <text:p>695.12</text:p>
          </table:table-cell>
          <table:table-cell office:value-type="float" office:value="841.66" calcext:value-type="float">
            <text:p>841.66</text:p>
          </table:table-cell>
        </table:table-row>
        <table:table-row table:style-name="ro1">
          <table:table-cell office:value-type="float" office:value="20575384" calcext:value-type="float">
            <text:p>20575384</text:p>
          </table:table-cell>
          <table:table-cell table:formula="of:=[.A1288]/1000/(60*60*24)" office:value-type="time" office:time-value="PT05H42M55.384S" calcext:value-type="time">
            <text:p>05:42:55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95.64" calcext:value-type="float">
            <text:p>695.64</text:p>
          </table:table-cell>
          <table:table-cell office:value-type="float" office:value="842.28" calcext:value-type="float">
            <text:p>842.28</text:p>
          </table:table-cell>
        </table:table-row>
        <table:table-row table:style-name="ro1">
          <table:table-cell office:value-type="float" office:value="20591383" calcext:value-type="float">
            <text:p>20591383</text:p>
          </table:table-cell>
          <table:table-cell table:formula="of:=[.A1289]/1000/(60*60*24)" office:value-type="time" office:time-value="PT05H43M11.383S" calcext:value-type="time">
            <text:p>05:43:11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96.17" calcext:value-type="float">
            <text:p>696.17</text:p>
          </table:table-cell>
          <table:table-cell office:value-type="float" office:value="842.9" calcext:value-type="float">
            <text:p>842.9</text:p>
          </table:table-cell>
        </table:table-row>
        <table:table-row table:style-name="ro1">
          <table:table-cell office:value-type="float" office:value="20607384" calcext:value-type="float">
            <text:p>20607384</text:p>
          </table:table-cell>
          <table:table-cell table:formula="of:=[.A1290]/1000/(60*60*24)" office:value-type="time" office:time-value="PT05H43M27.384S" calcext:value-type="time">
            <text:p>05:43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96.69" calcext:value-type="float">
            <text:p>696.69</text:p>
          </table:table-cell>
          <table:table-cell office:value-type="float" office:value="843.52" calcext:value-type="float">
            <text:p>843.52</text:p>
          </table:table-cell>
        </table:table-row>
        <table:table-row table:style-name="ro1">
          <table:table-cell office:value-type="float" office:value="20623384" calcext:value-type="float">
            <text:p>20623384</text:p>
          </table:table-cell>
          <table:table-cell table:formula="of:=[.A1291]/1000/(60*60*24)" office:value-type="time" office:time-value="PT05H43M43.384S" calcext:value-type="time">
            <text:p>05:43:43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97.22" calcext:value-type="float">
            <text:p>697.22</text:p>
          </table:table-cell>
          <table:table-cell office:value-type="float" office:value="844.13" calcext:value-type="float">
            <text:p>844.13</text:p>
          </table:table-cell>
        </table:table-row>
        <table:table-row table:style-name="ro1">
          <table:table-cell office:value-type="float" office:value="20639384" calcext:value-type="float">
            <text:p>20639384</text:p>
          </table:table-cell>
          <table:table-cell table:formula="of:=[.A1292]/1000/(60*60*24)" office:value-type="time" office:time-value="PT05H43M59.384S" calcext:value-type="time">
            <text:p>05:43:59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697.74" calcext:value-type="float">
            <text:p>697.74</text:p>
          </table:table-cell>
          <table:table-cell office:value-type="float" office:value="844.75" calcext:value-type="float">
            <text:p>844.75</text:p>
          </table:table-cell>
        </table:table-row>
        <table:table-row table:style-name="ro1">
          <table:table-cell office:value-type="float" office:value="20655384" calcext:value-type="float">
            <text:p>20655384</text:p>
          </table:table-cell>
          <table:table-cell table:formula="of:=[.A1293]/1000/(60*60*24)" office:value-type="time" office:time-value="PT05H44M15.384S" calcext:value-type="time">
            <text:p>05:44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98.27" calcext:value-type="float">
            <text:p>698.27</text:p>
          </table:table-cell>
          <table:table-cell office:value-type="float" office:value="845.37" calcext:value-type="float">
            <text:p>845.37</text:p>
          </table:table-cell>
        </table:table-row>
        <table:table-row table:style-name="ro1">
          <table:table-cell office:value-type="float" office:value="20671384" calcext:value-type="float">
            <text:p>20671384</text:p>
          </table:table-cell>
          <table:table-cell table:formula="of:=[.A1294]/1000/(60*60*24)" office:value-type="time" office:time-value="PT05H44M31.384S" calcext:value-type="time">
            <text:p>05:44:31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98.79" calcext:value-type="float">
            <text:p>698.79</text:p>
          </table:table-cell>
          <table:table-cell office:value-type="float" office:value="845.98" calcext:value-type="float">
            <text:p>845.98</text:p>
          </table:table-cell>
        </table:table-row>
        <table:table-row table:style-name="ro1">
          <table:table-cell office:value-type="float" office:value="20687384" calcext:value-type="float">
            <text:p>20687384</text:p>
          </table:table-cell>
          <table:table-cell table:formula="of:=[.A1295]/1000/(60*60*24)" office:value-type="time" office:time-value="PT05H44M47.384S" calcext:value-type="time">
            <text:p>05:44:47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99.32" calcext:value-type="float">
            <text:p>699.32</text:p>
          </table:table-cell>
          <table:table-cell office:value-type="float" office:value="846.6" calcext:value-type="float">
            <text:p>846.6</text:p>
          </table:table-cell>
        </table:table-row>
        <table:table-row table:style-name="ro1">
          <table:table-cell office:value-type="float" office:value="20703384" calcext:value-type="float">
            <text:p>20703384</text:p>
          </table:table-cell>
          <table:table-cell table:formula="of:=[.A1296]/1000/(60*60*24)" office:value-type="time" office:time-value="PT05H45M03.384S" calcext:value-type="time">
            <text:p>05:45:03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699.84" calcext:value-type="float">
            <text:p>699.84</text:p>
          </table:table-cell>
          <table:table-cell office:value-type="float" office:value="847.22" calcext:value-type="float">
            <text:p>847.22</text:p>
          </table:table-cell>
        </table:table-row>
        <table:table-row table:style-name="ro1">
          <table:table-cell office:value-type="float" office:value="20719384" calcext:value-type="float">
            <text:p>20719384</text:p>
          </table:table-cell>
          <table:table-cell table:formula="of:=[.A1297]/1000/(60*60*24)" office:value-type="time" office:time-value="PT05H45M19.384S" calcext:value-type="time">
            <text:p>05:45:19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700.37" calcext:value-type="float">
            <text:p>700.37</text:p>
          </table:table-cell>
          <table:table-cell office:value-type="float" office:value="847.83" calcext:value-type="float">
            <text:p>847.83</text:p>
          </table:table-cell>
        </table:table-row>
        <table:table-row table:style-name="ro1">
          <table:table-cell office:value-type="float" office:value="20735384" calcext:value-type="float">
            <text:p>20735384</text:p>
          </table:table-cell>
          <table:table-cell table:formula="of:=[.A1298]/1000/(60*60*24)" office:value-type="time" office:time-value="PT05H45M35.384S" calcext:value-type="time">
            <text:p>05:45:35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700.89" calcext:value-type="float">
            <text:p>700.89</text:p>
          </table:table-cell>
          <table:table-cell office:value-type="float" office:value="848.45" calcext:value-type="float">
            <text:p>848.45</text:p>
          </table:table-cell>
        </table:table-row>
        <table:table-row table:style-name="ro1">
          <table:table-cell office:value-type="float" office:value="20751384" calcext:value-type="float">
            <text:p>20751384</text:p>
          </table:table-cell>
          <table:table-cell table:formula="of:=[.A1299]/1000/(60*60*24)" office:value-type="time" office:time-value="PT05H45M51.384S" calcext:value-type="time">
            <text:p>05:45:51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701.41" calcext:value-type="float">
            <text:p>701.41</text:p>
          </table:table-cell>
          <table:table-cell office:value-type="float" office:value="849.06" calcext:value-type="float">
            <text:p>849.06</text:p>
          </table:table-cell>
        </table:table-row>
        <table:table-row table:style-name="ro1">
          <table:table-cell office:value-type="float" office:value="20767384" calcext:value-type="float">
            <text:p>20767384</text:p>
          </table:table-cell>
          <table:table-cell table:formula="of:=[.A1300]/1000/(60*60*24)" office:value-type="time" office:time-value="PT05H46M07.384S" calcext:value-type="time">
            <text:p>05:46:07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701.94" calcext:value-type="float">
            <text:p>701.94</text:p>
          </table:table-cell>
          <table:table-cell office:value-type="float" office:value="849.68" calcext:value-type="float">
            <text:p>849.68</text:p>
          </table:table-cell>
        </table:table-row>
        <table:table-row table:style-name="ro1">
          <table:table-cell office:value-type="float" office:value="20783384" calcext:value-type="float">
            <text:p>20783384</text:p>
          </table:table-cell>
          <table:table-cell table:formula="of:=[.A1301]/1000/(60*60*24)" office:value-type="time" office:time-value="PT05H46M23.384S" calcext:value-type="time">
            <text:p>05:46:23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702.46" calcext:value-type="float">
            <text:p>702.46</text:p>
          </table:table-cell>
          <table:table-cell office:value-type="float" office:value="850.3" calcext:value-type="float">
            <text:p>850.3</text:p>
          </table:table-cell>
        </table:table-row>
        <table:table-row table:style-name="ro1">
          <table:table-cell office:value-type="float" office:value="20799384" calcext:value-type="float">
            <text:p>20799384</text:p>
          </table:table-cell>
          <table:table-cell table:formula="of:=[.A1302]/1000/(60*60*24)" office:value-type="time" office:time-value="PT05H46M39.384S" calcext:value-type="time">
            <text:p>05:46:39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702.99" calcext:value-type="float">
            <text:p>702.99</text:p>
          </table:table-cell>
          <table:table-cell office:value-type="float" office:value="850.91" calcext:value-type="float">
            <text:p>850.91</text:p>
          </table:table-cell>
        </table:table-row>
        <table:table-row table:style-name="ro1">
          <table:table-cell office:value-type="float" office:value="20815384" calcext:value-type="float">
            <text:p>20815384</text:p>
          </table:table-cell>
          <table:table-cell table:formula="of:=[.A1303]/1000/(60*60*24)" office:value-type="time" office:time-value="PT05H46M55.384S" calcext:value-type="time">
            <text:p>05:46:55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703.51" calcext:value-type="float">
            <text:p>703.51</text:p>
          </table:table-cell>
          <table:table-cell office:value-type="float" office:value="851.53" calcext:value-type="float">
            <text:p>851.53</text:p>
          </table:table-cell>
        </table:table-row>
        <table:table-row table:style-name="ro1">
          <table:table-cell office:value-type="float" office:value="20831384" calcext:value-type="float">
            <text:p>20831384</text:p>
          </table:table-cell>
          <table:table-cell table:formula="of:=[.A1304]/1000/(60*60*24)" office:value-type="time" office:time-value="PT05H47M11.384S" calcext:value-type="time">
            <text:p>05:47:11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704.04" calcext:value-type="float">
            <text:p>704.04</text:p>
          </table:table-cell>
          <table:table-cell office:value-type="float" office:value="852.14" calcext:value-type="float">
            <text:p>852.14</text:p>
          </table:table-cell>
        </table:table-row>
        <table:table-row table:style-name="ro1">
          <table:table-cell office:value-type="float" office:value="20847384" calcext:value-type="float">
            <text:p>20847384</text:p>
          </table:table-cell>
          <table:table-cell table:formula="of:=[.A1305]/1000/(60*60*24)" office:value-type="time" office:time-value="PT05H47M27.384S" calcext:value-type="time">
            <text:p>05:47:27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704.56" calcext:value-type="float">
            <text:p>704.56</text:p>
          </table:table-cell>
          <table:table-cell office:value-type="float" office:value="852.76" calcext:value-type="float">
            <text:p>852.76</text:p>
          </table:table-cell>
        </table:table-row>
        <table:table-row table:style-name="ro1">
          <table:table-cell office:value-type="float" office:value="20863384" calcext:value-type="float">
            <text:p>20863384</text:p>
          </table:table-cell>
          <table:table-cell table:formula="of:=[.A1306]/1000/(60*60*24)" office:value-type="time" office:time-value="PT05H47M43.384S" calcext:value-type="time">
            <text:p>05:47:43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705.09" calcext:value-type="float">
            <text:p>705.09</text:p>
          </table:table-cell>
          <table:table-cell office:value-type="float" office:value="853.37" calcext:value-type="float">
            <text:p>853.37</text:p>
          </table:table-cell>
        </table:table-row>
        <table:table-row table:style-name="ro1">
          <table:table-cell office:value-type="float" office:value="20879384" calcext:value-type="float">
            <text:p>20879384</text:p>
          </table:table-cell>
          <table:table-cell table:formula="of:=[.A1307]/1000/(60*60*24)" office:value-type="time" office:time-value="PT05H47M59.384S" calcext:value-type="time">
            <text:p>05:47:59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705.61" calcext:value-type="float">
            <text:p>705.61</text:p>
          </table:table-cell>
          <table:table-cell office:value-type="float" office:value="853.99" calcext:value-type="float">
            <text:p>853.99</text:p>
          </table:table-cell>
        </table:table-row>
        <table:table-row table:style-name="ro1">
          <table:table-cell office:value-type="float" office:value="20895384" calcext:value-type="float">
            <text:p>20895384</text:p>
          </table:table-cell>
          <table:table-cell table:formula="of:=[.A1308]/1000/(60*60*24)" office:value-type="time" office:time-value="PT05H48M15.384S" calcext:value-type="time">
            <text:p>05:48:15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706.13" calcext:value-type="float">
            <text:p>706.13</text:p>
          </table:table-cell>
          <table:table-cell office:value-type="float" office:value="854.6" calcext:value-type="float">
            <text:p>854.6</text:p>
          </table:table-cell>
        </table:table-row>
        <table:table-row table:style-name="ro1">
          <table:table-cell office:value-type="float" office:value="20911384" calcext:value-type="float">
            <text:p>20911384</text:p>
          </table:table-cell>
          <table:table-cell table:formula="of:=[.A1309]/1000/(60*60*24)" office:value-type="time" office:time-value="PT05H48M31.384S" calcext:value-type="time">
            <text:p>05:48:31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6" calcext:value-type="float">
            <text:p>138.16</text:p>
          </table:table-cell>
          <table:table-cell office:value-type="float" office:value="706.66" calcext:value-type="float">
            <text:p>706.66</text:p>
          </table:table-cell>
          <table:table-cell office:value-type="float" office:value="855.21" calcext:value-type="float">
            <text:p>855.21</text:p>
          </table:table-cell>
        </table:table-row>
        <table:table-row table:style-name="ro1">
          <table:table-cell office:value-type="float" office:value="20927384" calcext:value-type="float">
            <text:p>20927384</text:p>
          </table:table-cell>
          <table:table-cell table:formula="of:=[.A1310]/1000/(60*60*24)" office:value-type="time" office:time-value="PT05H48M47.384S" calcext:value-type="time">
            <text:p>05:48:47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707.18" calcext:value-type="float">
            <text:p>707.18</text:p>
          </table:table-cell>
          <table:table-cell office:value-type="float" office:value="855.83" calcext:value-type="float">
            <text:p>855.83</text:p>
          </table:table-cell>
        </table:table-row>
        <table:table-row table:style-name="ro1">
          <table:table-cell office:value-type="float" office:value="20943384" calcext:value-type="float">
            <text:p>20943384</text:p>
          </table:table-cell>
          <table:table-cell table:formula="of:=[.A1311]/1000/(60*60*24)" office:value-type="time" office:time-value="PT05H49M03.384S" calcext:value-type="time">
            <text:p>05:49:03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707.71" calcext:value-type="float">
            <text:p>707.71</text:p>
          </table:table-cell>
          <table:table-cell office:value-type="float" office:value="856.44" calcext:value-type="float">
            <text:p>856.44</text:p>
          </table:table-cell>
        </table:table-row>
        <table:table-row table:style-name="ro1">
          <table:table-cell office:value-type="float" office:value="20959384" calcext:value-type="float">
            <text:p>20959384</text:p>
          </table:table-cell>
          <table:table-cell table:formula="of:=[.A1312]/1000/(60*60*24)" office:value-type="time" office:time-value="PT05H49M19.384S" calcext:value-type="time">
            <text:p>05:49:19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6" calcext:value-type="float">
            <text:p>138.16</text:p>
          </table:table-cell>
          <table:table-cell office:value-type="float" office:value="708.23" calcext:value-type="float">
            <text:p>708.23</text:p>
          </table:table-cell>
          <table:table-cell office:value-type="float" office:value="857.06" calcext:value-type="float">
            <text:p>857.06</text:p>
          </table:table-cell>
        </table:table-row>
        <table:table-row table:style-name="ro1">
          <table:table-cell office:value-type="float" office:value="20975384" calcext:value-type="float">
            <text:p>20975384</text:p>
          </table:table-cell>
          <table:table-cell table:formula="of:=[.A1313]/1000/(60*60*24)" office:value-type="time" office:time-value="PT05H49M35.384S" calcext:value-type="time">
            <text:p>05:49:35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708.76" calcext:value-type="float">
            <text:p>708.76</text:p>
          </table:table-cell>
          <table:table-cell office:value-type="float" office:value="857.67" calcext:value-type="float">
            <text:p>857.67</text:p>
          </table:table-cell>
        </table:table-row>
        <table:table-row table:style-name="ro1">
          <table:table-cell office:value-type="float" office:value="20991384" calcext:value-type="float">
            <text:p>20991384</text:p>
          </table:table-cell>
          <table:table-cell table:formula="of:=[.A1314]/1000/(60*60*24)" office:value-type="time" office:time-value="PT05H49M51.384S" calcext:value-type="time">
            <text:p>05:49:51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709.28" calcext:value-type="float">
            <text:p>709.28</text:p>
          </table:table-cell>
          <table:table-cell office:value-type="float" office:value="858.29" calcext:value-type="float">
            <text:p>858.29</text:p>
          </table:table-cell>
        </table:table-row>
        <table:table-row table:style-name="ro1">
          <table:table-cell office:value-type="float" office:value="21007384" calcext:value-type="float">
            <text:p>21007384</text:p>
          </table:table-cell>
          <table:table-cell table:formula="of:=[.A1315]/1000/(60*60*24)" office:value-type="time" office:time-value="PT05H50M07.384S" calcext:value-type="time">
            <text:p>05:50:07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709.8" calcext:value-type="float">
            <text:p>709.8</text:p>
          </table:table-cell>
          <table:table-cell office:value-type="float" office:value="858.9" calcext:value-type="float">
            <text:p>858.9</text:p>
          </table:table-cell>
        </table:table-row>
        <table:table-row table:style-name="ro1">
          <table:table-cell office:value-type="float" office:value="21023384" calcext:value-type="float">
            <text:p>21023384</text:p>
          </table:table-cell>
          <table:table-cell table:formula="of:=[.A1316]/1000/(60*60*24)" office:value-type="time" office:time-value="PT05H50M23.384S" calcext:value-type="time">
            <text:p>05:50:23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710.33" calcext:value-type="float">
            <text:p>710.33</text:p>
          </table:table-cell>
          <table:table-cell office:value-type="float" office:value="859.51" calcext:value-type="float">
            <text:p>859.51</text:p>
          </table:table-cell>
        </table:table-row>
        <table:table-row table:style-name="ro1">
          <table:table-cell office:value-type="float" office:value="21039384" calcext:value-type="float">
            <text:p>21039384</text:p>
          </table:table-cell>
          <table:table-cell table:formula="of:=[.A1317]/1000/(60*60*24)" office:value-type="time" office:time-value="PT05H50M39.384S" calcext:value-type="time">
            <text:p>05:50:39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710.85" calcext:value-type="float">
            <text:p>710.85</text:p>
          </table:table-cell>
          <table:table-cell office:value-type="float" office:value="860.13" calcext:value-type="float">
            <text:p>860.13</text:p>
          </table:table-cell>
        </table:table-row>
        <table:table-row table:style-name="ro1">
          <table:table-cell office:value-type="float" office:value="21055384" calcext:value-type="float">
            <text:p>21055384</text:p>
          </table:table-cell>
          <table:table-cell table:formula="of:=[.A1318]/1000/(60*60*24)" office:value-type="time" office:time-value="PT05H50M55.384S" calcext:value-type="time">
            <text:p>05:50:55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711.38" calcext:value-type="float">
            <text:p>711.38</text:p>
          </table:table-cell>
          <table:table-cell office:value-type="float" office:value="860.74" calcext:value-type="float">
            <text:p>860.74</text:p>
          </table:table-cell>
        </table:table-row>
        <table:table-row table:style-name="ro1">
          <table:table-cell office:value-type="float" office:value="21071384" calcext:value-type="float">
            <text:p>21071384</text:p>
          </table:table-cell>
          <table:table-cell table:formula="of:=[.A1319]/1000/(60*60*24)" office:value-type="time" office:time-value="PT05H51M11.384S" calcext:value-type="time">
            <text:p>05:51:11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711.9" calcext:value-type="float">
            <text:p>711.9</text:p>
          </table:table-cell>
          <table:table-cell office:value-type="float" office:value="861.35" calcext:value-type="float">
            <text:p>861.35</text:p>
          </table:table-cell>
        </table:table-row>
        <table:table-row table:style-name="ro1">
          <table:table-cell office:value-type="float" office:value="21087384" calcext:value-type="float">
            <text:p>21087384</text:p>
          </table:table-cell>
          <table:table-cell table:formula="of:=[.A1320]/1000/(60*60*24)" office:value-type="time" office:time-value="PT05H51M27.384S" calcext:value-type="time">
            <text:p>05:51:27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712.42" calcext:value-type="float">
            <text:p>712.42</text:p>
          </table:table-cell>
          <table:table-cell office:value-type="float" office:value="861.97" calcext:value-type="float">
            <text:p>861.97</text:p>
          </table:table-cell>
        </table:table-row>
        <table:table-row table:style-name="ro1">
          <table:table-cell office:value-type="float" office:value="21103384" calcext:value-type="float">
            <text:p>21103384</text:p>
          </table:table-cell>
          <table:table-cell table:formula="of:=[.A1321]/1000/(60*60*24)" office:value-type="time" office:time-value="PT05H51M43.384S" calcext:value-type="time">
            <text:p>05:51:43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712.95" calcext:value-type="float">
            <text:p>712.95</text:p>
          </table:table-cell>
          <table:table-cell office:value-type="float" office:value="862.58" calcext:value-type="float">
            <text:p>862.58</text:p>
          </table:table-cell>
        </table:table-row>
        <table:table-row table:style-name="ro1">
          <table:table-cell office:value-type="float" office:value="21119384" calcext:value-type="float">
            <text:p>21119384</text:p>
          </table:table-cell>
          <table:table-cell table:formula="of:=[.A1322]/1000/(60*60*24)" office:value-type="time" office:time-value="PT05H51M59.384S" calcext:value-type="time">
            <text:p>05:51:59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713.47" calcext:value-type="float">
            <text:p>713.47</text:p>
          </table:table-cell>
          <table:table-cell office:value-type="float" office:value="863.2" calcext:value-type="float">
            <text:p>863.2</text:p>
          </table:table-cell>
        </table:table-row>
        <table:table-row table:style-name="ro1">
          <table:table-cell office:value-type="float" office:value="21135384" calcext:value-type="float">
            <text:p>21135384</text:p>
          </table:table-cell>
          <table:table-cell table:formula="of:=[.A1323]/1000/(60*60*24)" office:value-type="time" office:time-value="PT05H52M15.384S" calcext:value-type="time">
            <text:p>05:52:15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714" calcext:value-type="float">
            <text:p>714</text:p>
          </table:table-cell>
          <table:table-cell office:value-type="float" office:value="863.81" calcext:value-type="float">
            <text:p>863.81</text:p>
          </table:table-cell>
        </table:table-row>
        <table:table-row table:style-name="ro1">
          <table:table-cell office:value-type="float" office:value="21151384" calcext:value-type="float">
            <text:p>21151384</text:p>
          </table:table-cell>
          <table:table-cell table:formula="of:=[.A1324]/1000/(60*60*24)" office:value-type="time" office:time-value="PT05H52M31.384S" calcext:value-type="time">
            <text:p>05:52:31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7.56" calcext:value-type="float">
            <text:p>137.56</text:p>
          </table:table-cell>
          <table:table-cell office:value-type="float" office:value="714.52" calcext:value-type="float">
            <text:p>714.52</text:p>
          </table:table-cell>
          <table:table-cell office:value-type="float" office:value="864.42" calcext:value-type="float">
            <text:p>864.42</text:p>
          </table:table-cell>
        </table:table-row>
        <table:table-row table:style-name="ro1">
          <table:table-cell office:value-type="float" office:value="21167384" calcext:value-type="float">
            <text:p>21167384</text:p>
          </table:table-cell>
          <table:table-cell table:formula="of:=[.A1325]/1000/(60*60*24)" office:value-type="time" office:time-value="PT05H52M47.384S" calcext:value-type="time">
            <text:p>05:52:47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715.04" calcext:value-type="float">
            <text:p>715.04</text:p>
          </table:table-cell>
          <table:table-cell office:value-type="float" office:value="865.03" calcext:value-type="float">
            <text:p>865.03</text:p>
          </table:table-cell>
        </table:table-row>
        <table:table-row table:style-name="ro1">
          <table:table-cell office:value-type="float" office:value="21183384" calcext:value-type="float">
            <text:p>21183384</text:p>
          </table:table-cell>
          <table:table-cell table:formula="of:=[.A1326]/1000/(60*60*24)" office:value-type="time" office:time-value="PT05H53M03.384S" calcext:value-type="time">
            <text:p>05:53:03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715.57" calcext:value-type="float">
            <text:p>715.57</text:p>
          </table:table-cell>
          <table:table-cell office:value-type="float" office:value="865.65" calcext:value-type="float">
            <text:p>865.65</text:p>
          </table:table-cell>
        </table:table-row>
        <table:table-row table:style-name="ro1">
          <table:table-cell office:value-type="float" office:value="21199384" calcext:value-type="float">
            <text:p>21199384</text:p>
          </table:table-cell>
          <table:table-cell table:formula="of:=[.A1327]/1000/(60*60*24)" office:value-type="time" office:time-value="PT05H53M19.384S" calcext:value-type="time">
            <text:p>05:53:19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92" calcext:value-type="float">
            <text:p>137.92</text:p>
          </table:table-cell>
          <table:table-cell office:value-type="float" office:value="716.09" calcext:value-type="float">
            <text:p>716.09</text:p>
          </table:table-cell>
          <table:table-cell office:value-type="float" office:value="866.26" calcext:value-type="float">
            <text:p>866.26</text:p>
          </table:table-cell>
        </table:table-row>
        <table:table-row table:style-name="ro1">
          <table:table-cell office:value-type="float" office:value="21215384" calcext:value-type="float">
            <text:p>21215384</text:p>
          </table:table-cell>
          <table:table-cell table:formula="of:=[.A1328]/1000/(60*60*24)" office:value-type="time" office:time-value="PT05H53M35.384S" calcext:value-type="time">
            <text:p>05:53:35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716.61" calcext:value-type="float">
            <text:p>716.61</text:p>
          </table:table-cell>
          <table:table-cell office:value-type="float" office:value="866.87" calcext:value-type="float">
            <text:p>866.87</text:p>
          </table:table-cell>
        </table:table-row>
        <table:table-row table:style-name="ro1">
          <table:table-cell office:value-type="float" office:value="21231384" calcext:value-type="float">
            <text:p>21231384</text:p>
          </table:table-cell>
          <table:table-cell table:formula="of:=[.A1329]/1000/(60*60*24)" office:value-type="time" office:time-value="PT05H53M51.384S" calcext:value-type="time">
            <text:p>05:53:51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717.14" calcext:value-type="float">
            <text:p>717.14</text:p>
          </table:table-cell>
          <table:table-cell office:value-type="float" office:value="867.48" calcext:value-type="float">
            <text:p>867.48</text:p>
          </table:table-cell>
        </table:table-row>
        <table:table-row table:style-name="ro1">
          <table:table-cell office:value-type="float" office:value="21247384" calcext:value-type="float">
            <text:p>21247384</text:p>
          </table:table-cell>
          <table:table-cell table:formula="of:=[.A1330]/1000/(60*60*24)" office:value-type="time" office:time-value="PT05H54M07.384S" calcext:value-type="time">
            <text:p>05:54:07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92" calcext:value-type="float">
            <text:p>137.92</text:p>
          </table:table-cell>
          <table:table-cell office:value-type="float" office:value="717.66" calcext:value-type="float">
            <text:p>717.66</text:p>
          </table:table-cell>
          <table:table-cell office:value-type="float" office:value="868.1" calcext:value-type="float">
            <text:p>868.1</text:p>
          </table:table-cell>
        </table:table-row>
        <table:table-row table:style-name="ro1">
          <table:table-cell office:value-type="float" office:value="21263384" calcext:value-type="float">
            <text:p>21263384</text:p>
          </table:table-cell>
          <table:table-cell table:formula="of:=[.A1331]/1000/(60*60*24)" office:value-type="time" office:time-value="PT05H54M23.384S" calcext:value-type="time">
            <text:p>05:54:23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92" calcext:value-type="float">
            <text:p>137.92</text:p>
          </table:table-cell>
          <table:table-cell office:value-type="float" office:value="718.18" calcext:value-type="float">
            <text:p>718.18</text:p>
          </table:table-cell>
          <table:table-cell office:value-type="float" office:value="868.71" calcext:value-type="float">
            <text:p>868.71</text:p>
          </table:table-cell>
        </table:table-row>
        <table:table-row table:style-name="ro1">
          <table:table-cell office:value-type="float" office:value="21279384" calcext:value-type="float">
            <text:p>21279384</text:p>
          </table:table-cell>
          <table:table-cell table:formula="of:=[.A1332]/1000/(60*60*24)" office:value-type="time" office:time-value="PT05H54M39.384S" calcext:value-type="time">
            <text:p>05:54:39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718.71" calcext:value-type="float">
            <text:p>718.71</text:p>
          </table:table-cell>
          <table:table-cell office:value-type="float" office:value="869.32" calcext:value-type="float">
            <text:p>869.32</text:p>
          </table:table-cell>
        </table:table-row>
        <table:table-row table:style-name="ro1">
          <table:table-cell office:value-type="float" office:value="21295384" calcext:value-type="float">
            <text:p>21295384</text:p>
          </table:table-cell>
          <table:table-cell table:formula="of:=[.A1333]/1000/(60*60*24)" office:value-type="time" office:time-value="PT05H54M55.384S" calcext:value-type="time">
            <text:p>05:54:55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719.23" calcext:value-type="float">
            <text:p>719.23</text:p>
          </table:table-cell>
          <table:table-cell office:value-type="float" office:value="869.93" calcext:value-type="float">
            <text:p>869.93</text:p>
          </table:table-cell>
        </table:table-row>
        <table:table-row table:style-name="ro1">
          <table:table-cell office:value-type="float" office:value="21311384" calcext:value-type="float">
            <text:p>21311384</text:p>
          </table:table-cell>
          <table:table-cell table:formula="of:=[.A1334]/1000/(60*60*24)" office:value-type="time" office:time-value="PT05H55M11.384S" calcext:value-type="time">
            <text:p>05:55:11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719.75" calcext:value-type="float">
            <text:p>719.75</text:p>
          </table:table-cell>
          <table:table-cell office:value-type="float" office:value="870.54" calcext:value-type="float">
            <text:p>870.54</text:p>
          </table:table-cell>
        </table:table-row>
        <table:table-row table:style-name="ro1">
          <table:table-cell office:value-type="float" office:value="21327384" calcext:value-type="float">
            <text:p>21327384</text:p>
          </table:table-cell>
          <table:table-cell table:formula="of:=[.A1335]/1000/(60*60*24)" office:value-type="time" office:time-value="PT05H55M27.384S" calcext:value-type="time">
            <text:p>05:55:27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8" calcext:value-type="float">
            <text:p>137.8</text:p>
          </table:table-cell>
          <table:table-cell office:value-type="float" office:value="720.28" calcext:value-type="float">
            <text:p>720.28</text:p>
          </table:table-cell>
          <table:table-cell office:value-type="float" office:value="871.15" calcext:value-type="float">
            <text:p>871.15</text:p>
          </table:table-cell>
        </table:table-row>
        <table:table-row table:style-name="ro1">
          <table:table-cell office:value-type="float" office:value="21343384" calcext:value-type="float">
            <text:p>21343384</text:p>
          </table:table-cell>
          <table:table-cell table:formula="of:=[.A1336]/1000/(60*60*24)" office:value-type="time" office:time-value="PT05H55M43.384S" calcext:value-type="time">
            <text:p>05:55:43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8" calcext:value-type="float">
            <text:p>137.8</text:p>
          </table:table-cell>
          <table:table-cell office:value-type="float" office:value="720.8" calcext:value-type="float">
            <text:p>720.8</text:p>
          </table:table-cell>
          <table:table-cell office:value-type="float" office:value="871.77" calcext:value-type="float">
            <text:p>871.77</text:p>
          </table:table-cell>
        </table:table-row>
        <table:table-row table:style-name="ro1">
          <table:table-cell office:value-type="float" office:value="21359384" calcext:value-type="float">
            <text:p>21359384</text:p>
          </table:table-cell>
          <table:table-cell table:formula="of:=[.A1337]/1000/(60*60*24)" office:value-type="time" office:time-value="PT05H55M59.384S" calcext:value-type="time">
            <text:p>05:55:59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721.32" calcext:value-type="float">
            <text:p>721.32</text:p>
          </table:table-cell>
          <table:table-cell office:value-type="float" office:value="872.38" calcext:value-type="float">
            <text:p>872.38</text:p>
          </table:table-cell>
        </table:table-row>
        <table:table-row table:style-name="ro1">
          <table:table-cell office:value-type="float" office:value="21375384" calcext:value-type="float">
            <text:p>21375384</text:p>
          </table:table-cell>
          <table:table-cell table:formula="of:=[.A1338]/1000/(60*60*24)" office:value-type="time" office:time-value="PT05H56M15.384S" calcext:value-type="time">
            <text:p>05:56:15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721.84" calcext:value-type="float">
            <text:p>721.84</text:p>
          </table:table-cell>
          <table:table-cell office:value-type="float" office:value="872.99" calcext:value-type="float">
            <text:p>872.99</text:p>
          </table:table-cell>
        </table:table-row>
        <table:table-row table:style-name="ro1">
          <table:table-cell office:value-type="float" office:value="21391384" calcext:value-type="float">
            <text:p>21391384</text:p>
          </table:table-cell>
          <table:table-cell table:formula="of:=[.A1339]/1000/(60*60*24)" office:value-type="time" office:time-value="PT05H56M31.384S" calcext:value-type="time">
            <text:p>05:56:31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722.37" calcext:value-type="float">
            <text:p>722.37</text:p>
          </table:table-cell>
          <table:table-cell office:value-type="float" office:value="873.6" calcext:value-type="float">
            <text:p>873.6</text:p>
          </table:table-cell>
        </table:table-row>
        <table:table-row table:style-name="ro1">
          <table:table-cell office:value-type="float" office:value="21407384" calcext:value-type="float">
            <text:p>21407384</text:p>
          </table:table-cell>
          <table:table-cell table:formula="of:=[.A1340]/1000/(60*60*24)" office:value-type="time" office:time-value="PT05H56M47.384S" calcext:value-type="time">
            <text:p>05:56:47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8" calcext:value-type="float">
            <text:p>137.8</text:p>
          </table:table-cell>
          <table:table-cell office:value-type="float" office:value="722.89" calcext:value-type="float">
            <text:p>722.89</text:p>
          </table:table-cell>
          <table:table-cell office:value-type="float" office:value="874.21" calcext:value-type="float">
            <text:p>874.21</text:p>
          </table:table-cell>
        </table:table-row>
        <table:table-row table:style-name="ro1">
          <table:table-cell office:value-type="float" office:value="21423384" calcext:value-type="float">
            <text:p>21423384</text:p>
          </table:table-cell>
          <table:table-cell table:formula="of:=[.A1341]/1000/(60*60*24)" office:value-type="time" office:time-value="PT05H57M03.384S" calcext:value-type="time">
            <text:p>05:57:03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723.41" calcext:value-type="float">
            <text:p>723.41</text:p>
          </table:table-cell>
          <table:table-cell office:value-type="float" office:value="874.82" calcext:value-type="float">
            <text:p>874.82</text:p>
          </table:table-cell>
        </table:table-row>
        <table:table-row table:style-name="ro1">
          <table:table-cell office:value-type="float" office:value="21439384" calcext:value-type="float">
            <text:p>21439384</text:p>
          </table:table-cell>
          <table:table-cell table:formula="of:=[.A1342]/1000/(60*60*24)" office:value-type="time" office:time-value="PT05H57M19.384S" calcext:value-type="time">
            <text:p>05:57:19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723.93" calcext:value-type="float">
            <text:p>723.93</text:p>
          </table:table-cell>
          <table:table-cell office:value-type="float" office:value="875.43" calcext:value-type="float">
            <text:p>875.43</text:p>
          </table:table-cell>
        </table:table-row>
        <table:table-row table:style-name="ro1">
          <table:table-cell office:value-type="float" office:value="21455384" calcext:value-type="float">
            <text:p>21455384</text:p>
          </table:table-cell>
          <table:table-cell table:formula="of:=[.A1343]/1000/(60*60*24)" office:value-type="time" office:time-value="PT05H57M35.384S" calcext:value-type="time">
            <text:p>05:57:35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724.46" calcext:value-type="float">
            <text:p>724.46</text:p>
          </table:table-cell>
          <table:table-cell office:value-type="float" office:value="876.04" calcext:value-type="float">
            <text:p>876.04</text:p>
          </table:table-cell>
        </table:table-row>
        <table:table-row table:style-name="ro1">
          <table:table-cell office:value-type="float" office:value="21471384" calcext:value-type="float">
            <text:p>21471384</text:p>
          </table:table-cell>
          <table:table-cell table:formula="of:=[.A1344]/1000/(60*60*24)" office:value-type="time" office:time-value="PT05H57M51.384S" calcext:value-type="time">
            <text:p>05:57:51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724.98" calcext:value-type="float">
            <text:p>724.98</text:p>
          </table:table-cell>
          <table:table-cell office:value-type="float" office:value="876.65" calcext:value-type="float">
            <text:p>876.65</text:p>
          </table:table-cell>
        </table:table-row>
        <table:table-row table:style-name="ro1">
          <table:table-cell office:value-type="float" office:value="21487384" calcext:value-type="float">
            <text:p>21487384</text:p>
          </table:table-cell>
          <table:table-cell table:formula="of:=[.A1345]/1000/(60*60*24)" office:value-type="time" office:time-value="PT05H58M07.384S" calcext:value-type="time">
            <text:p>05:58:07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725.5" calcext:value-type="float">
            <text:p>725.5</text:p>
          </table:table-cell>
          <table:table-cell office:value-type="float" office:value="877.26" calcext:value-type="float">
            <text:p>877.26</text:p>
          </table:table-cell>
        </table:table-row>
        <table:table-row table:style-name="ro1">
          <table:table-cell office:value-type="float" office:value="21503384" calcext:value-type="float">
            <text:p>21503384</text:p>
          </table:table-cell>
          <table:table-cell table:formula="of:=[.A1346]/1000/(60*60*24)" office:value-type="time" office:time-value="PT05H58M23.384S" calcext:value-type="time">
            <text:p>05:58:23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726.02" calcext:value-type="float">
            <text:p>726.02</text:p>
          </table:table-cell>
          <table:table-cell office:value-type="float" office:value="877.87" calcext:value-type="float">
            <text:p>877.87</text:p>
          </table:table-cell>
        </table:table-row>
        <table:table-row table:style-name="ro1">
          <table:table-cell office:value-type="float" office:value="21519384" calcext:value-type="float">
            <text:p>21519384</text:p>
          </table:table-cell>
          <table:table-cell table:formula="of:=[.A1347]/1000/(60*60*24)" office:value-type="time" office:time-value="PT05H58M39.384S" calcext:value-type="time">
            <text:p>05:58:39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726.55" calcext:value-type="float">
            <text:p>726.55</text:p>
          </table:table-cell>
          <table:table-cell office:value-type="float" office:value="878.48" calcext:value-type="float">
            <text:p>878.48</text:p>
          </table:table-cell>
        </table:table-row>
        <table:table-row table:style-name="ro1">
          <table:table-cell office:value-type="float" office:value="21535384" calcext:value-type="float">
            <text:p>21535384</text:p>
          </table:table-cell>
          <table:table-cell table:formula="of:=[.A1348]/1000/(60*60*24)" office:value-type="time" office:time-value="PT05H58M55.384S" calcext:value-type="time">
            <text:p>05:58:55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727.07" calcext:value-type="float">
            <text:p>727.07</text:p>
          </table:table-cell>
          <table:table-cell office:value-type="float" office:value="879.09" calcext:value-type="float">
            <text:p>879.09</text:p>
          </table:table-cell>
        </table:table-row>
        <table:table-row table:style-name="ro1">
          <table:table-cell office:value-type="float" office:value="21551384" calcext:value-type="float">
            <text:p>21551384</text:p>
          </table:table-cell>
          <table:table-cell table:formula="of:=[.A1349]/1000/(60*60*24)" office:value-type="time" office:time-value="PT05H59M11.384S" calcext:value-type="time">
            <text:p>05:59:11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727.59" calcext:value-type="float">
            <text:p>727.59</text:p>
          </table:table-cell>
          <table:table-cell office:value-type="float" office:value="879.7" calcext:value-type="float">
            <text:p>879.7</text:p>
          </table:table-cell>
        </table:table-row>
        <table:table-row table:style-name="ro1">
          <table:table-cell office:value-type="float" office:value="21567384" calcext:value-type="float">
            <text:p>21567384</text:p>
          </table:table-cell>
          <table:table-cell table:formula="of:=[.A1350]/1000/(60*60*24)" office:value-type="time" office:time-value="PT05H59M27.384S" calcext:value-type="time">
            <text:p>05:59:27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728.11" calcext:value-type="float">
            <text:p>728.11</text:p>
          </table:table-cell>
          <table:table-cell office:value-type="float" office:value="880.31" calcext:value-type="float">
            <text:p>880.31</text:p>
          </table:table-cell>
        </table:table-row>
        <table:table-row table:style-name="ro1">
          <table:table-cell office:value-type="float" office:value="21583384" calcext:value-type="float">
            <text:p>21583384</text:p>
          </table:table-cell>
          <table:table-cell table:formula="of:=[.A1351]/1000/(60*60*24)" office:value-type="time" office:time-value="PT05H59M43.384S" calcext:value-type="time">
            <text:p>05:59:43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728.64" calcext:value-type="float">
            <text:p>728.64</text:p>
          </table:table-cell>
          <table:table-cell office:value-type="float" office:value="880.92" calcext:value-type="float">
            <text:p>880.92</text:p>
          </table:table-cell>
        </table:table-row>
        <table:table-row table:style-name="ro1">
          <table:table-cell office:value-type="float" office:value="21599384" calcext:value-type="float">
            <text:p>21599384</text:p>
          </table:table-cell>
          <table:table-cell table:formula="of:=[.A1352]/1000/(60*60*24)" office:value-type="time" office:time-value="PT05H59M59.384S" calcext:value-type="time">
            <text:p>05:59:59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729.16" calcext:value-type="float">
            <text:p>729.16</text:p>
          </table:table-cell>
          <table:table-cell office:value-type="float" office:value="881.53" calcext:value-type="float">
            <text:p>881.53</text:p>
          </table:table-cell>
        </table:table-row>
        <table:table-row table:style-name="ro1">
          <table:table-cell office:value-type="float" office:value="21615384" calcext:value-type="float">
            <text:p>21615384</text:p>
          </table:table-cell>
          <table:table-cell table:formula="of:=[.A1353]/1000/(60*60*24)" office:value-type="time" office:time-value="PT06H00M15.384S" calcext:value-type="time">
            <text:p>06:00:15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729.68" calcext:value-type="float">
            <text:p>729.68</text:p>
          </table:table-cell>
          <table:table-cell office:value-type="float" office:value="882.14" calcext:value-type="float">
            <text:p>882.14</text:p>
          </table:table-cell>
        </table:table-row>
        <table:table-row table:style-name="ro1">
          <table:table-cell office:value-type="float" office:value="21631384" calcext:value-type="float">
            <text:p>21631384</text:p>
          </table:table-cell>
          <table:table-cell table:formula="of:=[.A1354]/1000/(60*60*24)" office:value-type="time" office:time-value="PT06H00M31.384S" calcext:value-type="time">
            <text:p>06:00:31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730.2" calcext:value-type="float">
            <text:p>730.2</text:p>
          </table:table-cell>
          <table:table-cell office:value-type="float" office:value="882.75" calcext:value-type="float">
            <text:p>882.75</text:p>
          </table:table-cell>
        </table:table-row>
        <table:table-row table:style-name="ro1">
          <table:table-cell office:value-type="float" office:value="21647384" calcext:value-type="float">
            <text:p>21647384</text:p>
          </table:table-cell>
          <table:table-cell table:formula="of:=[.A1355]/1000/(60*60*24)" office:value-type="time" office:time-value="PT06H00M47.384S" calcext:value-type="time">
            <text:p>06:00:47</text:p>
          </table:table-cell>
          <table:table-cell office:value-type="float" office:value="1.17" calcext:value-type="float">
            <text:p>1.17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98" calcext:value-type="float">
            <text:p>136.98</text:p>
          </table:table-cell>
          <table:table-cell office:value-type="float" office:value="730.72" calcext:value-type="float">
            <text:p>730.72</text:p>
          </table:table-cell>
          <table:table-cell office:value-type="float" office:value="883.36" calcext:value-type="float">
            <text:p>883.36</text:p>
          </table:table-cell>
        </table:table-row>
        <table:table-row table:style-name="ro1">
          <table:table-cell office:value-type="float" office:value="21663384" calcext:value-type="float">
            <text:p>21663384</text:p>
          </table:table-cell>
          <table:table-cell table:formula="of:=[.A1356]/1000/(60*60*24)" office:value-type="time" office:time-value="PT06H01M03.384S" calcext:value-type="time">
            <text:p>06:01:03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731.24" calcext:value-type="float">
            <text:p>731.24</text:p>
          </table:table-cell>
          <table:table-cell office:value-type="float" office:value="883.97" calcext:value-type="float">
            <text:p>883.97</text:p>
          </table:table-cell>
        </table:table-row>
        <table:table-row table:style-name="ro1">
          <table:table-cell office:value-type="float" office:value="21679384" calcext:value-type="float">
            <text:p>21679384</text:p>
          </table:table-cell>
          <table:table-cell table:formula="of:=[.A1357]/1000/(60*60*24)" office:value-type="time" office:time-value="PT06H01M19.384S" calcext:value-type="time">
            <text:p>06:01:19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731.77" calcext:value-type="float">
            <text:p>731.77</text:p>
          </table:table-cell>
          <table:table-cell office:value-type="float" office:value="884.58" calcext:value-type="float">
            <text:p>884.58</text:p>
          </table:table-cell>
        </table:table-row>
        <table:table-row table:style-name="ro1">
          <table:table-cell office:value-type="float" office:value="21695384" calcext:value-type="float">
            <text:p>21695384</text:p>
          </table:table-cell>
          <table:table-cell table:formula="of:=[.A1358]/1000/(60*60*24)" office:value-type="time" office:time-value="PT06H01M35.384S" calcext:value-type="time">
            <text:p>06:01:35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732.29" calcext:value-type="float">
            <text:p>732.29</text:p>
          </table:table-cell>
          <table:table-cell office:value-type="float" office:value="885.18" calcext:value-type="float">
            <text:p>885.18</text:p>
          </table:table-cell>
        </table:table-row>
        <table:table-row table:style-name="ro1">
          <table:table-cell office:value-type="float" office:value="21711384" calcext:value-type="float">
            <text:p>21711384</text:p>
          </table:table-cell>
          <table:table-cell table:formula="of:=[.A1359]/1000/(60*60*24)" office:value-type="time" office:time-value="PT06H01M51.384S" calcext:value-type="time">
            <text:p>06:01:51</text:p>
          </table:table-cell>
          <table:table-cell office:value-type="float" office:value="1.17" calcext:value-type="float">
            <text:p>1.17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98" calcext:value-type="float">
            <text:p>136.98</text:p>
          </table:table-cell>
          <table:table-cell office:value-type="float" office:value="732.81" calcext:value-type="float">
            <text:p>732.81</text:p>
          </table:table-cell>
          <table:table-cell office:value-type="float" office:value="885.79" calcext:value-type="float">
            <text:p>885.79</text:p>
          </table:table-cell>
        </table:table-row>
        <table:table-row table:style-name="ro1">
          <table:table-cell office:value-type="float" office:value="21727384" calcext:value-type="float">
            <text:p>21727384</text:p>
          </table:table-cell>
          <table:table-cell table:formula="of:=[.A1360]/1000/(60*60*24)" office:value-type="time" office:time-value="PT06H02M07.384S" calcext:value-type="time">
            <text:p>06:02:07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733.33" calcext:value-type="float">
            <text:p>733.33</text:p>
          </table:table-cell>
          <table:table-cell office:value-type="float" office:value="886.4" calcext:value-type="float">
            <text:p>886.4</text:p>
          </table:table-cell>
        </table:table-row>
        <table:table-row table:style-name="ro1">
          <table:table-cell office:value-type="float" office:value="21743384" calcext:value-type="float">
            <text:p>21743384</text:p>
          </table:table-cell>
          <table:table-cell table:formula="of:=[.A1361]/1000/(60*60*24)" office:value-type="time" office:time-value="PT06H02M23.384S" calcext:value-type="time">
            <text:p>06:02:23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1" calcext:value-type="float">
            <text:p>136.51</text:p>
          </table:table-cell>
          <table:table-cell office:value-type="float" office:value="733.85" calcext:value-type="float">
            <text:p>733.85</text:p>
          </table:table-cell>
          <table:table-cell office:value-type="float" office:value="887.01" calcext:value-type="float">
            <text:p>887.01</text:p>
          </table:table-cell>
        </table:table-row>
        <table:table-row table:style-name="ro1">
          <table:table-cell office:value-type="float" office:value="21759384" calcext:value-type="float">
            <text:p>21759384</text:p>
          </table:table-cell>
          <table:table-cell table:formula="of:=[.A1362]/1000/(60*60*24)" office:value-type="time" office:time-value="PT06H02M39.384S" calcext:value-type="time">
            <text:p>06:02:39</text:p>
          </table:table-cell>
          <table:table-cell office:value-type="float" office:value="1.17" calcext:value-type="float">
            <text:p>1.17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86" calcext:value-type="float">
            <text:p>136.86</text:p>
          </table:table-cell>
          <table:table-cell office:value-type="float" office:value="734.37" calcext:value-type="float">
            <text:p>734.37</text:p>
          </table:table-cell>
          <table:table-cell office:value-type="float" office:value="887.62" calcext:value-type="float">
            <text:p>887.62</text:p>
          </table:table-cell>
        </table:table-row>
        <table:table-row table:style-name="ro1">
          <table:table-cell office:value-type="float" office:value="21775384" calcext:value-type="float">
            <text:p>21775384</text:p>
          </table:table-cell>
          <table:table-cell table:formula="of:=[.A1363]/1000/(60*60*24)" office:value-type="time" office:time-value="PT06H02M55.384S" calcext:value-type="time">
            <text:p>06:02:55</text:p>
          </table:table-cell>
          <table:table-cell office:value-type="float" office:value="1.17" calcext:value-type="float">
            <text:p>1.17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97" calcext:value-type="float">
            <text:p>136.97</text:p>
          </table:table-cell>
          <table:table-cell office:value-type="float" office:value="734.89" calcext:value-type="float">
            <text:p>734.89</text:p>
          </table:table-cell>
          <table:table-cell office:value-type="float" office:value="888.23" calcext:value-type="float">
            <text:p>888.23</text:p>
          </table:table-cell>
        </table:table-row>
        <table:table-row table:style-name="ro1">
          <table:table-cell office:value-type="float" office:value="21791384" calcext:value-type="float">
            <text:p>21791384</text:p>
          </table:table-cell>
          <table:table-cell table:formula="of:=[.A1364]/1000/(60*60*24)" office:value-type="time" office:time-value="PT06H03M11.384S" calcext:value-type="time">
            <text:p>06:03:11</text:p>
          </table:table-cell>
          <table:table-cell office:value-type="float" office:value="1.17" calcext:value-type="float">
            <text:p>1.17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97" calcext:value-type="float">
            <text:p>136.97</text:p>
          </table:table-cell>
          <table:table-cell office:value-type="float" office:value="735.41" calcext:value-type="float">
            <text:p>735.41</text:p>
          </table:table-cell>
          <table:table-cell office:value-type="float" office:value="888.83" calcext:value-type="float">
            <text:p>888.83</text:p>
          </table:table-cell>
        </table:table-row>
        <table:table-row table:style-name="ro1">
          <table:table-cell office:value-type="float" office:value="21807384" calcext:value-type="float">
            <text:p>21807384</text:p>
          </table:table-cell>
          <table:table-cell table:formula="of:=[.A1365]/1000/(60*60*24)" office:value-type="time" office:time-value="PT06H03M27.384S" calcext:value-type="time">
            <text:p>06:03:27</text:p>
          </table:table-cell>
          <table:table-cell office:value-type="float" office:value="1.17" calcext:value-type="float">
            <text:p>1.17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97" calcext:value-type="float">
            <text:p>136.97</text:p>
          </table:table-cell>
          <table:table-cell office:value-type="float" office:value="735.94" calcext:value-type="float">
            <text:p>735.94</text:p>
          </table:table-cell>
          <table:table-cell office:value-type="float" office:value="889.44" calcext:value-type="float">
            <text:p>889.44</text:p>
          </table:table-cell>
        </table:table-row>
        <table:table-row table:style-name="ro1">
          <table:table-cell office:value-type="float" office:value="21823384" calcext:value-type="float">
            <text:p>21823384</text:p>
          </table:table-cell>
          <table:table-cell table:formula="of:=[.A1366]/1000/(60*60*24)" office:value-type="time" office:time-value="PT06H03M43.384S" calcext:value-type="time">
            <text:p>06:03:43</text:p>
          </table:table-cell>
          <table:table-cell office:value-type="float" office:value="1.17" calcext:value-type="float">
            <text:p>1.17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86" calcext:value-type="float">
            <text:p>136.86</text:p>
          </table:table-cell>
          <table:table-cell office:value-type="float" office:value="736.46" calcext:value-type="float">
            <text:p>736.46</text:p>
          </table:table-cell>
          <table:table-cell office:value-type="float" office:value="890.05" calcext:value-type="float">
            <text:p>890.05</text:p>
          </table:table-cell>
        </table:table-row>
        <table:table-row table:style-name="ro1">
          <table:table-cell office:value-type="float" office:value="21839384" calcext:value-type="float">
            <text:p>21839384</text:p>
          </table:table-cell>
          <table:table-cell table:formula="of:=[.A1367]/1000/(60*60*24)" office:value-type="time" office:time-value="PT06H03M59.384S" calcext:value-type="time">
            <text:p>06:03:59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" calcext:value-type="float">
            <text:p>136.5</text:p>
          </table:table-cell>
          <table:table-cell office:value-type="float" office:value="736.98" calcext:value-type="float">
            <text:p>736.98</text:p>
          </table:table-cell>
          <table:table-cell office:value-type="float" office:value="890.66" calcext:value-type="float">
            <text:p>890.66</text:p>
          </table:table-cell>
        </table:table-row>
        <table:table-row table:style-name="ro1">
          <table:table-cell office:value-type="float" office:value="21855384" calcext:value-type="float">
            <text:p>21855384</text:p>
          </table:table-cell>
          <table:table-cell table:formula="of:=[.A1368]/1000/(60*60*24)" office:value-type="time" office:time-value="PT06H04M15.384S" calcext:value-type="time">
            <text:p>06:04:15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737.5" calcext:value-type="float">
            <text:p>737.5</text:p>
          </table:table-cell>
          <table:table-cell office:value-type="float" office:value="891.26" calcext:value-type="float">
            <text:p>891.26</text:p>
          </table:table-cell>
        </table:table-row>
        <table:table-row table:style-name="ro1">
          <table:table-cell office:value-type="float" office:value="21871384" calcext:value-type="float">
            <text:p>21871384</text:p>
          </table:table-cell>
          <table:table-cell table:formula="of:=[.A1369]/1000/(60*60*24)" office:value-type="time" office:time-value="PT06H04M31.384S" calcext:value-type="time">
            <text:p>06:04:31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738.02" calcext:value-type="float">
            <text:p>738.02</text:p>
          </table:table-cell>
          <table:table-cell office:value-type="float" office:value="891.87" calcext:value-type="float">
            <text:p>891.87</text:p>
          </table:table-cell>
        </table:table-row>
        <table:table-row table:style-name="ro1">
          <table:table-cell office:value-type="float" office:value="21887384" calcext:value-type="float">
            <text:p>21887384</text:p>
          </table:table-cell>
          <table:table-cell table:formula="of:=[.A1370]/1000/(60*60*24)" office:value-type="time" office:time-value="PT06H04M47.384S" calcext:value-type="time">
            <text:p>06:04:47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738.54" calcext:value-type="float">
            <text:p>738.54</text:p>
          </table:table-cell>
          <table:table-cell office:value-type="float" office:value="892.48" calcext:value-type="float">
            <text:p>892.48</text:p>
          </table:table-cell>
        </table:table-row>
        <table:table-row table:style-name="ro1">
          <table:table-cell office:value-type="float" office:value="21903384" calcext:value-type="float">
            <text:p>21903384</text:p>
          </table:table-cell>
          <table:table-cell table:formula="of:=[.A1371]/1000/(60*60*24)" office:value-type="time" office:time-value="PT06H05M03.384S" calcext:value-type="time">
            <text:p>06:05:03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739.06" calcext:value-type="float">
            <text:p>739.06</text:p>
          </table:table-cell>
          <table:table-cell office:value-type="float" office:value="893.08" calcext:value-type="float">
            <text:p>893.08</text:p>
          </table:table-cell>
        </table:table-row>
        <table:table-row table:style-name="ro1">
          <table:table-cell office:value-type="float" office:value="21919384" calcext:value-type="float">
            <text:p>21919384</text:p>
          </table:table-cell>
          <table:table-cell table:formula="of:=[.A1372]/1000/(60*60*24)" office:value-type="time" office:time-value="PT06H05M19.384S" calcext:value-type="time">
            <text:p>06:05:19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739.58" calcext:value-type="float">
            <text:p>739.58</text:p>
          </table:table-cell>
          <table:table-cell office:value-type="float" office:value="893.69" calcext:value-type="float">
            <text:p>893.69</text:p>
          </table:table-cell>
        </table:table-row>
        <table:table-row table:style-name="ro1">
          <table:table-cell office:value-type="float" office:value="21935384" calcext:value-type="float">
            <text:p>21935384</text:p>
          </table:table-cell>
          <table:table-cell table:formula="of:=[.A1373]/1000/(60*60*24)" office:value-type="time" office:time-value="PT06H05M35.384S" calcext:value-type="time">
            <text:p>06:05:35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740.1" calcext:value-type="float">
            <text:p>740.1</text:p>
          </table:table-cell>
          <table:table-cell office:value-type="float" office:value="894.3" calcext:value-type="float">
            <text:p>894.3</text:p>
          </table:table-cell>
        </table:table-row>
        <table:table-row table:style-name="ro1">
          <table:table-cell office:value-type="float" office:value="21951384" calcext:value-type="float">
            <text:p>21951384</text:p>
          </table:table-cell>
          <table:table-cell table:formula="of:=[.A1374]/1000/(60*60*24)" office:value-type="time" office:time-value="PT06H05M51.384S" calcext:value-type="time">
            <text:p>06:05:51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740.62" calcext:value-type="float">
            <text:p>740.62</text:p>
          </table:table-cell>
          <table:table-cell office:value-type="float" office:value="894.9" calcext:value-type="float">
            <text:p>894.9</text:p>
          </table:table-cell>
        </table:table-row>
        <table:table-row table:style-name="ro1">
          <table:table-cell office:value-type="float" office:value="21967384" calcext:value-type="float">
            <text:p>21967384</text:p>
          </table:table-cell>
          <table:table-cell table:formula="of:=[.A1375]/1000/(60*60*24)" office:value-type="time" office:time-value="PT06H06M07.384S" calcext:value-type="time">
            <text:p>06:06:07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741.14" calcext:value-type="float">
            <text:p>741.14</text:p>
          </table:table-cell>
          <table:table-cell office:value-type="float" office:value="895.51" calcext:value-type="float">
            <text:p>895.51</text:p>
          </table:table-cell>
        </table:table-row>
        <table:table-row table:style-name="ro1">
          <table:table-cell office:value-type="float" office:value="21983384" calcext:value-type="float">
            <text:p>21983384</text:p>
          </table:table-cell>
          <table:table-cell table:formula="of:=[.A1376]/1000/(60*60*24)" office:value-type="time" office:time-value="PT06H06M23.384S" calcext:value-type="time">
            <text:p>06:06:23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741.66" calcext:value-type="float">
            <text:p>741.66</text:p>
          </table:table-cell>
          <table:table-cell office:value-type="float" office:value="896.11" calcext:value-type="float">
            <text:p>896.11</text:p>
          </table:table-cell>
        </table:table-row>
        <table:table-row table:style-name="ro1">
          <table:table-cell office:value-type="float" office:value="21999384" calcext:value-type="float">
            <text:p>21999384</text:p>
          </table:table-cell>
          <table:table-cell table:formula="of:=[.A1377]/1000/(60*60*24)" office:value-type="time" office:time-value="PT06H06M39.384S" calcext:value-type="time">
            <text:p>06:06:39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742.18" calcext:value-type="float">
            <text:p>742.18</text:p>
          </table:table-cell>
          <table:table-cell office:value-type="float" office:value="896.72" calcext:value-type="float">
            <text:p>896.72</text:p>
          </table:table-cell>
        </table:table-row>
        <table:table-row table:style-name="ro1">
          <table:table-cell office:value-type="float" office:value="22015384" calcext:value-type="float">
            <text:p>22015384</text:p>
          </table:table-cell>
          <table:table-cell table:formula="of:=[.A1378]/1000/(60*60*24)" office:value-type="time" office:time-value="PT06H06M55.384S" calcext:value-type="time">
            <text:p>06:06:55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742.7" calcext:value-type="float">
            <text:p>742.7</text:p>
          </table:table-cell>
          <table:table-cell office:value-type="float" office:value="897.32" calcext:value-type="float">
            <text:p>897.32</text:p>
          </table:table-cell>
        </table:table-row>
        <table:table-row table:style-name="ro1">
          <table:table-cell office:value-type="float" office:value="22031384" calcext:value-type="float">
            <text:p>22031384</text:p>
          </table:table-cell>
          <table:table-cell table:formula="of:=[.A1379]/1000/(60*60*24)" office:value-type="time" office:time-value="PT06H07M11.384S" calcext:value-type="time">
            <text:p>06:07:11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743.22" calcext:value-type="float">
            <text:p>743.22</text:p>
          </table:table-cell>
          <table:table-cell office:value-type="float" office:value="897.93" calcext:value-type="float">
            <text:p>897.93</text:p>
          </table:table-cell>
        </table:table-row>
        <table:table-row table:style-name="ro1">
          <table:table-cell office:value-type="float" office:value="22047384" calcext:value-type="float">
            <text:p>22047384</text:p>
          </table:table-cell>
          <table:table-cell table:formula="of:=[.A1380]/1000/(60*60*24)" office:value-type="time" office:time-value="PT06H07M27.384S" calcext:value-type="time">
            <text:p>06:07:27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743.74" calcext:value-type="float">
            <text:p>743.74</text:p>
          </table:table-cell>
          <table:table-cell office:value-type="float" office:value="898.54" calcext:value-type="float">
            <text:p>898.54</text:p>
          </table:table-cell>
        </table:table-row>
        <table:table-row table:style-name="ro1">
          <table:table-cell office:value-type="float" office:value="22063384" calcext:value-type="float">
            <text:p>22063384</text:p>
          </table:table-cell>
          <table:table-cell table:formula="of:=[.A1381]/1000/(60*60*24)" office:value-type="time" office:time-value="PT06H07M43.384S" calcext:value-type="time">
            <text:p>06:07:43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744.26" calcext:value-type="float">
            <text:p>744.26</text:p>
          </table:table-cell>
          <table:table-cell office:value-type="float" office:value="899.14" calcext:value-type="float">
            <text:p>899.14</text:p>
          </table:table-cell>
        </table:table-row>
        <table:table-row table:style-name="ro1">
          <table:table-cell office:value-type="float" office:value="22079384" calcext:value-type="float">
            <text:p>22079384</text:p>
          </table:table-cell>
          <table:table-cell table:formula="of:=[.A1382]/1000/(60*60*24)" office:value-type="time" office:time-value="PT06H07M59.384S" calcext:value-type="time">
            <text:p>06:07:59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744.78" calcext:value-type="float">
            <text:p>744.78</text:p>
          </table:table-cell>
          <table:table-cell office:value-type="float" office:value="899.75" calcext:value-type="float">
            <text:p>899.75</text:p>
          </table:table-cell>
        </table:table-row>
        <table:table-row table:style-name="ro1">
          <table:table-cell office:value-type="float" office:value="22095384" calcext:value-type="float">
            <text:p>22095384</text:p>
          </table:table-cell>
          <table:table-cell table:formula="of:=[.A1383]/1000/(60*60*24)" office:value-type="time" office:time-value="PT06H08M15.384S" calcext:value-type="time">
            <text:p>06:08:15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745.3" calcext:value-type="float">
            <text:p>745.3</text:p>
          </table:table-cell>
          <table:table-cell office:value-type="float" office:value="900.35" calcext:value-type="float">
            <text:p>900.35</text:p>
          </table:table-cell>
        </table:table-row>
        <table:table-row table:style-name="ro1">
          <table:table-cell office:value-type="float" office:value="22111384" calcext:value-type="float">
            <text:p>22111384</text:p>
          </table:table-cell>
          <table:table-cell table:formula="of:=[.A1384]/1000/(60*60*24)" office:value-type="time" office:time-value="PT06H08M31.384S" calcext:value-type="time">
            <text:p>06:08:31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745.82" calcext:value-type="float">
            <text:p>745.82</text:p>
          </table:table-cell>
          <table:table-cell office:value-type="float" office:value="900.96" calcext:value-type="float">
            <text:p>900.96</text:p>
          </table:table-cell>
        </table:table-row>
        <table:table-row table:style-name="ro1">
          <table:table-cell office:value-type="float" office:value="22127384" calcext:value-type="float">
            <text:p>22127384</text:p>
          </table:table-cell>
          <table:table-cell table:formula="of:=[.A1385]/1000/(60*60*24)" office:value-type="time" office:time-value="PT06H08M47.384S" calcext:value-type="time">
            <text:p>06:08:47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746.34" calcext:value-type="float">
            <text:p>746.34</text:p>
          </table:table-cell>
          <table:table-cell office:value-type="float" office:value="901.56" calcext:value-type="float">
            <text:p>901.56</text:p>
          </table:table-cell>
        </table:table-row>
        <table:table-row table:style-name="ro1">
          <table:table-cell office:value-type="float" office:value="22143384" calcext:value-type="float">
            <text:p>22143384</text:p>
          </table:table-cell>
          <table:table-cell table:formula="of:=[.A1386]/1000/(60*60*24)" office:value-type="time" office:time-value="PT06H09M03.384S" calcext:value-type="time">
            <text:p>06:09:03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746.86" calcext:value-type="float">
            <text:p>746.86</text:p>
          </table:table-cell>
          <table:table-cell office:value-type="float" office:value="902.17" calcext:value-type="float">
            <text:p>902.17</text:p>
          </table:table-cell>
        </table:table-row>
        <table:table-row table:style-name="ro1">
          <table:table-cell office:value-type="float" office:value="22159384" calcext:value-type="float">
            <text:p>22159384</text:p>
          </table:table-cell>
          <table:table-cell table:formula="of:=[.A1387]/1000/(60*60*24)" office:value-type="time" office:time-value="PT06H09M19.384S" calcext:value-type="time">
            <text:p>06:09:19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747.38" calcext:value-type="float">
            <text:p>747.38</text:p>
          </table:table-cell>
          <table:table-cell office:value-type="float" office:value="902.77" calcext:value-type="float">
            <text:p>902.77</text:p>
          </table:table-cell>
        </table:table-row>
        <table:table-row table:style-name="ro1">
          <table:table-cell office:value-type="float" office:value="22175384" calcext:value-type="float">
            <text:p>22175384</text:p>
          </table:table-cell>
          <table:table-cell table:formula="of:=[.A1388]/1000/(60*60*24)" office:value-type="time" office:time-value="PT06H09M35.384S" calcext:value-type="time">
            <text:p>06:09:35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747.9" calcext:value-type="float">
            <text:p>747.9</text:p>
          </table:table-cell>
          <table:table-cell office:value-type="float" office:value="903.38" calcext:value-type="float">
            <text:p>903.38</text:p>
          </table:table-cell>
        </table:table-row>
        <table:table-row table:style-name="ro1">
          <table:table-cell office:value-type="float" office:value="22191384" calcext:value-type="float">
            <text:p>22191384</text:p>
          </table:table-cell>
          <table:table-cell table:formula="of:=[.A1389]/1000/(60*60*24)" office:value-type="time" office:time-value="PT06H09M51.384S" calcext:value-type="time">
            <text:p>06:09:51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5.57" calcext:value-type="float">
            <text:p>135.57</text:p>
          </table:table-cell>
          <table:table-cell office:value-type="float" office:value="748.42" calcext:value-type="float">
            <text:p>748.42</text:p>
          </table:table-cell>
          <table:table-cell office:value-type="float" office:value="903.98" calcext:value-type="float">
            <text:p>903.98</text:p>
          </table:table-cell>
        </table:table-row>
        <table:table-row table:style-name="ro1">
          <table:table-cell office:value-type="float" office:value="22207384" calcext:value-type="float">
            <text:p>22207384</text:p>
          </table:table-cell>
          <table:table-cell table:formula="of:=[.A1390]/1000/(60*60*24)" office:value-type="time" office:time-value="PT06H10M07.384S" calcext:value-type="time">
            <text:p>06:10:07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748.94" calcext:value-type="float">
            <text:p>748.94</text:p>
          </table:table-cell>
          <table:table-cell office:value-type="float" office:value="904.58" calcext:value-type="float">
            <text:p>904.58</text:p>
          </table:table-cell>
        </table:table-row>
        <table:table-row table:style-name="ro1">
          <table:table-cell office:value-type="float" office:value="22223384" calcext:value-type="float">
            <text:p>22223384</text:p>
          </table:table-cell>
          <table:table-cell table:formula="of:=[.A1391]/1000/(60*60*24)" office:value-type="time" office:time-value="PT06H10M23.384S" calcext:value-type="time">
            <text:p>06:10:23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92" calcext:value-type="float">
            <text:p>135.92</text:p>
          </table:table-cell>
          <table:table-cell office:value-type="float" office:value="749.46" calcext:value-type="float">
            <text:p>749.46</text:p>
          </table:table-cell>
          <table:table-cell office:value-type="float" office:value="905.19" calcext:value-type="float">
            <text:p>905.19</text:p>
          </table:table-cell>
        </table:table-row>
        <table:table-row table:style-name="ro1">
          <table:table-cell office:value-type="float" office:value="22239384" calcext:value-type="float">
            <text:p>22239384</text:p>
          </table:table-cell>
          <table:table-cell table:formula="of:=[.A1392]/1000/(60*60*24)" office:value-type="time" office:time-value="PT06H10M39.384S" calcext:value-type="time">
            <text:p>06:10:39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92" calcext:value-type="float">
            <text:p>135.92</text:p>
          </table:table-cell>
          <table:table-cell office:value-type="float" office:value="749.98" calcext:value-type="float">
            <text:p>749.98</text:p>
          </table:table-cell>
          <table:table-cell office:value-type="float" office:value="905.79" calcext:value-type="float">
            <text:p>905.79</text:p>
          </table:table-cell>
        </table:table-row>
        <table:table-row table:style-name="ro1">
          <table:table-cell office:value-type="float" office:value="22255384" calcext:value-type="float">
            <text:p>22255384</text:p>
          </table:table-cell>
          <table:table-cell table:formula="of:=[.A1393]/1000/(60*60*24)" office:value-type="time" office:time-value="PT06H10M55.384S" calcext:value-type="time">
            <text:p>06:10:55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750.5" calcext:value-type="float">
            <text:p>750.5</text:p>
          </table:table-cell>
          <table:table-cell office:value-type="float" office:value="906.39" calcext:value-type="float">
            <text:p>906.39</text:p>
          </table:table-cell>
        </table:table-row>
        <table:table-row table:style-name="ro1">
          <table:table-cell office:value-type="float" office:value="22271384" calcext:value-type="float">
            <text:p>22271384</text:p>
          </table:table-cell>
          <table:table-cell table:formula="of:=[.A1394]/1000/(60*60*24)" office:value-type="time" office:time-value="PT06H11M11.384S" calcext:value-type="time">
            <text:p>06:11:11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751.02" calcext:value-type="float">
            <text:p>751.02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22287384" calcext:value-type="float">
            <text:p>22287384</text:p>
          </table:table-cell>
          <table:table-cell table:formula="of:=[.A1395]/1000/(60*60*24)" office:value-type="time" office:time-value="PT06H11M27.384S" calcext:value-type="time">
            <text:p>06:11:27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751.54" calcext:value-type="float">
            <text:p>751.54</text:p>
          </table:table-cell>
          <table:table-cell office:value-type="float" office:value="907.6" calcext:value-type="float">
            <text:p>907.6</text:p>
          </table:table-cell>
        </table:table-row>
        <table:table-row table:style-name="ro1">
          <table:table-cell office:value-type="float" office:value="22303384" calcext:value-type="float">
            <text:p>22303384</text:p>
          </table:table-cell>
          <table:table-cell table:formula="of:=[.A1396]/1000/(60*60*24)" office:value-type="time" office:time-value="PT06H11M43.384S" calcext:value-type="time">
            <text:p>06:11:43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8" calcext:value-type="float">
            <text:p>135.8</text:p>
          </table:table-cell>
          <table:table-cell office:value-type="float" office:value="752.06" calcext:value-type="float">
            <text:p>752.06</text:p>
          </table:table-cell>
          <table:table-cell office:value-type="float" office:value="908.2" calcext:value-type="float">
            <text:p>908.2</text:p>
          </table:table-cell>
        </table:table-row>
        <table:table-row table:style-name="ro1">
          <table:table-cell office:value-type="float" office:value="22319384" calcext:value-type="float">
            <text:p>22319384</text:p>
          </table:table-cell>
          <table:table-cell table:formula="of:=[.A1397]/1000/(60*60*24)" office:value-type="time" office:time-value="PT06H11M59.384S" calcext:value-type="time">
            <text:p>06:11:59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52.58" calcext:value-type="float">
            <text:p>752.58</text:p>
          </table:table-cell>
          <table:table-cell office:value-type="float" office:value="908.8" calcext:value-type="float">
            <text:p>908.8</text:p>
          </table:table-cell>
        </table:table-row>
        <table:table-row table:style-name="ro1">
          <table:table-cell office:value-type="float" office:value="22335384" calcext:value-type="float">
            <text:p>22335384</text:p>
          </table:table-cell>
          <table:table-cell table:formula="of:=[.A1398]/1000/(60*60*24)" office:value-type="time" office:time-value="PT06H12M15.384S" calcext:value-type="time">
            <text:p>06:12:15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753.1" calcext:value-type="float">
            <text:p>753.1</text:p>
          </table:table-cell>
          <table:table-cell office:value-type="float" office:value="909.41" calcext:value-type="float">
            <text:p>909.41</text:p>
          </table:table-cell>
        </table:table-row>
        <table:table-row table:style-name="ro1">
          <table:table-cell office:value-type="float" office:value="22351384" calcext:value-type="float">
            <text:p>22351384</text:p>
          </table:table-cell>
          <table:table-cell table:formula="of:=[.A1399]/1000/(60*60*24)" office:value-type="time" office:time-value="PT06H12M31.384S" calcext:value-type="time">
            <text:p>06:12:31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53.62" calcext:value-type="float">
            <text:p>753.62</text:p>
          </table:table-cell>
          <table:table-cell office:value-type="float" office:value="910.01" calcext:value-type="float">
            <text:p>910.01</text:p>
          </table:table-cell>
        </table:table-row>
        <table:table-row table:style-name="ro1">
          <table:table-cell office:value-type="float" office:value="22367384" calcext:value-type="float">
            <text:p>22367384</text:p>
          </table:table-cell>
          <table:table-cell table:formula="of:=[.A1400]/1000/(60*60*24)" office:value-type="time" office:time-value="PT06H12M47.384S" calcext:value-type="time">
            <text:p>06:12:47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54.13" calcext:value-type="float">
            <text:p>754.13</text:p>
          </table:table-cell>
          <table:table-cell office:value-type="float" office:value="910.61" calcext:value-type="float">
            <text:p>910.61</text:p>
          </table:table-cell>
        </table:table-row>
        <table:table-row table:style-name="ro1">
          <table:table-cell office:value-type="float" office:value="22383384" calcext:value-type="float">
            <text:p>22383384</text:p>
          </table:table-cell>
          <table:table-cell table:formula="of:=[.A1401]/1000/(60*60*24)" office:value-type="time" office:time-value="PT06H13M03.384S" calcext:value-type="time">
            <text:p>06:13:03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54.65" calcext:value-type="float">
            <text:p>754.65</text:p>
          </table:table-cell>
          <table:table-cell office:value-type="float" office:value="911.21" calcext:value-type="float">
            <text:p>911.21</text:p>
          </table:table-cell>
        </table:table-row>
        <table:table-row table:style-name="ro1">
          <table:table-cell office:value-type="float" office:value="22399384" calcext:value-type="float">
            <text:p>22399384</text:p>
          </table:table-cell>
          <table:table-cell table:formula="of:=[.A1402]/1000/(60*60*24)" office:value-type="time" office:time-value="PT06H13M19.384S" calcext:value-type="time">
            <text:p>06:13:19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55.17" calcext:value-type="float">
            <text:p>755.17</text:p>
          </table:table-cell>
          <table:table-cell office:value-type="float" office:value="911.81" calcext:value-type="float">
            <text:p>911.81</text:p>
          </table:table-cell>
        </table:table-row>
        <table:table-row table:style-name="ro1">
          <table:table-cell office:value-type="float" office:value="22415384" calcext:value-type="float">
            <text:p>22415384</text:p>
          </table:table-cell>
          <table:table-cell table:formula="of:=[.A1403]/1000/(60*60*24)" office:value-type="time" office:time-value="PT06H13M35.384S" calcext:value-type="time">
            <text:p>06:13:35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55.69" calcext:value-type="float">
            <text:p>755.69</text:p>
          </table:table-cell>
          <table:table-cell office:value-type="float" office:value="912.41" calcext:value-type="float">
            <text:p>912.41</text:p>
          </table:table-cell>
        </table:table-row>
        <table:table-row table:style-name="ro1">
          <table:table-cell office:value-type="float" office:value="22431384" calcext:value-type="float">
            <text:p>22431384</text:p>
          </table:table-cell>
          <table:table-cell table:formula="of:=[.A1404]/1000/(60*60*24)" office:value-type="time" office:time-value="PT06H13M51.384S" calcext:value-type="time">
            <text:p>06:13:51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56.21" calcext:value-type="float">
            <text:p>756.21</text:p>
          </table:table-cell>
          <table:table-cell office:value-type="float" office:value="913.01" calcext:value-type="float">
            <text:p>913.01</text:p>
          </table:table-cell>
        </table:table-row>
        <table:table-row table:style-name="ro1">
          <table:table-cell office:value-type="float" office:value="22447384" calcext:value-type="float">
            <text:p>22447384</text:p>
          </table:table-cell>
          <table:table-cell table:formula="of:=[.A1405]/1000/(60*60*24)" office:value-type="time" office:time-value="PT06H14M07.384S" calcext:value-type="time">
            <text:p>06:14:07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56.73" calcext:value-type="float">
            <text:p>756.73</text:p>
          </table:table-cell>
          <table:table-cell office:value-type="float" office:value="913.62" calcext:value-type="float">
            <text:p>913.62</text:p>
          </table:table-cell>
        </table:table-row>
        <table:table-row table:style-name="ro1">
          <table:table-cell office:value-type="float" office:value="22463384" calcext:value-type="float">
            <text:p>22463384</text:p>
          </table:table-cell>
          <table:table-cell table:formula="of:=[.A1406]/1000/(60*60*24)" office:value-type="time" office:time-value="PT06H14M23.384S" calcext:value-type="time">
            <text:p>06:14:23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57.25" calcext:value-type="float">
            <text:p>757.25</text:p>
          </table:table-cell>
          <table:table-cell office:value-type="float" office:value="914.22" calcext:value-type="float">
            <text:p>914.22</text:p>
          </table:table-cell>
        </table:table-row>
        <table:table-row table:style-name="ro1">
          <table:table-cell office:value-type="float" office:value="22479384" calcext:value-type="float">
            <text:p>22479384</text:p>
          </table:table-cell>
          <table:table-cell table:formula="of:=[.A1407]/1000/(60*60*24)" office:value-type="time" office:time-value="PT06H14M39.384S" calcext:value-type="time">
            <text:p>06:14:39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4.75" calcext:value-type="float">
            <text:p>134.75</text:p>
          </table:table-cell>
          <table:table-cell office:value-type="float" office:value="757.76" calcext:value-type="float">
            <text:p>757.76</text:p>
          </table:table-cell>
          <table:table-cell office:value-type="float" office:value="914.82" calcext:value-type="float">
            <text:p>914.82</text:p>
          </table:table-cell>
        </table:table-row>
        <table:table-row table:style-name="ro1">
          <table:table-cell office:value-type="float" office:value="22495384" calcext:value-type="float">
            <text:p>22495384</text:p>
          </table:table-cell>
          <table:table-cell table:formula="of:=[.A1408]/1000/(60*60*24)" office:value-type="time" office:time-value="PT06H14M55.384S" calcext:value-type="time">
            <text:p>06:14:55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58.28" calcext:value-type="float">
            <text:p>758.28</text:p>
          </table:table-cell>
          <table:table-cell office:value-type="float" office:value="915.42" calcext:value-type="float">
            <text:p>915.42</text:p>
          </table:table-cell>
        </table:table-row>
        <table:table-row table:style-name="ro1">
          <table:table-cell office:value-type="float" office:value="22511384" calcext:value-type="float">
            <text:p>22511384</text:p>
          </table:table-cell>
          <table:table-cell table:formula="of:=[.A1409]/1000/(60*60*24)" office:value-type="time" office:time-value="PT06H15M11.384S" calcext:value-type="time">
            <text:p>06:15:11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58.8" calcext:value-type="float">
            <text:p>758.8</text:p>
          </table:table-cell>
          <table:table-cell office:value-type="float" office:value="916.02" calcext:value-type="float">
            <text:p>916.02</text:p>
          </table:table-cell>
        </table:table-row>
        <table:table-row table:style-name="ro1">
          <table:table-cell office:value-type="float" office:value="22527384" calcext:value-type="float">
            <text:p>22527384</text:p>
          </table:table-cell>
          <table:table-cell table:formula="of:=[.A1410]/1000/(60*60*24)" office:value-type="time" office:time-value="PT06H15M27.384S" calcext:value-type="time">
            <text:p>06:15:27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59.32" calcext:value-type="float">
            <text:p>759.32</text:p>
          </table:table-cell>
          <table:table-cell office:value-type="float" office:value="916.62" calcext:value-type="float">
            <text:p>916.62</text:p>
          </table:table-cell>
        </table:table-row>
        <table:table-row table:style-name="ro1">
          <table:table-cell office:value-type="float" office:value="22543384" calcext:value-type="float">
            <text:p>22543384</text:p>
          </table:table-cell>
          <table:table-cell table:formula="of:=[.A1411]/1000/(60*60*24)" office:value-type="time" office:time-value="PT06H15M43.384S" calcext:value-type="time">
            <text:p>06:15:43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59.84" calcext:value-type="float">
            <text:p>759.84</text:p>
          </table:table-cell>
          <table:table-cell office:value-type="float" office:value="917.22" calcext:value-type="float">
            <text:p>917.22</text:p>
          </table:table-cell>
        </table:table-row>
        <table:table-row table:style-name="ro1">
          <table:table-cell office:value-type="float" office:value="22559384" calcext:value-type="float">
            <text:p>22559384</text:p>
          </table:table-cell>
          <table:table-cell table:formula="of:=[.A1412]/1000/(60*60*24)" office:value-type="time" office:time-value="PT06H15M59.384S" calcext:value-type="time">
            <text:p>06:15:59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60.36" calcext:value-type="float">
            <text:p>760.36</text:p>
          </table:table-cell>
          <table:table-cell office:value-type="float" office:value="917.82" calcext:value-type="float">
            <text:p>917.82</text:p>
          </table:table-cell>
        </table:table-row>
        <table:table-row table:style-name="ro1">
          <table:table-cell office:value-type="float" office:value="22575384" calcext:value-type="float">
            <text:p>22575384</text:p>
          </table:table-cell>
          <table:table-cell table:formula="of:=[.A1413]/1000/(60*60*24)" office:value-type="time" office:time-value="PT06H16M15.384S" calcext:value-type="time">
            <text:p>06:16:15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60.87" calcext:value-type="float">
            <text:p>760.87</text:p>
          </table:table-cell>
          <table:table-cell office:value-type="float" office:value="918.42" calcext:value-type="float">
            <text:p>918.42</text:p>
          </table:table-cell>
        </table:table-row>
        <table:table-row table:style-name="ro1">
          <table:table-cell office:value-type="float" office:value="22591384" calcext:value-type="float">
            <text:p>22591384</text:p>
          </table:table-cell>
          <table:table-cell table:formula="of:=[.A1414]/1000/(60*60*24)" office:value-type="time" office:time-value="PT06H16M31.384S" calcext:value-type="time">
            <text:p>06:16:31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5.1" calcext:value-type="float">
            <text:p>135.1</text:p>
          </table:table-cell>
          <table:table-cell office:value-type="float" office:value="761.39" calcext:value-type="float">
            <text:p>761.39</text:p>
          </table:table-cell>
          <table:table-cell office:value-type="float" office:value="919.02" calcext:value-type="float">
            <text:p>919.02</text:p>
          </table:table-cell>
        </table:table-row>
        <table:table-row table:style-name="ro1">
          <table:table-cell office:value-type="float" office:value="22607384" calcext:value-type="float">
            <text:p>22607384</text:p>
          </table:table-cell>
          <table:table-cell table:formula="of:=[.A1415]/1000/(60*60*24)" office:value-type="time" office:time-value="PT06H16M47.384S" calcext:value-type="time">
            <text:p>06:16:47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5.1" calcext:value-type="float">
            <text:p>135.1</text:p>
          </table:table-cell>
          <table:table-cell office:value-type="float" office:value="761.91" calcext:value-type="float">
            <text:p>761.91</text:p>
          </table:table-cell>
          <table:table-cell office:value-type="float" office:value="919.62" calcext:value-type="float">
            <text:p>919.62</text:p>
          </table:table-cell>
        </table:table-row>
        <table:table-row table:style-name="ro1">
          <table:table-cell office:value-type="float" office:value="22623384" calcext:value-type="float">
            <text:p>22623384</text:p>
          </table:table-cell>
          <table:table-cell table:formula="of:=[.A1416]/1000/(60*60*24)" office:value-type="time" office:time-value="PT06H17M03.384S" calcext:value-type="time">
            <text:p>06:17:03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762.43" calcext:value-type="float">
            <text:p>762.43</text:p>
          </table:table-cell>
          <table:table-cell office:value-type="float" office:value="920.22" calcext:value-type="float">
            <text:p>920.22</text:p>
          </table:table-cell>
        </table:table-row>
        <table:table-row table:style-name="ro1">
          <table:table-cell office:value-type="float" office:value="22639384" calcext:value-type="float">
            <text:p>22639384</text:p>
          </table:table-cell>
          <table:table-cell table:formula="of:=[.A1417]/1000/(60*60*24)" office:value-type="time" office:time-value="PT06H17M19.384S" calcext:value-type="time">
            <text:p>06:17:19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5.1" calcext:value-type="float">
            <text:p>135.1</text:p>
          </table:table-cell>
          <table:table-cell office:value-type="float" office:value="762.95" calcext:value-type="float">
            <text:p>762.95</text:p>
          </table:table-cell>
          <table:table-cell office:value-type="float" office:value="920.82" calcext:value-type="float">
            <text:p>920.82</text:p>
          </table:table-cell>
        </table:table-row>
        <table:table-row table:style-name="ro1">
          <table:table-cell office:value-type="float" office:value="22655384" calcext:value-type="float">
            <text:p>22655384</text:p>
          </table:table-cell>
          <table:table-cell table:formula="of:=[.A1418]/1000/(60*60*24)" office:value-type="time" office:time-value="PT06H17M35.384S" calcext:value-type="time">
            <text:p>06:17:35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5.1" calcext:value-type="float">
            <text:p>135.1</text:p>
          </table:table-cell>
          <table:table-cell office:value-type="float" office:value="763.46" calcext:value-type="float">
            <text:p>763.46</text:p>
          </table:table-cell>
          <table:table-cell office:value-type="float" office:value="921.42" calcext:value-type="float">
            <text:p>921.42</text:p>
          </table:table-cell>
        </table:table-row>
        <table:table-row table:style-name="ro1">
          <table:table-cell office:value-type="float" office:value="22671384" calcext:value-type="float">
            <text:p>22671384</text:p>
          </table:table-cell>
          <table:table-cell table:formula="of:=[.A1419]/1000/(60*60*24)" office:value-type="time" office:time-value="PT06H17M51.384S" calcext:value-type="time">
            <text:p>06:17:51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763.98" calcext:value-type="float">
            <text:p>763.98</text:p>
          </table:table-cell>
          <table:table-cell office:value-type="float" office:value="922.01" calcext:value-type="float">
            <text:p>922.01</text:p>
          </table:table-cell>
        </table:table-row>
        <table:table-row table:style-name="ro1">
          <table:table-cell office:value-type="float" office:value="22687384" calcext:value-type="float">
            <text:p>22687384</text:p>
          </table:table-cell>
          <table:table-cell table:formula="of:=[.A1420]/1000/(60*60*24)" office:value-type="time" office:time-value="PT06H18M07.384S" calcext:value-type="time">
            <text:p>06:18:07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98" calcext:value-type="float">
            <text:p>134.98</text:p>
          </table:table-cell>
          <table:table-cell office:value-type="float" office:value="764.5" calcext:value-type="float">
            <text:p>764.5</text:p>
          </table:table-cell>
          <table:table-cell office:value-type="float" office:value="922.61" calcext:value-type="float">
            <text:p>922.61</text:p>
          </table:table-cell>
        </table:table-row>
        <table:table-row table:style-name="ro1">
          <table:table-cell office:value-type="float" office:value="22703384" calcext:value-type="float">
            <text:p>22703384</text:p>
          </table:table-cell>
          <table:table-cell table:formula="of:=[.A1421]/1000/(60*60*24)" office:value-type="time" office:time-value="PT06H18M23.384S" calcext:value-type="time">
            <text:p>06:18:23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98" calcext:value-type="float">
            <text:p>134.98</text:p>
          </table:table-cell>
          <table:table-cell office:value-type="float" office:value="765.02" calcext:value-type="float">
            <text:p>765.02</text:p>
          </table:table-cell>
          <table:table-cell office:value-type="float" office:value="923.21" calcext:value-type="float">
            <text:p>923.21</text:p>
          </table:table-cell>
        </table:table-row>
        <table:table-row table:style-name="ro1">
          <table:table-cell office:value-type="float" office:value="22719384" calcext:value-type="float">
            <text:p>22719384</text:p>
          </table:table-cell>
          <table:table-cell table:formula="of:=[.A1422]/1000/(60*60*24)" office:value-type="time" office:time-value="PT06H18M39.384S" calcext:value-type="time">
            <text:p>06:18:39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765.53" calcext:value-type="float">
            <text:p>765.53</text:p>
          </table:table-cell>
          <table:table-cell office:value-type="float" office:value="923.81" calcext:value-type="float">
            <text:p>923.81</text:p>
          </table:table-cell>
        </table:table-row>
        <table:table-row table:style-name="ro1">
          <table:table-cell office:value-type="float" office:value="22735384" calcext:value-type="float">
            <text:p>22735384</text:p>
          </table:table-cell>
          <table:table-cell table:formula="of:=[.A1423]/1000/(60*60*24)" office:value-type="time" office:time-value="PT06H18M55.384S" calcext:value-type="time">
            <text:p>06:18:55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766.05" calcext:value-type="float">
            <text:p>766.05</text:p>
          </table:table-cell>
          <table:table-cell office:value-type="float" office:value="924.41" calcext:value-type="float">
            <text:p>924.41</text:p>
          </table:table-cell>
        </table:table-row>
        <table:table-row table:style-name="ro1">
          <table:table-cell office:value-type="float" office:value="22751384" calcext:value-type="float">
            <text:p>22751384</text:p>
          </table:table-cell>
          <table:table-cell table:formula="of:=[.A1424]/1000/(60*60*24)" office:value-type="time" office:time-value="PT06H19M11.384S" calcext:value-type="time">
            <text:p>06:19:11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766.57" calcext:value-type="float">
            <text:p>766.57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22767384" calcext:value-type="float">
            <text:p>22767384</text:p>
          </table:table-cell>
          <table:table-cell table:formula="of:=[.A1425]/1000/(60*60*24)" office:value-type="time" office:time-value="PT06H19M27.384S" calcext:value-type="time">
            <text:p>06:19:27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767.08" calcext:value-type="float">
            <text:p>767.08</text:p>
          </table:table-cell>
          <table:table-cell office:value-type="float" office:value="925.6" calcext:value-type="float">
            <text:p>925.6</text:p>
          </table:table-cell>
        </table:table-row>
        <table:table-row table:style-name="ro1">
          <table:table-cell office:value-type="float" office:value="22783384" calcext:value-type="float">
            <text:p>22783384</text:p>
          </table:table-cell>
          <table:table-cell table:formula="of:=[.A1426]/1000/(60*60*24)" office:value-type="time" office:time-value="PT06H19M43.384S" calcext:value-type="time">
            <text:p>06:19:43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767.6" calcext:value-type="float">
            <text:p>767.6</text:p>
          </table:table-cell>
          <table:table-cell office:value-type="float" office:value="926.2" calcext:value-type="float">
            <text:p>926.2</text:p>
          </table:table-cell>
        </table:table-row>
        <table:table-row table:style-name="ro1">
          <table:table-cell office:value-type="float" office:value="22799384" calcext:value-type="float">
            <text:p>22799384</text:p>
          </table:table-cell>
          <table:table-cell table:formula="of:=[.A1427]/1000/(60*60*24)" office:value-type="time" office:time-value="PT06H19M59.384S" calcext:value-type="time">
            <text:p>06:19:59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768.12" calcext:value-type="float">
            <text:p>768.12</text:p>
          </table:table-cell>
          <table:table-cell office:value-type="float" office:value="926.8" calcext:value-type="float">
            <text:p>926.8</text:p>
          </table:table-cell>
        </table:table-row>
        <table:table-row table:style-name="ro1">
          <table:table-cell office:value-type="float" office:value="22815383" calcext:value-type="float">
            <text:p>22815383</text:p>
          </table:table-cell>
          <table:table-cell table:formula="of:=[.A1428]/1000/(60*60*24)" office:value-type="time" office:time-value="PT06H20M15.383S" calcext:value-type="time">
            <text:p>06:20:15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768.63" calcext:value-type="float">
            <text:p>768.63</text:p>
          </table:table-cell>
          <table:table-cell office:value-type="float" office:value="927.39" calcext:value-type="float">
            <text:p>927.39</text:p>
          </table:table-cell>
        </table:table-row>
        <table:table-row table:style-name="ro1">
          <table:table-cell office:value-type="float" office:value="22831384" calcext:value-type="float">
            <text:p>22831384</text:p>
          </table:table-cell>
          <table:table-cell table:formula="of:=[.A1429]/1000/(60*60*24)" office:value-type="time" office:time-value="PT06H20M31.384S" calcext:value-type="time">
            <text:p>06:20:31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769.15" calcext:value-type="float">
            <text:p>769.15</text:p>
          </table:table-cell>
          <table:table-cell office:value-type="float" office:value="927.99" calcext:value-type="float">
            <text:p>927.99</text:p>
          </table:table-cell>
        </table:table-row>
        <table:table-row table:style-name="ro1">
          <table:table-cell office:value-type="float" office:value="22847384" calcext:value-type="float">
            <text:p>22847384</text:p>
          </table:table-cell>
          <table:table-cell table:formula="of:=[.A1430]/1000/(60*60*24)" office:value-type="time" office:time-value="PT06H20M47.384S" calcext:value-type="time">
            <text:p>06:20:47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769.67" calcext:value-type="float">
            <text:p>769.67</text:p>
          </table:table-cell>
          <table:table-cell office:value-type="float" office:value="928.59" calcext:value-type="float">
            <text:p>928.59</text:p>
          </table:table-cell>
        </table:table-row>
        <table:table-row table:style-name="ro1">
          <table:table-cell office:value-type="float" office:value="22863384" calcext:value-type="float">
            <text:p>22863384</text:p>
          </table:table-cell>
          <table:table-cell table:formula="of:=[.A1431]/1000/(60*60*24)" office:value-type="time" office:time-value="PT06H21M03.384S" calcext:value-type="time">
            <text:p>06:21:03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770.18" calcext:value-type="float">
            <text:p>770.18</text:p>
          </table:table-cell>
          <table:table-cell office:value-type="float" office:value="929.19" calcext:value-type="float">
            <text:p>929.19</text:p>
          </table:table-cell>
        </table:table-row>
        <table:table-row table:style-name="ro1">
          <table:table-cell office:value-type="float" office:value="22879384" calcext:value-type="float">
            <text:p>22879384</text:p>
          </table:table-cell>
          <table:table-cell table:formula="of:=[.A1432]/1000/(60*60*24)" office:value-type="time" office:time-value="PT06H21M19.384S" calcext:value-type="time">
            <text:p>06:21:19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770.7" calcext:value-type="float">
            <text:p>770.7</text:p>
          </table:table-cell>
          <table:table-cell office:value-type="float" office:value="929.78" calcext:value-type="float">
            <text:p>929.78</text:p>
          </table:table-cell>
        </table:table-row>
        <table:table-row table:style-name="ro1">
          <table:table-cell office:value-type="float" office:value="22895384" calcext:value-type="float">
            <text:p>22895384</text:p>
          </table:table-cell>
          <table:table-cell table:formula="of:=[.A1433]/1000/(60*60*24)" office:value-type="time" office:time-value="PT06H21M35.384S" calcext:value-type="time">
            <text:p>06:21:35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771.22" calcext:value-type="float">
            <text:p>771.22</text:p>
          </table:table-cell>
          <table:table-cell office:value-type="float" office:value="930.38" calcext:value-type="float">
            <text:p>930.38</text:p>
          </table:table-cell>
        </table:table-row>
        <table:table-row table:style-name="ro1">
          <table:table-cell office:value-type="float" office:value="22911384" calcext:value-type="float">
            <text:p>22911384</text:p>
          </table:table-cell>
          <table:table-cell table:formula="of:=[.A1434]/1000/(60*60*24)" office:value-type="time" office:time-value="PT06H21M51.384S" calcext:value-type="time">
            <text:p>06:21:51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771.73" calcext:value-type="float">
            <text:p>771.73</text:p>
          </table:table-cell>
          <table:table-cell office:value-type="float" office:value="930.98" calcext:value-type="float">
            <text:p>930.98</text:p>
          </table:table-cell>
        </table:table-row>
        <table:table-row table:style-name="ro1">
          <table:table-cell office:value-type="float" office:value="22927384" calcext:value-type="float">
            <text:p>22927384</text:p>
          </table:table-cell>
          <table:table-cell table:formula="of:=[.A1435]/1000/(60*60*24)" office:value-type="time" office:time-value="PT06H22M07.384S" calcext:value-type="time">
            <text:p>06:22:07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772.25" calcext:value-type="float">
            <text:p>772.25</text:p>
          </table:table-cell>
          <table:table-cell office:value-type="float" office:value="931.57" calcext:value-type="float">
            <text:p>931.57</text:p>
          </table:table-cell>
        </table:table-row>
        <table:table-row table:style-name="ro1">
          <table:table-cell office:value-type="float" office:value="22943384" calcext:value-type="float">
            <text:p>22943384</text:p>
          </table:table-cell>
          <table:table-cell table:formula="of:=[.A1436]/1000/(60*60*24)" office:value-type="time" office:time-value="PT06H22M23.384S" calcext:value-type="time">
            <text:p>06:22:23</text:p>
          </table:table-cell>
          <table:table-cell office:value-type="float" office:value="1.15" calcext:value-type="float">
            <text:p>1.15</text:p>
          </table:table-cell>
          <table:table-cell office:value-type="float" office:value="116.1" calcext:value-type="float">
            <text:p>116.1</text:p>
          </table:table-cell>
          <table:table-cell office:value-type="float" office:value="133.7" calcext:value-type="float">
            <text:p>133.7</text:p>
          </table:table-cell>
          <table:table-cell office:value-type="float" office:value="772.77" calcext:value-type="float">
            <text:p>772.77</text:p>
          </table:table-cell>
          <table:table-cell office:value-type="float" office:value="932.17" calcext:value-type="float">
            <text:p>932.17</text:p>
          </table:table-cell>
        </table:table-row>
        <table:table-row table:style-name="ro1">
          <table:table-cell office:value-type="float" office:value="22959384" calcext:value-type="float">
            <text:p>22959384</text:p>
          </table:table-cell>
          <table:table-cell table:formula="of:=[.A1437]/1000/(60*60*24)" office:value-type="time" office:time-value="PT06H22M39.384S" calcext:value-type="time">
            <text:p>06:22:39</text:p>
          </table:table-cell>
          <table:table-cell office:value-type="float" office:value="1.16" calcext:value-type="float">
            <text:p>1.16</text:p>
          </table:table-cell>
          <table:table-cell office:value-type="float" office:value="116.1" calcext:value-type="float">
            <text:p>116.1</text:p>
          </table:table-cell>
          <table:table-cell office:value-type="float" office:value="134.17" calcext:value-type="float">
            <text:p>134.17</text:p>
          </table:table-cell>
          <table:table-cell office:value-type="float" office:value="773.28" calcext:value-type="float">
            <text:p>773.28</text:p>
          </table:table-cell>
          <table:table-cell office:value-type="float" office:value="932.76" calcext:value-type="float">
            <text:p>932.76</text:p>
          </table:table-cell>
        </table:table-row>
        <table:table-row table:style-name="ro1">
          <table:table-cell office:value-type="float" office:value="22975384" calcext:value-type="float">
            <text:p>22975384</text:p>
          </table:table-cell>
          <table:table-cell table:formula="of:=[.A1438]/1000/(60*60*24)" office:value-type="time" office:time-value="PT06H22M55.384S" calcext:value-type="time">
            <text:p>06:22:55</text:p>
          </table:table-cell>
          <table:table-cell office:value-type="float" office:value="1.16" calcext:value-type="float">
            <text:p>1.16</text:p>
          </table:table-cell>
          <table:table-cell office:value-type="float" office:value="116.1" calcext:value-type="float">
            <text:p>116.1</text:p>
          </table:table-cell>
          <table:table-cell office:value-type="float" office:value="134.17" calcext:value-type="float">
            <text:p>134.17</text:p>
          </table:table-cell>
          <table:table-cell office:value-type="float" office:value="773.8" calcext:value-type="float">
            <text:p>773.8</text:p>
          </table:table-cell>
          <table:table-cell office:value-type="float" office:value="933.36" calcext:value-type="float">
            <text:p>933.36</text:p>
          </table:table-cell>
        </table:table-row>
        <table:table-row table:style-name="ro1">
          <table:table-cell office:value-type="float" office:value="22991384" calcext:value-type="float">
            <text:p>22991384</text:p>
          </table:table-cell>
          <table:table-cell table:formula="of:=[.A1439]/1000/(60*60*24)" office:value-type="time" office:time-value="PT06H23M11.384S" calcext:value-type="time">
            <text:p>06:23:11</text:p>
          </table:table-cell>
          <table:table-cell office:value-type="float" office:value="1.16" calcext:value-type="float">
            <text:p>1.16</text:p>
          </table:table-cell>
          <table:table-cell office:value-type="float" office:value="116.1" calcext:value-type="float">
            <text:p>116.1</text:p>
          </table:table-cell>
          <table:table-cell office:value-type="float" office:value="134.17" calcext:value-type="float">
            <text:p>134.17</text:p>
          </table:table-cell>
          <table:table-cell office:value-type="float" office:value="774.31" calcext:value-type="float">
            <text:p>774.31</text:p>
          </table:table-cell>
          <table:table-cell office:value-type="float" office:value="933.96" calcext:value-type="float">
            <text:p>933.96</text:p>
          </table:table-cell>
        </table:table-row>
        <table:table-row table:style-name="ro1">
          <table:table-cell office:value-type="float" office:value="23007384" calcext:value-type="float">
            <text:p>23007384</text:p>
          </table:table-cell>
          <table:table-cell table:formula="of:=[.A1440]/1000/(60*60*24)" office:value-type="time" office:time-value="PT06H23M27.384S" calcext:value-type="time">
            <text:p>06:23:27</text:p>
          </table:table-cell>
          <table:table-cell office:value-type="float" office:value="1.16" calcext:value-type="float">
            <text:p>1.16</text:p>
          </table:table-cell>
          <table:table-cell office:value-type="float" office:value="116.1" calcext:value-type="float">
            <text:p>116.1</text:p>
          </table:table-cell>
          <table:table-cell office:value-type="float" office:value="134.17" calcext:value-type="float">
            <text:p>134.17</text:p>
          </table:table-cell>
          <table:table-cell office:value-type="float" office:value="774.83" calcext:value-type="float">
            <text:p>774.83</text:p>
          </table:table-cell>
          <table:table-cell office:value-type="float" office:value="934.55" calcext:value-type="float">
            <text:p>934.55</text:p>
          </table:table-cell>
        </table:table-row>
        <table:table-row table:style-name="ro1">
          <table:table-cell office:value-type="float" office:value="23023384" calcext:value-type="float">
            <text:p>23023384</text:p>
          </table:table-cell>
          <table:table-cell table:formula="of:=[.A1441]/1000/(60*60*24)" office:value-type="time" office:time-value="PT06H23M43.384S" calcext:value-type="time">
            <text:p>06:23:43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9" calcext:value-type="float">
            <text:p>133.59</text:p>
          </table:table-cell>
          <table:table-cell office:value-type="float" office:value="775.35" calcext:value-type="float">
            <text:p>775.35</text:p>
          </table:table-cell>
          <table:table-cell office:value-type="float" office:value="935.15" calcext:value-type="float">
            <text:p>935.15</text:p>
          </table:table-cell>
        </table:table-row>
        <table:table-row table:style-name="ro1">
          <table:table-cell office:value-type="float" office:value="23039384" calcext:value-type="float">
            <text:p>23039384</text:p>
          </table:table-cell>
          <table:table-cell table:formula="of:=[.A1442]/1000/(60*60*24)" office:value-type="time" office:time-value="PT06H23M59.384S" calcext:value-type="time">
            <text:p>06:23:59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9" calcext:value-type="float">
            <text:p>133.59</text:p>
          </table:table-cell>
          <table:table-cell office:value-type="float" office:value="775.86" calcext:value-type="float">
            <text:p>775.86</text:p>
          </table:table-cell>
          <table:table-cell office:value-type="float" office:value="935.74" calcext:value-type="float">
            <text:p>935.74</text:p>
          </table:table-cell>
        </table:table-row>
        <table:table-row table:style-name="ro1">
          <table:table-cell office:value-type="float" office:value="23055384" calcext:value-type="float">
            <text:p>23055384</text:p>
          </table:table-cell>
          <table:table-cell table:formula="of:=[.A1443]/1000/(60*60*24)" office:value-type="time" office:time-value="PT06H24M15.384S" calcext:value-type="time">
            <text:p>06:24:15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9" calcext:value-type="float">
            <text:p>133.59</text:p>
          </table:table-cell>
          <table:table-cell office:value-type="float" office:value="776.38" calcext:value-type="float">
            <text:p>776.38</text:p>
          </table:table-cell>
          <table:table-cell office:value-type="float" office:value="936.34" calcext:value-type="float">
            <text:p>936.34</text:p>
          </table:table-cell>
        </table:table-row>
        <table:table-row table:style-name="ro1">
          <table:table-cell office:value-type="float" office:value="23071384" calcext:value-type="float">
            <text:p>23071384</text:p>
          </table:table-cell>
          <table:table-cell table:formula="of:=[.A1444]/1000/(60*60*24)" office:value-type="time" office:time-value="PT06H24M31.384S" calcext:value-type="time">
            <text:p>06:24:31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9" calcext:value-type="float">
            <text:p>133.59</text:p>
          </table:table-cell>
          <table:table-cell office:value-type="float" office:value="776.89" calcext:value-type="float">
            <text:p>776.89</text:p>
          </table:table-cell>
          <table:table-cell office:value-type="float" office:value="936.93" calcext:value-type="float">
            <text:p>936.93</text:p>
          </table:table-cell>
        </table:table-row>
        <table:table-row table:style-name="ro1">
          <table:table-cell office:value-type="float" office:value="23087384" calcext:value-type="float">
            <text:p>23087384</text:p>
          </table:table-cell>
          <table:table-cell table:formula="of:=[.A1445]/1000/(60*60*24)" office:value-type="time" office:time-value="PT06H24M47.384S" calcext:value-type="time">
            <text:p>06:24:47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9" calcext:value-type="float">
            <text:p>133.59</text:p>
          </table:table-cell>
          <table:table-cell office:value-type="float" office:value="777.41" calcext:value-type="float">
            <text:p>777.41</text:p>
          </table:table-cell>
          <table:table-cell office:value-type="float" office:value="937.52" calcext:value-type="float">
            <text:p>937.52</text:p>
          </table:table-cell>
        </table:table-row>
        <table:table-row table:style-name="ro1">
          <table:table-cell office:value-type="float" office:value="23103384" calcext:value-type="float">
            <text:p>23103384</text:p>
          </table:table-cell>
          <table:table-cell table:formula="of:=[.A1446]/1000/(60*60*24)" office:value-type="time" office:time-value="PT06H25M03.384S" calcext:value-type="time">
            <text:p>06:25:03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777.92" calcext:value-type="float">
            <text:p>777.92</text:p>
          </table:table-cell>
          <table:table-cell office:value-type="float" office:value="938.12" calcext:value-type="float">
            <text:p>938.12</text:p>
          </table:table-cell>
        </table:table-row>
        <table:table-row table:style-name="ro1">
          <table:table-cell office:value-type="float" office:value="23119384" calcext:value-type="float">
            <text:p>23119384</text:p>
          </table:table-cell>
          <table:table-cell table:formula="of:=[.A1447]/1000/(60*60*24)" office:value-type="time" office:time-value="PT06H25M19.384S" calcext:value-type="time">
            <text:p>06:25:19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778.44" calcext:value-type="float">
            <text:p>778.44</text:p>
          </table:table-cell>
          <table:table-cell office:value-type="float" office:value="938.71" calcext:value-type="float">
            <text:p>938.71</text:p>
          </table:table-cell>
        </table:table-row>
        <table:table-row table:style-name="ro1">
          <table:table-cell office:value-type="float" office:value="23135384" calcext:value-type="float">
            <text:p>23135384</text:p>
          </table:table-cell>
          <table:table-cell table:formula="of:=[.A1448]/1000/(60*60*24)" office:value-type="time" office:time-value="PT06H25M35.384S" calcext:value-type="time">
            <text:p>06:25:35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778.95" calcext:value-type="float">
            <text:p>778.95</text:p>
          </table:table-cell>
          <table:table-cell office:value-type="float" office:value="939.31" calcext:value-type="float">
            <text:p>939.31</text:p>
          </table:table-cell>
        </table:table-row>
        <table:table-row table:style-name="ro1">
          <table:table-cell office:value-type="float" office:value="23151384" calcext:value-type="float">
            <text:p>23151384</text:p>
          </table:table-cell>
          <table:table-cell table:formula="of:=[.A1449]/1000/(60*60*24)" office:value-type="time" office:time-value="PT06H25M51.384S" calcext:value-type="time">
            <text:p>06:25:51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779.47" calcext:value-type="float">
            <text:p>779.47</text:p>
          </table:table-cell>
          <table:table-cell office:value-type="float" office:value="939.9" calcext:value-type="float">
            <text:p>939.9</text:p>
          </table:table-cell>
        </table:table-row>
        <table:table-row table:style-name="ro1">
          <table:table-cell office:value-type="float" office:value="23167384" calcext:value-type="float">
            <text:p>23167384</text:p>
          </table:table-cell>
          <table:table-cell table:formula="of:=[.A1450]/1000/(60*60*24)" office:value-type="time" office:time-value="PT06H26M07.384S" calcext:value-type="time">
            <text:p>06:26:07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779.98" calcext:value-type="float">
            <text:p>779.98</text:p>
          </table:table-cell>
          <table:table-cell office:value-type="float" office:value="940.49" calcext:value-type="float">
            <text:p>940.49</text:p>
          </table:table-cell>
        </table:table-row>
        <table:table-row table:style-name="ro1">
          <table:table-cell office:value-type="float" office:value="23183384" calcext:value-type="float">
            <text:p>23183384</text:p>
          </table:table-cell>
          <table:table-cell table:formula="of:=[.A1451]/1000/(60*60*24)" office:value-type="time" office:time-value="PT06H26M23.384S" calcext:value-type="time">
            <text:p>06:26:23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780.5" calcext:value-type="float">
            <text:p>780.5</text:p>
          </table:table-cell>
          <table:table-cell office:value-type="float" office:value="941.09" calcext:value-type="float">
            <text:p>941.09</text:p>
          </table:table-cell>
        </table:table-row>
        <table:table-row table:style-name="ro1">
          <table:table-cell office:value-type="float" office:value="23199384" calcext:value-type="float">
            <text:p>23199384</text:p>
          </table:table-cell>
          <table:table-cell table:formula="of:=[.A1452]/1000/(60*60*24)" office:value-type="time" office:time-value="PT06H26M39.384S" calcext:value-type="time">
            <text:p>06:26:39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781.01" calcext:value-type="float">
            <text:p>781.01</text:p>
          </table:table-cell>
          <table:table-cell office:value-type="float" office:value="941.68" calcext:value-type="float">
            <text:p>941.68</text:p>
          </table:table-cell>
        </table:table-row>
        <table:table-row table:style-name="ro1">
          <table:table-cell office:value-type="float" office:value="23215384" calcext:value-type="float">
            <text:p>23215384</text:p>
          </table:table-cell>
          <table:table-cell table:formula="of:=[.A1453]/1000/(60*60*24)" office:value-type="time" office:time-value="PT06H26M55.384S" calcext:value-type="time">
            <text:p>06:26:55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781.53" calcext:value-type="float">
            <text:p>781.53</text:p>
          </table:table-cell>
          <table:table-cell office:value-type="float" office:value="942.27" calcext:value-type="float">
            <text:p>942.27</text:p>
          </table:table-cell>
        </table:table-row>
        <table:table-row table:style-name="ro1">
          <table:table-cell office:value-type="float" office:value="23231384" calcext:value-type="float">
            <text:p>23231384</text:p>
          </table:table-cell>
          <table:table-cell table:formula="of:=[.A1454]/1000/(60*60*24)" office:value-type="time" office:time-value="PT06H27M11.384S" calcext:value-type="time">
            <text:p>06:27:11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2.89" calcext:value-type="float">
            <text:p>132.89</text:p>
          </table:table-cell>
          <table:table-cell office:value-type="float" office:value="782.04" calcext:value-type="float">
            <text:p>782.04</text:p>
          </table:table-cell>
          <table:table-cell office:value-type="float" office:value="942.86" calcext:value-type="float">
            <text:p>942.86</text:p>
          </table:table-cell>
        </table:table-row>
        <table:table-row table:style-name="ro1">
          <table:table-cell office:value-type="float" office:value="23247384" calcext:value-type="float">
            <text:p>23247384</text:p>
          </table:table-cell>
          <table:table-cell table:formula="of:=[.A1455]/1000/(60*60*24)" office:value-type="time" office:time-value="PT06H27M27.384S" calcext:value-type="time">
            <text:p>06:27:27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782.56" calcext:value-type="float">
            <text:p>782.56</text:p>
          </table:table-cell>
          <table:table-cell office:value-type="float" office:value="943.46" calcext:value-type="float">
            <text:p>943.46</text:p>
          </table:table-cell>
        </table:table-row>
        <table:table-row table:style-name="ro1">
          <table:table-cell office:value-type="float" office:value="23263384" calcext:value-type="float">
            <text:p>23263384</text:p>
          </table:table-cell>
          <table:table-cell table:formula="of:=[.A1456]/1000/(60*60*24)" office:value-type="time" office:time-value="PT06H27M43.384S" calcext:value-type="time">
            <text:p>06:27:43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783.07" calcext:value-type="float">
            <text:p>783.07</text:p>
          </table:table-cell>
          <table:table-cell office:value-type="float" office:value="944.05" calcext:value-type="float">
            <text:p>944.05</text:p>
          </table:table-cell>
        </table:table-row>
        <table:table-row table:style-name="ro1">
          <table:table-cell office:value-type="float" office:value="23279384" calcext:value-type="float">
            <text:p>23279384</text:p>
          </table:table-cell>
          <table:table-cell table:formula="of:=[.A1457]/1000/(60*60*24)" office:value-type="time" office:time-value="PT06H27M59.384S" calcext:value-type="time">
            <text:p>06:27:59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783.59" calcext:value-type="float">
            <text:p>783.59</text:p>
          </table:table-cell>
          <table:table-cell office:value-type="float" office:value="944.64" calcext:value-type="float">
            <text:p>944.64</text:p>
          </table:table-cell>
        </table:table-row>
        <table:table-row table:style-name="ro1">
          <table:table-cell office:value-type="float" office:value="23295384" calcext:value-type="float">
            <text:p>23295384</text:p>
          </table:table-cell>
          <table:table-cell table:formula="of:=[.A1458]/1000/(60*60*24)" office:value-type="time" office:time-value="PT06H28M15.384S" calcext:value-type="time">
            <text:p>06:28:15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784.1" calcext:value-type="float">
            <text:p>784.1</text:p>
          </table:table-cell>
          <table:table-cell office:value-type="float" office:value="945.23" calcext:value-type="float">
            <text:p>945.23</text:p>
          </table:table-cell>
        </table:table-row>
        <table:table-row table:style-name="ro1">
          <table:table-cell office:value-type="float" office:value="23311384" calcext:value-type="float">
            <text:p>23311384</text:p>
          </table:table-cell>
          <table:table-cell table:formula="of:=[.A1459]/1000/(60*60*24)" office:value-type="time" office:time-value="PT06H28M31.384S" calcext:value-type="time">
            <text:p>06:28:31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3.24" calcext:value-type="float">
            <text:p>133.24</text:p>
          </table:table-cell>
          <table:table-cell office:value-type="float" office:value="784.61" calcext:value-type="float">
            <text:p>784.61</text:p>
          </table:table-cell>
          <table:table-cell office:value-type="float" office:value="945.82" calcext:value-type="float">
            <text:p>945.82</text:p>
          </table:table-cell>
        </table:table-row>
        <table:table-row table:style-name="ro1">
          <table:table-cell office:value-type="float" office:value="23327384" calcext:value-type="float">
            <text:p>23327384</text:p>
          </table:table-cell>
          <table:table-cell table:formula="of:=[.A1460]/1000/(60*60*24)" office:value-type="time" office:time-value="PT06H28M47.384S" calcext:value-type="time">
            <text:p>06:28:47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2.77" calcext:value-type="float">
            <text:p>132.77</text:p>
          </table:table-cell>
          <table:table-cell office:value-type="float" office:value="785.13" calcext:value-type="float">
            <text:p>785.13</text:p>
          </table:table-cell>
          <table:table-cell office:value-type="float" office:value="946.42" calcext:value-type="float">
            <text:p>946.42</text:p>
          </table:table-cell>
        </table:table-row>
        <table:table-row table:style-name="ro1">
          <table:table-cell office:value-type="float" office:value="23343384" calcext:value-type="float">
            <text:p>23343384</text:p>
          </table:table-cell>
          <table:table-cell table:formula="of:=[.A1461]/1000/(60*60*24)" office:value-type="time" office:time-value="PT06H29M03.384S" calcext:value-type="time">
            <text:p>06:29:03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3.24" calcext:value-type="float">
            <text:p>133.24</text:p>
          </table:table-cell>
          <table:table-cell office:value-type="float" office:value="785.64" calcext:value-type="float">
            <text:p>785.64</text:p>
          </table:table-cell>
          <table:table-cell office:value-type="float" office:value="947.01" calcext:value-type="float">
            <text:p>947.01</text:p>
          </table:table-cell>
        </table:table-row>
        <table:table-row table:style-name="ro1">
          <table:table-cell office:value-type="float" office:value="23359384" calcext:value-type="float">
            <text:p>23359384</text:p>
          </table:table-cell>
          <table:table-cell table:formula="of:=[.A1462]/1000/(60*60*24)" office:value-type="time" office:time-value="PT06H29M19.384S" calcext:value-type="time">
            <text:p>06:29:19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786.16" calcext:value-type="float">
            <text:p>786.16</text:p>
          </table:table-cell>
          <table:table-cell office:value-type="float" office:value="947.6" calcext:value-type="float">
            <text:p>947.6</text:p>
          </table:table-cell>
        </table:table-row>
        <table:table-row table:style-name="ro1">
          <table:table-cell office:value-type="float" office:value="23375384" calcext:value-type="float">
            <text:p>23375384</text:p>
          </table:table-cell>
          <table:table-cell table:formula="of:=[.A1463]/1000/(60*60*24)" office:value-type="time" office:time-value="PT06H29M35.384S" calcext:value-type="time">
            <text:p>06:29:35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2.77" calcext:value-type="float">
            <text:p>132.77</text:p>
          </table:table-cell>
          <table:table-cell office:value-type="float" office:value="786.67" calcext:value-type="float">
            <text:p>786.67</text:p>
          </table:table-cell>
          <table:table-cell office:value-type="float" office:value="948.19" calcext:value-type="float">
            <text:p>948.19</text:p>
          </table:table-cell>
        </table:table-row>
        <table:table-row table:style-name="ro1">
          <table:table-cell office:value-type="float" office:value="23391384" calcext:value-type="float">
            <text:p>23391384</text:p>
          </table:table-cell>
          <table:table-cell table:formula="of:=[.A1464]/1000/(60*60*24)" office:value-type="time" office:time-value="PT06H29M51.384S" calcext:value-type="time">
            <text:p>06:29:51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2.77" calcext:value-type="float">
            <text:p>132.77</text:p>
          </table:table-cell>
          <table:table-cell office:value-type="float" office:value="787.19" calcext:value-type="float">
            <text:p>787.19</text:p>
          </table:table-cell>
          <table:table-cell office:value-type="float" office:value="948.78" calcext:value-type="float">
            <text:p>948.78</text:p>
          </table:table-cell>
        </table:table-row>
        <table:table-row table:style-name="ro1">
          <table:table-cell office:value-type="float" office:value="23407384" calcext:value-type="float">
            <text:p>23407384</text:p>
          </table:table-cell>
          <table:table-cell table:formula="of:=[.A1465]/1000/(60*60*24)" office:value-type="time" office:time-value="PT06H30M07.384S" calcext:value-type="time">
            <text:p>06:30:07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787.7" calcext:value-type="float">
            <text:p>787.7</text:p>
          </table:table-cell>
          <table:table-cell office:value-type="float" office:value="949.37" calcext:value-type="float">
            <text:p>949.37</text:p>
          </table:table-cell>
        </table:table-row>
        <table:table-row table:style-name="ro1">
          <table:table-cell office:value-type="float" office:value="23423384" calcext:value-type="float">
            <text:p>23423384</text:p>
          </table:table-cell>
          <table:table-cell table:formula="of:=[.A1466]/1000/(60*60*24)" office:value-type="time" office:time-value="PT06H30M23.384S" calcext:value-type="time">
            <text:p>06:30:23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2.77" calcext:value-type="float">
            <text:p>132.77</text:p>
          </table:table-cell>
          <table:table-cell office:value-type="float" office:value="788.21" calcext:value-type="float">
            <text:p>788.21</text:p>
          </table:table-cell>
          <table:table-cell office:value-type="float" office:value="949.96" calcext:value-type="float">
            <text:p>949.96</text:p>
          </table:table-cell>
        </table:table-row>
        <table:table-row table:style-name="ro1">
          <table:table-cell office:value-type="float" office:value="23439384" calcext:value-type="float">
            <text:p>23439384</text:p>
          </table:table-cell>
          <table:table-cell table:formula="of:=[.A1467]/1000/(60*60*24)" office:value-type="time" office:time-value="PT06H30M39.384S" calcext:value-type="time">
            <text:p>06:30:39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3.12" calcext:value-type="float">
            <text:p>133.12</text:p>
          </table:table-cell>
          <table:table-cell office:value-type="float" office:value="788.73" calcext:value-type="float">
            <text:p>788.73</text:p>
          </table:table-cell>
          <table:table-cell office:value-type="float" office:value="950.55" calcext:value-type="float">
            <text:p>950.55</text:p>
          </table:table-cell>
        </table:table-row>
        <table:table-row table:style-name="ro1">
          <table:table-cell office:value-type="float" office:value="23455384" calcext:value-type="float">
            <text:p>23455384</text:p>
          </table:table-cell>
          <table:table-cell table:formula="of:=[.A1468]/1000/(60*60*24)" office:value-type="time" office:time-value="PT06H30M55.384S" calcext:value-type="time">
            <text:p>06:30:55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789.24" calcext:value-type="float">
            <text:p>789.24</text:p>
          </table:table-cell>
          <table:table-cell office:value-type="float" office:value="951.14" calcext:value-type="float">
            <text:p>951.14</text:p>
          </table:table-cell>
        </table:table-row>
        <table:table-row table:style-name="ro1">
          <table:table-cell office:value-type="float" office:value="23471384" calcext:value-type="float">
            <text:p>23471384</text:p>
          </table:table-cell>
          <table:table-cell table:formula="of:=[.A1469]/1000/(60*60*24)" office:value-type="time" office:time-value="PT06H31M11.384S" calcext:value-type="time">
            <text:p>06:31:11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789.76" calcext:value-type="float">
            <text:p>789.76</text:p>
          </table:table-cell>
          <table:table-cell office:value-type="float" office:value="951.73" calcext:value-type="float">
            <text:p>951.73</text:p>
          </table:table-cell>
        </table:table-row>
        <table:table-row table:style-name="ro1">
          <table:table-cell office:value-type="float" office:value="23487384" calcext:value-type="float">
            <text:p>23487384</text:p>
          </table:table-cell>
          <table:table-cell table:formula="of:=[.A1470]/1000/(60*60*24)" office:value-type="time" office:time-value="PT06H31M27.384S" calcext:value-type="time">
            <text:p>06:31:27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790.27" calcext:value-type="float">
            <text:p>790.27</text:p>
          </table:table-cell>
          <table:table-cell office:value-type="float" office:value="952.32" calcext:value-type="float">
            <text:p>952.32</text:p>
          </table:table-cell>
        </table:table-row>
        <table:table-row table:style-name="ro1">
          <table:table-cell office:value-type="float" office:value="23503384" calcext:value-type="float">
            <text:p>23503384</text:p>
          </table:table-cell>
          <table:table-cell table:formula="of:=[.A1471]/1000/(60*60*24)" office:value-type="time" office:time-value="PT06H31M43.384S" calcext:value-type="time">
            <text:p>06:31:43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790.78" calcext:value-type="float">
            <text:p>790.78</text:p>
          </table:table-cell>
          <table:table-cell office:value-type="float" office:value="952.91" calcext:value-type="float">
            <text:p>952.91</text:p>
          </table:table-cell>
        </table:table-row>
        <table:table-row table:style-name="ro1">
          <table:table-cell office:value-type="float" office:value="23519384" calcext:value-type="float">
            <text:p>23519384</text:p>
          </table:table-cell>
          <table:table-cell table:formula="of:=[.A1472]/1000/(60*60*24)" office:value-type="time" office:time-value="PT06H31M59.384S" calcext:value-type="time">
            <text:p>06:31:59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3" calcext:value-type="float">
            <text:p>133</text:p>
          </table:table-cell>
          <table:table-cell office:value-type="float" office:value="791.3" calcext:value-type="float">
            <text:p>791.3</text:p>
          </table:table-cell>
          <table:table-cell office:value-type="float" office:value="953.49" calcext:value-type="float">
            <text:p>953.49</text:p>
          </table:table-cell>
        </table:table-row>
        <table:table-row table:style-name="ro1">
          <table:table-cell office:value-type="float" office:value="23535384" calcext:value-type="float">
            <text:p>23535384</text:p>
          </table:table-cell>
          <table:table-cell table:formula="of:=[.A1473]/1000/(60*60*24)" office:value-type="time" office:time-value="PT06H32M15.384S" calcext:value-type="time">
            <text:p>06:32:15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791.81" calcext:value-type="float">
            <text:p>791.81</text:p>
          </table:table-cell>
          <table:table-cell office:value-type="float" office:value="954.08" calcext:value-type="float">
            <text:p>954.08</text:p>
          </table:table-cell>
        </table:table-row>
        <table:table-row table:style-name="ro1">
          <table:table-cell office:value-type="float" office:value="23551384" calcext:value-type="float">
            <text:p>23551384</text:p>
          </table:table-cell>
          <table:table-cell table:formula="of:=[.A1474]/1000/(60*60*24)" office:value-type="time" office:time-value="PT06H32M31.384S" calcext:value-type="time">
            <text:p>06:32:31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792.32" calcext:value-type="float">
            <text:p>792.32</text:p>
          </table:table-cell>
          <table:table-cell office:value-type="float" office:value="954.67" calcext:value-type="float">
            <text:p>954.67</text:p>
          </table:table-cell>
        </table:table-row>
        <table:table-row table:style-name="ro1">
          <table:table-cell office:value-type="float" office:value="23567384" calcext:value-type="float">
            <text:p>23567384</text:p>
          </table:table-cell>
          <table:table-cell table:formula="of:=[.A1475]/1000/(60*60*24)" office:value-type="time" office:time-value="PT06H32M47.384S" calcext:value-type="time">
            <text:p>06:32:47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3" calcext:value-type="float">
            <text:p>132.43</text:p>
          </table:table-cell>
          <table:table-cell office:value-type="float" office:value="792.84" calcext:value-type="float">
            <text:p>792.84</text:p>
          </table:table-cell>
          <table:table-cell office:value-type="float" office:value="955.26" calcext:value-type="float">
            <text:p>955.26</text:p>
          </table:table-cell>
        </table:table-row>
        <table:table-row table:style-name="ro1">
          <table:table-cell office:value-type="float" office:value="23583384" calcext:value-type="float">
            <text:p>23583384</text:p>
          </table:table-cell>
          <table:table-cell table:formula="of:=[.A1476]/1000/(60*60*24)" office:value-type="time" office:time-value="PT06H33M03.384S" calcext:value-type="time">
            <text:p>06:33:03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3" calcext:value-type="float">
            <text:p>132.43</text:p>
          </table:table-cell>
          <table:table-cell office:value-type="float" office:value="793.35" calcext:value-type="float">
            <text:p>793.35</text:p>
          </table:table-cell>
          <table:table-cell office:value-type="float" office:value="955.85" calcext:value-type="float">
            <text:p>955.85</text:p>
          </table:table-cell>
        </table:table-row>
        <table:table-row table:style-name="ro1">
          <table:table-cell office:value-type="float" office:value="23599384" calcext:value-type="float">
            <text:p>23599384</text:p>
          </table:table-cell>
          <table:table-cell table:formula="of:=[.A1477]/1000/(60*60*24)" office:value-type="time" office:time-value="PT06H33M19.384S" calcext:value-type="time">
            <text:p>06:33:19</text:p>
          </table:table-cell>
          <table:table-cell office:value-type="float" office:value="1.14" calcext:value-type="float">
            <text:p>1.14</text:p>
          </table:table-cell>
          <table:table-cell office:value-type="float" office:value="115.4" calcext:value-type="float">
            <text:p>115.4</text:p>
          </table:table-cell>
          <table:table-cell office:value-type="float" office:value="131.96" calcext:value-type="float">
            <text:p>131.96</text:p>
          </table:table-cell>
          <table:table-cell office:value-type="float" office:value="793.86" calcext:value-type="float">
            <text:p>793.86</text:p>
          </table:table-cell>
          <table:table-cell office:value-type="float" office:value="956.44" calcext:value-type="float">
            <text:p>956.44</text:p>
          </table:table-cell>
        </table:table-row>
        <table:table-row table:style-name="ro1">
          <table:table-cell office:value-type="float" office:value="23615384" calcext:value-type="float">
            <text:p>23615384</text:p>
          </table:table-cell>
          <table:table-cell table:formula="of:=[.A1478]/1000/(60*60*24)" office:value-type="time" office:time-value="PT06H33M35.384S" calcext:value-type="time">
            <text:p>06:33:35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3" calcext:value-type="float">
            <text:p>132.43</text:p>
          </table:table-cell>
          <table:table-cell office:value-type="float" office:value="794.37" calcext:value-type="float">
            <text:p>794.37</text:p>
          </table:table-cell>
          <table:table-cell office:value-type="float" office:value="957.03" calcext:value-type="float">
            <text:p>957.03</text:p>
          </table:table-cell>
        </table:table-row>
        <table:table-row table:style-name="ro1">
          <table:table-cell office:value-type="float" office:value="23631384" calcext:value-type="float">
            <text:p>23631384</text:p>
          </table:table-cell>
          <table:table-cell table:formula="of:=[.A1479]/1000/(60*60*24)" office:value-type="time" office:time-value="PT06H33M51.384S" calcext:value-type="time">
            <text:p>06:33:51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3" calcext:value-type="float">
            <text:p>132.43</text:p>
          </table:table-cell>
          <table:table-cell office:value-type="float" office:value="794.89" calcext:value-type="float">
            <text:p>794.89</text:p>
          </table:table-cell>
          <table:table-cell office:value-type="float" office:value="957.62" calcext:value-type="float">
            <text:p>957.62</text:p>
          </table:table-cell>
        </table:table-row>
        <table:table-row table:style-name="ro1">
          <table:table-cell office:value-type="float" office:value="23647384" calcext:value-type="float">
            <text:p>23647384</text:p>
          </table:table-cell>
          <table:table-cell table:formula="of:=[.A1480]/1000/(60*60*24)" office:value-type="time" office:time-value="PT06H34M07.384S" calcext:value-type="time">
            <text:p>06:34:07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2" calcext:value-type="float">
            <text:p>132.42</text:p>
          </table:table-cell>
          <table:table-cell office:value-type="float" office:value="795.4" calcext:value-type="float">
            <text:p>795.4</text:p>
          </table:table-cell>
          <table:table-cell office:value-type="float" office:value="958.2" calcext:value-type="float">
            <text:p>958.2</text:p>
          </table:table-cell>
        </table:table-row>
        <table:table-row table:style-name="ro1">
          <table:table-cell office:value-type="float" office:value="23663384" calcext:value-type="float">
            <text:p>23663384</text:p>
          </table:table-cell>
          <table:table-cell table:formula="of:=[.A1481]/1000/(60*60*24)" office:value-type="time" office:time-value="PT06H34M23.384S" calcext:value-type="time">
            <text:p>06:34:23</text:p>
          </table:table-cell>
          <table:table-cell office:value-type="float" office:value="1.15" calcext:value-type="float">
            <text:p>1.15</text:p>
          </table:table-cell>
          <table:table-cell office:value-type="float" office:value="115.3" calcext:value-type="float">
            <text:p>115.3</text:p>
          </table:table-cell>
          <table:table-cell office:value-type="float" office:value="132.31" calcext:value-type="float">
            <text:p>132.31</text:p>
          </table:table-cell>
          <table:table-cell office:value-type="float" office:value="795.91" calcext:value-type="float">
            <text:p>795.91</text:p>
          </table:table-cell>
          <table:table-cell office:value-type="float" office:value="958.79" calcext:value-type="float">
            <text:p>958.79</text:p>
          </table:table-cell>
        </table:table-row>
        <table:table-row table:style-name="ro1">
          <table:table-cell office:value-type="float" office:value="23679384" calcext:value-type="float">
            <text:p>23679384</text:p>
          </table:table-cell>
          <table:table-cell table:formula="of:=[.A1482]/1000/(60*60*24)" office:value-type="time" office:time-value="PT06H34M39.384S" calcext:value-type="time">
            <text:p>06:34:39</text:p>
          </table:table-cell>
          <table:table-cell office:value-type="float" office:value="1.15" calcext:value-type="float">
            <text:p>1.15</text:p>
          </table:table-cell>
          <table:table-cell office:value-type="float" office:value="115.3" calcext:value-type="float">
            <text:p>115.3</text:p>
          </table:table-cell>
          <table:table-cell office:value-type="float" office:value="132.31" calcext:value-type="float">
            <text:p>132.31</text:p>
          </table:table-cell>
          <table:table-cell office:value-type="float" office:value="796.43" calcext:value-type="float">
            <text:p>796.43</text:p>
          </table:table-cell>
          <table:table-cell office:value-type="float" office:value="959.38" calcext:value-type="float">
            <text:p>959.38</text:p>
          </table:table-cell>
        </table:table-row>
        <table:table-row table:style-name="ro1">
          <table:table-cell office:value-type="float" office:value="23695384" calcext:value-type="float">
            <text:p>23695384</text:p>
          </table:table-cell>
          <table:table-cell table:formula="of:=[.A1483]/1000/(60*60*24)" office:value-type="time" office:time-value="PT06H34M55.384S" calcext:value-type="time">
            <text:p>06:34:55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796.94" calcext:value-type="float">
            <text:p>796.94</text:p>
          </table:table-cell>
          <table:table-cell office:value-type="float" office:value="959.97" calcext:value-type="float">
            <text:p>959.97</text:p>
          </table:table-cell>
        </table:table-row>
        <table:table-row table:style-name="ro1">
          <table:table-cell office:value-type="float" office:value="23711384" calcext:value-type="float">
            <text:p>23711384</text:p>
          </table:table-cell>
          <table:table-cell table:formula="of:=[.A1484]/1000/(60*60*24)" office:value-type="time" office:time-value="PT06H35M11.384S" calcext:value-type="time">
            <text:p>06:35:11</text:p>
          </table:table-cell>
          <table:table-cell office:value-type="float" office:value="1.15" calcext:value-type="float">
            <text:p>1.15</text:p>
          </table:table-cell>
          <table:table-cell office:value-type="float" office:value="115.3" calcext:value-type="float">
            <text:p>115.3</text:p>
          </table:table-cell>
          <table:table-cell office:value-type="float" office:value="132.31" calcext:value-type="float">
            <text:p>132.31</text:p>
          </table:table-cell>
          <table:table-cell office:value-type="float" office:value="797.45" calcext:value-type="float">
            <text:p>797.45</text:p>
          </table:table-cell>
          <table:table-cell office:value-type="float" office:value="960.55" calcext:value-type="float">
            <text:p>960.55</text:p>
          </table:table-cell>
        </table:table-row>
        <table:table-row table:style-name="ro1">
          <table:table-cell office:value-type="float" office:value="23727384" calcext:value-type="float">
            <text:p>23727384</text:p>
          </table:table-cell>
          <table:table-cell table:formula="of:=[.A1485]/1000/(60*60*24)" office:value-type="time" office:time-value="PT06H35M27.384S" calcext:value-type="time">
            <text:p>06:35:27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797.96" calcext:value-type="float">
            <text:p>797.96</text:p>
          </table:table-cell>
          <table:table-cell office:value-type="float" office:value="961.14" calcext:value-type="float">
            <text:p>961.14</text:p>
          </table:table-cell>
        </table:table-row>
        <table:table-row table:style-name="ro1">
          <table:table-cell office:value-type="float" office:value="23743384" calcext:value-type="float">
            <text:p>23743384</text:p>
          </table:table-cell>
          <table:table-cell table:formula="of:=[.A1486]/1000/(60*60*24)" office:value-type="time" office:time-value="PT06H35M43.384S" calcext:value-type="time">
            <text:p>06:35:43</text:p>
          </table:table-cell>
          <table:table-cell office:value-type="float" office:value="1.14" calcext:value-type="float">
            <text:p>1.14</text:p>
          </table:table-cell>
          <table:table-cell office:value-type="float" office:value="115.3" calcext:value-type="float">
            <text:p>115.3</text:p>
          </table:table-cell>
          <table:table-cell office:value-type="float" office:value="131.85" calcext:value-type="float">
            <text:p>131.85</text:p>
          </table:table-cell>
          <table:table-cell office:value-type="float" office:value="798.47" calcext:value-type="float">
            <text:p>798.47</text:p>
          </table:table-cell>
          <table:table-cell office:value-type="float" office:value="961.73" calcext:value-type="float">
            <text:p>961.73</text:p>
          </table:table-cell>
        </table:table-row>
        <table:table-row table:style-name="ro1">
          <table:table-cell office:value-type="float" office:value="23759384" calcext:value-type="float">
            <text:p>23759384</text:p>
          </table:table-cell>
          <table:table-cell table:formula="of:=[.A1487]/1000/(60*60*24)" office:value-type="time" office:time-value="PT06H35M59.384S" calcext:value-type="time">
            <text:p>06:35:59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798.99" calcext:value-type="float">
            <text:p>798.99</text:p>
          </table:table-cell>
          <table:table-cell office:value-type="float" office:value="962.31" calcext:value-type="float">
            <text:p>962.31</text:p>
          </table:table-cell>
        </table:table-row>
        <table:table-row table:style-name="ro1">
          <table:table-cell office:value-type="float" office:value="23775384" calcext:value-type="float">
            <text:p>23775384</text:p>
          </table:table-cell>
          <table:table-cell table:formula="of:=[.A1488]/1000/(60*60*24)" office:value-type="time" office:time-value="PT06H36M15.384S" calcext:value-type="time">
            <text:p>06:36:15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799.5" calcext:value-type="float">
            <text:p>799.5</text:p>
          </table:table-cell>
          <table:table-cell office:value-type="float" office:value="962.9" calcext:value-type="float">
            <text:p>962.9</text:p>
          </table:table-cell>
        </table:table-row>
        <table:table-row table:style-name="ro1">
          <table:table-cell office:value-type="float" office:value="23791384" calcext:value-type="float">
            <text:p>23791384</text:p>
          </table:table-cell>
          <table:table-cell table:formula="of:=[.A1489]/1000/(60*60*24)" office:value-type="time" office:time-value="PT06H36M31.384S" calcext:value-type="time">
            <text:p>06:36:31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800.01" calcext:value-type="float">
            <text:p>800.01</text:p>
          </table:table-cell>
          <table:table-cell office:value-type="float" office:value="963.48" calcext:value-type="float">
            <text:p>963.48</text:p>
          </table:table-cell>
        </table:table-row>
        <table:table-row table:style-name="ro1">
          <table:table-cell office:value-type="float" office:value="23807384" calcext:value-type="float">
            <text:p>23807384</text:p>
          </table:table-cell>
          <table:table-cell table:formula="of:=[.A1490]/1000/(60*60*24)" office:value-type="time" office:time-value="PT06H36M47.384S" calcext:value-type="time">
            <text:p>06:36:47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800.52" calcext:value-type="float">
            <text:p>800.52</text:p>
          </table:table-cell>
          <table:table-cell office:value-type="float" office:value="964.07" calcext:value-type="float">
            <text:p>964.07</text:p>
          </table:table-cell>
        </table:table-row>
        <table:table-row table:style-name="ro1">
          <table:table-cell office:value-type="float" office:value="23823384" calcext:value-type="float">
            <text:p>23823384</text:p>
          </table:table-cell>
          <table:table-cell table:formula="of:=[.A1491]/1000/(60*60*24)" office:value-type="time" office:time-value="PT06H37M03.384S" calcext:value-type="time">
            <text:p>06:37:03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801.03" calcext:value-type="float">
            <text:p>801.03</text:p>
          </table:table-cell>
          <table:table-cell office:value-type="float" office:value="964.65" calcext:value-type="float">
            <text:p>964.65</text:p>
          </table:table-cell>
        </table:table-row>
        <table:table-row table:style-name="ro1">
          <table:table-cell office:value-type="float" office:value="23839384" calcext:value-type="float">
            <text:p>23839384</text:p>
          </table:table-cell>
          <table:table-cell table:formula="of:=[.A1492]/1000/(60*60*24)" office:value-type="time" office:time-value="PT06H37M19.384S" calcext:value-type="time">
            <text:p>06:37:19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801.54" calcext:value-type="float">
            <text:p>801.54</text:p>
          </table:table-cell>
          <table:table-cell office:value-type="float" office:value="965.24" calcext:value-type="float">
            <text:p>965.24</text:p>
          </table:table-cell>
        </table:table-row>
        <table:table-row table:style-name="ro1">
          <table:table-cell office:value-type="float" office:value="23855384" calcext:value-type="float">
            <text:p>23855384</text:p>
          </table:table-cell>
          <table:table-cell table:formula="of:=[.A1493]/1000/(60*60*24)" office:value-type="time" office:time-value="PT06H37M35.384S" calcext:value-type="time">
            <text:p>06:37:35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802.06" calcext:value-type="float">
            <text:p>802.06</text:p>
          </table:table-cell>
          <table:table-cell office:value-type="float" office:value="965.82" calcext:value-type="float">
            <text:p>965.82</text:p>
          </table:table-cell>
        </table:table-row>
        <table:table-row table:style-name="ro1">
          <table:table-cell office:value-type="float" office:value="23871384" calcext:value-type="float">
            <text:p>23871384</text:p>
          </table:table-cell>
          <table:table-cell table:formula="of:=[.A1494]/1000/(60*60*24)" office:value-type="time" office:time-value="PT06H37M51.384S" calcext:value-type="time">
            <text:p>06:37:51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802.57" calcext:value-type="float">
            <text:p>802.57</text:p>
          </table:table-cell>
          <table:table-cell office:value-type="float" office:value="966.41" calcext:value-type="float">
            <text:p>966.41</text:p>
          </table:table-cell>
        </table:table-row>
        <table:table-row table:style-name="ro1">
          <table:table-cell office:value-type="float" office:value="23887384" calcext:value-type="float">
            <text:p>23887384</text:p>
          </table:table-cell>
          <table:table-cell table:formula="of:=[.A1495]/1000/(60*60*24)" office:value-type="time" office:time-value="PT06H38M07.384S" calcext:value-type="time">
            <text:p>06:38:07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5" calcext:value-type="float">
            <text:p>131.5</text:p>
          </table:table-cell>
          <table:table-cell office:value-type="float" office:value="803.08" calcext:value-type="float">
            <text:p>803.08</text:p>
          </table:table-cell>
          <table:table-cell office:value-type="float" office:value="966.99" calcext:value-type="float">
            <text:p>966.99</text:p>
          </table:table-cell>
        </table:table-row>
        <table:table-row table:style-name="ro1">
          <table:table-cell office:value-type="float" office:value="23903384" calcext:value-type="float">
            <text:p>23903384</text:p>
          </table:table-cell>
          <table:table-cell table:formula="of:=[.A1496]/1000/(60*60*24)" office:value-type="time" office:time-value="PT06H38M23.384S" calcext:value-type="time">
            <text:p>06:38:23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04" calcext:value-type="float">
            <text:p>131.04</text:p>
          </table:table-cell>
          <table:table-cell office:value-type="float" office:value="803.59" calcext:value-type="float">
            <text:p>803.59</text:p>
          </table:table-cell>
          <table:table-cell office:value-type="float" office:value="967.58" calcext:value-type="float">
            <text:p>967.58</text:p>
          </table:table-cell>
        </table:table-row>
        <table:table-row table:style-name="ro1">
          <table:table-cell office:value-type="float" office:value="23919384" calcext:value-type="float">
            <text:p>23919384</text:p>
          </table:table-cell>
          <table:table-cell table:formula="of:=[.A1497]/1000/(60*60*24)" office:value-type="time" office:time-value="PT06H38M39.384S" calcext:value-type="time">
            <text:p>06:38:39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16" calcext:value-type="float">
            <text:p>131.16</text:p>
          </table:table-cell>
          <table:table-cell office:value-type="float" office:value="804.1" calcext:value-type="float">
            <text:p>804.1</text:p>
          </table:table-cell>
          <table:table-cell office:value-type="float" office:value="968.16" calcext:value-type="float">
            <text:p>968.16</text:p>
          </table:table-cell>
        </table:table-row>
        <table:table-row table:style-name="ro1">
          <table:table-cell office:value-type="float" office:value="23935384" calcext:value-type="float">
            <text:p>23935384</text:p>
          </table:table-cell>
          <table:table-cell table:formula="of:=[.A1498]/1000/(60*60*24)" office:value-type="time" office:time-value="PT06H38M55.384S" calcext:value-type="time">
            <text:p>06:38:55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1.39" calcext:value-type="float">
            <text:p>131.39</text:p>
          </table:table-cell>
          <table:table-cell office:value-type="float" office:value="804.61" calcext:value-type="float">
            <text:p>804.61</text:p>
          </table:table-cell>
          <table:table-cell office:value-type="float" office:value="968.74" calcext:value-type="float">
            <text:p>968.74</text:p>
          </table:table-cell>
        </table:table-row>
        <table:table-row table:style-name="ro1">
          <table:table-cell office:value-type="float" office:value="23951384" calcext:value-type="float">
            <text:p>23951384</text:p>
          </table:table-cell>
          <table:table-cell table:formula="of:=[.A1499]/1000/(60*60*24)" office:value-type="time" office:time-value="PT06H39M11.384S" calcext:value-type="time">
            <text:p>06:39:11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1.39" calcext:value-type="float">
            <text:p>131.39</text:p>
          </table:table-cell>
          <table:table-cell office:value-type="float" office:value="805.12" calcext:value-type="float">
            <text:p>805.12</text:p>
          </table:table-cell>
          <table:table-cell office:value-type="float" office:value="969.33" calcext:value-type="float">
            <text:p>969.33</text:p>
          </table:table-cell>
        </table:table-row>
        <table:table-row table:style-name="ro1">
          <table:table-cell office:value-type="float" office:value="23967384" calcext:value-type="float">
            <text:p>23967384</text:p>
          </table:table-cell>
          <table:table-cell table:formula="of:=[.A1500]/1000/(60*60*24)" office:value-type="time" office:time-value="PT06H39M27.384S" calcext:value-type="time">
            <text:p>06:39:27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1.39" calcext:value-type="float">
            <text:p>131.39</text:p>
          </table:table-cell>
          <table:table-cell office:value-type="float" office:value="805.63" calcext:value-type="float">
            <text:p>805.63</text:p>
          </table:table-cell>
          <table:table-cell office:value-type="float" office:value="969.91" calcext:value-type="float">
            <text:p>969.91</text:p>
          </table:table-cell>
        </table:table-row>
        <table:table-row table:style-name="ro1">
          <table:table-cell office:value-type="float" office:value="23983384" calcext:value-type="float">
            <text:p>23983384</text:p>
          </table:table-cell>
          <table:table-cell table:formula="of:=[.A1501]/1000/(60*60*24)" office:value-type="time" office:time-value="PT06H39M43.384S" calcext:value-type="time">
            <text:p>06:39:43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0.93" calcext:value-type="float">
            <text:p>130.93</text:p>
          </table:table-cell>
          <table:table-cell office:value-type="float" office:value="806.14" calcext:value-type="float">
            <text:p>806.14</text:p>
          </table:table-cell>
          <table:table-cell office:value-type="float" office:value="970.49" calcext:value-type="float">
            <text:p>970.49</text:p>
          </table:table-cell>
        </table:table-row>
        <table:table-row table:style-name="ro1">
          <table:table-cell office:value-type="float" office:value="23999384" calcext:value-type="float">
            <text:p>23999384</text:p>
          </table:table-cell>
          <table:table-cell table:formula="of:=[.A1502]/1000/(60*60*24)" office:value-type="time" office:time-value="PT06H39M59.384S" calcext:value-type="time">
            <text:p>06:39:59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0.93" calcext:value-type="float">
            <text:p>130.93</text:p>
          </table:table-cell>
          <table:table-cell office:value-type="float" office:value="806.65" calcext:value-type="float">
            <text:p>806.65</text:p>
          </table:table-cell>
          <table:table-cell office:value-type="float" office:value="971.08" calcext:value-type="float">
            <text:p>971.08</text:p>
          </table:table-cell>
        </table:table-row>
        <table:table-row table:style-name="ro1">
          <table:table-cell office:value-type="float" office:value="24015384" calcext:value-type="float">
            <text:p>24015384</text:p>
          </table:table-cell>
          <table:table-cell table:formula="of:=[.A1503]/1000/(60*60*24)" office:value-type="time" office:time-value="PT06H40M15.384S" calcext:value-type="time">
            <text:p>06:40:15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0.93" calcext:value-type="float">
            <text:p>130.93</text:p>
          </table:table-cell>
          <table:table-cell office:value-type="float" office:value="807.17" calcext:value-type="float">
            <text:p>807.17</text:p>
          </table:table-cell>
          <table:table-cell office:value-type="float" office:value="971.66" calcext:value-type="float">
            <text:p>971.66</text:p>
          </table:table-cell>
        </table:table-row>
        <table:table-row table:style-name="ro1">
          <table:table-cell office:value-type="float" office:value="24031384" calcext:value-type="float">
            <text:p>24031384</text:p>
          </table:table-cell>
          <table:table-cell table:formula="of:=[.A1504]/1000/(60*60*24)" office:value-type="time" office:time-value="PT06H40M31.384S" calcext:value-type="time">
            <text:p>06:40:31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807.68" calcext:value-type="float">
            <text:p>807.68</text:p>
          </table:table-cell>
          <table:table-cell office:value-type="float" office:value="972.24" calcext:value-type="float">
            <text:p>972.24</text:p>
          </table:table-cell>
        </table:table-row>
        <table:table-row table:style-name="ro1">
          <table:table-cell office:value-type="float" office:value="24047384" calcext:value-type="float">
            <text:p>24047384</text:p>
          </table:table-cell>
          <table:table-cell table:formula="of:=[.A1505]/1000/(60*60*24)" office:value-type="time" office:time-value="PT06H40M47.384S" calcext:value-type="time">
            <text:p>06:40:47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0.93" calcext:value-type="float">
            <text:p>130.93</text:p>
          </table:table-cell>
          <table:table-cell office:value-type="float" office:value="808.19" calcext:value-type="float">
            <text:p>808.19</text:p>
          </table:table-cell>
          <table:table-cell office:value-type="float" office:value="972.82" calcext:value-type="float">
            <text:p>972.82</text:p>
          </table:table-cell>
        </table:table-row>
        <table:table-row table:style-name="ro1">
          <table:table-cell office:value-type="float" office:value="24063384" calcext:value-type="float">
            <text:p>24063384</text:p>
          </table:table-cell>
          <table:table-cell table:formula="of:=[.A1506]/1000/(60*60*24)" office:value-type="time" office:time-value="PT06H41M03.384S" calcext:value-type="time">
            <text:p>06:41:03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808.7" calcext:value-type="float">
            <text:p>808.7</text:p>
          </table:table-cell>
          <table:table-cell office:value-type="float" office:value="973.4" calcext:value-type="float">
            <text:p>973.4</text:p>
          </table:table-cell>
        </table:table-row>
        <table:table-row table:style-name="ro1">
          <table:table-cell office:value-type="float" office:value="24079384" calcext:value-type="float">
            <text:p>24079384</text:p>
          </table:table-cell>
          <table:table-cell table:formula="of:=[.A1507]/1000/(60*60*24)" office:value-type="time" office:time-value="PT06H41M19.384S" calcext:value-type="time">
            <text:p>06:41:19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809.21" calcext:value-type="float">
            <text:p>809.21</text:p>
          </table:table-cell>
          <table:table-cell office:value-type="float" office:value="973.98" calcext:value-type="float">
            <text:p>973.98</text:p>
          </table:table-cell>
        </table:table-row>
        <table:table-row table:style-name="ro1">
          <table:table-cell office:value-type="float" office:value="24095384" calcext:value-type="float">
            <text:p>24095384</text:p>
          </table:table-cell>
          <table:table-cell table:formula="of:=[.A1508]/1000/(60*60*24)" office:value-type="time" office:time-value="PT06H41M35.384S" calcext:value-type="time">
            <text:p>06:41:35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809.72" calcext:value-type="float">
            <text:p>809.72</text:p>
          </table:table-cell>
          <table:table-cell office:value-type="float" office:value="974.57" calcext:value-type="float">
            <text:p>974.57</text:p>
          </table:table-cell>
        </table:table-row>
        <table:table-row table:style-name="ro1">
          <table:table-cell office:value-type="float" office:value="24111384" calcext:value-type="float">
            <text:p>24111384</text:p>
          </table:table-cell>
          <table:table-cell table:formula="of:=[.A1509]/1000/(60*60*24)" office:value-type="time" office:time-value="PT06H41M51.384S" calcext:value-type="time">
            <text:p>06:41:51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810.22" calcext:value-type="float">
            <text:p>810.22</text:p>
          </table:table-cell>
          <table:table-cell office:value-type="float" office:value="975.15" calcext:value-type="float">
            <text:p>975.15</text:p>
          </table:table-cell>
        </table:table-row>
        <table:table-row table:style-name="ro1">
          <table:table-cell office:value-type="float" office:value="24127384" calcext:value-type="float">
            <text:p>24127384</text:p>
          </table:table-cell>
          <table:table-cell table:formula="of:=[.A1510]/1000/(60*60*24)" office:value-type="time" office:time-value="PT06H42M07.384S" calcext:value-type="time">
            <text:p>06:42:07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24" calcext:value-type="float">
            <text:p>130.24</text:p>
          </table:table-cell>
          <table:table-cell office:value-type="float" office:value="810.73" calcext:value-type="float">
            <text:p>810.73</text:p>
          </table:table-cell>
          <table:table-cell office:value-type="float" office:value="975.73" calcext:value-type="float">
            <text:p>975.73</text:p>
          </table:table-cell>
        </table:table-row>
        <table:table-row table:style-name="ro1">
          <table:table-cell office:value-type="float" office:value="24143384" calcext:value-type="float">
            <text:p>24143384</text:p>
          </table:table-cell>
          <table:table-cell table:formula="of:=[.A1511]/1000/(60*60*24)" office:value-type="time" office:time-value="PT06H42M23.384S" calcext:value-type="time">
            <text:p>06:42:23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811.24" calcext:value-type="float">
            <text:p>811.24</text:p>
          </table:table-cell>
          <table:table-cell office:value-type="float" office:value="976.31" calcext:value-type="float">
            <text:p>976.31</text:p>
          </table:table-cell>
        </table:table-row>
        <table:table-row table:style-name="ro1">
          <table:table-cell office:value-type="float" office:value="24159384" calcext:value-type="float">
            <text:p>24159384</text:p>
          </table:table-cell>
          <table:table-cell table:formula="of:=[.A1512]/1000/(60*60*24)" office:value-type="time" office:time-value="PT06H42M39.384S" calcext:value-type="time">
            <text:p>06:42:39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811.75" calcext:value-type="float">
            <text:p>811.75</text:p>
          </table:table-cell>
          <table:table-cell office:value-type="float" office:value="976.89" calcext:value-type="float">
            <text:p>976.89</text:p>
          </table:table-cell>
        </table:table-row>
        <table:table-row table:style-name="ro1">
          <table:table-cell office:value-type="float" office:value="24175384" calcext:value-type="float">
            <text:p>24175384</text:p>
          </table:table-cell>
          <table:table-cell table:formula="of:=[.A1513]/1000/(60*60*24)" office:value-type="time" office:time-value="PT06H42M55.384S" calcext:value-type="time">
            <text:p>06:42:55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812.26" calcext:value-type="float">
            <text:p>812.26</text:p>
          </table:table-cell>
          <table:table-cell office:value-type="float" office:value="977.47" calcext:value-type="float">
            <text:p>977.47</text:p>
          </table:table-cell>
        </table:table-row>
        <table:table-row table:style-name="ro1">
          <table:table-cell office:value-type="float" office:value="24191384" calcext:value-type="float">
            <text:p>24191384</text:p>
          </table:table-cell>
          <table:table-cell table:formula="of:=[.A1514]/1000/(60*60*24)" office:value-type="time" office:time-value="PT06H43M11.384S" calcext:value-type="time">
            <text:p>06:43:11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812.77" calcext:value-type="float">
            <text:p>812.77</text:p>
          </table:table-cell>
          <table:table-cell office:value-type="float" office:value="978.05" calcext:value-type="float">
            <text:p>978.05</text:p>
          </table:table-cell>
        </table:table-row>
        <table:table-row table:style-name="ro1">
          <table:table-cell office:value-type="float" office:value="24207384" calcext:value-type="float">
            <text:p>24207384</text:p>
          </table:table-cell>
          <table:table-cell table:formula="of:=[.A1515]/1000/(60*60*24)" office:value-type="time" office:time-value="PT06H43M27.384S" calcext:value-type="time">
            <text:p>06:43:27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813.28" calcext:value-type="float">
            <text:p>813.28</text:p>
          </table:table-cell>
          <table:table-cell office:value-type="float" office:value="978.63" calcext:value-type="float">
            <text:p>978.63</text:p>
          </table:table-cell>
        </table:table-row>
        <table:table-row table:style-name="ro1">
          <table:table-cell office:value-type="float" office:value="24223384" calcext:value-type="float">
            <text:p>24223384</text:p>
          </table:table-cell>
          <table:table-cell table:formula="of:=[.A1516]/1000/(60*60*24)" office:value-type="time" office:time-value="PT06H43M43.384S" calcext:value-type="time">
            <text:p>06:43:43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813.79" calcext:value-type="float">
            <text:p>813.79</text:p>
          </table:table-cell>
          <table:table-cell office:value-type="float" office:value="979.21" calcext:value-type="float">
            <text:p>979.21</text:p>
          </table:table-cell>
        </table:table-row>
        <table:table-row table:style-name="ro1">
          <table:table-cell office:value-type="float" office:value="24239384" calcext:value-type="float">
            <text:p>24239384</text:p>
          </table:table-cell>
          <table:table-cell table:formula="of:=[.A1517]/1000/(60*60*24)" office:value-type="time" office:time-value="PT06H43M59.384S" calcext:value-type="time">
            <text:p>06:43:59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814.3" calcext:value-type="float">
            <text:p>814.3</text:p>
          </table:table-cell>
          <table:table-cell office:value-type="float" office:value="979.79" calcext:value-type="float">
            <text:p>979.79</text:p>
          </table:table-cell>
        </table:table-row>
        <table:table-row table:style-name="ro1">
          <table:table-cell office:value-type="float" office:value="24255384" calcext:value-type="float">
            <text:p>24255384</text:p>
          </table:table-cell>
          <table:table-cell table:formula="of:=[.A1518]/1000/(60*60*24)" office:value-type="time" office:time-value="PT06H44M15.384S" calcext:value-type="time">
            <text:p>06:44:15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01" calcext:value-type="float">
            <text:p>130.01</text:p>
          </table:table-cell>
          <table:table-cell office:value-type="float" office:value="814.81" calcext:value-type="float">
            <text:p>814.81</text:p>
          </table:table-cell>
          <table:table-cell office:value-type="float" office:value="980.37" calcext:value-type="float">
            <text:p>980.37</text:p>
          </table:table-cell>
        </table:table-row>
        <table:table-row table:style-name="ro1">
          <table:table-cell office:value-type="float" office:value="24271384" calcext:value-type="float">
            <text:p>24271384</text:p>
          </table:table-cell>
          <table:table-cell table:formula="of:=[.A1519]/1000/(60*60*24)" office:value-type="time" office:time-value="PT06H44M31.384S" calcext:value-type="time">
            <text:p>06:44:31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47" calcext:value-type="float">
            <text:p>130.47</text:p>
          </table:table-cell>
          <table:table-cell office:value-type="float" office:value="815.32" calcext:value-type="float">
            <text:p>815.32</text:p>
          </table:table-cell>
          <table:table-cell office:value-type="float" office:value="980.95" calcext:value-type="float">
            <text:p>980.95</text:p>
          </table:table-cell>
        </table:table-row>
        <table:table-row table:style-name="ro1">
          <table:table-cell office:value-type="float" office:value="24287383" calcext:value-type="float">
            <text:p>24287383</text:p>
          </table:table-cell>
          <table:table-cell table:formula="of:=[.A1520]/1000/(60*60*24)" office:value-type="time" office:time-value="PT06H44M47.383S" calcext:value-type="time">
            <text:p>06:44:47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01" calcext:value-type="float">
            <text:p>130.01</text:p>
          </table:table-cell>
          <table:table-cell office:value-type="float" office:value="815.83" calcext:value-type="float">
            <text:p>815.83</text:p>
          </table:table-cell>
          <table:table-cell office:value-type="float" office:value="981.53" calcext:value-type="float">
            <text:p>981.53</text:p>
          </table:table-cell>
        </table:table-row>
        <table:table-row table:style-name="ro1">
          <table:table-cell office:value-type="float" office:value="24303384" calcext:value-type="float">
            <text:p>24303384</text:p>
          </table:table-cell>
          <table:table-cell table:formula="of:=[.A1521]/1000/(60*60*24)" office:value-type="time" office:time-value="PT06H45M03.384S" calcext:value-type="time">
            <text:p>06:45:03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01" calcext:value-type="float">
            <text:p>130.01</text:p>
          </table:table-cell>
          <table:table-cell office:value-type="float" office:value="816.34" calcext:value-type="float">
            <text:p>816.34</text:p>
          </table:table-cell>
          <table:table-cell office:value-type="float" office:value="982.11" calcext:value-type="float">
            <text:p>982.11</text:p>
          </table:table-cell>
        </table:table-row>
        <table:table-row table:style-name="ro1">
          <table:table-cell office:value-type="float" office:value="24319384" calcext:value-type="float">
            <text:p>24319384</text:p>
          </table:table-cell>
          <table:table-cell table:formula="of:=[.A1522]/1000/(60*60*24)" office:value-type="time" office:time-value="PT06H45M19.384S" calcext:value-type="time">
            <text:p>06:45:19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47" calcext:value-type="float">
            <text:p>130.47</text:p>
          </table:table-cell>
          <table:table-cell office:value-type="float" office:value="816.85" calcext:value-type="float">
            <text:p>816.85</text:p>
          </table:table-cell>
          <table:table-cell office:value-type="float" office:value="982.68" calcext:value-type="float">
            <text:p>982.68</text:p>
          </table:table-cell>
        </table:table-row>
        <table:table-row table:style-name="ro1">
          <table:table-cell office:value-type="float" office:value="24335384" calcext:value-type="float">
            <text:p>24335384</text:p>
          </table:table-cell>
          <table:table-cell table:formula="of:=[.A1523]/1000/(60*60*24)" office:value-type="time" office:time-value="PT06H45M35.384S" calcext:value-type="time">
            <text:p>06:45:35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89" calcext:value-type="float">
            <text:p>129.89</text:p>
          </table:table-cell>
          <table:table-cell office:value-type="float" office:value="817.36" calcext:value-type="float">
            <text:p>817.36</text:p>
          </table:table-cell>
          <table:table-cell office:value-type="float" office:value="983.26" calcext:value-type="float">
            <text:p>983.26</text:p>
          </table:table-cell>
        </table:table-row>
        <table:table-row table:style-name="ro1">
          <table:table-cell office:value-type="float" office:value="24351384" calcext:value-type="float">
            <text:p>24351384</text:p>
          </table:table-cell>
          <table:table-cell table:formula="of:=[.A1524]/1000/(60*60*24)" office:value-type="time" office:time-value="PT06H45M51.384S" calcext:value-type="time">
            <text:p>06:45:51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47" calcext:value-type="float">
            <text:p>130.47</text:p>
          </table:table-cell>
          <table:table-cell office:value-type="float" office:value="817.86" calcext:value-type="float">
            <text:p>817.86</text:p>
          </table:table-cell>
          <table:table-cell office:value-type="float" office:value="983.84" calcext:value-type="float">
            <text:p>983.84</text:p>
          </table:table-cell>
        </table:table-row>
        <table:table-row table:style-name="ro1">
          <table:table-cell office:value-type="float" office:value="24367384" calcext:value-type="float">
            <text:p>24367384</text:p>
          </table:table-cell>
          <table:table-cell table:formula="of:=[.A1525]/1000/(60*60*24)" office:value-type="time" office:time-value="PT06H46M07.384S" calcext:value-type="time">
            <text:p>06:46:07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89" calcext:value-type="float">
            <text:p>129.89</text:p>
          </table:table-cell>
          <table:table-cell office:value-type="float" office:value="818.37" calcext:value-type="float">
            <text:p>818.37</text:p>
          </table:table-cell>
          <table:table-cell office:value-type="float" office:value="984.42" calcext:value-type="float">
            <text:p>984.42</text:p>
          </table:table-cell>
        </table:table-row>
        <table:table-row table:style-name="ro1">
          <table:table-cell office:value-type="float" office:value="24383384" calcext:value-type="float">
            <text:p>24383384</text:p>
          </table:table-cell>
          <table:table-cell table:formula="of:=[.A1526]/1000/(60*60*24)" office:value-type="time" office:time-value="PT06H46M23.384S" calcext:value-type="time">
            <text:p>06:46:23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89" calcext:value-type="float">
            <text:p>129.89</text:p>
          </table:table-cell>
          <table:table-cell office:value-type="float" office:value="818.88" calcext:value-type="float">
            <text:p>818.88</text:p>
          </table:table-cell>
          <table:table-cell office:value-type="float" office:value="984.99" calcext:value-type="float">
            <text:p>984.99</text:p>
          </table:table-cell>
        </table:table-row>
        <table:table-row table:style-name="ro1">
          <table:table-cell office:value-type="float" office:value="24399384" calcext:value-type="float">
            <text:p>24399384</text:p>
          </table:table-cell>
          <table:table-cell table:formula="of:=[.A1527]/1000/(60*60*24)" office:value-type="time" office:time-value="PT06H46M39.384S" calcext:value-type="time">
            <text:p>06:46:39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89" calcext:value-type="float">
            <text:p>129.89</text:p>
          </table:table-cell>
          <table:table-cell office:value-type="float" office:value="819.39" calcext:value-type="float">
            <text:p>819.39</text:p>
          </table:table-cell>
          <table:table-cell office:value-type="float" office:value="985.57" calcext:value-type="float">
            <text:p>985.57</text:p>
          </table:table-cell>
        </table:table-row>
        <table:table-row table:style-name="ro1">
          <table:table-cell office:value-type="float" office:value="24415384" calcext:value-type="float">
            <text:p>24415384</text:p>
          </table:table-cell>
          <table:table-cell table:formula="of:=[.A1528]/1000/(60*60*24)" office:value-type="time" office:time-value="PT06H46M55.384S" calcext:value-type="time">
            <text:p>06:46:55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819.9" calcext:value-type="float">
            <text:p>819.9</text:p>
          </table:table-cell>
          <table:table-cell office:value-type="float" office:value="986.15" calcext:value-type="float">
            <text:p>986.15</text:p>
          </table:table-cell>
        </table:table-row>
        <table:table-row table:style-name="ro1">
          <table:table-cell office:value-type="float" office:value="24431384" calcext:value-type="float">
            <text:p>24431384</text:p>
          </table:table-cell>
          <table:table-cell table:formula="of:=[.A1529]/1000/(60*60*24)" office:value-type="time" office:time-value="PT06H47M11.384S" calcext:value-type="time">
            <text:p>06:47:11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820.41" calcext:value-type="float">
            <text:p>820.41</text:p>
          </table:table-cell>
          <table:table-cell office:value-type="float" office:value="986.72" calcext:value-type="float">
            <text:p>986.72</text:p>
          </table:table-cell>
        </table:table-row>
        <table:table-row table:style-name="ro1">
          <table:table-cell office:value-type="float" office:value="24447384" calcext:value-type="float">
            <text:p>24447384</text:p>
          </table:table-cell>
          <table:table-cell table:formula="of:=[.A1530]/1000/(60*60*24)" office:value-type="time" office:time-value="PT06H47M27.384S" calcext:value-type="time">
            <text:p>06:47:27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820.91" calcext:value-type="float">
            <text:p>820.91</text:p>
          </table:table-cell>
          <table:table-cell office:value-type="float" office:value="987.3" calcext:value-type="float">
            <text:p>987.3</text:p>
          </table:table-cell>
        </table:table-row>
        <table:table-row table:style-name="ro1">
          <table:table-cell office:value-type="float" office:value="24463384" calcext:value-type="float">
            <text:p>24463384</text:p>
          </table:table-cell>
          <table:table-cell table:formula="of:=[.A1531]/1000/(60*60*24)" office:value-type="time" office:time-value="PT06H47M43.384S" calcext:value-type="time">
            <text:p>06:47:43</text:p>
          </table:table-cell>
          <table:table-cell office:value-type="float" office:value="1.14" calcext:value-type="float">
            <text:p>1.14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66" calcext:value-type="float">
            <text:p>129.66</text:p>
          </table:table-cell>
          <table:table-cell office:value-type="float" office:value="821.42" calcext:value-type="float">
            <text:p>821.42</text:p>
          </table:table-cell>
          <table:table-cell office:value-type="float" office:value="987.88" calcext:value-type="float">
            <text:p>987.88</text:p>
          </table:table-cell>
        </table:table-row>
        <table:table-row table:style-name="ro1">
          <table:table-cell office:value-type="float" office:value="24479384" calcext:value-type="float">
            <text:p>24479384</text:p>
          </table:table-cell>
          <table:table-cell table:formula="of:=[.A1532]/1000/(60*60*24)" office:value-type="time" office:time-value="PT06H47M59.384S" calcext:value-type="time">
            <text:p>06:47:59</text:p>
          </table:table-cell>
          <table:table-cell office:value-type="float" office:value="1.14" calcext:value-type="float">
            <text:p>1.14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66" calcext:value-type="float">
            <text:p>129.66</text:p>
          </table:table-cell>
          <table:table-cell office:value-type="float" office:value="821.93" calcext:value-type="float">
            <text:p>821.93</text:p>
          </table:table-cell>
          <table:table-cell office:value-type="float" office:value="988.45" calcext:value-type="float">
            <text:p>988.45</text:p>
          </table:table-cell>
        </table:table-row>
        <table:table-row table:style-name="ro1">
          <table:table-cell office:value-type="float" office:value="24495384" calcext:value-type="float">
            <text:p>24495384</text:p>
          </table:table-cell>
          <table:table-cell table:formula="of:=[.A1533]/1000/(60*60*24)" office:value-type="time" office:time-value="PT06H48M15.384S" calcext:value-type="time">
            <text:p>06:48:15</text:p>
          </table:table-cell>
          <table:table-cell office:value-type="float" office:value="1.14" calcext:value-type="float">
            <text:p>1.14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66" calcext:value-type="float">
            <text:p>129.66</text:p>
          </table:table-cell>
          <table:table-cell office:value-type="float" office:value="822.44" calcext:value-type="float">
            <text:p>822.44</text:p>
          </table:table-cell>
          <table:table-cell office:value-type="float" office:value="989.03" calcext:value-type="float">
            <text:p>989.03</text:p>
          </table:table-cell>
        </table:table-row>
        <table:table-row table:style-name="ro1">
          <table:table-cell office:value-type="float" office:value="24511384" calcext:value-type="float">
            <text:p>24511384</text:p>
          </table:table-cell>
          <table:table-cell table:formula="of:=[.A1534]/1000/(60*60*24)" office:value-type="time" office:time-value="PT06H48M31.384S" calcext:value-type="time">
            <text:p>06:48:31</text:p>
          </table:table-cell>
          <table:table-cell office:value-type="float" office:value="1.14" calcext:value-type="float">
            <text:p>1.14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66" calcext:value-type="float">
            <text:p>129.66</text:p>
          </table:table-cell>
          <table:table-cell office:value-type="float" office:value="822.94" calcext:value-type="float">
            <text:p>822.94</text:p>
          </table:table-cell>
          <table:table-cell office:value-type="float" office:value="989.61" calcext:value-type="float">
            <text:p>989.61</text:p>
          </table:table-cell>
        </table:table-row>
        <table:table-row table:style-name="ro1">
          <table:table-cell office:value-type="float" office:value="24527384" calcext:value-type="float">
            <text:p>24527384</text:p>
          </table:table-cell>
          <table:table-cell table:formula="of:=[.A1535]/1000/(60*60*24)" office:value-type="time" office:time-value="PT06H48M47.384S" calcext:value-type="time">
            <text:p>06:48:47</text:p>
          </table:table-cell>
          <table:table-cell office:value-type="float" office:value="1.14" calcext:value-type="float">
            <text:p>1.14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55" calcext:value-type="float">
            <text:p>129.55</text:p>
          </table:table-cell>
          <table:table-cell office:value-type="float" office:value="823.45" calcext:value-type="float">
            <text:p>823.45</text:p>
          </table:table-cell>
          <table:table-cell office:value-type="float" office:value="990.18" calcext:value-type="float">
            <text:p>990.18</text:p>
          </table:table-cell>
        </table:table-row>
        <table:table-row table:style-name="ro1">
          <table:table-cell office:value-type="float" office:value="24543384" calcext:value-type="float">
            <text:p>24543384</text:p>
          </table:table-cell>
          <table:table-cell table:formula="of:=[.A1536]/1000/(60*60*24)" office:value-type="time" office:time-value="PT06H49M03.384S" calcext:value-type="time">
            <text:p>06:49:03</text:p>
          </table:table-cell>
          <table:table-cell office:value-type="float" office:value="1.13" calcext:value-type="float">
            <text:p>1.13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09" calcext:value-type="float">
            <text:p>129.09</text:p>
          </table:table-cell>
          <table:table-cell office:value-type="float" office:value="823.96" calcext:value-type="float">
            <text:p>823.96</text:p>
          </table:table-cell>
          <table:table-cell office:value-type="float" office:value="990.76" calcext:value-type="float">
            <text:p>990.76</text:p>
          </table:table-cell>
        </table:table-row>
        <table:table-row table:style-name="ro1">
          <table:table-cell office:value-type="float" office:value="24559384" calcext:value-type="float">
            <text:p>24559384</text:p>
          </table:table-cell>
          <table:table-cell table:formula="of:=[.A1537]/1000/(60*60*24)" office:value-type="time" office:time-value="PT06H49M19.384S" calcext:value-type="time">
            <text:p>06:49:19</text:p>
          </table:table-cell>
          <table:table-cell office:value-type="float" office:value="1.13" calcext:value-type="float">
            <text:p>1.13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09" calcext:value-type="float">
            <text:p>129.09</text:p>
          </table:table-cell>
          <table:table-cell office:value-type="float" office:value="824.47" calcext:value-type="float">
            <text:p>824.47</text:p>
          </table:table-cell>
          <table:table-cell office:value-type="float" office:value="991.33" calcext:value-type="float">
            <text:p>991.33</text:p>
          </table:table-cell>
        </table:table-row>
        <table:table-row table:style-name="ro1">
          <table:table-cell office:value-type="float" office:value="24575384" calcext:value-type="float">
            <text:p>24575384</text:p>
          </table:table-cell>
          <table:table-cell table:formula="of:=[.A1538]/1000/(60*60*24)" office:value-type="time" office:time-value="PT06H49M35.384S" calcext:value-type="time">
            <text:p>06:49:35</text:p>
          </table:table-cell>
          <table:table-cell office:value-type="float" office:value="1.13" calcext:value-type="float">
            <text:p>1.13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09" calcext:value-type="float">
            <text:p>129.09</text:p>
          </table:table-cell>
          <table:table-cell office:value-type="float" office:value="824.97" calcext:value-type="float">
            <text:p>824.97</text:p>
          </table:table-cell>
          <table:table-cell office:value-type="float" office:value="991.91" calcext:value-type="float">
            <text:p>991.91</text:p>
          </table:table-cell>
        </table:table-row>
        <table:table-row table:style-name="ro1">
          <table:table-cell office:value-type="float" office:value="24591384" calcext:value-type="float">
            <text:p>24591384</text:p>
          </table:table-cell>
          <table:table-cell table:formula="of:=[.A1539]/1000/(60*60*24)" office:value-type="time" office:time-value="PT06H49M51.384S" calcext:value-type="time">
            <text:p>06:49:51</text:p>
          </table:table-cell>
          <table:table-cell office:value-type="float" office:value="1.13" calcext:value-type="float">
            <text:p>1.13</text:p>
          </table:table-cell>
          <table:table-cell office:value-type="float" office:value="114" calcext:value-type="float">
            <text:p>114</text:p>
          </table:table-cell>
          <table:table-cell office:value-type="float" office:value="128.98" calcext:value-type="float">
            <text:p>128.98</text:p>
          </table:table-cell>
          <table:table-cell office:value-type="float" office:value="825.48" calcext:value-type="float">
            <text:p>825.48</text:p>
          </table:table-cell>
          <table:table-cell office:value-type="float" office:value="992.48" calcext:value-type="float">
            <text:p>992.48</text:p>
          </table:table-cell>
        </table:table-row>
        <table:table-row table:style-name="ro1">
          <table:table-cell office:value-type="float" office:value="24607384" calcext:value-type="float">
            <text:p>24607384</text:p>
          </table:table-cell>
          <table:table-cell table:formula="of:=[.A1540]/1000/(60*60*24)" office:value-type="time" office:time-value="PT06H50M07.384S" calcext:value-type="time">
            <text:p>06:50:07</text:p>
          </table:table-cell>
          <table:table-cell office:value-type="float" office:value="1.13" calcext:value-type="float">
            <text:p>1.13</text:p>
          </table:table-cell>
          <table:table-cell office:value-type="float" office:value="114" calcext:value-type="float">
            <text:p>114</text:p>
          </table:table-cell>
          <table:table-cell office:value-type="float" office:value="128.98" calcext:value-type="float">
            <text:p>128.98</text:p>
          </table:table-cell>
          <table:table-cell office:value-type="float" office:value="825.99" calcext:value-type="float">
            <text:p>825.99</text:p>
          </table:table-cell>
          <table:table-cell office:value-type="float" office:value="993.05" calcext:value-type="float">
            <text:p>993.05</text:p>
          </table:table-cell>
        </table:table-row>
        <table:table-row table:style-name="ro1">
          <table:table-cell office:value-type="float" office:value="24623384" calcext:value-type="float">
            <text:p>24623384</text:p>
          </table:table-cell>
          <table:table-cell table:formula="of:=[.A1541]/1000/(60*60*24)" office:value-type="time" office:time-value="PT06H50M23.384S" calcext:value-type="time">
            <text:p>06:50:23</text:p>
          </table:table-cell>
          <table:table-cell office:value-type="float" office:value="1.13" calcext:value-type="float">
            <text:p>1.13</text:p>
          </table:table-cell>
          <table:table-cell office:value-type="float" office:value="114" calcext:value-type="float">
            <text:p>114</text:p>
          </table:table-cell>
          <table:table-cell office:value-type="float" office:value="128.98" calcext:value-type="float">
            <text:p>128.98</text:p>
          </table:table-cell>
          <table:table-cell office:value-type="float" office:value="826.49" calcext:value-type="float">
            <text:p>826.49</text:p>
          </table:table-cell>
          <table:table-cell office:value-type="float" office:value="993.63" calcext:value-type="float">
            <text:p>993.63</text:p>
          </table:table-cell>
        </table:table-row>
        <table:table-row table:style-name="ro1">
          <table:table-cell office:value-type="float" office:value="24639384" calcext:value-type="float">
            <text:p>24639384</text:p>
          </table:table-cell>
          <table:table-cell table:formula="of:=[.A1542]/1000/(60*60*24)" office:value-type="time" office:time-value="PT06H50M39.384S" calcext:value-type="time">
            <text:p>06:50:39</text:p>
          </table:table-cell>
          <table:table-cell office:value-type="float" office:value="1.13" calcext:value-type="float">
            <text:p>1.13</text:p>
          </table:table-cell>
          <table:table-cell office:value-type="float" office:value="114" calcext:value-type="float">
            <text:p>114</text:p>
          </table:table-cell>
          <table:table-cell office:value-type="float" office:value="128.98" calcext:value-type="float">
            <text:p>128.98</text:p>
          </table:table-cell>
          <table:table-cell office:value-type="float" office:value="827" calcext:value-type="float">
            <text:p>827</text:p>
          </table:table-cell>
          <table:table-cell office:value-type="float" office:value="994.2" calcext:value-type="float">
            <text:p>994.2</text:p>
          </table:table-cell>
        </table:table-row>
        <table:table-row table:style-name="ro1">
          <table:table-cell office:value-type="float" office:value="24655384" calcext:value-type="float">
            <text:p>24655384</text:p>
          </table:table-cell>
          <table:table-cell table:formula="of:=[.A1543]/1000/(60*60*24)" office:value-type="time" office:time-value="PT06H50M55.384S" calcext:value-type="time">
            <text:p>06:50:55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827.51" calcext:value-type="float">
            <text:p>827.51</text:p>
          </table:table-cell>
          <table:table-cell office:value-type="float" office:value="994.77" calcext:value-type="float">
            <text:p>994.77</text:p>
          </table:table-cell>
        </table:table-row>
        <table:table-row table:style-name="ro1">
          <table:table-cell office:value-type="float" office:value="24671384" calcext:value-type="float">
            <text:p>24671384</text:p>
          </table:table-cell>
          <table:table-cell table:formula="of:=[.A1544]/1000/(60*60*24)" office:value-type="time" office:time-value="PT06H51M11.384S" calcext:value-type="time">
            <text:p>06:51:11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828.01" calcext:value-type="float">
            <text:p>828.01</text:p>
          </table:table-cell>
          <table:table-cell office:value-type="float" office:value="995.34" calcext:value-type="float">
            <text:p>995.34</text:p>
          </table:table-cell>
        </table:table-row>
        <table:table-row table:style-name="ro1">
          <table:table-cell office:value-type="float" office:value="24687384" calcext:value-type="float">
            <text:p>24687384</text:p>
          </table:table-cell>
          <table:table-cell table:formula="of:=[.A1545]/1000/(60*60*24)" office:value-type="time" office:time-value="PT06H51M27.384S" calcext:value-type="time">
            <text:p>06:51:27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828.52" calcext:value-type="float">
            <text:p>828.52</text:p>
          </table:table-cell>
          <table:table-cell office:value-type="float" office:value="995.92" calcext:value-type="float">
            <text:p>995.92</text:p>
          </table:table-cell>
        </table:table-row>
        <table:table-row table:style-name="ro1">
          <table:table-cell office:value-type="float" office:value="24703384" calcext:value-type="float">
            <text:p>24703384</text:p>
          </table:table-cell>
          <table:table-cell table:formula="of:=[.A1546]/1000/(60*60*24)" office:value-type="time" office:time-value="PT06H51M43.384S" calcext:value-type="time">
            <text:p>06:51:43</text:p>
          </table:table-cell>
          <table:table-cell office:value-type="float" office:value="1.13" calcext:value-type="float">
            <text:p>1.13</text:p>
          </table:table-cell>
          <table:table-cell office:value-type="float" office:value="113.8" calcext:value-type="float">
            <text:p>113.8</text:p>
          </table:table-cell>
          <table:table-cell office:value-type="float" office:value="128.75" calcext:value-type="float">
            <text:p>128.75</text:p>
          </table:table-cell>
          <table:table-cell office:value-type="float" office:value="829.02" calcext:value-type="float">
            <text:p>829.02</text:p>
          </table:table-cell>
          <table:table-cell office:value-type="float" office:value="996.49" calcext:value-type="float">
            <text:p>996.49</text:p>
          </table:table-cell>
        </table:table-row>
        <table:table-row table:style-name="ro1">
          <table:table-cell office:value-type="float" office:value="24719384" calcext:value-type="float">
            <text:p>24719384</text:p>
          </table:table-cell>
          <table:table-cell table:formula="of:=[.A1547]/1000/(60*60*24)" office:value-type="time" office:time-value="PT06H51M59.384S" calcext:value-type="time">
            <text:p>06:51:59</text:p>
          </table:table-cell>
          <table:table-cell office:value-type="float" office:value="1.13" calcext:value-type="float">
            <text:p>1.13</text:p>
          </table:table-cell>
          <table:table-cell office:value-type="float" office:value="113.8" calcext:value-type="float">
            <text:p>113.8</text:p>
          </table:table-cell>
          <table:table-cell office:value-type="float" office:value="128.75" calcext:value-type="float">
            <text:p>128.75</text:p>
          </table:table-cell>
          <table:table-cell office:value-type="float" office:value="829.53" calcext:value-type="float">
            <text:p>829.53</text:p>
          </table:table-cell>
          <table:table-cell office:value-type="float" office:value="997.06" calcext:value-type="float">
            <text:p>997.06</text:p>
          </table:table-cell>
        </table:table-row>
        <table:table-row table:style-name="ro1">
          <table:table-cell office:value-type="float" office:value="24735384" calcext:value-type="float">
            <text:p>24735384</text:p>
          </table:table-cell>
          <table:table-cell table:formula="of:=[.A1548]/1000/(60*60*24)" office:value-type="time" office:time-value="PT06H52M15.384S" calcext:value-type="time">
            <text:p>06:52:15</text:p>
          </table:table-cell>
          <table:table-cell office:value-type="float" office:value="1.13" calcext:value-type="float">
            <text:p>1.13</text:p>
          </table:table-cell>
          <table:table-cell office:value-type="float" office:value="113.8" calcext:value-type="float">
            <text:p>113.8</text:p>
          </table:table-cell>
          <table:table-cell office:value-type="float" office:value="128.75" calcext:value-type="float">
            <text:p>128.75</text:p>
          </table:table-cell>
          <table:table-cell office:value-type="float" office:value="830.03" calcext:value-type="float">
            <text:p>830.03</text:p>
          </table:table-cell>
          <table:table-cell office:value-type="float" office:value="997.63" calcext:value-type="float">
            <text:p>997.63</text:p>
          </table:table-cell>
        </table:table-row>
        <table:table-row table:style-name="ro1">
          <table:table-cell office:value-type="float" office:value="24751384" calcext:value-type="float">
            <text:p>24751384</text:p>
          </table:table-cell>
          <table:table-cell table:formula="of:=[.A1549]/1000/(60*60*24)" office:value-type="time" office:time-value="PT06H52M31.384S" calcext:value-type="time">
            <text:p>06:52:31</text:p>
          </table:table-cell>
          <table:table-cell office:value-type="float" office:value="1.13" calcext:value-type="float">
            <text:p>1.13</text:p>
          </table:table-cell>
          <table:table-cell office:value-type="float" office:value="113.8" calcext:value-type="float">
            <text:p>113.8</text:p>
          </table:table-cell>
          <table:table-cell office:value-type="float" office:value="128.75" calcext:value-type="float">
            <text:p>128.75</text:p>
          </table:table-cell>
          <table:table-cell office:value-type="float" office:value="830.54" calcext:value-type="float">
            <text:p>830.54</text:p>
          </table:table-cell>
          <table:table-cell office:value-type="float" office:value="998.21" calcext:value-type="float">
            <text:p>998.21</text:p>
          </table:table-cell>
        </table:table-row>
        <table:table-row table:style-name="ro1">
          <table:table-cell office:value-type="float" office:value="24767384" calcext:value-type="float">
            <text:p>24767384</text:p>
          </table:table-cell>
          <table:table-cell table:formula="of:=[.A1550]/1000/(60*60*24)" office:value-type="time" office:time-value="PT06H52M47.384S" calcext:value-type="time">
            <text:p>06:52:47</text:p>
          </table:table-cell>
          <table:table-cell office:value-type="float" office:value="1.13" calcext:value-type="float">
            <text:p>1.13</text:p>
          </table:table-cell>
          <table:table-cell office:value-type="float" office:value="113.7" calcext:value-type="float">
            <text:p>113.7</text:p>
          </table:table-cell>
          <table:table-cell office:value-type="float" office:value="128.18" calcext:value-type="float">
            <text:p>128.18</text:p>
          </table:table-cell>
          <table:table-cell office:value-type="float" office:value="831.05" calcext:value-type="float">
            <text:p>831.05</text:p>
          </table:table-cell>
          <table:table-cell office:value-type="float" office:value="998.78" calcext:value-type="float">
            <text:p>998.78</text:p>
          </table:table-cell>
        </table:table-row>
        <table:table-row table:style-name="ro1">
          <table:table-cell office:value-type="float" office:value="24783384" calcext:value-type="float">
            <text:p>24783384</text:p>
          </table:table-cell>
          <table:table-cell table:formula="of:=[.A1551]/1000/(60*60*24)" office:value-type="time" office:time-value="PT06H53M03.384S" calcext:value-type="time">
            <text:p>06:53:03</text:p>
          </table:table-cell>
          <table:table-cell office:value-type="float" office:value="1.13" calcext:value-type="float">
            <text:p>1.13</text:p>
          </table:table-cell>
          <table:table-cell office:value-type="float" office:value="113.7" calcext:value-type="float">
            <text:p>113.7</text:p>
          </table:table-cell>
          <table:table-cell office:value-type="float" office:value="128.64" calcext:value-type="float">
            <text:p>128.64</text:p>
          </table:table-cell>
          <table:table-cell office:value-type="float" office:value="831.55" calcext:value-type="float">
            <text:p>831.55</text:p>
          </table:table-cell>
          <table:table-cell office:value-type="float" office:value="999.35" calcext:value-type="float">
            <text:p>999.35</text:p>
          </table:table-cell>
        </table:table-row>
        <table:table-row table:style-name="ro1">
          <table:table-cell office:value-type="float" office:value="24799384" calcext:value-type="float">
            <text:p>24799384</text:p>
          </table:table-cell>
          <table:table-cell table:formula="of:=[.A1552]/1000/(60*60*24)" office:value-type="time" office:time-value="PT06H53M19.384S" calcext:value-type="time">
            <text:p>06:53:19</text:p>
          </table:table-cell>
          <table:table-cell office:value-type="float" office:value="1.13" calcext:value-type="float">
            <text:p>1.13</text:p>
          </table:table-cell>
          <table:table-cell office:value-type="float" office:value="113.7" calcext:value-type="float">
            <text:p>113.7</text:p>
          </table:table-cell>
          <table:table-cell office:value-type="float" office:value="128.64" calcext:value-type="float">
            <text:p>128.64</text:p>
          </table:table-cell>
          <table:table-cell office:value-type="float" office:value="832.06" calcext:value-type="float">
            <text:p>832.06</text:p>
          </table:table-cell>
          <table:table-cell office:value-type="float" office:value="999.92" calcext:value-type="float">
            <text:p>999.92</text:p>
          </table:table-cell>
        </table:table-row>
        <table:table-row table:style-name="ro1">
          <table:table-cell office:value-type="float" office:value="24815384" calcext:value-type="float">
            <text:p>24815384</text:p>
          </table:table-cell>
          <table:table-cell table:formula="of:=[.A1553]/1000/(60*60*24)" office:value-type="time" office:time-value="PT06H53M35.384S" calcext:value-type="time">
            <text:p>06:53:35</text:p>
          </table:table-cell>
          <table:table-cell office:value-type="float" office:value="1.13" calcext:value-type="float">
            <text:p>1.13</text:p>
          </table:table-cell>
          <table:table-cell office:value-type="float" office:value="113.7" calcext:value-type="float">
            <text:p>113.7</text:p>
          </table:table-cell>
          <table:table-cell office:value-type="float" office:value="128.64" calcext:value-type="float">
            <text:p>128.64</text:p>
          </table:table-cell>
          <table:table-cell office:value-type="float" office:value="832.56" calcext:value-type="float">
            <text:p>832.56</text:p>
          </table:table-cell>
          <table:table-cell office:value-type="float" office:value="1000.49" calcext:value-type="float">
            <text:p>1000.49</text:p>
          </table:table-cell>
        </table:table-row>
        <table:table-row table:style-name="ro1">
          <table:table-cell office:value-type="float" office:value="24831384" calcext:value-type="float">
            <text:p>24831384</text:p>
          </table:table-cell>
          <table:table-cell table:formula="of:=[.A1554]/1000/(60*60*24)" office:value-type="time" office:time-value="PT06H53M51.384S" calcext:value-type="time">
            <text:p>06:53:51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833.07" calcext:value-type="float">
            <text:p>833.07</text:p>
          </table:table-cell>
          <table:table-cell office:value-type="float" office:value="1001.06" calcext:value-type="float">
            <text:p>1001.06</text:p>
          </table:table-cell>
        </table:table-row>
        <table:table-row table:style-name="ro1">
          <table:table-cell office:value-type="float" office:value="24847384" calcext:value-type="float">
            <text:p>24847384</text:p>
          </table:table-cell>
          <table:table-cell table:formula="of:=[.A1555]/1000/(60*60*24)" office:value-type="time" office:time-value="PT06H54M07.384S" calcext:value-type="time">
            <text:p>06:54:07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52" calcext:value-type="float">
            <text:p>128.52</text:p>
          </table:table-cell>
          <table:table-cell office:value-type="float" office:value="833.57" calcext:value-type="float">
            <text:p>833.57</text:p>
          </table:table-cell>
          <table:table-cell office:value-type="float" office:value="1001.63" calcext:value-type="float">
            <text:p>1001.63</text:p>
          </table:table-cell>
        </table:table-row>
        <table:table-row table:style-name="ro1">
          <table:table-cell office:value-type="float" office:value="24863384" calcext:value-type="float">
            <text:p>24863384</text:p>
          </table:table-cell>
          <table:table-cell table:formula="of:=[.A1556]/1000/(60*60*24)" office:value-type="time" office:time-value="PT06H54M23.384S" calcext:value-type="time">
            <text:p>06:54:23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834.08" calcext:value-type="float">
            <text:p>834.08</text:p>
          </table:table-cell>
          <table:table-cell office:value-type="float" office:value="1002.2" calcext:value-type="float">
            <text:p>1002.2</text:p>
          </table:table-cell>
        </table:table-row>
        <table:table-row table:style-name="ro1">
          <table:table-cell office:value-type="float" office:value="24879384" calcext:value-type="float">
            <text:p>24879384</text:p>
          </table:table-cell>
          <table:table-cell table:formula="of:=[.A1557]/1000/(60*60*24)" office:value-type="time" office:time-value="PT06H54M39.384S" calcext:value-type="time">
            <text:p>06:54:39</text:p>
          </table:table-cell>
          <table:table-cell office:value-type="float" office:value="1.13" calcext:value-type="float">
            <text:p>1.13</text:p>
          </table:table-cell>
          <table:table-cell office:value-type="float" office:value="113.5" calcext:value-type="float">
            <text:p>113.5</text:p>
          </table:table-cell>
          <table:table-cell office:value-type="float" office:value="127.95" calcext:value-type="float">
            <text:p>127.95</text:p>
          </table:table-cell>
          <table:table-cell office:value-type="float" office:value="834.58" calcext:value-type="float">
            <text:p>834.58</text:p>
          </table:table-cell>
          <table:table-cell office:value-type="float" office:value="1002.76" calcext:value-type="float">
            <text:p>1002.76</text:p>
          </table:table-cell>
        </table:table-row>
        <table:table-row table:style-name="ro1">
          <table:table-cell office:value-type="float" office:value="24895384" calcext:value-type="float">
            <text:p>24895384</text:p>
          </table:table-cell>
          <table:table-cell table:formula="of:=[.A1558]/1000/(60*60*24)" office:value-type="time" office:time-value="PT06H54M55.384S" calcext:value-type="time">
            <text:p>06:54:55</text:p>
          </table:table-cell>
          <table:table-cell office:value-type="float" office:value="1.13" calcext:value-type="float">
            <text:p>1.13</text:p>
          </table:table-cell>
          <table:table-cell office:value-type="float" office:value="113.5" calcext:value-type="float">
            <text:p>113.5</text:p>
          </table:table-cell>
          <table:table-cell office:value-type="float" office:value="127.95" calcext:value-type="float">
            <text:p>127.95</text:p>
          </table:table-cell>
          <table:table-cell office:value-type="float" office:value="835.08" calcext:value-type="float">
            <text:p>835.08</text:p>
          </table:table-cell>
          <table:table-cell office:value-type="float" office:value="1003.33" calcext:value-type="float">
            <text:p>1003.33</text:p>
          </table:table-cell>
        </table:table-row>
        <table:table-row table:style-name="ro1">
          <table:table-cell office:value-type="float" office:value="24911384" calcext:value-type="float">
            <text:p>24911384</text:p>
          </table:table-cell>
          <table:table-cell table:formula="of:=[.A1559]/1000/(60*60*24)" office:value-type="time" office:time-value="PT06H55M11.384S" calcext:value-type="time">
            <text:p>06:55:11</text:p>
          </table:table-cell>
          <table:table-cell office:value-type="float" office:value="1.13" calcext:value-type="float">
            <text:p>1.13</text:p>
          </table:table-cell>
          <table:table-cell office:value-type="float" office:value="113.5" calcext:value-type="float">
            <text:p>113.5</text:p>
          </table:table-cell>
          <table:table-cell office:value-type="float" office:value="127.95" calcext:value-type="float">
            <text:p>127.95</text:p>
          </table:table-cell>
          <table:table-cell office:value-type="float" office:value="835.59" calcext:value-type="float">
            <text:p>835.59</text:p>
          </table:table-cell>
          <table:table-cell office:value-type="float" office:value="1003.9" calcext:value-type="float">
            <text:p>1003.9</text:p>
          </table:table-cell>
        </table:table-row>
        <table:table-row table:style-name="ro1">
          <table:table-cell office:value-type="float" office:value="24927384" calcext:value-type="float">
            <text:p>24927384</text:p>
          </table:table-cell>
          <table:table-cell table:formula="of:=[.A1560]/1000/(60*60*24)" office:value-type="time" office:time-value="PT06H55M27.384S" calcext:value-type="time">
            <text:p>06:55:27</text:p>
          </table:table-cell>
          <table:table-cell office:value-type="float" office:value="1.13" calcext:value-type="float">
            <text:p>1.13</text:p>
          </table:table-cell>
          <table:table-cell office:value-type="float" office:value="113.4" calcext:value-type="float">
            <text:p>113.4</text:p>
          </table:table-cell>
          <table:table-cell office:value-type="float" office:value="127.84" calcext:value-type="float">
            <text:p>127.84</text:p>
          </table:table-cell>
          <table:table-cell office:value-type="float" office:value="836.09" calcext:value-type="float">
            <text:p>836.09</text:p>
          </table:table-cell>
          <table:table-cell office:value-type="float" office:value="1004.47" calcext:value-type="float">
            <text:p>1004.47</text:p>
          </table:table-cell>
        </table:table-row>
        <table:table-row table:style-name="ro1">
          <table:table-cell office:value-type="float" office:value="24943384" calcext:value-type="float">
            <text:p>24943384</text:p>
          </table:table-cell>
          <table:table-cell table:formula="of:=[.A1561]/1000/(60*60*24)" office:value-type="time" office:time-value="PT06H55M43.384S" calcext:value-type="time">
            <text:p>06:55:43</text:p>
          </table:table-cell>
          <table:table-cell office:value-type="float" office:value="1.13" calcext:value-type="float">
            <text:p>1.13</text:p>
          </table:table-cell>
          <table:table-cell office:value-type="float" office:value="113.4" calcext:value-type="float">
            <text:p>113.4</text:p>
          </table:table-cell>
          <table:table-cell office:value-type="float" office:value="127.84" calcext:value-type="float">
            <text:p>127.84</text:p>
          </table:table-cell>
          <table:table-cell office:value-type="float" office:value="836.6" calcext:value-type="float">
            <text:p>836.6</text:p>
          </table:table-cell>
          <table:table-cell office:value-type="float" office:value="1005.04" calcext:value-type="float">
            <text:p>1005.04</text:p>
          </table:table-cell>
        </table:table-row>
        <table:table-row table:style-name="ro1">
          <table:table-cell office:value-type="float" office:value="24959384" calcext:value-type="float">
            <text:p>24959384</text:p>
          </table:table-cell>
          <table:table-cell table:formula="of:=[.A1562]/1000/(60*60*24)" office:value-type="time" office:time-value="PT06H55M59.384S" calcext:value-type="time">
            <text:p>06:55:59</text:p>
          </table:table-cell>
          <table:table-cell office:value-type="float" office:value="1.13" calcext:value-type="float">
            <text:p>1.13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73" calcext:value-type="float">
            <text:p>127.73</text:p>
          </table:table-cell>
          <table:table-cell office:value-type="float" office:value="837.1" calcext:value-type="float">
            <text:p>837.1</text:p>
          </table:table-cell>
          <table:table-cell office:value-type="float" office:value="1005.61" calcext:value-type="float">
            <text:p>1005.61</text:p>
          </table:table-cell>
        </table:table-row>
        <table:table-row table:style-name="ro1">
          <table:table-cell office:value-type="float" office:value="24975384" calcext:value-type="float">
            <text:p>24975384</text:p>
          </table:table-cell>
          <table:table-cell table:formula="of:=[.A1563]/1000/(60*60*24)" office:value-type="time" office:time-value="PT06H56M15.384S" calcext:value-type="time">
            <text:p>06:56:15</text:p>
          </table:table-cell>
          <table:table-cell office:value-type="float" office:value="1.12" calcext:value-type="float">
            <text:p>1.12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27" calcext:value-type="float">
            <text:p>127.27</text:p>
          </table:table-cell>
          <table:table-cell office:value-type="float" office:value="837.61" calcext:value-type="float">
            <text:p>837.61</text:p>
          </table:table-cell>
          <table:table-cell office:value-type="float" office:value="1006.17" calcext:value-type="float">
            <text:p>1006.17</text:p>
          </table:table-cell>
        </table:table-row>
        <table:table-row table:style-name="ro1">
          <table:table-cell office:value-type="float" office:value="24991384" calcext:value-type="float">
            <text:p>24991384</text:p>
          </table:table-cell>
          <table:table-cell table:formula="of:=[.A1564]/1000/(60*60*24)" office:value-type="time" office:time-value="PT06H56M31.384S" calcext:value-type="time">
            <text:p>06:56:31</text:p>
          </table:table-cell>
          <table:table-cell office:value-type="float" office:value="1.13" calcext:value-type="float">
            <text:p>1.13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73" calcext:value-type="float">
            <text:p>127.73</text:p>
          </table:table-cell>
          <table:table-cell office:value-type="float" office:value="838.11" calcext:value-type="float">
            <text:p>838.11</text:p>
          </table:table-cell>
          <table:table-cell office:value-type="float" office:value="1006.74" calcext:value-type="float">
            <text:p>1006.74</text:p>
          </table:table-cell>
        </table:table-row>
        <table:table-row table:style-name="ro1">
          <table:table-cell office:value-type="float" office:value="25007384" calcext:value-type="float">
            <text:p>25007384</text:p>
          </table:table-cell>
          <table:table-cell table:formula="of:=[.A1565]/1000/(60*60*24)" office:value-type="time" office:time-value="PT06H56M47.384S" calcext:value-type="time">
            <text:p>06:56:47</text:p>
          </table:table-cell>
          <table:table-cell office:value-type="float" office:value="1.13" calcext:value-type="float">
            <text:p>1.13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73" calcext:value-type="float">
            <text:p>127.73</text:p>
          </table:table-cell>
          <table:table-cell office:value-type="float" office:value="838.61" calcext:value-type="float">
            <text:p>838.61</text:p>
          </table:table-cell>
          <table:table-cell office:value-type="float" office:value="1007.31" calcext:value-type="float">
            <text:p>1007.31</text:p>
          </table:table-cell>
        </table:table-row>
        <table:table-row table:style-name="ro1">
          <table:table-cell office:value-type="float" office:value="25023384" calcext:value-type="float">
            <text:p>25023384</text:p>
          </table:table-cell>
          <table:table-cell table:formula="of:=[.A1566]/1000/(60*60*24)" office:value-type="time" office:time-value="PT06H57M03.384S" calcext:value-type="time">
            <text:p>06:57:03</text:p>
          </table:table-cell>
          <table:table-cell office:value-type="float" office:value="1.13" calcext:value-type="float">
            <text:p>1.13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73" calcext:value-type="float">
            <text:p>127.73</text:p>
          </table:table-cell>
          <table:table-cell office:value-type="float" office:value="839.12" calcext:value-type="float">
            <text:p>839.12</text:p>
          </table:table-cell>
          <table:table-cell office:value-type="float" office:value="1007.87" calcext:value-type="float">
            <text:p>1007.87</text:p>
          </table:table-cell>
        </table:table-row>
        <table:table-row table:style-name="ro1">
          <table:table-cell office:value-type="float" office:value="25039384" calcext:value-type="float">
            <text:p>25039384</text:p>
          </table:table-cell>
          <table:table-cell table:formula="of:=[.A1567]/1000/(60*60*24)" office:value-type="time" office:time-value="PT06H57M19.384S" calcext:value-type="time">
            <text:p>06:57:19</text:p>
          </table:table-cell>
          <table:table-cell office:value-type="float" office:value="1.12" calcext:value-type="float">
            <text:p>1.12</text:p>
          </table:table-cell>
          <table:table-cell office:value-type="float" office:value="113.2" calcext:value-type="float">
            <text:p>113.2</text:p>
          </table:table-cell>
          <table:table-cell office:value-type="float" office:value="127.16" calcext:value-type="float">
            <text:p>127.16</text:p>
          </table:table-cell>
          <table:table-cell office:value-type="float" office:value="839.62" calcext:value-type="float">
            <text:p>839.62</text:p>
          </table:table-cell>
          <table:table-cell office:value-type="float" office:value="1008.44" calcext:value-type="float">
            <text:p>1008.44</text:p>
          </table:table-cell>
        </table:table-row>
        <table:table-row table:style-name="ro1">
          <table:table-cell office:value-type="float" office:value="25055384" calcext:value-type="float">
            <text:p>25055384</text:p>
          </table:table-cell>
          <table:table-cell table:formula="of:=[.A1568]/1000/(60*60*24)" office:value-type="time" office:time-value="PT06H57M35.384S" calcext:value-type="time">
            <text:p>06:57:35</text:p>
          </table:table-cell>
          <table:table-cell office:value-type="float" office:value="1.12" calcext:value-type="float">
            <text:p>1.12</text:p>
          </table:table-cell>
          <table:table-cell office:value-type="float" office:value="113.2" calcext:value-type="float">
            <text:p>113.2</text:p>
          </table:table-cell>
          <table:table-cell office:value-type="float" office:value="127.16" calcext:value-type="float">
            <text:p>127.16</text:p>
          </table:table-cell>
          <table:table-cell office:value-type="float" office:value="840.12" calcext:value-type="float">
            <text:p>840.12</text:p>
          </table:table-cell>
          <table:table-cell office:value-type="float" office:value="1009.01" calcext:value-type="float">
            <text:p>1009.01</text:p>
          </table:table-cell>
        </table:table-row>
        <table:table-row table:style-name="ro1">
          <table:table-cell office:value-type="float" office:value="25071384" calcext:value-type="float">
            <text:p>25071384</text:p>
          </table:table-cell>
          <table:table-cell table:formula="of:=[.A1569]/1000/(60*60*24)" office:value-type="time" office:time-value="PT06H57M51.384S" calcext:value-type="time">
            <text:p>06:57:51</text:p>
          </table:table-cell>
          <table:table-cell office:value-type="float" office:value="1.12" calcext:value-type="float">
            <text:p>1.12</text:p>
          </table:table-cell>
          <table:table-cell office:value-type="float" office:value="113.2" calcext:value-type="float">
            <text:p>113.2</text:p>
          </table:table-cell>
          <table:table-cell office:value-type="float" office:value="127.16" calcext:value-type="float">
            <text:p>127.16</text:p>
          </table:table-cell>
          <table:table-cell office:value-type="float" office:value="840.63" calcext:value-type="float">
            <text:p>840.63</text:p>
          </table:table-cell>
          <table:table-cell office:value-type="float" office:value="1009.57" calcext:value-type="float">
            <text:p>1009.57</text:p>
          </table:table-cell>
        </table:table-row>
        <table:table-row table:style-name="ro1">
          <table:table-cell office:value-type="float" office:value="25087384" calcext:value-type="float">
            <text:p>25087384</text:p>
          </table:table-cell>
          <table:table-cell table:formula="of:=[.A1570]/1000/(60*60*24)" office:value-type="time" office:time-value="PT06H58M07.384S" calcext:value-type="time">
            <text:p>06:58:07</text:p>
          </table:table-cell>
          <table:table-cell office:value-type="float" office:value="1.12" calcext:value-type="float">
            <text:p>1.12</text:p>
          </table:table-cell>
          <table:table-cell office:value-type="float" office:value="113.1" calcext:value-type="float">
            <text:p>113.1</text:p>
          </table:table-cell>
          <table:table-cell office:value-type="float" office:value="127.05" calcext:value-type="float">
            <text:p>127.05</text:p>
          </table:table-cell>
          <table:table-cell office:value-type="float" office:value="841.13" calcext:value-type="float">
            <text:p>841.13</text:p>
          </table:table-cell>
          <table:table-cell office:value-type="float" office:value="1010.14" calcext:value-type="float">
            <text:p>1010.14</text:p>
          </table:table-cell>
        </table:table-row>
        <table:table-row table:style-name="ro1">
          <table:table-cell office:value-type="float" office:value="25103384" calcext:value-type="float">
            <text:p>25103384</text:p>
          </table:table-cell>
          <table:table-cell table:formula="of:=[.A1571]/1000/(60*60*24)" office:value-type="time" office:time-value="PT06H58M23.384S" calcext:value-type="time">
            <text:p>06:58:23</text:p>
          </table:table-cell>
          <table:table-cell office:value-type="float" office:value="1.12" calcext:value-type="float">
            <text:p>1.12</text:p>
          </table:table-cell>
          <table:table-cell office:value-type="float" office:value="113.1" calcext:value-type="float">
            <text:p>113.1</text:p>
          </table:table-cell>
          <table:table-cell office:value-type="float" office:value="127.05" calcext:value-type="float">
            <text:p>127.05</text:p>
          </table:table-cell>
          <table:table-cell office:value-type="float" office:value="841.63" calcext:value-type="float">
            <text:p>841.63</text:p>
          </table:table-cell>
          <table:table-cell office:value-type="float" office:value="1010.7" calcext:value-type="float">
            <text:p>1010.7</text:p>
          </table:table-cell>
        </table:table-row>
        <table:table-row table:style-name="ro1">
          <table:table-cell office:value-type="float" office:value="25119384" calcext:value-type="float">
            <text:p>25119384</text:p>
          </table:table-cell>
          <table:table-cell table:formula="of:=[.A1572]/1000/(60*60*24)" office:value-type="time" office:time-value="PT06H58M39.384S" calcext:value-type="time">
            <text:p>06:58:39</text:p>
          </table:table-cell>
          <table:table-cell office:value-type="float" office:value="1.12" calcext:value-type="float">
            <text:p>1.12</text:p>
          </table:table-cell>
          <table:table-cell office:value-type="float" office:value="113.1" calcext:value-type="float">
            <text:p>113.1</text:p>
          </table:table-cell>
          <table:table-cell office:value-type="float" office:value="127.05" calcext:value-type="float">
            <text:p>127.05</text:p>
          </table:table-cell>
          <table:table-cell office:value-type="float" office:value="842.14" calcext:value-type="float">
            <text:p>842.14</text:p>
          </table:table-cell>
          <table:table-cell office:value-type="float" office:value="1011.27" calcext:value-type="float">
            <text:p>1011.27</text:p>
          </table:table-cell>
        </table:table-row>
        <table:table-row table:style-name="ro1">
          <table:table-cell office:value-type="float" office:value="25135384" calcext:value-type="float">
            <text:p>25135384</text:p>
          </table:table-cell>
          <table:table-cell table:formula="of:=[.A1573]/1000/(60*60*24)" office:value-type="time" office:time-value="PT06H58M55.384S" calcext:value-type="time">
            <text:p>06:58:55</text:p>
          </table:table-cell>
          <table:table-cell office:value-type="float" office:value="1.12" calcext:value-type="float">
            <text:p>1.12</text:p>
          </table:table-cell>
          <table:table-cell office:value-type="float" office:value="113.1" calcext:value-type="float">
            <text:p>113.1</text:p>
          </table:table-cell>
          <table:table-cell office:value-type="float" office:value="127.05" calcext:value-type="float">
            <text:p>127.05</text:p>
          </table:table-cell>
          <table:table-cell office:value-type="float" office:value="842.64" calcext:value-type="float">
            <text:p>842.64</text:p>
          </table:table-cell>
          <table:table-cell office:value-type="float" office:value="1011.83" calcext:value-type="float">
            <text:p>1011.83</text:p>
          </table:table-cell>
        </table:table-row>
        <table:table-row table:style-name="ro1">
          <table:table-cell office:value-type="float" office:value="25151384" calcext:value-type="float">
            <text:p>25151384</text:p>
          </table:table-cell>
          <table:table-cell table:formula="of:=[.A1574]/1000/(60*60*24)" office:value-type="time" office:time-value="PT06H59M11.384S" calcext:value-type="time">
            <text:p>06:59:11</text:p>
          </table:table-cell>
          <table:table-cell office:value-type="float" office:value="1.12" calcext:value-type="float">
            <text:p>1.12</text:p>
          </table:table-cell>
          <table:table-cell office:value-type="float" office:value="113" calcext:value-type="float">
            <text:p>113</text:p>
          </table:table-cell>
          <table:table-cell office:value-type="float" office:value="126.93" calcext:value-type="float">
            <text:p>126.93</text:p>
          </table:table-cell>
          <table:table-cell office:value-type="float" office:value="843.14" calcext:value-type="float">
            <text:p>843.14</text:p>
          </table:table-cell>
          <table:table-cell office:value-type="float" office:value="1012.39" calcext:value-type="float">
            <text:p>1012.39</text:p>
          </table:table-cell>
        </table:table-row>
        <table:table-row table:style-name="ro1">
          <table:table-cell office:value-type="float" office:value="25167384" calcext:value-type="float">
            <text:p>25167384</text:p>
          </table:table-cell>
          <table:table-cell table:formula="of:=[.A1575]/1000/(60*60*24)" office:value-type="time" office:time-value="PT06H59M27.384S" calcext:value-type="time">
            <text:p>06:59:27</text:p>
          </table:table-cell>
          <table:table-cell office:value-type="float" office:value="1.12" calcext:value-type="float">
            <text:p>1.12</text:p>
          </table:table-cell>
          <table:table-cell office:value-type="float" office:value="113" calcext:value-type="float">
            <text:p>113</text:p>
          </table:table-cell>
          <table:table-cell office:value-type="float" office:value="126.93" calcext:value-type="float">
            <text:p>126.93</text:p>
          </table:table-cell>
          <table:table-cell office:value-type="float" office:value="843.64" calcext:value-type="float">
            <text:p>843.64</text:p>
          </table:table-cell>
          <table:table-cell office:value-type="float" office:value="1012.96" calcext:value-type="float">
            <text:p>1012.96</text:p>
          </table:table-cell>
        </table:table-row>
        <table:table-row table:style-name="ro1">
          <table:table-cell office:value-type="float" office:value="25183384" calcext:value-type="float">
            <text:p>25183384</text:p>
          </table:table-cell>
          <table:table-cell table:formula="of:=[.A1576]/1000/(60*60*24)" office:value-type="time" office:time-value="PT06H59M43.384S" calcext:value-type="time">
            <text:p>06:59:43</text:p>
          </table:table-cell>
          <table:table-cell office:value-type="float" office:value="1.12" calcext:value-type="float">
            <text:p>1.12</text:p>
          </table:table-cell>
          <table:table-cell office:value-type="float" office:value="112.9" calcext:value-type="float">
            <text:p>112.9</text:p>
          </table:table-cell>
          <table:table-cell office:value-type="float" office:value="126.82" calcext:value-type="float">
            <text:p>126.82</text:p>
          </table:table-cell>
          <table:table-cell office:value-type="float" office:value="844.15" calcext:value-type="float">
            <text:p>844.15</text:p>
          </table:table-cell>
          <table:table-cell office:value-type="float" office:value="1013.52" calcext:value-type="float">
            <text:p>1013.52</text:p>
          </table:table-cell>
        </table:table-row>
        <table:table-row table:style-name="ro1">
          <table:table-cell office:value-type="float" office:value="25199384" calcext:value-type="float">
            <text:p>25199384</text:p>
          </table:table-cell>
          <table:table-cell table:formula="of:=[.A1577]/1000/(60*60*24)" office:value-type="time" office:time-value="PT06H59M59.384S" calcext:value-type="time">
            <text:p>06:59:59</text:p>
          </table:table-cell>
          <table:table-cell office:value-type="float" office:value="1.12" calcext:value-type="float">
            <text:p>1.12</text:p>
          </table:table-cell>
          <table:table-cell office:value-type="float" office:value="112.9" calcext:value-type="float">
            <text:p>112.9</text:p>
          </table:table-cell>
          <table:table-cell office:value-type="float" office:value="126.82" calcext:value-type="float">
            <text:p>126.82</text:p>
          </table:table-cell>
          <table:table-cell office:value-type="float" office:value="844.65" calcext:value-type="float">
            <text:p>844.65</text:p>
          </table:table-cell>
          <table:table-cell office:value-type="float" office:value="1014.09" calcext:value-type="float">
            <text:p>1014.09</text:p>
          </table:table-cell>
        </table:table-row>
        <table:table-row table:style-name="ro1">
          <table:table-cell office:value-type="float" office:value="25215384" calcext:value-type="float">
            <text:p>25215384</text:p>
          </table:table-cell>
          <table:table-cell table:formula="of:=[.A1578]/1000/(60*60*24)" office:value-type="time" office:time-value="PT07H00M15.384S" calcext:value-type="time">
            <text:p>07:00:15</text:p>
          </table:table-cell>
          <table:table-cell office:value-type="float" office:value="1.12" calcext:value-type="float">
            <text:p>1.12</text:p>
          </table:table-cell>
          <table:table-cell office:value-type="float" office:value="112.9" calcext:value-type="float">
            <text:p>112.9</text:p>
          </table:table-cell>
          <table:table-cell office:value-type="float" office:value="126.37" calcext:value-type="float">
            <text:p>126.37</text:p>
          </table:table-cell>
          <table:table-cell office:value-type="float" office:value="845.15" calcext:value-type="float">
            <text:p>845.15</text:p>
          </table:table-cell>
          <table:table-cell office:value-type="float" office:value="1014.65" calcext:value-type="float">
            <text:p>1014.65</text:p>
          </table:table-cell>
        </table:table-row>
        <table:table-row table:style-name="ro1">
          <table:table-cell office:value-type="float" office:value="25231384" calcext:value-type="float">
            <text:p>25231384</text:p>
          </table:table-cell>
          <table:table-cell table:formula="of:=[.A1579]/1000/(60*60*24)" office:value-type="time" office:time-value="PT07H00M31.384S" calcext:value-type="time">
            <text:p>07:00:31</text:p>
          </table:table-cell>
          <table:table-cell office:value-type="float" office:value="1.12" calcext:value-type="float">
            <text:p>1.12</text:p>
          </table:table-cell>
          <table:table-cell office:value-type="float" office:value="112.9" calcext:value-type="float">
            <text:p>112.9</text:p>
          </table:table-cell>
          <table:table-cell office:value-type="float" office:value="126.82" calcext:value-type="float">
            <text:p>126.82</text:p>
          </table:table-cell>
          <table:table-cell office:value-type="float" office:value="845.65" calcext:value-type="float">
            <text:p>845.65</text:p>
          </table:table-cell>
          <table:table-cell office:value-type="float" office:value="1015.21" calcext:value-type="float">
            <text:p>1015.21</text:p>
          </table:table-cell>
        </table:table-row>
        <table:table-row table:style-name="ro1">
          <table:table-cell office:value-type="float" office:value="25247384" calcext:value-type="float">
            <text:p>25247384</text:p>
          </table:table-cell>
          <table:table-cell table:formula="of:=[.A1580]/1000/(60*60*24)" office:value-type="time" office:time-value="PT07H00M47.384S" calcext:value-type="time">
            <text:p>07:00:47</text:p>
          </table:table-cell>
          <table:table-cell office:value-type="float" office:value="1.12" calcext:value-type="float">
            <text:p>1.12</text:p>
          </table:table-cell>
          <table:table-cell office:value-type="float" office:value="112.9" calcext:value-type="float">
            <text:p>112.9</text:p>
          </table:table-cell>
          <table:table-cell office:value-type="float" office:value="126.37" calcext:value-type="float">
            <text:p>126.37</text:p>
          </table:table-cell>
          <table:table-cell office:value-type="float" office:value="846.15" calcext:value-type="float">
            <text:p>846.15</text:p>
          </table:table-cell>
          <table:table-cell office:value-type="float" office:value="1015.77" calcext:value-type="float">
            <text:p>1015.77</text:p>
          </table:table-cell>
        </table:table-row>
        <table:table-row table:style-name="ro1">
          <table:table-cell office:value-type="float" office:value="25263384" calcext:value-type="float">
            <text:p>25263384</text:p>
          </table:table-cell>
          <table:table-cell table:formula="of:=[.A1581]/1000/(60*60*24)" office:value-type="time" office:time-value="PT07H01M03.384S" calcext:value-type="time">
            <text:p>07:01:03</text:p>
          </table:table-cell>
          <table:table-cell office:value-type="float" office:value="1.12" calcext:value-type="float">
            <text:p>1.12</text:p>
          </table:table-cell>
          <table:table-cell office:value-type="float" office:value="112.8" calcext:value-type="float">
            <text:p>112.8</text:p>
          </table:table-cell>
          <table:table-cell office:value-type="float" office:value="126.25" calcext:value-type="float">
            <text:p>126.25</text:p>
          </table:table-cell>
          <table:table-cell office:value-type="float" office:value="846.65" calcext:value-type="float">
            <text:p>846.65</text:p>
          </table:table-cell>
          <table:table-cell office:value-type="float" office:value="1016.33" calcext:value-type="float">
            <text:p>1016.33</text:p>
          </table:table-cell>
        </table:table-row>
        <table:table-row table:style-name="ro1">
          <table:table-cell office:value-type="float" office:value="25279384" calcext:value-type="float">
            <text:p>25279384</text:p>
          </table:table-cell>
          <table:table-cell table:formula="of:=[.A1582]/1000/(60*60*24)" office:value-type="time" office:time-value="PT07H01M19.384S" calcext:value-type="time">
            <text:p>07:01:19</text:p>
          </table:table-cell>
          <table:table-cell office:value-type="float" office:value="1.12" calcext:value-type="float">
            <text:p>1.12</text:p>
          </table:table-cell>
          <table:table-cell office:value-type="float" office:value="112.8" calcext:value-type="float">
            <text:p>112.8</text:p>
          </table:table-cell>
          <table:table-cell office:value-type="float" office:value="126.25" calcext:value-type="float">
            <text:p>126.25</text:p>
          </table:table-cell>
          <table:table-cell office:value-type="float" office:value="847.15" calcext:value-type="float">
            <text:p>847.15</text:p>
          </table:table-cell>
          <table:table-cell office:value-type="float" office:value="1016.9" calcext:value-type="float">
            <text:p>1016.9</text:p>
          </table:table-cell>
        </table:table-row>
        <table:table-row table:style-name="ro1">
          <table:table-cell office:value-type="float" office:value="25295384" calcext:value-type="float">
            <text:p>25295384</text:p>
          </table:table-cell>
          <table:table-cell table:formula="of:=[.A1583]/1000/(60*60*24)" office:value-type="time" office:time-value="PT07H01M35.384S" calcext:value-type="time">
            <text:p>07:01:35</text:p>
          </table:table-cell>
          <table:table-cell office:value-type="float" office:value="1.12" calcext:value-type="float">
            <text:p>1.12</text:p>
          </table:table-cell>
          <table:table-cell office:value-type="float" office:value="112.7" calcext:value-type="float">
            <text:p>112.7</text:p>
          </table:table-cell>
          <table:table-cell office:value-type="float" office:value="126.14" calcext:value-type="float">
            <text:p>126.14</text:p>
          </table:table-cell>
          <table:table-cell office:value-type="float" office:value="847.66" calcext:value-type="float">
            <text:p>847.66</text:p>
          </table:table-cell>
          <table:table-cell office:value-type="float" office:value="1017.46" calcext:value-type="float">
            <text:p>1017.46</text:p>
          </table:table-cell>
        </table:table-row>
        <table:table-row table:style-name="ro1">
          <table:table-cell office:value-type="float" office:value="25311384" calcext:value-type="float">
            <text:p>25311384</text:p>
          </table:table-cell>
          <table:table-cell table:formula="of:=[.A1584]/1000/(60*60*24)" office:value-type="time" office:time-value="PT07H01M51.384S" calcext:value-type="time">
            <text:p>07:01:51</text:p>
          </table:table-cell>
          <table:table-cell office:value-type="float" office:value="1.12" calcext:value-type="float">
            <text:p>1.12</text:p>
          </table:table-cell>
          <table:table-cell office:value-type="float" office:value="112.6" calcext:value-type="float">
            <text:p>112.6</text:p>
          </table:table-cell>
          <table:table-cell office:value-type="float" office:value="126.03" calcext:value-type="float">
            <text:p>126.03</text:p>
          </table:table-cell>
          <table:table-cell office:value-type="float" office:value="848.16" calcext:value-type="float">
            <text:p>848.16</text:p>
          </table:table-cell>
          <table:table-cell office:value-type="float" office:value="1018.02" calcext:value-type="float">
            <text:p>1018.02</text:p>
          </table:table-cell>
        </table:table-row>
        <table:table-row table:style-name="ro1">
          <table:table-cell office:value-type="float" office:value="25327384" calcext:value-type="float">
            <text:p>25327384</text:p>
          </table:table-cell>
          <table:table-cell table:formula="of:=[.A1585]/1000/(60*60*24)" office:value-type="time" office:time-value="PT07H02M07.384S" calcext:value-type="time">
            <text:p>07:02:07</text:p>
          </table:table-cell>
          <table:table-cell office:value-type="float" office:value="1.12" calcext:value-type="float">
            <text:p>1.12</text:p>
          </table:table-cell>
          <table:table-cell office:value-type="float" office:value="112.6" calcext:value-type="float">
            <text:p>112.6</text:p>
          </table:table-cell>
          <table:table-cell office:value-type="float" office:value="126.03" calcext:value-type="float">
            <text:p>126.03</text:p>
          </table:table-cell>
          <table:table-cell office:value-type="float" office:value="848.66" calcext:value-type="float">
            <text:p>848.66</text:p>
          </table:table-cell>
          <table:table-cell office:value-type="float" office:value="1018.58" calcext:value-type="float">
            <text:p>1018.58</text:p>
          </table:table-cell>
        </table:table-row>
        <table:table-row table:style-name="ro1">
          <table:table-cell office:value-type="float" office:value="25343384" calcext:value-type="float">
            <text:p>25343384</text:p>
          </table:table-cell>
          <table:table-cell table:formula="of:=[.A1586]/1000/(60*60*24)" office:value-type="time" office:time-value="PT07H02M23.384S" calcext:value-type="time">
            <text:p>07:02:23</text:p>
          </table:table-cell>
          <table:table-cell office:value-type="float" office:value="1.12" calcext:value-type="float">
            <text:p>1.12</text:p>
          </table:table-cell>
          <table:table-cell office:value-type="float" office:value="112.6" calcext:value-type="float">
            <text:p>112.6</text:p>
          </table:table-cell>
          <table:table-cell office:value-type="float" office:value="126.03" calcext:value-type="float">
            <text:p>126.03</text:p>
          </table:table-cell>
          <table:table-cell office:value-type="float" office:value="849.16" calcext:value-type="float">
            <text:p>849.16</text:p>
          </table:table-cell>
          <table:table-cell office:value-type="float" office:value="1019.14" calcext:value-type="float">
            <text:p>1019.14</text:p>
          </table:table-cell>
        </table:table-row>
        <table:table-row table:style-name="ro1">
          <table:table-cell office:value-type="float" office:value="25359384" calcext:value-type="float">
            <text:p>25359384</text:p>
          </table:table-cell>
          <table:table-cell table:formula="of:=[.A1587]/1000/(60*60*24)" office:value-type="time" office:time-value="PT07H02M39.384S" calcext:value-type="time">
            <text:p>07:02:39</text:p>
          </table:table-cell>
          <table:table-cell office:value-type="float" office:value="1.12" calcext:value-type="float">
            <text:p>1.12</text:p>
          </table:table-cell>
          <table:table-cell office:value-type="float" office:value="112.6" calcext:value-type="float">
            <text:p>112.6</text:p>
          </table:table-cell>
          <table:table-cell office:value-type="float" office:value="126.03" calcext:value-type="float">
            <text:p>126.03</text:p>
          </table:table-cell>
          <table:table-cell office:value-type="float" office:value="849.66" calcext:value-type="float">
            <text:p>849.66</text:p>
          </table:table-cell>
          <table:table-cell office:value-type="float" office:value="1019.7" calcext:value-type="float">
            <text:p>1019.7</text:p>
          </table:table-cell>
        </table:table-row>
        <table:table-row table:style-name="ro1">
          <table:table-cell office:value-type="float" office:value="25375384" calcext:value-type="float">
            <text:p>25375384</text:p>
          </table:table-cell>
          <table:table-cell table:formula="of:=[.A1588]/1000/(60*60*24)" office:value-type="time" office:time-value="PT07H02M55.384S" calcext:value-type="time">
            <text:p>07:02:55</text:p>
          </table:table-cell>
          <table:table-cell office:value-type="float" office:value="1.12" calcext:value-type="float">
            <text:p>1.12</text:p>
          </table:table-cell>
          <table:table-cell office:value-type="float" office:value="112.6" calcext:value-type="float">
            <text:p>112.6</text:p>
          </table:table-cell>
          <table:table-cell office:value-type="float" office:value="126.03" calcext:value-type="float">
            <text:p>126.03</text:p>
          </table:table-cell>
          <table:table-cell office:value-type="float" office:value="850.16" calcext:value-type="float">
            <text:p>850.16</text:p>
          </table:table-cell>
          <table:table-cell office:value-type="float" office:value="1020.26" calcext:value-type="float">
            <text:p>1020.26</text:p>
          </table:table-cell>
        </table:table-row>
        <table:table-row table:style-name="ro1">
          <table:table-cell office:value-type="float" office:value="25391384" calcext:value-type="float">
            <text:p>25391384</text:p>
          </table:table-cell>
          <table:table-cell table:formula="of:=[.A1589]/1000/(60*60*24)" office:value-type="time" office:time-value="PT07H03M11.384S" calcext:value-type="time">
            <text:p>07:03:11</text:p>
          </table:table-cell>
          <table:table-cell office:value-type="float" office:value="1.12" calcext:value-type="float">
            <text:p>1.12</text:p>
          </table:table-cell>
          <table:table-cell office:value-type="float" office:value="112.6" calcext:value-type="float">
            <text:p>112.6</text:p>
          </table:table-cell>
          <table:table-cell office:value-type="float" office:value="126.03" calcext:value-type="float">
            <text:p>126.03</text:p>
          </table:table-cell>
          <table:table-cell office:value-type="float" office:value="850.66" calcext:value-type="float">
            <text:p>850.66</text:p>
          </table:table-cell>
          <table:table-cell office:value-type="float" office:value="1020.82" calcext:value-type="float">
            <text:p>1020.82</text:p>
          </table:table-cell>
        </table:table-row>
        <table:table-row table:style-name="ro1">
          <table:table-cell office:value-type="float" office:value="25407384" calcext:value-type="float">
            <text:p>25407384</text:p>
          </table:table-cell>
          <table:table-cell table:formula="of:=[.A1590]/1000/(60*60*24)" office:value-type="time" office:time-value="PT07H03M27.384S" calcext:value-type="time">
            <text:p>07:03:27</text:p>
          </table:table-cell>
          <table:table-cell office:value-type="float" office:value="1.12" calcext:value-type="float">
            <text:p>1.12</text:p>
          </table:table-cell>
          <table:table-cell office:value-type="float" office:value="112.4" calcext:value-type="float">
            <text:p>112.4</text:p>
          </table:table-cell>
          <table:table-cell office:value-type="float" office:value="125.8" calcext:value-type="float">
            <text:p>125.8</text:p>
          </table:table-cell>
          <table:table-cell office:value-type="float" office:value="851.16" calcext:value-type="float">
            <text:p>851.16</text:p>
          </table:table-cell>
          <table:table-cell office:value-type="float" office:value="1021.38" calcext:value-type="float">
            <text:p>1021.38</text:p>
          </table:table-cell>
        </table:table-row>
        <table:table-row table:style-name="ro1">
          <table:table-cell office:value-type="float" office:value="25423384" calcext:value-type="float">
            <text:p>25423384</text:p>
          </table:table-cell>
          <table:table-cell table:formula="of:=[.A1591]/1000/(60*60*24)" office:value-type="time" office:time-value="PT07H03M43.384S" calcext:value-type="time">
            <text:p>07:03:43</text:p>
          </table:table-cell>
          <table:table-cell office:value-type="float" office:value="1.12" calcext:value-type="float">
            <text:p>1.12</text:p>
          </table:table-cell>
          <table:table-cell office:value-type="float" office:value="112.5" calcext:value-type="float">
            <text:p>112.5</text:p>
          </table:table-cell>
          <table:table-cell office:value-type="float" office:value="125.47" calcext:value-type="float">
            <text:p>125.47</text:p>
          </table:table-cell>
          <table:table-cell office:value-type="float" office:value="851.66" calcext:value-type="float">
            <text:p>851.66</text:p>
          </table:table-cell>
          <table:table-cell office:value-type="float" office:value="1021.94" calcext:value-type="float">
            <text:p>1021.94</text:p>
          </table:table-cell>
        </table:table-row>
        <table:table-row table:style-name="ro1">
          <table:table-cell office:value-type="float" office:value="25439384" calcext:value-type="float">
            <text:p>25439384</text:p>
          </table:table-cell>
          <table:table-cell table:formula="of:=[.A1592]/1000/(60*60*24)" office:value-type="time" office:time-value="PT07H03M59.384S" calcext:value-type="time">
            <text:p>07:03:59</text:p>
          </table:table-cell>
          <table:table-cell office:value-type="float" office:value="1.12" calcext:value-type="float">
            <text:p>1.12</text:p>
          </table:table-cell>
          <table:table-cell office:value-type="float" office:value="112.4" calcext:value-type="float">
            <text:p>112.4</text:p>
          </table:table-cell>
          <table:table-cell office:value-type="float" office:value="125.35" calcext:value-type="float">
            <text:p>125.35</text:p>
          </table:table-cell>
          <table:table-cell office:value-type="float" office:value="852.16" calcext:value-type="float">
            <text:p>852.16</text:p>
          </table:table-cell>
          <table:table-cell office:value-type="float" office:value="1022.49" calcext:value-type="float">
            <text:p>1022.49</text:p>
          </table:table-cell>
        </table:table-row>
        <table:table-row table:style-name="ro1">
          <table:table-cell office:value-type="float" office:value="25455384" calcext:value-type="float">
            <text:p>25455384</text:p>
          </table:table-cell>
          <table:table-cell table:formula="of:=[.A1593]/1000/(60*60*24)" office:value-type="time" office:time-value="PT07H04M15.384S" calcext:value-type="time">
            <text:p>07:04:15</text:p>
          </table:table-cell>
          <table:table-cell office:value-type="float" office:value="1.12" calcext:value-type="float">
            <text:p>1.12</text:p>
          </table:table-cell>
          <table:table-cell office:value-type="float" office:value="112.4" calcext:value-type="float">
            <text:p>112.4</text:p>
          </table:table-cell>
          <table:table-cell office:value-type="float" office:value="125.35" calcext:value-type="float">
            <text:p>125.35</text:p>
          </table:table-cell>
          <table:table-cell office:value-type="float" office:value="852.66" calcext:value-type="float">
            <text:p>852.66</text:p>
          </table:table-cell>
          <table:table-cell office:value-type="float" office:value="1023.05" calcext:value-type="float">
            <text:p>1023.05</text:p>
          </table:table-cell>
        </table:table-row>
        <table:table-row table:style-name="ro1">
          <table:table-cell office:value-type="float" office:value="25471384" calcext:value-type="float">
            <text:p>25471384</text:p>
          </table:table-cell>
          <table:table-cell table:formula="of:=[.A1594]/1000/(60*60*24)" office:value-type="time" office:time-value="PT07H04M31.384S" calcext:value-type="time">
            <text:p>07:04:31</text:p>
          </table:table-cell>
          <table:table-cell office:value-type="float" office:value="1.12" calcext:value-type="float">
            <text:p>1.12</text:p>
          </table:table-cell>
          <table:table-cell office:value-type="float" office:value="112.4" calcext:value-type="float">
            <text:p>112.4</text:p>
          </table:table-cell>
          <table:table-cell office:value-type="float" office:value="125.35" calcext:value-type="float">
            <text:p>125.35</text:p>
          </table:table-cell>
          <table:table-cell office:value-type="float" office:value="853.16" calcext:value-type="float">
            <text:p>853.16</text:p>
          </table:table-cell>
          <table:table-cell office:value-type="float" office:value="1023.61" calcext:value-type="float">
            <text:p>1023.61</text:p>
          </table:table-cell>
        </table:table-row>
        <table:table-row table:style-name="ro1">
          <table:table-cell office:value-type="float" office:value="25487384" calcext:value-type="float">
            <text:p>25487384</text:p>
          </table:table-cell>
          <table:table-cell table:formula="of:=[.A1595]/1000/(60*60*24)" office:value-type="time" office:time-value="PT07H04M47.384S" calcext:value-type="time">
            <text:p>07:04:47</text:p>
          </table:table-cell>
          <table:table-cell office:value-type="float" office:value="1.12" calcext:value-type="float">
            <text:p>1.12</text:p>
          </table:table-cell>
          <table:table-cell office:value-type="float" office:value="112.3" calcext:value-type="float">
            <text:p>112.3</text:p>
          </table:table-cell>
          <table:table-cell office:value-type="float" office:value="125.24" calcext:value-type="float">
            <text:p>125.24</text:p>
          </table:table-cell>
          <table:table-cell office:value-type="float" office:value="853.66" calcext:value-type="float">
            <text:p>853.66</text:p>
          </table:table-cell>
          <table:table-cell office:value-type="float" office:value="1024.16" calcext:value-type="float">
            <text:p>1024.16</text:p>
          </table:table-cell>
        </table:table-row>
        <table:table-row table:style-name="ro1">
          <table:table-cell office:value-type="float" office:value="25503384" calcext:value-type="float">
            <text:p>25503384</text:p>
          </table:table-cell>
          <table:table-cell table:formula="of:=[.A1596]/1000/(60*60*24)" office:value-type="time" office:time-value="PT07H05M03.384S" calcext:value-type="time">
            <text:p>07:05:03</text:p>
          </table:table-cell>
          <table:table-cell office:value-type="float" office:value="1.12" calcext:value-type="float">
            <text:p>1.12</text:p>
          </table:table-cell>
          <table:table-cell office:value-type="float" office:value="112.3" calcext:value-type="float">
            <text:p>112.3</text:p>
          </table:table-cell>
          <table:table-cell office:value-type="float" office:value="125.24" calcext:value-type="float">
            <text:p>125.24</text:p>
          </table:table-cell>
          <table:table-cell office:value-type="float" office:value="854.16" calcext:value-type="float">
            <text:p>854.16</text:p>
          </table:table-cell>
          <table:table-cell office:value-type="float" office:value="1024.72" calcext:value-type="float">
            <text:p>1024.72</text:p>
          </table:table-cell>
        </table:table-row>
        <table:table-row table:style-name="ro1">
          <table:table-cell office:value-type="float" office:value="25519384" calcext:value-type="float">
            <text:p>25519384</text:p>
          </table:table-cell>
          <table:table-cell table:formula="of:=[.A1597]/1000/(60*60*24)" office:value-type="time" office:time-value="PT07H05M19.384S" calcext:value-type="time">
            <text:p>07:05:19</text:p>
          </table:table-cell>
          <table:table-cell office:value-type="float" office:value="1.12" calcext:value-type="float">
            <text:p>1.12</text:p>
          </table:table-cell>
          <table:table-cell office:value-type="float" office:value="112.2" calcext:value-type="float">
            <text:p>112.2</text:p>
          </table:table-cell>
          <table:table-cell office:value-type="float" office:value="125.13" calcext:value-type="float">
            <text:p>125.13</text:p>
          </table:table-cell>
          <table:table-cell office:value-type="float" office:value="854.66" calcext:value-type="float">
            <text:p>854.66</text:p>
          </table:table-cell>
          <table:table-cell office:value-type="float" office:value="1025.28" calcext:value-type="float">
            <text:p>1025.28</text:p>
          </table:table-cell>
        </table:table-row>
        <table:table-row table:style-name="ro1">
          <table:table-cell office:value-type="float" office:value="25535384" calcext:value-type="float">
            <text:p>25535384</text:p>
          </table:table-cell>
          <table:table-cell table:formula="of:=[.A1598]/1000/(60*60*24)" office:value-type="time" office:time-value="PT07H05M35.384S" calcext:value-type="time">
            <text:p>07:05:35</text:p>
          </table:table-cell>
          <table:table-cell office:value-type="float" office:value="1.11" calcext:value-type="float">
            <text:p>1.11</text:p>
          </table:table-cell>
          <table:table-cell office:value-type="float" office:value="112.2" calcext:value-type="float">
            <text:p>112.2</text:p>
          </table:table-cell>
          <table:table-cell office:value-type="float" office:value="124.68" calcext:value-type="float">
            <text:p>124.68</text:p>
          </table:table-cell>
          <table:table-cell office:value-type="float" office:value="855.15" calcext:value-type="float">
            <text:p>855.15</text:p>
          </table:table-cell>
          <table:table-cell office:value-type="float" office:value="1025.83" calcext:value-type="float">
            <text:p>1025.83</text:p>
          </table:table-cell>
        </table:table-row>
        <table:table-row table:style-name="ro1">
          <table:table-cell office:value-type="float" office:value="25551384" calcext:value-type="float">
            <text:p>25551384</text:p>
          </table:table-cell>
          <table:table-cell table:formula="of:=[.A1599]/1000/(60*60*24)" office:value-type="time" office:time-value="PT07H05M51.384S" calcext:value-type="time">
            <text:p>07:05:51</text:p>
          </table:table-cell>
          <table:table-cell office:value-type="float" office:value="1.12" calcext:value-type="float">
            <text:p>1.12</text:p>
          </table:table-cell>
          <table:table-cell office:value-type="float" office:value="112.2" calcext:value-type="float">
            <text:p>112.2</text:p>
          </table:table-cell>
          <table:table-cell office:value-type="float" office:value="125.13" calcext:value-type="float">
            <text:p>125.13</text:p>
          </table:table-cell>
          <table:table-cell office:value-type="float" office:value="855.65" calcext:value-type="float">
            <text:p>855.65</text:p>
          </table:table-cell>
          <table:table-cell office:value-type="float" office:value="1026.39" calcext:value-type="float">
            <text:p>1026.39</text:p>
          </table:table-cell>
        </table:table-row>
        <table:table-row table:style-name="ro1">
          <table:table-cell office:value-type="float" office:value="25567384" calcext:value-type="float">
            <text:p>25567384</text:p>
          </table:table-cell>
          <table:table-cell table:formula="of:=[.A1600]/1000/(60*60*24)" office:value-type="time" office:time-value="PT07H06M07.384S" calcext:value-type="time">
            <text:p>07:06:07</text:p>
          </table:table-cell>
          <table:table-cell office:value-type="float" office:value="1.11" calcext:value-type="float">
            <text:p>1.11</text:p>
          </table:table-cell>
          <table:table-cell office:value-type="float" office:value="112.1" calcext:value-type="float">
            <text:p>112.1</text:p>
          </table:table-cell>
          <table:table-cell office:value-type="float" office:value="124.57" calcext:value-type="float">
            <text:p>124.57</text:p>
          </table:table-cell>
          <table:table-cell office:value-type="float" office:value="856.15" calcext:value-type="float">
            <text:p>856.15</text:p>
          </table:table-cell>
          <table:table-cell office:value-type="float" office:value="1026.94" calcext:value-type="float">
            <text:p>1026.94</text:p>
          </table:table-cell>
        </table:table-row>
        <table:table-row table:style-name="ro1">
          <table:table-cell office:value-type="float" office:value="25583384" calcext:value-type="float">
            <text:p>25583384</text:p>
          </table:table-cell>
          <table:table-cell table:formula="of:=[.A1601]/1000/(60*60*24)" office:value-type="time" office:time-value="PT07H06M23.384S" calcext:value-type="time">
            <text:p>07:06:23</text:p>
          </table:table-cell>
          <table:table-cell office:value-type="float" office:value="1.12" calcext:value-type="float">
            <text:p>1.12</text:p>
          </table:table-cell>
          <table:table-cell office:value-type="float" office:value="112.1" calcext:value-type="float">
            <text:p>112.1</text:p>
          </table:table-cell>
          <table:table-cell office:value-type="float" office:value="125.02" calcext:value-type="float">
            <text:p>125.02</text:p>
          </table:table-cell>
          <table:table-cell office:value-type="float" office:value="856.65" calcext:value-type="float">
            <text:p>856.65</text:p>
          </table:table-cell>
          <table:table-cell office:value-type="float" office:value="1027.5" calcext:value-type="float">
            <text:p>1027.5</text:p>
          </table:table-cell>
        </table:table-row>
        <table:table-row table:style-name="ro1">
          <table:table-cell office:value-type="float" office:value="25599384" calcext:value-type="float">
            <text:p>25599384</text:p>
          </table:table-cell>
          <table:table-cell table:formula="of:=[.A1602]/1000/(60*60*24)" office:value-type="time" office:time-value="PT07H06M39.384S" calcext:value-type="time">
            <text:p>07:06:39</text:p>
          </table:table-cell>
          <table:table-cell office:value-type="float" office:value="1.11" calcext:value-type="float">
            <text:p>1.11</text:p>
          </table:table-cell>
          <table:table-cell office:value-type="float" office:value="112.1" calcext:value-type="float">
            <text:p>112.1</text:p>
          </table:table-cell>
          <table:table-cell office:value-type="float" office:value="124.57" calcext:value-type="float">
            <text:p>124.57</text:p>
          </table:table-cell>
          <table:table-cell office:value-type="float" office:value="857.15" calcext:value-type="float">
            <text:p>857.15</text:p>
          </table:table-cell>
          <table:table-cell office:value-type="float" office:value="1028.05" calcext:value-type="float">
            <text:p>1028.05</text:p>
          </table:table-cell>
        </table:table-row>
        <table:table-row table:style-name="ro1">
          <table:table-cell office:value-type="float" office:value="25615384" calcext:value-type="float">
            <text:p>25615384</text:p>
          </table:table-cell>
          <table:table-cell table:formula="of:=[.A1603]/1000/(60*60*24)" office:value-type="time" office:time-value="PT07H06M55.384S" calcext:value-type="time">
            <text:p>07:06:55</text:p>
          </table:table-cell>
          <table:table-cell office:value-type="float" office:value="1.11" calcext:value-type="float">
            <text:p>1.11</text:p>
          </table:table-cell>
          <table:table-cell office:value-type="float" office:value="112" calcext:value-type="float">
            <text:p>112</text:p>
          </table:table-cell>
          <table:table-cell office:value-type="float" office:value="124.45" calcext:value-type="float">
            <text:p>124.45</text:p>
          </table:table-cell>
          <table:table-cell office:value-type="float" office:value="857.65" calcext:value-type="float">
            <text:p>857.65</text:p>
          </table:table-cell>
          <table:table-cell office:value-type="float" office:value="1028.61" calcext:value-type="float">
            <text:p>1028.61</text:p>
          </table:table-cell>
        </table:table-row>
        <table:table-row table:style-name="ro1">
          <table:table-cell office:value-type="float" office:value="25631384" calcext:value-type="float">
            <text:p>25631384</text:p>
          </table:table-cell>
          <table:table-cell table:formula="of:=[.A1604]/1000/(60*60*24)" office:value-type="time" office:time-value="PT07H07M11.384S" calcext:value-type="time">
            <text:p>07:07:11</text:p>
          </table:table-cell>
          <table:table-cell office:value-type="float" office:value="1.11" calcext:value-type="float">
            <text:p>1.11</text:p>
          </table:table-cell>
          <table:table-cell office:value-type="float" office:value="112" calcext:value-type="float">
            <text:p>112</text:p>
          </table:table-cell>
          <table:table-cell office:value-type="float" office:value="124.45" calcext:value-type="float">
            <text:p>124.45</text:p>
          </table:table-cell>
          <table:table-cell office:value-type="float" office:value="858.14" calcext:value-type="float">
            <text:p>858.14</text:p>
          </table:table-cell>
          <table:table-cell office:value-type="float" office:value="1029.16" calcext:value-type="float">
            <text:p>1029.16</text:p>
          </table:table-cell>
        </table:table-row>
        <table:table-row table:style-name="ro1">
          <table:table-cell office:value-type="float" office:value="25647384" calcext:value-type="float">
            <text:p>25647384</text:p>
          </table:table-cell>
          <table:table-cell table:formula="of:=[.A1605]/1000/(60*60*24)" office:value-type="time" office:time-value="PT07H07M27.384S" calcext:value-type="time">
            <text:p>07:07:27</text:p>
          </table:table-cell>
          <table:table-cell office:value-type="float" office:value="1.11" calcext:value-type="float">
            <text:p>1.11</text:p>
          </table:table-cell>
          <table:table-cell office:value-type="float" office:value="112" calcext:value-type="float">
            <text:p>112</text:p>
          </table:table-cell>
          <table:table-cell office:value-type="float" office:value="124.45" calcext:value-type="float">
            <text:p>124.45</text:p>
          </table:table-cell>
          <table:table-cell office:value-type="float" office:value="858.64" calcext:value-type="float">
            <text:p>858.64</text:p>
          </table:table-cell>
          <table:table-cell office:value-type="float" office:value="1029.71" calcext:value-type="float">
            <text:p>1029.71</text:p>
          </table:table-cell>
        </table:table-row>
        <table:table-row table:style-name="ro1">
          <table:table-cell office:value-type="float" office:value="25663384" calcext:value-type="float">
            <text:p>25663384</text:p>
          </table:table-cell>
          <table:table-cell table:formula="of:=[.A1606]/1000/(60*60*24)" office:value-type="time" office:time-value="PT07H07M43.384S" calcext:value-type="time">
            <text:p>07:07:43</text:p>
          </table:table-cell>
          <table:table-cell office:value-type="float" office:value="1.11" calcext:value-type="float">
            <text:p>1.11</text:p>
          </table:table-cell>
          <table:table-cell office:value-type="float" office:value="111.9" calcext:value-type="float">
            <text:p>111.9</text:p>
          </table:table-cell>
          <table:table-cell office:value-type="float" office:value="124.34" calcext:value-type="float">
            <text:p>124.34</text:p>
          </table:table-cell>
          <table:table-cell office:value-type="float" office:value="859.14" calcext:value-type="float">
            <text:p>859.14</text:p>
          </table:table-cell>
          <table:table-cell office:value-type="float" office:value="1030.26" calcext:value-type="float">
            <text:p>1030.26</text:p>
          </table:table-cell>
        </table:table-row>
        <table:table-row table:style-name="ro1">
          <table:table-cell office:value-type="float" office:value="25679384" calcext:value-type="float">
            <text:p>25679384</text:p>
          </table:table-cell>
          <table:table-cell table:formula="of:=[.A1607]/1000/(60*60*24)" office:value-type="time" office:time-value="PT07H07M59.384S" calcext:value-type="time">
            <text:p>07:07:59</text:p>
          </table:table-cell>
          <table:table-cell office:value-type="float" office:value="1.11" calcext:value-type="float">
            <text:p>1.11</text:p>
          </table:table-cell>
          <table:table-cell office:value-type="float" office:value="111.9" calcext:value-type="float">
            <text:p>111.9</text:p>
          </table:table-cell>
          <table:table-cell office:value-type="float" office:value="124.34" calcext:value-type="float">
            <text:p>124.34</text:p>
          </table:table-cell>
          <table:table-cell office:value-type="float" office:value="859.64" calcext:value-type="float">
            <text:p>859.64</text:p>
          </table:table-cell>
          <table:table-cell office:value-type="float" office:value="1030.82" calcext:value-type="float">
            <text:p>1030.82</text:p>
          </table:table-cell>
        </table:table-row>
        <table:table-row table:style-name="ro1">
          <table:table-cell office:value-type="float" office:value="25695384" calcext:value-type="float">
            <text:p>25695384</text:p>
          </table:table-cell>
          <table:table-cell table:formula="of:=[.A1608]/1000/(60*60*24)" office:value-type="time" office:time-value="PT07H08M15.384S" calcext:value-type="time">
            <text:p>07:08:15</text:p>
          </table:table-cell>
          <table:table-cell office:value-type="float" office:value="1.11" calcext:value-type="float">
            <text:p>1.11</text:p>
          </table:table-cell>
          <table:table-cell office:value-type="float" office:value="111.8" calcext:value-type="float">
            <text:p>111.8</text:p>
          </table:table-cell>
          <table:table-cell office:value-type="float" office:value="124.23" calcext:value-type="float">
            <text:p>124.23</text:p>
          </table:table-cell>
          <table:table-cell office:value-type="float" office:value="860.13" calcext:value-type="float">
            <text:p>860.13</text:p>
          </table:table-cell>
          <table:table-cell office:value-type="float" office:value="1031.37" calcext:value-type="float">
            <text:p>1031.37</text:p>
          </table:table-cell>
        </table:table-row>
        <table:table-row table:style-name="ro1">
          <table:table-cell office:value-type="float" office:value="25711384" calcext:value-type="float">
            <text:p>25711384</text:p>
          </table:table-cell>
          <table:table-cell table:formula="of:=[.A1609]/1000/(60*60*24)" office:value-type="time" office:time-value="PT07H08M31.384S" calcext:value-type="time">
            <text:p>07:08:31</text:p>
          </table:table-cell>
          <table:table-cell office:value-type="float" office:value="1.11" calcext:value-type="float">
            <text:p>1.11</text:p>
          </table:table-cell>
          <table:table-cell office:value-type="float" office:value="111.8" calcext:value-type="float">
            <text:p>111.8</text:p>
          </table:table-cell>
          <table:table-cell office:value-type="float" office:value="124.23" calcext:value-type="float">
            <text:p>124.23</text:p>
          </table:table-cell>
          <table:table-cell office:value-type="float" office:value="860.63" calcext:value-type="float">
            <text:p>860.63</text:p>
          </table:table-cell>
          <table:table-cell office:value-type="float" office:value="1031.92" calcext:value-type="float">
            <text:p>1031.92</text:p>
          </table:table-cell>
        </table:table-row>
        <table:table-row table:style-name="ro1">
          <table:table-cell office:value-type="float" office:value="25727384" calcext:value-type="float">
            <text:p>25727384</text:p>
          </table:table-cell>
          <table:table-cell table:formula="of:=[.A1610]/1000/(60*60*24)" office:value-type="time" office:time-value="PT07H08M47.384S" calcext:value-type="time">
            <text:p>07:08:47</text:p>
          </table:table-cell>
          <table:table-cell office:value-type="float" office:value="1.11" calcext:value-type="float">
            <text:p>1.11</text:p>
          </table:table-cell>
          <table:table-cell office:value-type="float" office:value="111.8" calcext:value-type="float">
            <text:p>111.8</text:p>
          </table:table-cell>
          <table:table-cell office:value-type="float" office:value="124.23" calcext:value-type="float">
            <text:p>124.23</text:p>
          </table:table-cell>
          <table:table-cell office:value-type="float" office:value="861.13" calcext:value-type="float">
            <text:p>861.13</text:p>
          </table:table-cell>
          <table:table-cell office:value-type="float" office:value="1032.47" calcext:value-type="float">
            <text:p>1032.47</text:p>
          </table:table-cell>
        </table:table-row>
        <table:table-row table:style-name="ro1">
          <table:table-cell office:value-type="float" office:value="25743384" calcext:value-type="float">
            <text:p>25743384</text:p>
          </table:table-cell>
          <table:table-cell table:formula="of:=[.A1611]/1000/(60*60*24)" office:value-type="time" office:time-value="PT07H09M03.384S" calcext:value-type="time">
            <text:p>07:09:03</text:p>
          </table:table-cell>
          <table:table-cell office:value-type="float" office:value="1.11" calcext:value-type="float">
            <text:p>1.11</text:p>
          </table:table-cell>
          <table:table-cell office:value-type="float" office:value="111.7" calcext:value-type="float">
            <text:p>111.7</text:p>
          </table:table-cell>
          <table:table-cell office:value-type="float" office:value="123.67" calcext:value-type="float">
            <text:p>123.67</text:p>
          </table:table-cell>
          <table:table-cell office:value-type="float" office:value="861.62" calcext:value-type="float">
            <text:p>861.62</text:p>
          </table:table-cell>
          <table:table-cell office:value-type="float" office:value="1033.02" calcext:value-type="float">
            <text:p>1033.02</text:p>
          </table:table-cell>
        </table:table-row>
        <table:table-row table:style-name="ro1">
          <table:table-cell office:value-type="float" office:value="25759384" calcext:value-type="float">
            <text:p>25759384</text:p>
          </table:table-cell>
          <table:table-cell table:formula="of:=[.A1612]/1000/(60*60*24)" office:value-type="time" office:time-value="PT07H09M19.384S" calcext:value-type="time">
            <text:p>07:09:19</text:p>
          </table:table-cell>
          <table:table-cell office:value-type="float" office:value="1.11" calcext:value-type="float">
            <text:p>1.11</text:p>
          </table:table-cell>
          <table:table-cell office:value-type="float" office:value="111.7" calcext:value-type="float">
            <text:p>111.7</text:p>
          </table:table-cell>
          <table:table-cell office:value-type="float" office:value="124.12" calcext:value-type="float">
            <text:p>124.12</text:p>
          </table:table-cell>
          <table:table-cell office:value-type="float" office:value="862.12" calcext:value-type="float">
            <text:p>862.12</text:p>
          </table:table-cell>
          <table:table-cell office:value-type="float" office:value="1033.57" calcext:value-type="float">
            <text:p>1033.57</text:p>
          </table:table-cell>
        </table:table-row>
        <table:table-row table:style-name="ro1">
          <table:table-cell office:value-type="float" office:value="25775384" calcext:value-type="float">
            <text:p>25775384</text:p>
          </table:table-cell>
          <table:table-cell table:formula="of:=[.A1613]/1000/(60*60*24)" office:value-type="time" office:time-value="PT07H09M35.384S" calcext:value-type="time">
            <text:p>07:09:35</text:p>
          </table:table-cell>
          <table:table-cell office:value-type="float" office:value="1.11" calcext:value-type="float">
            <text:p>1.11</text:p>
          </table:table-cell>
          <table:table-cell office:value-type="float" office:value="111.6" calcext:value-type="float">
            <text:p>111.6</text:p>
          </table:table-cell>
          <table:table-cell office:value-type="float" office:value="123.56" calcext:value-type="float">
            <text:p>123.56</text:p>
          </table:table-cell>
          <table:table-cell office:value-type="float" office:value="862.62" calcext:value-type="float">
            <text:p>862.62</text:p>
          </table:table-cell>
          <table:table-cell office:value-type="float" office:value="1034.12" calcext:value-type="float">
            <text:p>1034.12</text:p>
          </table:table-cell>
        </table:table-row>
        <table:table-row table:style-name="ro1">
          <table:table-cell office:value-type="float" office:value="25791384" calcext:value-type="float">
            <text:p>25791384</text:p>
          </table:table-cell>
          <table:table-cell table:formula="of:=[.A1614]/1000/(60*60*24)" office:value-type="time" office:time-value="PT07H09M51.384S" calcext:value-type="time">
            <text:p>07:09:51</text:p>
          </table:table-cell>
          <table:table-cell office:value-type="float" office:value="1.11" calcext:value-type="float">
            <text:p>1.11</text:p>
          </table:table-cell>
          <table:table-cell office:value-type="float" office:value="111.6" calcext:value-type="float">
            <text:p>111.6</text:p>
          </table:table-cell>
          <table:table-cell office:value-type="float" office:value="123.56" calcext:value-type="float">
            <text:p>123.56</text:p>
          </table:table-cell>
          <table:table-cell office:value-type="float" office:value="863.11" calcext:value-type="float">
            <text:p>863.11</text:p>
          </table:table-cell>
          <table:table-cell office:value-type="float" office:value="1034.67" calcext:value-type="float">
            <text:p>1034.67</text:p>
          </table:table-cell>
        </table:table-row>
        <table:table-row table:style-name="ro1">
          <table:table-cell office:value-type="float" office:value="25807384" calcext:value-type="float">
            <text:p>25807384</text:p>
          </table:table-cell>
          <table:table-cell table:formula="of:=[.A1615]/1000/(60*60*24)" office:value-type="time" office:time-value="PT07H10M07.384S" calcext:value-type="time">
            <text:p>07:10:07</text:p>
          </table:table-cell>
          <table:table-cell office:value-type="float" office:value="1.11" calcext:value-type="float">
            <text:p>1.11</text:p>
          </table:table-cell>
          <table:table-cell office:value-type="float" office:value="111.6" calcext:value-type="float">
            <text:p>111.6</text:p>
          </table:table-cell>
          <table:table-cell office:value-type="float" office:value="123.56" calcext:value-type="float">
            <text:p>123.56</text:p>
          </table:table-cell>
          <table:table-cell office:value-type="float" office:value="863.61" calcext:value-type="float">
            <text:p>863.61</text:p>
          </table:table-cell>
          <table:table-cell office:value-type="float" office:value="1035.22" calcext:value-type="float">
            <text:p>1035.22</text:p>
          </table:table-cell>
        </table:table-row>
        <table:table-row table:style-name="ro1">
          <table:table-cell office:value-type="float" office:value="25823384" calcext:value-type="float">
            <text:p>25823384</text:p>
          </table:table-cell>
          <table:table-cell table:formula="of:=[.A1616]/1000/(60*60*24)" office:value-type="time" office:time-value="PT07H10M23.384S" calcext:value-type="time">
            <text:p>07:10:23</text:p>
          </table:table-cell>
          <table:table-cell office:value-type="float" office:value="1.11" calcext:value-type="float">
            <text:p>1.11</text:p>
          </table:table-cell>
          <table:table-cell office:value-type="float" office:value="111.6" calcext:value-type="float">
            <text:p>111.6</text:p>
          </table:table-cell>
          <table:table-cell office:value-type="float" office:value="123.56" calcext:value-type="float">
            <text:p>123.56</text:p>
          </table:table-cell>
          <table:table-cell office:value-type="float" office:value="864.1" calcext:value-type="float">
            <text:p>864.1</text:p>
          </table:table-cell>
          <table:table-cell office:value-type="float" office:value="1035.77" calcext:value-type="float">
            <text:p>1035.77</text:p>
          </table:table-cell>
        </table:table-row>
        <table:table-row table:style-name="ro1">
          <table:table-cell office:value-type="float" office:value="25839384" calcext:value-type="float">
            <text:p>25839384</text:p>
          </table:table-cell>
          <table:table-cell table:formula="of:=[.A1617]/1000/(60*60*24)" office:value-type="time" office:time-value="PT07H10M39.384S" calcext:value-type="time">
            <text:p>07:10:39</text:p>
          </table:table-cell>
          <table:table-cell office:value-type="float" office:value="1.11" calcext:value-type="float">
            <text:p>1.11</text:p>
          </table:table-cell>
          <table:table-cell office:value-type="float" office:value="111.6" calcext:value-type="float">
            <text:p>111.6</text:p>
          </table:table-cell>
          <table:table-cell office:value-type="float" office:value="123.56" calcext:value-type="float">
            <text:p>123.56</text:p>
          </table:table-cell>
          <table:table-cell office:value-type="float" office:value="864.6" calcext:value-type="float">
            <text:p>864.6</text:p>
          </table:table-cell>
          <table:table-cell office:value-type="float" office:value="1036.32" calcext:value-type="float">
            <text:p>1036.32</text:p>
          </table:table-cell>
        </table:table-row>
        <table:table-row table:style-name="ro1">
          <table:table-cell office:value-type="float" office:value="25855384" calcext:value-type="float">
            <text:p>25855384</text:p>
          </table:table-cell>
          <table:table-cell table:formula="of:=[.A1618]/1000/(60*60*24)" office:value-type="time" office:time-value="PT07H10M55.384S" calcext:value-type="time">
            <text:p>07:10:55</text:p>
          </table:table-cell>
          <table:table-cell office:value-type="float" office:value="1.11" calcext:value-type="float">
            <text:p>1.11</text:p>
          </table:table-cell>
          <table:table-cell office:value-type="float" office:value="111.5" calcext:value-type="float">
            <text:p>111.5</text:p>
          </table:table-cell>
          <table:table-cell office:value-type="float" office:value="123.45" calcext:value-type="float">
            <text:p>123.45</text:p>
          </table:table-cell>
          <table:table-cell office:value-type="float" office:value="865.09" calcext:value-type="float">
            <text:p>865.09</text:p>
          </table:table-cell>
          <table:table-cell office:value-type="float" office:value="1036.87" calcext:value-type="float">
            <text:p>1036.87</text:p>
          </table:table-cell>
        </table:table-row>
        <table:table-row table:style-name="ro1">
          <table:table-cell office:value-type="float" office:value="25871384" calcext:value-type="float">
            <text:p>25871384</text:p>
          </table:table-cell>
          <table:table-cell table:formula="of:=[.A1619]/1000/(60*60*24)" office:value-type="time" office:time-value="PT07H11M11.384S" calcext:value-type="time">
            <text:p>07:11:11</text:p>
          </table:table-cell>
          <table:table-cell office:value-type="float" office:value="1.11" calcext:value-type="float">
            <text:p>1.11</text:p>
          </table:table-cell>
          <table:table-cell office:value-type="float" office:value="111.4" calcext:value-type="float">
            <text:p>111.4</text:p>
          </table:table-cell>
          <table:table-cell office:value-type="float" office:value="123.34" calcext:value-type="float">
            <text:p>123.34</text:p>
          </table:table-cell>
          <table:table-cell office:value-type="float" office:value="865.59" calcext:value-type="float">
            <text:p>865.59</text:p>
          </table:table-cell>
          <table:table-cell office:value-type="float" office:value="1037.41" calcext:value-type="float">
            <text:p>1037.41</text:p>
          </table:table-cell>
        </table:table-row>
        <table:table-row table:style-name="ro1">
          <table:table-cell office:value-type="float" office:value="25887384" calcext:value-type="float">
            <text:p>25887384</text:p>
          </table:table-cell>
          <table:table-cell table:formula="of:=[.A1620]/1000/(60*60*24)" office:value-type="time" office:time-value="PT07H11M27.384S" calcext:value-type="time">
            <text:p>07:11:27</text:p>
          </table:table-cell>
          <table:table-cell office:value-type="float" office:value="1.11" calcext:value-type="float">
            <text:p>1.11</text:p>
          </table:table-cell>
          <table:table-cell office:value-type="float" office:value="111.4" calcext:value-type="float">
            <text:p>111.4</text:p>
          </table:table-cell>
          <table:table-cell office:value-type="float" office:value="123.34" calcext:value-type="float">
            <text:p>123.34</text:p>
          </table:table-cell>
          <table:table-cell office:value-type="float" office:value="866.09" calcext:value-type="float">
            <text:p>866.09</text:p>
          </table:table-cell>
          <table:table-cell office:value-type="float" office:value="1037.96" calcext:value-type="float">
            <text:p>1037.96</text:p>
          </table:table-cell>
        </table:table-row>
        <table:table-row table:style-name="ro1">
          <table:table-cell office:value-type="float" office:value="25903384" calcext:value-type="float">
            <text:p>25903384</text:p>
          </table:table-cell>
          <table:table-cell table:formula="of:=[.A1621]/1000/(60*60*24)" office:value-type="time" office:time-value="PT07H11M43.384S" calcext:value-type="time">
            <text:p>07:11:43</text:p>
          </table:table-cell>
          <table:table-cell office:value-type="float" office:value="1.11" calcext:value-type="float">
            <text:p>1.11</text:p>
          </table:table-cell>
          <table:table-cell office:value-type="float" office:value="111.3" calcext:value-type="float">
            <text:p>111.3</text:p>
          </table:table-cell>
          <table:table-cell office:value-type="float" office:value="123.22" calcext:value-type="float">
            <text:p>123.22</text:p>
          </table:table-cell>
          <table:table-cell office:value-type="float" office:value="866.58" calcext:value-type="float">
            <text:p>866.58</text:p>
          </table:table-cell>
          <table:table-cell office:value-type="float" office:value="1038.51" calcext:value-type="float">
            <text:p>1038.51</text:p>
          </table:table-cell>
        </table:table-row>
        <table:table-row table:style-name="ro1">
          <table:table-cell office:value-type="float" office:value="25919384" calcext:value-type="float">
            <text:p>25919384</text:p>
          </table:table-cell>
          <table:table-cell table:formula="of:=[.A1622]/1000/(60*60*24)" office:value-type="time" office:time-value="PT07H11M59.384S" calcext:value-type="time">
            <text:p>07:11:59</text:p>
          </table:table-cell>
          <table:table-cell office:value-type="float" office:value="1.11" calcext:value-type="float">
            <text:p>1.11</text:p>
          </table:table-cell>
          <table:table-cell office:value-type="float" office:value="111.3" calcext:value-type="float">
            <text:p>111.3</text:p>
          </table:table-cell>
          <table:table-cell office:value-type="float" office:value="123.22" calcext:value-type="float">
            <text:p>123.22</text:p>
          </table:table-cell>
          <table:table-cell office:value-type="float" office:value="867.08" calcext:value-type="float">
            <text:p>867.08</text:p>
          </table:table-cell>
          <table:table-cell office:value-type="float" office:value="1039.06" calcext:value-type="float">
            <text:p>1039.06</text:p>
          </table:table-cell>
        </table:table-row>
        <table:table-row table:style-name="ro1">
          <table:table-cell office:value-type="float" office:value="25935384" calcext:value-type="float">
            <text:p>25935384</text:p>
          </table:table-cell>
          <table:table-cell table:formula="of:=[.A1623]/1000/(60*60*24)" office:value-type="time" office:time-value="PT07H12M15.384S" calcext:value-type="time">
            <text:p>07:12:15</text:p>
          </table:table-cell>
          <table:table-cell office:value-type="float" office:value="1.11" calcext:value-type="float">
            <text:p>1.11</text:p>
          </table:table-cell>
          <table:table-cell office:value-type="float" office:value="111.3" calcext:value-type="float">
            <text:p>111.3</text:p>
          </table:table-cell>
          <table:table-cell office:value-type="float" office:value="123.22" calcext:value-type="float">
            <text:p>123.22</text:p>
          </table:table-cell>
          <table:table-cell office:value-type="float" office:value="867.57" calcext:value-type="float">
            <text:p>867.57</text:p>
          </table:table-cell>
          <table:table-cell office:value-type="float" office:value="1039.6" calcext:value-type="float">
            <text:p>1039.6</text:p>
          </table:table-cell>
        </table:table-row>
        <table:table-row table:style-name="ro1">
          <table:table-cell office:value-type="float" office:value="25951384" calcext:value-type="float">
            <text:p>25951384</text:p>
          </table:table-cell>
          <table:table-cell table:formula="of:=[.A1624]/1000/(60*60*24)" office:value-type="time" office:time-value="PT07H12M31.384S" calcext:value-type="time">
            <text:p>07:12:31</text:p>
          </table:table-cell>
          <table:table-cell office:value-type="float" office:value="1.1" calcext:value-type="float">
            <text:p>1.1</text:p>
          </table:table-cell>
          <table:table-cell office:value-type="float" office:value="111.2" calcext:value-type="float">
            <text:p>111.2</text:p>
          </table:table-cell>
          <table:table-cell office:value-type="float" office:value="122.67" calcext:value-type="float">
            <text:p>122.67</text:p>
          </table:table-cell>
          <table:table-cell office:value-type="float" office:value="868.06" calcext:value-type="float">
            <text:p>868.06</text:p>
          </table:table-cell>
          <table:table-cell office:value-type="float" office:value="1040.15" calcext:value-type="float">
            <text:p>1040.15</text:p>
          </table:table-cell>
        </table:table-row>
        <table:table-row table:style-name="ro1">
          <table:table-cell office:value-type="float" office:value="25967384" calcext:value-type="float">
            <text:p>25967384</text:p>
          </table:table-cell>
          <table:table-cell table:formula="of:=[.A1625]/1000/(60*60*24)" office:value-type="time" office:time-value="PT07H12M47.384S" calcext:value-type="time">
            <text:p>07:12:47</text:p>
          </table:table-cell>
          <table:table-cell office:value-type="float" office:value="1.1" calcext:value-type="float">
            <text:p>1.1</text:p>
          </table:table-cell>
          <table:table-cell office:value-type="float" office:value="111.2" calcext:value-type="float">
            <text:p>111.2</text:p>
          </table:table-cell>
          <table:table-cell office:value-type="float" office:value="122.67" calcext:value-type="float">
            <text:p>122.67</text:p>
          </table:table-cell>
          <table:table-cell office:value-type="float" office:value="868.56" calcext:value-type="float">
            <text:p>868.56</text:p>
          </table:table-cell>
          <table:table-cell office:value-type="float" office:value="1040.69" calcext:value-type="float">
            <text:p>1040.69</text:p>
          </table:table-cell>
        </table:table-row>
        <table:table-row table:style-name="ro1">
          <table:table-cell office:value-type="float" office:value="25983384" calcext:value-type="float">
            <text:p>25983384</text:p>
          </table:table-cell>
          <table:table-cell table:formula="of:=[.A1626]/1000/(60*60*24)" office:value-type="time" office:time-value="PT07H13M03.384S" calcext:value-type="time">
            <text:p>07:13:03</text:p>
          </table:table-cell>
          <table:table-cell office:value-type="float" office:value="1.1" calcext:value-type="float">
            <text:p>1.1</text:p>
          </table:table-cell>
          <table:table-cell office:value-type="float" office:value="111.1" calcext:value-type="float">
            <text:p>111.1</text:p>
          </table:table-cell>
          <table:table-cell office:value-type="float" office:value="122.56" calcext:value-type="float">
            <text:p>122.56</text:p>
          </table:table-cell>
          <table:table-cell office:value-type="float" office:value="869.05" calcext:value-type="float">
            <text:p>869.05</text:p>
          </table:table-cell>
          <table:table-cell office:value-type="float" office:value="1041.24" calcext:value-type="float">
            <text:p>1041.24</text:p>
          </table:table-cell>
        </table:table-row>
        <table:table-row table:style-name="ro1">
          <table:table-cell office:value-type="float" office:value="25999384" calcext:value-type="float">
            <text:p>25999384</text:p>
          </table:table-cell>
          <table:table-cell table:formula="of:=[.A1627]/1000/(60*60*24)" office:value-type="time" office:time-value="PT07H13M19.384S" calcext:value-type="time">
            <text:p>07:13:19</text:p>
          </table:table-cell>
          <table:table-cell office:value-type="float" office:value="1.1" calcext:value-type="float">
            <text:p>1.1</text:p>
          </table:table-cell>
          <table:table-cell office:value-type="float" office:value="111.1" calcext:value-type="float">
            <text:p>111.1</text:p>
          </table:table-cell>
          <table:table-cell office:value-type="float" office:value="122.56" calcext:value-type="float">
            <text:p>122.56</text:p>
          </table:table-cell>
          <table:table-cell office:value-type="float" office:value="869.55" calcext:value-type="float">
            <text:p>869.55</text:p>
          </table:table-cell>
          <table:table-cell office:value-type="float" office:value="1041.78" calcext:value-type="float">
            <text:p>1041.78</text:p>
          </table:table-cell>
        </table:table-row>
        <table:table-row table:style-name="ro1">
          <table:table-cell office:value-type="float" office:value="26015384" calcext:value-type="float">
            <text:p>26015384</text:p>
          </table:table-cell>
          <table:table-cell table:formula="of:=[.A1628]/1000/(60*60*24)" office:value-type="time" office:time-value="PT07H13M35.384S" calcext:value-type="time">
            <text:p>07:13:35</text:p>
          </table:table-cell>
          <table:table-cell office:value-type="float" office:value="1.1" calcext:value-type="float">
            <text:p>1.1</text:p>
          </table:table-cell>
          <table:table-cell office:value-type="float" office:value="111.1" calcext:value-type="float">
            <text:p>111.1</text:p>
          </table:table-cell>
          <table:table-cell office:value-type="float" office:value="122.55" calcext:value-type="float">
            <text:p>122.55</text:p>
          </table:table-cell>
          <table:table-cell office:value-type="float" office:value="870.04" calcext:value-type="float">
            <text:p>870.04</text:p>
          </table:table-cell>
          <table:table-cell office:value-type="float" office:value="1042.33" calcext:value-type="float">
            <text:p>1042.33</text:p>
          </table:table-cell>
        </table:table-row>
        <table:table-row table:style-name="ro1">
          <table:table-cell office:value-type="float" office:value="26031384" calcext:value-type="float">
            <text:p>26031384</text:p>
          </table:table-cell>
          <table:table-cell table:formula="of:=[.A1629]/1000/(60*60*24)" office:value-type="time" office:time-value="PT07H13M51.384S" calcext:value-type="time">
            <text:p>07:13:51</text:p>
          </table:table-cell>
          <table:table-cell office:value-type="float" office:value="1.1" calcext:value-type="float">
            <text:p>1.1</text:p>
          </table:table-cell>
          <table:table-cell office:value-type="float" office:value="111" calcext:value-type="float">
            <text:p>111</text:p>
          </table:table-cell>
          <table:table-cell office:value-type="float" office:value="122.44" calcext:value-type="float">
            <text:p>122.44</text:p>
          </table:table-cell>
          <table:table-cell office:value-type="float" office:value="870.53" calcext:value-type="float">
            <text:p>870.53</text:p>
          </table:table-cell>
          <table:table-cell office:value-type="float" office:value="1042.87" calcext:value-type="float">
            <text:p>1042.87</text:p>
          </table:table-cell>
        </table:table-row>
        <table:table-row table:style-name="ro1">
          <table:table-cell office:value-type="float" office:value="26047384" calcext:value-type="float">
            <text:p>26047384</text:p>
          </table:table-cell>
          <table:table-cell table:formula="of:=[.A1630]/1000/(60*60*24)" office:value-type="time" office:time-value="PT07H14M07.384S" calcext:value-type="time">
            <text:p>07:14:07</text:p>
          </table:table-cell>
          <table:table-cell office:value-type="float" office:value="1.1" calcext:value-type="float">
            <text:p>1.1</text:p>
          </table:table-cell>
          <table:table-cell office:value-type="float" office:value="111" calcext:value-type="float">
            <text:p>111</text:p>
          </table:table-cell>
          <table:table-cell office:value-type="float" office:value="122.44" calcext:value-type="float">
            <text:p>122.44</text:p>
          </table:table-cell>
          <table:table-cell office:value-type="float" office:value="871.03" calcext:value-type="float">
            <text:p>871.03</text:p>
          </table:table-cell>
          <table:table-cell office:value-type="float" office:value="1043.42" calcext:value-type="float">
            <text:p>1043.42</text:p>
          </table:table-cell>
        </table:table-row>
        <table:table-row table:style-name="ro1">
          <table:table-cell office:value-type="float" office:value="26063384" calcext:value-type="float">
            <text:p>26063384</text:p>
          </table:table-cell>
          <table:table-cell table:formula="of:=[.A1631]/1000/(60*60*24)" office:value-type="time" office:time-value="PT07H14M23.384S" calcext:value-type="time">
            <text:p>07:14:23</text:p>
          </table:table-cell>
          <table:table-cell office:value-type="float" office:value="1.1" calcext:value-type="float">
            <text:p>1.1</text:p>
          </table:table-cell>
          <table:table-cell office:value-type="float" office:value="110.9" calcext:value-type="float">
            <text:p>110.9</text:p>
          </table:table-cell>
          <table:table-cell office:value-type="float" office:value="122.33" calcext:value-type="float">
            <text:p>122.33</text:p>
          </table:table-cell>
          <table:table-cell office:value-type="float" office:value="871.52" calcext:value-type="float">
            <text:p>871.52</text:p>
          </table:table-cell>
          <table:table-cell office:value-type="float" office:value="1043.96" calcext:value-type="float">
            <text:p>1043.96</text:p>
          </table:table-cell>
        </table:table-row>
        <table:table-row table:style-name="ro1">
          <table:table-cell office:value-type="float" office:value="26079384" calcext:value-type="float">
            <text:p>26079384</text:p>
          </table:table-cell>
          <table:table-cell table:formula="of:=[.A1632]/1000/(60*60*24)" office:value-type="time" office:time-value="PT07H14M39.384S" calcext:value-type="time">
            <text:p>07:14:39</text:p>
          </table:table-cell>
          <table:table-cell office:value-type="float" office:value="1.1" calcext:value-type="float">
            <text:p>1.1</text:p>
          </table:table-cell>
          <table:table-cell office:value-type="float" office:value="110.9" calcext:value-type="float">
            <text:p>110.9</text:p>
          </table:table-cell>
          <table:table-cell office:value-type="float" office:value="121.89" calcext:value-type="float">
            <text:p>121.89</text:p>
          </table:table-cell>
          <table:table-cell office:value-type="float" office:value="872.01" calcext:value-type="float">
            <text:p>872.01</text:p>
          </table:table-cell>
          <table:table-cell office:value-type="float" office:value="1044.5" calcext:value-type="float">
            <text:p>1044.5</text:p>
          </table:table-cell>
        </table:table-row>
        <table:table-row table:style-name="ro1">
          <table:table-cell office:value-type="float" office:value="26095384" calcext:value-type="float">
            <text:p>26095384</text:p>
          </table:table-cell>
          <table:table-cell table:formula="of:=[.A1633]/1000/(60*60*24)" office:value-type="time" office:time-value="PT07H14M55.384S" calcext:value-type="time">
            <text:p>07:14:55</text:p>
          </table:table-cell>
          <table:table-cell office:value-type="float" office:value="1.1" calcext:value-type="float">
            <text:p>1.1</text:p>
          </table:table-cell>
          <table:table-cell office:value-type="float" office:value="110.8" calcext:value-type="float">
            <text:p>110.8</text:p>
          </table:table-cell>
          <table:table-cell office:value-type="float" office:value="121.78" calcext:value-type="float">
            <text:p>121.78</text:p>
          </table:table-cell>
          <table:table-cell office:value-type="float" office:value="872.51" calcext:value-type="float">
            <text:p>872.51</text:p>
          </table:table-cell>
          <table:table-cell office:value-type="float" office:value="1045.04" calcext:value-type="float">
            <text:p>1045.04</text:p>
          </table:table-cell>
        </table:table-row>
        <table:table-row table:style-name="ro1">
          <table:table-cell office:value-type="float" office:value="26111384" calcext:value-type="float">
            <text:p>26111384</text:p>
          </table:table-cell>
          <table:table-cell table:formula="of:=[.A1634]/1000/(60*60*24)" office:value-type="time" office:time-value="PT07H15M11.384S" calcext:value-type="time">
            <text:p>07:15:11</text:p>
          </table:table-cell>
          <table:table-cell office:value-type="float" office:value="1.1" calcext:value-type="float">
            <text:p>1.1</text:p>
          </table:table-cell>
          <table:table-cell office:value-type="float" office:value="110.8" calcext:value-type="float">
            <text:p>110.8</text:p>
          </table:table-cell>
          <table:table-cell office:value-type="float" office:value="121.78" calcext:value-type="float">
            <text:p>121.78</text:p>
          </table:table-cell>
          <table:table-cell office:value-type="float" office:value="873" calcext:value-type="float">
            <text:p>873</text:p>
          </table:table-cell>
          <table:table-cell office:value-type="float" office:value="1045.58" calcext:value-type="float">
            <text:p>1045.58</text:p>
          </table:table-cell>
        </table:table-row>
        <table:table-row table:style-name="ro1">
          <table:table-cell office:value-type="float" office:value="26127384" calcext:value-type="float">
            <text:p>26127384</text:p>
          </table:table-cell>
          <table:table-cell table:formula="of:=[.A1635]/1000/(60*60*24)" office:value-type="time" office:time-value="PT07H15M27.384S" calcext:value-type="time">
            <text:p>07:15:27</text:p>
          </table:table-cell>
          <table:table-cell office:value-type="float" office:value="1.1" calcext:value-type="float">
            <text:p>1.1</text:p>
          </table:table-cell>
          <table:table-cell office:value-type="float" office:value="110.8" calcext:value-type="float">
            <text:p>110.8</text:p>
          </table:table-cell>
          <table:table-cell office:value-type="float" office:value="121.33" calcext:value-type="float">
            <text:p>121.33</text:p>
          </table:table-cell>
          <table:table-cell office:value-type="float" office:value="873.49" calcext:value-type="float">
            <text:p>873.49</text:p>
          </table:table-cell>
          <table:table-cell office:value-type="float" office:value="1046.12" calcext:value-type="float">
            <text:p>1046.12</text:p>
          </table:table-cell>
        </table:table-row>
        <table:table-row table:style-name="ro1">
          <table:table-cell office:value-type="float" office:value="26143384" calcext:value-type="float">
            <text:p>26143384</text:p>
          </table:table-cell>
          <table:table-cell table:formula="of:=[.A1636]/1000/(60*60*24)" office:value-type="time" office:time-value="PT07H15M43.384S" calcext:value-type="time">
            <text:p>07:15:43</text:p>
          </table:table-cell>
          <table:table-cell office:value-type="float" office:value="1.1" calcext:value-type="float">
            <text:p>1.1</text:p>
          </table:table-cell>
          <table:table-cell office:value-type="float" office:value="110.7" calcext:value-type="float">
            <text:p>110.7</text:p>
          </table:table-cell>
          <table:table-cell office:value-type="float" office:value="121.67" calcext:value-type="float">
            <text:p>121.67</text:p>
          </table:table-cell>
          <table:table-cell office:value-type="float" office:value="873.98" calcext:value-type="float">
            <text:p>873.98</text:p>
          </table:table-cell>
          <table:table-cell office:value-type="float" office:value="1046.67" calcext:value-type="float">
            <text:p>1046.67</text:p>
          </table:table-cell>
        </table:table-row>
        <table:table-row table:style-name="ro1">
          <table:table-cell office:value-type="float" office:value="26159384" calcext:value-type="float">
            <text:p>26159384</text:p>
          </table:table-cell>
          <table:table-cell table:formula="of:=[.A1637]/1000/(60*60*24)" office:value-type="time" office:time-value="PT07H15M59.384S" calcext:value-type="time">
            <text:p>07:15:59</text:p>
          </table:table-cell>
          <table:table-cell office:value-type="float" office:value="1.1" calcext:value-type="float">
            <text:p>1.1</text:p>
          </table:table-cell>
          <table:table-cell office:value-type="float" office:value="110.7" calcext:value-type="float">
            <text:p>110.7</text:p>
          </table:table-cell>
          <table:table-cell office:value-type="float" office:value="121.67" calcext:value-type="float">
            <text:p>121.67</text:p>
          </table:table-cell>
          <table:table-cell office:value-type="float" office:value="874.47" calcext:value-type="float">
            <text:p>874.47</text:p>
          </table:table-cell>
          <table:table-cell office:value-type="float" office:value="1047.21" calcext:value-type="float">
            <text:p>1047.21</text:p>
          </table:table-cell>
        </table:table-row>
        <table:table-row table:style-name="ro1">
          <table:table-cell office:value-type="float" office:value="26175384" calcext:value-type="float">
            <text:p>26175384</text:p>
          </table:table-cell>
          <table:table-cell table:formula="of:=[.A1638]/1000/(60*60*24)" office:value-type="time" office:time-value="PT07H16M15.384S" calcext:value-type="time">
            <text:p>07:16:15</text:p>
          </table:table-cell>
          <table:table-cell office:value-type="float" office:value="1.1" calcext:value-type="float">
            <text:p>1.1</text:p>
          </table:table-cell>
          <table:table-cell office:value-type="float" office:value="110.6" calcext:value-type="float">
            <text:p>110.6</text:p>
          </table:table-cell>
          <table:table-cell office:value-type="float" office:value="121.56" calcext:value-type="float">
            <text:p>121.56</text:p>
          </table:table-cell>
          <table:table-cell office:value-type="float" office:value="874.97" calcext:value-type="float">
            <text:p>874.97</text:p>
          </table:table-cell>
          <table:table-cell office:value-type="float" office:value="1047.75" calcext:value-type="float">
            <text:p>1047.75</text:p>
          </table:table-cell>
        </table:table-row>
        <table:table-row table:style-name="ro1">
          <table:table-cell office:value-type="float" office:value="26191384" calcext:value-type="float">
            <text:p>26191384</text:p>
          </table:table-cell>
          <table:table-cell table:formula="of:=[.A1639]/1000/(60*60*24)" office:value-type="time" office:time-value="PT07H16M31.384S" calcext:value-type="time">
            <text:p>07:16:31</text:p>
          </table:table-cell>
          <table:table-cell office:value-type="float" office:value="1.1" calcext:value-type="float">
            <text:p>1.1</text:p>
          </table:table-cell>
          <table:table-cell office:value-type="float" office:value="110.5" calcext:value-type="float">
            <text:p>110.5</text:p>
          </table:table-cell>
          <table:table-cell office:value-type="float" office:value="121.45" calcext:value-type="float">
            <text:p>121.45</text:p>
          </table:table-cell>
          <table:table-cell office:value-type="float" office:value="875.46" calcext:value-type="float">
            <text:p>875.46</text:p>
          </table:table-cell>
          <table:table-cell office:value-type="float" office:value="1048.29" calcext:value-type="float">
            <text:p>1048.29</text:p>
          </table:table-cell>
        </table:table-row>
        <table:table-row table:style-name="ro1">
          <table:table-cell office:value-type="float" office:value="26207384" calcext:value-type="float">
            <text:p>26207384</text:p>
          </table:table-cell>
          <table:table-cell table:formula="of:=[.A1640]/1000/(60*60*24)" office:value-type="time" office:time-value="PT07H16M47.384S" calcext:value-type="time">
            <text:p>07:16:47</text:p>
          </table:table-cell>
          <table:table-cell office:value-type="float" office:value="1.1" calcext:value-type="float">
            <text:p>1.1</text:p>
          </table:table-cell>
          <table:table-cell office:value-type="float" office:value="110.5" calcext:value-type="float">
            <text:p>110.5</text:p>
          </table:table-cell>
          <table:table-cell office:value-type="float" office:value="121" calcext:value-type="float">
            <text:p>121</text:p>
          </table:table-cell>
          <table:table-cell office:value-type="float" office:value="875.95" calcext:value-type="float">
            <text:p>875.95</text:p>
          </table:table-cell>
          <table:table-cell office:value-type="float" office:value="1048.83" calcext:value-type="float">
            <text:p>1048.83</text:p>
          </table:table-cell>
        </table:table-row>
        <table:table-row table:style-name="ro1">
          <table:table-cell office:value-type="float" office:value="26223384" calcext:value-type="float">
            <text:p>26223384</text:p>
          </table:table-cell>
          <table:table-cell table:formula="of:=[.A1641]/1000/(60*60*24)" office:value-type="time" office:time-value="PT07H17M03.384S" calcext:value-type="time">
            <text:p>07:17:03</text:p>
          </table:table-cell>
          <table:table-cell office:value-type="float" office:value="1.1" calcext:value-type="float">
            <text:p>1.1</text:p>
          </table:table-cell>
          <table:table-cell office:value-type="float" office:value="110.4" calcext:value-type="float">
            <text:p>110.4</text:p>
          </table:table-cell>
          <table:table-cell office:value-type="float" office:value="120.89" calcext:value-type="float">
            <text:p>120.89</text:p>
          </table:table-cell>
          <table:table-cell office:value-type="float" office:value="876.44" calcext:value-type="float">
            <text:p>876.44</text:p>
          </table:table-cell>
          <table:table-cell office:value-type="float" office:value="1049.36" calcext:value-type="float">
            <text:p>1049.36</text:p>
          </table:table-cell>
        </table:table-row>
        <table:table-row table:style-name="ro1">
          <table:table-cell office:value-type="float" office:value="26239384" calcext:value-type="float">
            <text:p>26239384</text:p>
          </table:table-cell>
          <table:table-cell table:formula="of:=[.A1642]/1000/(60*60*24)" office:value-type="time" office:time-value="PT07H17M19.384S" calcext:value-type="time">
            <text:p>07:17:19</text:p>
          </table:table-cell>
          <table:table-cell office:value-type="float" office:value="1.1" calcext:value-type="float">
            <text:p>1.1</text:p>
          </table:table-cell>
          <table:table-cell office:value-type="float" office:value="110.4" calcext:value-type="float">
            <text:p>110.4</text:p>
          </table:table-cell>
          <table:table-cell office:value-type="float" office:value="120.89" calcext:value-type="float">
            <text:p>120.89</text:p>
          </table:table-cell>
          <table:table-cell office:value-type="float" office:value="876.93" calcext:value-type="float">
            <text:p>876.93</text:p>
          </table:table-cell>
          <table:table-cell office:value-type="float" office:value="1049.9" calcext:value-type="float">
            <text:p>1049.9</text:p>
          </table:table-cell>
        </table:table-row>
        <table:table-row table:style-name="ro1">
          <table:table-cell office:value-type="float" office:value="26255384" calcext:value-type="float">
            <text:p>26255384</text:p>
          </table:table-cell>
          <table:table-cell table:formula="of:=[.A1643]/1000/(60*60*24)" office:value-type="time" office:time-value="PT07H17M35.384S" calcext:value-type="time">
            <text:p>07:17:35</text:p>
          </table:table-cell>
          <table:table-cell office:value-type="float" office:value="1.1" calcext:value-type="float">
            <text:p>1.1</text:p>
          </table:table-cell>
          <table:table-cell office:value-type="float" office:value="110.4" calcext:value-type="float">
            <text:p>110.4</text:p>
          </table:table-cell>
          <table:table-cell office:value-type="float" office:value="120.89" calcext:value-type="float">
            <text:p>120.89</text:p>
          </table:table-cell>
          <table:table-cell office:value-type="float" office:value="877.42" calcext:value-type="float">
            <text:p>877.42</text:p>
          </table:table-cell>
          <table:table-cell office:value-type="float" office:value="1050.44" calcext:value-type="float">
            <text:p>1050.44</text:p>
          </table:table-cell>
        </table:table-row>
        <table:table-row table:style-name="ro1">
          <table:table-cell office:value-type="float" office:value="26271384" calcext:value-type="float">
            <text:p>26271384</text:p>
          </table:table-cell>
          <table:table-cell table:formula="of:=[.A1644]/1000/(60*60*24)" office:value-type="time" office:time-value="PT07H17M51.384S" calcext:value-type="time">
            <text:p>07:17:51</text:p>
          </table:table-cell>
          <table:table-cell office:value-type="float" office:value="1.1" calcext:value-type="float">
            <text:p>1.1</text:p>
          </table:table-cell>
          <table:table-cell office:value-type="float" office:value="110.4" calcext:value-type="float">
            <text:p>110.4</text:p>
          </table:table-cell>
          <table:table-cell office:value-type="float" office:value="120.89" calcext:value-type="float">
            <text:p>120.89</text:p>
          </table:table-cell>
          <table:table-cell office:value-type="float" office:value="877.91" calcext:value-type="float">
            <text:p>877.91</text:p>
          </table:table-cell>
          <table:table-cell office:value-type="float" office:value="1050.98" calcext:value-type="float">
            <text:p>1050.98</text:p>
          </table:table-cell>
        </table:table-row>
        <table:table-row table:style-name="ro1">
          <table:table-cell office:value-type="float" office:value="26287384" calcext:value-type="float">
            <text:p>26287384</text:p>
          </table:table-cell>
          <table:table-cell table:formula="of:=[.A1645]/1000/(60*60*24)" office:value-type="time" office:time-value="PT07H18M07.384S" calcext:value-type="time">
            <text:p>07:18:07</text:p>
          </table:table-cell>
          <table:table-cell office:value-type="float" office:value="1.1" calcext:value-type="float">
            <text:p>1.1</text:p>
          </table:table-cell>
          <table:table-cell office:value-type="float" office:value="110.3" calcext:value-type="float">
            <text:p>110.3</text:p>
          </table:table-cell>
          <table:table-cell office:value-type="float" office:value="120.78" calcext:value-type="float">
            <text:p>120.78</text:p>
          </table:table-cell>
          <table:table-cell office:value-type="float" office:value="878.4" calcext:value-type="float">
            <text:p>878.4</text:p>
          </table:table-cell>
          <table:table-cell office:value-type="float" office:value="1051.51" calcext:value-type="float">
            <text:p>1051.51</text:p>
          </table:table-cell>
        </table:table-row>
        <table:table-row table:style-name="ro1">
          <table:table-cell office:value-type="float" office:value="26303384" calcext:value-type="float">
            <text:p>26303384</text:p>
          </table:table-cell>
          <table:table-cell table:formula="of:=[.A1646]/1000/(60*60*24)" office:value-type="time" office:time-value="PT07H18M23.384S" calcext:value-type="time">
            <text:p>07:18:23</text:p>
          </table:table-cell>
          <table:table-cell office:value-type="float" office:value="1.1" calcext:value-type="float">
            <text:p>1.1</text:p>
          </table:table-cell>
          <table:table-cell office:value-type="float" office:value="110.2" calcext:value-type="float">
            <text:p>110.2</text:p>
          </table:table-cell>
          <table:table-cell office:value-type="float" office:value="120.67" calcext:value-type="float">
            <text:p>120.67</text:p>
          </table:table-cell>
          <table:table-cell office:value-type="float" office:value="878.89" calcext:value-type="float">
            <text:p>878.89</text:p>
          </table:table-cell>
          <table:table-cell office:value-type="float" office:value="1052.05" calcext:value-type="float">
            <text:p>1052.05</text:p>
          </table:table-cell>
        </table:table-row>
        <table:table-row table:style-name="ro1">
          <table:table-cell office:value-type="float" office:value="26319384" calcext:value-type="float">
            <text:p>26319384</text:p>
          </table:table-cell>
          <table:table-cell table:formula="of:=[.A1647]/1000/(60*60*24)" office:value-type="time" office:time-value="PT07H18M39.384S" calcext:value-type="time">
            <text:p>07:18:39</text:p>
          </table:table-cell>
          <table:table-cell office:value-type="float" office:value="1.09" calcext:value-type="float">
            <text:p>1.09</text:p>
          </table:table-cell>
          <table:table-cell office:value-type="float" office:value="110.1" calcext:value-type="float">
            <text:p>110.1</text:p>
          </table:table-cell>
          <table:table-cell office:value-type="float" office:value="120.12" calcext:value-type="float">
            <text:p>120.12</text:p>
          </table:table-cell>
          <table:table-cell office:value-type="float" office:value="879.38" calcext:value-type="float">
            <text:p>879.38</text:p>
          </table:table-cell>
          <table:table-cell office:value-type="float" office:value="1052.59" calcext:value-type="float">
            <text:p>1052.59</text:p>
          </table:table-cell>
        </table:table-row>
        <table:table-row table:style-name="ro1">
          <table:table-cell office:value-type="float" office:value="26335384" calcext:value-type="float">
            <text:p>26335384</text:p>
          </table:table-cell>
          <table:table-cell table:formula="of:=[.A1648]/1000/(60*60*24)" office:value-type="time" office:time-value="PT07H18M55.384S" calcext:value-type="time">
            <text:p>07:18:55</text:p>
          </table:table-cell>
          <table:table-cell office:value-type="float" office:value="1.09" calcext:value-type="float">
            <text:p>1.09</text:p>
          </table:table-cell>
          <table:table-cell office:value-type="float" office:value="110.1" calcext:value-type="float">
            <text:p>110.1</text:p>
          </table:table-cell>
          <table:table-cell office:value-type="float" office:value="120.12" calcext:value-type="float">
            <text:p>120.12</text:p>
          </table:table-cell>
          <table:table-cell office:value-type="float" office:value="879.87" calcext:value-type="float">
            <text:p>879.87</text:p>
          </table:table-cell>
          <table:table-cell office:value-type="float" office:value="1053.12" calcext:value-type="float">
            <text:p>1053.12</text:p>
          </table:table-cell>
        </table:table-row>
        <table:table-row table:style-name="ro1">
          <table:table-cell office:value-type="float" office:value="26351384" calcext:value-type="float">
            <text:p>26351384</text:p>
          </table:table-cell>
          <table:table-cell table:formula="of:=[.A1649]/1000/(60*60*24)" office:value-type="time" office:time-value="PT07H19M11.384S" calcext:value-type="time">
            <text:p>07:19:11</text:p>
          </table:table-cell>
          <table:table-cell office:value-type="float" office:value="1.09" calcext:value-type="float">
            <text:p>1.09</text:p>
          </table:table-cell>
          <table:table-cell office:value-type="float" office:value="110" calcext:value-type="float">
            <text:p>110</text:p>
          </table:table-cell>
          <table:table-cell office:value-type="float" office:value="120.01" calcext:value-type="float">
            <text:p>120.01</text:p>
          </table:table-cell>
          <table:table-cell office:value-type="float" office:value="880.36" calcext:value-type="float">
            <text:p>880.36</text:p>
          </table:table-cell>
          <table:table-cell office:value-type="float" office:value="1053.66" calcext:value-type="float">
            <text:p>1053.66</text:p>
          </table:table-cell>
        </table:table-row>
        <table:table-row table:style-name="ro1">
          <table:table-cell office:value-type="float" office:value="26367384" calcext:value-type="float">
            <text:p>26367384</text:p>
          </table:table-cell>
          <table:table-cell table:formula="of:=[.A1650]/1000/(60*60*24)" office:value-type="time" office:time-value="PT07H19M27.384S" calcext:value-type="time">
            <text:p>07:19:27</text:p>
          </table:table-cell>
          <table:table-cell office:value-type="float" office:value="1.1" calcext:value-type="float">
            <text:p>1.1</text:p>
          </table:table-cell>
          <table:table-cell office:value-type="float" office:value="110" calcext:value-type="float">
            <text:p>110</text:p>
          </table:table-cell>
          <table:table-cell office:value-type="float" office:value="120.45" calcext:value-type="float">
            <text:p>120.45</text:p>
          </table:table-cell>
          <table:table-cell office:value-type="float" office:value="880.85" calcext:value-type="float">
            <text:p>880.85</text:p>
          </table:table-cell>
          <table:table-cell office:value-type="float" office:value="1054.19" calcext:value-type="float">
            <text:p>1054.19</text:p>
          </table:table-cell>
        </table:table-row>
        <table:table-row table:style-name="ro1">
          <table:table-cell office:value-type="float" office:value="26383384" calcext:value-type="float">
            <text:p>26383384</text:p>
          </table:table-cell>
          <table:table-cell table:formula="of:=[.A1651]/1000/(60*60*24)" office:value-type="time" office:time-value="PT07H19M43.384S" calcext:value-type="time">
            <text:p>07:19:43</text:p>
          </table:table-cell>
          <table:table-cell office:value-type="float" office:value="1.09" calcext:value-type="float">
            <text:p>1.09</text:p>
          </table:table-cell>
          <table:table-cell office:value-type="float" office:value="109.9" calcext:value-type="float">
            <text:p>109.9</text:p>
          </table:table-cell>
          <table:table-cell office:value-type="float" office:value="119.9" calcext:value-type="float">
            <text:p>119.9</text:p>
          </table:table-cell>
          <table:table-cell office:value-type="float" office:value="881.34" calcext:value-type="float">
            <text:p>881.34</text:p>
          </table:table-cell>
          <table:table-cell office:value-type="float" office:value="1054.72" calcext:value-type="float">
            <text:p>1054.72</text:p>
          </table:table-cell>
        </table:table-row>
        <table:table-row table:style-name="ro1">
          <table:table-cell office:value-type="float" office:value="26399384" calcext:value-type="float">
            <text:p>26399384</text:p>
          </table:table-cell>
          <table:table-cell table:formula="of:=[.A1652]/1000/(60*60*24)" office:value-type="time" office:time-value="PT07H19M59.384S" calcext:value-type="time">
            <text:p>07:19:59</text:p>
          </table:table-cell>
          <table:table-cell office:value-type="float" office:value="1.09" calcext:value-type="float">
            <text:p>1.09</text:p>
          </table:table-cell>
          <table:table-cell office:value-type="float" office:value="109.9" calcext:value-type="float">
            <text:p>109.9</text:p>
          </table:table-cell>
          <table:table-cell office:value-type="float" office:value="119.9" calcext:value-type="float">
            <text:p>119.9</text:p>
          </table:table-cell>
          <table:table-cell office:value-type="float" office:value="881.83" calcext:value-type="float">
            <text:p>881.83</text:p>
          </table:table-cell>
          <table:table-cell office:value-type="float" office:value="1055.26" calcext:value-type="float">
            <text:p>1055.26</text:p>
          </table:table-cell>
        </table:table-row>
        <table:table-row table:style-name="ro1">
          <table:table-cell office:value-type="float" office:value="26415384" calcext:value-type="float">
            <text:p>26415384</text:p>
          </table:table-cell>
          <table:table-cell table:formula="of:=[.A1653]/1000/(60*60*24)" office:value-type="time" office:time-value="PT07H20M15.384S" calcext:value-type="time">
            <text:p>07:20:15</text:p>
          </table:table-cell>
          <table:table-cell office:value-type="float" office:value="1.09" calcext:value-type="float">
            <text:p>1.09</text:p>
          </table:table-cell>
          <table:table-cell office:value-type="float" office:value="109.9" calcext:value-type="float">
            <text:p>109.9</text:p>
          </table:table-cell>
          <table:table-cell office:value-type="float" office:value="119.9" calcext:value-type="float">
            <text:p>119.9</text:p>
          </table:table-cell>
          <table:table-cell office:value-type="float" office:value="882.32" calcext:value-type="float">
            <text:p>882.32</text:p>
          </table:table-cell>
          <table:table-cell office:value-type="float" office:value="1055.79" calcext:value-type="float">
            <text:p>1055.79</text:p>
          </table:table-cell>
        </table:table-row>
        <table:table-row table:style-name="ro1">
          <table:table-cell office:value-type="float" office:value="26431384" calcext:value-type="float">
            <text:p>26431384</text:p>
          </table:table-cell>
          <table:table-cell table:formula="of:=[.A1654]/1000/(60*60*24)" office:value-type="time" office:time-value="PT07H20M31.384S" calcext:value-type="time">
            <text:p>07:20:31</text:p>
          </table:table-cell>
          <table:table-cell office:value-type="float" office:value="1.09" calcext:value-type="float">
            <text:p>1.09</text:p>
          </table:table-cell>
          <table:table-cell office:value-type="float" office:value="109.8" calcext:value-type="float">
            <text:p>109.8</text:p>
          </table:table-cell>
          <table:table-cell office:value-type="float" office:value="119.79" calcext:value-type="float">
            <text:p>119.79</text:p>
          </table:table-cell>
          <table:table-cell office:value-type="float" office:value="882.8" calcext:value-type="float">
            <text:p>882.8</text:p>
          </table:table-cell>
          <table:table-cell office:value-type="float" office:value="1056.32" calcext:value-type="float">
            <text:p>1056.32</text:p>
          </table:table-cell>
        </table:table-row>
        <table:table-row table:style-name="ro1">
          <table:table-cell office:value-type="float" office:value="26447384" calcext:value-type="float">
            <text:p>26447384</text:p>
          </table:table-cell>
          <table:table-cell table:formula="of:=[.A1655]/1000/(60*60*24)" office:value-type="time" office:time-value="PT07H20M47.384S" calcext:value-type="time">
            <text:p>07:20:47</text:p>
          </table:table-cell>
          <table:table-cell office:value-type="float" office:value="1.09" calcext:value-type="float">
            <text:p>1.09</text:p>
          </table:table-cell>
          <table:table-cell office:value-type="float" office:value="109.8" calcext:value-type="float">
            <text:p>109.8</text:p>
          </table:table-cell>
          <table:table-cell office:value-type="float" office:value="119.79" calcext:value-type="float">
            <text:p>119.79</text:p>
          </table:table-cell>
          <table:table-cell office:value-type="float" office:value="883.29" calcext:value-type="float">
            <text:p>883.29</text:p>
          </table:table-cell>
          <table:table-cell office:value-type="float" office:value="1056.86" calcext:value-type="float">
            <text:p>1056.86</text:p>
          </table:table-cell>
        </table:table-row>
        <table:table-row table:style-name="ro1">
          <table:table-cell office:value-type="float" office:value="26463384" calcext:value-type="float">
            <text:p>26463384</text:p>
          </table:table-cell>
          <table:table-cell table:formula="of:=[.A1656]/1000/(60*60*24)" office:value-type="time" office:time-value="PT07H21M03.384S" calcext:value-type="time">
            <text:p>07:21:03</text:p>
          </table:table-cell>
          <table:table-cell office:value-type="float" office:value="1.09" calcext:value-type="float">
            <text:p>1.09</text:p>
          </table:table-cell>
          <table:table-cell office:value-type="float" office:value="109.8" calcext:value-type="float">
            <text:p>109.8</text:p>
          </table:table-cell>
          <table:table-cell office:value-type="float" office:value="119.79" calcext:value-type="float">
            <text:p>119.79</text:p>
          </table:table-cell>
          <table:table-cell office:value-type="float" office:value="883.78" calcext:value-type="float">
            <text:p>883.78</text:p>
          </table:table-cell>
          <table:table-cell office:value-type="float" office:value="1057.39" calcext:value-type="float">
            <text:p>1057.39</text:p>
          </table:table-cell>
        </table:table-row>
        <table:table-row table:style-name="ro1">
          <table:table-cell office:value-type="float" office:value="26479384" calcext:value-type="float">
            <text:p>26479384</text:p>
          </table:table-cell>
          <table:table-cell table:formula="of:=[.A1657]/1000/(60*60*24)" office:value-type="time" office:time-value="PT07H21M19.384S" calcext:value-type="time">
            <text:p>07:21:19</text:p>
          </table:table-cell>
          <table:table-cell office:value-type="float" office:value="1.09" calcext:value-type="float">
            <text:p>1.09</text:p>
          </table:table-cell>
          <table:table-cell office:value-type="float" office:value="109.7" calcext:value-type="float">
            <text:p>109.7</text:p>
          </table:table-cell>
          <table:table-cell office:value-type="float" office:value="119.24" calcext:value-type="float">
            <text:p>119.24</text:p>
          </table:table-cell>
          <table:table-cell office:value-type="float" office:value="884.27" calcext:value-type="float">
            <text:p>884.27</text:p>
          </table:table-cell>
          <table:table-cell office:value-type="float" office:value="1057.92" calcext:value-type="float">
            <text:p>1057.92</text:p>
          </table:table-cell>
        </table:table-row>
        <table:table-row table:style-name="ro1">
          <table:table-cell office:value-type="float" office:value="26495384" calcext:value-type="float">
            <text:p>26495384</text:p>
          </table:table-cell>
          <table:table-cell table:formula="of:=[.A1658]/1000/(60*60*24)" office:value-type="time" office:time-value="PT07H21M35.384S" calcext:value-type="time">
            <text:p>07:21:35</text:p>
          </table:table-cell>
          <table:table-cell office:value-type="float" office:value="1.09" calcext:value-type="float">
            <text:p>1.09</text:p>
          </table:table-cell>
          <table:table-cell office:value-type="float" office:value="109.6" calcext:value-type="float">
            <text:p>109.6</text:p>
          </table:table-cell>
          <table:table-cell office:value-type="float" office:value="119.13" calcext:value-type="float">
            <text:p>119.13</text:p>
          </table:table-cell>
          <table:table-cell office:value-type="float" office:value="884.75" calcext:value-type="float">
            <text:p>884.75</text:p>
          </table:table-cell>
          <table:table-cell office:value-type="float" office:value="1058.45" calcext:value-type="float">
            <text:p>1058.45</text:p>
          </table:table-cell>
        </table:table-row>
        <table:table-row table:style-name="ro1">
          <table:table-cell office:value-type="float" office:value="26511384" calcext:value-type="float">
            <text:p>26511384</text:p>
          </table:table-cell>
          <table:table-cell table:formula="of:=[.A1659]/1000/(60*60*24)" office:value-type="time" office:time-value="PT07H21M51.384S" calcext:value-type="time">
            <text:p>07:21:51</text:p>
          </table:table-cell>
          <table:table-cell office:value-type="float" office:value="1.09" calcext:value-type="float">
            <text:p>1.09</text:p>
          </table:table-cell>
          <table:table-cell office:value-type="float" office:value="109.5" calcext:value-type="float">
            <text:p>109.5</text:p>
          </table:table-cell>
          <table:table-cell office:value-type="float" office:value="119.02" calcext:value-type="float">
            <text:p>119.02</text:p>
          </table:table-cell>
          <table:table-cell office:value-type="float" office:value="885.24" calcext:value-type="float">
            <text:p>885.24</text:p>
          </table:table-cell>
          <table:table-cell office:value-type="float" office:value="1058.98" calcext:value-type="float">
            <text:p>1058.98</text:p>
          </table:table-cell>
        </table:table-row>
        <table:table-row table:style-name="ro1">
          <table:table-cell office:value-type="float" office:value="26527384" calcext:value-type="float">
            <text:p>26527384</text:p>
          </table:table-cell>
          <table:table-cell table:formula="of:=[.A1660]/1000/(60*60*24)" office:value-type="time" office:time-value="PT07H22M07.384S" calcext:value-type="time">
            <text:p>07:22:07</text:p>
          </table:table-cell>
          <table:table-cell office:value-type="float" office:value="1.09" calcext:value-type="float">
            <text:p>1.09</text:p>
          </table:table-cell>
          <table:table-cell office:value-type="float" office:value="109.5" calcext:value-type="float">
            <text:p>109.5</text:p>
          </table:table-cell>
          <table:table-cell office:value-type="float" office:value="119.02" calcext:value-type="float">
            <text:p>119.02</text:p>
          </table:table-cell>
          <table:table-cell office:value-type="float" office:value="885.73" calcext:value-type="float">
            <text:p>885.73</text:p>
          </table:table-cell>
          <table:table-cell office:value-type="float" office:value="1059.51" calcext:value-type="float">
            <text:p>1059.51</text:p>
          </table:table-cell>
        </table:table-row>
        <table:table-row table:style-name="ro1">
          <table:table-cell office:value-type="float" office:value="26543384" calcext:value-type="float">
            <text:p>26543384</text:p>
          </table:table-cell>
          <table:table-cell table:formula="of:=[.A1661]/1000/(60*60*24)" office:value-type="time" office:time-value="PT07H22M23.384S" calcext:value-type="time">
            <text:p>07:22:23</text:p>
          </table:table-cell>
          <table:table-cell office:value-type="float" office:value="1.09" calcext:value-type="float">
            <text:p>1.09</text:p>
          </table:table-cell>
          <table:table-cell office:value-type="float" office:value="109.5" calcext:value-type="float">
            <text:p>109.5</text:p>
          </table:table-cell>
          <table:table-cell office:value-type="float" office:value="119.02" calcext:value-type="float">
            <text:p>119.02</text:p>
          </table:table-cell>
          <table:table-cell office:value-type="float" office:value="886.22" calcext:value-type="float">
            <text:p>886.22</text:p>
          </table:table-cell>
          <table:table-cell office:value-type="float" office:value="1060.04" calcext:value-type="float">
            <text:p>1060.04</text:p>
          </table:table-cell>
        </table:table-row>
        <table:table-row table:style-name="ro1">
          <table:table-cell office:value-type="float" office:value="26559384" calcext:value-type="float">
            <text:p>26559384</text:p>
          </table:table-cell>
          <table:table-cell table:formula="of:=[.A1662]/1000/(60*60*24)" office:value-type="time" office:time-value="PT07H22M39.384S" calcext:value-type="time">
            <text:p>07:22:39</text:p>
          </table:table-cell>
          <table:table-cell office:value-type="float" office:value="1.09" calcext:value-type="float">
            <text:p>1.09</text:p>
          </table:table-cell>
          <table:table-cell office:value-type="float" office:value="109.4" calcext:value-type="float">
            <text:p>109.4</text:p>
          </table:table-cell>
          <table:table-cell office:value-type="float" office:value="118.91" calcext:value-type="float">
            <text:p>118.91</text:p>
          </table:table-cell>
          <table:table-cell office:value-type="float" office:value="886.7" calcext:value-type="float">
            <text:p>886.7</text:p>
          </table:table-cell>
          <table:table-cell office:value-type="float" office:value="1060.57" calcext:value-type="float">
            <text:p>1060.57</text:p>
          </table:table-cell>
        </table:table-row>
        <table:table-row table:style-name="ro1">
          <table:table-cell office:value-type="float" office:value="26575383" calcext:value-type="float">
            <text:p>26575383</text:p>
          </table:table-cell>
          <table:table-cell table:formula="of:=[.A1663]/1000/(60*60*24)" office:value-type="time" office:time-value="PT07H22M55.383S" calcext:value-type="time">
            <text:p>07:22:55</text:p>
          </table:table-cell>
          <table:table-cell office:value-type="float" office:value="1.09" calcext:value-type="float">
            <text:p>1.09</text:p>
          </table:table-cell>
          <table:table-cell office:value-type="float" office:value="109.4" calcext:value-type="float">
            <text:p>109.4</text:p>
          </table:table-cell>
          <table:table-cell office:value-type="float" office:value="118.91" calcext:value-type="float">
            <text:p>118.91</text:p>
          </table:table-cell>
          <table:table-cell office:value-type="float" office:value="887.19" calcext:value-type="float">
            <text:p>887.19</text:p>
          </table:table-cell>
          <table:table-cell office:value-type="float" office:value="1061.09" calcext:value-type="float">
            <text:p>1061.09</text:p>
          </table:table-cell>
        </table:table-row>
        <table:table-row table:style-name="ro1">
          <table:table-cell office:value-type="float" office:value="26591384" calcext:value-type="float">
            <text:p>26591384</text:p>
          </table:table-cell>
          <table:table-cell table:formula="of:=[.A1664]/1000/(60*60*24)" office:value-type="time" office:time-value="PT07H23M11.384S" calcext:value-type="time">
            <text:p>07:23:11</text:p>
          </table:table-cell>
          <table:table-cell office:value-type="float" office:value="1.08" calcext:value-type="float">
            <text:p>1.08</text:p>
          </table:table-cell>
          <table:table-cell office:value-type="float" office:value="109.3" calcext:value-type="float">
            <text:p>109.3</text:p>
          </table:table-cell>
          <table:table-cell office:value-type="float" office:value="118.36" calcext:value-type="float">
            <text:p>118.36</text:p>
          </table:table-cell>
          <table:table-cell office:value-type="float" office:value="887.67" calcext:value-type="float">
            <text:p>887.67</text:p>
          </table:table-cell>
          <table:table-cell office:value-type="float" office:value="1061.62" calcext:value-type="float">
            <text:p>1061.62</text:p>
          </table:table-cell>
        </table:table-row>
        <table:table-row table:style-name="ro1">
          <table:table-cell office:value-type="float" office:value="26607384" calcext:value-type="float">
            <text:p>26607384</text:p>
          </table:table-cell>
          <table:table-cell table:formula="of:=[.A1665]/1000/(60*60*24)" office:value-type="time" office:time-value="PT07H23M27.384S" calcext:value-type="time">
            <text:p>07:23:27</text:p>
          </table:table-cell>
          <table:table-cell office:value-type="float" office:value="1.08" calcext:value-type="float">
            <text:p>1.08</text:p>
          </table:table-cell>
          <table:table-cell office:value-type="float" office:value="109.3" calcext:value-type="float">
            <text:p>109.3</text:p>
          </table:table-cell>
          <table:table-cell office:value-type="float" office:value="118.36" calcext:value-type="float">
            <text:p>118.36</text:p>
          </table:table-cell>
          <table:table-cell office:value-type="float" office:value="888.16" calcext:value-type="float">
            <text:p>888.16</text:p>
          </table:table-cell>
          <table:table-cell office:value-type="float" office:value="1062.15" calcext:value-type="float">
            <text:p>1062.15</text:p>
          </table:table-cell>
        </table:table-row>
        <table:table-row table:style-name="ro1">
          <table:table-cell office:value-type="float" office:value="26623384" calcext:value-type="float">
            <text:p>26623384</text:p>
          </table:table-cell>
          <table:table-cell table:formula="of:=[.A1666]/1000/(60*60*24)" office:value-type="time" office:time-value="PT07H23M43.384S" calcext:value-type="time">
            <text:p>07:23:43</text:p>
          </table:table-cell>
          <table:table-cell office:value-type="float" office:value="1.08" calcext:value-type="float">
            <text:p>1.08</text:p>
          </table:table-cell>
          <table:table-cell office:value-type="float" office:value="109.3" calcext:value-type="float">
            <text:p>109.3</text:p>
          </table:table-cell>
          <table:table-cell office:value-type="float" office:value="118.36" calcext:value-type="float">
            <text:p>118.36</text:p>
          </table:table-cell>
          <table:table-cell office:value-type="float" office:value="888.64" calcext:value-type="float">
            <text:p>888.64</text:p>
          </table:table-cell>
          <table:table-cell office:value-type="float" office:value="1062.67" calcext:value-type="float">
            <text:p>1062.67</text:p>
          </table:table-cell>
        </table:table-row>
        <table:table-row table:style-name="ro1">
          <table:table-cell office:value-type="float" office:value="26639384" calcext:value-type="float">
            <text:p>26639384</text:p>
          </table:table-cell>
          <table:table-cell table:formula="of:=[.A1667]/1000/(60*60*24)" office:value-type="time" office:time-value="PT07H23M59.384S" calcext:value-type="time">
            <text:p>07:23:59</text:p>
          </table:table-cell>
          <table:table-cell office:value-type="float" office:value="1.08" calcext:value-type="float">
            <text:p>1.08</text:p>
          </table:table-cell>
          <table:table-cell office:value-type="float" office:value="109.1" calcext:value-type="float">
            <text:p>109.1</text:p>
          </table:table-cell>
          <table:table-cell office:value-type="float" office:value="118.15" calcext:value-type="float">
            <text:p>118.15</text:p>
          </table:table-cell>
          <table:table-cell office:value-type="float" office:value="889.13" calcext:value-type="float">
            <text:p>889.13</text:p>
          </table:table-cell>
          <table:table-cell office:value-type="float" office:value="1063.2" calcext:value-type="float">
            <text:p>1063.2</text:p>
          </table:table-cell>
        </table:table-row>
        <table:table-row table:style-name="ro1">
          <table:table-cell office:value-type="float" office:value="26655384" calcext:value-type="float">
            <text:p>26655384</text:p>
          </table:table-cell>
          <table:table-cell table:formula="of:=[.A1668]/1000/(60*60*24)" office:value-type="time" office:time-value="PT07H24M15.384S" calcext:value-type="time">
            <text:p>07:24:15</text:p>
          </table:table-cell>
          <table:table-cell office:value-type="float" office:value="1.08" calcext:value-type="float">
            <text:p>1.08</text:p>
          </table:table-cell>
          <table:table-cell office:value-type="float" office:value="109.1" calcext:value-type="float">
            <text:p>109.1</text:p>
          </table:table-cell>
          <table:table-cell office:value-type="float" office:value="118.15" calcext:value-type="float">
            <text:p>118.15</text:p>
          </table:table-cell>
          <table:table-cell office:value-type="float" office:value="889.61" calcext:value-type="float">
            <text:p>889.61</text:p>
          </table:table-cell>
          <table:table-cell office:value-type="float" office:value="1063.72" calcext:value-type="float">
            <text:p>1063.72</text:p>
          </table:table-cell>
        </table:table-row>
        <table:table-row table:style-name="ro1">
          <table:table-cell office:value-type="float" office:value="26671384" calcext:value-type="float">
            <text:p>26671384</text:p>
          </table:table-cell>
          <table:table-cell table:formula="of:=[.A1669]/1000/(60*60*24)" office:value-type="time" office:time-value="PT07H24M31.384S" calcext:value-type="time">
            <text:p>07:24:31</text:p>
          </table:table-cell>
          <table:table-cell office:value-type="float" office:value="1.08" calcext:value-type="float">
            <text:p>1.08</text:p>
          </table:table-cell>
          <table:table-cell office:value-type="float" office:value="109.1" calcext:value-type="float">
            <text:p>109.1</text:p>
          </table:table-cell>
          <table:table-cell office:value-type="float" office:value="118.14" calcext:value-type="float">
            <text:p>118.14</text:p>
          </table:table-cell>
          <table:table-cell office:value-type="float" office:value="890.1" calcext:value-type="float">
            <text:p>890.1</text:p>
          </table:table-cell>
          <table:table-cell office:value-type="float" office:value="1064.25" calcext:value-type="float">
            <text:p>1064.25</text:p>
          </table:table-cell>
        </table:table-row>
        <table:table-row table:style-name="ro1">
          <table:table-cell office:value-type="float" office:value="26687384" calcext:value-type="float">
            <text:p>26687384</text:p>
          </table:table-cell>
          <table:table-cell table:formula="of:=[.A1670]/1000/(60*60*24)" office:value-type="time" office:time-value="PT07H24M47.384S" calcext:value-type="time">
            <text:p>07:24:47</text:p>
          </table:table-cell>
          <table:table-cell office:value-type="float" office:value="1.08" calcext:value-type="float">
            <text:p>1.08</text:p>
          </table:table-cell>
          <table:table-cell office:value-type="float" office:value="109" calcext:value-type="float">
            <text:p>109</text:p>
          </table:table-cell>
          <table:table-cell office:value-type="float" office:value="117.6" calcext:value-type="float">
            <text:p>117.6</text:p>
          </table:table-cell>
          <table:table-cell office:value-type="float" office:value="890.58" calcext:value-type="float">
            <text:p>890.58</text:p>
          </table:table-cell>
          <table:table-cell office:value-type="float" office:value="1064.77" calcext:value-type="float">
            <text:p>1064.77</text:p>
          </table:table-cell>
        </table:table-row>
        <table:table-row table:style-name="ro1">
          <table:table-cell office:value-type="float" office:value="26703384" calcext:value-type="float">
            <text:p>26703384</text:p>
          </table:table-cell>
          <table:table-cell table:formula="of:=[.A1671]/1000/(60*60*24)" office:value-type="time" office:time-value="PT07H25M03.384S" calcext:value-type="time">
            <text:p>07:25:03</text:p>
          </table:table-cell>
          <table:table-cell office:value-type="float" office:value="1.08" calcext:value-type="float">
            <text:p>1.08</text:p>
          </table:table-cell>
          <table:table-cell office:value-type="float" office:value="108.9" calcext:value-type="float">
            <text:p>108.9</text:p>
          </table:table-cell>
          <table:table-cell office:value-type="float" office:value="117.49" calcext:value-type="float">
            <text:p>117.49</text:p>
          </table:table-cell>
          <table:table-cell office:value-type="float" office:value="891.07" calcext:value-type="float">
            <text:p>891.07</text:p>
          </table:table-cell>
          <table:table-cell office:value-type="float" office:value="1065.3" calcext:value-type="float">
            <text:p>1065.3</text:p>
          </table:table-cell>
        </table:table-row>
        <table:table-row table:style-name="ro1">
          <table:table-cell office:value-type="float" office:value="26719384" calcext:value-type="float">
            <text:p>26719384</text:p>
          </table:table-cell>
          <table:table-cell table:formula="of:=[.A1672]/1000/(60*60*24)" office:value-type="time" office:time-value="PT07H25M19.384S" calcext:value-type="time">
            <text:p>07:25:19</text:p>
          </table:table-cell>
          <table:table-cell office:value-type="float" office:value="1.08" calcext:value-type="float">
            <text:p>1.08</text:p>
          </table:table-cell>
          <table:table-cell office:value-type="float" office:value="108.9" calcext:value-type="float">
            <text:p>108.9</text:p>
          </table:table-cell>
          <table:table-cell office:value-type="float" office:value="117.49" calcext:value-type="float">
            <text:p>117.49</text:p>
          </table:table-cell>
          <table:table-cell office:value-type="float" office:value="891.55" calcext:value-type="float">
            <text:p>891.55</text:p>
          </table:table-cell>
          <table:table-cell office:value-type="float" office:value="1065.82" calcext:value-type="float">
            <text:p>1065.82</text:p>
          </table:table-cell>
        </table:table-row>
        <table:table-row table:style-name="ro1">
          <table:table-cell office:value-type="float" office:value="26735384" calcext:value-type="float">
            <text:p>26735384</text:p>
          </table:table-cell>
          <table:table-cell table:formula="of:=[.A1673]/1000/(60*60*24)" office:value-type="time" office:time-value="PT07H25M35.384S" calcext:value-type="time">
            <text:p>07:25:35</text:p>
          </table:table-cell>
          <table:table-cell office:value-type="float" office:value="1.08" calcext:value-type="float">
            <text:p>1.08</text:p>
          </table:table-cell>
          <table:table-cell office:value-type="float" office:value="108.7" calcext:value-type="float">
            <text:p>108.7</text:p>
          </table:table-cell>
          <table:table-cell office:value-type="float" office:value="117.27" calcext:value-type="float">
            <text:p>117.27</text:p>
          </table:table-cell>
          <table:table-cell office:value-type="float" office:value="892.04" calcext:value-type="float">
            <text:p>892.04</text:p>
          </table:table-cell>
          <table:table-cell office:value-type="float" office:value="1066.34" calcext:value-type="float">
            <text:p>1066.34</text:p>
          </table:table-cell>
        </table:table-row>
        <table:table-row table:style-name="ro1">
          <table:table-cell office:value-type="float" office:value="26751384" calcext:value-type="float">
            <text:p>26751384</text:p>
          </table:table-cell>
          <table:table-cell table:formula="of:=[.A1674]/1000/(60*60*24)" office:value-type="time" office:time-value="PT07H25M51.384S" calcext:value-type="time">
            <text:p>07:25:51</text:p>
          </table:table-cell>
          <table:table-cell office:value-type="float" office:value="1.08" calcext:value-type="float">
            <text:p>1.08</text:p>
          </table:table-cell>
          <table:table-cell office:value-type="float" office:value="108.7" calcext:value-type="float">
            <text:p>108.7</text:p>
          </table:table-cell>
          <table:table-cell office:value-type="float" office:value="117.27" calcext:value-type="float">
            <text:p>117.27</text:p>
          </table:table-cell>
          <table:table-cell office:value-type="float" office:value="892.52" calcext:value-type="float">
            <text:p>892.52</text:p>
          </table:table-cell>
          <table:table-cell office:value-type="float" office:value="1066.86" calcext:value-type="float">
            <text:p>1066.86</text:p>
          </table:table-cell>
        </table:table-row>
        <table:table-row table:style-name="ro1">
          <table:table-cell office:value-type="float" office:value="26767384" calcext:value-type="float">
            <text:p>26767384</text:p>
          </table:table-cell>
          <table:table-cell table:formula="of:=[.A1675]/1000/(60*60*24)" office:value-type="time" office:time-value="PT07H26M07.384S" calcext:value-type="time">
            <text:p>07:26:07</text:p>
          </table:table-cell>
          <table:table-cell office:value-type="float" office:value="1.08" calcext:value-type="float">
            <text:p>1.08</text:p>
          </table:table-cell>
          <table:table-cell office:value-type="float" office:value="108.7" calcext:value-type="float">
            <text:p>108.7</text:p>
          </table:table-cell>
          <table:table-cell office:value-type="float" office:value="117.27" calcext:value-type="float">
            <text:p>117.27</text:p>
          </table:table-cell>
          <table:table-cell office:value-type="float" office:value="893" calcext:value-type="float">
            <text:p>893</text:p>
          </table:table-cell>
          <table:table-cell office:value-type="float" office:value="1067.38" calcext:value-type="float">
            <text:p>1067.38</text:p>
          </table:table-cell>
        </table:table-row>
        <table:table-row table:style-name="ro1">
          <table:table-cell office:value-type="float" office:value="26783384" calcext:value-type="float">
            <text:p>26783384</text:p>
          </table:table-cell>
          <table:table-cell table:formula="of:=[.A1676]/1000/(60*60*24)" office:value-type="time" office:time-value="PT07H26M23.384S" calcext:value-type="time">
            <text:p>07:26:23</text:p>
          </table:table-cell>
          <table:table-cell office:value-type="float" office:value="1.08" calcext:value-type="float">
            <text:p>1.08</text:p>
          </table:table-cell>
          <table:table-cell office:value-type="float" office:value="108.6" calcext:value-type="float">
            <text:p>108.6</text:p>
          </table:table-cell>
          <table:table-cell office:value-type="float" office:value="117.16" calcext:value-type="float">
            <text:p>117.16</text:p>
          </table:table-cell>
          <table:table-cell office:value-type="float" office:value="893.49" calcext:value-type="float">
            <text:p>893.49</text:p>
          </table:table-cell>
          <table:table-cell office:value-type="float" office:value="1067.9" calcext:value-type="float">
            <text:p>1067.9</text:p>
          </table:table-cell>
        </table:table-row>
        <table:table-row table:style-name="ro1">
          <table:table-cell office:value-type="float" office:value="26799384" calcext:value-type="float">
            <text:p>26799384</text:p>
          </table:table-cell>
          <table:table-cell table:formula="of:=[.A1677]/1000/(60*60*24)" office:value-type="time" office:time-value="PT07H26M39.384S" calcext:value-type="time">
            <text:p>07:26:39</text:p>
          </table:table-cell>
          <table:table-cell office:value-type="float" office:value="1.08" calcext:value-type="float">
            <text:p>1.08</text:p>
          </table:table-cell>
          <table:table-cell office:value-type="float" office:value="108.6" calcext:value-type="float">
            <text:p>108.6</text:p>
          </table:table-cell>
          <table:table-cell office:value-type="float" office:value="117.16" calcext:value-type="float">
            <text:p>117.16</text:p>
          </table:table-cell>
          <table:table-cell office:value-type="float" office:value="893.97" calcext:value-type="float">
            <text:p>893.97</text:p>
          </table:table-cell>
          <table:table-cell office:value-type="float" office:value="1068.43" calcext:value-type="float">
            <text:p>1068.43</text:p>
          </table:table-cell>
        </table:table-row>
        <table:table-row table:style-name="ro1">
          <table:table-cell office:value-type="float" office:value="26815384" calcext:value-type="float">
            <text:p>26815384</text:p>
          </table:table-cell>
          <table:table-cell table:formula="of:=[.A1678]/1000/(60*60*24)" office:value-type="time" office:time-value="PT07H26M55.384S" calcext:value-type="time">
            <text:p>07:26:55</text:p>
          </table:table-cell>
          <table:table-cell office:value-type="float" office:value="1.07" calcext:value-type="float">
            <text:p>1.07</text:p>
          </table:table-cell>
          <table:table-cell office:value-type="float" office:value="108.6" calcext:value-type="float">
            <text:p>108.6</text:p>
          </table:table-cell>
          <table:table-cell office:value-type="float" office:value="116.73" calcext:value-type="float">
            <text:p>116.73</text:p>
          </table:table-cell>
          <table:table-cell office:value-type="float" office:value="894.45" calcext:value-type="float">
            <text:p>894.45</text:p>
          </table:table-cell>
          <table:table-cell office:value-type="float" office:value="1068.95" calcext:value-type="float">
            <text:p>1068.95</text:p>
          </table:table-cell>
        </table:table-row>
        <table:table-row table:style-name="ro1">
          <table:table-cell office:value-type="float" office:value="26831384" calcext:value-type="float">
            <text:p>26831384</text:p>
          </table:table-cell>
          <table:table-cell table:formula="of:=[.A1679]/1000/(60*60*24)" office:value-type="time" office:time-value="PT07H27M11.384S" calcext:value-type="time">
            <text:p>07:27:11</text:p>
          </table:table-cell>
          <table:table-cell office:value-type="float" office:value="1.07" calcext:value-type="float">
            <text:p>1.07</text:p>
          </table:table-cell>
          <table:table-cell office:value-type="float" office:value="108.4" calcext:value-type="float">
            <text:p>108.4</text:p>
          </table:table-cell>
          <table:table-cell office:value-type="float" office:value="116.51" calcext:value-type="float">
            <text:p>116.51</text:p>
          </table:table-cell>
          <table:table-cell office:value-type="float" office:value="894.93" calcext:value-type="float">
            <text:p>894.93</text:p>
          </table:table-cell>
          <table:table-cell office:value-type="float" office:value="1069.46" calcext:value-type="float">
            <text:p>1069.46</text:p>
          </table:table-cell>
        </table:table-row>
        <table:table-row table:style-name="ro1">
          <table:table-cell office:value-type="float" office:value="26847384" calcext:value-type="float">
            <text:p>26847384</text:p>
          </table:table-cell>
          <table:table-cell table:formula="of:=[.A1680]/1000/(60*60*24)" office:value-type="time" office:time-value="PT07H27M27.384S" calcext:value-type="time">
            <text:p>07:27:27</text:p>
          </table:table-cell>
          <table:table-cell office:value-type="float" office:value="1.07" calcext:value-type="float">
            <text:p>1.07</text:p>
          </table:table-cell>
          <table:table-cell office:value-type="float" office:value="108.4" calcext:value-type="float">
            <text:p>108.4</text:p>
          </table:table-cell>
          <table:table-cell office:value-type="float" office:value="116.51" calcext:value-type="float">
            <text:p>116.51</text:p>
          </table:table-cell>
          <table:table-cell office:value-type="float" office:value="895.42" calcext:value-type="float">
            <text:p>895.42</text:p>
          </table:table-cell>
          <table:table-cell office:value-type="float" office:value="1069.98" calcext:value-type="float">
            <text:p>1069.98</text:p>
          </table:table-cell>
        </table:table-row>
        <table:table-row table:style-name="ro1">
          <table:table-cell office:value-type="float" office:value="26863384" calcext:value-type="float">
            <text:p>26863384</text:p>
          </table:table-cell>
          <table:table-cell table:formula="of:=[.A1681]/1000/(60*60*24)" office:value-type="time" office:time-value="PT07H27M43.384S" calcext:value-type="time">
            <text:p>07:27:43</text:p>
          </table:table-cell>
          <table:table-cell office:value-type="float" office:value="1.07" calcext:value-type="float">
            <text:p>1.07</text:p>
          </table:table-cell>
          <table:table-cell office:value-type="float" office:value="108.3" calcext:value-type="float">
            <text:p>108.3</text:p>
          </table:table-cell>
          <table:table-cell office:value-type="float" office:value="116.4" calcext:value-type="float">
            <text:p>116.4</text:p>
          </table:table-cell>
          <table:table-cell office:value-type="float" office:value="895.9" calcext:value-type="float">
            <text:p>895.9</text:p>
          </table:table-cell>
          <table:table-cell office:value-type="float" office:value="1070.5" calcext:value-type="float">
            <text:p>1070.5</text:p>
          </table:table-cell>
        </table:table-row>
        <table:table-row table:style-name="ro1">
          <table:table-cell office:value-type="float" office:value="26879384" calcext:value-type="float">
            <text:p>26879384</text:p>
          </table:table-cell>
          <table:table-cell table:formula="of:=[.A1682]/1000/(60*60*24)" office:value-type="time" office:time-value="PT07H27M59.384S" calcext:value-type="time">
            <text:p>07:27:59</text:p>
          </table:table-cell>
          <table:table-cell office:value-type="float" office:value="1.07" calcext:value-type="float">
            <text:p>1.07</text:p>
          </table:table-cell>
          <table:table-cell office:value-type="float" office:value="108.3" calcext:value-type="float">
            <text:p>108.3</text:p>
          </table:table-cell>
          <table:table-cell office:value-type="float" office:value="116.4" calcext:value-type="float">
            <text:p>116.4</text:p>
          </table:table-cell>
          <table:table-cell office:value-type="float" office:value="896.38" calcext:value-type="float">
            <text:p>896.38</text:p>
          </table:table-cell>
          <table:table-cell office:value-type="float" office:value="1071.02" calcext:value-type="float">
            <text:p>1071.02</text:p>
          </table:table-cell>
        </table:table-row>
        <table:table-row table:style-name="ro1">
          <table:table-cell office:value-type="float" office:value="26895384" calcext:value-type="float">
            <text:p>26895384</text:p>
          </table:table-cell>
          <table:table-cell table:formula="of:=[.A1683]/1000/(60*60*24)" office:value-type="time" office:time-value="PT07H28M15.384S" calcext:value-type="time">
            <text:p>07:28:15</text:p>
          </table:table-cell>
          <table:table-cell office:value-type="float" office:value="1.07" calcext:value-type="float">
            <text:p>1.07</text:p>
          </table:table-cell>
          <table:table-cell office:value-type="float" office:value="108.2" calcext:value-type="float">
            <text:p>108.2</text:p>
          </table:table-cell>
          <table:table-cell office:value-type="float" office:value="116.3" calcext:value-type="float">
            <text:p>116.3</text:p>
          </table:table-cell>
          <table:table-cell office:value-type="float" office:value="896.86" calcext:value-type="float">
            <text:p>896.86</text:p>
          </table:table-cell>
          <table:table-cell office:value-type="float" office:value="1071.53" calcext:value-type="float">
            <text:p>1071.53</text:p>
          </table:table-cell>
        </table:table-row>
        <table:table-row table:style-name="ro1">
          <table:table-cell office:value-type="float" office:value="26911384" calcext:value-type="float">
            <text:p>26911384</text:p>
          </table:table-cell>
          <table:table-cell table:formula="of:=[.A1684]/1000/(60*60*24)" office:value-type="time" office:time-value="PT07H28M31.384S" calcext:value-type="time">
            <text:p>07:28:31</text:p>
          </table:table-cell>
          <table:table-cell office:value-type="float" office:value="1.07" calcext:value-type="float">
            <text:p>1.07</text:p>
          </table:table-cell>
          <table:table-cell office:value-type="float" office:value="108.2" calcext:value-type="float">
            <text:p>108.2</text:p>
          </table:table-cell>
          <table:table-cell office:value-type="float" office:value="115.86" calcext:value-type="float">
            <text:p>115.86</text:p>
          </table:table-cell>
          <table:table-cell office:value-type="float" office:value="897.34" calcext:value-type="float">
            <text:p>897.34</text:p>
          </table:table-cell>
          <table:table-cell office:value-type="float" office:value="1072.05" calcext:value-type="float">
            <text:p>1072.05</text:p>
          </table:table-cell>
        </table:table-row>
        <table:table-row table:style-name="ro1">
          <table:table-cell office:value-type="float" office:value="26927384" calcext:value-type="float">
            <text:p>26927384</text:p>
          </table:table-cell>
          <table:table-cell table:formula="of:=[.A1685]/1000/(60*60*24)" office:value-type="time" office:time-value="PT07H28M47.384S" calcext:value-type="time">
            <text:p>07:28:47</text:p>
          </table:table-cell>
          <table:table-cell office:value-type="float" office:value="1.07" calcext:value-type="float">
            <text:p>1.07</text:p>
          </table:table-cell>
          <table:table-cell office:value-type="float" office:value="108.1" calcext:value-type="float">
            <text:p>108.1</text:p>
          </table:table-cell>
          <table:table-cell office:value-type="float" office:value="115.75" calcext:value-type="float">
            <text:p>115.75</text:p>
          </table:table-cell>
          <table:table-cell office:value-type="float" office:value="897.82" calcext:value-type="float">
            <text:p>897.82</text:p>
          </table:table-cell>
          <table:table-cell office:value-type="float" office:value="1072.57" calcext:value-type="float">
            <text:p>1072.57</text:p>
          </table:table-cell>
        </table:table-row>
        <table:table-row table:style-name="ro1">
          <table:table-cell office:value-type="float" office:value="26943384" calcext:value-type="float">
            <text:p>26943384</text:p>
          </table:table-cell>
          <table:table-cell table:formula="of:=[.A1686]/1000/(60*60*24)" office:value-type="time" office:time-value="PT07H29M03.384S" calcext:value-type="time">
            <text:p>07:29:03</text:p>
          </table:table-cell>
          <table:table-cell office:value-type="float" office:value="1.07" calcext:value-type="float">
            <text:p>1.07</text:p>
          </table:table-cell>
          <table:table-cell office:value-type="float" office:value="108.1" calcext:value-type="float">
            <text:p>108.1</text:p>
          </table:table-cell>
          <table:table-cell office:value-type="float" office:value="115.75" calcext:value-type="float">
            <text:p>115.75</text:p>
          </table:table-cell>
          <table:table-cell office:value-type="float" office:value="898.3" calcext:value-type="float">
            <text:p>898.3</text:p>
          </table:table-cell>
          <table:table-cell office:value-type="float" office:value="1073.08" calcext:value-type="float">
            <text:p>1073.08</text:p>
          </table:table-cell>
        </table:table-row>
        <table:table-row table:style-name="ro1">
          <table:table-cell office:value-type="float" office:value="26959384" calcext:value-type="float">
            <text:p>26959384</text:p>
          </table:table-cell>
          <table:table-cell table:formula="of:=[.A1687]/1000/(60*60*24)" office:value-type="time" office:time-value="PT07H29M19.384S" calcext:value-type="time">
            <text:p>07:29:19</text:p>
          </table:table-cell>
          <table:table-cell office:value-type="float" office:value="1.07" calcext:value-type="float">
            <text:p>1.07</text:p>
          </table:table-cell>
          <table:table-cell office:value-type="float" office:value="108" calcext:value-type="float">
            <text:p>108</text:p>
          </table:table-cell>
          <table:table-cell office:value-type="float" office:value="115.65" calcext:value-type="float">
            <text:p>115.65</text:p>
          </table:table-cell>
          <table:table-cell office:value-type="float" office:value="898.78" calcext:value-type="float">
            <text:p>898.78</text:p>
          </table:table-cell>
          <table:table-cell office:value-type="float" office:value="1073.59" calcext:value-type="float">
            <text:p>1073.59</text:p>
          </table:table-cell>
        </table:table-row>
        <table:table-row table:style-name="ro1">
          <table:table-cell office:value-type="float" office:value="26975384" calcext:value-type="float">
            <text:p>26975384</text:p>
          </table:table-cell>
          <table:table-cell table:formula="of:=[.A1688]/1000/(60*60*24)" office:value-type="time" office:time-value="PT07H29M35.384S" calcext:value-type="time">
            <text:p>07:29:35</text:p>
          </table:table-cell>
          <table:table-cell office:value-type="float" office:value="1.07" calcext:value-type="float">
            <text:p>1.07</text:p>
          </table:table-cell>
          <table:table-cell office:value-type="float" office:value="107.9" calcext:value-type="float">
            <text:p>107.9</text:p>
          </table:table-cell>
          <table:table-cell office:value-type="float" office:value="115.54" calcext:value-type="float">
            <text:p>115.54</text:p>
          </table:table-cell>
          <table:table-cell office:value-type="float" office:value="899.26" calcext:value-type="float">
            <text:p>899.26</text:p>
          </table:table-cell>
          <table:table-cell office:value-type="float" office:value="1074.11" calcext:value-type="float">
            <text:p>1074.11</text:p>
          </table:table-cell>
        </table:table-row>
        <table:table-row table:style-name="ro1">
          <table:table-cell office:value-type="float" office:value="26991384" calcext:value-type="float">
            <text:p>26991384</text:p>
          </table:table-cell>
          <table:table-cell table:formula="of:=[.A1689]/1000/(60*60*24)" office:value-type="time" office:time-value="PT07H29M51.384S" calcext:value-type="time">
            <text:p>07:29:51</text:p>
          </table:table-cell>
          <table:table-cell office:value-type="float" office:value="1.07" calcext:value-type="float">
            <text:p>1.07</text:p>
          </table:table-cell>
          <table:table-cell office:value-type="float" office:value="107.8" calcext:value-type="float">
            <text:p>107.8</text:p>
          </table:table-cell>
          <table:table-cell office:value-type="float" office:value="115.43" calcext:value-type="float">
            <text:p>115.43</text:p>
          </table:table-cell>
          <table:table-cell office:value-type="float" office:value="899.74" calcext:value-type="float">
            <text:p>899.74</text:p>
          </table:table-cell>
          <table:table-cell office:value-type="float" office:value="1074.62" calcext:value-type="float">
            <text:p>1074.62</text:p>
          </table:table-cell>
        </table:table-row>
        <table:table-row table:style-name="ro1">
          <table:table-cell office:value-type="float" office:value="27007384" calcext:value-type="float">
            <text:p>27007384</text:p>
          </table:table-cell>
          <table:table-cell table:formula="of:=[.A1690]/1000/(60*60*24)" office:value-type="time" office:time-value="PT07H30M07.384S" calcext:value-type="time">
            <text:p>07:30:07</text:p>
          </table:table-cell>
          <table:table-cell office:value-type="float" office:value="1.07" calcext:value-type="float">
            <text:p>1.07</text:p>
          </table:table-cell>
          <table:table-cell office:value-type="float" office:value="107.8" calcext:value-type="float">
            <text:p>107.8</text:p>
          </table:table-cell>
          <table:table-cell office:value-type="float" office:value="115.43" calcext:value-type="float">
            <text:p>115.43</text:p>
          </table:table-cell>
          <table:table-cell office:value-type="float" office:value="900.22" calcext:value-type="float">
            <text:p>900.22</text:p>
          </table:table-cell>
          <table:table-cell office:value-type="float" office:value="1075.13" calcext:value-type="float">
            <text:p>1075.13</text:p>
          </table:table-cell>
        </table:table-row>
        <table:table-row table:style-name="ro1">
          <table:table-cell office:value-type="float" office:value="27023384" calcext:value-type="float">
            <text:p>27023384</text:p>
          </table:table-cell>
          <table:table-cell table:formula="of:=[.A1691]/1000/(60*60*24)" office:value-type="time" office:time-value="PT07H30M23.384S" calcext:value-type="time">
            <text:p>07:30:23</text:p>
          </table:table-cell>
          <table:table-cell office:value-type="float" office:value="1.07" calcext:value-type="float">
            <text:p>1.07</text:p>
          </table:table-cell>
          <table:table-cell office:value-type="float" office:value="107.7" calcext:value-type="float">
            <text:p>107.7</text:p>
          </table:table-cell>
          <table:table-cell office:value-type="float" office:value="114.89" calcext:value-type="float">
            <text:p>114.89</text:p>
          </table:table-cell>
          <table:table-cell office:value-type="float" office:value="900.7" calcext:value-type="float">
            <text:p>900.7</text:p>
          </table:table-cell>
          <table:table-cell office:value-type="float" office:value="1075.64" calcext:value-type="float">
            <text:p>1075.64</text:p>
          </table:table-cell>
        </table:table-row>
        <table:table-row table:style-name="ro1">
          <table:table-cell office:value-type="float" office:value="27039384" calcext:value-type="float">
            <text:p>27039384</text:p>
          </table:table-cell>
          <table:table-cell table:formula="of:=[.A1692]/1000/(60*60*24)" office:value-type="time" office:time-value="PT07H30M39.384S" calcext:value-type="time">
            <text:p>07:30:39</text:p>
          </table:table-cell>
          <table:table-cell office:value-type="float" office:value="1.07" calcext:value-type="float">
            <text:p>1.07</text:p>
          </table:table-cell>
          <table:table-cell office:value-type="float" office:value="107.6" calcext:value-type="float">
            <text:p>107.6</text:p>
          </table:table-cell>
          <table:table-cell office:value-type="float" office:value="114.78" calcext:value-type="float">
            <text:p>114.78</text:p>
          </table:table-cell>
          <table:table-cell office:value-type="float" office:value="901.18" calcext:value-type="float">
            <text:p>901.18</text:p>
          </table:table-cell>
          <table:table-cell office:value-type="float" office:value="1076.16" calcext:value-type="float">
            <text:p>1076.16</text:p>
          </table:table-cell>
        </table:table-row>
        <table:table-row table:style-name="ro1">
          <table:table-cell office:value-type="float" office:value="27055384" calcext:value-type="float">
            <text:p>27055384</text:p>
          </table:table-cell>
          <table:table-cell table:formula="of:=[.A1693]/1000/(60*60*24)" office:value-type="time" office:time-value="PT07H30M55.384S" calcext:value-type="time">
            <text:p>07:30:55</text:p>
          </table:table-cell>
          <table:table-cell office:value-type="float" office:value="1.07" calcext:value-type="float">
            <text:p>1.07</text:p>
          </table:table-cell>
          <table:table-cell office:value-type="float" office:value="107.5" calcext:value-type="float">
            <text:p>107.5</text:p>
          </table:table-cell>
          <table:table-cell office:value-type="float" office:value="114.68" calcext:value-type="float">
            <text:p>114.68</text:p>
          </table:table-cell>
          <table:table-cell office:value-type="float" office:value="901.66" calcext:value-type="float">
            <text:p>901.66</text:p>
          </table:table-cell>
          <table:table-cell office:value-type="float" office:value="1076.67" calcext:value-type="float">
            <text:p>1076.67</text:p>
          </table:table-cell>
        </table:table-row>
        <table:table-row table:style-name="ro1">
          <table:table-cell office:value-type="float" office:value="27071384" calcext:value-type="float">
            <text:p>27071384</text:p>
          </table:table-cell>
          <table:table-cell table:formula="of:=[.A1694]/1000/(60*60*24)" office:value-type="time" office:time-value="PT07H31M11.384S" calcext:value-type="time">
            <text:p>07:31:11</text:p>
          </table:table-cell>
          <table:table-cell office:value-type="float" office:value="1.07" calcext:value-type="float">
            <text:p>1.07</text:p>
          </table:table-cell>
          <table:table-cell office:value-type="float" office:value="107.5" calcext:value-type="float">
            <text:p>107.5</text:p>
          </table:table-cell>
          <table:table-cell office:value-type="float" office:value="114.68" calcext:value-type="float">
            <text:p>114.68</text:p>
          </table:table-cell>
          <table:table-cell office:value-type="float" office:value="902.13" calcext:value-type="float">
            <text:p>902.13</text:p>
          </table:table-cell>
          <table:table-cell office:value-type="float" office:value="1077.17" calcext:value-type="float">
            <text:p>1077.17</text:p>
          </table:table-cell>
        </table:table-row>
        <table:table-row table:style-name="ro1">
          <table:table-cell office:value-type="float" office:value="27087384" calcext:value-type="float">
            <text:p>27087384</text:p>
          </table:table-cell>
          <table:table-cell table:formula="of:=[.A1695]/1000/(60*60*24)" office:value-type="time" office:time-value="PT07H31M27.384S" calcext:value-type="time">
            <text:p>07:31:27</text:p>
          </table:table-cell>
          <table:table-cell office:value-type="float" office:value="1.07" calcext:value-type="float">
            <text:p>1.07</text:p>
          </table:table-cell>
          <table:table-cell office:value-type="float" office:value="107.5" calcext:value-type="float">
            <text:p>107.5</text:p>
          </table:table-cell>
          <table:table-cell office:value-type="float" office:value="114.67" calcext:value-type="float">
            <text:p>114.67</text:p>
          </table:table-cell>
          <table:table-cell office:value-type="float" office:value="902.61" calcext:value-type="float">
            <text:p>902.61</text:p>
          </table:table-cell>
          <table:table-cell office:value-type="float" office:value="1077.68" calcext:value-type="float">
            <text:p>1077.68</text:p>
          </table:table-cell>
        </table:table-row>
        <table:table-row table:style-name="ro1">
          <table:table-cell office:value-type="float" office:value="27103383" calcext:value-type="float">
            <text:p>27103383</text:p>
          </table:table-cell>
          <table:table-cell table:formula="of:=[.A1696]/1000/(60*60*24)" office:value-type="time" office:time-value="PT07H31M43.383S" calcext:value-type="time">
            <text:p>07:31:43</text:p>
          </table:table-cell>
          <table:table-cell office:value-type="float" office:value="1.06" calcext:value-type="float">
            <text:p>1.06</text:p>
          </table:table-cell>
          <table:table-cell office:value-type="float" office:value="107.4" calcext:value-type="float">
            <text:p>107.4</text:p>
          </table:table-cell>
          <table:table-cell office:value-type="float" office:value="114.14" calcext:value-type="float">
            <text:p>114.14</text:p>
          </table:table-cell>
          <table:table-cell office:value-type="float" office:value="903.09" calcext:value-type="float">
            <text:p>903.09</text:p>
          </table:table-cell>
          <table:table-cell office:value-type="float" office:value="1078.19" calcext:value-type="float">
            <text:p>1078.19</text:p>
          </table:table-cell>
        </table:table-row>
        <table:table-row table:style-name="ro1">
          <table:table-cell office:value-type="float" office:value="27119384" calcext:value-type="float">
            <text:p>27119384</text:p>
          </table:table-cell>
          <table:table-cell table:formula="of:=[.A1697]/1000/(60*60*24)" office:value-type="time" office:time-value="PT07H31M59.384S" calcext:value-type="time">
            <text:p>07:31:59</text:p>
          </table:table-cell>
          <table:table-cell office:value-type="float" office:value="1.06" calcext:value-type="float">
            <text:p>1.06</text:p>
          </table:table-cell>
          <table:table-cell office:value-type="float" office:value="107.3" calcext:value-type="float">
            <text:p>107.3</text:p>
          </table:table-cell>
          <table:table-cell office:value-type="float" office:value="114.03" calcext:value-type="float">
            <text:p>114.03</text:p>
          </table:table-cell>
          <table:table-cell office:value-type="float" office:value="903.57" calcext:value-type="float">
            <text:p>903.57</text:p>
          </table:table-cell>
          <table:table-cell office:value-type="float" office:value="1078.7" calcext:value-type="float">
            <text:p>1078.7</text:p>
          </table:table-cell>
        </table:table-row>
        <table:table-row table:style-name="ro1">
          <table:table-cell office:value-type="float" office:value="27135384" calcext:value-type="float">
            <text:p>27135384</text:p>
          </table:table-cell>
          <table:table-cell table:formula="of:=[.A1698]/1000/(60*60*24)" office:value-type="time" office:time-value="PT07H32M15.384S" calcext:value-type="time">
            <text:p>07:32:15</text:p>
          </table:table-cell>
          <table:table-cell office:value-type="float" office:value="1.06" calcext:value-type="float">
            <text:p>1.06</text:p>
          </table:table-cell>
          <table:table-cell office:value-type="float" office:value="107.3" calcext:value-type="float">
            <text:p>107.3</text:p>
          </table:table-cell>
          <table:table-cell office:value-type="float" office:value="114.03" calcext:value-type="float">
            <text:p>114.03</text:p>
          </table:table-cell>
          <table:table-cell office:value-type="float" office:value="904.04" calcext:value-type="float">
            <text:p>904.04</text:p>
          </table:table-cell>
          <table:table-cell office:value-type="float" office:value="1079.21" calcext:value-type="float">
            <text:p>1079.21</text:p>
          </table:table-cell>
        </table:table-row>
        <table:table-row table:style-name="ro1">
          <table:table-cell office:value-type="float" office:value="27151384" calcext:value-type="float">
            <text:p>27151384</text:p>
          </table:table-cell>
          <table:table-cell table:formula="of:=[.A1699]/1000/(60*60*24)" office:value-type="time" office:time-value="PT07H32M31.384S" calcext:value-type="time">
            <text:p>07:32:31</text:p>
          </table:table-cell>
          <table:table-cell office:value-type="float" office:value="1.06" calcext:value-type="float">
            <text:p>1.06</text:p>
          </table:table-cell>
          <table:table-cell office:value-type="float" office:value="107.1" calcext:value-type="float">
            <text:p>107.1</text:p>
          </table:table-cell>
          <table:table-cell office:value-type="float" office:value="113.82" calcext:value-type="float">
            <text:p>113.82</text:p>
          </table:table-cell>
          <table:table-cell office:value-type="float" office:value="904.52" calcext:value-type="float">
            <text:p>904.52</text:p>
          </table:table-cell>
          <table:table-cell office:value-type="float" office:value="1079.71" calcext:value-type="float">
            <text:p>1079.71</text:p>
          </table:table-cell>
        </table:table-row>
        <table:table-row table:style-name="ro1">
          <table:table-cell office:value-type="float" office:value="27167384" calcext:value-type="float">
            <text:p>27167384</text:p>
          </table:table-cell>
          <table:table-cell table:formula="of:=[.A1700]/1000/(60*60*24)" office:value-type="time" office:time-value="PT07H32M47.384S" calcext:value-type="time">
            <text:p>07:32:47</text:p>
          </table:table-cell>
          <table:table-cell office:value-type="float" office:value="1.06" calcext:value-type="float">
            <text:p>1.06</text:p>
          </table:table-cell>
          <table:table-cell office:value-type="float" office:value="107" calcext:value-type="float">
            <text:p>107</text:p>
          </table:table-cell>
          <table:table-cell office:value-type="float" office:value="113.71" calcext:value-type="float">
            <text:p>113.71</text:p>
          </table:table-cell>
          <table:table-cell office:value-type="float" office:value="905" calcext:value-type="float">
            <text:p>905</text:p>
          </table:table-cell>
          <table:table-cell office:value-type="float" office:value="1080.22" calcext:value-type="float">
            <text:p>1080.22</text:p>
          </table:table-cell>
        </table:table-row>
        <table:table-row table:style-name="ro1">
          <table:table-cell office:value-type="float" office:value="27183384" calcext:value-type="float">
            <text:p>27183384</text:p>
          </table:table-cell>
          <table:table-cell table:formula="of:=[.A1701]/1000/(60*60*24)" office:value-type="time" office:time-value="PT07H33M03.384S" calcext:value-type="time">
            <text:p>07:33:03</text:p>
          </table:table-cell>
          <table:table-cell office:value-type="float" office:value="1.06" calcext:value-type="float">
            <text:p>1.06</text:p>
          </table:table-cell>
          <table:table-cell office:value-type="float" office:value="107" calcext:value-type="float">
            <text:p>107</text:p>
          </table:table-cell>
          <table:table-cell office:value-type="float" office:value="113.71" calcext:value-type="float">
            <text:p>113.71</text:p>
          </table:table-cell>
          <table:table-cell office:value-type="float" office:value="905.47" calcext:value-type="float">
            <text:p>905.47</text:p>
          </table:table-cell>
          <table:table-cell office:value-type="float" office:value="1080.73" calcext:value-type="float">
            <text:p>1080.73</text:p>
          </table:table-cell>
        </table:table-row>
        <table:table-row table:style-name="ro1">
          <table:table-cell office:value-type="float" office:value="27199384" calcext:value-type="float">
            <text:p>27199384</text:p>
          </table:table-cell>
          <table:table-cell table:formula="of:=[.A1702]/1000/(60*60*24)" office:value-type="time" office:time-value="PT07H33M19.384S" calcext:value-type="time">
            <text:p>07:33:19</text:p>
          </table:table-cell>
          <table:table-cell office:value-type="float" office:value="1.06" calcext:value-type="float">
            <text:p>1.06</text:p>
          </table:table-cell>
          <table:table-cell office:value-type="float" office:value="106.9" calcext:value-type="float">
            <text:p>106.9</text:p>
          </table:table-cell>
          <table:table-cell office:value-type="float" office:value="113.17" calcext:value-type="float">
            <text:p>113.17</text:p>
          </table:table-cell>
          <table:table-cell office:value-type="float" office:value="905.95" calcext:value-type="float">
            <text:p>905.95</text:p>
          </table:table-cell>
          <table:table-cell office:value-type="float" office:value="1081.23" calcext:value-type="float">
            <text:p>1081.23</text:p>
          </table:table-cell>
        </table:table-row>
        <table:table-row table:style-name="ro1">
          <table:table-cell office:value-type="float" office:value="27215384" calcext:value-type="float">
            <text:p>27215384</text:p>
          </table:table-cell>
          <table:table-cell table:formula="of:=[.A1703]/1000/(60*60*24)" office:value-type="time" office:time-value="PT07H33M35.384S" calcext:value-type="time">
            <text:p>07:33:35</text:p>
          </table:table-cell>
          <table:table-cell office:value-type="float" office:value="1.06" calcext:value-type="float">
            <text:p>1.06</text:p>
          </table:table-cell>
          <table:table-cell office:value-type="float" office:value="106.8" calcext:value-type="float">
            <text:p>106.8</text:p>
          </table:table-cell>
          <table:table-cell office:value-type="float" office:value="113.5" calcext:value-type="float">
            <text:p>113.5</text:p>
          </table:table-cell>
          <table:table-cell office:value-type="float" office:value="906.42" calcext:value-type="float">
            <text:p>906.42</text:p>
          </table:table-cell>
          <table:table-cell office:value-type="float" office:value="1081.74" calcext:value-type="float">
            <text:p>1081.74</text:p>
          </table:table-cell>
        </table:table-row>
        <table:table-row table:style-name="ro1">
          <table:table-cell office:value-type="float" office:value="27231384" calcext:value-type="float">
            <text:p>27231384</text:p>
          </table:table-cell>
          <table:table-cell table:formula="of:=[.A1704]/1000/(60*60*24)" office:value-type="time" office:time-value="PT07H33M51.384S" calcext:value-type="time">
            <text:p>07:33:51</text:p>
          </table:table-cell>
          <table:table-cell office:value-type="float" office:value="1.06" calcext:value-type="float">
            <text:p>1.06</text:p>
          </table:table-cell>
          <table:table-cell office:value-type="float" office:value="106.8" calcext:value-type="float">
            <text:p>106.8</text:p>
          </table:table-cell>
          <table:table-cell office:value-type="float" office:value="113.07" calcext:value-type="float">
            <text:p>113.07</text:p>
          </table:table-cell>
          <table:table-cell office:value-type="float" office:value="906.9" calcext:value-type="float">
            <text:p>906.9</text:p>
          </table:table-cell>
          <table:table-cell office:value-type="float" office:value="1082.24" calcext:value-type="float">
            <text:p>1082.24</text:p>
          </table:table-cell>
        </table:table-row>
        <table:table-row table:style-name="ro1">
          <table:table-cell office:value-type="float" office:value="27247384" calcext:value-type="float">
            <text:p>27247384</text:p>
          </table:table-cell>
          <table:table-cell table:formula="of:=[.A1705]/1000/(60*60*24)" office:value-type="time" office:time-value="PT07H34M07.384S" calcext:value-type="time">
            <text:p>07:34:07</text:p>
          </table:table-cell>
          <table:table-cell office:value-type="float" office:value="1.06" calcext:value-type="float">
            <text:p>1.06</text:p>
          </table:table-cell>
          <table:table-cell office:value-type="float" office:value="106.8" calcext:value-type="float">
            <text:p>106.8</text:p>
          </table:table-cell>
          <table:table-cell office:value-type="float" office:value="113.07" calcext:value-type="float">
            <text:p>113.07</text:p>
          </table:table-cell>
          <table:table-cell office:value-type="float" office:value="907.37" calcext:value-type="float">
            <text:p>907.37</text:p>
          </table:table-cell>
          <table:table-cell office:value-type="float" office:value="1082.74" calcext:value-type="float">
            <text:p>1082.74</text:p>
          </table:table-cell>
        </table:table-row>
        <table:table-row table:style-name="ro1">
          <table:table-cell office:value-type="float" office:value="27263384" calcext:value-type="float">
            <text:p>27263384</text:p>
          </table:table-cell>
          <table:table-cell table:formula="of:=[.A1706]/1000/(60*60*24)" office:value-type="time" office:time-value="PT07H34M23.384S" calcext:value-type="time">
            <text:p>07:34:23</text:p>
          </table:table-cell>
          <table:table-cell office:value-type="float" office:value="1.06" calcext:value-type="float">
            <text:p>1.06</text:p>
          </table:table-cell>
          <table:table-cell office:value-type="float" office:value="106.7" calcext:value-type="float">
            <text:p>106.7</text:p>
          </table:table-cell>
          <table:table-cell office:value-type="float" office:value="112.96" calcext:value-type="float">
            <text:p>112.96</text:p>
          </table:table-cell>
          <table:table-cell office:value-type="float" office:value="907.85" calcext:value-type="float">
            <text:p>907.85</text:p>
          </table:table-cell>
          <table:table-cell office:value-type="float" office:value="1083.24" calcext:value-type="float">
            <text:p>1083.24</text:p>
          </table:table-cell>
        </table:table-row>
        <table:table-row table:style-name="ro1">
          <table:table-cell office:value-type="float" office:value="27279384" calcext:value-type="float">
            <text:p>27279384</text:p>
          </table:table-cell>
          <table:table-cell table:formula="of:=[.A1707]/1000/(60*60*24)" office:value-type="time" office:time-value="PT07H34M39.384S" calcext:value-type="time">
            <text:p>07:34:39</text:p>
          </table:table-cell>
          <table:table-cell office:value-type="float" office:value="1.05" calcext:value-type="float">
            <text:p>1.05</text:p>
          </table:table-cell>
          <table:table-cell office:value-type="float" office:value="106.6" calcext:value-type="float">
            <text:p>106.6</text:p>
          </table:table-cell>
          <table:table-cell office:value-type="float" office:value="112.43" calcext:value-type="float">
            <text:p>112.43</text:p>
          </table:table-cell>
          <table:table-cell office:value-type="float" office:value="908.32" calcext:value-type="float">
            <text:p>908.32</text:p>
          </table:table-cell>
          <table:table-cell office:value-type="float" office:value="1083.74" calcext:value-type="float">
            <text:p>1083.74</text:p>
          </table:table-cell>
        </table:table-row>
        <table:table-row table:style-name="ro1">
          <table:table-cell office:value-type="float" office:value="27295384" calcext:value-type="float">
            <text:p>27295384</text:p>
          </table:table-cell>
          <table:table-cell table:formula="of:=[.A1708]/1000/(60*60*24)" office:value-type="time" office:time-value="PT07H34M55.384S" calcext:value-type="time">
            <text:p>07:34:55</text:p>
          </table:table-cell>
          <table:table-cell office:value-type="float" office:value="1.06" calcext:value-type="float">
            <text:p>1.06</text:p>
          </table:table-cell>
          <table:table-cell office:value-type="float" office:value="106.5" calcext:value-type="float">
            <text:p>106.5</text:p>
          </table:table-cell>
          <table:table-cell office:value-type="float" office:value="112.75" calcext:value-type="float">
            <text:p>112.75</text:p>
          </table:table-cell>
          <table:table-cell office:value-type="float" office:value="908.79" calcext:value-type="float">
            <text:p>908.79</text:p>
          </table:table-cell>
          <table:table-cell office:value-type="float" office:value="1084.24" calcext:value-type="float">
            <text:p>1084.24</text:p>
          </table:table-cell>
        </table:table-row>
        <table:table-row table:style-name="ro1">
          <table:table-cell office:value-type="float" office:value="27311384" calcext:value-type="float">
            <text:p>27311384</text:p>
          </table:table-cell>
          <table:table-cell table:formula="of:=[.A1709]/1000/(60*60*24)" office:value-type="time" office:time-value="PT07H35M11.384S" calcext:value-type="time">
            <text:p>07:35:11</text:p>
          </table:table-cell>
          <table:table-cell office:value-type="float" office:value="1.05" calcext:value-type="float">
            <text:p>1.05</text:p>
          </table:table-cell>
          <table:table-cell office:value-type="float" office:value="106.4" calcext:value-type="float">
            <text:p>106.4</text:p>
          </table:table-cell>
          <table:table-cell office:value-type="float" office:value="112.21" calcext:value-type="float">
            <text:p>112.21</text:p>
          </table:table-cell>
          <table:table-cell office:value-type="float" office:value="909.27" calcext:value-type="float">
            <text:p>909.27</text:p>
          </table:table-cell>
          <table:table-cell office:value-type="float" office:value="1084.74" calcext:value-type="float">
            <text:p>1084.74</text:p>
          </table:table-cell>
        </table:table-row>
        <table:table-row table:style-name="ro1">
          <table:table-cell office:value-type="float" office:value="27327384" calcext:value-type="float">
            <text:p>27327384</text:p>
          </table:table-cell>
          <table:table-cell table:formula="of:=[.A1710]/1000/(60*60*24)" office:value-type="time" office:time-value="PT07H35M27.384S" calcext:value-type="time">
            <text:p>07:35:27</text:p>
          </table:table-cell>
          <table:table-cell office:value-type="float" office:value="1.05" calcext:value-type="float">
            <text:p>1.05</text:p>
          </table:table-cell>
          <table:table-cell office:value-type="float" office:value="106.4" calcext:value-type="float">
            <text:p>106.4</text:p>
          </table:table-cell>
          <table:table-cell office:value-type="float" office:value="112.21" calcext:value-type="float">
            <text:p>112.21</text:p>
          </table:table-cell>
          <table:table-cell office:value-type="float" office:value="909.74" calcext:value-type="float">
            <text:p>909.74</text:p>
          </table:table-cell>
          <table:table-cell office:value-type="float" office:value="1085.24" calcext:value-type="float">
            <text:p>1085.24</text:p>
          </table:table-cell>
        </table:table-row>
        <table:table-row table:style-name="ro1">
          <table:table-cell office:value-type="float" office:value="27343384" calcext:value-type="float">
            <text:p>27343384</text:p>
          </table:table-cell>
          <table:table-cell table:formula="of:=[.A1711]/1000/(60*60*24)" office:value-type="time" office:time-value="PT07H35M43.384S" calcext:value-type="time">
            <text:p>07:35:43</text:p>
          </table:table-cell>
          <table:table-cell office:value-type="float" office:value="1.05" calcext:value-type="float">
            <text:p>1.05</text:p>
          </table:table-cell>
          <table:table-cell office:value-type="float" office:value="106.3" calcext:value-type="float">
            <text:p>106.3</text:p>
          </table:table-cell>
          <table:table-cell office:value-type="float" office:value="112.11" calcext:value-type="float">
            <text:p>112.11</text:p>
          </table:table-cell>
          <table:table-cell office:value-type="float" office:value="910.21" calcext:value-type="float">
            <text:p>910.21</text:p>
          </table:table-cell>
          <table:table-cell office:value-type="float" office:value="1085.74" calcext:value-type="float">
            <text:p>1085.74</text:p>
          </table:table-cell>
        </table:table-row>
        <table:table-row table:style-name="ro1">
          <table:table-cell office:value-type="float" office:value="27359384" calcext:value-type="float">
            <text:p>27359384</text:p>
          </table:table-cell>
          <table:table-cell table:formula="of:=[.A1712]/1000/(60*60*24)" office:value-type="time" office:time-value="PT07H35M59.384S" calcext:value-type="time">
            <text:p>07:35:59</text:p>
          </table:table-cell>
          <table:table-cell office:value-type="float" office:value="1.05" calcext:value-type="float">
            <text:p>1.05</text:p>
          </table:table-cell>
          <table:table-cell office:value-type="float" office:value="106.2" calcext:value-type="float">
            <text:p>106.2</text:p>
          </table:table-cell>
          <table:table-cell office:value-type="float" office:value="112" calcext:value-type="float">
            <text:p>112</text:p>
          </table:table-cell>
          <table:table-cell office:value-type="float" office:value="910.68" calcext:value-type="float">
            <text:p>910.68</text:p>
          </table:table-cell>
          <table:table-cell office:value-type="float" office:value="1086.24" calcext:value-type="float">
            <text:p>1086.24</text:p>
          </table:table-cell>
        </table:table-row>
        <table:table-row table:style-name="ro1">
          <table:table-cell office:value-type="float" office:value="27375384" calcext:value-type="float">
            <text:p>27375384</text:p>
          </table:table-cell>
          <table:table-cell table:formula="of:=[.A1713]/1000/(60*60*24)" office:value-type="time" office:time-value="PT07H36M15.384S" calcext:value-type="time">
            <text:p>07:36:15</text:p>
          </table:table-cell>
          <table:table-cell office:value-type="float" office:value="1.05" calcext:value-type="float">
            <text:p>1.05</text:p>
          </table:table-cell>
          <table:table-cell office:value-type="float" office:value="106" calcext:value-type="float">
            <text:p>106</text:p>
          </table:table-cell>
          <table:table-cell office:value-type="float" office:value="111.79" calcext:value-type="float">
            <text:p>111.79</text:p>
          </table:table-cell>
          <table:table-cell office:value-type="float" office:value="911.15" calcext:value-type="float">
            <text:p>911.15</text:p>
          </table:table-cell>
          <table:table-cell office:value-type="float" office:value="1086.73" calcext:value-type="float">
            <text:p>1086.73</text:p>
          </table:table-cell>
        </table:table-row>
        <table:table-row table:style-name="ro1">
          <table:table-cell office:value-type="float" office:value="27391384" calcext:value-type="float">
            <text:p>27391384</text:p>
          </table:table-cell>
          <table:table-cell table:formula="of:=[.A1714]/1000/(60*60*24)" office:value-type="time" office:time-value="PT07H36M31.384S" calcext:value-type="time">
            <text:p>07:36:31</text:p>
          </table:table-cell>
          <table:table-cell office:value-type="float" office:value="1.05" calcext:value-type="float">
            <text:p>1.05</text:p>
          </table:table-cell>
          <table:table-cell office:value-type="float" office:value="106" calcext:value-type="float">
            <text:p>106</text:p>
          </table:table-cell>
          <table:table-cell office:value-type="float" office:value="111.36" calcext:value-type="float">
            <text:p>111.36</text:p>
          </table:table-cell>
          <table:table-cell office:value-type="float" office:value="911.63" calcext:value-type="float">
            <text:p>911.63</text:p>
          </table:table-cell>
          <table:table-cell office:value-type="float" office:value="1087.23" calcext:value-type="float">
            <text:p>1087.23</text:p>
          </table:table-cell>
        </table:table-row>
        <table:table-row table:style-name="ro1">
          <table:table-cell office:value-type="float" office:value="27407384" calcext:value-type="float">
            <text:p>27407384</text:p>
          </table:table-cell>
          <table:table-cell table:formula="of:=[.A1715]/1000/(60*60*24)" office:value-type="time" office:time-value="PT07H36M47.384S" calcext:value-type="time">
            <text:p>07:36:47</text:p>
          </table:table-cell>
          <table:table-cell office:value-type="float" office:value="1.05" calcext:value-type="float">
            <text:p>1.05</text:p>
          </table:table-cell>
          <table:table-cell office:value-type="float" office:value="105.9" calcext:value-type="float">
            <text:p>105.9</text:p>
          </table:table-cell>
          <table:table-cell office:value-type="float" office:value="111.26" calcext:value-type="float">
            <text:p>111.26</text:p>
          </table:table-cell>
          <table:table-cell office:value-type="float" office:value="912.1" calcext:value-type="float">
            <text:p>912.1</text:p>
          </table:table-cell>
          <table:table-cell office:value-type="float" office:value="1087.72" calcext:value-type="float">
            <text:p>1087.72</text:p>
          </table:table-cell>
        </table:table-row>
        <table:table-row table:style-name="ro1">
          <table:table-cell office:value-type="float" office:value="27423384" calcext:value-type="float">
            <text:p>27423384</text:p>
          </table:table-cell>
          <table:table-cell table:formula="of:=[.A1716]/1000/(60*60*24)" office:value-type="time" office:time-value="PT07H37M03.384S" calcext:value-type="time">
            <text:p>07:37:03</text:p>
          </table:table-cell>
          <table:table-cell office:value-type="float" office:value="1.05" calcext:value-type="float">
            <text:p>1.05</text:p>
          </table:table-cell>
          <table:table-cell office:value-type="float" office:value="105.8" calcext:value-type="float">
            <text:p>105.8</text:p>
          </table:table-cell>
          <table:table-cell office:value-type="float" office:value="111.15" calcext:value-type="float">
            <text:p>111.15</text:p>
          </table:table-cell>
          <table:table-cell office:value-type="float" office:value="912.57" calcext:value-type="float">
            <text:p>912.57</text:p>
          </table:table-cell>
          <table:table-cell office:value-type="float" office:value="1088.22" calcext:value-type="float">
            <text:p>1088.22</text:p>
          </table:table-cell>
        </table:table-row>
        <table:table-row table:style-name="ro1">
          <table:table-cell office:value-type="float" office:value="27439384" calcext:value-type="float">
            <text:p>27439384</text:p>
          </table:table-cell>
          <table:table-cell table:formula="of:=[.A1717]/1000/(60*60*24)" office:value-type="time" office:time-value="PT07H37M19.384S" calcext:value-type="time">
            <text:p>07:37:19</text:p>
          </table:table-cell>
          <table:table-cell office:value-type="float" office:value="1.05" calcext:value-type="float">
            <text:p>1.05</text:p>
          </table:table-cell>
          <table:table-cell office:value-type="float" office:value="105.7" calcext:value-type="float">
            <text:p>105.7</text:p>
          </table:table-cell>
          <table:table-cell office:value-type="float" office:value="110.62" calcext:value-type="float">
            <text:p>110.62</text:p>
          </table:table-cell>
          <table:table-cell office:value-type="float" office:value="913.04" calcext:value-type="float">
            <text:p>913.04</text:p>
          </table:table-cell>
          <table:table-cell office:value-type="float" office:value="1088.71" calcext:value-type="float">
            <text:p>1088.71</text:p>
          </table:table-cell>
        </table:table-row>
        <table:table-row table:style-name="ro1">
          <table:table-cell office:value-type="float" office:value="27455384" calcext:value-type="float">
            <text:p>27455384</text:p>
          </table:table-cell>
          <table:table-cell table:formula="of:=[.A1718]/1000/(60*60*24)" office:value-type="time" office:time-value="PT07H37M35.384S" calcext:value-type="time">
            <text:p>07:37:35</text:p>
          </table:table-cell>
          <table:table-cell office:value-type="float" office:value="1.05" calcext:value-type="float">
            <text:p>1.05</text:p>
          </table:table-cell>
          <table:table-cell office:value-type="float" office:value="105.6" calcext:value-type="float">
            <text:p>105.6</text:p>
          </table:table-cell>
          <table:table-cell office:value-type="float" office:value="110.52" calcext:value-type="float">
            <text:p>110.52</text:p>
          </table:table-cell>
          <table:table-cell office:value-type="float" office:value="913.51" calcext:value-type="float">
            <text:p>913.51</text:p>
          </table:table-cell>
          <table:table-cell office:value-type="float" office:value="1089.2" calcext:value-type="float">
            <text:p>1089.2</text:p>
          </table:table-cell>
        </table:table-row>
        <table:table-row table:style-name="ro1">
          <table:table-cell office:value-type="float" office:value="27471384" calcext:value-type="float">
            <text:p>27471384</text:p>
          </table:table-cell>
          <table:table-cell table:formula="of:=[.A1719]/1000/(60*60*24)" office:value-type="time" office:time-value="PT07H37M51.384S" calcext:value-type="time">
            <text:p>07:37:51</text:p>
          </table:table-cell>
          <table:table-cell office:value-type="float" office:value="1.05" calcext:value-type="float">
            <text:p>1.05</text:p>
          </table:table-cell>
          <table:table-cell office:value-type="float" office:value="105.5" calcext:value-type="float">
            <text:p>105.5</text:p>
          </table:table-cell>
          <table:table-cell office:value-type="float" office:value="110.41" calcext:value-type="float">
            <text:p>110.41</text:p>
          </table:table-cell>
          <table:table-cell office:value-type="float" office:value="913.98" calcext:value-type="float">
            <text:p>913.98</text:p>
          </table:table-cell>
          <table:table-cell office:value-type="float" office:value="1089.69" calcext:value-type="float">
            <text:p>1089.69</text:p>
          </table:table-cell>
        </table:table-row>
        <table:table-row table:style-name="ro1">
          <table:table-cell office:value-type="float" office:value="27487384" calcext:value-type="float">
            <text:p>27487384</text:p>
          </table:table-cell>
          <table:table-cell table:formula="of:=[.A1720]/1000/(60*60*24)" office:value-type="time" office:time-value="PT07H38M07.384S" calcext:value-type="time">
            <text:p>07:38:07</text:p>
          </table:table-cell>
          <table:table-cell office:value-type="float" office:value="1.05" calcext:value-type="float">
            <text:p>1.05</text:p>
          </table:table-cell>
          <table:table-cell office:value-type="float" office:value="105.4" calcext:value-type="float">
            <text:p>105.4</text:p>
          </table:table-cell>
          <table:table-cell office:value-type="float" office:value="110.31" calcext:value-type="float">
            <text:p>110.31</text:p>
          </table:table-cell>
          <table:table-cell office:value-type="float" office:value="914.45" calcext:value-type="float">
            <text:p>914.45</text:p>
          </table:table-cell>
          <table:table-cell office:value-type="float" office:value="1090.18" calcext:value-type="float">
            <text:p>1090.18</text:p>
          </table:table-cell>
        </table:table-row>
        <table:table-row table:style-name="ro1">
          <table:table-cell office:value-type="float" office:value="27503384" calcext:value-type="float">
            <text:p>27503384</text:p>
          </table:table-cell>
          <table:table-cell table:formula="of:=[.A1721]/1000/(60*60*24)" office:value-type="time" office:time-value="PT07H38M23.384S" calcext:value-type="time">
            <text:p>07:38:23</text:p>
          </table:table-cell>
          <table:table-cell office:value-type="float" office:value="1.04" calcext:value-type="float">
            <text:p>1.04</text:p>
          </table:table-cell>
          <table:table-cell office:value-type="float" office:value="105.3" calcext:value-type="float">
            <text:p>105.3</text:p>
          </table:table-cell>
          <table:table-cell office:value-type="float" office:value="109.78" calcext:value-type="float">
            <text:p>109.78</text:p>
          </table:table-cell>
          <table:table-cell office:value-type="float" office:value="914.91" calcext:value-type="float">
            <text:p>914.91</text:p>
          </table:table-cell>
          <table:table-cell office:value-type="float" office:value="1090.67" calcext:value-type="float">
            <text:p>1090.67</text:p>
          </table:table-cell>
        </table:table-row>
        <table:table-row table:style-name="ro1">
          <table:table-cell office:value-type="float" office:value="27519384" calcext:value-type="float">
            <text:p>27519384</text:p>
          </table:table-cell>
          <table:table-cell table:formula="of:=[.A1722]/1000/(60*60*24)" office:value-type="time" office:time-value="PT07H38M39.384S" calcext:value-type="time">
            <text:p>07:38:39</text:p>
          </table:table-cell>
          <table:table-cell office:value-type="float" office:value="1.04" calcext:value-type="float">
            <text:p>1.04</text:p>
          </table:table-cell>
          <table:table-cell office:value-type="float" office:value="105.2" calcext:value-type="float">
            <text:p>105.2</text:p>
          </table:table-cell>
          <table:table-cell office:value-type="float" office:value="109.67" calcext:value-type="float">
            <text:p>109.67</text:p>
          </table:table-cell>
          <table:table-cell office:value-type="float" office:value="915.38" calcext:value-type="float">
            <text:p>915.38</text:p>
          </table:table-cell>
          <table:table-cell office:value-type="float" office:value="1091.16" calcext:value-type="float">
            <text:p>1091.16</text:p>
          </table:table-cell>
        </table:table-row>
        <table:table-row table:style-name="ro1">
          <table:table-cell office:value-type="float" office:value="27535384" calcext:value-type="float">
            <text:p>27535384</text:p>
          </table:table-cell>
          <table:table-cell table:formula="of:=[.A1723]/1000/(60*60*24)" office:value-type="time" office:time-value="PT07H38M55.384S" calcext:value-type="time">
            <text:p>07:38:55</text:p>
          </table:table-cell>
          <table:table-cell office:value-type="float" office:value="1.04" calcext:value-type="float">
            <text:p>1.04</text:p>
          </table:table-cell>
          <table:table-cell office:value-type="float" office:value="105.1" calcext:value-type="float">
            <text:p>105.1</text:p>
          </table:table-cell>
          <table:table-cell office:value-type="float" office:value="109.57" calcext:value-type="float">
            <text:p>109.57</text:p>
          </table:table-cell>
          <table:table-cell office:value-type="float" office:value="915.85" calcext:value-type="float">
            <text:p>915.85</text:p>
          </table:table-cell>
          <table:table-cell office:value-type="float" office:value="1091.65" calcext:value-type="float">
            <text:p>1091.65</text:p>
          </table:table-cell>
        </table:table-row>
        <table:table-row table:style-name="ro1">
          <table:table-cell office:value-type="float" office:value="27551384" calcext:value-type="float">
            <text:p>27551384</text:p>
          </table:table-cell>
          <table:table-cell table:formula="of:=[.A1724]/1000/(60*60*24)" office:value-type="time" office:time-value="PT07H39M11.384S" calcext:value-type="time">
            <text:p>07:39:11</text:p>
          </table:table-cell>
          <table:table-cell office:value-type="float" office:value="1.04" calcext:value-type="float">
            <text:p>1.04</text:p>
          </table:table-cell>
          <table:table-cell office:value-type="float" office:value="105" calcext:value-type="float">
            <text:p>105</text:p>
          </table:table-cell>
          <table:table-cell office:value-type="float" office:value="109.04" calcext:value-type="float">
            <text:p>109.04</text:p>
          </table:table-cell>
          <table:table-cell office:value-type="float" office:value="916.32" calcext:value-type="float">
            <text:p>916.32</text:p>
          </table:table-cell>
          <table:table-cell office:value-type="float" office:value="1092.14" calcext:value-type="float">
            <text:p>1092.14</text:p>
          </table:table-cell>
        </table:table-row>
        <table:table-row table:style-name="ro1">
          <table:table-cell office:value-type="float" office:value="27567384" calcext:value-type="float">
            <text:p>27567384</text:p>
          </table:table-cell>
          <table:table-cell table:formula="of:=[.A1725]/1000/(60*60*24)" office:value-type="time" office:time-value="PT07H39M27.384S" calcext:value-type="time">
            <text:p>07:39:27</text:p>
          </table:table-cell>
          <table:table-cell office:value-type="float" office:value="1.04" calcext:value-type="float">
            <text:p>1.04</text:p>
          </table:table-cell>
          <table:table-cell office:value-type="float" office:value="105" calcext:value-type="float">
            <text:p>105</text:p>
          </table:table-cell>
          <table:table-cell office:value-type="float" office:value="109.04" calcext:value-type="float">
            <text:p>109.04</text:p>
          </table:table-cell>
          <table:table-cell office:value-type="float" office:value="916.78" calcext:value-type="float">
            <text:p>916.78</text:p>
          </table:table-cell>
          <table:table-cell office:value-type="float" office:value="1092.62" calcext:value-type="float">
            <text:p>1092.62</text:p>
          </table:table-cell>
        </table:table-row>
        <table:table-row table:style-name="ro1">
          <table:table-cell office:value-type="float" office:value="27583384" calcext:value-type="float">
            <text:p>27583384</text:p>
          </table:table-cell>
          <table:table-cell table:formula="of:=[.A1726]/1000/(60*60*24)" office:value-type="time" office:time-value="PT07H39M43.384S" calcext:value-type="time">
            <text:p>07:39:43</text:p>
          </table:table-cell>
          <table:table-cell office:value-type="float" office:value="1.04" calcext:value-type="float">
            <text:p>1.04</text:p>
          </table:table-cell>
          <table:table-cell office:value-type="float" office:value="104.9" calcext:value-type="float">
            <text:p>104.9</text:p>
          </table:table-cell>
          <table:table-cell office:value-type="float" office:value="108.94" calcext:value-type="float">
            <text:p>108.94</text:p>
          </table:table-cell>
          <table:table-cell office:value-type="float" office:value="917.25" calcext:value-type="float">
            <text:p>917.25</text:p>
          </table:table-cell>
          <table:table-cell office:value-type="float" office:value="1093.11" calcext:value-type="float">
            <text:p>1093.11</text:p>
          </table:table-cell>
        </table:table-row>
        <table:table-row table:style-name="ro1">
          <table:table-cell office:value-type="float" office:value="27599384" calcext:value-type="float">
            <text:p>27599384</text:p>
          </table:table-cell>
          <table:table-cell table:formula="of:=[.A1727]/1000/(60*60*24)" office:value-type="time" office:time-value="PT07H39M59.384S" calcext:value-type="time">
            <text:p>07:39:59</text:p>
          </table:table-cell>
          <table:table-cell office:value-type="float" office:value="1.04" calcext:value-type="float">
            <text:p>1.04</text:p>
          </table:table-cell>
          <table:table-cell office:value-type="float" office:value="104.7" calcext:value-type="float">
            <text:p>104.7</text:p>
          </table:table-cell>
          <table:table-cell office:value-type="float" office:value="108.73" calcext:value-type="float">
            <text:p>108.73</text:p>
          </table:table-cell>
          <table:table-cell office:value-type="float" office:value="917.72" calcext:value-type="float">
            <text:p>917.72</text:p>
          </table:table-cell>
          <table:table-cell office:value-type="float" office:value="1093.59" calcext:value-type="float">
            <text:p>1093.59</text:p>
          </table:table-cell>
        </table:table-row>
        <table:table-row table:style-name="ro1">
          <table:table-cell office:value-type="float" office:value="27615384" calcext:value-type="float">
            <text:p>27615384</text:p>
          </table:table-cell>
          <table:table-cell table:formula="of:=[.A1728]/1000/(60*60*24)" office:value-type="time" office:time-value="PT07H40M15.384S" calcext:value-type="time">
            <text:p>07:40:15</text:p>
          </table:table-cell>
          <table:table-cell office:value-type="float" office:value="1.04" calcext:value-type="float">
            <text:p>1.04</text:p>
          </table:table-cell>
          <table:table-cell office:value-type="float" office:value="104.6" calcext:value-type="float">
            <text:p>104.6</text:p>
          </table:table-cell>
          <table:table-cell office:value-type="float" office:value="108.62" calcext:value-type="float">
            <text:p>108.62</text:p>
          </table:table-cell>
          <table:table-cell office:value-type="float" office:value="918.18" calcext:value-type="float">
            <text:p>918.18</text:p>
          </table:table-cell>
          <table:table-cell office:value-type="float" office:value="1094.07" calcext:value-type="float">
            <text:p>1094.07</text:p>
          </table:table-cell>
        </table:table-row>
        <table:table-row table:style-name="ro1">
          <table:table-cell office:value-type="float" office:value="27631384" calcext:value-type="float">
            <text:p>27631384</text:p>
          </table:table-cell>
          <table:table-cell table:formula="of:=[.A1729]/1000/(60*60*24)" office:value-type="time" office:time-value="PT07H40M31.384S" calcext:value-type="time">
            <text:p>07:40:31</text:p>
          </table:table-cell>
          <table:table-cell office:value-type="float" office:value="1.04" calcext:value-type="float">
            <text:p>1.04</text:p>
          </table:table-cell>
          <table:table-cell office:value-type="float" office:value="104.6" calcext:value-type="float">
            <text:p>104.6</text:p>
          </table:table-cell>
          <table:table-cell office:value-type="float" office:value="108.62" calcext:value-type="float">
            <text:p>108.62</text:p>
          </table:table-cell>
          <table:table-cell office:value-type="float" office:value="918.65" calcext:value-type="float">
            <text:p>918.65</text:p>
          </table:table-cell>
          <table:table-cell office:value-type="float" office:value="1094.56" calcext:value-type="float">
            <text:p>1094.56</text:p>
          </table:table-cell>
        </table:table-row>
        <table:table-row table:style-name="ro1">
          <table:table-cell office:value-type="float" office:value="27647384" calcext:value-type="float">
            <text:p>27647384</text:p>
          </table:table-cell>
          <table:table-cell table:formula="of:=[.A1730]/1000/(60*60*24)" office:value-type="time" office:time-value="PT07H40M47.384S" calcext:value-type="time">
            <text:p>07:40:47</text:p>
          </table:table-cell>
          <table:table-cell office:value-type="float" office:value="1.03" calcext:value-type="float">
            <text:p>1.03</text:p>
          </table:table-cell>
          <table:table-cell office:value-type="float" office:value="104.4" calcext:value-type="float">
            <text:p>104.4</text:p>
          </table:table-cell>
          <table:table-cell office:value-type="float" office:value="108" calcext:value-type="float">
            <text:p>108</text:p>
          </table:table-cell>
          <table:table-cell office:value-type="float" office:value="919.11" calcext:value-type="float">
            <text:p>919.11</text:p>
          </table:table-cell>
          <table:table-cell office:value-type="float" office:value="1095.04" calcext:value-type="float">
            <text:p>1095.04</text:p>
          </table:table-cell>
        </table:table-row>
        <table:table-row table:style-name="ro1">
          <table:table-cell office:value-type="float" office:value="27663383" calcext:value-type="float">
            <text:p>27663383</text:p>
          </table:table-cell>
          <table:table-cell table:formula="of:=[.A1731]/1000/(60*60*24)" office:value-type="time" office:time-value="PT07H41M03.383S" calcext:value-type="time">
            <text:p>07:41:03</text:p>
          </table:table-cell>
          <table:table-cell office:value-type="float" office:value="1.03" calcext:value-type="float">
            <text:p>1.03</text:p>
          </table:table-cell>
          <table:table-cell office:value-type="float" office:value="104.2" calcext:value-type="float">
            <text:p>104.2</text:p>
          </table:table-cell>
          <table:table-cell office:value-type="float" office:value="107.79" calcext:value-type="float">
            <text:p>107.79</text:p>
          </table:table-cell>
          <table:table-cell office:value-type="float" office:value="919.57" calcext:value-type="float">
            <text:p>919.57</text:p>
          </table:table-cell>
          <table:table-cell office:value-type="float" office:value="1095.52" calcext:value-type="float">
            <text:p>1095.52</text:p>
          </table:table-cell>
        </table:table-row>
        <table:table-row table:style-name="ro1">
          <table:table-cell office:value-type="float" office:value="27679384" calcext:value-type="float">
            <text:p>27679384</text:p>
          </table:table-cell>
          <table:table-cell table:formula="of:=[.A1732]/1000/(60*60*24)" office:value-type="time" office:time-value="PT07H41M19.384S" calcext:value-type="time">
            <text:p>07:41:19</text:p>
          </table:table-cell>
          <table:table-cell office:value-type="float" office:value="1.03" calcext:value-type="float">
            <text:p>1.03</text:p>
          </table:table-cell>
          <table:table-cell office:value-type="float" office:value="104.2" calcext:value-type="float">
            <text:p>104.2</text:p>
          </table:table-cell>
          <table:table-cell office:value-type="float" office:value="107.79" calcext:value-type="float">
            <text:p>107.79</text:p>
          </table:table-cell>
          <table:table-cell office:value-type="float" office:value="920.04" calcext:value-type="float">
            <text:p>920.04</text:p>
          </table:table-cell>
          <table:table-cell office:value-type="float" office:value="1095.99" calcext:value-type="float">
            <text:p>1095.99</text:p>
          </table:table-cell>
        </table:table-row>
        <table:table-row table:style-name="ro1">
          <table:table-cell office:value-type="float" office:value="27695384" calcext:value-type="float">
            <text:p>27695384</text:p>
          </table:table-cell>
          <table:table-cell table:formula="of:=[.A1733]/1000/(60*60*24)" office:value-type="time" office:time-value="PT07H41M35.384S" calcext:value-type="time">
            <text:p>07:41:35</text:p>
          </table:table-cell>
          <table:table-cell office:value-type="float" office:value="1.03" calcext:value-type="float">
            <text:p>1.03</text:p>
          </table:table-cell>
          <table:table-cell office:value-type="float" office:value="104" calcext:value-type="float">
            <text:p>104</text:p>
          </table:table-cell>
          <table:table-cell office:value-type="float" office:value="107.58" calcext:value-type="float">
            <text:p>107.58</text:p>
          </table:table-cell>
          <table:table-cell office:value-type="float" office:value="920.5" calcext:value-type="float">
            <text:p>920.5</text:p>
          </table:table-cell>
          <table:table-cell office:value-type="float" office:value="1096.47" calcext:value-type="float">
            <text:p>1096.47</text:p>
          </table:table-cell>
        </table:table-row>
        <table:table-row table:style-name="ro1">
          <table:table-cell office:value-type="float" office:value="27711384" calcext:value-type="float">
            <text:p>27711384</text:p>
          </table:table-cell>
          <table:table-cell table:formula="of:=[.A1734]/1000/(60*60*24)" office:value-type="time" office:time-value="PT07H41M51.384S" calcext:value-type="time">
            <text:p>07:41:51</text:p>
          </table:table-cell>
          <table:table-cell office:value-type="float" office:value="1.03" calcext:value-type="float">
            <text:p>1.03</text:p>
          </table:table-cell>
          <table:table-cell office:value-type="float" office:value="103.9" calcext:value-type="float">
            <text:p>103.9</text:p>
          </table:table-cell>
          <table:table-cell office:value-type="float" office:value="107.06" calcext:value-type="float">
            <text:p>107.06</text:p>
          </table:table-cell>
          <table:table-cell office:value-type="float" office:value="920.96" calcext:value-type="float">
            <text:p>920.96</text:p>
          </table:table-cell>
          <table:table-cell office:value-type="float" office:value="1096.95" calcext:value-type="float">
            <text:p>1096.95</text:p>
          </table:table-cell>
        </table:table-row>
        <table:table-row table:style-name="ro1">
          <table:table-cell office:value-type="float" office:value="27727384" calcext:value-type="float">
            <text:p>27727384</text:p>
          </table:table-cell>
          <table:table-cell table:formula="of:=[.A1735]/1000/(60*60*24)" office:value-type="time" office:time-value="PT07H42M07.384S" calcext:value-type="time">
            <text:p>07:42:07</text:p>
          </table:table-cell>
          <table:table-cell office:value-type="float" office:value="1.03" calcext:value-type="float">
            <text:p>1.03</text:p>
          </table:table-cell>
          <table:table-cell office:value-type="float" office:value="103.8" calcext:value-type="float">
            <text:p>103.8</text:p>
          </table:table-cell>
          <table:table-cell office:value-type="float" office:value="106.95" calcext:value-type="float">
            <text:p>106.95</text:p>
          </table:table-cell>
          <table:table-cell office:value-type="float" office:value="921.42" calcext:value-type="float">
            <text:p>921.42</text:p>
          </table:table-cell>
          <table:table-cell office:value-type="float" office:value="1097.42" calcext:value-type="float">
            <text:p>1097.42</text:p>
          </table:table-cell>
        </table:table-row>
        <table:table-row table:style-name="ro1">
          <table:table-cell office:value-type="float" office:value="27743384" calcext:value-type="float">
            <text:p>27743384</text:p>
          </table:table-cell>
          <table:table-cell table:formula="of:=[.A1736]/1000/(60*60*24)" office:value-type="time" office:time-value="PT07H42M23.384S" calcext:value-type="time">
            <text:p>07:42:23</text:p>
          </table:table-cell>
          <table:table-cell office:value-type="float" office:value="1.03" calcext:value-type="float">
            <text:p>1.03</text:p>
          </table:table-cell>
          <table:table-cell office:value-type="float" office:value="103.6" calcext:value-type="float">
            <text:p>103.6</text:p>
          </table:table-cell>
          <table:table-cell office:value-type="float" office:value="106.75" calcext:value-type="float">
            <text:p>106.75</text:p>
          </table:table-cell>
          <table:table-cell office:value-type="float" office:value="921.88" calcext:value-type="float">
            <text:p>921.88</text:p>
          </table:table-cell>
          <table:table-cell office:value-type="float" office:value="1097.9" calcext:value-type="float">
            <text:p>1097.9</text:p>
          </table:table-cell>
        </table:table-row>
        <table:table-row table:style-name="ro1">
          <table:table-cell office:value-type="float" office:value="27759384" calcext:value-type="float">
            <text:p>27759384</text:p>
          </table:table-cell>
          <table:table-cell table:formula="of:=[.A1737]/1000/(60*60*24)" office:value-type="time" office:time-value="PT07H42M39.384S" calcext:value-type="time">
            <text:p>07:42:39</text:p>
          </table:table-cell>
          <table:table-cell office:value-type="float" office:value="1.03" calcext:value-type="float">
            <text:p>1.03</text:p>
          </table:table-cell>
          <table:table-cell office:value-type="float" office:value="103.5" calcext:value-type="float">
            <text:p>103.5</text:p>
          </table:table-cell>
          <table:table-cell office:value-type="float" office:value="106.23" calcext:value-type="float">
            <text:p>106.23</text:p>
          </table:table-cell>
          <table:table-cell office:value-type="float" office:value="922.34" calcext:value-type="float">
            <text:p>922.34</text:p>
          </table:table-cell>
          <table:table-cell office:value-type="float" office:value="1098.37" calcext:value-type="float">
            <text:p>1098.37</text:p>
          </table:table-cell>
        </table:table-row>
        <table:table-row table:style-name="ro1">
          <table:table-cell office:value-type="float" office:value="27775384" calcext:value-type="float">
            <text:p>27775384</text:p>
          </table:table-cell>
          <table:table-cell table:formula="of:=[.A1738]/1000/(60*60*24)" office:value-type="time" office:time-value="PT07H42M55.384S" calcext:value-type="time">
            <text:p>07:42:55</text:p>
          </table:table-cell>
          <table:table-cell office:value-type="float" office:value="1.02" calcext:value-type="float">
            <text:p>1.02</text:p>
          </table:table-cell>
          <table:table-cell office:value-type="float" office:value="103.4" calcext:value-type="float">
            <text:p>103.4</text:p>
          </table:table-cell>
          <table:table-cell office:value-type="float" office:value="105.71" calcext:value-type="float">
            <text:p>105.71</text:p>
          </table:table-cell>
          <table:table-cell office:value-type="float" office:value="922.8" calcext:value-type="float">
            <text:p>922.8</text:p>
          </table:table-cell>
          <table:table-cell office:value-type="float" office:value="1098.84" calcext:value-type="float">
            <text:p>1098.84</text:p>
          </table:table-cell>
        </table:table-row>
        <table:table-row table:style-name="ro1">
          <table:table-cell office:value-type="float" office:value="27791384" calcext:value-type="float">
            <text:p>27791384</text:p>
          </table:table-cell>
          <table:table-cell table:formula="of:=[.A1739]/1000/(60*60*24)" office:value-type="time" office:time-value="PT07H43M11.384S" calcext:value-type="time">
            <text:p>07:43:11</text:p>
          </table:table-cell>
          <table:table-cell office:value-type="float" office:value="1.02" calcext:value-type="float">
            <text:p>1.02</text:p>
          </table:table-cell>
          <table:table-cell office:value-type="float" office:value="103.2" calcext:value-type="float">
            <text:p>103.2</text:p>
          </table:table-cell>
          <table:table-cell office:value-type="float" office:value="105.5" calcext:value-type="float">
            <text:p>105.5</text:p>
          </table:table-cell>
          <table:table-cell office:value-type="float" office:value="923.26" calcext:value-type="float">
            <text:p>923.26</text:p>
          </table:table-cell>
          <table:table-cell office:value-type="float" office:value="1099.31" calcext:value-type="float">
            <text:p>1099.31</text:p>
          </table:table-cell>
        </table:table-row>
        <table:table-row table:style-name="ro1">
          <table:table-cell office:value-type="float" office:value="27807384" calcext:value-type="float">
            <text:p>27807384</text:p>
          </table:table-cell>
          <table:table-cell table:formula="of:=[.A1740]/1000/(60*60*24)" office:value-type="time" office:time-value="PT07H43M27.384S" calcext:value-type="time">
            <text:p>07:43:27</text:p>
          </table:table-cell>
          <table:table-cell office:value-type="float" office:value="1.02" calcext:value-type="float">
            <text:p>1.02</text:p>
          </table:table-cell>
          <table:table-cell office:value-type="float" office:value="103.1" calcext:value-type="float">
            <text:p>103.1</text:p>
          </table:table-cell>
          <table:table-cell office:value-type="float" office:value="104.99" calcext:value-type="float">
            <text:p>104.99</text:p>
          </table:table-cell>
          <table:table-cell office:value-type="float" office:value="923.72" calcext:value-type="float">
            <text:p>923.72</text:p>
          </table:table-cell>
          <table:table-cell office:value-type="float" office:value="1099.78" calcext:value-type="float">
            <text:p>1099.78</text:p>
          </table:table-cell>
        </table:table-row>
        <table:table-row table:style-name="ro1">
          <table:table-cell office:value-type="float" office:value="27823384" calcext:value-type="float">
            <text:p>27823384</text:p>
          </table:table-cell>
          <table:table-cell table:formula="of:=[.A1741]/1000/(60*60*24)" office:value-type="time" office:time-value="PT07H43M43.384S" calcext:value-type="time">
            <text:p>07:43:43</text:p>
          </table:table-cell>
          <table:table-cell office:value-type="float" office:value="1.02" calcext:value-type="float">
            <text:p>1.02</text:p>
          </table:table-cell>
          <table:table-cell office:value-type="float" office:value="102.9" calcext:value-type="float">
            <text:p>102.9</text:p>
          </table:table-cell>
          <table:table-cell office:value-type="float" office:value="104.78" calcext:value-type="float">
            <text:p>104.78</text:p>
          </table:table-cell>
          <table:table-cell office:value-type="float" office:value="924.18" calcext:value-type="float">
            <text:p>924.18</text:p>
          </table:table-cell>
          <table:table-cell office:value-type="float" office:value="1100.25" calcext:value-type="float">
            <text:p>1100.25</text:p>
          </table:table-cell>
        </table:table-row>
        <table:table-row table:style-name="ro1">
          <table:table-cell office:value-type="float" office:value="27839384" calcext:value-type="float">
            <text:p>27839384</text:p>
          </table:table-cell>
          <table:table-cell table:formula="of:=[.A1742]/1000/(60*60*24)" office:value-type="time" office:time-value="PT07H43M59.384S" calcext:value-type="time">
            <text:p>07:43:59</text:p>
          </table:table-cell>
          <table:table-cell office:value-type="float" office:value="1.02" calcext:value-type="float">
            <text:p>1.02</text:p>
          </table:table-cell>
          <table:table-cell office:value-type="float" office:value="102.7" calcext:value-type="float">
            <text:p>102.7</text:p>
          </table:table-cell>
          <table:table-cell office:value-type="float" office:value="104.58" calcext:value-type="float">
            <text:p>104.58</text:p>
          </table:table-cell>
          <table:table-cell office:value-type="float" office:value="924.64" calcext:value-type="float">
            <text:p>924.64</text:p>
          </table:table-cell>
          <table:table-cell office:value-type="float" office:value="1100.71" calcext:value-type="float">
            <text:p>1100.71</text:p>
          </table:table-cell>
        </table:table-row>
        <table:table-row table:style-name="ro1">
          <table:table-cell office:value-type="float" office:value="27855384" calcext:value-type="float">
            <text:p>27855384</text:p>
          </table:table-cell>
          <table:table-cell table:formula="of:=[.A1743]/1000/(60*60*24)" office:value-type="time" office:time-value="PT07H44M15.384S" calcext:value-type="time">
            <text:p>07:44:15</text:p>
          </table:table-cell>
          <table:table-cell office:value-type="float" office:value="1.02" calcext:value-type="float">
            <text:p>1.02</text:p>
          </table:table-cell>
          <table:table-cell office:value-type="float" office:value="102.5" calcext:value-type="float">
            <text:p>102.5</text:p>
          </table:table-cell>
          <table:table-cell office:value-type="float" office:value="104.37" calcext:value-type="float">
            <text:p>104.37</text:p>
          </table:table-cell>
          <table:table-cell office:value-type="float" office:value="925.09" calcext:value-type="float">
            <text:p>925.09</text:p>
          </table:table-cell>
          <table:table-cell office:value-type="float" office:value="1101.17" calcext:value-type="float">
            <text:p>1101.17</text:p>
          </table:table-cell>
        </table:table-row>
        <table:table-row table:style-name="ro1">
          <table:table-cell office:value-type="float" office:value="27871384" calcext:value-type="float">
            <text:p>27871384</text:p>
          </table:table-cell>
          <table:table-cell table:formula="of:=[.A1744]/1000/(60*60*24)" office:value-type="time" office:time-value="PT07H44M31.384S" calcext:value-type="time">
            <text:p>07:44:31</text:p>
          </table:table-cell>
          <table:table-cell office:value-type="float" office:value="1.01" calcext:value-type="float">
            <text:p>1.01</text:p>
          </table:table-cell>
          <table:table-cell office:value-type="float" office:value="102.4" calcext:value-type="float">
            <text:p>102.4</text:p>
          </table:table-cell>
          <table:table-cell office:value-type="float" office:value="103.86" calcext:value-type="float">
            <text:p>103.86</text:p>
          </table:table-cell>
          <table:table-cell office:value-type="float" office:value="925.55" calcext:value-type="float">
            <text:p>925.55</text:p>
          </table:table-cell>
          <table:table-cell office:value-type="float" office:value="1101.64" calcext:value-type="float">
            <text:p>1101.64</text:p>
          </table:table-cell>
        </table:table-row>
        <table:table-row table:style-name="ro1">
          <table:table-cell office:value-type="float" office:value="27887384" calcext:value-type="float">
            <text:p>27887384</text:p>
          </table:table-cell>
          <table:table-cell table:formula="of:=[.A1745]/1000/(60*60*24)" office:value-type="time" office:time-value="PT07H44M47.384S" calcext:value-type="time">
            <text:p>07:44:47</text:p>
          </table:table-cell>
          <table:table-cell office:value-type="float" office:value="1.01" calcext:value-type="float">
            <text:p>1.01</text:p>
          </table:table-cell>
          <table:table-cell office:value-type="float" office:value="102.2" calcext:value-type="float">
            <text:p>102.2</text:p>
          </table:table-cell>
          <table:table-cell office:value-type="float" office:value="103.65" calcext:value-type="float">
            <text:p>103.65</text:p>
          </table:table-cell>
          <table:table-cell office:value-type="float" office:value="926" calcext:value-type="float">
            <text:p>926</text:p>
          </table:table-cell>
          <table:table-cell office:value-type="float" office:value="1102.1" calcext:value-type="float">
            <text:p>1102.1</text:p>
          </table:table-cell>
        </table:table-row>
        <table:table-row table:style-name="ro1">
          <table:table-cell office:value-type="float" office:value="27903384" calcext:value-type="float">
            <text:p>27903384</text:p>
          </table:table-cell>
          <table:table-cell table:formula="of:=[.A1746]/1000/(60*60*24)" office:value-type="time" office:time-value="PT07H45M03.384S" calcext:value-type="time">
            <text:p>07:45:03</text:p>
          </table:table-cell>
          <table:table-cell office:value-type="float" office:value="1.01" calcext:value-type="float">
            <text:p>1.01</text:p>
          </table:table-cell>
          <table:table-cell office:value-type="float" office:value="102" calcext:value-type="float">
            <text:p>102</text:p>
          </table:table-cell>
          <table:table-cell office:value-type="float" office:value="103.04" calcext:value-type="float">
            <text:p>103.04</text:p>
          </table:table-cell>
          <table:table-cell office:value-type="float" office:value="926.46" calcext:value-type="float">
            <text:p>926.46</text:p>
          </table:table-cell>
          <table:table-cell office:value-type="float" office:value="1102.56" calcext:value-type="float">
            <text:p>1102.56</text:p>
          </table:table-cell>
        </table:table-row>
        <table:table-row table:style-name="ro1">
          <table:table-cell office:value-type="float" office:value="27919384" calcext:value-type="float">
            <text:p>27919384</text:p>
          </table:table-cell>
          <table:table-cell table:formula="of:=[.A1747]/1000/(60*60*24)" office:value-type="time" office:time-value="PT07H45M19.384S" calcext:value-type="time">
            <text:p>07:45:19</text:p>
          </table:table-cell>
          <table:table-cell office:value-type="float" office:value="1.01" calcext:value-type="float">
            <text:p>1.01</text:p>
          </table:table-cell>
          <table:table-cell office:value-type="float" office:value="101.8" calcext:value-type="float">
            <text:p>101.8</text:p>
          </table:table-cell>
          <table:table-cell office:value-type="float" office:value="102.43" calcext:value-type="float">
            <text:p>102.43</text:p>
          </table:table-cell>
          <table:table-cell office:value-type="float" office:value="926.91" calcext:value-type="float">
            <text:p>926.91</text:p>
          </table:table-cell>
          <table:table-cell office:value-type="float" office:value="1103.01" calcext:value-type="float">
            <text:p>1103.01</text:p>
          </table:table-cell>
        </table:table-row>
        <table:table-row table:style-name="ro1">
          <table:table-cell office:value-type="float" office:value="27935384" calcext:value-type="float">
            <text:p>27935384</text:p>
          </table:table-cell>
          <table:table-cell table:formula="of:=[.A1748]/1000/(60*60*24)" office:value-type="time" office:time-value="PT07H45M35.384S" calcext:value-type="time">
            <text:p>07:45:35</text:p>
          </table:table-cell>
          <table:table-cell office:value-type="float" office:value="1.01" calcext:value-type="float">
            <text:p>1.01</text:p>
          </table:table-cell>
          <table:table-cell office:value-type="float" office:value="101.6" calcext:value-type="float">
            <text:p>101.6</text:p>
          </table:table-cell>
          <table:table-cell office:value-type="float" office:value="102.23" calcext:value-type="float">
            <text:p>102.23</text:p>
          </table:table-cell>
          <table:table-cell office:value-type="float" office:value="927.36" calcext:value-type="float">
            <text:p>927.36</text:p>
          </table:table-cell>
          <table:table-cell office:value-type="float" office:value="1103.47" calcext:value-type="float">
            <text:p>1103.47</text:p>
          </table:table-cell>
        </table:table-row>
        <table:table-row table:style-name="ro1">
          <table:table-cell office:value-type="float" office:value="27951384" calcext:value-type="float">
            <text:p>27951384</text:p>
          </table:table-cell>
          <table:table-cell table:formula="of:=[.A1749]/1000/(60*60*24)" office:value-type="time" office:time-value="PT07H45M51.384S" calcext:value-type="time">
            <text:p>07:45:51</text:p>
          </table:table-cell>
          <table:table-cell office:value-type="float" office:value="1.01" calcext:value-type="float">
            <text:p>1.01</text:p>
          </table:table-cell>
          <table:table-cell office:value-type="float" office:value="101.4" calcext:value-type="float">
            <text:p>101.4</text:p>
          </table:table-cell>
          <table:table-cell office:value-type="float" office:value="102.02" calcext:value-type="float">
            <text:p>102.02</text:p>
          </table:table-cell>
          <table:table-cell office:value-type="float" office:value="927.81" calcext:value-type="float">
            <text:p>927.81</text:p>
          </table:table-cell>
          <table:table-cell office:value-type="float" office:value="1103.92" calcext:value-type="float">
            <text:p>1103.92</text:p>
          </table:table-cell>
        </table:table-row>
        <table:table-row table:style-name="ro1">
          <table:table-cell office:value-type="float" office:value="27967384" calcext:value-type="float">
            <text:p>27967384</text:p>
          </table:table-cell>
          <table:table-cell table:formula="of:=[.A1750]/1000/(60*60*24)" office:value-type="time" office:time-value="PT07H46M07.384S" calcext:value-type="time">
            <text:p>07:46:07</text:p>
          </table:table-cell>
          <table:table-cell office:value-type="float" office:value="1" calcext:value-type="float">
            <text:p>1</text:p>
          </table:table-cell>
          <table:table-cell office:value-type="float" office:value="101.1" calcext:value-type="float">
            <text:p>101.1</text:p>
          </table:table-cell>
          <table:table-cell office:value-type="float" office:value="101.31" calcext:value-type="float">
            <text:p>101.31</text:p>
          </table:table-cell>
          <table:table-cell office:value-type="float" office:value="928.26" calcext:value-type="float">
            <text:p>928.26</text:p>
          </table:table-cell>
          <table:table-cell office:value-type="float" office:value="1104.37" calcext:value-type="float">
            <text:p>1104.37</text:p>
          </table:table-cell>
        </table:table-row>
        <table:table-row table:style-name="ro1">
          <table:table-cell office:value-type="float" office:value="27969384" calcext:value-type="float">
            <text:p>27969384</text:p>
          </table:table-cell>
          <table:table-cell table:formula="of:=[.A1751]/1000/(60*60*24)" office:value-type="time" office:time-value="PT07H46M09.384S" calcext:value-type="time">
            <text:p>07:46:09</text:p>
          </table:table-cell>
          <table:table-cell office:value-type="float" office:value="1" calcext:value-type="float">
            <text:p>1</text:p>
          </table:table-cell>
          <table:table-cell office:value-type="float" office:value="101.1" calcext:value-type="float">
            <text:p>101.1</text:p>
          </table:table-cell>
          <table:table-cell office:value-type="float" office:value="100.91" calcext:value-type="float">
            <text:p>100.91</text:p>
          </table:table-cell>
          <table:table-cell office:value-type="float" office:value="928.32" calcext:value-type="float">
            <text:p>928.32</text:p>
          </table:table-cell>
          <table:table-cell office:value-type="float" office:value="1104.43" calcext:value-type="float">
            <text:p>1104.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19T15:50:21.050000000</dc:date>
    <meta:editing-duration>PT8M19S</meta:editing-duration>
    <meta:editing-cycles>1</meta:editing-cycles>
    <meta:document-statistic meta:table-count="1" meta:cell-count="12257" meta:object-count="1"/>
    <meta:generator>LibreOffice/6.3.4.2$Windows_X86_64 LibreOffice_project/60da17e045e08f1793c57c00ba83cdfce946d0aa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38cm" svg:height="15.208cm" xlink:href=".." xlink:type="simple" chart:class="chart:line" chart:style-name="ch1">
        <chart:title svg:x="10.777cm" svg:y="0.44cm" chart:style-name="ch2">
          <text:p>Conrad AAA @ 10 Ohm #2</text:p>
        </chart:title>
        <chart:legend chart:legend-position="end" svg:x="24.583cm" svg:y="7.305cm" style:legend-expansion="high" chart:style-name="ch3"/>
        <chart:plot-area chart:style-name="ch4" table:cell-range-address="LOGGER01.B1:LOGGER01.C1751" chart:data-source-has-labels="both" svg:x="0.54cm" svg:y="1.523cm" svg:width="23.503cm" svg:height="13.381cm">
          <chartooo:coordinate-region svg:x="1.452cm" svg:y="1.523cm" svg:width="22.591cm" svg:height="12.053cm"/>
          <chart:axis chart:dimension="x" chart:name="primary-x" chart:style-name="ch5" chartooo:axis-type="auto">
            <chartooo:date-scale/>
            <chart:categories table:cell-range-address="LOGGER01.B2:LOGGER01.B175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1.C2:LOGGER01.C1751" chart:label-cell-address="LOGGER01.C1:LOGGER01.C1" chart:class="chart:line">
            <chart:data-point chart:repeated="17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1.C1:LOGGER0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1.B2:LOGGER01.B1751</svg:desc>
                </draw:g>
              </table:table-cell>
              <table:table-cell office:value-type="float" office:value="1.31">
                <text:p>1.31</text:p>
                <draw:g>
                  <svg:desc>LOGGER01.C2:LOGGER01.C1751</svg:desc>
                </draw:g>
              </table:table-cell>
            </table:table-row>
            <table:table-row>
              <table:table-cell office:value-type="float" office:value="0.000178055555555556">
                <text:p>0.00017805555555555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0363240740740741">
                <text:p>0.00036324074074074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0548425925925926">
                <text:p>0.00054842592592592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0733611111111111">
                <text:p>0.00073361111111111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0918796296296296">
                <text:p>0.00091879629629629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110398148148148">
                <text:p>0.0011039814814814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128916666666667">
                <text:p>0.0012891666666666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147435185185185">
                <text:p>0.0014743518518518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165953703703704">
                <text:p>0.0016595370370370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184472222222222">
                <text:p>0.0018447222222222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202990740740741">
                <text:p>0.0020299074074074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221509259259259">
                <text:p>0.0022150925925925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240027777777778">
                <text:p>0.0024002777777777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258546296296296">
                <text:p>0.0025854629629629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277064814814815">
                <text:p>0.0027706481481481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295583333333333">
                <text:p>0.0029558333333333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314101851851852">
                <text:p>0.0031410185185185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33262037037037">
                <text:p>0.00332620370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351138888888889">
                <text:p>0.0035113888888888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369657407407407">
                <text:p>0.0036965740740740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388175925925926">
                <text:p>0.0038817592592592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406694444444444">
                <text:p>0.0040669444444444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425212962962963">
                <text:p>0.00425212962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443731481481481">
                <text:p>0.0044373148148148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46225">
                <text:p>0.004622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480768518518519">
                <text:p>0.0048076851851851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499287037037037">
                <text:p>0.004992870370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517805555555556">
                <text:p>0.0051780555555555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536324074074074">
                <text:p>0.0053632407407407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554842592592593">
                <text:p>0.0055484259259259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573361111111111">
                <text:p>0.0057336111111111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59187962962963">
                <text:p>0.0059187962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610398148148148">
                <text:p>0.0061039814814814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628916666666667">
                <text:p>0.0062891666666666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647435185185185">
                <text:p>0.0064743518518518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665953703703704">
                <text:p>0.0066595370370370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684472222222222">
                <text:p>0.0068447222222222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702990740740741">
                <text:p>0.0070299074074074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721509259259259">
                <text:p>0.0072150925925925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74002662037037">
                <text:p>0.0074002662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758546296296296">
                <text:p>0.0075854629629629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777064814814815">
                <text:p>0.007770648148148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795583333333333">
                <text:p>0.0079558333333333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814101851851852">
                <text:p>0.0081410185185185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83262037037037">
                <text:p>0.0083262037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851138888888889">
                <text:p>0.0085113888888888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869657407407407">
                <text:p>0.0086965740740740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888175925925926">
                <text:p>0.0088817592592592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906694444444445">
                <text:p>0.0090669444444444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925212962962963">
                <text:p>0.00925212962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943731481481482">
                <text:p>0.0094373148148148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96225">
                <text:p>0.009622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980768518518518">
                <text:p>0.0098076851851851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999287037037037">
                <text:p>0.00999287037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01780555555556">
                <text:p>0.0101780555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03632407407407">
                <text:p>0.010363240740740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05484259259259">
                <text:p>0.0105484259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07336111111111">
                <text:p>0.0107336111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09187962962963">
                <text:p>0.0109187962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11039814814815">
                <text:p>0.0111039814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12891666666667">
                <text:p>0.0112891666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14743518518519">
                <text:p>0.011474351851851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1659525462963">
                <text:p>0.0116595254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18447106481482">
                <text:p>0.011844710648148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20299074074074">
                <text:p>0.012029907407407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22150925925926">
                <text:p>0.0122150925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24002777777778">
                <text:p>0.0124002777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2585462962963">
                <text:p>0.012585462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27706481481482">
                <text:p>0.012770648148148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29558333333333">
                <text:p>0.0129558333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31410185185185">
                <text:p>0.0131410185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33262037037037">
                <text:p>0.0133262037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35113888888889">
                <text:p>0.0135113888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36965740740741">
                <text:p>0.0136965740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38817592592593">
                <text:p>0.013881759259259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40669444444444">
                <text:p>0.014066944444444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42521296296296">
                <text:p>0.0142521296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44373148148148">
                <text:p>0.0144373148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46225">
                <text:p>0.014622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48076851851852">
                <text:p>0.0148076851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49928703703704">
                <text:p>0.0149928703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51780555555556">
                <text:p>0.0151780555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53632407407407">
                <text:p>0.0153632407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55484259259259">
                <text:p>0.0155484259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57336111111111">
                <text:p>0.0157336111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59187847222222">
                <text:p>0.0159187847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61039814814815">
                <text:p>0.0161039814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62891666666667">
                <text:p>0.0162891666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64743518518519">
                <text:p>0.0164743518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6659537037037">
                <text:p>0.01665953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68447222222222">
                <text:p>0.0168447222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70299074074074">
                <text:p>0.0170299074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72150925925926">
                <text:p>0.0172150925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74002662037037">
                <text:p>0.017400266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7585462962963">
                <text:p>0.01758546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77706481481482">
                <text:p>0.017770648148148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79558333333333">
                <text:p>0.017955833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81410185185185">
                <text:p>0.0181410185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83262037037037">
                <text:p>0.018326203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85113888888889">
                <text:p>0.0185113888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86965740740741">
                <text:p>0.0186965740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88817592592593">
                <text:p>0.0188817592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90669444444444">
                <text:p>0.0190669444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92521296296296">
                <text:p>0.0192521296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94373148148148">
                <text:p>0.0194373148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96225">
                <text:p>0.01962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98076851851852">
                <text:p>0.01980768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199928703703704">
                <text:p>0.0199928703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01780555555556">
                <text:p>0.0201780555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03632407407407">
                <text:p>0.02036324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05484259259259">
                <text:p>0.02054842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07336111111111">
                <text:p>0.02073361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09187962962963">
                <text:p>0.02091879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11039814814815">
                <text:p>0.02110398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12891666666667">
                <text:p>0.021289166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14743518518519">
                <text:p>0.021474351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1659537037037">
                <text:p>0.021659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18447222222222">
                <text:p>0.02184472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20299074074074">
                <text:p>0.02202990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22150925925926">
                <text:p>0.02221509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24002777777778">
                <text:p>0.02240027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2585462962963">
                <text:p>0.022585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27706481481481">
                <text:p>0.022770648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29558333333333">
                <text:p>0.02295583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31410185185185">
                <text:p>0.02314101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33262037037037">
                <text:p>0.02332620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35113888888889">
                <text:p>0.02351138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36965740740741">
                <text:p>0.02369657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38817592592593">
                <text:p>0.02388175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40669444444444">
                <text:p>0.024066944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42521296296296">
                <text:p>0.02425212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44373148148148">
                <text:p>0.02443731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46225">
                <text:p>0.02462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48076851851852">
                <text:p>0.02480768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49928703703704">
                <text:p>0.02499287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51780555555556">
                <text:p>0.025178055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53632407407407">
                <text:p>0.02536324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55484259259259">
                <text:p>0.02554842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57336111111111">
                <text:p>0.02573361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59187962962963">
                <text:p>0.02591879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61039814814815">
                <text:p>0.02610398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62891666666667">
                <text:p>0.026289166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64743518518519">
                <text:p>0.026474351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6659537037037">
                <text:p>0.026659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68447222222222">
                <text:p>0.02684472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0299074074074">
                <text:p>0.02702990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2150925925926">
                <text:p>0.02721509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4002777777778">
                <text:p>0.02740027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585462962963">
                <text:p>0.027585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7706481481481">
                <text:p>0.027770648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9558333333333">
                <text:p>0.02795583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81410185185185">
                <text:p>0.02814101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83262037037037">
                <text:p>0.02832620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85113888888889">
                <text:p>0.028511388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86965740740741">
                <text:p>0.028696574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88817592592593">
                <text:p>0.028881759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90669444444444">
                <text:p>0.029066944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92521180555556">
                <text:p>0.0292521180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94373148148148">
                <text:p>0.029437314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96225">
                <text:p>0.02962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8076851851852">
                <text:p>0.029807685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99928703703704">
                <text:p>0.029992870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01780555555556">
                <text:p>0.030178055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03632407407407">
                <text:p>0.030363240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05484259259259">
                <text:p>0.030548425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07336111111111">
                <text:p>0.030733611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09187962962963">
                <text:p>0.03091879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11039814814815">
                <text:p>0.031103981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12891550925926">
                <text:p>0.0312891550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14743518518519">
                <text:p>0.031474351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1659525462963">
                <text:p>0.031659525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18447222222222">
                <text:p>0.031844722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20299074074074">
                <text:p>0.032029907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22150925925926">
                <text:p>0.032215092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24002662037037">
                <text:p>0.03240026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2585462962963">
                <text:p>0.0325854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27706481481481">
                <text:p>0.032770648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29558333333333">
                <text:p>0.032955833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31410185185185">
                <text:p>0.033141018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33262037037037">
                <text:p>0.03332620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35113888888889">
                <text:p>0.033511388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36965740740741">
                <text:p>0.033696574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38817592592593">
                <text:p>0.033881759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40669444444444">
                <text:p>0.034066944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42521296296296">
                <text:p>0.034252129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44373148148148">
                <text:p>0.034437314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46225">
                <text:p>0.03462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48076851851852">
                <text:p>0.034807685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49928703703704">
                <text:p>0.034992870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51780555555556">
                <text:p>0.035178055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53632407407407">
                <text:p>0.035363240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55484259259259">
                <text:p>0.035548425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57336111111111">
                <text:p>0.035733611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59187962962963">
                <text:p>0.03591879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61039814814815">
                <text:p>0.036103981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62891666666667">
                <text:p>0.03628916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64743518518519">
                <text:p>0.036474351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6659537037037">
                <text:p>0.0366595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68447222222222">
                <text:p>0.03684472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70299074074074">
                <text:p>0.037029907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72150925925926">
                <text:p>0.037215092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74002777777778">
                <text:p>0.03740027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7585462962963">
                <text:p>0.037585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77706481481481">
                <text:p>0.03777064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79558333333333">
                <text:p>0.03795583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81410185185185">
                <text:p>0.038141018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83262037037037">
                <text:p>0.03832620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85113888888889">
                <text:p>0.03851138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86965740740741">
                <text:p>0.03869657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88817592592593">
                <text:p>0.038881759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90669444444444">
                <text:p>0.03906694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92521296296296">
                <text:p>0.03925212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94373148148148">
                <text:p>0.03943731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96225">
                <text:p>0.03962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98076851851852">
                <text:p>0.03980768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99928703703704">
                <text:p>0.03999287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01780439814815">
                <text:p>0.04017804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03632407407407">
                <text:p>0.04036324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05484259259259">
                <text:p>0.04054842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07336111111111">
                <text:p>0.04073361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09187962962963">
                <text:p>0.04091879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11039814814815">
                <text:p>0.04110398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12891666666667">
                <text:p>0.04128916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14743518518519">
                <text:p>0.04147435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1659537037037">
                <text:p>0.041659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18447222222222">
                <text:p>0.04184472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20299074074074">
                <text:p>0.04202990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22150925925926">
                <text:p>0.04221509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24002662037037">
                <text:p>0.04240026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2585462962963">
                <text:p>0.042585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27706481481482">
                <text:p>0.0427706481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29558333333333">
                <text:p>0.04295583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31410185185185">
                <text:p>0.04314101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33262037037037">
                <text:p>0.04332620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35113888888889">
                <text:p>0.04351138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36965740740741">
                <text:p>0.04369657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38817592592593">
                <text:p>0.04388175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40669444444444">
                <text:p>0.04406694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42521296296296">
                <text:p>0.04425212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44373148148148">
                <text:p>0.04443731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46225">
                <text:p>0.04462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48076851851852">
                <text:p>0.04480768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49928703703704">
                <text:p>0.04499287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51780555555556">
                <text:p>0.04517805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53632407407407">
                <text:p>0.04536324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55484259259259">
                <text:p>0.04554842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57336111111111">
                <text:p>0.04573361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59187962962963">
                <text:p>0.04591879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61039814814815">
                <text:p>0.04610398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62891666666667">
                <text:p>0.04628916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64743518518519">
                <text:p>0.04647435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6659537037037">
                <text:p>0.046659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68447222222222">
                <text:p>0.04684472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0299074074074">
                <text:p>0.04702990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2150925925926">
                <text:p>0.04721509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4002777777778">
                <text:p>0.04740027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585462962963">
                <text:p>0.047585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7706481481481">
                <text:p>0.04777064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9558333333333">
                <text:p>0.04795583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1410185185185">
                <text:p>0.04814101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3262037037037">
                <text:p>0.04832620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5113888888889">
                <text:p>0.04851138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6965740740741">
                <text:p>0.04869657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8817592592593">
                <text:p>0.04888175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0669444444445">
                <text:p>0.049066944444444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2521296296296">
                <text:p>0.04925212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4373148148148">
                <text:p>0.04943731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6225">
                <text:p>0.04962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8076851851852">
                <text:p>0.04980768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9928703703704">
                <text:p>0.04999287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1780555555556">
                <text:p>0.05017805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3632407407407">
                <text:p>0.05036324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5484259259259">
                <text:p>0.05054842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7336111111111">
                <text:p>0.05073361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9187962962963">
                <text:p>0.05091879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1039814814815">
                <text:p>0.05110398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2891666666667">
                <text:p>0.05128916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4743518518519">
                <text:p>0.05147435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659537037037">
                <text:p>0.051659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8447222222222">
                <text:p>0.05184472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0299074074074">
                <text:p>0.05202990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2150925925926">
                <text:p>0.05221509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4002777777778">
                <text:p>0.05240027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585462962963">
                <text:p>0.052585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7706481481482">
                <text:p>0.0527706481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9558333333333">
                <text:p>0.05295583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1410185185185">
                <text:p>0.05314101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3262037037037">
                <text:p>0.05332620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5113888888889">
                <text:p>0.05351138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6965740740741">
                <text:p>0.05369657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8817592592593">
                <text:p>0.05388175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0669444444445">
                <text:p>0.054066944444444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2521296296296">
                <text:p>0.05425212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4373148148148">
                <text:p>0.05443731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6225">
                <text:p>0.05462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8076736111111">
                <text:p>0.05480767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9928703703704">
                <text:p>0.05499287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1780555555556">
                <text:p>0.05517805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3632407407407">
                <text:p>0.05536324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5484259259259">
                <text:p>0.05554842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7336111111111">
                <text:p>0.05573361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9187962962963">
                <text:p>0.05591879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1039814814815">
                <text:p>0.05610398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2891666666667">
                <text:p>0.05628916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4743518518519">
                <text:p>0.05647435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659537037037">
                <text:p>0.056659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8447222222222">
                <text:p>0.05684472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0299074074074">
                <text:p>0.05702990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2150925925926">
                <text:p>0.05721509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4002777777778">
                <text:p>0.05740027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585462962963">
                <text:p>0.057585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7706481481482">
                <text:p>0.0577706481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9558333333333">
                <text:p>0.05795583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1410185185185">
                <text:p>0.05814101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3262037037037">
                <text:p>0.05832620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5113888888889">
                <text:p>0.05851138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6965740740741">
                <text:p>0.05869657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8817592592593">
                <text:p>0.05888175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0669444444444">
                <text:p>0.05906694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2521296296296">
                <text:p>0.05925212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4373148148148">
                <text:p>0.05943731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6225">
                <text:p>0.05962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8076851851852">
                <text:p>0.05980768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9928703703704">
                <text:p>0.05999287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1780555555556">
                <text:p>0.06017805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3632407407407">
                <text:p>0.06036324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5484259259259">
                <text:p>0.06054842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7336111111111">
                <text:p>0.06073361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9187962962963">
                <text:p>0.06091879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1039814814815">
                <text:p>0.06110398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2891666666667">
                <text:p>0.06128916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4743518518519">
                <text:p>0.06147435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659537037037">
                <text:p>0.061659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8447222222222">
                <text:p>0.06184472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0299074074074">
                <text:p>0.06202990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2150925925926">
                <text:p>0.06221509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4002777777778">
                <text:p>0.06240027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585462962963">
                <text:p>0.062585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7706481481481">
                <text:p>0.06277064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9558333333333">
                <text:p>0.06295583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1410185185185">
                <text:p>0.06314101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3262037037037">
                <text:p>0.06332620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5113888888889">
                <text:p>0.06351138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6965740740741">
                <text:p>0.06369657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8817592592593">
                <text:p>0.06388175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0669444444444">
                <text:p>0.06406694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2521296296296">
                <text:p>0.06425212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4373148148148">
                <text:p>0.06443731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46225">
                <text:p>0.06462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8076851851852">
                <text:p>0.06480768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9928703703704">
                <text:p>0.06499287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1780555555556">
                <text:p>0.06517805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53632407407407">
                <text:p>0.06536324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5484259259259">
                <text:p>0.06554842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7336111111111">
                <text:p>0.06573361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9187962962963">
                <text:p>0.06591879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61039814814815">
                <text:p>0.06610398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62891666666667">
                <text:p>0.06628916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64743518518519">
                <text:p>0.066474351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6659537037037">
                <text:p>0.066659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68447222222222">
                <text:p>0.06684472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70299074074074">
                <text:p>0.06702990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2150925925926">
                <text:p>0.06721509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4002777777778">
                <text:p>0.06740027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585462962963">
                <text:p>0.067585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7706481481482">
                <text:p>0.0677706481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9558333333333">
                <text:p>0.06795583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81410185185185">
                <text:p>0.06814101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83262037037037">
                <text:p>0.06832620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85113888888889">
                <text:p>0.06851138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86965740740741">
                <text:p>0.06869657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88817592592593">
                <text:p>0.06888175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0669444444445">
                <text:p>0.069066944444444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2521296296296">
                <text:p>0.06925212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4373148148148">
                <text:p>0.06943731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6225">
                <text:p>0.06962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8076851851852">
                <text:p>0.06980768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9928703703704">
                <text:p>0.06999287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01780555555555">
                <text:p>0.070178055555555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03632407407407">
                <text:p>0.07036324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05484143518518">
                <text:p>0.0705484143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07336111111111">
                <text:p>0.07073361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09187962962963">
                <text:p>0.07091879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11039814814815">
                <text:p>0.07110398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12891666666667">
                <text:p>0.07128916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14743518518519">
                <text:p>0.07147435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1659537037037">
                <text:p>0.0716595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18447222222222">
                <text:p>0.07184472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0299074074074">
                <text:p>0.07202990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2150925925926">
                <text:p>0.07221509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24002777777778">
                <text:p>0.07240027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585462962963">
                <text:p>0.072585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27706481481482">
                <text:p>0.0727706481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9558333333333">
                <text:p>0.07295583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31410069444445">
                <text:p>0.073141006944444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33262037037037">
                <text:p>0.07332620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35113888888889">
                <text:p>0.07351138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36965740740741">
                <text:p>0.07369657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38817592592593">
                <text:p>0.07388175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0669444444445">
                <text:p>0.074066944444444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42521296296296">
                <text:p>0.07425212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44373148148148">
                <text:p>0.07443731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6225">
                <text:p>0.07462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8076851851852">
                <text:p>0.07480768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9928703703704">
                <text:p>0.07499287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51780555555556">
                <text:p>0.07517805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53632407407407">
                <text:p>0.075363240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55484259259259">
                <text:p>0.07554842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57336111111111">
                <text:p>0.07573361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59187962962963">
                <text:p>0.07591879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61039814814815">
                <text:p>0.07610398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62891666666667">
                <text:p>0.07628916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64743518518519">
                <text:p>0.076474351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6659537037037">
                <text:p>0.0766595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68447222222222">
                <text:p>0.07684472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70299074074074">
                <text:p>0.07702990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2150925925926">
                <text:p>0.07721509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74002777777778">
                <text:p>0.07740027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7585462962963">
                <text:p>0.077585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77706481481481">
                <text:p>0.07777064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9558333333333">
                <text:p>0.07795583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81410185185185">
                <text:p>0.07814101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3262037037037">
                <text:p>0.07832620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85113888888889">
                <text:p>0.07851138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86965740740741">
                <text:p>0.07869657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8817592592593">
                <text:p>0.07888175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90669328703704">
                <text:p>0.07906693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92521296296296">
                <text:p>0.07925212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94373148148148">
                <text:p>0.07943731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96225">
                <text:p>0.07962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98076736111111">
                <text:p>0.07980767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99928703703704">
                <text:p>0.07999287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01780555555556">
                <text:p>0.08017805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03632407407407">
                <text:p>0.080363240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05484259259259">
                <text:p>0.08054842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07336111111111">
                <text:p>0.08073361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09187962962963">
                <text:p>0.08091879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11039814814815">
                <text:p>0.08110398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12891666666667">
                <text:p>0.08128916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14743518518518">
                <text:p>0.08147435185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1659537037037">
                <text:p>0.0816595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18447222222222">
                <text:p>0.08184472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20299074074074">
                <text:p>0.08202990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22150925925926">
                <text:p>0.08221509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24002777777778">
                <text:p>0.08240027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2585462962963">
                <text:p>0.082585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27706481481481">
                <text:p>0.082770648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29558333333333">
                <text:p>0.08295583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31410185185185">
                <text:p>0.08314101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33262037037037">
                <text:p>0.08332620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35113888888889">
                <text:p>0.08351138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36965740740741">
                <text:p>0.08369657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38817592592593">
                <text:p>0.08388175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40669444444444">
                <text:p>0.084066944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42521296296296">
                <text:p>0.08425212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44373148148148">
                <text:p>0.08443731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46225">
                <text:p>0.08462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48076851851852">
                <text:p>0.084807685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49928703703704">
                <text:p>0.08499287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51780555555556">
                <text:p>0.08517805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53632407407407">
                <text:p>0.08536324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55484259259259">
                <text:p>0.08554842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57336111111111">
                <text:p>0.08573361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59187962962963">
                <text:p>0.08591879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61039814814815">
                <text:p>0.08610398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62891666666667">
                <text:p>0.08628916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64743518518519">
                <text:p>0.086474351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6659537037037">
                <text:p>0.0866595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68447222222222">
                <text:p>0.08684472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0299074074074">
                <text:p>0.08702990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2150925925926">
                <text:p>0.08721509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4002777777778">
                <text:p>0.08740027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585462962963">
                <text:p>0.087585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7706481481482">
                <text:p>0.087770648148148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9558333333333">
                <text:p>0.08795583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81410185185185">
                <text:p>0.08814101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83261921296296">
                <text:p>0.08832619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85113888888889">
                <text:p>0.08851138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86965740740741">
                <text:p>0.08869657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88817592592593">
                <text:p>0.08888175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0669444444444">
                <text:p>0.089066944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2521296296296">
                <text:p>0.08925212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4373148148148">
                <text:p>0.08943731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6225">
                <text:p>0.08962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8076851851852">
                <text:p>0.089807685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9928703703704">
                <text:p>0.08999287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01780555555555">
                <text:p>0.090178055555555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03632407407407">
                <text:p>0.090363240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05484259259259">
                <text:p>0.09054842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07336111111111">
                <text:p>0.09073361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09187962962963">
                <text:p>0.09091879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11039814814815">
                <text:p>0.09110398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12891666666667">
                <text:p>0.09128916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14743518518518">
                <text:p>0.09147435185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1659537037037">
                <text:p>0.0916595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18447222222222">
                <text:p>0.09184472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0299074074074">
                <text:p>0.09202990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2150925925926">
                <text:p>0.09221509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4002777777778">
                <text:p>0.09240027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585462962963">
                <text:p>0.092585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7706481481481">
                <text:p>0.092770648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9558333333333">
                <text:p>0.09295583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31410185185185">
                <text:p>0.09314101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33261921296296">
                <text:p>0.09332619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35113888888889">
                <text:p>0.09351138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36965740740741">
                <text:p>0.09369657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38817592592593">
                <text:p>0.09388175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0669444444444">
                <text:p>0.094066944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2521296296296">
                <text:p>0.09425212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4373148148148">
                <text:p>0.09443731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6225">
                <text:p>0.09462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8076851851852">
                <text:p>0.094807685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9928703703704">
                <text:p>0.09499287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51780555555556">
                <text:p>0.09517805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53632407407407">
                <text:p>0.095363240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55484259259259">
                <text:p>0.09554842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57336111111111">
                <text:p>0.09573361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59187962962963">
                <text:p>0.09591879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61039814814815">
                <text:p>0.09610398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62891666666667">
                <text:p>0.09628916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64743518518518">
                <text:p>0.09647435185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6659537037037">
                <text:p>0.0966595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68447222222222">
                <text:p>0.09684472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0299074074074">
                <text:p>0.09702990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2150925925926">
                <text:p>0.09721509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4002777777778">
                <text:p>0.09740027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585462962963">
                <text:p>0.097585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7706481481481">
                <text:p>0.097770648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9558333333333">
                <text:p>0.09795583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81410185185185">
                <text:p>0.09814101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83262037037037">
                <text:p>0.09832620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85113888888889">
                <text:p>0.09851138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86965740740741">
                <text:p>0.09869657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88817592592593">
                <text:p>0.09888175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90669444444444">
                <text:p>0.099066944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92521296296296">
                <text:p>0.09925212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94373148148148">
                <text:p>0.09943731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96225">
                <text:p>0.09962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98076851851852">
                <text:p>0.099807685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99928703703704">
                <text:p>0.09999287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0178055555556">
                <text:p>0.1001780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0363240740741">
                <text:p>0.1003632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0548425925926">
                <text:p>0.1005484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0733611111111">
                <text:p>0.1007336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0918796296296">
                <text:p>0.1009187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1103981481481">
                <text:p>0.10110398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1289166666667">
                <text:p>0.1012891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1474351851852">
                <text:p>0.10147435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1659537037037">
                <text:p>0.1016595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1844722222222">
                <text:p>0.1018447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2029907407407">
                <text:p>0.10202990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2215092592593">
                <text:p>0.1022150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2400277777778">
                <text:p>0.1024002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2585462962963">
                <text:p>0.102585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2770648148148">
                <text:p>0.1027706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2955833333333">
                <text:p>0.1029558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3141018518519">
                <text:p>0.10314101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3326203703704">
                <text:p>0.1033262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3511388888889">
                <text:p>0.1035113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3696574074074">
                <text:p>0.1036965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3881759259259">
                <text:p>0.1038817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066944444444">
                <text:p>0.10406694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25212962963">
                <text:p>0.104252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437314814815">
                <text:p>0.1044373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6225">
                <text:p>0.10462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807685185185">
                <text:p>0.1048076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99287037037">
                <text:p>0.104992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5178055555556">
                <text:p>0.1051780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5363240740741">
                <text:p>0.1053632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5548425925926">
                <text:p>0.1055484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5733611111111">
                <text:p>0.1057336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5918796296296">
                <text:p>0.1059187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6103981481481">
                <text:p>0.10610398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6289166666667">
                <text:p>0.1062891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6474351851852">
                <text:p>0.10647435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6659537037037">
                <text:p>0.1066595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6844722222222">
                <text:p>0.1068447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029907407407">
                <text:p>0.10702990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215092592593">
                <text:p>0.1072150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400277777778">
                <text:p>0.1074002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585462962963">
                <text:p>0.107585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770648148148">
                <text:p>0.1077706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955833333333">
                <text:p>0.1079558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8141018518519">
                <text:p>0.10814101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8326203703704">
                <text:p>0.1083262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8511388888889">
                <text:p>0.1085113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8696574074074">
                <text:p>0.1086965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8881759259259">
                <text:p>0.1088817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066944444444">
                <text:p>0.10906694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25212962963">
                <text:p>0.109252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437314814815">
                <text:p>0.1094373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6225">
                <text:p>0.10962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807685185185">
                <text:p>0.1098076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99287037037">
                <text:p>0.109992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0178055555556">
                <text:p>0.1101780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0363240740741">
                <text:p>0.1103632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0548425925926">
                <text:p>0.1105484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0733611111111">
                <text:p>0.1107336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0918796296296">
                <text:p>0.1109187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1103981481481">
                <text:p>0.11110398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1289166666667">
                <text:p>0.111289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1474351851852">
                <text:p>0.11147435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1659537037037">
                <text:p>0.1116595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1844722222222">
                <text:p>0.1118447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2029907407407">
                <text:p>0.11202990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2215092592593">
                <text:p>0.1122150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2400277777778">
                <text:p>0.112400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585462962963">
                <text:p>0.112585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2770648148148">
                <text:p>0.112770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955833333333">
                <text:p>0.112955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3141018518519">
                <text:p>0.11314101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3326203703704">
                <text:p>0.113326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3511388888889">
                <text:p>0.1135113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3696574074074">
                <text:p>0.1136965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3881759259259">
                <text:p>0.1138817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4066944444444">
                <text:p>0.11406694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425212962963">
                <text:p>0.114252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4437314814815">
                <text:p>0.1144373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46225">
                <text:p>0.11462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4807685185185">
                <text:p>0.1148076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499287037037">
                <text:p>0.11499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5178055555556">
                <text:p>0.1151780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5363240740741">
                <text:p>0.115363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5548425925926">
                <text:p>0.1155484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5733611111111">
                <text:p>0.1157336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5918796296296">
                <text:p>0.1159187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6103981481481">
                <text:p>0.11610398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6289166666667">
                <text:p>0.1162891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6474351851852">
                <text:p>0.116474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6659537037037">
                <text:p>0.116659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6844722222222">
                <text:p>0.1168447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7029907407407">
                <text:p>0.117029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215092592593">
                <text:p>0.1172150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7400277777778">
                <text:p>0.117400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585451388889">
                <text:p>0.117585451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7770648148148">
                <text:p>0.117770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955833333333">
                <text:p>0.117955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8141018518519">
                <text:p>0.11814101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8326203703704">
                <text:p>0.1183262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8511388888889">
                <text:p>0.118511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8696574074074">
                <text:p>0.118696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8881759259259">
                <text:p>0.118881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066944444444">
                <text:p>0.11906694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925212962963">
                <text:p>0.11925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437314814815">
                <text:p>0.1194373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96225">
                <text:p>0.11962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807685185185">
                <text:p>0.119807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99287037037">
                <text:p>0.119992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0178055555556">
                <text:p>0.120178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0363240740741">
                <text:p>0.1203632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0548425925926">
                <text:p>0.120548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0733611111111">
                <text:p>0.120733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0918796296296">
                <text:p>0.120918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1103981481481">
                <text:p>0.121103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1289166666667">
                <text:p>0.121289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1474351851852">
                <text:p>0.121474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1659537037037">
                <text:p>0.121659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1844722222222">
                <text:p>0.121844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029907407407">
                <text:p>0.122029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215092592593">
                <text:p>0.122215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400277777778">
                <text:p>0.122400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585462962963">
                <text:p>0.122585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770648148148">
                <text:p>0.122770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955833333333">
                <text:p>0.122955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3141018518519">
                <text:p>0.12314101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3326203703704">
                <text:p>0.1233262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3511388888889">
                <text:p>0.1235113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3696574074074">
                <text:p>0.123696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3881759259259">
                <text:p>0.123881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066944444444">
                <text:p>0.124066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25212962963">
                <text:p>0.12425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437314814815">
                <text:p>0.124437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6225">
                <text:p>0.12462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807685185185">
                <text:p>0.1248076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499287037037">
                <text:p>0.124992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5178055555556">
                <text:p>0.1251780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5363240740741">
                <text:p>0.1253632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5548425925926">
                <text:p>0.1255484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5733611111111">
                <text:p>0.125733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5918796296296">
                <text:p>0.125918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6103981481481">
                <text:p>0.126103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6289155092593">
                <text:p>0.126289155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6474351851852">
                <text:p>0.126474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6659537037037">
                <text:p>0.126659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6844722222222">
                <text:p>0.126844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029907407407">
                <text:p>0.127029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215092592593">
                <text:p>0.1272150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7400277777778">
                <text:p>0.127400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585462962963">
                <text:p>0.127585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770648148148">
                <text:p>0.127770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955833333333">
                <text:p>0.127955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141018518519">
                <text:p>0.128141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326203703704">
                <text:p>0.128326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511388888889">
                <text:p>0.128511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696574074074">
                <text:p>0.128696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881759259259">
                <text:p>0.128881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066944444444">
                <text:p>0.129066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25212962963">
                <text:p>0.12925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437314814815">
                <text:p>0.1294373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96225">
                <text:p>0.12962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807685185185">
                <text:p>0.1298076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999287037037">
                <text:p>0.12999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178055555556">
                <text:p>0.130178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363240740741">
                <text:p>0.130363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548425925926">
                <text:p>0.130548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733599537037">
                <text:p>0.13073359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918796296296">
                <text:p>0.130918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103981481481">
                <text:p>0.131103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289166666667">
                <text:p>0.131289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474351851852">
                <text:p>0.131474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659537037037">
                <text:p>0.131659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844722222222">
                <text:p>0.131844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029907407407">
                <text:p>0.132029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215092592593">
                <text:p>0.132215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400277777778">
                <text:p>0.132400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585462962963">
                <text:p>0.132585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770648148148">
                <text:p>0.132770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955833333333">
                <text:p>0.132955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141018518519">
                <text:p>0.133141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326203703704">
                <text:p>0.133326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511388888889">
                <text:p>0.133511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696574074074">
                <text:p>0.133696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881759259259">
                <text:p>0.133881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066944444444">
                <text:p>0.134066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25212962963">
                <text:p>0.13425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437314814815">
                <text:p>0.134437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6225">
                <text:p>0.13462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807685185185">
                <text:p>0.134807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99287037037">
                <text:p>0.13499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178055555556">
                <text:p>0.135178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363240740741">
                <text:p>0.135363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548425925926">
                <text:p>0.135548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733611111111">
                <text:p>0.135733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918796296296">
                <text:p>0.135918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103981481481">
                <text:p>0.136103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289166666667">
                <text:p>0.136289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474351851852">
                <text:p>0.136474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659537037037">
                <text:p>0.136659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844722222222">
                <text:p>0.136844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029907407407">
                <text:p>0.137029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215092592593">
                <text:p>0.137215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400277777778">
                <text:p>0.137400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585462962963">
                <text:p>0.137585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770648148148">
                <text:p>0.137770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955833333333">
                <text:p>0.137955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141018518519">
                <text:p>0.138141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326203703704">
                <text:p>0.138326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511388888889">
                <text:p>0.138511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696574074074">
                <text:p>0.138696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881759259259">
                <text:p>0.138881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06693287037">
                <text:p>0.13906693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25212962963">
                <text:p>0.13925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437314814815">
                <text:p>0.139437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6225">
                <text:p>0.13962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807685185185">
                <text:p>0.139807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99287037037">
                <text:p>0.13999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178055555556">
                <text:p>0.140178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363240740741">
                <text:p>0.140363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548425925926">
                <text:p>0.140548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733611111111">
                <text:p>0.140733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918796296296">
                <text:p>0.140918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103981481481">
                <text:p>0.141103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289166666667">
                <text:p>0.141289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474351851852">
                <text:p>0.141474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659537037037">
                <text:p>0.141659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844722222222">
                <text:p>0.141844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029907407407">
                <text:p>0.142029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215092592593">
                <text:p>0.142215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400277777778">
                <text:p>0.142400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585462962963">
                <text:p>0.142585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770648148148">
                <text:p>0.142770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955833333333">
                <text:p>0.142955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141018518519">
                <text:p>0.143141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326203703704">
                <text:p>0.143326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511388888889">
                <text:p>0.143511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696574074074">
                <text:p>0.143696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881759259259">
                <text:p>0.143881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066944444444">
                <text:p>0.144066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25212962963">
                <text:p>0.14425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437314814815">
                <text:p>0.144437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6225">
                <text:p>0.14462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807685185185">
                <text:p>0.144807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99287037037">
                <text:p>0.14499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178055555556">
                <text:p>0.145178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363240740741">
                <text:p>0.145363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548425925926">
                <text:p>0.145548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733611111111">
                <text:p>0.145733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918796296296">
                <text:p>0.145918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103981481481">
                <text:p>0.146103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289166666667">
                <text:p>0.146289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474351851852">
                <text:p>0.146474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659537037037">
                <text:p>0.146659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844722222222">
                <text:p>0.146844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029907407407">
                <text:p>0.147029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215081018519">
                <text:p>0.14721508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400277777778">
                <text:p>0.147400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585451388889">
                <text:p>0.14758545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770648148148">
                <text:p>0.147770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955833333333">
                <text:p>0.147955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141018518519">
                <text:p>0.148141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326203703704">
                <text:p>0.148326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511388888889">
                <text:p>0.148511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696574074074">
                <text:p>0.148696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881759259259">
                <text:p>0.148881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066944444444">
                <text:p>0.149066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25212962963">
                <text:p>0.14925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437314814815">
                <text:p>0.149437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6225">
                <text:p>0.14962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807685185185">
                <text:p>0.149807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99287037037">
                <text:p>0.14999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178055555556">
                <text:p>0.150178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363240740741">
                <text:p>0.150363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548425925926">
                <text:p>0.150548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733611111111">
                <text:p>0.150733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918796296296">
                <text:p>0.150918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103969907407">
                <text:p>0.15110396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289166666667">
                <text:p>0.151289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474340277778">
                <text:p>0.15147434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659537037037">
                <text:p>0.151659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844722222222">
                <text:p>0.151844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029907407407">
                <text:p>0.152029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215092592593">
                <text:p>0.152215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400277777778">
                <text:p>0.152400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585462962963">
                <text:p>0.152585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770648148148">
                <text:p>0.152770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955833333333">
                <text:p>0.152955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141006944444">
                <text:p>0.15314100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326203703704">
                <text:p>0.153326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511388888889">
                <text:p>0.153511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696574074074">
                <text:p>0.153696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881759259259">
                <text:p>0.153881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066944444444">
                <text:p>0.154066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25212962963">
                <text:p>0.15425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437314814815">
                <text:p>0.154437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622488425926">
                <text:p>0.15462248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807685185185">
                <text:p>0.154807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99287037037">
                <text:p>0.15499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178055555556">
                <text:p>0.155178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363240740741">
                <text:p>0.155363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548425925926">
                <text:p>0.155548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733611111111">
                <text:p>0.155733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918796296296">
                <text:p>0.155918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103981481481">
                <text:p>0.156103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289166666667">
                <text:p>0.156289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474351851852">
                <text:p>0.156474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659537037037">
                <text:p>0.156659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844722222222">
                <text:p>0.156844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029907407407">
                <text:p>0.157029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215092592593">
                <text:p>0.157215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400277777778">
                <text:p>0.157400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585462962963">
                <text:p>0.157585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770648148148">
                <text:p>0.157770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955833333333">
                <text:p>0.157955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141018518519">
                <text:p>0.158141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326203703704">
                <text:p>0.158326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511388888889">
                <text:p>0.158511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696574074074">
                <text:p>0.158696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881759259259">
                <text:p>0.158881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066944444444">
                <text:p>0.159066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25212962963">
                <text:p>0.15925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437314814815">
                <text:p>0.159437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622488425926">
                <text:p>0.15962248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807685185185">
                <text:p>0.159807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99287037037">
                <text:p>0.15999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178055555556">
                <text:p>0.160178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363240740741">
                <text:p>0.160363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548425925926">
                <text:p>0.160548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733611111111">
                <text:p>0.160733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918784722222">
                <text:p>0.16091878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103981481481">
                <text:p>0.161103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289166666667">
                <text:p>0.161289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474351851852">
                <text:p>0.161474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659537037037">
                <text:p>0.161659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844722222222">
                <text:p>0.161844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029907407407">
                <text:p>0.162029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215092592593">
                <text:p>0.162215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400277777778">
                <text:p>0.162400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585462962963">
                <text:p>0.162585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770648148148">
                <text:p>0.162770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955833333333">
                <text:p>0.162955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141018518519">
                <text:p>0.163141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326203703704">
                <text:p>0.163326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511388888889">
                <text:p>0.163511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696574074074">
                <text:p>0.163696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881759259259">
                <text:p>0.163881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066944444444">
                <text:p>0.164066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25212962963">
                <text:p>0.16425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437314814815">
                <text:p>0.164437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6225">
                <text:p>0.16462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807685185185">
                <text:p>0.164807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99287037037">
                <text:p>0.16499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178055555556">
                <text:p>0.165178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363240740741">
                <text:p>0.165363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548425925926">
                <text:p>0.165548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733611111111">
                <text:p>0.165733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918796296296">
                <text:p>0.165918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103969907407">
                <text:p>0.16610396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289166666667">
                <text:p>0.166289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474351851852">
                <text:p>0.166474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659537037037">
                <text:p>0.166659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844722222222">
                <text:p>0.166844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029907407407">
                <text:p>0.167029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215092592593">
                <text:p>0.167215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400277777778">
                <text:p>0.167400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585462962963">
                <text:p>0.167585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770648148148">
                <text:p>0.167770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955833333333">
                <text:p>0.167955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141018518519">
                <text:p>0.168141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326203703704">
                <text:p>0.168326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511388888889">
                <text:p>0.168511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696574074074">
                <text:p>0.168696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881759259259">
                <text:p>0.168881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066944444444">
                <text:p>0.169066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25212962963">
                <text:p>0.16925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437314814815">
                <text:p>0.169437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6225">
                <text:p>0.16962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807685185185">
                <text:p>0.169807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99287037037">
                <text:p>0.16999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178055555556">
                <text:p>0.170178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363240740741">
                <text:p>0.170363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548425925926">
                <text:p>0.170548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733611111111">
                <text:p>0.170733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918796296296">
                <text:p>0.170918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103981481481">
                <text:p>0.171103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289166666667">
                <text:p>0.171289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474351851852">
                <text:p>0.171474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659537037037">
                <text:p>0.171659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844722222222">
                <text:p>0.171844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029907407407">
                <text:p>0.172029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215092592593">
                <text:p>0.172215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400277777778">
                <text:p>0.172400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585462962963">
                <text:p>0.172585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770648148148">
                <text:p>0.172770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955833333333">
                <text:p>0.172955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141018518519">
                <text:p>0.173141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326203703704">
                <text:p>0.173326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511388888889">
                <text:p>0.173511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696574074074">
                <text:p>0.173696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881759259259">
                <text:p>0.173881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066944444444">
                <text:p>0.174066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25212962963">
                <text:p>0.17425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437314814815">
                <text:p>0.174437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6225">
                <text:p>0.17462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807685185185">
                <text:p>0.174807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99287037037">
                <text:p>0.17499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178043981481">
                <text:p>0.17517804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363240740741">
                <text:p>0.175363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548425925926">
                <text:p>0.175548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733611111111">
                <text:p>0.175733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918796296296">
                <text:p>0.175918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103981481481">
                <text:p>0.176103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289166666667">
                <text:p>0.176289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474351851852">
                <text:p>0.176474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659537037037">
                <text:p>0.176659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844722222222">
                <text:p>0.176844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029907407407">
                <text:p>0.177029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215092592593">
                <text:p>0.177215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400277777778">
                <text:p>0.177400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585462962963">
                <text:p>0.177585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770648148148">
                <text:p>0.177770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955833333333">
                <text:p>0.177955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141018518519">
                <text:p>0.178141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326203703704">
                <text:p>0.178326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511388888889">
                <text:p>0.178511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696574074074">
                <text:p>0.178696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881759259259">
                <text:p>0.178881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066944444444">
                <text:p>0.179066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25212962963">
                <text:p>0.17925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437314814815">
                <text:p>0.179437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6225">
                <text:p>0.17962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807685185185">
                <text:p>0.179807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99287037037">
                <text:p>0.17999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178055555556">
                <text:p>0.180178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363240740741">
                <text:p>0.180363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548425925926">
                <text:p>0.180548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733611111111">
                <text:p>0.180733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918796296296">
                <text:p>0.180918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103981481481">
                <text:p>0.181103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289166666667">
                <text:p>0.181289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474351851852">
                <text:p>0.181474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659537037037">
                <text:p>0.181659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844722222222">
                <text:p>0.181844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029907407407">
                <text:p>0.182029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215092592593">
                <text:p>0.182215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400277777778">
                <text:p>0.182400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585462962963">
                <text:p>0.182585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770648148148">
                <text:p>0.182770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955833333333">
                <text:p>0.182955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141018518519">
                <text:p>0.183141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326203703704">
                <text:p>0.183326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511388888889">
                <text:p>0.183511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696574074074">
                <text:p>0.183696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881759259259">
                <text:p>0.183881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06693287037">
                <text:p>0.18406693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25212962963">
                <text:p>0.18425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437314814815">
                <text:p>0.184437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6225">
                <text:p>0.18462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807685185185">
                <text:p>0.184807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99287037037">
                <text:p>0.18499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178055555556">
                <text:p>0.185178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363240740741">
                <text:p>0.185363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548425925926">
                <text:p>0.185548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733611111111">
                <text:p>0.185733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918796296296">
                <text:p>0.18591879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6103981481481">
                <text:p>0.186103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289166666667">
                <text:p>0.18628916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6474351851852">
                <text:p>0.186474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659537037037">
                <text:p>0.186659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844722222222">
                <text:p>0.186844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029907407407">
                <text:p>0.187029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215092592593">
                <text:p>0.187215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400277777778">
                <text:p>0.187400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585462962963">
                <text:p>0.18758546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7770648148148">
                <text:p>0.18777064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7955833333333">
                <text:p>0.18795583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8141018518519">
                <text:p>0.18814101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8326203703704">
                <text:p>0.18832620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8511388888889">
                <text:p>0.188511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696574074074">
                <text:p>0.188696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881759259259">
                <text:p>0.18888175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066944444444">
                <text:p>0.18906694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25212962963">
                <text:p>0.189252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437314814815">
                <text:p>0.18943731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6225">
                <text:p>0.18962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807685185185">
                <text:p>0.18980768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99287037037">
                <text:p>0.189992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0178055555556">
                <text:p>0.19017805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0363240740741">
                <text:p>0.19036324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0548425925926">
                <text:p>0.19054842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0733611111111">
                <text:p>0.19073361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0918796296296">
                <text:p>0.19091879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1103981481481">
                <text:p>0.19110398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1289166666667">
                <text:p>0.19128916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1474351851852">
                <text:p>0.19147435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1659537037037">
                <text:p>0.19165953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1844722222222">
                <text:p>0.19184472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029907407407">
                <text:p>0.19202990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215092592593">
                <text:p>0.19221509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400277777778">
                <text:p>0.19240027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585462962963">
                <text:p>0.19258546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770648148148">
                <text:p>0.19277064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955833333333">
                <text:p>0.192955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141018518519">
                <text:p>0.19314101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3326203703704">
                <text:p>0.19332620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3511388888889">
                <text:p>0.19351138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3696574074074">
                <text:p>0.19369657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3881759259259">
                <text:p>0.19388175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4066944444444">
                <text:p>0.19406694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425212962963">
                <text:p>0.194252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4437314814815">
                <text:p>0.19443731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46225">
                <text:p>0.19462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4807685185185">
                <text:p>0.19480768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499287037037">
                <text:p>0.194992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5178055555556">
                <text:p>0.19517805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5363240740741">
                <text:p>0.19536324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5548425925926">
                <text:p>0.19554842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5733611111111">
                <text:p>0.19573361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5918796296296">
                <text:p>0.19591879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6103981481481">
                <text:p>0.19610398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6289166666667">
                <text:p>0.19628916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6474351851852">
                <text:p>0.19647435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6659537037037">
                <text:p>0.19665953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6844722222222">
                <text:p>0.19684472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7029907407407">
                <text:p>0.19702990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7215092592593">
                <text:p>0.19721509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7400277777778">
                <text:p>0.19740027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7585462962963">
                <text:p>0.19758546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7770648148148">
                <text:p>0.19777064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7955833333333">
                <text:p>0.19795583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8141018518519">
                <text:p>0.19814101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8326203703704">
                <text:p>0.19832620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8511388888889">
                <text:p>0.19851138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8696574074074">
                <text:p>0.19869657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8881759259259">
                <text:p>0.19888175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066944444444">
                <text:p>0.19906694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252118055556">
                <text:p>0.199252118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437314814815">
                <text:p>0.19943731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6225">
                <text:p>0.19962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807685185185">
                <text:p>0.19980768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99287037037">
                <text:p>0.199992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0178055555556">
                <text:p>0.20017805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0363240740741">
                <text:p>0.20036324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0548425925926">
                <text:p>0.20054842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0733611111111">
                <text:p>0.20073361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0918796296296">
                <text:p>0.20091879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1103981481481">
                <text:p>0.20110398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1289166666667">
                <text:p>0.20128916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1474351851852">
                <text:p>0.20147435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1659537037037">
                <text:p>0.20165953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1844722222222">
                <text:p>0.20184472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029907407407">
                <text:p>0.20202990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215092592593">
                <text:p>0.20221509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400277777778">
                <text:p>0.20240027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585462962963">
                <text:p>0.20258546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770648148148">
                <text:p>0.20277064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955833333333">
                <text:p>0.20295583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3141018518518">
                <text:p>0.203141018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3326203703704">
                <text:p>0.20332620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3511388888889">
                <text:p>0.20351138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3696574074074">
                <text:p>0.20369657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3881759259259">
                <text:p>0.20388175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066944444444">
                <text:p>0.20406694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25212962963">
                <text:p>0.204252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437314814815">
                <text:p>0.20443731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6225">
                <text:p>0.20462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807685185185">
                <text:p>0.20480768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99287037037">
                <text:p>0.204992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5178055555556">
                <text:p>0.20517805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5363240740741">
                <text:p>0.20536324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5548425925926">
                <text:p>0.20554842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5733599537037">
                <text:p>0.20573359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5918796296296">
                <text:p>0.20591879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6103981481481">
                <text:p>0.20610398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6289166666667">
                <text:p>0.20628916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6474351851852">
                <text:p>0.20647435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6659537037037">
                <text:p>0.20665953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6844722222222">
                <text:p>0.20684472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7029907407407">
                <text:p>0.20702990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7215092592593">
                <text:p>0.20721509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7400277777778">
                <text:p>0.20740027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7585462962963">
                <text:p>0.20758546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7770648148148">
                <text:p>0.20777064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7955833333333">
                <text:p>0.20795583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8141018518518">
                <text:p>0.208141018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8326203703704">
                <text:p>0.20832620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8511388888889">
                <text:p>0.20851138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8696574074074">
                <text:p>0.20869657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8881759259259">
                <text:p>0.20888175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9066944444444">
                <text:p>0.20906694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925212962963">
                <text:p>0.209252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9437314814815">
                <text:p>0.20943731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96225">
                <text:p>0.20962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9807685185185">
                <text:p>0.20980768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999287037037">
                <text:p>0.209992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0178055555556">
                <text:p>0.21017805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0363240740741">
                <text:p>0.21036324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0548425925926">
                <text:p>0.21054842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0733611111111">
                <text:p>0.21073361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0918796296296">
                <text:p>0.21091879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1103981481481">
                <text:p>0.21110398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1289166666667">
                <text:p>0.21128916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1474351851852">
                <text:p>0.21147435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1659537037037">
                <text:p>0.21165953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1844722222222">
                <text:p>0.21184472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2029907407407">
                <text:p>0.21202990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2215092592593">
                <text:p>0.21221509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2400277777778">
                <text:p>0.21240027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2585462962963">
                <text:p>0.21258546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2770648148148">
                <text:p>0.21277064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2955833333333">
                <text:p>0.21295583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3141018518518">
                <text:p>0.213141018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3326203703704">
                <text:p>0.21332620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3511388888889">
                <text:p>0.21351138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3696574074074">
                <text:p>0.21369657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3881759259259">
                <text:p>0.21388175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4066944444444">
                <text:p>0.21406694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425212962963">
                <text:p>0.214252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4437314814815">
                <text:p>0.21443731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6225">
                <text:p>0.21462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807685185185">
                <text:p>0.21480768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499287037037">
                <text:p>0.214992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5178055555555">
                <text:p>0.21517805555555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5363240740741">
                <text:p>0.21536324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5548425925926">
                <text:p>0.21554842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5733611111111">
                <text:p>0.21573361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5918796296296">
                <text:p>0.21591879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6103981481481">
                <text:p>0.21610398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6289166666667">
                <text:p>0.21628916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6474351851852">
                <text:p>0.21647435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6659537037037">
                <text:p>0.21665953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6844722222222">
                <text:p>0.21684472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029907407407">
                <text:p>0.21702990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7215092592593">
                <text:p>0.21721509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400277777778">
                <text:p>0.21740027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585462962963">
                <text:p>0.21758546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770648148148">
                <text:p>0.21777064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955833333333">
                <text:p>0.21795583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141018518518">
                <text:p>0.218141018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326203703704">
                <text:p>0.21832620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511388888889">
                <text:p>0.21851138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696574074074">
                <text:p>0.21869657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881759259259">
                <text:p>0.21888175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066944444444">
                <text:p>0.21906694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9252118055556">
                <text:p>0.219252118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437314814815">
                <text:p>0.21943731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6225">
                <text:p>0.21962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807685185185">
                <text:p>0.21980768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99287037037">
                <text:p>0.219992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178055555556">
                <text:p>0.22017805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363240740741">
                <text:p>0.22036324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548425925926">
                <text:p>0.22054842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733611111111">
                <text:p>0.22073361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918796296296">
                <text:p>0.22091879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103981481481">
                <text:p>0.22110398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289166666667">
                <text:p>0.22128916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474351851852">
                <text:p>0.22147435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659537037037">
                <text:p>0.22165953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844722222222">
                <text:p>0.22184472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029895833333">
                <text:p>0.22202989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215092592593">
                <text:p>0.22221509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400277777778">
                <text:p>0.22240027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585462962963">
                <text:p>0.22258546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770648148148">
                <text:p>0.22277064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955833333333">
                <text:p>0.22295583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3141018518518">
                <text:p>0.223141018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3326203703704">
                <text:p>0.22332620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3511388888889">
                <text:p>0.22351138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36965625">
                <text:p>0.22369656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3881759259259">
                <text:p>0.22388175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4066944444444">
                <text:p>0.22406694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425212962963">
                <text:p>0.224252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4437314814815">
                <text:p>0.22443731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4622488425926">
                <text:p>0.22462248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4807685185185">
                <text:p>0.22480768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499287037037">
                <text:p>0.224992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5178055555555">
                <text:p>0.22517805555555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5363240740741">
                <text:p>0.22536324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5548425925926">
                <text:p>0.22554842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5733611111111">
                <text:p>0.22573361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5918796296296">
                <text:p>0.22591879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6103981481481">
                <text:p>0.22610398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6289166666667">
                <text:p>0.22628916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6474351851852">
                <text:p>0.22647435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6659537037037">
                <text:p>0.22665953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6844722222222">
                <text:p>0.22684472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7029907407407">
                <text:p>0.22702990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7215092592593">
                <text:p>0.22721509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7400277777778">
                <text:p>0.22740027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7585462962963">
                <text:p>0.22758546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7770648148148">
                <text:p>0.22777064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7955833333333">
                <text:p>0.22795583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8141018518519">
                <text:p>0.228141018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8326203703704">
                <text:p>0.22832620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8511388888889">
                <text:p>0.22851138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8696574074074">
                <text:p>0.22869657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8881759259259">
                <text:p>0.22888175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9066944444444">
                <text:p>0.22906694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925212962963">
                <text:p>0.229252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9437314814815">
                <text:p>0.22943731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96225">
                <text:p>0.22962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9807685185185">
                <text:p>0.22980768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999287037037">
                <text:p>0.229992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0178055555556">
                <text:p>0.23017805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0363240740741">
                <text:p>0.23036324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0548425925926">
                <text:p>0.23054842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0733611111111">
                <text:p>0.23073361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0918796296296">
                <text:p>0.23091879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1103981481481">
                <text:p>0.23110398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1289166666667">
                <text:p>0.23128916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1474351851852">
                <text:p>0.23147435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1659537037037">
                <text:p>0.23165953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1844722222222">
                <text:p>0.23184472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2029907407407">
                <text:p>0.23202990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2215092592593">
                <text:p>0.23221509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2400277777778">
                <text:p>0.23240027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2585462962963">
                <text:p>0.23258546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2770648148148">
                <text:p>0.23277064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2955833333333">
                <text:p>0.23295583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3141018518518">
                <text:p>0.233141018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332619212963">
                <text:p>0.23332619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3511388888889">
                <text:p>0.23351138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3696574074074">
                <text:p>0.23369657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3881759259259">
                <text:p>0.23388175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4066944444444">
                <text:p>0.23406694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425212962963">
                <text:p>0.234252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4437314814815">
                <text:p>0.23443731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46225">
                <text:p>0.23462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4807685185185">
                <text:p>0.23480768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499287037037">
                <text:p>0.234992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5178055555555">
                <text:p>0.23517805555555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5363240740741">
                <text:p>0.23536324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5548425925926">
                <text:p>0.23554842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5733611111111">
                <text:p>0.23573361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5918796296296">
                <text:p>0.23591879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6103981481481">
                <text:p>0.23610398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6289166666667">
                <text:p>0.23628916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6474351851852">
                <text:p>0.23647435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6659537037037">
                <text:p>0.23665953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6844722222222">
                <text:p>0.23684472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7029907407407">
                <text:p>0.23702990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7215092592593">
                <text:p>0.23721509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7400277777778">
                <text:p>0.23740027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7585462962963">
                <text:p>0.23758546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7770648148148">
                <text:p>0.23777064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7955833333333">
                <text:p>0.23795583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8141018518518">
                <text:p>0.238141018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832619212963">
                <text:p>0.23832619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8511388888889">
                <text:p>0.23851138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8696574074074">
                <text:p>0.23869657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8881759259259">
                <text:p>0.23888175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9066944444444">
                <text:p>0.23906694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925212962963">
                <text:p>0.239252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9437314814815">
                <text:p>0.23943731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96225">
                <text:p>0.23962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9807685185185">
                <text:p>0.23980768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999287037037">
                <text:p>0.239992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0178055555556">
                <text:p>0.24017805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0363240740741">
                <text:p>0.24036324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0548425925926">
                <text:p>0.24054842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0733611111111">
                <text:p>0.24073361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0918796296296">
                <text:p>0.24091879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1103981481481">
                <text:p>0.24110398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1289166666667">
                <text:p>0.24128916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1474351851852">
                <text:p>0.24147435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1659537037037">
                <text:p>0.2416595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1844722222222">
                <text:p>0.24184472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2029907407407">
                <text:p>0.24202990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2215092592593">
                <text:p>0.2422150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2400277777778">
                <text:p>0.24240027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2585462962963">
                <text:p>0.2425854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2770648148148">
                <text:p>0.24277064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2955833333333">
                <text:p>0.24295583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3141018518518">
                <text:p>0.243141018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3326203703704">
                <text:p>0.24332620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3511388888889">
                <text:p>0.24351138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3696574074074">
                <text:p>0.24369657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3881759259259">
                <text:p>0.24388175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4066944444444">
                <text:p>0.24406694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425212962963">
                <text:p>0.244252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4437314814815">
                <text:p>0.24443731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46225">
                <text:p>0.24462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4807685185185">
                <text:p>0.24480768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499287037037">
                <text:p>0.244992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5178055555556">
                <text:p>0.24517805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5363240740741">
                <text:p>0.2453632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5548425925926">
                <text:p>0.24554842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5733611111111">
                <text:p>0.24573361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5918796296296">
                <text:p>0.24591879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6103981481481">
                <text:p>0.24610398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6289166666667">
                <text:p>0.24628916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6474351851852">
                <text:p>0.24647435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6659537037037">
                <text:p>0.2466595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6844722222222">
                <text:p>0.24684472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7029907407407">
                <text:p>0.24702990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7215092592593">
                <text:p>0.2472150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7400277777778">
                <text:p>0.24740027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7585462962963">
                <text:p>0.2475854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7770648148148">
                <text:p>0.24777064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7955833333333">
                <text:p>0.24795583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8141018518518">
                <text:p>0.248141018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8326203703704">
                <text:p>0.24832620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8511388888889">
                <text:p>0.24851138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8696574074074">
                <text:p>0.24869657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8881759259259">
                <text:p>0.24888175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9066944444444">
                <text:p>0.24906694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925212962963">
                <text:p>0.249252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9437314814815">
                <text:p>0.24943731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96225">
                <text:p>0.24962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9807685185185">
                <text:p>0.24980768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999287037037">
                <text:p>0.249992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0178055555556">
                <text:p>0.25017805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0363240740741">
                <text:p>0.2503632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0548425925926">
                <text:p>0.25054842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0733611111111">
                <text:p>0.25073361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0918796296296">
                <text:p>0.25091879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1103981481481">
                <text:p>0.25110398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1289166666667">
                <text:p>0.25128916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1474351851852">
                <text:p>0.25147435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1659537037037">
                <text:p>0.25165953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1844722222222">
                <text:p>0.25184472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2029907407407">
                <text:p>0.25202990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2215092592593">
                <text:p>0.2522150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2400277777778">
                <text:p>0.25240027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2585462962963">
                <text:p>0.2525854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2770648148148">
                <text:p>0.25277064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2955833333333">
                <text:p>0.25295583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3141018518518">
                <text:p>0.253141018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3326203703704">
                <text:p>0.25332620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3511388888889">
                <text:p>0.25351138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3696574074074">
                <text:p>0.25369657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3881759259259">
                <text:p>0.25388175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4066944444444">
                <text:p>0.25406694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425212962963">
                <text:p>0.254252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4437314814815">
                <text:p>0.25443731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46225">
                <text:p>0.25462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4807685185185">
                <text:p>0.25480768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499287037037">
                <text:p>0.254992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5178055555556">
                <text:p>0.25517805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5363240740741">
                <text:p>0.25536324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5548425925926">
                <text:p>0.25554842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5733611111111">
                <text:p>0.25573361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5918796296296">
                <text:p>0.25591879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6103981481481">
                <text:p>0.25610398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6289166666667">
                <text:p>0.25628916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6474351851852">
                <text:p>0.25647435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6659537037037">
                <text:p>0.25665953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6844722222222">
                <text:p>0.25684472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7029907407407">
                <text:p>0.25702990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7215092592593">
                <text:p>0.25721509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7400277777778">
                <text:p>0.25740027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7585462962963">
                <text:p>0.25758546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7770648148148">
                <text:p>0.25777064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7955833333333">
                <text:p>0.25795583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8141018518518">
                <text:p>0.258141018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8326203703704">
                <text:p>0.25832620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8511388888889">
                <text:p>0.25851138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8696574074074">
                <text:p>0.25869657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8881759259259">
                <text:p>0.25888175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9066944444444">
                <text:p>0.25906694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925212962963">
                <text:p>0.259252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9437314814815">
                <text:p>0.25943731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96225">
                <text:p>0.25962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9807685185185">
                <text:p>0.25980768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999287037037">
                <text:p>0.259992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0178055555555">
                <text:p>0.26017805555555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0363240740741">
                <text:p>0.26036324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0548425925926">
                <text:p>0.26054842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0733611111111">
                <text:p>0.26073361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0918796296296">
                <text:p>0.26091879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1103981481481">
                <text:p>0.26110398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1289166666667">
                <text:p>0.26128916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1474351851852">
                <text:p>0.26147435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1659537037037">
                <text:p>0.26165953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1844722222222">
                <text:p>0.26184472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2029907407407">
                <text:p>0.26202990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2215092592593">
                <text:p>0.26221509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2400277777778">
                <text:p>0.26240027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2585462962963">
                <text:p>0.26258546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2770648148148">
                <text:p>0.26277064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2955833333333">
                <text:p>0.26295583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3141018518518">
                <text:p>0.263141018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3326203703704">
                <text:p>0.26332620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3511388888889">
                <text:p>0.26351138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3696574074074">
                <text:p>0.26369657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3881759259259">
                <text:p>0.26388175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406693287037">
                <text:p>0.264066932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425212962963">
                <text:p>0.264252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4437314814815">
                <text:p>0.26443731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46225">
                <text:p>0.26462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4807685185185">
                <text:p>0.26480768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499287037037">
                <text:p>0.264992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5178055555555">
                <text:p>0.26517805555555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5363240740741">
                <text:p>0.26536324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5548425925926">
                <text:p>0.26554842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5733611111111">
                <text:p>0.26573361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5918796296296">
                <text:p>0.26591879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6103981481481">
                <text:p>0.26610398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6289166666667">
                <text:p>0.26628916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6474351851852">
                <text:p>0.266474351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6659537037037">
                <text:p>0.26665953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6844722222222">
                <text:p>0.266844722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7029907407407">
                <text:p>0.267029907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7215092592593">
                <text:p>0.267215092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7400277777778">
                <text:p>0.26740027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7585462962963">
                <text:p>0.26758546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7770648148148">
                <text:p>0.267770648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7955833333333">
                <text:p>0.26795583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8141018518518">
                <text:p>0.2681410185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8326203703704">
                <text:p>0.268326203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8511388888889">
                <text:p>0.268511388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8696574074074">
                <text:p>0.268696574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8881759259259">
                <text:p>0.268881759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9066944444444">
                <text:p>0.269066944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925212962963">
                <text:p>0.2692521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9437314814815">
                <text:p>0.269437314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96225">
                <text:p>0.26962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9807685185185">
                <text:p>0.269807685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999287037037">
                <text:p>0.2699928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0178055555556">
                <text:p>0.270178055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0363240740741">
                <text:p>0.270363240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0548425925926">
                <text:p>0.27054842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0733611111111">
                <text:p>0.270733611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0918796296296">
                <text:p>0.270918796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1103981481481">
                <text:p>0.271103981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1289166666667">
                <text:p>0.27128916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1474351851852">
                <text:p>0.271474351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1659537037037">
                <text:p>0.27165953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1844722222222">
                <text:p>0.271844722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2029907407407">
                <text:p>0.272029907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2215092592593">
                <text:p>0.272215092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2400277777778">
                <text:p>0.27240027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2585462962963">
                <text:p>0.27258546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2770648148148">
                <text:p>0.272770648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2955833333333">
                <text:p>0.27295583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3141018518518">
                <text:p>0.27314101851851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3326203703704">
                <text:p>0.273326203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3511388888889">
                <text:p>0.273511388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3696574074074">
                <text:p>0.273696574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3881759259259">
                <text:p>0.273881759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4066944444444">
                <text:p>0.274066944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425212962963">
                <text:p>0.27425212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4437314814815">
                <text:p>0.274437314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46225">
                <text:p>0.274622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4807685185185">
                <text:p>0.274807685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499287037037">
                <text:p>0.27499287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5178055555555">
                <text:p>0.27517805555555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5363240740741">
                <text:p>0.275363240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5548425925926">
                <text:p>0.275548425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5733611111111">
                <text:p>0.275733611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5918796296296">
                <text:p>0.275918796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6103981481481">
                <text:p>0.2761039814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6289166666667">
                <text:p>0.2762891666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6474351851852">
                <text:p>0.276474351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6659537037037">
                <text:p>0.276659537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6844722222222">
                <text:p>0.2768447222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7029907407407">
                <text:p>0.277029907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7215092592593">
                <text:p>0.277215092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7400277777778">
                <text:p>0.2774002777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7585462962963">
                <text:p>0.277585462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7770648148148">
                <text:p>0.277770648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7955833333333">
                <text:p>0.277955833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8141018518519">
                <text:p>0.27814101851851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8326203703704">
                <text:p>0.278326203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8511388888889">
                <text:p>0.278511388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8696574074074">
                <text:p>0.278696574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8881759259259">
                <text:p>0.278881759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9066944444444">
                <text:p>0.2790669444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925212962963">
                <text:p>0.27925212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9437314814815">
                <text:p>0.2794373148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96225">
                <text:p>0.279622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9807685185185">
                <text:p>0.279807685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999287037037">
                <text:p>0.27999287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0178055555556">
                <text:p>0.2801780555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0363240740741">
                <text:p>0.280363240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0548425925926">
                <text:p>0.280548425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0733611111111">
                <text:p>0.280733611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0918796296296">
                <text:p>0.280918796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1103969907407">
                <text:p>0.2811039699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1289166666667">
                <text:p>0.2812891666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1474351851852">
                <text:p>0.281474351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1659537037037">
                <text:p>0.281659537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1844722222222">
                <text:p>0.2818447222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2029907407407">
                <text:p>0.282029907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2215092592593">
                <text:p>0.282215092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2400277777778">
                <text:p>0.2824002777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2585462962963">
                <text:p>0.282585462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2770648148148">
                <text:p>0.282770648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2955833333333">
                <text:p>0.282955833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3141018518518">
                <text:p>0.28314101851851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3326203703704">
                <text:p>0.283326203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3511388888889">
                <text:p>0.283511388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3696574074074">
                <text:p>0.283696574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3881759259259">
                <text:p>0.283881759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4066944444444">
                <text:p>0.284066944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425212962963">
                <text:p>0.2842521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4437314814815">
                <text:p>0.284437314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46225">
                <text:p>0.28462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4807685185185">
                <text:p>0.284807685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499287037037">
                <text:p>0.2849928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5178055555556">
                <text:p>0.285178055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5363240740741">
                <text:p>0.285363240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5548425925926">
                <text:p>0.285548425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5733611111111">
                <text:p>0.285733611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5918796296296">
                <text:p>0.285918796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6103981481481">
                <text:p>0.286103981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6289166666667">
                <text:p>0.286289166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6474351851852">
                <text:p>0.286474351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6659537037037">
                <text:p>0.28665953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6844722222222">
                <text:p>0.286844722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7029907407407">
                <text:p>0.287029907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7215092592593">
                <text:p>0.287215092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7400277777778">
                <text:p>0.287400277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7585462962963">
                <text:p>0.28758546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7770648148148">
                <text:p>0.287770648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7955833333333">
                <text:p>0.287955833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8141018518518">
                <text:p>0.28814101851851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8326203703704">
                <text:p>0.288326203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8511388888889">
                <text:p>0.288511388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8696574074074">
                <text:p>0.288696574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8881759259259">
                <text:p>0.288881759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9066944444444">
                <text:p>0.2890669444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925212962963">
                <text:p>0.2892521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9437314814815">
                <text:p>0.289437314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96225">
                <text:p>0.28962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9807685185185">
                <text:p>0.2898076851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999287037037">
                <text:p>0.28999287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0178055555556">
                <text:p>0.2901780555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0363240740741">
                <text:p>0.2903632407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0548425925926">
                <text:p>0.2905484259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0733611111111">
                <text:p>0.2907336111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0918796296296">
                <text:p>0.2909187962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1103981481481">
                <text:p>0.2911039814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1289166666667">
                <text:p>0.2912891666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1474351851852">
                <text:p>0.2914743518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1659537037037">
                <text:p>0.291659537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1844722222222">
                <text:p>0.2918447222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2029907407407">
                <text:p>0.2920299074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2215092592593">
                <text:p>0.2922150925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2400277777778">
                <text:p>0.2924002777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2585462962963">
                <text:p>0.292585462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2770648148148">
                <text:p>0.2927706481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2955833333333">
                <text:p>0.2929558333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3141018518518">
                <text:p>0.29314101851851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3326203703704">
                <text:p>0.2933262037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3511388888889">
                <text:p>0.2935113888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3696574074074">
                <text:p>0.2936965740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3881759259259">
                <text:p>0.2938817592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4066944444444">
                <text:p>0.2940669444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425212962963">
                <text:p>0.29425212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4437314814815">
                <text:p>0.2944373148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46225">
                <text:p>0.294622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4807685185185">
                <text:p>0.2948076851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499287037037">
                <text:p>0.29499287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5178055555556">
                <text:p>0.2951780555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5363240740741">
                <text:p>0.2953632407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5548425925926">
                <text:p>0.2955484259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5733611111111">
                <text:p>0.2957336111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5918796296296">
                <text:p>0.2959187962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6103981481481">
                <text:p>0.2961039814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6289166666667">
                <text:p>0.2962891666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6474351851852">
                <text:p>0.2964743518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6659537037037">
                <text:p>0.296659537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6844722222222">
                <text:p>0.2968447222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7029907407407">
                <text:p>0.2970299074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7215092592593">
                <text:p>0.2972150925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7400277777778">
                <text:p>0.2974002777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7585462962963">
                <text:p>0.297585462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7770648148148">
                <text:p>0.2977706481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7955833333333">
                <text:p>0.2979558333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8141018518518">
                <text:p>0.29814101851851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8326203703704">
                <text:p>0.2983262037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8511388888889">
                <text:p>0.2985113888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8696574074074">
                <text:p>0.2986965740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8881759259259">
                <text:p>0.2988817592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9066944444444">
                <text:p>0.2990669444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925212962963">
                <text:p>0.29925212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9437314814815">
                <text:p>0.2994373148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96225">
                <text:p>0.299622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9807685185185">
                <text:p>0.2998076851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999287037037">
                <text:p>0.29999287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0178055555556">
                <text:p>0.3001780555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0363240740741">
                <text:p>0.30036324074074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0548425925926">
                <text:p>0.3005484259259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0733611111111">
                <text:p>0.3007336111111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0918796296296">
                <text:p>0.30091879629629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1103981481481">
                <text:p>0.30110398148148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1289166666667">
                <text:p>0.3012891666666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1474351851852">
                <text:p>0.30147435185185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1659537037037">
                <text:p>0.3016595370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1844722222222">
                <text:p>0.30184472222222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2029907407407">
                <text:p>0.30202990740740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2215092592593">
                <text:p>0.30221509259259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2400277777778">
                <text:p>0.30240027777777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2585462962963">
                <text:p>0.3025854629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2770648148148">
                <text:p>0.30277064814814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2955833333333">
                <text:p>0.3029558333333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3141018518518">
                <text:p>0.30314101851851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3326203703704">
                <text:p>0.30332620370370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3511388888889">
                <text:p>0.3035113888888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3696574074074">
                <text:p>0.3036965740740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3881759259259">
                <text:p>0.3038817592592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4066944444444">
                <text:p>0.3040669444444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425212962963">
                <text:p>0.304252129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4437314814815">
                <text:p>0.3044373148148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46225">
                <text:p>0.304622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4807685185185">
                <text:p>0.30480768518518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499287037037">
                <text:p>0.304992870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5178055555556">
                <text:p>0.30517805555555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5363240740741">
                <text:p>0.30536324074074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5548425925926">
                <text:p>0.30554842592592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5733611111111">
                <text:p>0.3057336111111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5918796296296">
                <text:p>0.3059187962962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6103981481481">
                <text:p>0.30610398148148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6289166666667">
                <text:p>0.30628916666666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6474351851852">
                <text:p>0.3064743518518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6659537037037">
                <text:p>0.3066595370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6844722222222">
                <text:p>0.3068447222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7029907407407">
                <text:p>0.30702990740740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7215092592593">
                <text:p>0.30721509259259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7400277777778">
                <text:p>0.3074002777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7585451388889">
                <text:p>0.30758545138888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7770648148148">
                <text:p>0.30777064814814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7955833333333">
                <text:p>0.30795583333333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8141018518518">
                <text:p>0.30814101851851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8326203703704">
                <text:p>0.30832620370370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8511388888889">
                <text:p>0.30851138888888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8696574074074">
                <text:p>0.30869657407407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8881759259259">
                <text:p>0.30888175925925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9066944444444">
                <text:p>0.30906694444444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925212962963">
                <text:p>0.309252129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9437314814815">
                <text:p>0.30943731481481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96225">
                <text:p>0.309622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9807685185185">
                <text:p>0.30980768518518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999287037037">
                <text:p>0.309992870370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10178055555556">
                <text:p>0.31017805555555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10363240740741">
                <text:p>0.31036324074074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0548425925926">
                <text:p>0.31054842592592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0733611111111">
                <text:p>0.31073361111111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0918796296296">
                <text:p>0.31091879629629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1103981481481">
                <text:p>0.31110398148148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1289166666667">
                <text:p>0.31128916666666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1474351851852">
                <text:p>0.31147435185185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1659537037037">
                <text:p>0.3116595370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1844722222222">
                <text:p>0.31184472222222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2029907407407">
                <text:p>0.31202990740740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2215092592593">
                <text:p>0.31221509259259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2400277777778">
                <text:p>0.31240027777777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2585462962963">
                <text:p>0.31258546296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2770648148148">
                <text:p>0.31277064814814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2955833333333">
                <text:p>0.31295583333333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3141018518518">
                <text:p>0.31314101851851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3326203703704">
                <text:p>0.31332620370370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3511388888889">
                <text:p>0.31351138888888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36965625">
                <text:p>0.313696562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3881759259259">
                <text:p>0.31388175925925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4066944444444">
                <text:p>0.31406694444444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425212962963">
                <text:p>0.3142521296296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4437314814815">
                <text:p>0.31443731481481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46225">
                <text:p>0.314622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4807685185185">
                <text:p>0.31480768518518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499287037037">
                <text:p>0.3149928703703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5178055555556">
                <text:p>0.31517805555555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5363240740741">
                <text:p>0.31536324074074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5548425925926">
                <text:p>0.31554842592592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5733611111111">
                <text:p>0.31573361111111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5918796296296">
                <text:p>0.31591879629629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6103981481481">
                <text:p>0.31610398148148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6289166666667">
                <text:p>0.31628916666666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6474351851852">
                <text:p>0.31647435185185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6659537037037">
                <text:p>0.31665953703703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6844722222222">
                <text:p>0.31684472222222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7029907407407">
                <text:p>0.31702990740740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7215092592593">
                <text:p>0.31721509259259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7400277777778">
                <text:p>0.31740027777777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7585462962963">
                <text:p>0.31758546296296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7770648148148">
                <text:p>0.31777064814814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7955833333333">
                <text:p>0.31795583333333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8141018518518">
                <text:p>0.31814101851851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8326203703704">
                <text:p>0.31832620370370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8511388888889">
                <text:p>0.31851138888888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8696574074074">
                <text:p>0.31869657407407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8881759259259">
                <text:p>0.31888175925925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9066944444444">
                <text:p>0.31906694444444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925212962963">
                <text:p>0.3192521296296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9437314814815">
                <text:p>0.31943731481481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96225">
                <text:p>0.319622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9807685185185">
                <text:p>0.31980768518518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999287037037">
                <text:p>0.3199928703703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20178043981481">
                <text:p>0.32017804398148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20363240740741">
                <text:p>0.32036324074074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20548425925926">
                <text:p>0.32054842592592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20733611111111">
                <text:p>0.32073361111111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20918796296296">
                <text:p>0.32091879629629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21103981481481">
                <text:p>0.32110398148148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21289166666667">
                <text:p>0.32128916666666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21474351851852">
                <text:p>0.32147435185185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21659537037037">
                <text:p>0.32165953703703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21844722222222">
                <text:p>0.32184472222222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22029907407407">
                <text:p>0.32202990740740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22215092592593">
                <text:p>0.32221509259259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22400277777778">
                <text:p>0.32240027777777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22585462962963">
                <text:p>0.32258546296296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22770648148148">
                <text:p>0.32277064814814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22955833333333">
                <text:p>0.32295583333333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23141018518518">
                <text:p>0.32314101851851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23326203703704">
                <text:p>0.32332620370370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23511388888889">
                <text:p>0.32351138888888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23696574074074">
                <text:p>0.3236965740740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23719722222222">
                <text:p>0.32371972222222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